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外国的公民，尤其是儿童的公民应离开乌克兰的临时占领领土-Irina Vereshchuk</text:span>
</text:h>
      <text:p text:style-name="P4">
作者: ['АРМІЯINFORM']</text:p>
      <text:p text:style-name="P4">
时间: 2023-06-16T10:00:00-04:00</text:p>
      <text:p text:style-name="P4">
描述: 在 - 地球上，尤其是迪蒂（Diti），我放弃了timchasovo okubovanni teritors ...与乌克兰2022年的战争，与乌克兰的最新新闻，今天与乌克兰2022年的新闻战争，乌克兰和俄罗斯和俄罗斯和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2/03/vereshhuk-3.jpg" text:style-name="Internet_20_link" text:visited-style-name="Visited_20_Internet_20_Link">
vereshhuk-3.jpg</text:a>
']</text:p>
      <text:p text:style-name="P4">
标签: ['ІРИНА ВЕРЕЩУК', 'МІНРЕІНТЕГРАЦІЇ']</text:p>
      <text:p text:style-name="P4">
类别: News</text:p>
      <!--METADATA-->
      <text:p text:style-name="P4">
<draw:frame draw:style-name="fr1" draw:name="Image2" text:anchor-type="as-char" svg:width="6.9236in" svg:height="4.615733in" draw:z-index="0">
<draw:image xlink:href="../Images/AРМІЯINFORM/2023-06-16T10-00-00-04-00/vereshhuk-3.jpg" xlink:type="simple" xlink:show="embed" xlink:actuate="onLoad" draw:mime-type="image/jpeg"/>
</draw:frame>
副总理重返社会</text:p>
      <text:p text:style-name="P4">
外国公民，尤其是儿童的公民应离开乌克兰的临时占领领土。 通过此呼吁，乌克兰伊琳娜·弗雷什丘克(Irina Irina Vereshchuk)临时占领领土的铁路副部长 - 铁路重新融入了一整域，向乌克兰电视频道之一向外国政府呼吁外国政府。</text:p>
      <text:p text:style-name="P4">
这在[消息]中说明了(https://www.kmu.gov.ua/news/iryna-vereshchuk-hromadiany-inozemnykh-derzhav-osoblyvo-dity-maiut-pokynuty-tymchasovo-okupovani-terytorii-ukrainy)政府得到了。</text:p>
      <text:p text:style-name="P4">
据她说，俄罗斯人希望将外国人，尤其是儿童用作乌克兰进攻期间的谋生。 这适用于包括克里米亚在内的所有暂时占领的领土。</text:p>
      <text:p text:style-name="P4">
“我们为这种吸引力有认真的理由。 管状尤其如此，因为俄罗斯的宣传，没有关于正在发生的事情的完整信息。 我们的军队开始进攻。 因此，请确保暂时占领地区的外国公民，尤其是在乌克兰克里米亚的外国公民，既不是：成年人也没有孩子。 因为入侵者将把它们用作现场盾牌或神圣的伤亡，”副总理总结道。</text:p>
      <text:p text:style-name="P4">
News Source: <text:a xlink:type="simple" xlink:href="https://armyinform.com.ua/2023/06/16/gromadyany-inozemnyh-derzhav-osoblyvo-dity-mayut-pokynuty-tymchasovo-okupovani-terytoriyi-ukrayiny-iryna-vereshhuk/" text:style-name="Internet_20_link" text:visited-style-name="Visited_20_Internet_20_Link">
https://armyinform.com.ua/2023/06/16/gromadyany-inozemnyh-derzhav-osoblyvo-dity-mayut-pokynuty-tymchasovo-okupovani-terytoriyi-ukrayiny-iryna-vereshhuk/</text:a>
</text:p>
      <!--NEWS-->
      <text:h text:style-name="P10" text:outline-level="1">
<text:span text:style-name="T4">
SBU警告俄罗斯特殊服务准备许多新的IPSO</text:span>
</text:h>
      <text:p text:style-name="P4">
作者: ['АРМІЯINFORM']</text:p>
      <text:p text:style-name="P4">
时间: 2023-06-16T12:00:00-04:00</text:p>
      <text:p text:style-name="P4">
描述: 对俄罗斯联邦乌克兰特殊服务的指示进行了预言……与乌克兰2022年的战争，与乌克兰的最新新闻，《新闻》与乌克兰2022年的战争，今天，乌克兰之间的战争将会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标签: ['STOPRUSSIA', 'АГРЕСІЯ РФ', 'ВІЙНА', 'ВОРОЖА ІПСО', 'ВТОРГНЕННЯ РФ', 'СЛУЖБА БЕЗПЕКИ УКРАЇНИ']</text:p>
      <text:p text:style-name="P4">
类别: News</text:p>
      <!--METADATA-->
      <text:p text:style-name="P4">
<draw:frame draw:style-name="fr1" draw:name="Image3" text:anchor-type="as-char" svg:width="6.9236in" svg:height="4.367194in" draw:z-index="0">
<draw:image xlink:href="../Images/AРМІЯINFORM/2023-06-16T12-00-00-04-00/a8879da467f5ef3186c59aa101cecbce_id76321_1300x820_141_650x410.jpg" xlink:type="simple" xlink:show="embed" xlink:actuate="onLoad" draw:mime-type="image/jpeg"/>
</draw:frame>
说明性照片</text:p>
      <text:p text:style-name="P4">
关于乌克兰国防和安全部队的代表，俄罗斯联邦的特殊服务准备挑衅。 在反情报期间揭示了SBU的此类数据。</text:p>
      <text:p text:style-name="P4">
关于这个<text:a xlink:type="simple" xlink:href="https://t.me/SBUkr/8654" text:style-name="Internet_20_link" text:visited-style-name="Visited_20_Internet_20_Link">
被引用</text:a>
在乌克兰特别服务的报告中。</text:p>
      <text:p text:style-name="P4">
特别是，根据运营数据，俄罗斯联邦计划的5 FSB服务的员工A系列应包括关于乌克兰政治家所谓的俄罗斯公民身份的错误信息，国防与安全及其德国人的领导作为其他官员。</text:p>
      <text:p text:style-name="P4">
“合理性”和假货的证据基础，除其他外，应提供：</text:p>
      <ul>
        <li>
FSB进入俄罗斯记录联合会的州登记册，据称必须确认敌对特殊服务的版本； *乌克兰政治家的文件和国防军代表的伪造。</li>
      </ul>
      <text:p text:style-name="P4">
根据运营数据，乌克兰信息领域的敌对IPSO的实施开始计划在不久的将来。</text:p>
      <text:p text:style-name="P4">
在战场上没有成功，敌人通过任何方法寻求破坏乌克兰士兵在前沿的心理和情感状态，并破坏对国家的信心的稳定。</text:p>
      <text:p text:style-name="P4">
我们敦促乌克兰媒体的代表批评这种“轰动性”信息。 SBU系统地监视所有这些操纵，暴露并延迟克里姆林宫特工，他们故意从内部帮助敌人。 我们一起为乌克兰的胜利而共同努力!</text:p>
      <text:p text:style-name="P4">
News Source: <text:a xlink:type="simple" xlink:href="https://armyinform.com.ua/2023/06/16/sbu-poperedzhaye-pro-pidgotovku-nyzky-novyh-ipso-rosijskymy-speczsluzhbamy/" text:style-name="Internet_20_link" text:visited-style-name="Visited_20_Internet_20_Link">
https://armyinform.com.ua/2023/06/16/sbu-poperedzhaye-pro-pidgotovku-nyzky-novyh-ipso-rosijskymy-speczsluzhbamy/</text:a>
</text:p>
      <!--NEWS-->
      <text:h text:style-name="P10" text:outline-level="1">
<text:span text:style-name="T4">
白天，乌克兰国防军的航空对敌人造成了13次跳动</text:span>
</text:h>
      <text:p text:style-name="P4">
作者: ['АРМІЯINFORM']</text:p>
      <text:p text:style-name="P4">
时间: 2023-06-16T14:00:00-04:00</text:p>
      <text:p text:style-name="P4">
描述: 关于乌克兰兹布林部队总部总部的工作。 在...与乌克兰2022年的战争，与乌克兰的最新新闻，与乌克兰的新闻战争，2022年的最后一场战争，今天的最后一次战争，乌克兰和俄罗斯之间的战争以及俄罗斯之间的战争以及2022年与乌克兰的战争将是将在不久的将来与乌克兰发生战争，说，与乌克兰的战争，今天的乌克兰新闻，乌克兰新闻，乌克兰媒体在俄罗斯</text:p>
      <text:p text:style-name="P4">
图片: ['<text:a xlink:type="simple" xlink:href="https://armyinform.com.ua/wp-content/uploads/2023/02/avicziya_udar-e1680493056934.jpg" text:style-name="Internet_20_link" text:visited-style-name="Visited_20_Internet_20_Link">
avicziya_udar-e1680493056934.jpg</text:a>
']</text:p>
      <text:p text:style-name="P4">
标签: ['STOPRUSSIA', 'АГРЕСІЯ РФ', 'ВІЙНА', 'ВТОРГНЕННЯ РФ', 'ВТРАТИ ВОРОГА', 'ГЕНЕРАЛЬНИЙ ШТАБ ЗС УКРАЇНИ', 'ОПЕРАТИВНА ІНФОРМАЦІЯ']</text:p>
      <text:p text:style-name="P4">
类别: News</text:p>
      <!--METADATA-->
      <text:p text:style-name="P4">
<draw:frame draw:style-name="fr1" draw:name="Image4" text:anchor-type="as-char" svg:width="6.9236in" svg:height="4.658699in" draw:z-index="0">
<draw:image xlink:href="../Images/AРМІЯINFORM/2023-06-16T14-00-00-04-00/avicziya_udar-e1680493056934.jpg" xlink:type="simple" xlink:show="embed" xlink:actuate="onLoad" draw:mime-type="image/jpeg"/>
</draw:frame>
说明性照片<text:span text:style-name="T4">
🔥俄罗斯入侵的情况</text:span>
</text:p>
      <text:p text:style-name="P4">
这在[消息]中说明了(https://www.facebook.com/GeneralStaff.ua/posts/pfbid0dPywGa4GNEVU4faKyy664STksZCcNbnqSooW5FYSejZEHfcaKNk1sn45gg9QbzEUl)乌克兰武装部队的总参谋部。</text:p>
      <text:p text:style-name="P4">
该报告还指出，白天有20种伊朗冲击刀片“ SHAHD-131/136”被摧毁。 此外，我们的捍卫者摧毁了“ Orlan-10”的Blyserative战术水平，另外3架侦察无人机。</text:p>
      <text:p text:style-name="P4">
乌克兰武装部队的总人员指出，关于失去敌人的信息一直保持一致。</text:p>
      <text:p text:style-name="P4">
News Source: <text:a xlink:type="simple" xlink:href="https://armyinform.com.ua/2023/06/16/aviacziya-syl-oborony-ukrayiny-protyagom-doby-zavdala-13-udariv-po-vorogu/" text:style-name="Internet_20_link" text:visited-style-name="Visited_20_Internet_20_Link">
https://armyinform.com.ua/2023/06/16/aviacziya-syl-oborony-ukrayiny-protyagom-doby-zavdala-13-udariv-po-vorogu/</text:a>
</text:p>
      <!--NEWS-->
      <text:h text:style-name="P10" text:outline-level="1">
<text:span text:style-name="T4">
我们的艺术袭击了人员和敌方军事设备的四个重点</text:span>
</text:h>
      <text:p text:style-name="P4">
作者: ['АРМІЯINFORM']</text:p>
      <text:p text:style-name="P4">
时间: 2023-06-16T16:00:00-04:00</text:p>
      <text:p text:style-name="P4">
描述: YAK乌克兰Zbroyni部队的总部，rakters withk的Pidrodrodile ...与乌克兰2022年的战争，与乌克兰的最新消息，今天与乌克兰的新闻，今天与乌克兰2022年的新闻战争，乌克兰和俄罗斯之间的战争将发生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arta.jpg" text:style-name="Internet_20_link" text:visited-style-name="Visited_20_Internet_20_Link">
arta.jpg</text:a>
']</text:p>
      <text:p text:style-name="P4">
标签: ['STOPRUSSIA', 'АГРЕСІЯ РФ', 'ВТОРГНЕННЯ РФ', 'ГШ ЗСУ']</text:p>
      <text:p text:style-name="P4">
类别: News</text:p>
      <!--METADATA-->
      <text:p text:style-name="P4">
<draw:frame draw:style-name="fr1" draw:name="Image5" text:anchor-type="as-char" svg:width="6.9236in" svg:height="2.993015in" draw:z-index="0">
<draw:image xlink:href="../Images/AРМІЯINFORM/2023-06-16T16-00-00-04-00/arta.jpg" xlink:type="simple" xlink:show="embed" xlink:actuate="onLoad" draw:mime-type="image/jpeg"/>
</draw:frame>
<text:span text:style-name="T4">
🔥俄罗斯入侵的情况</text:span>
</text:p>
      <text:p text:style-name="P4">
如<text:a xlink:type="simple" xlink:href="https://www.facebook.com/GeneralStaff.ua/posts/pfbid0dPywGa4GNEVU4faKyy664STksZCcNbnqSooW5FYSejZEHfcaKNk1sn45gg9QbzEUl" text:style-name="Internet_20_link" text:visited-style-name="Visited_20_Internet_20_Link">
报告</text:a>
乌克兰武装部队，最后一天的导弹和炮兵部队的总人员受到2个管理要点，防空导弹综合体的影响。</text:p>
      <text:p text:style-name="P4">
News Source: <text:a xlink:type="simple" xlink:href="https://armyinform.com.ua/2023/06/16/nasha-arta-urazyla-chotyry-rajony-zoseredzhennya-osobovogo-skladu-ta-vijskovoyi-tehniky-protyvnyka/" text:style-name="Internet_20_link" text:visited-style-name="Visited_20_Internet_20_Link">
https://armyinform.com.ua/2023/06/16/nasha-arta-urazyla-chotyry-rajony-zoseredzhennya-osobovogo-skladu-ta-vijskovoyi-tehniky-protyvnyka/</text:a>
</text:p>
      <!--NEWS-->
      <text:h text:style-name="P10" text:outline-level="1">
<text:span text:style-name="T4">
三天内320死亡 - 拦截gur</text:span>
</text:h>
      <text:p text:style-name="P4">
作者: ['АРМІЯINFORM']</text:p>
      <text:p text:style-name="P4">
时间: 2023-06-16T18:00:00-04:00</text:p>
      <text:p text:style-name="P4">
描述: https://youtu.be/nzvm8rzk2eu?t=55戈洛夫纳由rosveski国防管理...与乌克兰2022年的战争，与乌克兰的最新新闻，今天与乌克兰2022年的新闻战争，今天，乌克兰与乌克兰之间的战争将在乌克兰和乌克兰之间发生战争，俄罗斯，俄罗斯和俄罗斯在2022年与乌克兰的战争将在不久的时间里与乌克兰发生战争，与乌克兰的战争，与乌克兰的战争，今天的乌克兰新闻，乌克兰的新闻，乌克兰媒体在俄罗斯的乌克兰新闻</text:p>
      <text:p text:style-name="P4">
图片: []</text:p>
      <text:p text:style-name="P4">
标签: ['ГОЛОВНЕ УПРАВЛІННЯ РОЗВІДКИ МО УКРАЇНИ', 'ГУР ПЕРЕХОПЛЕННЯ']</text:p>
      <text:p text:style-name="P4">
类别: News</text:p>
      <!--METADATA-->
      <text:p text:style-name="P4">
乌克兰国防部情报局主要局<text:a xlink:type="simple" xlink:href="https://gur.gov.ua/content/esly-koroche-chyo-to-pomozhesh-pokhoronysh-prosto-za-try-dnia-320-chelovek.html" text:style-name="Internet_20_link" text:visited-style-name="Visited_20_Internet_20_Link">
公开</text:a>
对谈话的新拦截，俄罗斯占领者告诉他的熟人有关单位环境的损失。</text:p>
      <text:p text:style-name="P4">
“我在河口下，已经很长时间了，我们是“竖琴”和“浇水”，”俄罗斯人抱怨。</text:p>
      <text:p text:style-name="P4">
他还补充说，在这种情况下，他将需要埋葬。 他的对话者明白他的情绪如此消极。</text:p>
      <text:p text:style-name="P4">
“你看到，三天后320人(被杀 - 埃德。). Ну а там може і більше,я не знаю, кажу приблизно. У мене бронежилет, як решето», — додав окупант.</text:p>
      <text:p text:style-name="P4">
News Source: <text:a xlink:type="simple" xlink:href="https://armyinform.com.ua/2023/06/16/za-try-dni-320-zagyblyh-perehoplennya-gur/" text:style-name="Internet_20_link" text:visited-style-name="Visited_20_Internet_20_Link">
https://armyinform.com.ua/2023/06/16/za-try-dni-320-zagyblyh-perehoplennya-gur/</text:a>
</text:p>
      <!--NEWS-->
      <text:h text:style-name="P10" text:outline-level="1">
<text:span text:style-name="T4">
夜间乌克兰捍卫者在Mykolaiv地区摧毁了两个“ Shahas”</text:span>
</text:h>
      <text:p text:style-name="P4">
作者: ['АРМІЯINFORM']</text:p>
      <text:p text:style-name="P4">
时间: 2023-06-16T20:00:00-04:00</text:p>
      <text:p text:style-name="P4">
描述: Unoch 16 Chervnya obapovitryan捍卫ZSU ZSU的SSU，两次伊朗冲击...与乌克兰2022年的战争，与乌克兰的最新新闻，今天与乌克兰的新闻战争，今天与乌克兰2022年的新闻战争，乌克兰和俄罗斯之间的战争将是一场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2/11/shah.jpg" text:style-name="Internet_20_link" text:visited-style-name="Visited_20_Internet_20_Link">
shah.jpg</text:a>
']</text:p>
      <text:p text:style-name="P4">
标签: ['SHAHED-136/131', 'БПЛА', 'БПЛА ZALA', 'КОМАНДУВАННЯ ПОВІТРЯНИХ СИЛ ЗСУ', 'ЛАНЦЕТ', 'МИКОЛАЇВЩИНА', 'ОРЛАН-10', 'ОРЛАН-30']</text:p>
      <text:p text:style-name="P4">
类别: News</text:p>
      <!--METADATA-->
      <text:p text:style-name="P4">
<draw:frame draw:style-name="fr1" draw:name="Image6" text:anchor-type="as-char" svg:width="6.9236in" svg:height="3.89773in" draw:z-index="0">
<draw:image xlink:href="../Images/AРМІЯINFORM/2023-06-16T20-00-00-04-00/shah.jpg" xlink:type="simple" xlink:show="embed" xlink:actuate="onLoad" draw:mime-type="image/jpeg"/>
</draw:frame>
说明性照片</text:p>
      <text:p text:style-name="P4">
6月16日晚上，空军空军对武装部队的防守摧毁了尼古拉耶夫地区南部方向的两种冲击无人机SHAHD-136/131。</text:p>
      <text:p text:style-name="P4">
关于它<text:a xlink:type="simple" xlink:href="https://t.me/kpszsu/2570" text:style-name="Internet_20_link" text:visited-style-name="Visited_20_Internet_20_Link">
报告</text:a>
武装部队的空军。</text:p>
      <text:p text:style-name="P4">
同样在最后一天，天空的捍卫者摧毁了敌人冲击无人机“ Lancet”，“ Orlan-10”，“ Orlan-30”，“ Zala”和一种未安装类型的无人机。</text:p>
      <text:p text:style-name="P4">
6月15日的最后一天，空军航空在俄罗斯占领部队的职位上最多进行了十个集体庇护所。</text:p>
      <text:p text:style-name="P4">
News Source: <text:a xlink:type="simple" xlink:href="https://armyinform.com.ua/2023/06/16/ukrayinski-zahysnyky-unochi-znyshhyly-dva-shahedy-nad-mykolayivshhynoyu/" text:style-name="Internet_20_link" text:visited-style-name="Visited_20_Internet_20_Link">
https://armyinform.com.ua/2023/06/16/ukrayinski-zahysnyky-unochi-znyshhyly-dva-shahedy-nad-mykolayivshhynoyu/</text:a>
</text:p>
      <!--NEWS-->
      <text:h text:style-name="P10" text:outline-level="1">
<text:span text:style-name="T4">
OVT制造商是否在45天内是真实的，以便从国防部的公差处获得</text:span>
</text:h>
      <text:p text:style-name="P4">
作者: ['Євген Проворний']</text:p>
      <text:p text:style-name="P4">
时间: 2023-06-16T22:00:00-04:00</text:p>
      <text:p text:style-name="P4">
描述: 军队是关于Ilnovatysky出口YakiMaє的加速器的ROSPOVESDATI ...与乌克兰2022年的战争，与乌克兰的最新新闻，今天与乌克兰2022年的新闻战争，今天与乌克兰的新闻战争，乌克兰和俄罗斯之间的战争将是一场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6/1-53.jpg" text:style-name="Internet_20_link" text:visited-style-name="Visited_20_Internet_20_Link">
1-53.jpg</text:a>
']</text:p>
      <text:p text:style-name="P4">
标签: ['ВТОРГНЕННЯ РФ', 'ОВТ', 'ОЗБРОЄННЯ']</text:p>
      <text:p text:style-name="P4">
类别: News</text:p>
      <!--METADATA-->
      <text:p text:style-name="P4">
<draw:frame draw:style-name="fr1" draw:name="Image7" text:anchor-type="as-char" svg:width="6.9236in" svg:height="4.615733in" draw:z-index="0">
<draw:image xlink:href="../Images/AРМІЯINFORM/2023-06-16T22-00-00-04-00/1-53.jpg" xlink:type="simple" xlink:show="embed" xlink:actuate="onLoad" draw:mime-type="image/jpeg"/>
</draw:frame>
<text:span text:style-name="T5">
军队继续</text:span>
 <text:a xlink:type="simple" xlink:href="https://armyinform.com.ua/2023/06/11/gavrylov-rozpoviv-shho-take-akselerator-minoborony/" text:style-name="Internet_20_link" text:visited-style-name="Visited_20_Internet_20_Link">
<text:span text:style-name="T5">
告诉</text:span>
</text:a>
<text:span text:style-name="T5">
po _ _axeller _ _创新开发</text:span>
 _ <text:span text:style-name="T5">
 _ </text:span>
，旨在加速国防部的过程，特别是在实施新技术解决方案方面。 在我们的一部出版物中，我们_ <text:a xlink:type="simple" xlink:href="https://armyinform.com.ua/2023/06/09/45-dniv-zamist-2-rokiv-vidteper-novitni-tehnologiyi-zaprovadzhuvatymut-u-zsu-znachno-shvydshe/" text:style-name="Internet_20_link" text:visited-style-name="Visited_20_Internet_20_Link">
<text:span text:style-name="T5">
报告</text:span>
</text:a>
_，有两个企业已经通过了所有阶段 - 从禁令到操作 - 一个半月!这是加速器团队宣布的这样的术语。 也就是说，如果企业在球体和军事设备中具有“成熟”的发展，并希望Vskskh使用该开发项目，那么现在整个过程将不需要几年，而只需45天。</text:p>
      <text:p text:style-name="P4">
通讯员决定与这20个企业中的一家交谈，并在如此短的时间内检查是否真的有可能。 同意谈论制造商的Zarmiyainform代表，后者已经向部队提供了Shock uak__ phoenix 03重型UCAV。</text:p>
      <text:h text:style-name="P12" text:outline-level="3">
<text:span text:style-name="T4">
<text:span text:style-name="T4">
“实际工作始于十月的最后几天。 12月，我们从客户那里得到了公鸡” </text:span>
</text:span>
</text:h>
      <ul>
        <li>
去年3月，我们开始制作我们无人机的原型。 决赛于2022年夏天完成。 同时，在无人机军队的主持下，我们的发展向国防部的垃圾填补。 他们已经展示了我们的无人机如何管理轻型装甲设备和空中目标。 十月，国防部代表参加了会议。 他们向我们的军队表达了无人机的需求。 从我们公司的那一刻起，国防部的塔维·托里安(Tavi Taurian)设备的武器的开发就伴随着国防部的武器的发展，并称为制造商阿纳托利(Anatoly)的代表。</li>
      </ul>
      <text:p text:style-name="P4">
随后，他的公司转移到了THTH DRON国防部。他确认加速器宣布通过企业45天(公司)入学开发的整个程序是非常真实的：</text:p>
      <ul>
        <li>
根据我的经验，我要说的是，大多数时候可以从开始与国防部合作的制造商那里，准备必要的毒性包装。</li>
      </ul>
      <text:h text:style-name="P12" text:outline-level="3">
<text:span text:style-name="T4">
<text:span text:style-name="T4">
与Mow Country的商务专家数量合作时，Tri Fult </text:span>
</text:span>
</text:h>
      <text:p text:style-name="P4">
阿纳托利回忆说，在与国防部合作的决定之前，他的公司已经生产了数百起这样的无人机。</text:p>
      <ul>
        <li>
一些单元长期以来通过我们的无人机使用VSI。 因此，正如他们所说，我们的团队和无人机是“成熟的”。 在申请国防部后，我们在申请国防部的专业代表办公室被绘画：他们在整个过程中应该遵循什么。大约有20个阶段。 制造商说，我们已经在一开始就清楚地表达了有关它们的问题，专家解释了我们所有人，提供了要填写的文件样本。</li>
      </ul>
      <text:p text:style-name="P4">
他指出，在与DSSZZI签订合同时，他的公司有10名员工：</text:p>
      <ul>
        <li>
在与国防部签订合同时 - 两倍。 现在，由于与乌克兰乌克兰建立了完善的合作，预兆已经增加了三遍。 这使得将每架无人机的价值降低30％成为可能。 因为我们由于计划的购买量而组织了从组件供应商的最佳物流路线。 这是该州的资金大量节省。</li>
      </ul>
      <text:p text:style-name="P4">
Anatoly指定他的公司现在有一个私人投资者。</text:p>
      <ul>
        <li>
当然，这有助于向无人机购买组件的问题。 该公司代表说，顺便说一句，伊文文夫人是由最终消费者带给我们的 - 那些被授予的军队超出了我们的无人机。</li>
      </ul>
      <text:p text:style-name="P4">
他指出，无人机的生产开始照顾大规模的入侵。</text:p>
      <ul>
        <li>
我们已经对此案有所了解 - 我们的同事和我通过电影制作工作与囚犯建立了关系。</li>
      </ul>
      <text:p text:style-name="P4">
Anatoly补充说，他们的设计是无人机Kamikadze。 艾伦(Allen)对我们的军事企业的要求还使弹药排放的无聊。<text:span text:style-name="T5">
photo作者</text:span>
</text:p>
      <text:p text:style-name="P4">
News Source: <text:a xlink:type="simple" xlink:href="https://armyinform.com.ua/2023/06/16/chy-realno-vyrobnyku-ovt-za-45-dniv-otrymaty-vid-minoborony-dopusk-do-ekspluatacziyi/" text:style-name="Internet_20_link" text:visited-style-name="Visited_20_Internet_20_Link">
https://armyinform.com.ua/2023/06/16/chy-realno-vyrobnyku-ovt-za-45-dniv-otrymaty-vid-minoborony-dopusk-do-ekspluatacziyi/</text:a>
</text:p>
      <!--NEWS-->
      <text:h text:style-name="P10" text:outline-level="1">
<text:span text:style-name="T4">
与基辅领土辩护战斗机统一的会议在协调总部举行</text:span>
</text:h>
      <text:p text:style-name="P4">
作者: ['АРМІЯINFORM']</text:p>
      <text:p text:style-name="P4">
时间: 2023-06-16T2:00:00-04:00</text:p>
      <text:p text:style-name="P4">
描述: 在pliziykhi vidpovilily上，统治力量的司令官的指挥官……与乌克兰2022的战争，与乌克兰的最新新闻，与乌克兰的新闻，与乌克兰2022的最新新闻进行战争，乌克兰和乌克兰之间的战争将会发生，乌克兰之间的战争将会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z1678801384a237i.jpg" text:style-name="Internet_20_link" text:visited-style-name="Visited_20_Internet_20_Link">
z1678801384a237i.jpg</text:a>
', '<text:a xlink:type="simple" xlink:href="https://armyinform.com.ua/wp-content/uploads/2023/06/photo_5790762280890249377_w.jpg" text:style-name="Internet_20_link" text:visited-style-name="Visited_20_Internet_20_Link">
photo_5790762280890249377_w.jpg</text:a>
']</text:p>
      <text:p text:style-name="P4">
标签: ['STOPRUSSIA', 'АГРЕСІЯ РФ', 'ВТОРГНЕННЯ РФ', 'КООРДИНАЦІЙНИЙ ШТАБ З ПИТАНЬ ПОВОДЖЕННЯ З ВІЙСЬКОВОПОЛОНЕНИМИ', 'ТЕРИТОРІАЛЬНА ОБОРОНА ЗС УКРАЇНИ']</text:p>
      <text:p text:style-name="P4">
类别: News</text:p>
      <!--METADATA-->
      <text:p text:style-name="P4">
<draw:frame draw:style-name="fr1" draw:name="Image8" text:anchor-type="as-char" svg:width="6.9236in" svg:height="4.312067in" draw:z-index="0">
<draw:image xlink:href="../Images/AРМІЯINFORM/2023-06-16T2-00-00-04-00/z1678801384a237i.jpg" xlink:type="simple" xlink:show="embed" xlink:actuate="onLoad" draw:mime-type="image/jpeg"/>
</draw:frame>
总部的代表和乌克兰武装部队的Silterritorial防御的指挥作出了问题。</text:p>
      <text:p text:style-name="P4">
关于这一点，有关战俘管理的协调总部<text:a xlink:type="simple" xlink:href="https://t.me/Koord_shtab/1244" text:style-name="Internet_20_link" text:visited-style-name="Visited_20_Internet_20_Link">
报告</text:a>
在他的官方电报频道中。</text:p>
      <text:p text:style-name="P4">
工作人员代表回忆说，军事部门在战斗场上消失并确定会计类别后进行服务 - 例如，缺失了。 一些人还宣布了领土中央建筑群和社会支持，他又报告了家庭。 警报可以在找到任何丢失的数据时宣布总部。</text:p>
      <text:p text:style-name="P4">
<draw:frame draw:style-name="fr1" draw:name="Image9" text:anchor-type="as-char" svg:width="6.9236in" svg:height="4.615733in" draw:z-index="0">
<draw:image xlink:href="../Images/AРМІЯINFORM/2023-06-16T2-00-00-04-00/photo_5790762280890249377_w.jpg" xlink:type="simple" xlink:show="embed" xlink:actuate="onLoad" draw:mime-type="image/jpeg"/>
</draw:frame>
TRO司令部代表说：“如果情况允许，那么军人将夺走死者的尸体。” “但是在这里保护他人而不增加损失的数量很重要。”</text:p>
      <text:p text:style-name="P4">
特洛伊代表还强调，除了通过红十字国际委员会的确认之外，会计类别“丢失”可能会在几种情况下发生变化：DNA与死者的样本，法院承认死亡，庇护所从庇护所中获得囚禁的回报，如果战斗机藏在So称为的灰色区域或名称中。</text:p>
      <text:p text:style-name="P4">
News Source: <text:a xlink:type="simple" xlink:href="https://armyinform.com.ua/2023/06/16/u-koordynaczijnomu-shtabi-vidbulasya-zustrich-z-obyednannyam-rodyn-bijcziv-terytorialnoyi-oborony-kyyeva/" text:style-name="Internet_20_link" text:visited-style-name="Visited_20_Internet_20_Link">
https://armyinform.com.ua/2023/06/16/u-koordynaczijnomu-shtabi-vidbulasya-zustrich-z-obyednannyam-rodyn-bijcziv-terytorialnoyi-oborony-kyyeva/</text:a>
</text:p>
      <!--NEWS-->
      <text:h text:style-name="P10" text:outline-level="1">
<text:span text:style-name="T4">
Igor Klimenko与乌克兰Bridget Bridk后果的美国大使与美国大使的非凡和全体属性讨论</text:span>
</text:h>
      <text:p text:style-name="P4">
作者: ['АРМІЯINFORM']</text:p>
      <text:p text:style-name="P4">
时间: 2023-06-16T4:00:00-04:00</text:p>
      <text:p text:style-name="P4">
描述: 关于likvisdats的总部仪式。 非常...与乌克兰2022年的战争，与乌克兰的战争是今天的最新消息，与乌克兰2022年的新闻战是今天的最后一场新闻，乌克兰和俄罗斯之间以及俄罗斯之间的战争以及2022年与乌克兰的战争时是否是，他们会在不久的将来与乌克兰发动战争</text:p>
      <text:p text:style-name="P4">
图片: ['<text:a xlink:type="simple" xlink:href="https://armyinform.com.ua/wp-content/uploads/2023/06/mceu-70417217231686831148652.jpg" text:style-name="Internet_20_link" text:visited-style-name="Visited_20_Internet_20_Link">
mceu-70417217231686831148652.jpg</text:a>
']</text:p>
      <text:p text:style-name="P4">
标签: ['STOPRUSSIA', 'АГРЕСІЯ РФ', 'ВІЙНА', 'ІГОР КЛИМЕНКО', 'СВІТ ПІДТРИМУЄ УКРАЇНУ', 'США']</text:p>
      <text:p text:style-name="P4">
类别: News</text:p>
      <!--METADATA-->
      <text:p text:style-name="P4">
<draw:frame draw:style-name="fr1" draw:name="Image10" text:anchor-type="as-char" svg:width="6.9236in" svg:height="4.615733in" draw:z-index="0">
<draw:image xlink:href="../Images/AРМІЯINFORM/2023-06-16T4-00-00-04-00/mceu-70417217231686831148652.jpg" xlink:type="simple" xlink:show="embed" xlink:actuate="onLoad" draw:mime-type="image/jpeg"/>
</draw:frame>
关于它<text:a xlink:type="simple" xlink:href="https://t.me/shtab_kakhovska_hes/796" text:style-name="Internet_20_link" text:visited-style-name="Visited_20_Internet_20_Link">
报告</text:a>
消除Kakhovskaya水力发电站后果的总部。</text:p>
      <text:p text:style-name="P4">
该部门的负责人说，目前存在着从卡科夫卡水力发电站的机器摊位泄漏的问题，该机器正在朝着黑海的方向移动。 需要额外的设备，试剂和专家来消除后果。</text:p>
      <text:p text:style-name="P4">
此外，只有在Dnipropetrovsk中，大约有16.7万人仍在战争中。 朝这个方向上的第一个任务是从Dniep​​er从水中钻出其他井。</text:p>
      <text:p text:style-name="P4">
反过来，美国驻乌克兰大使表示，这在俄罗斯的另一项恐怖主义法案中非常愤慨 - 卡科夫卡水力发电站的破坏。 她强调，华盛顿将尽一切努力，以便乌克兰能够迅速付出这些后果。</text:p>
      <text:p text:style-name="P4">
News Source: <text:a xlink:type="simple" xlink:href="https://armyinform.com.ua/2023/06/16/igor-klymenko-obgovoryv-z-nadzvychajnym-i-povnovazhnym-poslom-ssha-v-ukrayini-bridzhyt-brink-naslidky-pidryvu-okupantamy-kahovskoyi-ges/" text:style-name="Internet_20_link" text:visited-style-name="Visited_20_Internet_20_Link">
https://armyinform.com.ua/2023/06/16/igor-klymenko-obgovoryv-z-nadzvychajnym-i-povnovazhnym-poslom-ssha-v-ukrayini-bridzhyt-brink-naslidky-pidryvu-okupantamy-kahovskoyi-ges/</text:a>
</text:p>
      <!--NEWS-->
      <text:h text:style-name="P10" text:outline-level="1">
<text:span text:style-name="T4">
俄罗斯黑客试图在计算机紧急情况下抹黑政府响应小组CERT-UA</text:span>
</text:h>
      <text:p text:style-name="P4">
作者: ['АРМІЯINFORM']</text:p>
      <text:p text:style-name="P4">
时间: 2023-06-16T51:00:00-04:00</text:p>
      <text:p text:style-name="P4">
描述: 罗西斯克（Rosiesk）的克贝特林主义，我对乡村地区的结构很强大，可以进行……与乌克兰2022年的战争，与乌克兰与乌克兰的最新新闻，与乌克兰的新闻战争，与乌克兰的新闻战争2022，这是今天的最后战争，会有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6/site000324.png" text:style-name="Internet_20_link" text:visited-style-name="Visited_20_Internet_20_Link">
site000324.png</text:a>
']</text:p>
      <text:p text:style-name="P4">
标签: ["ДЕРЖАВНА СЛУЖБА СПЕЦІАЛЬНОГО ЗВ'ЯЗКУ ТА ЗАХИСТУ ІНФОРМАЦІЇ УКРАЇНИ", 'КІБЕРБЕЗПЕКА']</text:p>
      <text:p text:style-name="P4">
类别: News</text:p>
      <!--METADATA-->
      <text:p text:style-name="P4">
<draw:frame draw:style-name="fr1" draw:name="Image11" text:anchor-type="as-char" svg:width="6.9236in" svg:height="5.204239in" draw:z-index="0">
<draw:image xlink:href="../Images/AРМІЯINFORM/2023-06-16T51-00-00-04-00/site000324.png" xlink:type="simple" xlink:show="embed" xlink:actuate="onLoad" draw:mime-type="image/png"/>
</draw:frame>
俄罗斯网络恐怖分子与侵略者国家的力量有关，继续使用网络攻击，包括作为混合动力的组成部分，将其与信息和心理操作相结合。</text:p>
      <text:p text:style-name="P4">
这在[消息]中说明了(https://cip.gov.ua/ua/news/rosiiski-khakeri-namagayutsya-diskredituvati-uryadovu-komandu-reaguvannya-na-komp-yuterni-nadzvichaini-podiyi-cert-ua)特殊传播和保护乌克兰信息的国家服务。</text:p>
      <text:p text:style-name="P4">
特别是，袭击者据称代表乌克兰国家公共电视台和广播公司董事会发出虚假的虚构声明。 据称是关于缺乏任何帮助<text:a xlink:type="simple" xlink:href="https://cert.gov.ua/" text:style-name="Internet_20_link" text:visited-style-name="Visited_20_Internet_20_Link">
cert-ua</text:a>
在保护公共坦克的信息资源时，团队专家消除了后果并调查了可能发生的网络犯罪，该网络遇难于6月14日在公众的信息和通信系统中发生。</text:p>
      <text:p text:style-name="P4">
我们通知您，威胁现在已经进行了本地化。 专家<text:a xlink:type="simple" xlink:href="https://cert.gov.ua/" text:style-name="Internet_20_link" text:visited-style-name="Visited_20_Internet_20_Link">
CERT-UA</text:a>
附属于事件。 该事件的检查细节将在稍后发布。</text:p>
      <text:p text:style-name="P4">
这不再是首次抹黑[cert-ua]的尝试(https://cert.gov.ua/)，根据唯一的克里姆林宫情景制作。 早些时候，攻击者从一位报告媒体的记者的折衷记录中说明了一个转移的信息和通信系统的细分，攻击者发表了校长的虚假评论，在那里他们还传播了有关字母顺序的不可靠信息。 该信息分布在与Sandworm组相关的电报中。</text:p>
      <text:p text:style-name="P4">
News Source: <text:a xlink:type="simple" xlink:href="https://armyinform.com.ua/2023/06/16/rosijski-hakery-namagayutsya-dyskredytuvaty-uryadovu-komandu-reaguvannya-na-kompyuterni-nadzvychajni-podiyi-cert-ua/" text:style-name="Internet_20_link" text:visited-style-name="Visited_20_Internet_20_Link">
https://armyinform.com.ua/2023/06/16/rosijski-hakery-namagayutsya-dyskredytuvaty-uryadovu-komandu-reaguvannya-na-kompyuterni-nadzvychajni-podiyi-cert-ua/</text:a>
</text:p>
      <!--NEWS-->
      <text:h text:style-name="P10" text:outline-level="1">
<text:span text:style-name="T4">
据报道，据报道了赫森地区的SO宣传“媒体”的怀疑，该地区促进了该地区融入俄罗斯联邦</text:span>
</text:h>
      <text:p text:style-name="P4">
作者: ['АРМІЯINFORM']</text:p>
      <text:p text:style-name="P4">
时间: 2023-06-16T53:00:00-04:00</text:p>
      <text:p text:style-name="P4">
描述: 在丹妮（Daniye）的背后，蒂姆奇（Timchi）的pid小时付了赫尔森·普里斯里瓦纳（Kherson Pisdozryvana）进入...与乌克兰2022年的战争，与乌克兰的最新新闻，《今日新闻》，《与乌克兰的新闻战》今天上次与乌克兰的新闻战，乌克兰和俄罗斯之间以及俄罗斯之间以及乌克兰之间的战争，当在不久的将来，是否会与乌克兰进行战争，与乌克兰的战争，今天的乌克兰新闻，乌克兰新闻在俄罗斯的乌克兰新闻</text:p>
      <text:p text:style-name="P4">
图片: ['<text:a xlink:type="simple" xlink:href="https://armyinform.com.ua/wp-content/uploads/2023/06/1-135-prokuratura.jpg" text:style-name="Internet_20_link" text:visited-style-name="Visited_20_Internet_20_Link">
1-135-prokuratura.jpg</text:a>
']</text:p>
      <text:p text:style-name="P4">
标签: ['STOPRUSSIA', 'АГРЕСІЯ РФ', 'ВІЙНА', 'КОЛАБОРАЦІЙНА ДІЯЛЬНІСТЬ', 'ОФІС ГЕНЕРАЛЬНОГО ПРОКУРОРА УКРАЇНИ']</text:p>
      <text:p text:style-name="P4">
类别: News</text:p>
      <!--METADATA-->
      <text:p text:style-name="P4">
<draw:frame draw:style-name="fr1" draw:name="Image12" text:anchor-type="as-char" svg:width="6.9236in" svg:height="3.762973in" draw:z-index="0">
<draw:image xlink:href="../Images/AРМІЯINFORM/2023-06-16T53-00-00-04-00/1-135-prokuratura.jpg" xlink:type="simple" xlink:show="embed" xlink:actuate="onLoad" draw:mime-type="image/jpeg"/>
</draw:frame>
根据调查，根据占领当局创建的Tavriya电视和广播公司，疑似的Ventivilado媒体学校临时职业期间。 为了促进俄罗斯世界，女孩采访了侵略者国家的依恋。</text:p>
      <text:p text:style-name="P4">
关于它<text:a xlink:type="simple" xlink:href="https://www.gp.gov.ua/ua/posts/povidomleno-pro-pidozru-tak-zvanii-mediinici-z-xersonshhini-yaka-propaguvala-integraciyu-regionu-do-rf" text:style-name="Internet_20_link" text:visited-style-name="Visited_20_Internet_20_Link">
报告</text:a>
乌克兰检察长办公室。</text:p>
      <text:p text:style-name="P4">
此外，在接受俄罗斯记者联盟的证书后，接受了占领国媒体的采访，在该媒体上公开支持俄罗斯联邦的融合。</text:p>
      <text:p text:style-name="P4">
审前调查是由科尔森地区州紧急部门的霍尔森地区管理部门的调查人员进行的。</text:p>
      <text:p text:style-name="P4">
注意：根据艺术。 62乌克兰宪法是一个​​人被认为是不请求犯罪的人，并且在法律上证明其内gui并被法院起诉确立后，不能受到刑事惩罚。</text:p>
      <text:p text:style-name="P4">
News Source: <text:a xlink:type="simple" xlink:href="https://armyinform.com.ua/2023/06/16/povidomleno-pro-pidozru-tak-zvanij-medijnyczi-z-hersonshhyny-yaka-propaguvala-integracziyu-regionu-do-rf/" text:style-name="Internet_20_link" text:visited-style-name="Visited_20_Internet_20_Link">
https://armyinform.com.ua/2023/06/16/povidomleno-pro-pidozru-tak-zvanij-medijnyczi-z-hersonshhyny-yaka-propaguvala-integracziyu-regionu-do-rf/</text:a>
</text:p>
      <!--NEWS-->
      <text:h text:style-name="P10" text:outline-level="1">
<text:span text:style-name="T4">
在Dnipro，第一个资深开发中心在乌克兰开设了</text:span>
</text:h>
      <text:p text:style-name="P4">
作者: ['АРМІЯINFORM']</text:p>
      <text:p text:style-name="P4">
时间: 2023-06-16T55:00:00-04:00</text:p>
      <text:p text:style-name="P4">
描述: 在Misti dnipro vidkrithent上，Veteransky Basi的Rospit Center ...与乌克兰2022年的战争，与乌克兰与乌克兰的最新新闻战争，与乌克兰的新闻战争，乌克兰2022年，今天的最后一个将在乌克兰与俄罗斯之间以及俄罗斯和俄罗斯之间的战争，当与乌克兰的战争将是不久的</text:p>
      <text:p text:style-name="P4">
图片: ['<text:a xlink:type="simple" xlink:href="https://armyinform.com.ua/wp-content/uploads/2023/06/b3202c3f-4e8c-4254-bd78-1f92e25cf170.jpg" text:style-name="Internet_20_link" text:visited-style-name="Visited_20_Internet_20_Link">
b3202c3f-4e8c-4254-bd78-1f92e25cf170.jpg</text:a>
', '<text:a xlink:type="simple" xlink:href="https://armyinform.com.ua/wp-content/uploads/2023/06/aa91e319-747c-45b5-b69d-b85ec155d6e1.jpg" text:style-name="Internet_20_link" text:visited-style-name="Visited_20_Internet_20_Link">
aa91e319-747c-45b5-b69d-b85ec155d6e1.jpg</text:a>
', '<text:a xlink:type="simple" xlink:href="https://armyinform.com.ua/wp-content/uploads/2023/06/3892cc4a-4888-4e45-ab65-de520e9dd807.jpg" text:style-name="Internet_20_link" text:visited-style-name="Visited_20_Internet_20_Link">
3892cc4a-4888-4e45-ab65-de520e9dd807.jpg</text:a>
']</text:p>
      <text:p text:style-name="P4">
标签: ['ДНІПРО', 'МІНВЕТЕРАНІВ', 'ЦЕНТР ВЕТЕРАНСЬКОГО РОЗВИТКУ']</text:p>
      <text:p text:style-name="P4">
类别: News</text:p>
      <!--METADATA-->
      <text:p text:style-name="P4">
<draw:frame draw:style-name="fr1" draw:name="Image13" text:anchor-type="as-char" svg:width="6.9236in" svg:height="4.609964in" draw:z-index="0">
<draw:image xlink:href="../Images/AРМІЯINFORM/2023-06-16T55-00-00-04-00/b3202c3f-4e8c-4254-bd78-1f92e25cf170.jpg" xlink:type="simple" xlink:show="embed" xlink:actuate="onLoad" draw:mime-type="image/jpeg"/>
</draw:frame>
在德尼普罗市，乌克兰的第一个资深发展中心在巴斯恩海关大学开设(Ursf). Він забезпечуватиме створеннясприятливих умов для реінтеграції ветеранів та членів їхніх сімей у суспільнежиття за допомогою розвитку професійних навичок, перекваліфікації, сприяннязайнятості ветеранів та підготовки майбутніх помічників ветеранів.</text:p>
      <text:p text:style-name="P4">
Про це йдеться у <text:a xlink:type="simple" xlink:href="https://mva.gov.ua/ua/news/u-dnipri-yuliya-laputina-vidkrila-pershij-v-ukrayini-centr-veteranskogo-rozvitku" text:style-name="Internet_20_link" text:visited-style-name="Visited_20_Internet_20_Link">
повідомленні</text:a>
乌克兰退伍军人事务部。</text:p>
      <text:p text:style-name="P4">
退伍军人发展中心的建立是退伍军人部的一个项目，旨在实施2023  -  2024年的活动计划，以实施到2030年的国家建设屏障空间的国家建设战略，该战略由乌克兰Elena Zelenskaya的第一夫人。</text:p>
      <text:p text:style-name="P4">
DNIEPER的开幕式由乌克兰Yulia Laputina的退伍军人参加，Dnipropetrovsk Ova Ova Ova Ova S​​ergei Lisak，乌克兰ANKA ANKA FELGUZEN的埃姆斯波共和国，UMSF Tyaster的领导层。</text:p>
      <text:p text:style-name="P4">
<draw:frame draw:style-name="fr1" draw:name="Image14" text:anchor-type="as-char" svg:width="6.9236in" svg:height="4.609964in" draw:z-index="0">
<draw:image xlink:href="../Images/AРМІЯINFORM/2023-06-16T55-00-00-04-00/aa91e319-747c-45b5-b69d-b85ec155d6e1.jpg" xlink:type="simple" xlink:show="embed" xlink:actuate="onLoad" draw:mime-type="image/jpeg"/>
</draw:frame>
“乌克兰的捍卫者和捍卫者是我们国家的颜色。 当他们在前线保护乌克兰时，我们必须尽力在胜利后将其重新融入社区中的公民生活中。 尤利亚·拉普蒂纳(Yulia Laputina)强调，适当的教育是成功的重要工具之一。  - 为此，我们在DNIEPER的罗利大学开设了退伍军人发展中心，该中心将成为其家庭民间教育退伍军人的平台。”</text:p>
      <text:p text:style-name="P4">
除了对退伍军人和退伍军人的教育计划外，该中心还将接受未来退伍军人助理的专业培训 - 那些将在胜利后与勇士会面的人，并且根据“同等 - 平等”的原则，将有助于保护者和捍卫者的回归矿山的负责人说，对平民生活。</text:p>
      <text:p text:style-name="P4">
<draw:frame draw:style-name="fr1" draw:name="Image15" text:anchor-type="as-char" svg:width="6.9236in" svg:height="4.609964in" draw:z-index="0">
<draw:image xlink:href="../Images/AРМІЯINFORM/2023-06-16T55-00-00-04-00/3892cc4a-4888-4e45-ab65-de520e9dd807.jpg" xlink:type="simple" xlink:show="embed" xlink:actuate="onLoad" draw:mime-type="image/jpeg"/>
</draw:frame>
“与教育和科学部一起，我们为退伍军人开发了一个培训模块。 到本月底，我们将开始招募退伍军人，并在7月已经进行了培训。”部长说。“我很高兴参加该中心的开幕式，我为我们在实施该项目的实施方面感到自豪。 德国是乌克兰与俄罗斯联邦侵略的斗争中最接近的伙伴。 我们需要加强这种合作。 这仅仅是个开始。 Anka Anka Anka Felguzen大使指出了我们合作的中心项目。</text:p>
      <text:p text:style-name="P4">
“退伍军人是没有胜利的人。 我们的任务是，从前面返回的角色将迅速而舒适地重新融入和平生活，” Dnipropetrovsk Ova ova ova ova s​​ergei lisak的负责人说。</text:p>
      <text:p text:style-name="P4">
演讲结束后，尤利娅·拉普蒂纳(Yulia Laputina(死亡)捍卫者和捍卫者。 对退伍军人的教育计划的未来参与者分享了自己对该项目的印象。 Dnipropetrovsk ova Irinagritsai副主管，教育与科学部，国际移民组织以及区域霍伦斯的代表，与部长一起访问了中央资深发展。</text:p>
      <text:p text:style-name="P4">
尤利娅·拉普蒂纳(Yulia Laputina)还参加了纪念牌匾向死者安德里·尼古拉楚克(Andriy Nikolaychuk)开放 - 少校，军事训练部老师</text:p>
      <text:p text:style-name="P4">
参考。 德尼普罗市退伍军人发展中心的建立在Dnipropetrovsk Ova，海关与金融大学，政府，国际移民组织和MHP -Public Charitabil Foundation的支持下建立。</text:p>
      <text:p text:style-name="P4">
退伍军人发展中心的主要目的是将被解雇或从兵役中解雇或解雇的人的专业融合，这些人的兵役是为祖国提供特殊服务的人，这些人的成员，受害者的家庭成员(死亡)退伍军人，家庭成员(死亡)乌克兰的捍卫者和捍卫者(接下来 - 退伍军人)前审前生活。</text:p>
      <text:p text:style-name="P4">
News Source: <text:a xlink:type="simple" xlink:href="https://armyinform.com.ua/2023/06/16/u-dnipri-vidkryto-pershyj-v-ukrayini-czentr-veteranskogo-rozvytku/" text:style-name="Internet_20_link" text:visited-style-name="Visited_20_Internet_20_Link">
https://armyinform.com.ua/2023/06/16/u-dnipri-vidkryto-pershyj-v-ukrayini-czentr-veteranskogo-rozvytku/</text:a>
</text:p>
      <!--NEWS-->
      <text:h text:style-name="P10" text:outline-level="1">
<text:span text:style-name="T4">
在过去的一天中，顿涅茨克和卢汉斯克地区发生了30多次战斗冲突</text:span>
</text:h>
      <text:p text:style-name="P4">
作者: ['АРМІЯINFORM']</text:p>
      <text:p text:style-name="P4">
时间: 2023-06-16T57:00:00-04:00</text:p>
      <text:p text:style-name="P4">
描述: 关于ZS乌克兰人的总部。  - 我的反对者是同样的...与乌克兰2022年的战争，与乌克兰的战争是今天的最新消息，今天与乌克兰2022年的新闻战争，乌克兰和俄罗斯和俄罗斯之间以及何时，当时，他们说，与乌克兰与乌克兰的战争将在不久的将来与乌克兰发生战争，他们说，今天与乌克兰的战争，今天的乌克兰新闻，乌克兰的新闻，乌克兰媒体在俄罗斯的乌克兰媒体</text:p>
      <text:p text:style-name="P4">
图片: ['<text:a xlink:type="simple" xlink:href="https://armyinform.com.ua/wp-content/uploads/2023/06/zitknennya-1.jpg" text:style-name="Internet_20_link" text:visited-style-name="Visited_20_Internet_20_Link">
zitknennya-1.jpg</text:a>
']</text:p>
      <text:p text:style-name="P4">
标签: ['STOPRUSSIA', 'АГРЕСІЯ РФ', 'ВТОРГНЕННЯ РФ', 'ГШ ЗСУ']</text:p>
      <text:p text:style-name="P4">
类别: News</text:p>
      <!--METADATA-->
      <text:p text:style-name="P4">
<draw:frame draw:style-name="fr1" draw:name="Image16" text:anchor-type="as-char" svg:width="6.9236in" svg:height="4.621503in" draw:z-index="0">
<draw:image xlink:href="../Images/AРМІЯINFORM/2023-06-16T57-00-00-04-00/zitknennya-1.jpg" xlink:type="simple" xlink:show="embed" xlink:actuate="onLoad" draw:mime-type="image/jpeg"/>
</draw:frame>
照片说明性</text:p>
      <text:p text:style-name="P4">
<text:span text:style-name="T4">
🔥俄罗斯入侵的情况</text:span>
</text:p>
      <text:p text:style-name="P4">
关于它<text:a xlink:type="simple" xlink:href="https://www.facebook.com/GeneralStaff.ua/posts/pfbid0dPywGa4GNEVU4faKyy664STksZCcNbnqSooW5FYSejZEHfcaKNk1sn45gg9QbzEUl" text:style-name="Internet_20_link" text:visited-style-name="Visited_20_Internet_20_Link">
报告</text:a>
乌克兰武装部队的总参谋部。</text:p>
      <ul>
        <li>
敌人继续将主要努力集中在利曼，巴赫穆特，阿夫迪夫和玛丽斯基的指示上 - 最后一天发生了30多次战斗碰撞，消息是 - 信息写道。</li>
      </ul>
      <text:p text:style-name="P4">
值得注意的是，在莱曼(Lyman)的方向上，在卢汉斯克(Luhansk)地区的斯特尔马奇卡(Stelmachivka)地区充满活力的进攻行动的敌人和唐内茨克地区的恩典和拉兹多利夫卡(Razdolivka)。</text:p>
      <text:p text:style-name="P4">
在白天的巴赫穆特(Bakhmut)方向上，敌人在奥里克霍沃 - 瓦西利夫卡(Orikhovo-Vasilivka)地区进行了连续的连续行动。</text:p>
      <text:p text:style-name="P4">
同时，在马林斯克的方向上，我们的后卫击退了所有反对Marinka，Krasnogorivka和Novomikhailivka地区的攻击。</text:p>
      <text:p text:style-name="P4">
News Source: <text:a xlink:type="simple" xlink:href="https://armyinform.com.ua/2023/06/16/za-mynulu-dobu-vidbulos-ponad-30-bojovyh-zitknen-v-doneczkij-ta-luganskij-oblastyah/" text:style-name="Internet_20_link" text:visited-style-name="Visited_20_Internet_20_Link">
https://armyinform.com.ua/2023/06/16/za-mynulu-dobu-vidbulos-ponad-30-bojovyh-zitknen-v-doneczkij-ta-luganskij-oblastyah/</text:a>
</text:p>
      <!--NEWS-->
      <text:h text:style-name="P10" text:outline-level="1">
<text:span text:style-name="T4">
每天敌人的损失：已消除了近600名占领者，有10个坦克和19个手工系统被摧毁</text:span>
</text:h>
      <text:p text:style-name="P4">
作者: ['АРМІЯINFORM']</text:p>
      <text:p text:style-name="P4">
时间: 2023-06-16T59:00:00-04:00</text:p>
      <text:p text:style-name="P4">
描述: Zagalni Boyov，在02/24/22到06/16/23 Orintovo成为：...与乌克兰2022的战争，与乌克兰的战争，今天与乌克兰的最新消息，今天与乌克兰的新闻战争，今天与乌克兰的新闻战争，今天与乌克兰2022年一起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6/aac0b7e4-606e-45ed-a253-8c84e1af1727-scaled.jpg" text:style-name="Internet_20_link" text:visited-style-name="Visited_20_Internet_20_Link">
aac0b7e4-606e-45ed-a253-8c84e1af1727-scaled.jpg</text:a>
']</text:p>
      <text:p text:style-name="P4">
标签: ['АГРЕСІЯ РФ', 'ВТОРГНЕННЯ РФ', 'ВТРАТИ ВОРОГА', 'ГШ ЗСУ']</text:p>
      <text:p text:style-name="P4">
类别: News</text:p>
      <!--METADATA-->
      <text:p text:style-name="P4">
<draw:frame draw:style-name="fr1" draw:name="Image17" text:anchor-type="as-char" svg:width="6.9236in" svg:height="6.981297in" draw:z-index="0">
<draw:image xlink:href="../Images/AРМІЯINFORM/2023-06-16T59-00-00-04-00/aac0b7e4-606e-45ed-a253-8c84e1af1727-scaled.jpg" xlink:type="simple" xlink:show="embed" xlink:actuate="onLoad" draw:mime-type="image/jpeg"/>
</draw:frame>
敌人从24.02.22到16.06.23的全面战斗损失将是指向的：</text:p>
      <text:p text:style-name="P4">
<text:span text:style-name="T4">
<text:span text:style-name="T5">
人员 -  </text:span>
* 218500(+590)被淘汰的人</text:span>
<text:span text:style-name="T5">
坦克 -  </text:span>
<text:span text:style-name="T5">
 3965(+10)</text:span>
<text:span text:style-name="T4">
战斗装甲车 -  </text:span>
 7683(+16)<text:span text:style-name="T4">
<text:span text:style-name="T5">
炮兵系统 -  </text:span>
<text:span text:style-name="T5">
 3812(+19)</text:span>
 </text:span>
 rszv- <text:span text:style-name="T4">
 606(+2)</text:span>
<text:span text:style-name="T5">
防空 -  </text:span>
<text:span text:style-name="T5">
 364(0)</text:span>
<text:span text:style-name="T4">
飞机 -  </text:span>
 314(0)<text:span text:style-name="T4">
<text:span text:style-name="T5">
直升机 -  </text:span>
* 301(0)</text:span>
<text:span text:style-name="T5">
无人机手术战术水平 -  </text:span>
<text:span text:style-name="T5">
 3357(+24)</text:span>
<text:span text:style-name="T4">
有翼的导弹 -  </text:span>
 1199(0)<text:span text:style-name="T4">
<text:span text:style-name="T5">
船 /船 -  </text:span>
* 18(0)</text:span>
<text:span text:style-name="T5">
汽车设备和坦克 -  </text:span>
<text:span text:style-name="T5">
 6519(+13)</text:span>
<text:span text:style-name="T4">
特殊技术 -  </text:span>
 519(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6.06.23。</text:p>
      <text:p text:style-name="P4">
News Source: <text:a xlink:type="simple" xlink:href="https://armyinform.com.ua/2023/06/16/vtraty-voroga-za-dobu-majzhe-600-okupantiv-likvidovano-znyshheno-10-tankiv-i-19-artsystem/" text:style-name="Internet_20_link" text:visited-style-name="Visited_20_Internet_20_Link">
https://armyinform.com.ua/2023/06/16/vtraty-voroga-za-dobu-majzhe-600-okupantiv-likvidovano-znyshheno-10-tankiv-i-19-artsystem/</text:a>
</text:p>
      <!--NEWS-->
      <text:h text:style-name="P10" text:outline-level="1">
<text:span text:style-name="T4">
两名来自Kherson地区的合作者被拘留，其中一个想“隐藏”国民警卫队的行列</text:span>
</text:h>
      <text:p text:style-name="P4">
作者: ['АРМІЯINFORM']</text:p>
      <text:p text:style-name="P4">
时间: 2023-06-16T6:00:00-04:00</text:p>
      <text:p text:style-name="P4">
描述: Bezpeques的服务是Brushe Kolaborandiv的National Politziya Social，Yaki被导航...与2022年与乌克兰的战争，与乌克兰的战争是今天的最新消息，这是与乌克兰2022年的新闻战争，今天将是今天的最后一场新闻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2/232191481_149444590648295_3523033550936501027_n.jpg" text:style-name="Internet_20_link" text:visited-style-name="Visited_20_Internet_20_Link">
232191481_149444590648295_3523033550936501027_n.jpg</text:a>
', '<text:a xlink:type="simple" xlink:href="https://armyinform.com.ua/wp-content/uploads/2023/06/photo_5213476735952211401_y-150x150.jpg" text:style-name="Internet_20_link" text:visited-style-name="Visited_20_Internet_20_Link">
photo_5213476735952211401_y-150x150.jpg</text:a>
', '<text:a xlink:type="simple" xlink:href="https://armyinform.com.ua/wp-content/uploads/2023/06/photo_5213476735952211400_y-150x150.jpg" text:style-name="Internet_20_link" text:visited-style-name="Visited_20_Internet_20_Link">
photo_5213476735952211400_y-150x150.jpg</text:a>
', '<text:a xlink:type="simple" xlink:href="https://armyinform.com.ua/wp-content/uploads/2023/06/photo_5213476735952211404_y-150x150.jpg" text:style-name="Internet_20_link" text:visited-style-name="Visited_20_Internet_20_Link">
photo_5213476735952211404_y-150x150.jpg</text:a>
', '<text:a xlink:type="simple" xlink:href="https://armyinform.com.ua/wp-content/uploads/2023/06/photo_5213476735952211403_y-150x150.jpg" text:style-name="Internet_20_link" text:visited-style-name="Visited_20_Internet_20_Link">
photo_5213476735952211403_y-150x150.jpg</text:a>
', '<text:a xlink:type="simple" xlink:href="https://armyinform.com.ua/wp-content/uploads/2023/06/photo_5213476735952211402_y-150x150.jpg" text:style-name="Internet_20_link" text:visited-style-name="Visited_20_Internet_20_Link">
photo_5213476735952211402_y-150x150.jpg</text:a>
']</text:p>
      <text:p text:style-name="P4">
标签: ['STOPRUSSIA', 'КОЛАБОРАЦІЙНА ДІЯЛЬНІСТЬ', 'СЛУЖБА БЕЗПЕКИ УКРАЇНИ']</text:p>
      <text:p text:style-name="P4">
类别: News</text:p>
      <!--METADATA-->
      <text:p text:style-name="P4">
<draw:frame draw:style-name="fr1" draw:name="Image18" text:anchor-type="as-char" svg:width="6.9236in" svg:height="3.555362in" draw:z-index="0">
<draw:image xlink:href="../Images/AРМІЯINFORM/2023-06-16T6-00-00-04-00/232191481_149444590648295_3523033550936501027_n.jpg" xlink:type="simple" xlink:show="embed" xlink:actuate="onLoad" draw:mime-type="image/jpeg"/>
</draw:frame>
说明性照片</text:p>
      <text:p text:style-name="P4">
安全局和国家警察拘留了另外两名合作者，他们在与霍森地区的敌人合作后能够避免正义。</text:p>
      <text:p text:style-name="P4">
这在[消息]中说明了(https://t.me/SBUkr/8661)乌克兰特殊服务。</text:p>
      <text:p text:style-name="P4">
为了“隐藏” SBU，其中一名甚至动员到劳宁卫队的人。 但是，乌克兰特殊服务部的工作人员及时宠坏了恶意者，确立了自己的位置并被拘留。</text:p>
      <text:p text:style-name="P4">
根据调查，合作者原来是霍森的两名前工人。 在城市占领期间，他们自愿为监狱侵略者工作。</text:p>
      <text:p text:style-name="P4">
<text:a xlink:type="simple" xlink:href="https://armyinform.com.ua/wp-content/uploads/2023/06/photo_5213476735952211401_y.jpg" text:style-name="Internet_20_link" text:visited-style-name="Visited_20_Internet_20_Link">
!(Images/AРМІЯINFORM/2023-06-16T6-00-00-04-00/photo_5213476735952211401_y-150x150.jpg)</text:a>
</text:p>
      <text:p text:style-name="P4">
<text:a xlink:type="simple" xlink:href="https://armyinform.com.ua/wp-content/uploads/2023/06/photo_5213476735952211400_y.jpg" text:style-name="Internet_20_link" text:visited-style-name="Visited_20_Internet_20_Link">
<draw:frame draw:style-name="fr1" draw:name="Image19" text:anchor-type="as-char" svg:width="6.9236in" svg:height="6.9236in" draw:z-index="0">
<draw:image xlink:href="../Images/AРМІЯINFORM/2023-06-16T6-00-00-04-00/photo_5213476735952211400_y-150x150.jpg" xlink:type="simple" xlink:show="embed" xlink:actuate="onLoad" draw:mime-type="image/jpeg"/>
</draw:frame>
</text:a>
</text:p>
      <text:p text:style-name="P4">
<text:a xlink:type="simple" xlink:href="https://armyinform.com.ua/wp-content/uploads/2023/06/photo_5213476735952211404_y.jpg" text:style-name="Internet_20_link" text:visited-style-name="Visited_20_Internet_20_Link">
<draw:frame draw:style-name="fr1" draw:name="Image20" text:anchor-type="as-char" svg:width="6.9236in" svg:height="6.9236in" draw:z-index="0">
<draw:image xlink:href="../Images/AРМІЯINFORM/2023-06-16T6-00-00-04-00/photo_5213476735952211404_y-150x150.jpg" xlink:type="simple" xlink:show="embed" xlink:actuate="onLoad" draw:mime-type="image/jpeg"/>
</draw:frame>
</text:a>
</text:p>
      <text:p text:style-name="P4">
<text:a xlink:type="simple" xlink:href="https://armyinform.com.ua/wp-content/uploads/2023/06/photo_5213476735952211403_y.jpg" text:style-name="Internet_20_link" text:visited-style-name="Visited_20_Internet_20_Link">
<draw:frame draw:style-name="fr1" draw:name="Image21" text:anchor-type="as-char" svg:width="6.9236in" svg:height="6.9236in" draw:z-index="0">
<draw:image xlink:href="../Images/AРМІЯINFORM/2023-06-16T6-00-00-04-00/photo_5213476735952211403_y-150x150.jpg" xlink:type="simple" xlink:show="embed" xlink:actuate="onLoad" draw:mime-type="image/jpeg"/>
</draw:frame>
</text:a>
</text:p>
      <text:p text:style-name="P4">
<text:a xlink:type="simple" xlink:href="https://armyinform.com.ua/wp-content/uploads/2023/06/photo_5213476735952211402_y.jpg" text:style-name="Internet_20_link" text:visited-style-name="Visited_20_Internet_20_Link">
<draw:frame draw:style-name="fr1" draw:name="Image22" text:anchor-type="as-char" svg:width="6.9236in" svg:height="6.9236in" draw:z-index="0">
<draw:image xlink:href="../Images/AРМІЯINFORM/2023-06-16T6-00-00-04-00/photo_5213476735952211402_y-150x150.jpg" xlink:type="simple" xlink:show="embed" xlink:actuate="onLoad" draw:mime-type="image/jpeg"/>
</draw:frame>
</text:a>
当时，他们被任命为“初级检查员”，被90号北部殖民地俘虏。 在这个机构中，种族主义者将被盗的当地居民大量保留下来，尤其是该地区抵抗运动的参与者。</text:p>
      <text:p text:style-name="P4">
两项合作者的任务是保护受害者被保留的监狱摄像机。 在赫尔森(Kherson)释放期间，袭击者去了附近的堆，他们试图躲避正义。</text:p>
      <text:p text:style-name="P4">
随后，其中一个人搬到了他的父母到Naikolaiv地区的Yuzhnoukrainsk市，从那里动员到乌克兰国民警卫队的一名军事部队。</text:p>
      <text:p text:style-name="P4">
在搜查被拘留者居住地的搜索过程中，揭示了俄罗斯联邦占领机构的“证书”和有关接收乌罗西亚卢布“薪金”的信息。</text:p>
      <text:p text:style-name="P4">
News Source: <text:a xlink:type="simple" xlink:href="https://armyinform.com.ua/2023/06/16/zatrymano-dvoh-kolaborantiv-z-hersonshhyny-odyn-z-yakyh-hotiv-shovatysya-u-lavah-naczgvardiyi/" text:style-name="Internet_20_link" text:visited-style-name="Visited_20_Internet_20_Link">
https://armyinform.com.ua/2023/06/16/zatrymano-dvoh-kolaborantiv-z-hersonshhyny-odyn-z-yakyh-hotiv-shovatysya-u-lavah-naczgvardiyi/</text:a>
</text:p>
      <!--NEWS-->
      <text:h text:style-name="P10" text:outline-level="1">
<text:span text:style-name="T4">
在超过15个月的大规模侵略中，俄罗斯损坏或摧毁了1554个医疗机构</text:span>
</text:h>
      <text:p text:style-name="P4">
作者: ['АРМІЯINFORM']</text:p>
      <text:p text:style-name="P4">
时间: 2023-06-16T8:00:00-04:00</text:p>
      <text:p text:style-name="P4">
描述: 在与乌克兰2022年与乌克兰的战争中，与乌克兰的战争是今天的最新消息，这是今天上次与乌克兰2022年的新闻战争，乌克兰和俄罗斯之间的战争是否会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photo_5422634062650129123_y.jpg" text:style-name="Internet_20_link" text:visited-style-name="Visited_20_Internet_20_Link">
photo_5422634062650129123_y.jpg</text:a>
']</text:p>
      <text:p text:style-name="P4">
标签: ['STOPRUSSIA', 'АГРЕСІЯ РФ', 'ВІЙНА', 'ВТОРГНЕННЯ РФ', 'НАСЛІДКИ ВОРОЖИХ ОБСТРІЛІВ']</text:p>
      <text:p text:style-name="P4">
类别: News</text:p>
      <!--METADATA-->
      <text:p text:style-name="P4">
<draw:frame draw:style-name="fr1" draw:name="Image23" text:anchor-type="as-char" svg:width="6.9236in" svg:height="3.894525in" draw:z-index="0">
<draw:image xlink:href="../Images/AРМІЯINFORM/2023-06-16T8-00-00-04-00/photo_5422634062650129123_y.jpg" xlink:type="simple" xlink:show="embed" xlink:actuate="onLoad" draw:mime-type="image/jpeg"/>
</draw:frame>
说明性照片</text:p>
      <text:p text:style-name="P4">
在一年多的大规模侵略中，俄罗斯军队继续针对乌克兰基础设施，引起导弹炮击并击败葬礼城市和平民。 因此，自去年2月24日以来，乌克兰领土已经损害了1370个医疗设施，已完全破坏了184个物体。(https://www.kmu.gov.ua/news/za-ponad-15-misiatsiv-povnomasshtabnoi-viiny-rosiia-poshkodyla-abo-zruinuvala-1-554-obiekty-medzakladiv)政府门户。</text:p>
      <text:p text:style-name="P4">
Kharkiv，Kherson，Donetsk，Mykolaiv和Kyiv地区的医疗基础设施遭受了最大的损失。 然而，尽管不断轰炸，乌克兰仍在继续恢复医疗机构。</text:p>
      <text:p text:style-name="P4">
特别是，截至2023年6月，医疗机构的301个设施已经完全恢复，其他332个其他物体得到了部分恢复。</text:p>
      <text:p text:style-name="P4">
与乌克兰医疗体系所面临的日常炮击和挑战相反，卫生部与合作伙伴一起，将从战争中恢复乌克兰医疗基础设施。</text:p>
      <text:p text:style-name="P4">
News Source: <text:a xlink:type="simple" xlink:href="https://armyinform.com.ua/2023/06/16/za-ponad-15-misyacziv-shyrokomasshtabnoyi-agresiyi-rosiya-poshkodyla-abo-zrujnuvala-1554-medzaklady/" text:style-name="Internet_20_link" text:visited-style-name="Visited_20_Internet_20_Link">
https://armyinform.com.ua/2023/06/16/za-ponad-15-misyacziv-shyrokomasshtabnoyi-agresiyi-rosiya-poshkodyla-abo-zrujnuvala-1554-medzaklady/</text:a>
</text:p>
      <!--NEWS-->
      <text:h text:style-name="P10" text:outline-level="1">
<text:span text:style-name="T4">
在法国西部，他们在地震后感到强烈的冲动</text:span>
</text:h>
      <text:p text:style-name="P4">
作者: Ukrinform (Person)</text:p>
      <text:p text:style-name="P4">
出版商: Укринформ (Organization)</text:p>
      <text:p text:style-name="P4">
出版时间: 2023-06-17T-12:16:00+03:00</text:p>
      <text:p text:style-name="P4">
修改时间: 2023-06-17T16:16:00+03:00</text:p>
      <text:p text:style-name="P4">
描述: 在周六的早晨，在法国西部，居民在傍晚发生的地震发生后，在地震发生后感到强烈的地下震动（余震）。  - 乌克林。</text:p>
      <text:p text:style-name="P4">
图片: ['<text:a xlink:type="simple" xlink:href="https://static.ukrinform.com/photos/2023_02/thumb_files/630_360_1675857416-430.jpg" text:style-name="Internet_20_link" text:visited-style-name="Visited_20_Internet_20_Link">
630_360_16758...</text:a>
']</text:p>
      <text:p text:style-name="P4">
标签: ['Франція', 'Стихія', 'Землетрус']</text:p>
      <text:p text:style-name="P4">
类型: Article</text:p>
      <!--METADATA-->
      <text:p text:style-name="P4">
<draw:frame draw:style-name="fr1" draw:name="Image24" text:anchor-type="as-char" svg:width="6.9236in" svg:height="3.949857in" draw:z-index="0">
<draw:image xlink:href="../Images/yкринформ/2023-06-17T-12-16-00-03-00/630_360_1675857416-430.jpg" xlink:type="simple" xlink:show="embed" xlink:actuate="onLoad" draw:mime-type="image/jpeg"/>
</draw:frame>
早晨，法国的居民感到地下动力很强(后来)前一天发生在该地区发生地震之后。</text:p>
      <text:p text:style-name="P4">
关于它报告<text:a xlink:type="simple" xlink:href="https://www.connexionfrance.com/article/French-news/Strong-aftershock-in-western-France-after-magnitude-5-earthquake" text:style-name="Internet_20_link" text:visited-style-name="Visited_20_Internet_20_Link">
连接</text:a>
，报道乌克林福姆。</text:p>
      <text:p text:style-name="P4">
据报道，Africshok是5级，他是大约4:30的最切实的隔离。</text:p>
      <text:p text:style-name="P4">
[法国]的地震超过五个(https://www.ukrinform.ua/tag-francia)后者很少在2019年在东南德罗玛(Droma)记录。</text:p>
      <text:p text:style-name="P4">
如<text:a xlink:type="simple" xlink:href="https://www.ukrinform.ua/rubric-world/3724070-u-francii-vperse-za-cotiri-roki-stavsa-potuznij-zemletrus.html" text:style-name="Internet_20_link" text:visited-style-name="Visited_20_Internet_20_Link">
报道</text:a>
在6月16日晚上，法国的很大一部分以及在巴黎首都发生了地震。在里希特(Richter)规模上达到了5.3点。 由于地震，受害者。</text:p>
      <text:p text:style-name="P4">
<text:span text:style-name="T4">
另请阅读：</text:span>
 <text:a xlink:type="simple" xlink:href="https://www.ukrinform.ua/rubric-world/3723121-na-filippinah-stavsa-potuznij-zemletrus.html" text:style-name="Internet_20_link" text:visited-style-name="Visited_20_Internet_20_Link">
在菲律宾有强大的<text:span text:style-name="T4">
地震</text:span>
</text:a>
据报道，它损坏了De-Sevre部西南部地区的建筑物。</text:p>
      <text:p text:style-name="P4">
News Source: <text:a xlink:type="simple" xlink:href="https://www.ukrinform.ua/rubric-world/3724207-na-zahodi-francii-vidculi-silnij-postovh-pisla-zemletrusu.html" text:style-name="Internet_20_link" text:visited-style-name="Visited_20_Internet_20_Link">
https://www.ukrinform.ua/rubric-world/3724207-na-zahodi-francii-vidculi-silnij-postovh-pisla-zemletrusu.html</text:a>
</text:p>
      <!--NEWS-->
      <text:h text:style-name="P10" text:outline-level="1">
<text:span text:style-name="T4">
根据球迷的说法，Sudakov成为Shakhtar的最佳球员</text:span>
</text:h>
      <text:p text:style-name="P4">
作者: Ukrinform (Person)</text:p>
      <text:p text:style-name="P4">
出版商: Укринформ (Organization)</text:p>
      <text:p text:style-name="P4">
出版时间: 2023-06-17T-13:12:19+03:00</text:p>
      <text:p text:style-name="P4">
修改时间: 2023-06-17T16:12:19+03:00</text:p>
      <text:p text:style-name="P4">
描述: Shakhtar中场球员Georgy Sudakov在2022/23赛季被公认为俱乐部的最佳球员。  - 乌克林。</text:p>
      <text:p text:style-name="P4">
图片: ['<text:a xlink:type="simple" xlink:href="https://static.ukrinform.com/photos/2023_06/thumb_files/630_360_1687007480-988.jpeg" text:style-name="Internet_20_link" text:visited-style-name="Visited_20_Internet_20_Link">
630_360_16870...</text:a>
']</text:p>
      <text:p text:style-name="P4">
标签: ['Футбол', 'Шахтар']</text:p>
      <text:p text:style-name="P4">
类型: Article</text:p>
      <!--METADATA-->
      <text:p text:style-name="P4">
<draw:frame draw:style-name="fr1" draw:name="Image25" text:anchor-type="as-char" svg:width="6.9236in" svg:height="3.956343in" draw:z-index="0">
<draw:image xlink:href="../Images/yкринформ/2023-06-17T-13-12-19-03-00/630_360_1687007480-988.jpeg" xlink:type="simple" xlink:show="embed" xlink:actuate="onLoad" draw:mime-type="image/jpeg"/>
</draw:frame>
Shakhtar中场球员Georgy Sudakov被公认为俱乐部环球2022/23的最佳球员。</text:p>
      <text:p text:style-name="P4">
据报道<text:a xlink:type="simple" xlink:href="https://shakhtar.com/uk-ua/news/2023/june/17_news/17_sudakov/" text:style-name="Internet_20_link" text:visited-style-name="Visited_20_Internet_20_Link">
新闻服务</text:a>
Shakhtar，乌克林福姆报道。</text:p>
      <text:p text:style-name="P4">
大多数粉丝都投票支持-6 533。</text:p>
      <text:p text:style-name="P4">
Sudakov领先于Anatoly Trubin(6 301)，塔拉斯·斯蒂芬科(Taras Stepanenko)(3 108)Taratema Bondarenko(1 639). Загалом у голосуванні взяв участь 17 581респондент.</text:p>
      <text:p text:style-name="P4">
В минулому сезоні Георгій відзначився 5 голами та 10 результативнимипередачами у 39 матчах.</text:p>
      <text:p text:style-name="P4">
<text:span text:style-name="T4">
Читайте також:</text:span>
 <text:a xlink:type="simple" xlink:href="https://www.ukrinform.ua/rubric-sports/3724148-cigankov-devatij-gravec-akij-zabiv-za-zbirnu-ukraini-10-i-bilse-maciv.html" text:style-name="Internet_20_link" text:visited-style-name="Visited_20_Internet_20_Link">
 Циганков - дев'ятий гравець, який забив за збірну України10 і більше м'ячів </text:a>
Shakhtar在UPL 2022/2023中报道。</text:p>
      <text:p text:style-name="P4">
照片：shakhtar.com</text:p>
      <text:p text:style-name="P4">
News Source: <text:a xlink:type="simple" xlink:href="https://www.ukrinform.ua/rubric-sports/3724206-sudakov-stav-najkrasim-gravcem-sahtara-za-versieu-fanativ.html" text:style-name="Internet_20_link" text:visited-style-name="Visited_20_Internet_20_Link">
https://www.ukrinform.ua/rubric-sports/3724206-sudakov-stav-najkrasim-gravcem-sahtara-za-versieu-fanativ.html</text:a>
</text:p>
      <!--NEWS-->
      <text:h text:style-name="P10" text:outline-level="1">
<text:span text:style-name="T4">
这位前Google首席执行官以没收的俄罗斯亿万富翁的游艇购买了</text:span>
</text:h>
      <text:p text:style-name="P4">
作者: Ukrinform (Person)</text:p>
      <text:p text:style-name="P4">
出版商: Укринформ (Organization)</text:p>
      <text:p text:style-name="P4">
出版时间: 2023-06-17T-16:03:00+03:00</text:p>
      <text:p text:style-name="P4">
修改时间: 2023-06-17T14:03:00+03:00</text:p>
      <text:p text:style-name="P4">
描述: 前Google首席执行官Google Eric Sc​​hmidt购买了Alfa Alfa和Barbud，被Alfa Nero Super Drill没收。  - 乌克林。</text:p>
      <text:p text:style-name="P4">
图片: ['<text:a xlink:type="simple" xlink:href="https://static.ukrinform.com/photos/2023_06/thumb_files/630_360_1686999292-110.png" text:style-name="Internet_20_link" text:visited-style-name="Visited_20_Internet_20_Link">
630_360_16869...</text:a>
']</text:p>
      <text:p text:style-name="P4">
标签: ['Антиросійські санкції', 'Google', 'Олігархи', 'Яхта']</text:p>
      <text:p text:style-name="P4">
类型: Article</text:p>
      <!--METADATA-->
      <text:p text:style-name="P4">
<draw:frame draw:style-name="fr1" draw:name="Image26" text:anchor-type="as-char" svg:width="6.9236in" svg:height="3.956343in" draw:z-index="0">
<draw:image xlink:href="../Images/yкринформ/2023-06-17T-16-03-00-03-00/630_360_1686999292-110.png" xlink:type="simple" xlink:show="embed" xlink:actuate="onLoad" draw:mime-type="image/png"/>
</draw:frame>
这位前Google将军埃里克·施密特(Eric Sc​​hmidt)在Alfanero Super Drill上购买了Antigua和Barbud没收的Alfanero。</text:p>
      <text:p text:style-name="P4">
正如乌克林福姆报道的那样，它报告了<text:a xlink:type="simple" xlink:href="https://www.golosameriki.com/a/former-ceo-of-google/7140899.html" text:style-name="Internet_20_link" text:visited-style-name="Visited_20_Internet_20_Link">
美国之声</text:a>
。</text:p>
      <text:p text:style-name="P4">
她以6760万美元的价格获得了施密特。</text:p>
      <text:p text:style-name="P4">
根据美国财政部的说法，该船属于俄罗斯亿万富翁亚历山大，后者属于国际<text:a xlink:type="simple" xlink:href="https://www.ukrinform.ua/tag-antirosijski-sankcii" text:style-name="Internet_20_link" text:visited-style-name="Visited_20_Internet_20_Link">
制裁</text:a>
。 他否认了。</text:p>
      <text:p text:style-name="P4">
美国当局声称，古列夫在2014年以1.2亿美元的价格购买了游艇。 他说他只是租了它。</text:p>
      <text:p text:style-name="P4">
自2022年2月起，罗西亚(Rosia)是乌克兰的全面入侵，这辆81米游艇就位于安提瓜和巴布达。 2023年3月，国家拥有的国家表示，如果找不到所有者，它将出售它。</text:p>
      <text:p text:style-name="P4">
在2022年8月底，在直布罗陀出售了受到制裁的Axiom Super Dmitry Dmitry Pumpyansky。 该船估计为7500万美元。 买方名称未命名。</text:p>
      <text:p text:style-name="P4">
63岁的Andriy Guriev是Fosagro Chemical Holding的前首席执行官。 在制裁之前，他的堡垒在实施制裁之前估计为600万美元。 进入制裁名单后，他被迫收集公司的负责人并将其转移给家庭。</text:p>
      <text:p text:style-name="P4">
<text:span text:style-name="T4">
另请阅读：</text:span>
 <text:a xlink:type="simple" xlink:href="https://www.ukrinform.ua/rubric-world/3687269-u-es-vkazuut-na-skladnist-konfiskacii-rosijskih-aktiviv.html" text:style-name="Internet_20_link" text:visited-style-name="Visited_20_Internet_20_Link">
在欧盟中指示没收俄罗斯资产的复杂性</text:a>
68岁的埃里克·施密特(Eric Sc​​hmidt)于2001  -  2011年担任Google总干事，并在苹果董事和大型IT公司的董事会中以及俄罗斯Skolkovo基金会的受托人担任。 2023年，福布斯估计他的财富为162亿美元。</text:p>
      <text:p text:style-name="P4">
如[Ukrinform]报道(https://www.ukrinform.ua/rubric-polytics/3723502-peredaca-konfiskovanih-aktiviv-rf-ukraini-zelenskij-podakuvav-senatoram-ssa.html)。</text:p>
      <text:p text:style-name="P4">
<text:span text:style-name="T5">
foto：voa</text:span>
</text:p>
      <text:p text:style-name="P4">
News Source: <text:a xlink:type="simple" xlink:href="https://www.ukrinform.ua/rubric-world/3724168-kolisnij-gendirektor-google-kupiv-konfiskovanu-ahtu-rosijskogo-milardera.html" text:style-name="Internet_20_link" text:visited-style-name="Visited_20_Internet_20_Link">
https://www.ukrinform.ua/rubric-world/3724168-kolisnij-gendirektor-google-kupiv-konfiskovanu-ahtu-rosijskogo-milardera.html</text:a>
</text:p>
      <!--NEWS-->
      <text:h text:style-name="P10" text:outline-level="1">
<text:span text:style-name="T4">
乌克兰歌曲节在利维夫举行</text:span>
</text:h>
      <text:p text:style-name="P4">
作者: Ukrinform (Person)</text:p>
      <text:p text:style-name="P4">
出版商: Укринформ (Organization)</text:p>
      <text:p text:style-name="P4">
出版时间: 2023-06-17T-1:10:00+03:00</text:p>
      <text:p text:style-name="P4">
修改时间: 2023-06-17T20:10:00+03:00</text:p>
      <text:p text:style-name="P4">
描述: 全国音乐节“乌克兰歌曲”在LVIV举行，年轻且已经著名的音乐家参加。  - 乌克林。</text:p>
      <text:p text:style-name="P4">
图片: ['<text:a xlink:type="simple" xlink:href="https://static.ukrinform.com/photos/2023_06/thumb_files/630_360_1687021825-848.jpeg" text:style-name="Internet_20_link" text:visited-style-name="Visited_20_Internet_20_Link">
630_360_16870...</text:a>
']</text:p>
      <text:p text:style-name="P4">
标签: ['Фестиваль', 'Концерт', 'Львів', 'Музика', 'Пісня']</text:p>
      <text:p text:style-name="P4">
类型: Article</text:p>
      <!--METADATA-->
      <text:p text:style-name="P4">
<draw:frame draw:style-name="fr1" draw:name="Image29" text:anchor-type="as-char" svg:width="6.9236in" svg:height="3.956343in" draw:z-index="0">
<draw:image xlink:href="../Images/yкринформ/2023-06-17T-1-10-00-03-00/630_360_1687021825-848.jpeg" xlink:type="simple" xlink:show="embed" xlink:actuate="onLoad" draw:mime-type="image/jpeg"/>
</draw:frame>
全国音乐节“乌克兰歌曲”随着年轻和知名音乐家的参与而在利维夫参加。</text:p>
      <text:p text:style-name="P4">
这是乌克利福通讯员的报道。</text:p>
      <text:p text:style-name="P4">
荧光笔将是TVORCHI乐队，今年代表乌克兰没有生产。</text:p>
      <text:p text:style-name="P4">
音乐会还将由NK，Kazka，Jerry Heil，Zlata Ognevich，Sowa，Tayanna，Anna Butkevich，Marietta，Alekseev，Arsen Mirzoyan参加。</text:p>
      <text:p text:style-name="P4">
晚上的主持人 - 歌手Olya Tsybulska和Eurovision Timur Miroshenko的不断评论员。</text:p>
      <text:p text:style-name="P4">
<text:span text:style-name="T4">
另请阅读：</text:span>
 <text:a xlink:type="simple" xlink:href="https://www.ukrinform.ua/rubric-culture/3723462-pianist-grinuk-dav-blagodijnij-koncert-u-tokio-j-zaklikav-pidtrimuvati-ukrainu.html" text:style-name="Internet_20_link" text:visited-style-name="Visited_20_Internet_20_Link">
钢琴家Hryniuk举行了慈善机构<text:span text:style-name="T4">
音乐会</text:span>
在东京大喊以支持乌克兰</text:a>
去年<text:a xlink:type="simple" xlink:href="https://www.ukrinform.ua/tag-festival" text:style-name="Internet_20_link" text:visited-style-name="Visited_20_Internet_20_Link">
节日</text:a>
“乌克兰歌曲”在波兰的Gdansk举行，但今年，组织者决定在Festrepublic领土的利维夫举行音乐活动。</text:p>
      <text:p text:style-name="P4">
<text:span text:style-name="T5">
foto：音乐会代理</text:span>
</text:p>
      <text:p text:style-name="P4">
News Source: <text:a xlink:type="simple" xlink:href="https://www.ukrinform.ua/rubric-culture/3724282-festival-ukrainska-pisna-prohodit-u-lvovi.html" text:style-name="Internet_20_link" text:visited-style-name="Visited_20_Internet_20_Link">
https://www.ukrinform.ua/rubric-culture/3724282-festival-ukrainska-pisna-prohodit-u-lvovi.html</text:a>
</text:p>
      <!--NEWS-->
      <text:h text:style-name="P10" text:outline-level="1">
<text:span text:style-name="T4">
在基辅地区，樱桃进入树上 - 驾驶员被杀，四个孩子受伤</text:span>
</text:h>
      <text:p text:style-name="P4">
作者: Ukrinform (Person)</text:p>
      <text:p text:style-name="P4">
出版商: Укринформ (Organization)</text:p>
      <text:p text:style-name="P4">
出版时间: 2023-06-17T-3:58:00+03:00</text:p>
      <text:p text:style-name="P4">
修改时间: 2023-06-17T19:58:00+03:00</text:p>
      <text:p text:style-name="P4">
描述: 由于道路事故，一名妇女在基辅地区的布罗瓦斯基地区被杀，四个孩子受伤和住院。  - 乌克林。</text:p>
      <text:p text:style-name="P4">
图片: ['<text:a xlink:type="simple" xlink:href="https://static.ukrinform.com/photos/2023_06/thumb_files/630_360_1687021058-380.jpg" text:style-name="Internet_20_link" text:visited-style-name="Visited_20_Internet_20_Link">
630_360_16870...</text:a>
']</text:p>
      <text:p text:style-name="P4">
标签: ['Діти', 'ДТП', 'Загибель', 'Київщина']</text:p>
      <text:p text:style-name="P4">
类型: Article</text:p>
      <!--METADATA-->
      <text:p text:style-name="P4">
<draw:frame draw:style-name="fr1" draw:name="Image30" text:anchor-type="as-char" svg:width="6.9236in" svg:height="3.956343in" draw:z-index="0">
<draw:image xlink:href="../Images/yкринформ/2023-06-17T-3-58-00-03-00/630_360_1687021058-380.jpg" xlink:type="simple" xlink:show="embed" xlink:actuate="onLoad" draw:mime-type="image/jpeg"/>
</draw:frame>
由于道路事故，一名妇女受伤并受伤，由于道路事故而导致道路事故滥用。</text:p>
      <text:p text:style-name="P4">
根据乌克林福姆(Ukrinform(https://t.me/andrii_nebytov/1436)。</text:p>
      <text:p text:style-name="P4">
“今天，在Veselynivka村附近，34岁的樱桃司机离开了Narozbichchya，与一棵树相撞。悲惨的一名妇女的后果<text:a xlink:type="simple" xlink:href="https://www.ukrinform.ua/tag-zagibel" text:style-name="Internet_20_link" text:visited-style-name="Visited_20_Internet_20_Link">
死了</text:a>
，四名5、11、14和15岁的乘客在医疗机构住院。”</text:p>
      <text:p text:style-name="P4">
<text:span text:style-name="T4">
另请阅读：</text:span>
 <text:a xlink:type="simple" xlink:href="https://www.ukrinform.ua/rubric-regions/3721730-na-prikarpatti-stalasa-dtp-patero-zaginublih.html" text:style-name="Internet_20_link" text:visited-style-name="Visited_20_Internet_20_Link">
在喀尔巴阡地区发生<text:span text:style-name="T4">
事故</text:span>
，五人死亡</text:a>
如[Ukrinform]报道(https://www.ukrinform.ua/rubric-regions/3723833-na-lvivsini-zitknulisa-pat-avtomobiliv-e-zertvi.html)，6月16日，在利维夫地区村附近的基辅 - 乔普高速公路上有五辆车。 事故是受害者。</text:p>
      <text:p text:style-name="P4">
News Source: <text:a xlink:type="simple" xlink:href="https://www.ukrinform.ua/rubric-regions/3724278-na-kiivsini-cherry-vihala-u-derevo-vodijka-zaginula-cetvero-ditej-travmovani.html" text:style-name="Internet_20_link" text:visited-style-name="Visited_20_Internet_20_Link">
https://www.ukrinform.ua/rubric-regions/3724278-na-kiivsini-cherry-vihala-u-derevo-vodijka-zaginula-cetvero-ditej-travmovani.html</text:a>
</text:p>
      <!--NEWS-->
      <text:h text:style-name="P10" text:outline-level="1">
<text:span text:style-name="T4">
一个气球在瑞士爆发 - 七名乘客受伤</text:span>
</text:h>
      <text:p text:style-name="P4">
作者: Ukrinform (Person)</text:p>
      <text:p text:style-name="P4">
出版商: Укринформ (Organization)</text:p>
      <text:p text:style-name="P4">
出版时间: 2023-06-17T-4:51:00+03:00</text:p>
      <text:p text:style-name="P4">
修改时间: 2023-06-17T19:51:00+03:00</text:p>
      <text:p text:style-name="P4">
描述: 气球坠毁并在瑞士爆发后，有7人被送往医院。  - 乌克林。</text:p>
      <text:p text:style-name="P4">
图片: ['<text:a xlink:type="simple" xlink:href="https://static.ukrinform.com/photos/2023_06/thumb_files/630_360_1687020685-149.jpg" text:style-name="Internet_20_link" text:visited-style-name="Visited_20_Internet_20_Link">
630_360_16870...</text:a>
']</text:p>
      <text:p text:style-name="P4">
标签: ['Аварія', 'Швейцарія', 'Повітряна куля']</text:p>
      <text:p text:style-name="P4">
类型: Article</text:p>
      <!--METADATA-->
      <text:p text:style-name="P4">
<draw:frame draw:style-name="fr1" draw:name="Image31" text:anchor-type="as-char" svg:width="6.9236in" svg:height="3.956343in" draw:z-index="0">
<draw:image xlink:href="../Images/yкринформ/2023-06-17T-4-51-00-03-00/630_360_1687020685-149.jpg" xlink:type="simple" xlink:show="embed" xlink:actuate="onLoad" draw:mime-type="image/jpeg"/>
</draw:frame>
气球在瑞士坠毁后，这七个人被送往医院。</text:p>
      <text:p text:style-name="P4">
正如Ukrinform报道的那样，它报告了<text:a xlink:type="simple" xlink:href="https://www.mirror.co.uk/news/world-news/hot-air-balloon-bursts-flames-30257864" text:style-name="Internet_20_link" text:visited-style-name="Visited_20_Internet_20_Link">
镜像</text:a>
。</text:p>
      <text:p text:style-name="P4">
该事件发生在亨嫩贝格的马滕博恩地区。</text:p>
      <text:p text:style-name="P4">
据报道，气球<text:a xlink:type="simple" xlink:href="https://www.ukrinform.ua/tag-pozeza" text:style-name="Internet_20_link" text:visited-style-name="Visited_20_Internet_20_Link">
赶上</text:a>
击倒后不久，在周六早上跌倒在地。</text:p>
      <text:p text:style-name="P4">
据警方称，警察有四名28至64岁的妇女和三名男子。</text:p>
      <text:p text:style-name="P4">
所有七名乘客都被送往医院，有两名妇女和一名男子受伤，另外四人受伤。</text:p>
      <text:p text:style-name="P4">
<text:span text:style-name="T4">
另请阅读：</text:span>
 <text:a xlink:type="simple" xlink:href="https://www.ukrinform.ua/rubric-world/3595652-u-kappadokii-nevdalo-prizemlilas-povitrana-kula-zaginuli-dvoe-turistiv.html" text:style-name="Internet_20_link" text:visited-style-name="Visited_20_Internet_20_Link">
在<text:span text:style-name="T4">
 cappadocia </text:span>
 <text:span text:style-name="T4">
失败</text:span>
 <text:span text:style-name="T4">
 </text:span>
降落<text:span text:style-name="T4">
<text:span text:style-name="T5">
* air </text:span>
* </text:span>
 <text:span text:style-name="T4">
 </text:span>
 ball <text:span text:style-name="T4">
  -  </text:span>
杀死<text:span text:style-name="T4">
 </text:span>
 <text:span text:style-name="T4">
 </text:span>
 <text:span text:style-name="T4">
两个</text:span>
 * <text:span text:style-name="T4">
 </text:span>
游客**</text:a>
据报道，由于事件的结果，一个气球在墨西哥订婚，两个人还活着。</text:p>
      <text:p text:style-name="P4">
<text:span text:style-name="T5">
foto：kapo zg</text:span>
</text:p>
      <text:p text:style-name="P4">
News Source: <text:a xlink:type="simple" xlink:href="https://www.ukrinform.ua/rubric-world/3724275-u-svejcarii-spalahnula-povitrana-kula-postrazdali-semero-pasaziriv.html" text:style-name="Internet_20_link" text:visited-style-name="Visited_20_Internet_20_Link">
https://www.ukrinform.ua/rubric-world/3724275-u-svejcarii-spalahnula-povitrana-kula-postrazdali-semero-pasaziriv.html</text:a>
</text:p>
      <!--NEWS-->
      <text:h text:style-name="P10" text:outline-level="1">
<text:span text:style-name="T4">
Kirilenko：Donetsk地区炮击的一部分是叛徒工作的结果</text:span>
</text:h>
      <text:p text:style-name="P4">
作者: Ukrinform (Person)</text:p>
      <text:p text:style-name="P4">
出版商: Укринформ (Organization)</text:p>
      <text:p text:style-name="P4">
出版时间: 2023-06-17T-5:49:13+03:00</text:p>
      <text:p text:style-name="P4">
修改时间: 2023-06-17T19:49:13+03:00</text:p>
      <text:p text:style-name="P4">
描述: 在顿涅茨克地区，合作者经常被揭示，在该地区领土上发生了一些炮击是叛徒工作的结果。  - 乌克林。</text:p>
      <text:p text:style-name="P4">
图片: ['<text:a xlink:type="simple" xlink:href="https://static.ukrinform.com/photos/2023_06/thumb_files/630_360_1687000179-632.jpg" text:style-name="Internet_20_link" text:visited-style-name="Visited_20_Internet_20_Link">
630_360_16870...</text:a>
']</text:p>
      <text:p text:style-name="P4">
标签: ['Донеччина', 'Кириленко', 'Обстріл', 'Держзрада', 'Колаборант', 'Війна з Росією']</text:p>
      <text:p text:style-name="P4">
类型: Article</text:p>
      <!--METADATA-->
      <text:p text:style-name="P4">
<draw:frame draw:style-name="fr1" draw:name="Image33" text:anchor-type="as-char" svg:width="6.9236in" svg:height="3.956343in" draw:z-index="0">
<draw:image xlink:href="../Images/yкринформ/2023-06-17T-5-49-13-03-00/630_360_1687000179-632.jpg" xlink:type="simple" xlink:show="embed" xlink:actuate="onLoad" draw:mime-type="image/jpeg"/>
</draw:frame>
不断揭示合作者，在该地区领土的某些炮击是叛徒工作的结果。</text:p>
      <text:p text:style-name="P4">
顿涅茨克地区军事管理局负责人帕维尔·基里伦科(Pavel Kirilenko)(https://www.ukrinform.ua/rubric-regions/3724163-pavlo-kirilenko-kerivnik-doneckoi-oblasnoi-vijskovoi-administracii.html)。</text:p>
      <text:p text:style-name="P4">
“我们必须看着真相并说出来。 不断找到合作者。 此类人的数量是在刑事诉讼中，只能宣布调查人员。 合作者正在并继续采取行动，其中一些<text:a xlink:type="simple" xlink:href="https://www.ukrinform.ua/tag-obstril" text:style-name="Internet_20_link" text:visited-style-name="Visited_20_Internet_20_Link">
炮击</text:a>
这是顿涅茨克地区的吉里姆(Gerrium)发生的，这是基础设施的受欢迎程度，它是俄罗斯特殊服务的贫民窟，也是叛徒工作的结果，”  - 说。</text:p>
      <text:p text:style-name="P4">
他补充说，不幸的是，敌人以一种或另一种方式仍在该地区“他们的眼睛”，乌克兰执法人员试图迅速识别。 OVA的负责人说：“这是一个机器人，根据炮击的数量，其性格，每月进行。”</text:p>
      <text:p text:style-name="P4">
<text:span text:style-name="T4">
另请阅读：</text:span>
 <text:a xlink:type="simple" xlink:href="https://www.ukrinform.ua/rubric-regions/3724138-policia-pokazala-obstrilani-naseleni-punkti-doneccini.html" text:style-name="Internet_20_link" text:visited-style-name="Visited_20_Internet_20_Link">
警方显示被解雇的定居点<text:span text:style-name="T4">
顿涅茨克地区</text:span>
</text:a>
他说，关于当局的合作者，在国家政府的结构机构中，建立了这种表现和事实。</text:p>
      <text:p text:style-name="P4">
“但是Mariupol地区有暂时占领的领土 -  Mangush Takalchytska领土社区，那里的头部主要来自PPZ的乌兹赫·乌兹布朗政党，或者他们的同事，他们是合作的，由我们国家与我们一起背叛。” 据他说，叛徒被告知缺席怀疑，审判前正在进行。</text:p>
      <text:p text:style-name="P4">
<text:span text:style-name="T4">
另请阅读：</text:span>
 <text:a xlink:type="simple" xlink:href="https://www.ukrinform.ua/rubric-economy/3722325-pidtverdzeni-zbitki-agrariiv-doneccini-vid-vtorgnenna-rf-sagaut-3-milardi-ova.html" text:style-name="Internet_20_link" text:visited-style-name="Visited_20_Internet_20_Link">
已确认的农业人物损失<text:span text:style-name="T4">
 Donetsk地区</text:span>
从入侵中，RRF的入侵达到30亿 -OVA</text:a>
</text:p>
      <text:p text:style-name="P4">
据报道，顿涅茨克地区在持续的枪击部队之下，敌人每天杀害并伤害平民，并摧毁该地区的基础设施对象。</text:p>
      <text:p text:style-name="P4">
News Source: <text:a xlink:type="simple" xlink:href="https://www.ukrinform.ua/rubric-ato/3724274-kirilenko-castina-obstriliv-doneccini-rezultat-roboti-zradnikiv.html" text:style-name="Internet_20_link" text:visited-style-name="Visited_20_Internet_20_Link">
https://www.ukrinform.ua/rubric-ato/3724274-kirilenko-castina-obstriliv-doneccini-rezultat-roboti-zradnikiv.html</text:a>
</text:p>
      <!--NEWS-->
      <text:h text:style-name="P10" text:outline-level="1">
<text:span text:style-name="T4">
入侵者在Dnipropetrovsk地区的两个地区开火</text:span>
</text:h>
      <text:p text:style-name="P4">
作者: Ukrinform (Person)</text:p>
      <text:p text:style-name="P4">
出版商: Укринформ (Organization)</text:p>
      <text:p text:style-name="P4">
出版时间: 2023-06-17T-6:45:00+03:00</text:p>
      <text:p text:style-name="P4">
修改时间: 2023-06-17T19:45:00+03:00</text:p>
      <text:p text:style-name="P4">
描述: 俄罗斯军队于下午向Dnipropetrovsk地区的Sinelnikov和Nikopol地区开火。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Дніпропетровщина', 'Обстріл', 'Війна з Росією']</text:p>
      <text:p text:style-name="P4">
类型: Article</text:p>
      <!--METADATA-->
      <text:p text:style-name="P4">
<draw:frame draw:style-name="fr1" draw:name="Image34" text:anchor-type="as-char" svg:width="6.9236in" svg:height="3.956343in" draw:z-index="0">
<draw:image xlink:href="../Images/yкринформ/2023-06-17T-6-45-00-03-00/630_360_1667124180-530.jpg" xlink:type="simple" xlink:show="embed" xlink:actuate="onLoad" draw:mime-type="image/jpeg"/>
</draw:frame>
下午，俄罗斯军队向辛内尔尼科夫和尼科波尔区开火。</text:p>
      <text:p text:style-name="P4">
关于<text:a xlink:type="simple" xlink:href="https://t.me/mykola_lukashuk/5133" text:style-name="Internet_20_link" text:visited-style-name="Visited_20_Internet_20_Link">
电报</text:a>
乌克林福姆报道，首席Properpetrovsk区域委员会Mykola Lukashuk报道。</text:p>
      <text:p text:style-name="P4">
“今天，敌人已经对该地区的社区进行了两次袭击。(https://www.ukrinform.ua/tag-obstril)Sinelnikov区。 他们袭击了大米哈伊尔社区的领土。第二次袭击是针对尼科波尔区的米尔夫斯基社区。”</text:p>
      <text:p text:style-name="P4">
根据卢卡苏克(Lukashuk)的说法，炮击没有记录任何伤亡。</text:p>
      <text:p text:style-name="P4">
<text:span text:style-name="T4">
另请阅读：</text:span>
 <text:a xlink:type="simple" xlink:href="https://www.ukrinform.ua/rubric-ato/3724220-vorog-skinuv-bombi-na-selise-kozacke-u-hersonskij-oblasti.html" text:style-name="Internet_20_link" text:visited-style-name="Visited_20_Internet_20_Link">
敌人将炸弹扔进了霍森地区的哥萨克村</text:a>
如[Ukrinform]报道(https://www.ukrinform.ua/rubric-regions/3724050-vnoci-vorog-atakuvav-nikopol-poskodzeni-budinki-ta-linia-elektroperedaci.html)，晚上，俄罗斯军队向Nikopoldpropetrovsk地区的炮兵开火。</text:p>
      <text:p text:style-name="P4">
News Source: <text:a xlink:type="simple" xlink:href="https://www.ukrinform.ua/rubric-ato/3724273-zagarbniki-obstrilali-dva-rajoni-dnipropetrovsini.html" text:style-name="Internet_20_link" text:visited-style-name="Visited_20_Internet_20_Link">
https://www.ukrinform.ua/rubric-ato/3724273-zagarbniki-obstrilali-dva-rajoni-dnipropetrovsini.html</text:a>
</text:p>
      <!--NEWS-->
      <text:h text:style-name="P10" text:outline-level="1">
<text:span text:style-name="T4">
在柏林的西部，UGCC的新田园开放了</text:span>
</text:h>
      <text:p text:style-name="P4">
作者: Ukrinform (Person)</text:p>
      <text:p text:style-name="P4">
出版商: Укринформ (Organization)</text:p>
      <text:p text:style-name="P4">
出版时间: 2023-06-17T-7:42:00+03:00</text:p>
      <text:p text:style-name="P4">
修改时间: 2023-06-17T19:42:00+03:00</text:p>
      <text:p text:style-name="P4">
描述: 在天使的教堂中，柏林西区西区的前粉红色姐妹修道院的教堂现在，当地天主教徒将在9:00在9:00在9:00举行神圣礼仪。  - 乌克林。</text:p>
      <text:p text:style-name="P4">
图片: ['<text:a xlink:type="simple" xlink:href="https://static.ukrinform.com/photos/2023_06/thumb_files/630_360_1687020089-571.jpeg" text:style-name="Internet_20_link" text:visited-style-name="Visited_20_Internet_20_Link">
630_360_16870...</text:a>
']</text:p>
      <text:p text:style-name="P4">
标签: ['Берлін', 'Церква', 'Діаспора', 'Німеччина', 'УГКЦ']</text:p>
      <text:p text:style-name="P4">
类型: Article</text:p>
      <!--METADATA-->
      <text:p text:style-name="P4">
<draw:frame draw:style-name="fr1" draw:name="Image35" text:anchor-type="as-char" svg:width="6.9236in" svg:height="3.956343in" draw:z-index="0">
<draw:image xlink:href="../Images/yкринформ/2023-06-17T-7-42-00-03-00/630_360_1687020089-571.jpeg" xlink:type="simple" xlink:show="embed" xlink:actuate="onLoad" draw:mime-type="image/jpeg"/>
</draw:frame>
在西部地区的前粉红色姐妹修道院的教堂里，当地的天主教徒现在将在每个星期日充当梦想中的礼仪。</text:p>
      <text:p text:style-name="P4">
根据乌克林福姆的说法，在[Facebook]上(https://ukrainische-kirche.eu/news/vidkryttya-novogo-ukraynskogo-greko-katolytskogo-dushpastyrstva-u-zahidnomu-berlini-380/)德国乌克兰希腊天主教会和斯堪的纳维亚半岛的统治者。</text:p>
      <text:p text:style-name="P4">
在使徒的外部，据说直到最近，圣灵姐妹的这位天主教僧侣圣灵活跃于柏林，但在2022年1月，修女被迫锁定并在2022年86年后离开他们的眼光。这座寺庙中的圣体圣事。</text:p>
      <text:p text:style-name="P4">
修道院关闭后的房屋被移交给了梵蒂冈，将成功的租赁租给了一所私立学校，该学校将在第三代冯·谢勒(von Shele)中进行(Schele学校).</text:p>
      <text:p text:style-name="P4">
Нові власники після 24 лютого 2022 року прийняли під свою опіку і дали дах надголовою понад 60-тьом нашим жінкам з дітьми, котрі втекли від війни в Україніі ще дотепер мешкають у приміщенні монастиря. Двері приватної школи, котраневдовзі прийме нових учнів є відчиненими також і для багатьох українськихдітей.</text:p>
      <text:p text:style-name="P4">
“新租户希望保留圣殿的神圣特征，作为祈祷的地方，神圣的谜团和上帝的存在。 在拜占庭仪式中，在他们的邀请和许可能力下，将在这里进行定期的日常服务。”信息写道。</text:p>
      <text:p text:style-name="P4">
使徒的外在邀请每个人在这个地方进行周日共同的祈祷，并要求圣灵帮助每个人找到圣殿的道路，在这里与基督见面并与他团结。</text:p>
      <text:p text:style-name="P4">
寺庙地址：14052柏林拜纳尔利31号。</text:p>
      <text:p text:style-name="P4">
正如乌克林福姆报道的，在匈牙利<text:a xlink:type="simple" xlink:href="https://www.ukrinform.ua/rubric-diaspora/3714421-v-ugorsini-stvorili-novu-gromadu-ukrainskoi-grekokatolickoi-cerkvi.html" text:style-name="Internet_20_link" text:visited-style-name="Visited_20_Internet_20_Link">
创建</text:a>
乌克兰希腊天主教会的新社区。</text:p>
      <text:p text:style-name="P4">
_foto：斯堪的纳维亚 / Facebook的乌克兰希腊天主教教堂的使徒外观</text:p>
      <text:p text:style-name="P4">
News Source: <text:a xlink:type="simple" xlink:href="https://www.ukrinform.ua/rubric-diaspora/3724272-na-zahodi-berlina-vidkrili-nove-duspastirstvo-ugkc.html" text:style-name="Internet_20_link" text:visited-style-name="Visited_20_Internet_20_Link">
https://www.ukrinform.ua/rubric-diaspora/3724272-na-zahodi-berlina-vidkrili-nove-duspastirstvo-ugkc.html</text:a>
</text:p>
      <!--NEWS-->
      <text:h text:style-name="P10" text:outline-level="1">
<text:span text:style-name="T4">
在Kherson，Dniep​​er级别下降到米以下</text:span>
</text:h>
      <text:p text:style-name="P4">
作者: Ukrinform (Person)</text:p>
      <text:p text:style-name="P4">
出版商: Укринформ (Organization)</text:p>
      <text:p text:style-name="P4">
出版时间: 2023-06-17T-8:40:00+03:00</text:p>
      <text:p text:style-name="P4">
修改时间: 2023-06-17T19:40:00+03:00</text:p>
      <text:p text:style-name="P4">
描述: 截至6月17日起，赫尔森邮政邮政的DNIEPER河的水位达到0.94米。  - 乌克林。</text:p>
      <text:p text:style-name="P4">
图片: ['<text:a xlink:type="simple" xlink:href="https://static.ukrinform.com/photos/2023_06/thumb_files/630_360_1686579448-436.jpg" text:style-name="Internet_20_link" text:visited-style-name="Visited_20_Internet_20_Link">
630_360_16865...</text:a>
']</text:p>
      <text:p text:style-name="P4">
标签: ['Дніпро', 'Херсон', 'Вода', 'Каховська ГЕС']</text:p>
      <text:p text:style-name="P4">
类型: Article</text:p>
      <!--METADATA-->
      <text:p text:style-name="P4">
<draw:frame draw:style-name="fr1" draw:name="Image39" text:anchor-type="as-char" svg:width="6.9236in" svg:height="3.956343in" draw:z-index="0">
<draw:image xlink:href="../Images/yкринформ/2023-06-17T-8-40-00-03-00/630_360_1686579448-436.jpg" xlink:type="simple" xlink:show="embed" xlink:actuate="onLoad" draw:mime-type="image/jpeg"/>
</draw:frame>
截至6月17日起，赫尔森邮报创建的Dniep​​er河的水平为0,94米。</text:p>
      <text:p text:style-name="P4">
根据乌克林福姆的说法，[Telegram]报告了州紧急服务。(https://t.me/dsns_telegram/17813)。</text:p>
      <text:p text:style-name="P4">
“在Dniep​​er河上，在Kherson Post的职位上观察到了水平[水]的逐渐下降。(https://www.ukrinform.ua/tag-voda)并在0.94 m“”的级别中。</text:p>
      <text:p text:style-name="P4">
根据SES的说法，截至此时，六个定居点的1004座房屋仍留在Kherson地区右岸的Kherson地区。 该地区左岸的俄罗斯人及时捕获了17个居住的朋克。</text:p>
      <text:p text:style-name="P4">
据报道，已经泵送了82座建筑物的2400万吨水。 自工作开始以来，已经泵送了413座建筑物和地窖的1万吨水，涉及68台电动泵。</text:p>
      <text:p text:style-name="P4">
总共提供了401吨水，超过360千公斤的食物和必不可少的食物。</text:p>
      <text:p text:style-name="P4">
<text:span text:style-name="T4">
另请阅读：</text:span>
 <text:a xlink:type="simple" xlink:href="https://www.ukrinform.ua/rubric-regions/3723809-naslidki-pidrivu-kahovskoi-grebli-golova-zaporizkoi-ova-rozpoviv-pro-riven-vodi-v-oblasti.html" text:style-name="Internet_20_link" text:visited-style-name="Visited_20_Internet_20_Link">
Kakhovskaya大坝的后果：Zaporizhzhia的负责人告诉有关<text:span text:style-name="T4">
级别</text:span>
 <text:span text:style-name="T4">
 </text:span>
 <text:span text:style-name="T4">
水</text:span>
</text:a>
如[Ukrinform]报道(https://www.ukrinform.ua/rubric-other_news/3718791-pidriv-rosianami-kahovskoi-ges-vsi-novini.html)，晚上，6月6日，俄罗斯军队炸毁了卡科夫卡水力发电厂的大坝，导致规模。 赫尔森地区的许多定居点都在水下。而且，洪水受伤的米科洛伊地区地区受伤。</text:p>
      <text:p text:style-name="P4">
6月6日晚餐前，卡科夫卡水电站本身几乎完全在水下。</text:p>
      <text:p text:style-name="P4">
News Source: <text:a xlink:type="simple" xlink:href="https://www.ukrinform.ua/rubric-regions/3724271-u-hersoni-riven-dnipra-sagnuv-nizce-za-metr.html" text:style-name="Internet_20_link" text:visited-style-name="Visited_20_Internet_20_Link">
https://www.ukrinform.ua/rubric-regions/3724271-u-hersoni-riven-dnipra-sagnuv-nizce-za-metr.html</text:a>
</text:p>
      <!--NEWS-->
      <text:h text:style-name="P10" text:outline-level="1">
<text:span text:style-name="T4">
欧洲奥运会：乌克兰篮球队的历史3x3</text:span>
</text:h>
      <text:p text:style-name="P4">
作者: Ukrinform (Person)</text:p>
      <text:p text:style-name="P4">
出版商: Укринформ (Organization)</text:p>
      <text:p text:style-name="P4">
出版时间: 2023-06-17T09:57:52+03:00</text:p>
      <text:p text:style-name="P4">
修改时间: 2023-06-17T09:57:52+03:00</text:p>
      <text:p text:style-name="P4">
描述: 下周，欧洲运动会-2023将在克拉科夫开始。  - 乌克林。</text:p>
      <text:p text:style-name="P4">
图片: ['<text:a xlink:type="simple" xlink:href="https://static.ukrinform.com/photos/2023_06/thumb_files/630_360_1686984394-322.jpg" text:style-name="Internet_20_link" text:visited-style-name="Visited_20_Internet_20_Link">
630_360_16869...</text:a>
']</text:p>
      <text:p text:style-name="P4">
标签: ['Баскетбол', 'Спорт', 'Збірна України', 'Європейські ігри']</text:p>
      <text:p text:style-name="P4">
类型: Article</text:p>
      <!--METADATA-->
      <text:p text:style-name="P4">
<draw:frame draw:style-name="fr1" draw:name="Image40" text:anchor-type="as-char" svg:width="6.9236in" svg:height="3.956343in" draw:z-index="0">
<draw:image xlink:href="../Images/yкринформ/2023-06-17T09-57-52-03-00/630_360_1686984394-322.jpg" xlink:type="simple" xlink:show="embed" xlink:actuate="onLoad" draw:mime-type="image/jpeg"/>
</draw:frame>
克拉科夫的Venan Week启动了欧洲运动会-2023。</text:p>
      <text:p text:style-name="P4">
这将是历史上第三场欧洲奥运会，这是他们第三次<text:a xlink:type="simple" xlink:href="https://fbu.ua/news/vropeysk-gri-2023-storya-vistupv-ukranskih-zbrnih" text:style-name="Internet_20_link" text:visited-style-name="Visited_20_Internet_20_Link">
将由篮球3x3代表</text:a>
据报道，在比赛中，第三次将扮演乌克兰女子国家队。我们的男子仅参加2019年欧洲运动会。</text:p>
      <text:p text:style-name="P4">
回想一下乌克兰国家队在3x3纳瓦拉比赛中的以前表演。</text:p>
      <text:p text:style-name="P4">
在2015年巴库的第一场比赛中，女孩成为胜利的曲目之一 - 维多利亚·帕西克(Victoria Pasyuk)，水晶·马茨科(Crystina Matsko)带着奖项回到家。(filevich)，Olga Maznichenko和Anna Zarytska(操舵).</text:p>
      <text:p text:style-name="P4">
Українки впевнено виграли всі матчі групового етапу, почергово обігравши Чехію(15:11)， 火鸡(19:11)和比利时(17:12). Відповідно до формату, до плей-офф потрапляли всі збірні, і шлях до медалей починався з 1/8 фіналу. Тамукраїнки обіграли Словаччину - 16:8, у чвертьфіналі був непростий матч зГрецією - 21:19, а у півфіналі нашим дівчатам вдалось перемогти Словенію -21:16. В фінальному матчі українки поступили збірній Росії - 17:22, завоювавши«срібло».</text:p>
      <text:p text:style-name="P4">
За чотири роки на Європейських іграх в Мінську-2019 виступили обидві нашізбірні, але жодній з них не вдалось подолати груповий етап.</text:p>
      <text:p text:style-name="P4">
Жіноча комнада, яка виступила у складі Вікторії Кондусь (巴拉班)，Veronicikosmach，Anna Rollova和Tatiana Yurkevichus，开始了胜利比赛(14：8)，但这是西班牙的失败(15:17)和爱沙尼亚(17:20).</text:p>
      <text:p text:style-name="P4">
Чоловіча збірна, за яку зіграли Дмитро Липовцев, Євген Балабан, АндрійКожемякін та Олексій Щепкін, теж стартувала з перемоги, здолавши Францію(18:14). Далі була перемога над Італією (21:16)和俄罗斯的失败(14:21). Упідсумку три збірні мали рівну кількість перемог, але за рівницею набранихочок українці стали третіми в групі.</text:p>
      <text:p text:style-name="P4">
На Європейських іграх-2023 у Кракові українські баскетболістки потрапила догрупи С, де також зіграють збірні Литви, Польщі та Естонії.</text:p>
      <text:p text:style-name="P4">
<text:span text:style-name="T4">
Читайте також:</text:span>
 <text:a xlink:type="simple" xlink:href="https://www.ukrinform.ua/rubric-sports/3716877-262-sportsmeni-predstavlatimut-ukrainu-na-iii-evropejskih-igrah.html" text:style-name="Internet_20_link" text:visited-style-name="Visited_20_Internet_20_Link">
 262 спортсмени представлятимуть Україну на IIIЄвропейських іграх </text:a>
来自小组的两支最佳球队进入四分之一决赛，然后赢了赢得欧洲冠军。</text:p>
      <text:p text:style-name="P4">
比赛中的表现将使分数带给偏见的评分后卫，这影响了奥运会资格。</text:p>
      <text:p text:style-name="P4">
News Source: <text:a xlink:type="simple" xlink:href="https://www.ukrinform.ua/rubric-sports/3724083-evropejski-igri-istoria-vistupiv-ukrainskih-zbirnih-z-basketbolu-3h3.html" text:style-name="Internet_20_link" text:visited-style-name="Visited_20_Internet_20_Link">
https://www.ukrinform.ua/rubric-sports/3724083-evropejski-igri-istoria-vistupiv-ukrainskih-zbirnih-z-basketbolu-3h3.html</text:a>
</text:p>
      <!--NEWS-->
      <text:h text:style-name="P10" text:outline-level="1">
<text:span text:style-name="T4">
电报中的空军没有详细说明俄罗斯联邦飞行的火箭飞行，只表示方向-Ignati</text:span>
</text:h>
      <text:p text:style-name="P4">
作者: Ukrinform (Person)</text:p>
      <text:p text:style-name="P4">
出版商: Укринформ (Organization)</text:p>
      <text:p text:style-name="P4">
出版时间: 2023-06-17T0:22:00+03:00</text:p>
      <text:p text:style-name="P4">
修改时间: 2023-06-17T20:22:00+03:00</text:p>
      <text:p text:style-name="P4">
描述: 空军电报提供了来自俄罗斯导弹飞行的地方的信息，乌克兰的防空摧毁了多少，但没有细节 - 准确的地方飞翔：只有指示。  - 乌克林。</text:p>
      <text:p text:style-name="P4">
图片: ['<text:a xlink:type="simple" xlink:href="https://static.ukrinform.com/photos/2023_04/thumb_files/630_360_1681053650-211.jpg" text:style-name="Internet_20_link" text:visited-style-name="Visited_20_Internet_20_Link">
630_360_16810...</text:a>
']</text:p>
      <text:p text:style-name="P4">
标签: ['Повітряні сили ЗСУ', 'Війна з Росією', 'Повітряна тривога', 'ППО', 'Ігнат']</text:p>
      <text:p text:style-name="P4">
类型: Article</text:p>
      <!--METADATA-->
      <text:p text:style-name="P4">
<draw:frame draw:style-name="fr1" draw:name="Image41" text:anchor-type="as-char" svg:width="6.9236in" svg:height="3.956343in" draw:z-index="0">
<draw:image xlink:href="../Images/yкринформ/2023-06-17T0-22-00-03-00/630_360_1681053650-211.jpg" xlink:type="simple" xlink:show="embed" xlink:actuate="onLoad" draw:mime-type="image/jpeg"/>
</draw:frame>
空军电报提供了来自俄罗斯导弹飞行的地方的信息，乌克兰的防空摧毁了多少，但没有细节 - 准确的地方飞翔：只有指示。</text:p>
      <text:p text:style-name="P4">
这是在评论中报道的<text:a xlink:type="simple" xlink:href="https://ukr.radio/news.html" text:style-name="Internet_20_link" text:visited-style-name="Visited_20_Internet_20_Link">
乌克兰广播电台</text:a>
乌克林福姆报道说，空军司令部尤里·伊格纳特的发言人。</text:p>
      <text:p text:style-name="P4">
据他介绍，空军电报通道将告知人口主要的火箭袭击：“很明显，所有<text:a xlink:type="simple" xlink:href="https://www.ukrinform.ua/tag-povitrana-trivoga" text:style-name="Internet_20_link" text:visited-style-name="Visited_20_Internet_20_Link">
空气焦虑</text:a>
几乎不建议给予，因为我们有“空气焦虑”的申请，因此有一些州机构已正式报告。 我们在那里发表正式演讲，这是BOOE每晚工作的结果。 昨天(6月16日 -  ed。)例如，6个“匕首”，6个有翼的“机芯”火箭，无人机被摧毁。 我们发布了信息 - 我们飞过的地方，我们被摧毁了多少，空中旅做了。</text:p>
      <text:p text:style-name="P4">
但是，他说，在空军中飞行的地方不会 - 只会指示方向。 “例如，将有通知TU-95飞行，他们正在搬到里海地区，他们将向人们报告可能会发射。将报道经过验证的电报运河。当前的链接不是匿名频道，尤其是在媒体代表中，而是官方消息来源，“  - 称为空军武装部队的发言人。 他敦促不使用匿名TG频道查找有关空袭的信息。</text:p>
      <text:p text:style-name="P4">
<text:span text:style-name="T4">
另请阅读：</text:span>
 <text:a xlink:type="simple" xlink:href="https://www.ukrinform.ua/rubric-ato/3724006-reznikov-sprognozuvav-koli-ukraina-zmoze-postaviti-na-ozbroenna-f16.html" text:style-name="Internet_20_link" text:visited-style-name="Visited_20_Internet_20_Link">
Reznikov预测乌克兰何时能够进行F-16创新</text:a>
他补充说，将有有关发射的信息，导弹进入乌克兰领土以及他们前进的位置，该地区的负责人将能够在某个地方加强这些信息：“他们将能够告知这一信息。防空将在该地区工作，因此“我们要求每个人都进入庇护所。”据他说，社交网络的普通用户被禁止发布防空照片的视频 - 这是一个方面。 “另一个是实时火箭运动的方向，以及用我们的系统和非探测来识别它们 - 这是一个不舒服的说话的关键。” Ignati举了不可接受的消息的示例。 “他们进来并从雷达中消失，出现在另一个地区”  - 此信息最多。 “关于显示碎片和防防防防防气管的禁令，显然每个人都知道。使用手机，设备，我们的pppogerero中如何工作时，当城市的几个点从同一火箭中删除时，可以在地图线上进行建模从位置越过。发射。它可以为敌人带来清晰的空中防空发射的图像。敌人使用的其他来源。” Ingat总结说。</text:p>
      <text:p text:style-name="P4">
<text:span text:style-name="T4">
另请阅读：</text:span>
 <text:a xlink:type="simple" xlink:href="https://www.ukrinform.ua/rubric-ato/3723768-rosia-moze-popovnuvati-kilkist-kalibriv-gumenuk.html" text:style-name="Internet_20_link" text:visited-style-name="Visited_20_Internet_20_Link">
俄罗斯可以补充“口径”的数量-Humeniuk</text:a>
武装部队的空军在其官方电报频道上报告<text:a xlink:type="simple" xlink:href="https://www.ukrinform.ua/rubric-ato/3723680-povitrani-sili-povidomlatimut-pro-zagrozi-v-rezimi-onlajn-u-telegrami.html" text:style-name="Internet_20_link" text:visited-style-name="Visited_20_Internet_20_Link">
开始通知人口</text:a>
关于火箭中风和攻击的威胁DROAM-KAMIKADZE <text:a xlink:type="simple" xlink:href="https://www.ukrinform.ua/rubric-ato/3723680-povitrani-sili-povidomlatimut-pro-zagrozi-v-rezimi-onlajn-u-telegrami.html" text:style-name="Internet_20_link" text:visited-style-name="Visited_20_Internet_20_Link">
</text:a>
类型Shahd。 目前，该频道197.7,000个订户。</text:p>
      <text:p text:style-name="P4">
News Source: <text:a xlink:type="simple" xlink:href="https://www.ukrinform.ua/rubric-ato/3724280-povitrani-sili-u-telegrami-ne-detalizuut-kudi-letat-raketi-rf-lise-vkazuut-napram-ignat.html" text:style-name="Internet_20_link" text:visited-style-name="Visited_20_Internet_20_Link">
https://www.ukrinform.ua/rubric-ato/3724280-povitrani-sili-u-telegrami-ne-detalizuut-kudi-letat-raketi-rf-lise-vkazuut-napram-ignat.html</text:a>
</text:p>
      <!--NEWS-->
      <text:h text:style-name="P10" text:outline-level="1">
<text:span text:style-name="T4">
美国政府债务首先超过32万亿美元</text:span>
</text:h>
      <text:p text:style-name="P4">
作者: Ukrinform (Person)</text:p>
      <text:p text:style-name="P4">
出版商: Укринформ (Organization)</text:p>
      <text:p text:style-name="P4">
出版时间: 2023-06-17T10:07:33+03:00</text:p>
      <text:p text:style-name="P4">
修改时间: 2023-06-17T10:07:33+03:00</text:p>
      <text:p text:style-name="P4">
描述: 6月16日，星期五，美国联邦州债务首先超过32万亿美元。  - 乌克林。</text:p>
      <text:p text:style-name="P4">
图片: ['<text:a xlink:type="simple" xlink:href="https://static.ukrinform.com/photos/2021_11/thumb_files/630_360_1638095829-464.jpg" text:style-name="Internet_20_link" text:visited-style-name="Visited_20_Internet_20_Link">
630_360_16380...</text:a>
']</text:p>
      <text:p text:style-name="P4">
标签: ['Економіка', 'США', 'Держборг', 'Долар']</text:p>
      <text:p text:style-name="P4">
类型: Article</text:p>
      <!--METADATA-->
      <text:p text:style-name="P4">
<draw:frame draw:style-name="fr1" draw:name="Image42" text:anchor-type="as-char" svg:width="6.9236in" svg:height="3.956343in" draw:z-index="0">
<draw:image xlink:href="../Images/yкринформ/2023-06-17T10-07-33-03-00/630_360_1638095829-464.jpg" xlink:type="simple" xlink:show="embed" xlink:actuate="onLoad" draw:mime-type="image/jpeg"/>
</draw:frame>
6月16日，美国的联邦州债务首次超过32万亿美元。</text:p>
      <text:p text:style-name="P4">
根据乌克林福姆的报道，它报告了<text:a xlink:type="simple" xlink:href="http://www.nytimes.com/2023/06/16/business/economy/federal-debt-32-trillion.html" text:style-name="Internet_20_link" text:visited-style-name="Visited_20_Internet_20_Link">
纽约时报</text:a>
关于美国财政部。</text:p>
      <text:p text:style-name="P4">
值得注意的是，超过32万亿美元的发生早于流行前的预测，这反映了数万亿美元的紧急费用，以克服1919年与该国经济增长缓慢的1919年的影响。</text:p>
      <text:p text:style-name="P4">
共和党人和民主党人对公共债务表示关注，但没有任何政党表示希望与其最大的因素(例如社会和健康支出)作斗争。</text:p>
      <text:p text:style-name="P4">
执行官Michael A. Peterson说：“由于我们超过32万亿美元，而结局不可见，所以是时候出于债务的根本原因了，这是其融资的成本增加，缺乏足够的收入。”执行董事彼得·彼得森(Peter G. Peterson)的主任是国家债务赤字的短缺。</text:p>
      <text:p text:style-name="P4">
彼得森基金会(Peterson Foundation)表示关注的是预测，这些预测表明，在30年中，美国将增加公共债务127万亿美元，到2053年，利息支付将占全民收入的40％。</text:p>
      <text:p text:style-name="P4">
<text:span text:style-name="T4">
另请阅读：</text:span>
 <text:a xlink:type="simple" xlink:href="https://www.ukrinform.ua/rubric-polytics/3716311-dvopartijna-ugoda-sodo-skorocenna-vitrat-u-ssa-ne-vpline-na-pidtrimku-ukraini-bilij-dim.html" text:style-name="Internet_20_link" text:visited-style-name="Visited_20_Internet_20_Link">
减少美国支出的两项 - 不受乌克兰支持的影响 - 白宫</text:a>
正如乌克林福姆报道的，6月3日，白宫乔的负责人<text:a xlink:type="simple" xlink:href="https://www.ukrinform.ua/tag-bajden" text:style-name="Internet_20_link" text:visited-style-name="Visited_20_Internet_20_Link">
拜登</text:a>
他批准了一项由美国国会批准的法律，该法律增加了公共债务的限制，并允许乌克兰避免违约。</text:p>
      <text:p text:style-name="P4">
News Source: <text:a xlink:type="simple" xlink:href="https://www.ukrinform.ua/rubric-world/3724089-derzavnij-borg-ssa-vperse-perevisiv-32-triljoni.html" text:style-name="Internet_20_link" text:visited-style-name="Visited_20_Internet_20_Link">
https://www.ukrinform.ua/rubric-world/3724089-derzavnij-borg-ssa-vperse-perevisiv-32-triljoni.html</text:a>
</text:p>
      <!--NEWS-->
      <text:h text:style-name="P10" text:outline-level="1">
<text:span text:style-name="T4">
乌克兰正在努力实施威尼斯委员会结论的明确愿景</text:span>
</text:h>
      <text:p text:style-name="P4">
作者: Ukrinform (Person)</text:p>
      <text:p text:style-name="P4">
出版商: Укринформ (Organization)</text:p>
      <text:p text:style-name="P4">
出版时间: 2023-06-17T10:12:32+03:00</text:p>
      <text:p text:style-name="P4">
修改时间: 2023-06-17T10:12:32+03:00</text:p>
      <text:p text:style-name="P4">
描述: 对于乌克兰，威尼斯关于Deoligarchization和民族成员法律的结论和建议以及有关选择宪法法院法官的程序的法律并不意外。  - 乌克林。</text:p>
      <text:p text:style-name="P4">
图片: ['<text:a xlink:type="simple" xlink:href="https://static.ukrinform.com/photos/2023_04/thumb_files/630_360_1681984991-651.jpg" text:style-name="Internet_20_link" text:visited-style-name="Visited_20_Internet_20_Link">
630_360_16819...</text:a>
']</text:p>
      <text:p text:style-name="P4">
标签: ['Закон', 'Конституційний Суд', 'Венеційська комісія', 'Нацменшини', 'Олігархи']</text:p>
      <text:p text:style-name="P4">
类型: Article</text:p>
      <!--METADATA-->
      <text:p text:style-name="P4">
<draw:frame draw:style-name="fr1" draw:name="Image43" text:anchor-type="as-char" svg:width="6.9236in" svg:height="3.956343in" draw:z-index="0">
<draw:image xlink:href="../Images/yкринформ/2023-06-17T10-12-32-03-00/630_360_1681984991-651.jpg" xlink:type="simple" xlink:show="embed" xlink:actuate="onLoad" draw:mime-type="image/jpeg"/>
</draw:frame>
对于乌克兰来说，威尼斯委员会关于产品的法律和少数民族法律的结论和建议，以及关于选择宪法法院的程序的法案并不意外。</text:p>
      <text:p text:style-name="P4">
乌克兰方面已经在努力制定更明确的愿景来实施它们。 Olga Stephanyshyn在对Ukrinform的评论中说，这在给乌克林福姆的评论中。</text:p>
      <text:p text:style-name="P4">
“我们继续致力于实施欧洲委员会的七项建议，这对于转移到欧盟加入过程的新级别是必要的 - 谈判的差异。 威尼斯委员会于6月10日至13日通过两项法律出版了三阶段(关于脱利力和少数民族 - 编辑。)还有一张账单(在选择CCU -ed法官的过程中。)。 对于我们来说，计划结论的文本并不意外，我们已经在努力对实施的进一步步骤做出愿景。” [Stefanyshyn]说。(https://www.ukrinform.ua/tag-stefanisina)。</text:p>
      <text:p text:style-name="P4">
同时，她注意几点。 特别是，斯蒂芬妮丝(Stephanishin)在评论第9322号法律有关改进宪法法院程序的程序时指出，威尼斯委员会支持拟议的方法。</text:p>
      <text:p text:style-name="P4">
<text:span text:style-name="T4">
另请阅读：</text:span>
 <text:a xlink:type="simple" xlink:href="https://www.ukrinform.ua/rubric-society/3722934-ekspert-vidkladenna-implementacii-zakonu-pro-osvitu-ce-pidgotovka-do-vilnuskogo-samitu.html" text:style-name="Internet_20_link" text:visited-style-name="Visited_20_Internet_20_Link">
专家：教育法律实施的发布是为维尔纽斯峰会做准备的</text:a>
政府获悉：“在发布结论的同一天，该法案在第一读中进行了投票，他目前正在为第二次读书做准备。</text:p>
      <text:p text:style-name="P4">
她还指出，关于所谓的反官方法律进行了抵制咨询。 “在其结论中，建议将威尼斯委员会重现法律的实施。 战争结束后，我们将进行全面的评估，并重返此问题。 同时，Zavaklado的威尼斯委员会实施了前面讨论的系统步骤，我们已经确认了这一准备就绪。” Viceremierka说。</text:p>
      <text:p text:style-name="P4">
斯蒂芬妮斯纳(Stephanyshina)还提醒，威尼斯委员会祝贺对少数民族的法律(社区)»并指出了乌克兰方面的合作，以准备结论。“我们感谢这种对话。 同时，乌克兰方面的论点尚未完全听到。 我们强调了考虑背景的重要性，即俄罗斯对乌克兰的全面战争的事实。 不幸的是，总而言之，对乌克兰案件的许多问题和特征的敏感性缺乏了解。”她说。</text:p>
      <text:p text:style-name="P4">
在这种情况下，Viceremierk指出，尽管考虑的主题是去年12月通过的州法律，但威尼斯委员会在其他法律中提出了一项建议。</text:p>
      <text:p text:style-name="P4">
“我们目前正在制定结论并准备进一步的愿景。与此同时，我想指出，正在进行国家目标计划上的许多系统性工作，以保护国家少数民族的权利和能力(社区). Частина рекомендацій Венеційки буде врахована у Програмі,концепція якої вже затверджена урядом», - поінформувала Стефанішина.</text:p>
      <text:p text:style-name="P4">
Вона також нагадала, що при розробці цих документів було проведено десяткиконсультацій з представниками національних меншин (社区)并参与了欧洲委员会，欧洲委员会的专家。</text:p>
      <text:p text:style-name="P4">
<text:span text:style-name="T4">
另请阅读：</text:span>
 <text:a xlink:type="simple" xlink:href="https://www.ukrinform.ua/rubric-polytics/3722340-pidhid-u-zakoni-pro-deoligarhizaciu-mae-karalnij-harakter-visnovok-venecijskoi-komisii.html" text:style-name="Internet_20_link" text:visited-style-name="Visited_20_Internet_20_Link">
关于DeOligarchization法律的方法具有惩罚性特征 - 一个结论**威尼斯委员会</text:a>
正如乌克林福姆(Ukrinform)报道的，<text:a xlink:type="simple" xlink:href="https://www.ukrinform.ua/rubric-polytics/3722213-venecijska-komisia-opriludnila-rekomendacii-sodo-ukrainskogo-zakonu-pro-nacmensini.html" text:style-name="Internet_20_link" text:visited-style-name="Visited_20_Internet_20_Link">
威尼斯委员会于6月13日发布了</text:a>
结论是“关于少数民族的法律(社区)“乌克兰建议审查《欧洲一体化法》的某些规定以及乌克兰法律，以防止国家安全威胁，与过度影响有关(寡头)»建议<text:a xlink:type="simple" xlink:href="https://www.ukrinform.ua/rubric-polytics/3720619-venecijska-komisia-rekomendue-ukraini-pocekati-z-implementacieu-zakonu-pro-oligarhiv-do-kinca-vijni.html" text:style-name="Internet_20_link" text:visited-style-name="Visited_20_Internet_20_Link">
延迟其实施</text:a>
因为战争。</text:p>
      <text:p text:style-name="P4">
News Source: <text:a xlink:type="simple" xlink:href="https://www.ukrinform.ua/rubric-polytics/3724091-ukraina-pracue-nad-citkim-bacennam-implementacii-visnovkiv-venecijskoi-komisii.html" text:style-name="Internet_20_link" text:visited-style-name="Visited_20_Internet_20_Link">
https://www.ukrinform.ua/rubric-polytics/3724091-ukraina-pracue-nad-citkim-bacennam-implementacii-visnovkiv-venecijskoi-komisii.html</text:a>
</text:p>
      <!--NEWS-->
      <text:h text:style-name="P10" text:outline-level="1">
<text:span text:style-name="T4">
白天，俄罗斯人袭击了乌克兰的九个地区 -  OVA的勃起</text:span>
</text:h>
      <text:p text:style-name="P4">
作者: Ukrinform (Person)</text:p>
      <text:p text:style-name="P4">
出版商: Укринформ (Organization)</text:p>
      <text:p text:style-name="P4">
出版时间: 2023-06-17T10:12:57+03:00</text:p>
      <text:p text:style-name="P4">
修改时间: 2023-06-17T10:12:57+03:00</text:p>
      <text:p text:style-name="P4">
描述: 俄罗斯入侵者每天攻击乌克兰的九个地区，被杀和受伤的人。  - 乌克林。</text:p>
      <text:p text:style-name="P4">
图片: ['<text:a xlink:type="simple" xlink:href="https://static.ukrinform.com/photos/2023_06/thumb_files/630_360_1686924665-924.jpg" text:style-name="Internet_20_link" text:visited-style-name="Visited_20_Internet_20_Link">
630_360_16869...</text:a>
']</text:p>
      <text:p text:style-name="P4">
标签: ['Обстріл', 'Війна з Росією', 'Регіони']</text:p>
      <text:p text:style-name="P4">
类型: Article</text:p>
      <!--METADATA-->
      <text:p text:style-name="P4">
<draw:frame draw:style-name="fr1" draw:name="Image44" text:anchor-type="as-char" svg:width="6.9236in" svg:height="3.956343in" draw:z-index="0">
<draw:image xlink:href="../Images/yкринформ/2023-06-17T10-12-57-03-00/630_360_1686924665-924.jpg" xlink:type="simple" xlink:show="embed" xlink:actuate="onLoad" draw:mime-type="image/jpeg"/>
</draw:frame>
俄罗斯人的人一直在攻击乌克兰的九个地区，人们被杀。</text:p>
      <text:p text:style-name="P4">
根据乌克林福姆的说法，截至6月17日星期六9:00，区域军事行政部门的合并信息中报道了这一点。</text:p>
      <text:p text:style-name="P4">
昨天，基辅地区用各种类型的导弹和无人机袭击了敌人。 它没有命中。</text:p>
      <text:p text:style-name="P4">
由于碎片倒塌在其中一个定居点中，六人受伤，其中一个孩子。 每个人都得到了医疗服务。</text:p>
      <text:p text:style-name="P4">
30多个私人房屋和附属建筑遭到损害。 三座私人建筑被摧毁。</text:p>
      <text:p text:style-name="P4">
另外，碎片的掉落发生了森林和草药垃圾。 所有点火都已局部。 损坏信息已更新。</text:p>
      <text:p text:style-name="P4">
<text:span text:style-name="T4">
另请阅读：</text:span>
 <text:a xlink:type="simple" xlink:href="https://www.ukrinform.ua/rubric-ato/3723948-zelenskij-poasniv-comu-rosia-bila-raketami-po-kievu-v-den-priizdu-delegacii-z-afriki.html" text:style-name="Internet_20_link" text:visited-style-name="Visited_20_Internet_20_Link">
Zelensky解释了为什么俄罗斯在非洲代表团的那天在基辅击败火箭</text:a>
在Chernihiv地区，每天记录八个炮击：迫击炮，炮兵，炮兵，来自无法控制的航空弹。 诺夫哥罗德 - 西弗斯基区。 在Semenovsk社区的村庄，通过迫击炮大火发生了大火，烧毁了四个附属建筑，并损坏了一座住宅建筑物。 没有受害者。</text:p>
      <text:p text:style-name="P4">
在晚上和早晨，记录了10次迫击炮和炮弹(40次爆炸)和射击小胳膊(10台机器队列)边境领土。 炮击受到Khotinsk，Belopilsk，Yunakovskaya，Shaliginsk，Esmanskaya，Seredi-Budsk，Znob-Novgorod的苦难。 根据初步数据 - 没有后果。</text:p>
      <text:p text:style-name="P4">
昨天，俄罗斯人进行了22次边境炮击。 记录了117个刀片。 The shelling was suffered by Mykolaiv, Khotinskaya, Krasnopil, Belopilsk, Yunakovskaya, Shaliginsk, Druzhbivska, Esmanskaya, Secondary-Budsk, Znob-Novgorod, Glukhiv, Novoslobidskaya, Velikopisarivska.</text:p>
      <text:p text:style-name="P4">
昨天，在Zaporizhzhia地区，敌人进行了99次居住的捐款。 三次袭击了无人机的Gulyaipole，从Orikhov，Guliaypol，Novoandriivka，Malinovtsi，Stepnogorsk，Stepnogorsk，Stepnogorsk，Kamyansk，Kamyansk和其他Zinifrotrotrot村庄上的REN，Olgiv，Charming和78个Artobhtlings进行了16杆。 他销毁了另外15个民用基础设施。昨天，侵略者对尼科波尔进行了恐怖袭击。 他用大炮覆盖了这座城市。 由于这座城市，该城市损坏了17个私人房屋和16个业务结构。 击败了三个燃气管道和电源线。</text:p>
      <text:p text:style-name="P4">
一名81岁的男子因受伤死亡。 这个女人今年78岁。 她有伤口。 处于温和状态。</text:p>
      <text:p text:style-name="P4">
<text:span text:style-name="T4">
另请阅读：</text:span>
 <text:a xlink:type="simple" xlink:href="https://www.ukrinform.ua/rubric-ato/3722500-derzdep-pro-udar-po-krivomu-rogu-ce-se-odne-svidcenna-kampanii-rf-zi-znisenna-ukrainciv.html" text:style-name="Internet_20_link" text:visited-style-name="Visited_20_Internet_20_Link">
Kryvyi Rih的国务院：这是俄罗斯联邦销毁乌克兰人的另一个证据</text:a>
在<text:a xlink:type="simple" xlink:href="https://www.ukrinform.ua/tag-harkivsina" text:style-name="Internet_20_link" text:visited-style-name="Visited_20_Internet_20_Link">
Kharkiv地区</text:a>
敌人在白天白天撞到了布尔卡的拳头。 他制作了永久积分的迫击炮和炮兵庇护所，红色星，深，Zelene，Zelene，Ternova，Ogirtseve，Vovchansk，Vovchansk，Vovchansky Farms，Bochkkovo和Lowka。</text:p>
      <text:p text:style-name="P4">
在武力和迫击炮炮击的库皮斯克方向上，敌人，卡曼卡，克拉斯尼第一，菲洛利夫卡，诺维奥姆林斯克，两年 -   - 戈德，西方，西方，类似的酸。</text:p>
      <text:p text:style-name="P4">
昨晚在村庄的敌对炮击中。 哈尔基夫区的Kozacha Lopan是私人住宅和附属建筑的损坏。 没有受害者。</text:p>
      <text:p text:style-name="P4">
在两个 - 两年的库皮斯克地区的村庄，炮弹受伤，一名男子受伤。</text:p>
      <text:p text:style-name="P4">
昨天在卢汉斯地区，俄罗斯人在整个阵线上开火。 Novoselovskoye，Stelmakhivka，Nevskoye和Bigorivka受到炮兵和迫击炮袭击。 白天，敌人制造了113个管，释放了526个贝壳。</text:p>
      <text:p text:style-name="P4">
昨天，在顿涅茨克地区，俄罗斯人以9个定居点开火，其中包括：Konstantinovka，Krasnogorivka，Kurakhovo，Kurakhovo，Avdiivka，Veliko Novosilka Novosilka村，York York，Ochertyne Village，Bogoyavlenko Village，Bogoyavlenko Villages，Toretsk，Toretsk，Toretsk，Bogoyavlenko村。</text:p>
      <text:p text:style-name="P4">
<text:span text:style-name="T4">
另请阅读：</text:span>
 <text:a xlink:type="simple" xlink:href="https://www.ukrinform.ua/rubric-ato/3723644-pid-bahmutom-trivae-nastup-na-okremih-napramkah-dla-vitisnenna-rosian-sirskij.html" text:style-name="Internet_20_link" text:visited-style-name="Visited_20_Internet_20_Link">
在<text:span text:style-name="T4">
 bakhmut </text:span>
 ohm ohm ohm ohm继续向俄罗斯人的识别 - 西尔斯基(Syrsky)识别</text:a>
四个住宅，附属建筑，两家商店，学校被损坏。一人被杀。</text:p>
      <text:p text:style-name="P4">
昨天，在尼古拉夫地区，敌人击中了炮兵，击中了奥查尔基夫(Ochakiv Community)的波特Zon。 没有受害者。</text:p>
      <text:p text:style-name="P4">
同样在晚上，在奥查科夫社区的水域记录了敌对的炮击。这是没有受害者的。在俄罗斯侵略的仅一天，有两个人被杀，25人被尘土飞扬。</text:p>
      <text:p text:style-name="P4">
昨天，俄罗斯军队被赫尔森(Kherson)覆盖，大火 - 他们在塔夫里(Tavriy Microdi)区，船舶地区和城市中部地区去世。 通过炮击医疗设施，幼儿园，超市，住宅，汽车，线条。</text:p>
      <text:p text:style-name="P4">
由于俄罗斯恐怖袭击，23人，平均三个孩子受伤。</text:p>
      <text:p text:style-name="P4">
俄罗斯军队还覆盖了喷气机和枪管炮兵的火。 恐怖分子被住宅建筑击败。 由于一个Zosel受到打击，这对夫妇被杀。 该名女子当场被杀，该男子正试图营救医生，但他死于医院。</text:p>
      <text:p text:style-name="P4">
另外，他们也在白色师中感到。 一名37岁的妇女在那里受伤。 在适中的状态下，她住院了。</text:p>
      <text:p text:style-name="P4">
一名49岁的男子在贝斯拉夫地区的Shlyakhovo村受伤。 他受到严重伤害，医生挣扎。</text:p>
      <text:p text:style-name="P4">
<text:span text:style-name="T4">
另请阅读：</text:span>
 <text:a xlink:type="simple" xlink:href="https://www.ukrinform.ua/rubric-ato/3724078-na-hersonsini-zalisautsa-pidtoplenimi-28-naselenih-punktiv-z-nih-17-na-zahoplenij-teritorii.html" text:style-name="Internet_20_link" text:visited-style-name="Visited_20_Internet_20_Link">
在<text:span text:style-name="T4">
 kherson </text:span>
 dozhni仍然被洪水淹没了28个居住的捐款，其中17个在被俘虏的领土上</text:a>
据乌克林福姆报道，由于俄罗斯军队的卡霍夫斯卡亚水力发电站爆炸，在赫尔森地区<text:a xlink:type="simple" xlink:href="https://www.ukrinform.ua/rubric-ato/3724078-na-hersonsini-zalisautsa-pidtoplenimi-28-naselenih-punktiv-z-nih-17-na-zahoplenij-teritorii.html" text:style-name="Internet_20_link" text:visited-style-name="Visited_20_Internet_20_Link">
仍然被淹没</text:a>
28个张贴的点，其中17个在临时捕获的领土上。</text:p>
      <text:p text:style-name="P4">
News Source: <text:a xlink:type="simple" xlink:href="https://www.ukrinform.ua/rubric-regions/3724092-za-dobu-rosiani-atakuvali-devat-regioniv-ukraini-zvedenna-ova.html" text:style-name="Internet_20_link" text:visited-style-name="Visited_20_Internet_20_Link">
https://www.ukrinform.ua/rubric-regions/3724092-za-dobu-rosiani-atakuvali-devat-regioniv-ukraini-zvedenna-ova.html</text:a>
</text:p>
      <!--NEWS-->
      <text:h text:style-name="P10" text:outline-level="1">
<text:span text:style-name="T4">
乌克兰Mikhail Mudryk国家队的边锋：永远不要怀疑我</text:span>
</text:h>
      <text:p text:style-name="P4">
作者: Ukrinform (Person)</text:p>
      <text:p text:style-name="P4">
出版商: Укринформ (Organization)</text:p>
      <text:p text:style-name="P4">
出版时间: 2023-06-17T10:13:42+03:00</text:p>
      <text:p text:style-name="P4">
修改时间: 2023-06-17T10:13:42+03:00</text:p>
      <text:p text:style-name="P4">
描述: 国家橄榄球队米哈伊尔·穆德里克（Mikhail Mudryk）的边锋评论说，击败北马其顿（3：2）和欧洲2023年的资格。  - 乌克林。</text:p>
      <text:p text:style-name="P4">
图片: ['<text:a xlink:type="simple" xlink:href="https://static.ukrinform.com/photos/2023_06/thumb_files/630_360_1686985341-991.jpeg" text:style-name="Internet_20_link" text:visited-style-name="Visited_20_Internet_20_Link">
630_360_16869...</text:a>
']</text:p>
      <text:p text:style-name="P4">
标签: ['Європа', 'Футбол', 'Збірна України', 'Північна Македонія']</text:p>
      <text:p text:style-name="P4">
类型: Article</text:p>
      <!--METADATA-->
      <text:p text:style-name="P4">
<draw:frame draw:style-name="fr1" draw:name="Image45" text:anchor-type="as-char" svg:width="6.9236in" svg:height="3.956343in" draw:z-index="0">
<draw:image xlink:href="../Images/yкринформ/2023-06-17T10-13-42-03-00/630_360_1686985341-991.jpeg" xlink:type="simple" xlink:show="embed" xlink:actuate="onLoad" draw:mime-type="image/jpeg"/>
</draw:frame>
边锋 - 乌克兰足球米哈伊尔·穆德里克(Mikhail Mudryk(3：2)和2023年欧元的资格。</text:p>
      <text:p text:style-name="P4">
伦敦的“切尔西”球员<text:a xlink:type="simple" xlink:href="http://https://www.youtube.com/watch" text:style-name="Internet_20_link" text:visited-style-name="Visited_20_Internet_20_Link">
问</text:a>
乌克林福姆报道，对乌克兰的同情者(例如Ball)永远不会怀疑。</text:p>
      <text:p text:style-name="P4">
“我不能说我们没有参加这个游戏。 也许有些疲劳是迹象。 但是随后，当他们意识到“绅士或失踪者”时，他们开始获得每个人的股票。 0：2还不是句子。 他们在战斗。 我想说：“永远不要怀疑我。” 我们在大麻和沙赫塔尔有这样的时刻。 很高兴他得分，在正确的时间发现自己在正确的位置。 关于第二个助攻：我看到了Vanata和Vitya Tsygankov。有必要选择。 他看到vanat还没有准备好，Vitya刚刚用完了防守者。 他把他带入了该区域，”穆德里克说。</text:p>
      <text:p text:style-name="P4">
<text:span text:style-name="T4">
另请阅读：</text:span>
 <text:a xlink:type="simple" xlink:href="https://www.ukrinform.ua/rubric-sports/3724069-rebrov-u-drugomu-tajmi-mi-pokazali-insij-riven-gri-i-zdobuli-vazlivi-ocki.html" text:style-name="Internet_20_link" text:visited-style-name="Visited_20_Internet_20_Link">
<text:span text:style-name="T4">
 rebrov </text:span>
：在下半场，我们显示了不同的游戏水平，我得到了重要的观点</text:a>
据报道，在与2024年欧元的第一场比赛中，乌克兰国家队成为英国(0：2).</text:p>
      <text:p text:style-name="P4">
У наступному поєдинку відбору українці 19 червня зіграють з командою Мальти.</text:p>
      <text:p text:style-name="P4">
Фото: uaf.ua.</text:p>
      <text:p text:style-name="P4">
News Source: <text:a xlink:type="simple" xlink:href="https://www.ukrinform.ua/rubric-sports/3724093-vinger-zbirnoi-ukraini-mihajlo-mudrik-nikoli-ne-sumnivajtesa-u-meni.html" text:style-name="Internet_20_link" text:visited-style-name="Visited_20_Internet_20_Link">
https://www.ukrinform.ua/rubric-sports/3724093-vinger-zbirnoi-ukraini-mihajlo-mudrik-nikoli-ne-sumnivajtesa-u-meni.html</text:a>
</text:p>
      <!--NEWS-->
      <text:h text:style-name="P10" text:outline-level="1">
<text:span text:style-name="T4">
在与伊迪尔攻击学校有关的乌干达武装分子：25人死亡</text:span>
</text:h>
      <text:p text:style-name="P4">
作者: Ukrinform (Person)</text:p>
      <text:p text:style-name="P4">
出版商: Укринформ (Organization)</text:p>
      <text:p text:style-name="P4">
出版时间: 2023-06-17T10:22:00+03:00</text:p>
      <text:p text:style-name="P4">
修改时间: 2023-06-17T10:22:00+03:00</text:p>
      <text:p text:style-name="P4">
描述: 如果乌干达战斗人员与伊斯兰国恐怖组织（IDIL）有关，至少有25人在学校被杀。  - 乌克林。</text:p>
      <text:p text:style-name="P4">
图片: ['<text:a xlink:type="simple" xlink:href="https://static.ukrinform.com/photos/2023_06/thumb_files/630_360_1686986514-672.jpg" text:style-name="Internet_20_link" text:visited-style-name="Visited_20_Internet_20_Link">
630_360_16869...</text:a>
']</text:p>
      <text:p text:style-name="P4">
标签: ['Африка', 'Бойовики', 'ІДІЛ', 'Напад', 'Школа', 'Уганда']</text:p>
      <text:p text:style-name="P4">
类型: Article</text:p>
      <!--METADATA-->
      <text:p text:style-name="P4">
<draw:frame draw:style-name="fr1" draw:name="Image46" text:anchor-type="as-char" svg:width="6.9236in" svg:height="3.956343in" draw:z-index="0">
<draw:image xlink:href="../Images/yкринформ/2023-06-17T10-22-00-03-00/630_360_1686986514-672.jpg" xlink:type="simple" xlink:show="embed" xlink:actuate="onLoad" draw:mime-type="image/jpeg"/>
</draw:frame>
在乌干达战斗人员西部的一所学校中，至少有25人被杀。(偶像).</text:p>
      <text:p text:style-name="P4">
Як передає Укрінформ, про це повідомляє <text:a xlink:type="simple" xlink:href="https://www.bbc.co.uk/news/world-africa-65937484" text:style-name="Internet_20_link" text:visited-style-name="Visited_20_Internet_20_Link">
 BBC</text:a>
.</text:p>
      <text:p text:style-name="P4">
Ще вісім осіб залишаються у критичному стані в лікарні після нападу на середнюшколу Лубіріра в Мпондве.</text:p>
      <text:p text:style-name="P4">
У поліції заявили, що атаку в п'ятницю здійснили Союзні демократичні сили –угандійська група, яка базується в Демократичній Республіці Конго (drx)和下属<text:a xlink:type="simple" xlink:href="https://www.ukrinform.ua/tag-idil" text:style-name="Internet_20_link" text:visited-style-name="Visited_20_Internet_20_Link">
“伊斯兰国家”</text:a>
.</text:p>
      <text:p text:style-name="P4">
Правоохоронці додали, що солдати переслідують бойовиків, які втекли доНаціонального парку Вірунга в ДРК.</text:p>
      <text:p text:style-name="P4">
<text:span text:style-name="T4">
Читайте також:</text:span>
 <text:a xlink:type="simple" xlink:href="https://www.ukrinform.ua/rubric-world/3721014-bojoviki-vcinili-napad-na-restoran-u-stolici-somali-devatero-zagiblih.html" text:style-name="Internet_20_link" text:visited-style-name="Visited_20_Internet_20_Link">
 Бойовики вчинили напад на ресторан у столиці Сомалі,дев'ятеро загиблих </text:a>
正如乌克林福姆报告的<text:a xlink:type="simple" xlink:href="https://www.ukrinform.ua/rubric-world/3721836-u-dr-kongo-v-rezultati-napadu-bojovikiv-na-tabir-pereselenciv-zaginuli-ponad-40-ludej.html" text:style-name="Internet_20_link" text:visited-style-name="Visited_20_Internet_20_Link">
40多名平民</text:a>
他于6月12日星期一因民兵对刚果民主共和国iTur省的流离失所者的进攻而去世。</text:p>
      <text:p text:style-name="P4">
_来自telugustp.com的foto</text:p>
      <text:p text:style-name="P4">
News Source: <text:a xlink:type="simple" xlink:href="https://www.ukrinform.ua/rubric-world/3724094-v-ugandi-bojoviki-povazani-z-idil-napali-na-skolu-25-zagiblih.html" text:style-name="Internet_20_link" text:visited-style-name="Visited_20_Internet_20_Link">
https://www.ukrinform.ua/rubric-world/3724094-v-ugandi-bojoviki-povazani-z-idil-napali-na-skolu-25-zagiblih.html</text:a>
</text:p>
      <!--NEWS-->
      <text:h text:style-name="P10" text:outline-level="1">
<text:span text:style-name="T4">
空军警告在三个地区使用弹道武器的威胁</text:span>
</text:h>
      <text:p text:style-name="P4">
作者: Ukrinform (Person)</text:p>
      <text:p text:style-name="P4">
出版商: Укринформ (Organization)</text:p>
      <text:p text:style-name="P4">
出版时间: 2023-06-17T10:29:00+03:00</text:p>
      <text:p text:style-name="P4">
修改时间: 2023-06-17T10:29:00+03:00</text:p>
      <text:p text:style-name="P4">
描述: 空军警告说，俄罗斯入侵者在dnipropetrovsk，Zaporizhia，Donetsk地区使用弹道武器的使用威胁。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Повітряний експрес', 'Війна з Росією', 'Повітряна тривога', 'Балістичне озброєння']</text:p>
      <text:p text:style-name="P4">
类型: Article</text:p>
      <!--METADATA-->
      <text:p text:style-name="P4">
<draw:frame draw:style-name="fr1" draw:name="Image47" text:anchor-type="as-char" svg:width="6.9236in" svg:height="3.948443in" draw:z-index="0">
<draw:image xlink:href="../Images/yкринформ/2023-06-17T10-29-00-03-00/630_360_1538997483-946.jpg" xlink:type="simple" xlink:show="embed" xlink:actuate="onLoad" draw:mime-type="image/jpeg"/>
</draw:frame>
空中警告警告俄罗斯入侵者在Dnipropetrovsk，Zaporizhzhya，Donetsk地区使用的童话武器的使用威胁。</text:p>
      <text:p text:style-name="P4">
根据乌克林福姆的说法，乌克兰武装部队的空军在[电报]中报道(https://t.me/kpszsu/2585)。</text:p>
      <text:p text:style-name="P4">
该消息写道：“在Dnipropetrovsk，Zaporizhia，Donetsk地区使用弹道武器的威胁。”</text:p>
      <text:p text:style-name="P4">
<text:span text:style-name="T4">
另请阅读：</text:span>
 <text:a xlink:type="simple" xlink:href="https://www.ukrinform.ua/rubric-ato/3723680-povitrani-sili-povidomlatimut-pro-zagrozi-v-rezimi-onlajn-u-telegrami.html" text:style-name="Internet_20_link" text:visited-style-name="Visited_20_Internet_20_Link">
<text:span text:style-name="T4">
 air </text:span>
 <text:span text:style-name="T4">
 </text:span>
力**将通知电报中的在线威胁</text:a>
据报道，在Dnipropetrovsk，Zaporizhia，<text:a xlink:type="simple" xlink:href="https://www.ukrinform.ua/tag-doneccina" text:style-name="Internet_20_link" text:visited-style-name="Visited_20_Internet_20_Link">
Donetsk地区</text:a>
宣布空气焦虑。</text:p>
      <text:p text:style-name="P4">
News Source: <text:a xlink:type="simple" xlink:href="https://www.ukrinform.ua/rubric-ato/3724101-povitrani-sili-poperedzaut-pro-zagrozu-zastosuvanna-balisticnogo-ozbroenna-u-troh-oblastah.html" text:style-name="Internet_20_link" text:visited-style-name="Visited_20_Internet_20_Link">
https://www.ukrinform.ua/rubric-ato/3724101-povitrani-sili-poperedzaut-pro-zagrozu-zastosuvanna-balisticnogo-ozbroenna-u-troh-oblastah.html</text:a>
</text:p>
      <!--NEWS-->
      <text:h text:style-name="P10" text:outline-level="1">
<text:span text:style-name="T4">
乌克兰健身国家队将不会在世界杯上采取行动</text:span>
</text:h>
      <text:p text:style-name="P4">
作者: Ukrinform (Person)</text:p>
      <text:p text:style-name="P4">
出版商: Укринформ (Organization)</text:p>
      <text:p text:style-name="P4">
出版时间: 2023-06-17T10:30:00+03:00</text:p>
      <text:p text:style-name="P4">
修改时间: 2023-06-17T10:30:00+03:00</text:p>
      <text:p text:style-name="P4">
描述: 从2023年6月16日至19日，儿童健身冠军将在乌克兰人必须参加的Chachak（塞尔维亚）举行。  - 乌克林。</text:p>
      <text:p text:style-name="P4">
图片: ['<text:a xlink:type="simple" xlink:href="https://static.ukrinform.com/photos/2023_06/thumb_files/630_360_1686986841-371.jpg" text:style-name="Internet_20_link" text:visited-style-name="Visited_20_Internet_20_Link">
630_360_16869...</text:a>
']</text:p>
      <text:p text:style-name="P4">
标签: ['Діти', 'Сербія', 'Спорт', 'Збірна України']</text:p>
      <text:p text:style-name="P4">
类型: Article</text:p>
      <!--METADATA-->
      <text:p text:style-name="P4">
<draw:frame draw:style-name="fr1" draw:name="Image48" text:anchor-type="as-char" svg:width="6.9236in" svg:height="3.956343in" draw:z-index="0">
<draw:image xlink:href="../Images/yкринформ/2023-06-17T10-30-00-03-00/630_360_1686986841-371.jpg" xlink:type="simple" xlink:show="embed" xlink:actuate="onLoad" draw:mime-type="image/jpeg"/>
</draw:frame>
2023年6月16日至19日在Chachak(塞尔维亚)将举行世界健身冠军，乌克兰人参加。</text:p>
      <text:p text:style-name="P4">
乌克兰代表团成员抵达塞尔维亚，了解到健身和健美联合会和比赛的组织委员会使俄罗斯队允许参加比赛。 乌克兰国家队<text:a xlink:type="simple" xlink:href="https://www.facebook.com/minmolodsport/" text:style-name="Internet_20_link" text:visited-style-name="Visited_20_Internet_20_Link">
批准</text:a>
报道说，坚定不移的解决方案是抵制竞争的。</text:p>
      <text:p text:style-name="P4">
<text:span text:style-name="T4">
另请阅读：</text:span>
 [欧洲游戏：历史(https://www.ukrinform.ua/rubric-sports/3724083-evropejski-igri-istoria-vistupiv-ukrainskih-zbirnih-z-basketbolu-3h3.html)“我们了解到，一支俄罗斯队被录取了比赛。 我们证明，俄罗斯在世界杯上承认。 在乌克兰，现在的战争被杀害，儿童被杀，同时国际健身和健美联合会接受了来自俄罗斯的运动员的广泛拥抱。我们希望将来不允许俄罗斯的运动员。没有俄罗斯运动员的地方。</text:p>
      <text:p text:style-name="P4">
照片：facebook.com/minmolodsport。</text:p>
      <text:p text:style-name="P4">
News Source: <text:a xlink:type="simple" xlink:href="https://www.ukrinform.ua/rubric-sports/3724099-zbirna-ukraini-z-ditacogo-fitnesu-ne-vistupatime-na-cs-cerez-dopusk-rosii.html" text:style-name="Internet_20_link" text:visited-style-name="Visited_20_Internet_20_Link">
https://www.ukrinform.ua/rubric-sports/3724099-zbirna-ukraini-z-ditacogo-fitnesu-ne-vistupatime-na-cs-cerez-dopusk-rosii.html</text:a>
</text:p>
      <!--NEWS-->
      <text:h text:style-name="P10" text:outline-level="1">
<text:span text:style-name="T4">
35座建筑物在尼古拉地区仍然被洪水淹没</text:span>
</text:h>
      <text:p text:style-name="P4">
作者: Ukrinform (Person)</text:p>
      <text:p text:style-name="P4">
出版商: Укринформ (Organization)</text:p>
      <text:p text:style-name="P4">
出版时间: 2023-06-17T10:30:34+03:00</text:p>
      <text:p text:style-name="P4">
修改时间: 2023-06-17T10:30:34+03:00</text:p>
      <text:p text:style-name="P4">
描述: 由于俄罗斯军队的爆炸，在尼古莱地区，卡科夫卡水力发电厂仍被35座建筑物淹没。  - 乌克林。</text:p>
      <text:p text:style-name="P4">
图片: ['<text:a xlink:type="simple" xlink:href="https://static.ukrinform.com/photos/2023_06/thumb_files/630_360_1686986980-949.jpg" text:style-name="Internet_20_link" text:visited-style-name="Visited_20_Internet_20_Link">
630_360_16869...</text:a>
']</text:p>
      <text:p text:style-name="P4">
标签: ['Миколаївщина', 'Каховська ГЕС', 'Підтоплення']</text:p>
      <text:p text:style-name="P4">
类型: Article</text:p>
      <!--METADATA-->
      <text:p text:style-name="P4">
<draw:frame draw:style-name="fr1" draw:name="Image49" text:anchor-type="as-char" svg:width="6.9236in" svg:height="3.956343in" draw:z-index="0">
<draw:image xlink:href="../Images/yкринформ/2023-06-17T10-30-34-03-00/630_360_1686986980-949.jpg" xlink:type="simple" xlink:show="embed" xlink:actuate="onLoad" draw:mime-type="image/jpeg"/>
</draw:frame>
由于俄罗斯军队的丹科夫斯基水力发电国家炸毁了35座建筑物，俄罗斯军队仍在提交。</text:p>
      <text:p text:style-name="P4">
根据乌克林福姆的说法，州紧急服务在[电报]中报告(https://t.me/dsns_telegram/17774?single)。</text:p>
      <text:p text:style-name="P4">
“截至6月17日08:00，[Bashtansky District]的私人家庭领土上的马，井，地下室，井，井，地下室仍在6月17日被淹没。(https://www.ukrinform.ua/tag-mikolaivsina)”， - 在消息中说。</text:p>
      <text:p text:style-name="P4">
运营总部正在Snihurivka运营，以消除后果。 创建了工作区：在Afanasiyivka，Novovasilovka和Pavlovka的村庄中。</text:p>
      <text:p text:style-name="P4">
<text:span text:style-name="T4">
另请阅读：</text:span>
 <text:a xlink:type="simple" xlink:href="https://www.ukrinform.ua/rubric-other_news/3723932-veresuk-postrazdali-vid-pidtoplen-ziteli-hersonsini-i-mikolaivsini-otrimaut-razovu-viplatu.html" text:style-name="Internet_20_link" text:visited-style-name="Visited_20_Internet_20_Link">
Vereshchuk：Kherson地区和<text:span text:style-name="T4">
 Mykolaiv地区的受害者</text:span>
将获得一笔付款</text:a>
总体而言，自从Afanasiyivka村的工作开始以来，救援人员已被154人救出，其中7个孩子和村庄都被救出。 Novovasylivka 8人。</text:p>
      <text:p text:style-name="P4">
6月16日，在9个定居点进行了水抽水：Grechanivka村，p。 Novosofiyivka，村。 Mikhailivka，村。 Afanasivka，村。 Yuriivka，Novovasylivka村，村。 Galaganivka，村。 伊丽莎白，村。 快乐的角落。</text:p>
      <text:p text:style-name="P4">
此外，州紧急服务部门吸引了38人和11件设备。</text:p>
      <text:p text:style-name="P4">
<text:span text:style-name="T4">
另请阅读：</text:span>
 <text:a xlink:type="simple" xlink:href="https://www.ukrinform.ua/rubric-regions/3723824-pisla-pidrivu-kahovskoi-ges-z-mikolaivsini-evakuuvali-do-tisaci-ludej.html" text:style-name="Internet_20_link" text:visited-style-name="Visited_20_Internet_20_Link">
从Mykolaiv地区撤离医生的Kakhovka水力发电站破坏后</text:a>
357立方米的水，拥有21个房屋所有权(酒窖-13，井-11，码-1). Надано допомогу 80 особам.</text:p>
      <text:p text:style-name="P4">
Загалом вже відкачано 1780 куб м з 109 домоволодінь.</text:p>
      <text:p text:style-name="P4">
Як повідомляв Укрінформ, у Херсонській області внаслідок підриву російськоюармією Каховської ГЕС <text:a xlink:type="simple" xlink:href="https://www.ukrinform.ua/rubric-ato/3724078-na-hersonsini-zalisautsa-pidtoplenimi-28-naselenih-punktiv-z-nih-17-na-zahoplenij-teritorii.html" text:style-name="Internet_20_link" text:visited-style-name="Visited_20_Internet_20_Link">
 залишаються підтопленими</text:a>
28个定居点，其中17个临时捕获的领土。  照片：SES，Telegram_</text:p>
      <text:p text:style-name="P4">
News Source: <text:a xlink:type="simple" xlink:href="https://www.ukrinform.ua/rubric-regions/3724100-na-mikolaivsini-zalisautsa-pidtoplenimi-35-budivel.html" text:style-name="Internet_20_link" text:visited-style-name="Visited_20_Internet_20_Link">
https://www.ukrinform.ua/rubric-regions/3724100-na-mikolaivsini-zalisautsa-pidtoplenimi-35-budivel.html</text:a>
</text:p>
      <!--NEWS-->
      <text:h text:style-name="P10" text:outline-level="1">
<text:span text:style-name="T4">
在切尔尼夫（Chernihiv）将被向电影院展示“城市及其英雄”</text:span>
</text:h>
      <text:p text:style-name="P4">
作者: Ukrinform (Person)</text:p>
      <text:p text:style-name="P4">
出版商: Укринформ (Organization)</text:p>
      <text:p text:style-name="P4">
出版时间: 2023-06-17T10:37:00+03:00</text:p>
      <text:p text:style-name="P4">
修改时间: 2023-06-17T10:37:00+03:00</text:p>
      <text:p text:style-name="P4">
描述: 在周六的切尔尼希夫（Chernihiv），将举行六部纪录片“城市及其英雄”电影的电影《年历》。 对于每个城市，他的英雄都被选中。  - 乌克林。</text:p>
      <text:p text:style-name="P4">
图片: ['<text:a xlink:type="simple" xlink:href="https://static.ukrinform.com/photos/2023_06/thumb_files/630_360_1686980252-913.jpg" text:style-name="Internet_20_link" text:visited-style-name="Visited_20_Internet_20_Link">
630_360_16869...</text:a>
']</text:p>
      <text:p text:style-name="P4">
标签: ['Кіно', 'Волонтери', 'Чернігів', 'Фотовиставка', 'Війна з Росією']</text:p>
      <text:p text:style-name="P4">
类型: Article</text:p>
      <!--METADATA-->
      <text:p text:style-name="P4">
<draw:frame draw:style-name="fr1" draw:name="Image50" text:anchor-type="as-char" svg:width="6.9236in" svg:height="3.956343in" draw:z-index="0">
<draw:image xlink:href="../Images/yкринформ/2023-06-17T10-37-00-03-00/630_360_1686980252-913.jpg" xlink:type="simple" xlink:show="embed" xlink:actuate="onLoad" draw:mime-type="image/jpeg"/>
</draw:frame>
周六，将举行六部纪录片“城市及其英雄”电影《电影历史》的首映。 对于每个城市，他的英雄都被选中。</text:p>
      <text:p text:style-name="P4">
在[Facebook]的项目页面上报告了这一点(https://www.facebook.com/events/277300481356003)，报道乌克林福姆。</text:p>
      <text:p text:style-name="P4">
“城市及其英雄”项目的目的是展示有关乌克兰人民女主角的全部真相，以及将普通人转变为真正的英雄。 乌克兰城镇 - 哈尔基夫，尼古拉夫，切尔尼希夫，奥克斯塔卡，巴什坦卡·塔瓦科 - 他的英雄为纪录片[电影]选中了他的英雄(https://www.ukrinform.ua/tag-kino)关于这座城市。 每部电影都揭示了自己的志愿服务，效率和热爱的页面，对乌克兰人的国家，”  - 在一条消息中。</text:p>
      <text:p text:style-name="P4">
文件已经在Bashtanka，Okhtyrka，Ivanko，Kharkiv Tamikolaev显示。 然后，该项目将在基辅和利维夫中显示。</text:p>
      <text:p text:style-name="P4">
<text:span text:style-name="T4">
另请阅读：</text:span>
 <text:a xlink:type="simple" xlink:href="https://www.ukrinform.ua/rubric-culture/3722556-film-20-dniv-u-mariupoli-vzav-nagorodi-na-docudays-ua.html" text:style-name="Internet_20_link" text:visited-style-name="Visited_20_Internet_20_Link">
<text:span text:style-name="T4">
电影</text:span>
“ 20 <text:span text:style-name="T4">
天</text:span>
 u <text:span text:style-name="T4">
 mariupol </text:span>
” <text:span text:style-name="T4">
获得</text:span>
奖励<text:span text:style-name="T4">
 </text:span>
 docudays ** ua</text:a>
在介绍有关六个乌克兰城市的纪录片的框架内，这是一个摄影展览，该展览有效期为6月10日至6月17日，在切尔尼希夫(Chernihiv)的《英雄小巷》上。 它是由俄罗斯入侵影响的六个乌克兰城市拍摄的照片。</text:p>
      <text:p text:style-name="P4">
在切尔尼希夫(Chernihiv)，摄影展览英雄是志愿者Olena Kotenko，撰稿人Orlov，SES员工Maxim Zhilko，音乐家和志愿者Igor Khonin，创伤学院Chernihiv City Hospital№2Bogdanii的创伤部主管，Arartura，Arartura，Arartura，Arartura，Arartura，Arartucu，Arartucu，Arartuco，Arartuco，Arturucu，Arturucu，Arturucu，Arturouco，Arturuco，Arturucu，Arturucu，Arturuco，Arturuco Arturoc。</text:p>
      <text:p text:style-name="P4">
*!(https://www.ukrinform.ua/rubric-regions/3715569-u-harkivskomu-metro-vidkrilasa-fotovistavka-u-ramkah-proektu-mista-ta-ihni-geroi.html)该项目是在美国国际开发署对乌克兰的经济支持的协助下实施的。</text:p>
      <text:p text:style-name="P4">
如<text:a xlink:type="simple" xlink:href="https://www.ukrinform.ua/rubric-regions/3715569-u-harkivskomu-metro-vidkrilasa-fotovistavka-u-ramkah-proektu-mista-ta-ihni-geroi.html" text:style-name="Internet_20_link" text:visited-style-name="Visited_20_Internet_20_Link">
报道</text:a>
乌克林福姆(Ukrinform)在5月底，在宪法和历史博物馆的哈尔基夫(Kharkiv)地铁穿越时开设了照片展览，这是“城市及其英雄”项目的一部分。</text:p>
      <text:p text:style-name="P4">
News Source: <text:a xlink:type="simple" xlink:href="https://www.ukrinform.ua/rubric-culture/3724060-u-cernigovi-pokazut-kinoalmanah-mista-ta-ihni-geroi.html" text:style-name="Internet_20_link" text:visited-style-name="Visited_20_Internet_20_Link">
https://www.ukrinform.ua/rubric-culture/3724060-u-cernigovi-pokazut-kinoalmanah-mista-ta-ihni-geroi.html</text:a>
</text:p>
      <!--NEWS-->
      <text:h text:style-name="P10" text:outline-level="1">
<text:span text:style-name="T4">
在黑海，有两个俄罗斯火箭发射器，有16个“口径”</text:span>
</text:h>
      <text:p text:style-name="P4">
作者: Ukrinform (Person)</text:p>
      <text:p text:style-name="P4">
出版商: Укринформ (Organization)</text:p>
      <text:p text:style-name="P4">
出版时间: 2023-06-17T10:44:00+03:00</text:p>
      <text:p text:style-name="P4">
修改时间: 2023-06-17T10:44:00+03:00</text:p>
      <text:p text:style-name="P4">
描述: 俄罗斯在黑海持有五艘船，其中包括两辆碳水化合物载体，共16枚导弹。  - 乌克林。</text:p>
      <text:p text:style-name="P4">
图片: ['<text:a xlink:type="simple" xlink:href="https://static.ukrinform.com/photos/2022_11/thumb_files/630_360_1668767285-756.jpg" text:style-name="Internet_20_link" text:visited-style-name="Visited_20_Internet_20_Link">
630_360_16687...</text:a>
']</text:p>
      <text:p text:style-name="P4">
标签: ['Ракета', ' Чорне море', 'Корабель', 'Війна з Росією']</text:p>
      <text:p text:style-name="P4">
类型: Article</text:p>
      <!--METADATA-->
      <text:p text:style-name="P4">
<draw:frame draw:style-name="fr1" draw:name="Image51" text:anchor-type="as-char" svg:width="6.9236in" svg:height="3.956343in" draw:z-index="0">
<draw:image xlink:href="../Images/yкринформ/2023-06-17T10-44-00-03-00/630_360_1668767285-756.jpg" xlink:type="simple" xlink:show="embed" xlink:actuate="onLoad" draw:mime-type="image/jpeg"/>
</draw:frame>
它将在黑海的黑海中容纳五艘船，其中包括口径有翼火箭的两个岩石，总凌空抽射为16枚导弹。</text:p>
      <text:p text:style-name="P4">
根据乌克林福姆的说法，在[Facebook]上(http://www.facebook.com/navy.mil.gov.ua/posts/pfbid028uxfYpvRKtqyyQ4BeegQbUUYk7FfXSEmTkgddwdZWFNqfaTXtrXwbYMEiHfEnYffl)乌克兰武装部队的海军报告。</text:p>
      <text:p text:style-name="P4">
“在黑海中，有5艘敌船在战斗义务中(https://www.ukrinform.ua/tag-raketa)”， - 消息读取。</text:p>
      <text:p text:style-name="P4">
海里有一艘敌方船。 在地中海，有8艘敌船，包括碳火箭，共16枚导弹。</text:p>
      <text:p text:style-name="P4">
<text:span text:style-name="T4">
另请阅读：</text:span>
 [空中国防军有反船上的火箭-35  -  ** Ignati(https://www.ukrinform.ua/rubric-ato/3723335-sili-ppo-maut-zasobi-dla-zbitta-protikorabelnih-raket-h35-ignat.html)正如乌克林福姆报道的，空军<text:a xlink:type="simple" xlink:href="https://www.ukrinform.ua/rubric-ato/3724101-povitrani-sili-poperedzaut-pro-zagrozu-zastosuvanna-balisticnogo-ozbroenna-u-troh-oblastah.html" text:style-name="Internet_20_link" text:visited-style-name="Visited_20_Internet_20_Link">
警告</text:a>
关于俄罗斯对Udnipropetrovsk弹道武器的威胁，Zaporizhia，Donetsk地区。</text:p>
      <text:p text:style-name="P4">
News Source: <text:a xlink:type="simple" xlink:href="https://www.ukrinform.ua/rubric-ato/3724102-u-cornomu-mori-perebuvaut-dva-rosijski-raketonosii-z-16-kalibrami.html" text:style-name="Internet_20_link" text:visited-style-name="Visited_20_Internet_20_Link">
https://www.ukrinform.ua/rubric-ato/3724102-u-cornomu-mori-perebuvaut-dva-rosijski-raketonosii-z-16-kalibrami.html</text:a>
</text:p>
      <!--NEWS-->
      <text:h text:style-name="P10" text:outline-level="1">
<text:span text:style-name="T4">
电影《我，妮娜》的乌克兰首映式在切尔尼夫特举行</text:span>
</text:h>
      <text:p text:style-name="P4">
作者: Ukrinform (Person)</text:p>
      <text:p text:style-name="P4">
出版商: Укринформ (Organization)</text:p>
      <text:p text:style-name="P4">
出版时间: 2023-06-17T10:51:00+03:00</text:p>
      <text:p text:style-name="P4">
修改时间: 2023-06-17T10:51:00+03:00</text:p>
      <text:p text:style-name="P4">
描述: 在切尔尼维西（Chernivtsi），电影《我，妮娜》（I，Nina）的乌克兰首映式导演了玛丽莎·尼克蒂克（Marisa Nikityuk）。 该节目正式打开了电影节“ Mykolaychuk Open”。  - 乌克林。</text:p>
      <text:p text:style-name="P4">
图片: ['<text:a xlink:type="simple" xlink:href="https://static.ukrinform.com/photos/2023_06/thumb_files/630_360_1686988164-933.jpg" text:style-name="Internet_20_link" text:visited-style-name="Visited_20_Internet_20_Link">
630_360_16869...</text:a>
', '<text:a xlink:type="simple" xlink:href="https://static.ukrinform.com/photos/2023_06/1686988165-228.jpg" text:style-name="Internet_20_link" text:visited-style-name="Visited_20_Internet_20_Link">
1686988165-22...</text:a>
']</text:p>
      <text:p text:style-name="P4">
标签: ['Іван Миколайчук', 'Кіно', 'Чернівці', 'Кінофестиваль']</text:p>
      <text:p text:style-name="P4">
类型: Article</text:p>
      <!--METADATA-->
      <text:p text:style-name="P4">
<draw:frame draw:style-name="fr1" draw:name="Image53" text:anchor-type="as-char" svg:width="6.9236in" svg:height="3.956343in" draw:z-index="0">
<draw:image xlink:href="../Images/yкринформ/2023-06-17T10-51-00-03-00/630_360_1686988164-933.jpg" xlink:type="simple" xlink:show="embed" xlink:actuate="onLoad" draw:mime-type="image/jpeg"/>
</draw:frame>
导演Marisinikituk的电影《 I，Nina》的乌克兰首映式发生了。 该节目正式打开了电影节“ Mykolaychuk Open”。</text:p>
      <text:p text:style-name="P4">
这是乌克利福通讯员的报道。</text:p>
      <text:p text:style-name="P4">
<draw:frame draw:style-name="fr1" draw:name="Image54" text:anchor-type="as-char" svg:width="6.9236in" svg:height="3.89773in" draw:z-index="0">
<draw:image xlink:href="../Images/yкринформ/2023-06-17T10-51-00-03-00/1686988165-228.jpg" xlink:type="simple" xlink:show="embed" xlink:actuate="onLoad" draw:mime-type="image/jpeg"/>
</draw:frame>
这部电影讲述了一位著名的电视明星的生活，他患有癌症会抑制这种致命的疾病。 电影院是根据著名电视节目主持人Janina Sokolova的个人历史拍摄的。</text:p>
      <text:p text:style-name="P4">
<draw:frame draw:style-name="fr1" draw:name="Image55" text:anchor-type="as-char" svg:width="6.9236in" svg:height="3.89773in" draw:z-index="0">
<draw:image xlink:href="../Images/yкринформ/2023-06-17T10-51-00-03-00/1686988165-228.jpg" xlink:type="simple" xlink:show="embed" xlink:actuate="onLoad" draw:mime-type="image/jpeg"/>
</draw:frame>
For the first time to introduce his film to Chernivtsi in Chernivtsi, his creators - directed by Maria Nikityuk, producerkiyanin Sokolova and Yulia Sinkevich and the perpetrators of the main roles Ksenia Khizhniak, Alexei Trititenko, Max Panchenko and Lilia Nesterenko came to the Ukrainian audience.</text:p>
      <text:p text:style-name="P4">
<text:span text:style-name="T4">
另请阅读：</text:span>
 <text:a xlink:type="simple" xlink:href="https://www.ukrinform.ua/rubric-culture/3722347-mavka-zibrala-v-ukrainskomu-prokati-vze-ponad-150-miljoniv.html" text:style-name="Internet_20_link" text:visited-style-name="Visited_20_Internet_20_Link">
“ <text:span text:style-name="T4">
 mavka </text:span>
”在乌克兰票房收集了超过1.5亿张</text:a>
“我们非常高兴，这一刻是在我们电影的生活中。 这是我们生活时间的非常正确的历史。 这是斗争，力量，意志，爱，绝望，最终击败自己的故事。 他们被列入这个故事，值得生活，无论发生什么事，都是一个好时机，相信和爱，并确保善良会赢得胜利。</text:p>
      <text:p text:style-name="P4">
电影的导演玛丽亚·尼基克(Maria Nikityuk)承认，现在，战争期间，这个故事对她的内容与武器的开头显示了不同的内容。</text:p>
      <text:p text:style-name="P4">
“我们已经处于最后阶段，只有2月24日才保持视觉效果。 很长一段时间以来，我认为我们不会制作这部电影并展示它。 像艺术家一样，有一段未知的时期和轰动。 毕竟，电影院不会阻止球和暴力。 但是后来意识到需要艺术。 它也是前后的前线，甚至是最后的防守线，后者是后方的。 因为即使我们都死了，它也会被拍摄或写诗歌。 这就是为什么我很高兴今天仍会向乌克兰观众展示电影的原因。</text:p>
      <text:p text:style-name="P4">
<text:span text:style-name="T4">
另请阅读：</text:span>
 <text:a xlink:type="simple" xlink:href="https://www.ukrinform.ua/rubric-culture/3723936-za-motivami-multfilmu-mavka-lisova-pisna-planuut-znati-serial.html" text:style-name="Internet_20_link" text:visited-style-name="Visited_20_Internet_20_Link">
基于卡通“ <text:span text:style-name="T4">
 mavka </text:span>
。 森林歌曲»计划取消系列赛</text:a>
</text:p>
      <text:p text:style-name="P4">
据报道，在6月15日至6月20日，在切尔尼夫西(Chernivtsi)举行了“ mykolaychuk Open”音乐节。 在上面[展示八个乌克兰普雷米]](https://www.ukrinform.ua/rubric-culture/3718673-na-kinofestivali-mikolajcuk-open-u-cernivcah-pokazut-visim-ukrainskih-premer.html) .</text:p>
      <text:p text:style-name="P4">
News Source: <text:a xlink:type="simple" xlink:href="https://www.ukrinform.ua/rubric-culture/3724105-u-cernivcah-vidbulasa-ukrainska-premera-filmu-a-nina.html" text:style-name="Internet_20_link" text:visited-style-name="Visited_20_Internet_20_Link">
https://www.ukrinform.ua/rubric-culture/3724105-u-cernivcah-vidbulasa-ukrainska-premera-filmu-a-nina.html</text:a>
</text:p>
      <!--NEWS-->
      <text:h text:style-name="P10" text:outline-level="1">
<text:span text:style-name="T4">
联合国乌克兰国际法院将在乌克兰针对俄罗斯联邦做出决定时预测外交部</text:span>
</text:h>
      <text:p text:style-name="P4">
作者: Ukrinform (Person)</text:p>
      <text:p text:style-name="P4">
出版商: Укринформ (Organization)</text:p>
      <text:p text:style-name="P4">
出版时间: 2023-06-17T10:52:00+03:00</text:p>
      <text:p text:style-name="P4">
修改时间: 2023-06-17T21:52:00+03:00</text:p>
      <text:p text:style-name="P4">
描述: 联合国国际法院的裁决可能是许多决议中的第一个决议，这些决议将承认俄罗斯违反国际法，并且可以进行大约半年或更多的时间。  - 乌克林。</text:p>
      <text:p text:style-name="P4">
图片: ['<text:a xlink:type="simple" xlink:href="https://static.ukrinform.com/photos/2023_06/thumb_files/630_360_1686771638-454.jpg" text:style-name="Internet_20_link" text:visited-style-name="Visited_20_Internet_20_Link">
630_360_16867...</text:a>
']</text:p>
      <text:p text:style-name="P4">
标签: ['МЗС', 'Україна', 'Міжнародний суд ООН', 'Росія', 'Україна проти Росії']</text:p>
      <text:p text:style-name="P4">
类型: Article</text:p>
      <!--METADATA-->
      <text:p text:style-name="P4">
<draw:frame draw:style-name="fr1" draw:name="Image56" text:anchor-type="as-char" svg:width="6.9236in" svg:height="3.956343in" draw:z-index="0">
<draw:image xlink:href="../Images/yкринформ/2023-06-17T10-52-00-03-00/630_360_1686771638-454.jpg" xlink:type="simple" xlink:show="embed" xlink:actuate="onLoad" draw:mime-type="image/jpeg"/>
</draw:frame>
联合国乌克兰国际法院可能是许多决议中的第一项，这些决议将承认俄罗斯违反国际法，并且可能需要一年多的时间。</text:p>
      <text:p text:style-name="P4">
据乌克林福姆(Ukrinform)称，乌克兰安东·科尼维奇(Anton Korinevich)部委特别命令的大使报道[乌克兰广播电台。(https://ukr.radio/news.html?newsID=101675&amp;fbclid=IwAR1v3KGwLjnqQt6hK4UioRDUu3J9B-frX8JaOIo90mR4bEX26lB1QnJirx4)“这是第一个在国际司法机构中的乌克兰反对俄罗斯的案件”，这是本质上是乌克兰广播电台大使在联合国法院安东·科里尼维奇(Anton Korinevich)乌克兰特工乌克兰特殊工作中指出的，并评论了完成在公开听证会上的评论。乌克兰国际法院，邮件中。</text:p>
      <text:p text:style-name="P4">
<text:span text:style-name="T4">
另请阅读：</text:span>
 <text:span text:style-name="T4">
 <text:a xlink:type="simple" xlink:href="https://www.ukrinform.ua/rubric-polytics/3723008-rosia-u-gaazi-zaklikala-miznarodnij-sud-oon-vidhiliti-vimogi-ukraini.html" text:style-name="Internet_20_link" text:visited-style-name="Visited_20_Internet_20_Link">
海牙的俄罗斯称为联合国国际乌克兰偏差法院</text:a>
</text:span>
</text:p>
      <text:p text:style-name="P4">
据科尼维奇(Korinevich)称，联合国国际法院的裁决可能是许多决议中的第一个幸存下来，这些决议将承认俄罗斯违反国际法。 联合国国际法院被指控俄罗斯联邦违反了两次公约 - 恐怖主义融资证明和消除各种形式的种族存在。 传统上，从口头听证会结束之日起，从本质上讲，该决定约为半年或多一点。</text:p>
      <text:p text:style-name="P4">
科尼维奇说：“我认为我们可以在这段时间内数到某个地方。”</text:p>
      <text:p text:style-name="P4">
<text:span text:style-name="T4">
另请阅读：</text:span>
 <text:span text:style-name="T4">
 <text:a xlink:type="simple" xlink:href="https://www.ukrinform.ua/rubric-polytics/3722018-ukraina-ocikue-so-risenna-miznarodnogo-sudu-oon-viavit-porusenna-rf-dvoh-konvencij-korinevic.html" text:style-name="Internet_20_link" text:visited-style-name="Visited_20_Internet_20_Link">
乌克兰预计乌克兰国际法院的裁决将违反违反俄罗斯联合会两次公约的行为</text:a>
</text:span>
</text:p>
      <text:p text:style-name="P4">
正如乌克林福姆(Ukrinform)报道的那样，6月，联合国国际法院在俄罗斯违反了对恐怖主义打击和禁止各种形式的种族歧视的公约的情况下进行了宣传。 各方的矮人发生：6月6日至12日，乌克兰法律团队将于6月8日，6月14日 - 俄罗斯 - 俄罗斯。</text:p>
      <text:p text:style-name="P4">
2017年1月16日，乌克兰针对国际法院提起诉讼，反对俄罗斯违反《禁止筹款恐怖主义和种族歧视公约》的公约。<text:span text:style-name="T4">
另请阅读：</text:span>
 <text:span text:style-name="T4">
 [乌克兰案件案。(https://www.ukrinform.ua/rubric-polytics/3722866-sprava-ukraina-proti-rosii-u-miznarodnomu-sudi-oon-cetvertij-den-publicnih-sluhan.html)</text:span>
</text:p>
      <text:p text:style-name="P4">
俄罗斯提出的指控包括：提供武器和非助攻的其他援助； Reismh-17撞击马来西亚航空公司； 炮击玛丽upol和克拉曼托克的住宅区； 在沃尔诺瓦卡附近的一辆繁忙的客车破坏； 哈尔基夫的维和人员期间爆炸； 对乌克兰和克里米亚塔塔尔社区的歧视；禁止克里米亚塔塔尔人民的活动； 失踪，谋杀，未经授权的搜查，拘留的浪潮； 教学乌克兰ICAN TATAR语言的限制。</text:p>
      <text:p text:style-name="P4">
News Source: <text:a xlink:type="simple" xlink:href="https://www.ukrinform.ua/rubric-polytics/3724300-v-mzs-sprognozuvali-koli-miznarodnij-sud-oon-uhvalit-risenna-u-spravi-ukraina-proti-rf.html" text:style-name="Internet_20_link" text:visited-style-name="Visited_20_Internet_20_Link">
https://www.ukrinform.ua/rubric-polytics/3724300-v-mzs-sprognozuvali-koli-miznarodnij-sud-oon-uhvalit-risenna-u-spravi-ukraina-proti-rf.html</text:a>
</text:p>
      <!--NEWS-->
      <text:h text:style-name="P10" text:outline-level="1">
<text:span text:style-name="T4">
赫尔森地区的选定水样显示了两个指标</text:span>
</text:h>
      <text:p text:style-name="P4">
作者: Ukrinform (Person)</text:p>
      <text:p text:style-name="P4">
出版商: Укринформ (Organization)</text:p>
      <text:p text:style-name="P4">
出版时间: 2023-06-17T10:57:16+03:00</text:p>
      <text:p text:style-name="P4">
修改时间: 2023-06-17T10:57:16+03:00</text:p>
      <text:p text:style-name="P4">
描述: 如前几天一样，赫森地区选定的水样显示了两个指标。  - 乌克林。</text:p>
      <text:p text:style-name="P4">
图片: ['<text:a xlink:type="simple" xlink:href="https://static.ukrinform.com/photos/2023_06/thumb_files/630_360_1686682032-707.jpg" text:style-name="Internet_20_link" text:visited-style-name="Visited_20_Internet_20_Link">
630_360_16866...</text:a>
']</text:p>
      <text:p text:style-name="P4">
标签: ['Херсонщина', 'Вода', 'Каховська ГЕС', 'Екоцид']</text:p>
      <text:p text:style-name="P4">
类型: Article</text:p>
      <!--METADATA-->
      <text:p text:style-name="P4">
<draw:frame draw:style-name="fr1" draw:name="Image57" text:anchor-type="as-char" svg:width="6.9236in" svg:height="3.956343in" draw:z-index="0">
<draw:image xlink:href="../Images/yкринформ/2023-06-17T10-57-16-03-00/630_360_1686682032-707.jpg" xlink:type="simple" xlink:show="embed" xlink:actuate="onLoad" draw:mime-type="image/jpeg"/>
</draw:frame>
赫森地区的选定水测试显示出两个指标以及接下来的几天。</text:p>
      <text:p text:style-name="P4">
关于<text:a xlink:type="simple" xlink:href="http://t.me/khersonskaODA/7042" text:style-name="Internet_20_link" text:visited-style-name="Visited_20_Internet_20_Link">
电报</text:a>
报道说，库尔森地区军事管理局报道。</text:p>
      <text:p text:style-name="P4">
“我们每天控制水状况。 6月16日选择的样本显示了两个指标的预付款，如前几天。”证词写道。</text:p>
      <text:p text:style-name="P4">
值得注意的是，在安东诺夫铁路桥(Antonov Railway Bridge)区域的DNIEPER中，水的悬浮物质增加了1.44倍，在1.9中 - 铁提升，溶解氧 - 正常。</text:p>
      <text:p text:style-name="P4">
<text:span text:style-name="T4">
另请阅读：</text:span>
 [<text:a xlink:type="simple" xlink:href="https://www.ukrinform.ua/rubric-society/3723358-pik-zahvoruvanosti-na-gostri-kiskovi-infekcii-ocikuetsa-u-lipniserpni-moz.html" text:style-name="Internet_20_link" text:visited-style-name="Visited_20_Internet_20_Link">
7月至8月 - 莫恩预计的急性肠道感染的峰值发病率</text:a>
在达里夫卡附近进行了英格卡的水研究。 结果表明，悬浮物质过量的过量增加了1.28倍，总铁超过2倍，未检测到Ingulka的放电。 溶解的氧为3.10 mg/dm3，标准至少为4.00 mg/dm3。</text:p>
      <text:p text:style-name="P4">
OVA回忆说，研究是由南部地区国家环境检查局的专家进行的。</text:p>
      <text:p text:style-name="P4">
它强调，关于[赫森地区]水状态的许多视频开始在网络上传播(https://www.ukrinform.ua/tag-hersonsina)，但仅使用可靠的信息来源。 政府说：“检查某人“专家”，以及提到的资源中是否有类似的陈述。”</text:p>
      <text:p text:style-name="P4">
<text:span text:style-name="T4">
另请阅读：</text:span>
 <text:a xlink:type="simple" xlink:href="https://www.ukrinform.ua/rubric-society/3723140-kipatinna-i-znezarazenna-tabletkami-ne-pozbavlae-vodi-himicnogo-zabrudnenna-moz.html" text:style-name="Internet_20_link" text:visited-style-name="Visited_20_Internet_20_Link">
煮沸和消毒，不会剥夺无水污染 - 卫生部</text:a>
正如乌克林福姆报道的那样，俄罗斯联邦的部队在6月6日晚上破坏了卡克霍夫斯卡亚大麻大坝。 该电台无法恢复。 在赫尔森地区，救援机器人被人口撤离洪水。</text:p>
      <text:p text:style-name="P4">
News Source: <text:a xlink:type="simple" xlink:href="https://www.ukrinform.ua/rubric-regions/3724107-vidibrani-probi-vodi-na-hersonsini-pokazuut-perevisenna-za-dvoma-pokaznikami.html" text:style-name="Internet_20_link" text:visited-style-name="Visited_20_Internet_20_Link">
https://www.ukrinform.ua/rubric-regions/3724107-vidibrani-probi-vodi-na-hersonsini-pokazuut-perevisenna-za-dvoma-pokaznikami.html</text:a>
</text:p>
      <!--NEWS-->
      <text:h text:style-name="P10" text:outline-level="1">
<text:span text:style-name="T4">
在俄罗斯，反对战争的董事被宣布</text:span>
</text:h>
      <text:p text:style-name="P4">
作者: Ukrinform (Person)</text:p>
      <text:p text:style-name="P4">
出版商: Укринформ (Organization)</text:p>
      <text:p text:style-name="P4">
出版时间: 2023-06-17T11:04:00+03:00</text:p>
      <text:p text:style-name="P4">
修改时间: 2023-06-17T11:04:00+03:00</text:p>
      <text:p text:style-name="P4">
描述: 俄罗斯联合会司法部已进入外国代理人Vitaliy Mansky，Leo Schlosberg的反对派政策和经济学家Sergei Alexashenko登记册。  - 乌克林。</text:p>
      <text:p text:style-name="P4">
图片: ['<text:a xlink:type="simple" xlink:href="https://static.ukrinform.com/photos/2016_07/thumb_files/630_360_1467733130-2503.jpg" text:style-name="Internet_20_link" text:visited-style-name="Visited_20_Internet_20_Link">
630_360_14677...</text:a>
']</text:p>
      <text:p text:style-name="P4">
标签: ['Україна', 'Агресія РФ', 'Росія', 'Режисер', 'Іноагент']</text:p>
      <text:p text:style-name="P4">
类型: Article</text:p>
      <!--METADATA-->
      <text:p text:style-name="P4">
<draw:frame draw:style-name="fr1" draw:name="Image58" text:anchor-type="as-char" svg:width="6.9236in" svg:height="3.956343in" draw:z-index="0">
<draw:image xlink:href="../Images/yкринформ/2023-06-17T11-04-00-03-00/630_360_1467733130-2503.jpg" xlink:type="simple" xlink:show="embed" xlink:actuate="onLoad" draw:mime-type="image/jpeg"/>
</draw:frame>
俄罗斯联邦司法部已进入局长维塔利扬斯基(Vitaliyansky)的外国代理人，利奥·施洛斯伯格(Leo Schlosberg)的反对派政策和经济学家塞尔吉亚·萨尔克森科(Sergiyalexashenko)。</text:p>
      <text:p text:style-name="P4">
正如乌克林福姆报道的那样，它报告了<text:a xlink:type="simple" xlink:href="https://www.interfax.ru/russia/906847" text:style-name="Internet_20_link" text:visited-style-name="Visited_20_Internet_20_Link">
Interfax</text:a>
。</text:p>
      <text:p text:style-name="P4">
据该部门称，曼斯基反对在乌克兰的战争，表示支持乌克兰当局，对俄罗斯联邦公民表示否定，并与纳粹德国确定。 他现在住在[俄罗斯]之外(https://www.ukrinform.ua/tag-rosia)。</text:p>
      <text:p text:style-name="P4">
在俄罗斯联邦中，经济学家Sergei Alexashenko的反对派政策也被认为是“税号”，记者“ Sever.Realia” Yulia Yulia'Yulia Paramonov Tapskovsk记者Svetlana Prokopiev。</text:p>
      <text:p text:style-name="P4">
目前，在[登记处的“ Inagents”登记册]中(https://minjust.gov.ru/uploaded/files/reestr-inostrannyih-agentov-16-06-2023.pdf)俄罗斯联邦司法部-621自然和法人。</text:p>
      <text:p text:style-name="P4">
*!(https://www.ukrinform.ua/rubric-world/3699115-u-rosii-viznali-inoagentom-golovu-bellingcat-hristo-grozeva.html)Vitaliy Mansky-A反对派公共活动的著名纪录片主管，俄罗斯最大的一年一度国际电影节“ Artdokfest”的组织者(在去年春季，据说它将不再发生在俄罗斯联邦).</text:p>
      <text:p text:style-name="P4">
Як повідомлялося, у 2023 році Манський разом з українським документалістом,волонтером-госпіталь’єром Євгеном Титаренком представив документальну стрічку"Східний фронт" про російську-українську війну. Картина була в конкурснійпрограмі Берлінале-2023, її прем’єра відбулася в річницю початку великої війни– 24 лютого.</text:p>
      <text:p text:style-name="P4">
News Source: <text:a xlink:type="simple" xlink:href="https://www.ukrinform.ua/rubric-world/3724109-u-rosii-ogolosili-inoagentom-rezisera-akij-vistupav-proti-vijni.html" text:style-name="Internet_20_link" text:visited-style-name="Visited_20_Internet_20_Link">
https://www.ukrinform.ua/rubric-world/3724109-u-rosii-ogolosili-inoagentom-rezisera-akij-vistupav-proti-vijni.html</text:a>
</text:p>
      <!--NEWS-->
      <text:h text:style-name="P10" text:outline-level="1">
<text:span text:style-name="T4">
Shevchenko：乌克兰在令人难以置信的比赛之后赢得了当之无愧的胜利</text:span>
</text:h>
      <text:p text:style-name="P4">
作者: Ukrinform (Person)</text:p>
      <text:p text:style-name="P4">
出版商: Укринформ (Organization)</text:p>
      <text:p text:style-name="P4">
出版时间: 2023-06-17T11:11:30+03:00</text:p>
      <text:p text:style-name="P4">
修改时间: 2023-06-17T11:11:30+03:00</text:p>
      <text:p text:style-name="P4">
描述: 现任总教练Sergei Rebrov的国家足球队Andriy Shevchenko的前任赛，他在国家队的首次亮相胜利。  - 乌克林。</text:p>
      <text:p text:style-name="P4">
图片: ['<text:a xlink:type="simple" xlink:href="https://static.ukrinform.com/photos/2023_06/thumb_files/630_360_1686989356-338.jpg" text:style-name="Internet_20_link" text:visited-style-name="Visited_20_Internet_20_Link">
630_360_16869...</text:a>
']</text:p>
      <text:p text:style-name="P4">
标签: ['Європа', 'Футбол', 'Ребров', 'Андрій Шевченко', 'Збірна України']</text:p>
      <text:p text:style-name="P4">
类型: Article</text:p>
      <!--METADATA-->
      <text:p text:style-name="P4">
<draw:frame draw:style-name="fr1" draw:name="Image59" text:anchor-type="as-char" svg:width="6.9236in" svg:height="3.956343in" draw:z-index="0">
<draw:image xlink:href="../Images/yкринформ/2023-06-17T11-11-30-03-00/630_360_1686989356-338.jpg" xlink:type="simple" xlink:show="embed" xlink:actuate="onLoad" draw:mime-type="image/jpeg"/>
</draw:frame>
现任首席首席Trender Sergei Rebrov的国家足球国家队Andriy Shevchenko的Exaster在国家队的首次亮相胜利。</text:p>
      <text:p text:style-name="P4">
在[Instagram]页面上(https://www.instagram.com/andriyshevchenko)据乌克林福姆(Ukrinform)报道，Shevchenko希望乌克兰国家队的球员进一步成功。</text:p>
      <text:p text:style-name="P4">
“今晚我们国家队的伟大比赛和性格。 下半场令人难以置信的比赛后，赢得了胜利。 我祝贺我们的教练Sergirererev的出色首次亮相和未来的第一场胜利!”  - 编写黄金球2004。</text:p>
      <text:p text:style-name="P4">
<text:span text:style-name="T4">
另请阅读：</text:span>
 [<text:a xlink:type="simple" xlink:href="https://www.ukrinform.ua/rubric-sports/3724093-vinger-zbirnoi-ukraini-mihajlo-mudrik-nikoli-ne-sumnivajtesa-u-meni.html" text:style-name="Internet_20_link" text:visited-style-name="Visited_20_Internet_20_Link">
乌克兰米哈伊尔·穆德里克(Mikhail Mudryk)国家队的WNGER：在我身上永远都不理解</text:a>
正如乌克林福姆报道的那样，雷布罗夫队在出口中击败了北马其顿(3：2).</text:p>
      <text:p text:style-name="P4">
Раніше у першому матчі кваліфікації до Євро-2024 збірна України поступиласяАнглії (0：2).</text:p>
      <text:p text:style-name="P4">
У наступному поєдинку відбору українці 19 червня зіграють з командою Мальти.</text:p>
      <text:p text:style-name="P4">
Фото: Getty Images.</text:p>
      <text:p text:style-name="P4">
News Source: <text:a xlink:type="simple" xlink:href="https://www.ukrinform.ua/rubric-sports/3724112-sevcenko-ukraina-zdobula-zasluzenu-peremogu-pisla-nejmovirnogo-vidigrasu.html" text:style-name="Internet_20_link" text:visited-style-name="Visited_20_Internet_20_Link">
https://www.ukrinform.ua/rubric-sports/3724112-sevcenko-ukraina-zdobula-zasluzenu-peremogu-pisla-nejmovirnogo-vidigrasu.html</text:a>
</text:p>
      <!--NEWS-->
      <text:h text:style-name="P10" text:outline-level="1">
<text:span text:style-name="T4">
迈克尔·乔丹（Michael Jordan）出售了夏洛特·戈恩茨（Charlotte Gornetss）</text:span>
</text:h>
      <text:p text:style-name="P4">
作者: Ukrinform (Person)</text:p>
      <text:p text:style-name="P4">
出版商: Укринформ (Organization)</text:p>
      <text:p text:style-name="P4">
出版时间: 2023-06-17T11:13:00+03:00</text:p>
      <text:p text:style-name="P4">
修改时间: 2023-06-17T11:13:00+03:00</text:p>
      <text:p text:style-name="P4">
描述: NBA灭绝和夏洛特·戈尔茨（Charlotte Gornets）的所有者迈克尔·乔丹（Michael Jordan）同意出售在美国篮球俱乐部的控制股份，他于2010年购买。  - 乌克林。</text:p>
      <text:p text:style-name="P4">
图片: ['<text:a xlink:type="simple" xlink:href="https://static.ukrinform.com/photos/2022_02/thumb_files/630_360_1645025574-121.jpg" text:style-name="Internet_20_link" text:visited-style-name="Visited_20_Internet_20_Link">
630_360_16450...</text:a>
']</text:p>
      <text:p text:style-name="P4">
标签: ['Баскетбол', 'НБА', 'Акції', 'Майкл Джордан']</text:p>
      <text:p text:style-name="P4">
类型: Article</text:p>
      <!--METADATA-->
      <text:p text:style-name="P4">
<draw:frame draw:style-name="fr1" draw:name="Image60" text:anchor-type="as-char" svg:width="6.9236in" svg:height="3.956343in" draw:z-index="0">
<draw:image xlink:href="../Images/yкринформ/2023-06-17T11-13-00-03-00/630_360_1645025574-121.jpg" xlink:type="simple" xlink:show="embed" xlink:actuate="onLoad" draw:mime-type="image/jpeg"/>
</draw:frame>
夏洛特·戈尔茨(Charlotte Gornetss)迈克尔·乔丹(Michael Jordan)的折腾和所有者同意出售美国篮球俱乐部股票的受控股票，他在2010年给予了该股票。</text:p>
      <text:p text:style-name="P4">
正如Ukrinform报道的那样，它报告了<text:a xlink:type="simple" xlink:href="https://www.nba.com/news/michael-jordan-selling-ownership-stake-hornets" text:style-name="Internet_20_link" text:visited-style-name="Visited_20_Internet_20_Link">
NBA.com</text:a>
。</text:p>
      <text:p text:style-name="P4">
销售价格尚未宣布，但ESPN频道参考了该系列估计估计为30亿美元的消息来源。</text:p>
      <text:p text:style-name="P4">
俱乐部说，约旦出售了一个由铁路Potlkin和Rica Snalle领导的一组套餐。</text:p>
      <text:p text:style-name="P4">
自2019年以来，Plotkin一直是Gornetz少数股东。 自2015年以来，Snalle一直是亚特兰大的少数民族所有者，现在在这支球队中出售其份额。</text:p>
      <text:p text:style-name="P4">
<text:span text:style-name="T4">
另请阅读：</text:span>
 <text:a xlink:type="simple" xlink:href="https://www.ukrinform.ua/rubric-sports/3722158-denver-peremig-maami-i-vperse-stav-cempionom-nba.html" text:style-name="Internet_20_link" text:visited-style-name="Visited_20_Internet_20_Link">
丹佛“赢得迈阿密”，首先成为冠军<text:span text:style-name="T4">
 nba </text:span>
</text:a>
如今，尚不清楚销售流程将持续多长时间，这仍然必须批准NBA。 乔丹计划与卡罗来纳州的政策保存少数股份的黄蜂股，这是他在2010年以约2.75亿美元购买的俱乐部。</text:p>
      <text:p text:style-name="P4">
正如乌克林福姆报道的<text:a xlink:type="simple" xlink:href="https://www.ukrinform.ua/tag-ssa" text:style-name="Internet_20_link" text:visited-style-name="Visited_20_Internet_20_Link">
NBA</text:a>
删除了孟菲斯球员(https://www.ukrinform.ua/rubric-sports/3723908-basketbolista-dza-marenta-diskvalifikuvali-na-25-matciv.html)在2023/2024赛季开始。</text:p>
      <text:p text:style-name="P4">
News Source: <text:a xlink:type="simple" xlink:href="https://www.ukrinform.ua/rubric-sports/3724113-majkl-dzordan-prodav-kontrolnij-paket-akcij-sarlott-gornets.html" text:style-name="Internet_20_link" text:visited-style-name="Visited_20_Internet_20_Link">
https://www.ukrinform.ua/rubric-sports/3724113-majkl-dzordan-prodav-kontrolnij-paket-akcij-sarlott-gornets.html</text:a>
</text:p>
      <!--NEWS-->
      <text:h text:style-name="P10" text:outline-level="1">
<text:span text:style-name="T4">
新建的桥梁在水下持续了十天</text:span>
</text:h>
      <text:p text:style-name="P4">
作者: Ukrinform (Person)</text:p>
      <text:p text:style-name="P4">
出版商: Укринформ (Organization)</text:p>
      <text:p text:style-name="P4">
出版时间: 2023-06-17T11:15:32+03:00</text:p>
      <text:p text:style-name="P4">
修改时间: 2023-06-17T11:15:32+03:00</text:p>
      <text:p text:style-name="P4">
描述: 在Mykolaiv地区，新建的Vasylivsky和Novovasilivsky Bridges在水下停留了近10天，已经站立了，已经开放了。  - 乌克林。</text:p>
      <text:p text:style-name="P4">
图片: ['<text:a xlink:type="simple" xlink:href="https://static.ukrinform.com/photos/2023_06/thumb_files/630_360_1686989602-268.jpg" text:style-name="Internet_20_link" text:visited-style-name="Visited_20_Internet_20_Link">
630_360_16869...</text:a>
']</text:p>
      <text:p text:style-name="P4">
标签: ['Миколаївщина', 'Теракт', 'Міст', 'Каховська ГЕС', 'Війна з Росією', 'Підтоплення']</text:p>
      <text:p text:style-name="P4">
类型: Article</text:p>
      <!--METADATA-->
      <text:p text:style-name="P4">
<draw:frame draw:style-name="fr1" draw:name="Image61" text:anchor-type="as-char" svg:width="6.9236in" svg:height="3.956343in" draw:z-index="0">
<draw:image xlink:href="../Images/yкринформ/2023-06-17T11-15-32-03-00/630_360_1686989602-268.jpg" xlink:type="simple" xlink:show="embed" xlink:actuate="onLoad" draw:mime-type="image/jpeg"/>
</draw:frame>
瓦西利夫斯基(Vasylivsky)和诺瓦瓦西洛夫斯基(Novovasilovsky)桥梁站在水下，已经打开了它们。</text:p>
      <text:p text:style-name="P4">
在[电报]中(http://t.me/mykolaivskaODA/5373)据Mykolaiv地区军事管理部门负责人报道，Vitaly Kim报道。</text:p>
      <text:p text:style-name="P4">
“朋友，新建的Vasylivsky和Novovasylivsky Bridges站着。今天，6月17日，他们调查了Vasylivka Tanovovasilivka村庄附近的桥梁过渡，在[Water]下已近10天(https://www.ukrinform.ua/tag-voda)。 有个好消息 - 桥梁已经站立了，已经打开了通道。”该地区负责人。</text:p>
      <text:p text:style-name="P4">
他感谢“来自第36次路线的KONOTOP团的男孩将提高质量的工作。”</text:p>
      <text:p text:style-name="P4">
<text:span text:style-name="T4">
另请阅读：</text:span>
 <text:a xlink:type="simple" xlink:href="https://www.ukrinform.ua/rubric-regions/3724100-na-mikolaivsini-zalisautsa-pidtoplenimi-35-budivel.html" text:style-name="Internet_20_link" text:visited-style-name="Visited_20_Internet_20_Link">
在<text:span text:style-name="T4">
 nicholas </text:span>
 evshyna仍然被淹没35座建筑物</text:a>
如<text:a xlink:type="simple" xlink:href="https://www.ukrinform.ua/rubric-other_news/3723441-pidriv-rosianami-kahovskoi-ges-usi-novini.html" text:style-name="Internet_20_link" text:visited-style-name="Visited_20_Internet_20_Link">
报道</text:a>
，在6月6日晚上，俄罗斯军队炸毁了卡科夫卡水力发电厂的大坝。 洪水也受到Mykolaiv地区的影响。</text:p>
      <text:p text:style-name="P4">
News Source: <text:a xlink:type="simple" xlink:href="https://www.ukrinform.ua/rubric-regions/3724114-na-mikolaivsini-vistoali-novozbudovani-mosti-aki-desat-dniv-buli-pid-vodou.html" text:style-name="Internet_20_link" text:visited-style-name="Visited_20_Internet_20_Link">
https://www.ukrinform.ua/rubric-regions/3724114-na-mikolaivsini-vistoali-novozbudovani-mosti-aki-desat-dniv-buli-pid-vodou.html</text:a>
</text:p>
      <!--NEWS-->
      <text:h text:style-name="P10" text:outline-level="1">
<text:span text:style-name="T4">
Blinken访问中国后，G7外交部长可以见面 - 媒体</text:span>
</text:h>
      <text:p text:style-name="P4">
作者: Ukrinform (Person)</text:p>
      <text:p text:style-name="P4">
出版商: Укринформ (Organization)</text:p>
      <text:p text:style-name="P4">
出版时间: 2023-06-17T11:19:00+03:00</text:p>
      <text:p text:style-name="P4">
修改时间: 2023-06-17T11:19:00+03:00</text:p>
      <text:p text:style-name="P4">
描述: 七组（G7）的外交部长在访问美国国务卿安东尼·眨眼后，下周可能会讨论中国的政策问题。  - 乌克林。</text:p>
      <text:p text:style-name="P4">
图片: ['<text:a xlink:type="simple" xlink:href="https://static.ukrinform.com/photos/2022_12/thumb_files/630_360_1670868347-184.jpg" text:style-name="Internet_20_link" text:visited-style-name="Visited_20_Internet_20_Link">
630_360_16708...</text:a>
']</text:p>
      <text:p text:style-name="P4">
标签: ['Китай', 'Велика сімка', 'Блінкен']</text:p>
      <text:p text:style-name="P4">
类型: Article</text:p>
      <!--METADATA-->
      <text:p text:style-name="P4">
<draw:frame draw:style-name="fr1" draw:name="Image62" text:anchor-type="as-char" svg:width="6.9236in" svg:height="3.956343in" draw:z-index="0">
<draw:image xlink:href="../Images/yкринформ/2023-06-17T11-19-00-03-00/630_360_1670868347-184.jpg" xlink:type="simple" xlink:show="embed" xlink:actuate="onLoad" draw:mime-type="image/jpeg"/>
</draw:frame>
七组的亲密事务部(G7)他们可以在下周访问美国国务卿安东尼·布林肯(Anthony Blinken)后于下周讨论中国的政策。</text:p>
      <text:p text:style-name="P4">
关于日本政府的对话者，今年是G7主席<text:a xlink:type="simple" xlink:href="https://www3.nhk.or.jp/nhkworld/en/news/20230617_01/" text:style-name="Internet_20_link" text:visited-style-name="Visited_20_Internet_20_Link">
NHK</text:a>
，报道乌克林福姆。</text:p>
      <text:p text:style-name="P4">
如前所述，谈判将在伦敦国际会议的Iukraine Recovery会议的领域举行，该会议将于周三和周四举行，并将讨论俄罗斯入侵后对乌克兰进行重建的援助方式。</text:p>
      <text:p text:style-name="P4">
在5月峰会上发表的公报<text:a xlink:type="simple" xlink:href="https://www.ukrinform.ua/tag-velika-simka" text:style-name="Internet_20_link" text:visited-style-name="Visited_20_Internet_20_Link">
G7</text:a>
在广岛，该组织“脾气暴躁”的领导人表示，他们强烈反对任何单方面试图用东中国和南中国海的武力或胁迫来改变现状。</text:p>
      <text:p text:style-name="P4">
公报还指出，G7国家准备与中国建立建设性可口的关系，以克服全球挑战。</text:p>
      <text:p text:style-name="P4">
<text:span text:style-name="T4">
另请阅读：</text:span>
 <text:a xlink:type="simple" xlink:href="https://www.ukrinform.ua/rubric-polytics/3720855-g7-viznacila-tri-prioriteti-dla-ukraini-u-sferi-sudovoi-ta-antikorupcijnoi-reform.html" text:style-name="Internet_20_link" text:visited-style-name="Visited_20_Internet_20_Link">
G7在司法反腐败改革领域确定了乌克兰的三个优先事项</text:a>
日本外交部长日本Yoshimas Hayashi预计将确认伦敦的G7 Ciposia。</text:p>
      <text:p text:style-name="P4">
正如乌克林福姆报道的那样，美国国家秘书安东尼·布林肯(Anthony Blinken)负责北京与华盛顿之间的协议<text:a xlink:type="simple" xlink:href="https://www.ukrinform.ua/rubric-world/3722865-blinken-u-nedilu-planue-vidvidati-kitaj.html" text:style-name="Internet_20_link" text:visited-style-name="Visited_20_Internet_20_Link">
18-19访问中国</text:a>
 .</text:p>
      <text:p text:style-name="P4">
News Source: <text:a xlink:type="simple" xlink:href="https://www.ukrinform.ua/rubric-world/3724116-ministri-zakordonnih-sprav-g7-mozut-zustritisa-pisla-vizitu-blinkena-do-kitau-zmi.html" text:style-name="Internet_20_link" text:visited-style-name="Visited_20_Internet_20_Link">
https://www.ukrinform.ua/rubric-world/3724116-ministri-zakordonnih-sprav-g7-mozut-zustritisa-pisla-vizitu-blinkena-do-kitau-zmi.html</text:a>
</text:p>
      <!--NEWS-->
      <text:h text:style-name="P10" text:outline-level="1">
<text:span text:style-name="T4">
媒体：朝鲜执政党的负责人聚集在一起讨论防御策略</text:span>
</text:h>
      <text:p text:style-name="P4">
作者: Ukrinform (Person)</text:p>
      <text:p text:style-name="P4">
出版商: Укринформ (Organization)</text:p>
      <text:p text:style-name="P4">
出版时间: 2023-06-17T11:32:00+03:00</text:p>
      <text:p text:style-name="P4">
修改时间: 2023-06-17T11:32:00+03:00</text:p>
      <text:p text:style-name="P4">
描述: 工党朝鲜人召集了其中央委员会最高理事机构的大会，以讨论该国的国防战略，以应对国际局势的重大变化。  - 乌克林。</text:p>
      <text:p text:style-name="P4">
图片: ['<text:a xlink:type="simple" xlink:href="https://static.ukrinform.com/photos/2015_12/thumb_files/630_360_1449641804-2775-severnaya-koreya.jpg" text:style-name="Internet_20_link" text:visited-style-name="Visited_20_Internet_20_Link">
630_360_14496...</text:a>
']</text:p>
      <text:p text:style-name="P4">
标签: ['Армія', 'КНДР', 'Оборона']</text:p>
      <text:p text:style-name="P4">
类型: Article</text:p>
      <!--METADATA-->
      <text:p text:style-name="P4">
<draw:frame draw:style-name="fr1" draw:name="Image63" text:anchor-type="as-char" svg:width="6.9236in" svg:height="3.956343in" draw:z-index="0">
<draw:image xlink:href="../Images/yкринформ/2023-06-17T11-32-00-03-00/630_360_1449641804-2775-severnaya-koreya.jpg" xlink:type="simple" xlink:show="embed" xlink:actuate="onLoad" draw:mime-type="image/jpeg"/>
</draw:frame>
工党朝鲜人召集了其中央委员会，最高理事机构的大会，以制定该国的国防战略，以应对国际局势的重大变化。</text:p>
      <text:p text:style-name="P4">
据报道，这是指朝鲜新闻社KCNA <text:a xlink:type="simple" xlink:href="https://en.yna.co.kr/view/AEN20230617000352325" text:style-name="Internet_20_link" text:visited-style-name="Visited_20_Internet_20_Link">
yonhap</text:a>
，报道乌克林福姆。</text:p>
      <text:p text:style-name="P4">
根据消息，韩国工党中央委员会会议(TPK)8节点由该国领导人和党的秘书长金正恩主持。</text:p>
      <text:p text:style-name="P4">
几天之内，党的领导人将讨论“国家外交和国防战略的问题，以应对变更国际办公室”，并考虑今年上半年发起的经济项目。</text:p>
      <text:p text:style-name="P4">
政府党中央委员会包括朝鲜的所有最高负责人，发生在<text:a xlink:type="simple" xlink:href="https://www.ukrinform.ua/tag-kndr" text:style-name="Internet_20_link" text:visited-style-name="Visited_20_Internet_20_Link">
朝鲜</text:a>
它旨在加强与俄罗斯的联系，以与乌克兰对面的中国裔竞争和俄罗斯战争加剧的背景。</text:p>
      <text:p text:style-name="P4">
平壤还面临经验丰富的韩国，美国和日本领域的安全性，决定加强朝鲜，尤其是在今年年底之前，在年底之前为在朝鲜火箭发射器中建立了一个单一的交换系统。即时的。</text:p>
      <text:p text:style-name="P4">
<text:span text:style-name="T4">
另请阅读：</text:span>
 <text:a xlink:type="simple" xlink:href="https://www.ukrinform.ua/rubric-world/3723444-stati-zaprovadili-sankcii-proti-cinovnikiv-kndr-za-rozrobku-balisticnih-raket.html" text:style-name="Internet_20_link" text:visited-style-name="Visited_20_Internet_20_Link">
国家对官员实施制裁<text:span text:style-name="T4">
 DPRK </text:span>
改进弹道导弹</text:a>
最近几周，平壤通过在周四发射两名持床导弹来继续加剧紧张局势，在此之前，在5月31日之前，试图发射带有军事卫星的太空火箭。</text:p>
      <text:p text:style-name="P4">
正如乌克林福姆报道的，在KNDR的威胁增加的背景下，美国将继续<text:a xlink:type="simple" xlink:href="https://www.ukrinform.ua/rubric-world/3716930-stati-posiluvatimut-oboronu-aponii-na-tli-zrostanna-zagroz-iz-boku-kndr.html" text:style-name="Internet_20_link" text:visited-style-name="Visited_20_Internet_20_Link">
国防能力提高</text:a>
日本，包括获得袭击敌人目标的机会。</text:p>
      <text:p text:style-name="P4">
News Source: <text:a xlink:type="simple" xlink:href="https://www.ukrinform.ua/rubric-world/3724119-zmi-ocilniki-pravlacoi-partii-kndr-zibralisa-dla-obgovorenna-oboronnoi-strategii.html" text:style-name="Internet_20_link" text:visited-style-name="Visited_20_Internet_20_Link">
https://www.ukrinform.ua/rubric-world/3724119-zmi-ocilniki-pravlacoi-partii-kndr-zibralisa-dla-obgovorenna-oboronnoi-strategii.html</text:a>
</text:p>
      <!--NEWS-->
      <text:h text:style-name="P10" text:outline-level="1">
<text:span text:style-name="T4">
Zelensky感谢合作伙伴本周采取了新的步骤来支持乌克兰</text:span>
</text:h>
      <text:p text:style-name="P4">
作者: Ukrinform (Person)</text:p>
      <text:p text:style-name="P4">
出版商: Укринформ (Organization)</text:p>
      <text:p text:style-name="P4">
出版时间: 2023-06-17T11:57:00+03:00</text:p>
      <text:p text:style-name="P4">
修改时间: 2023-06-17T21:57:00+03:00</text:p>
      <text:p text:style-name="P4">
描述: 乌克兰沃迪米尔·泽伦斯基（Ukraine Volodymyr Zelensky）总裁对本周真正帮助并采取新步骤支持我们国家的合作伙伴表示感谢。  - 乌克林。</text:p>
      <text:p text:style-name="P4">
图片: ['<text:a xlink:type="simple" xlink:href="https://static.ukrinform.com/photos/2022_09/thumb_files/630_360_1663930852-539.jpeg" text:style-name="Internet_20_link" text:visited-style-name="Visited_20_Internet_20_Link">
630_360_16639...</text:a>
']</text:p>
      <text:p text:style-name="P4">
标签: ['Україна', 'допомога', 'Зеленський', 'Війна з Росією']</text:p>
      <text:p text:style-name="P4">
类型: Article</text:p>
      <!--METADATA-->
      <text:p text:style-name="P4">
<draw:frame draw:style-name="fr1" draw:name="Image64" text:anchor-type="as-char" svg:width="6.9236in" svg:height="3.956343in" draw:z-index="0">
<draw:image xlink:href="../Images/yкринформ/2023-06-17T11-57-00-03-00/630_360_1663930852-539.jpeg" xlink:type="simple" xlink:show="embed" xlink:actuate="onLoad" draw:mime-type="image/jpeg"/>
</draw:frame>
乌克兰沃罗迪米尔·泽伦斯基(Ukraine Volodymyr Zelensky)总裁对本周意识到并采取新步骤支持我们国家的合作伙伴表示感谢。</text:p>
      <text:p text:style-name="P4">
根据乌克林福姆的说法，他在[视频消息]中报告了这一点(https://t.me/V_Zelenskiy_official/6616?fbclid=IwAR2urn9hqSIc7NLZytIw0i3yCzUyx4v2oViWS-xnapODLBfbksXlx2TvA20)。</text:p>
      <text:p text:style-name="P4">
“我们要感谢今天。感谢我们意识到并采取新步骤支持我们国家，我们的人民的所有合作伙伴。谢谢您 - 美国，荷兰，德国，意大利，意大利，丹麦，挪威，瑞典，英国，加拿大，加拿大，加拿大波兰，卢森堡。感谢所有参加的“拉姆斯汀”  - 下一次会议是本周举行的。感谢我的建设性不变，” Zelensky说。</text:p>
      <text:p text:style-name="P4">
<text:span text:style-name="T5">
viso：<text:a xlink:type="simple" xlink:href="https://t.me/V_Zelenskiy_official/6616" text:style-name="Internet_20_link" text:visited-style-name="Visited_20_Internet_20_Link">
op</text:a>
</text:span>
</text:p>
      <text:p text:style-name="P4">
总统对所有训练我们的战士的人表示感谢，他们教他的经历和从乌克兰人学习的英雄。 “研究<text:a xlink:type="simple" xlink:href="https://www.ukrinform.ua/tag-ukraina" text:style-name="Internet_20_link" text:visited-style-name="Visited_20_Internet_20_Link">
乌克兰人</text:a>
稳定，勇气，为您的国家和乌克兰儿童选择生活的坚不可摧的愿望。这是必要的 - 我们会选择!我们将赢得胜利，” Zelensky强调。</text:p>
      <text:p text:style-name="P4">
*!(https://www.ukrinform.ua/rubric-vidbudova/3724258-proon-razom-iz-partnerami-nakopicue-1-milard-na-vidnovlenna-ukraini-smigal.html)据报道，周五，乌克兰拜访了盟军群岛阿扎利·阿曼尼(Azali Asumani)的总统，南非共和国Ramafos的总裁，塞内加尔共和国梅西·萨尔(Republic of Senegal Maci Sall)总裁，哈卡奇勒姆共和党总统，总理乌干达Rukhakan Rugunda共和国。</text:p>
      <text:p text:style-name="P4">
News Source: <text:a xlink:type="simple" xlink:href="https://www.ukrinform.ua/rubric-polytics/3724301-zelenskij-podakuvav-partneram-aki-za-cej-tizden-zrobili-novi-kroki-u-pidtrimci-ukraini.html" text:style-name="Internet_20_link" text:visited-style-name="Visited_20_Internet_20_Link">
https://www.ukrinform.ua/rubric-polytics/3724301-zelenskij-podakuvav-partneram-aki-za-cej-tizden-zrobili-novi-kroki-u-pidtrimci-ukraini.html</text:a>
</text:p>
      <!--NEWS-->
      <text:h text:style-name="P10" text:outline-level="1">
<text:span text:style-name="T4">
乌克兰国家队的捍卫者：对我来说，这个目标是幸福</text:span>
</text:h>
      <text:p text:style-name="P4">
作者: Ukrinform (Person)</text:p>
      <text:p text:style-name="P4">
出版商: Укринформ (Organization)</text:p>
      <text:p text:style-name="P4">
出版时间: 2023-06-17T11:58:24+03:00</text:p>
      <text:p text:style-name="P4">
修改时间: 2023-06-17T11:58:24+03:00</text:p>
      <text:p text:style-name="P4">
描述: 这位20岁的国家橄榄球国家队伊利亚·扎巴瓦克（Ilya Zabarvakoman）的后卫一直在选择欧洲欧洲银行（Euro-2024）的胜利（3：2）。  - 乌克林。</text:p>
      <text:p text:style-name="P4">
图片: ['<text:a xlink:type="simple" xlink:href="https://static.ukrinform.com/photos/2023_06/thumb_files/630_360_1686992203-506.jpeg" text:style-name="Internet_20_link" text:visited-style-name="Visited_20_Internet_20_Link">
630_360_16869...</text:a>
']</text:p>
      <text:p text:style-name="P4">
标签: ['Європа', 'Футбол', 'Збірна України', 'Ілля Забарний']</text:p>
      <text:p text:style-name="P4">
类型: Article</text:p>
      <!--METADATA-->
      <text:p text:style-name="P4">
<draw:frame draw:style-name="fr1" draw:name="Image65" text:anchor-type="as-char" svg:width="6.9236in" svg:height="3.956343in" draw:z-index="0">
<draw:image xlink:href="../Images/yкринформ/2023-06-17T11-58-24-03-00/630_360_1686992203-506.jpeg" xlink:type="simple" xlink:show="embed" xlink:actuate="onLoad" draw:mime-type="image/jpeg"/>
</draw:frame>
20岁的国家足球国家队伊利亚·扎巴里(Ilya Zabari)保护了马其顿北部的团队(3：2)在2024年欧洲杯的选择中。</text:p>
      <text:p text:style-name="P4">
玩家<text:a xlink:type="simple" xlink:href="https://suspilne.media/509433-cej-gol-dla-mene-sasta-illa-zabarnij-prokomentuvav-svij-debutnij-gol-za-ukrainu-ta-volovu-peremogu/" text:style-name="Internet_20_link" text:visited-style-name="Visited_20_Internet_20_Link">
注明</text:a>
乌克林福姆报道，他对国家队的第一个目标是真正的幸福。</text:p>
      <text:p text:style-name="P4">
“对我来说，这个目标当然是幸福。 我为国家系列打了第一个球。 对我和国家而言，这是一个非常重要的目标。 我感谢家人的支持，我们继续为乌克兰的利益而竭尽所能。 第一次之后，我相信您可以改变一切。 这是足球，一切都可以在这里发生。 休息后，他们以完全不同的心情移动。 他们对自己的错误进行了分析，开始表现更好。 他们出来赢了。 我认为每个人都认为第二次会有所不同。 每个人都意识到我们不会输并给他们观点。”辩护人说。</text:p>
      <text:p text:style-name="P4">
正如乌克林福姆报道的那样，在与乌克兰欧洲欧元欧元的第一场比赛的早些时(0：2).</text:p>
      <text:p text:style-name="P4">
<text:span text:style-name="T4">
Читайте також:</text:span>
 <text:a xlink:type="simple" xlink:href="https://www.ukrinform.ua/rubric-sports/3724112-sevcenko-ukraina-zdobula-zasluzenu-peremogu-pisla-nejmovirnogo-vidigrasu.html" text:style-name="Internet_20_link" text:visited-style-name="Visited_20_Internet_20_Link">
 Шевченко: Україна здобула заслужену перемогу післянеймовірного відіграшу </text:a>
在下一场选拔比赛中，乌克兰人将于6月19日与马耳他队一起比赛。</text:p>
      <text:p text:style-name="P4">
照片：盖蒂图像。</text:p>
      <text:p text:style-name="P4">
News Source: <text:a xlink:type="simple" xlink:href="https://www.ukrinform.ua/rubric-sports/3724125-zahisnik-zbirnoi-ukraini-zabarnij-cej-gol-dla-mene-sasta.html" text:style-name="Internet_20_link" text:visited-style-name="Visited_20_Internet_20_Link">
https://www.ukrinform.ua/rubric-sports/3724125-zahisnik-zbirnoi-ukraini-zabarnij-cej-gol-dla-mene-sasta.html</text:a>
</text:p>
      <!--NEWS-->
      <text:h text:style-name="P10" text:outline-level="1">
<text:span text:style-name="T4">
在俄罗斯，西德罗先生中毒杀死的人数增加到36</text:span>
</text:h>
      <text:p text:style-name="P4">
作者: Ukrinform (Person)</text:p>
      <text:p text:style-name="P4">
出版商: Укринформ (Organization)</text:p>
      <text:p text:style-name="P4">
出版时间: 2023-06-17T12:11:00+03:00</text:p>
      <text:p text:style-name="P4">
修改时间: 2023-06-17T12:11:00+03:00</text:p>
      <text:p text:style-name="P4">
描述: 在俄罗斯替代苹果酒中毒的人数增加到106人，其中36人死亡，其中包括一个孩子。  - 乌克林。</text:p>
      <text:p text:style-name="P4">
图片: ['<text:a xlink:type="simple" xlink:href="https://static.ukrinform.com/photos/2023_06/thumb_files/630_360_1686993307-300.jpg" text:style-name="Internet_20_link" text:visited-style-name="Visited_20_Internet_20_Link">
630_360_16869...</text:a>
']</text:p>
      <text:p text:style-name="P4">
标签: ['Алкоголь', 'Отруєння', 'Росія']</text:p>
      <text:p text:style-name="P4">
类型: Article</text:p>
      <!--METADATA-->
      <text:p text:style-name="P4">
<draw:frame draw:style-name="fr1" draw:name="Image66" text:anchor-type="as-char" svg:width="6.9236in" svg:height="3.956343in" draw:z-index="0">
<draw:image xlink:href="../Images/yкринформ/2023-06-17T12-11-00-03-00/630_360_1686993307-300.jpg" xlink:type="simple" xlink:show="embed" xlink:actuate="onLoad" draw:mime-type="image/jpeg"/>
</draw:frame>
在俄罗斯替代苹果酒中毒的人们的总体意义增加到106，其中36人死亡，其中包括一个孩子。</text:p>
      <text:p text:style-name="P4">
这是乌克林福姆(Ukrinform)报告的<text:a xlink:type="simple" xlink:href="https://t.me/tass_agency/196759" text:style-name="Internet_20_link" text:visited-style-name="Visited_20_Internet_20_Link">
电报通道</text:a>
 <text:a xlink:type="simple" xlink:href="https://t.me/tass_agency/196759" text:style-name="Internet_20_link" text:visited-style-name="Visited_20_Internet_20_Link">
 </text:a>
tass。</text:p>
      <text:p text:style-name="P4">
“有106人受伤，其中5名儿童。俄罗斯卫生部长杀害了36人，其中36人被杀。”(https://www.ukrinform.ua/tag-rosia)Kularahchiechpetersburg国际经济论坛的Mikhail Murashko。</text:p>
      <text:p text:style-name="P4">
据报道，俄罗斯几个地区的Sidr饮料中毒先生的第一个案件在6月初闻名。 随后，中毒病例是由Ulyanovskaya，Samarskaya，Nizhny Novgorodskaya，Penza和Kurgan地区，Chuvashia和Udmurtia发现的。 饮料发现了甲醇thaetylbutrata的杂质。</text:p>
      <text:p text:style-name="P4">
<text:span text:style-name="T4">
另请阅读：</text:span>
 <text:a xlink:type="simple" xlink:href="https://www.ukrinform.ua/rubric-world/3718379-v-afganistani-gospitalizuvali-60-skolarok-pisla-otruenna.html" text:style-name="Internet_20_link" text:visited-style-name="Visited_20_Internet_20_Link">
在阿富汗住院的60名女学生<text:span text:style-name="T4">
中毒</text:span>
</text:a>
后来，人们知道该饮料是由含有萨马拉警察偷窃的液体制成的。 在刑事案件的框架内，从事生产Sidr饮料的企业家被捕，萨马拉(Samara)和警察中士的两名居民被拘留，他们从仓库中组织了盗窃案。</text:p>
      <text:p text:style-name="P4">
News Source: <text:a xlink:type="simple" xlink:href="https://www.ukrinform.ua/rubric-world/3724129-u-rosii-kilkist-zagiblih-vid-otruenna-misterom-sidrom-zrosla-do-36.html" text:style-name="Internet_20_link" text:visited-style-name="Visited_20_Internet_20_Link">
https://www.ukrinform.ua/rubric-world/3724129-u-rosii-kilkist-zagiblih-vid-otruenna-misterom-sidrom-zrosla-do-36.html</text:a>
</text:p>
      <!--NEWS-->
      <text:h text:style-name="P10" text:outline-level="1">
<text:span text:style-name="T4">
知道以下乌克兰拳击手Postola的竞争对手</text:span>
</text:h>
      <text:p text:style-name="P4">
作者: Ukrinform (Person)</text:p>
      <text:p text:style-name="P4">
出版商: Укринформ (Organization)</text:p>
      <text:p text:style-name="P4">
出版时间: 2023-06-17T12:13:42+03:00</text:p>
      <text:p text:style-name="P4">
修改时间: 2023-06-17T12:13:42+03:00</text:p>
      <text:p text:style-name="P4">
描述: 世界范围的世界范围内的Victor Postol将于7月重返赛场。  - 乌克林。</text:p>
      <text:p text:style-name="P4">
图片: ['<text:a xlink:type="simple" xlink:href="https://static.ukrinform.com/photos/2023_06/thumb_files/630_360_1686992597-420.jpg" text:style-name="Internet_20_link" text:visited-style-name="Visited_20_Internet_20_Link">
630_360_16869...</text:a>
']</text:p>
      <text:p text:style-name="P4">
标签: ['Бокс', 'Спорт', 'США', 'Україна', 'Домініканська Республіка']</text:p>
      <text:p text:style-name="P4">
类型: Article</text:p>
      <!--METADATA-->
      <text:p text:style-name="P4">
<draw:frame draw:style-name="fr1" draw:name="Image67" text:anchor-type="as-char" svg:width="6.9236in" svg:height="3.956343in" draw:z-index="0">
<draw:image xlink:href="../Images/yкринформ/2023-06-17T12-13-42-03-00/630_360_1686992597-420.jpg" xlink:type="simple" xlink:show="embed" xlink:actuate="onLoad" draw:mime-type="image/jpeg"/>
</draw:frame>
半中性拳击交易所Victor Postol将于7月返回戒指。</text:p>
      <text:p text:style-name="P4">
关于它报告<text:a xlink:type="simple" xlink:href="https://nyfights.com/worldwide/nonito-donaire-fights-july-15/" text:style-name="Internet_20_link" text:visited-style-name="Visited_20_Internet_20_Link">
纽约战斗</text:a>
，报道乌克林福姆。</text:p>
      <text:p text:style-name="P4">
7月15日，39岁的乌克兰拳击手将遇到27岁的多米尼加维斯·罗德里格斯(Dominicanelvis Rodriguez)。</text:p>
      <text:p text:style-name="P4">
这场战斗将在美国弗兰克·马丁(Frank Martin)和代表Artem Harutyunyan举行，在拉斯维加斯举行(美国).</text:p>
      <text:p text:style-name="P4">
<text:span text:style-name="T4">
Читайте також:</text:span>
 <text:a xlink:type="simple" xlink:href="https://www.ukrinform.ua/rubric-sports/3722403-gvozdik-dubua-rozminocnij-bij-dla-usika.html" text:style-name="Internet_20_link" text:visited-style-name="Visited_20_Internet_20_Link">
 Гвоздик: Дюбуа – розминочний бій для <text:span text:style-name="T4">
Усик</text:span>
 а</text:a>
据报道，2022年2月，Postol输给了Antoine Russell的美国拳击手。</text:p>
      <text:p text:style-name="P4">
照片：盖蒂图像。</text:p>
      <text:p text:style-name="P4">
News Source: <text:a xlink:type="simple" xlink:href="https://www.ukrinform.ua/rubric-sports/3724128-vidomij-nastupnij-supernik-ukrainskogo-boksera-postola.html" text:style-name="Internet_20_link" text:visited-style-name="Visited_20_Internet_20_Link">
https://www.ukrinform.ua/rubric-sports/3724128-vidomij-nastupnij-supernik-ukrainskogo-boksera-postola.html</text:a>
</text:p>
      <!--NEWS-->
      <text:h text:style-name="P10" text:outline-level="1">
<text:span text:style-name="T4">
所有乌克兰网站都应在州语言中具有起始页面-Kremin</text:span>
</text:h>
      <text:p text:style-name="P4">
作者: Ukrinform (Person)</text:p>
      <text:p text:style-name="P4">
出版商: Укринформ (Organization)</text:p>
      <text:p text:style-name="P4">
出版时间: 2023-06-17T12:19:00+03:00</text:p>
      <text:p text:style-name="P4">
修改时间: 2023-06-17T12:19:00+03:00</text:p>
      <text:p text:style-name="P4">
描述: 所有乌克兰网站都应在乌克兰人有一个起始页面。  - 乌克林。</text:p>
      <text:p text:style-name="P4">
图片: ['<text:a xlink:type="simple" xlink:href="https://static.ukrinform.com/photos/2023_05/thumb_files/630_360_1683205687-749.jpg" text:style-name="Internet_20_link" text:visited-style-name="Visited_20_Internet_20_Link">
630_360_16832...</text:a>
']</text:p>
      <text:p text:style-name="P4">
标签: ['Українська мова', 'Сайт', 'Кремінь', 'Єдині новини']</text:p>
      <text:p text:style-name="P4">
类型: Article</text:p>
      <!--METADATA-->
      <text:p text:style-name="P4">
<draw:frame draw:style-name="fr1" draw:name="Image68" text:anchor-type="as-char" svg:width="6.9236in" svg:height="3.956343in" draw:z-index="0">
<draw:image xlink:href="../Images/yкринформ/2023-06-17T12-19-00-03-00/630_360_1683205687-749.jpg" xlink:type="simple" xlink:show="embed" xlink:actuate="onLoad" draw:mime-type="image/jpeg"/>
</draw:frame>
所有乌克兰网站都应在乌克兰人有一个起始页面。</text:p>
      <text:p text:style-name="P4">
乌克林福姆报道，在eviritelvahorphone中，保护国家语言的专员塔拉斯·克雷明(Taras Kremin)告诉了这一点。</text:p>
      <text:p text:style-name="P4">
“在乌克兰领土上，所有的一切都在不同领域，并且必须(在乌克兰人)提供乌克兰公民(https://www.ukrinform.ua/tag-ukrainska-mova)。 这是国家当局，地方自治，教育，服务，互联网的活动 - 一切都应该在乌克兰人。 当您访问互联网时，所有乌克兰网站的Toastartage页面都应该是乌克兰人。 KHTSY没有，这违反了语言立法，有必要向我们秘书处的国家发出信号。 我们将采取适当的回应措施。”</text:p>
      <text:p text:style-name="P4">
他指出，自今年年初以来，收到了1650条与语言立法的不融合请求，以保护国家语言专员的秘书处，其中三分之一的人涉及乌克兰语言缺乏乌克兰语言的开始页面。用户界面。 “这些都是在线商店，单个媒体的网站。所有这些都是在法律规则中发挥作用的作用。我们以警告或处罚的形式对制裁做出回应。这绝对有效，”克雷明解释说。</text:p>
      <text:p text:style-name="P4">
他回忆说，自2022年7月16日以来，相关规范是运作的，而实际的河流(作为州语言专员的秘书处)控制了这一过程，并应用了《行政犯罪守则》的规定。</text:p>
      <text:p text:style-name="P4">
*!(https://www.ukrinform.ua/rubric-regions/3708034-kremin-zaklikav-usunuti-porusenna-movnogo-zakonu-pri-rozmisenni-zovnisnoi-reklami.html)如[Ukrinform]报道(https://www.ukrinform.ua/rubric-society/3530377-nabuli-cinnosti-novi-normi-zakonu-pro-derzavnu-movu.html)，在2022年1月16日，新的语言法规范生效，这提高了乌克兰语言在公共空间中的精度，并加强了其作为国家的地位。 这些规则规范在互联网中使用状态语言以及在商品上安装的计算机程序的语言。</text:p>
      <text:p text:style-name="P4">
2019年4月25日，Verkhovna Rada采用了“确保乌克兰语作为国家的运作”的法律。 他的文章分阶段引入，为半年。 它的绝大多数规范于2019年7月16日生效。</text:p>
      <text:p text:style-name="P4">
News Source: <text:a xlink:type="simple" xlink:href="https://www.ukrinform.ua/rubric-society/3724131-usi-ukrainski-sajti-povinni-mati-startovu-storinku-derzavnou-movou-kremin.html" text:style-name="Internet_20_link" text:visited-style-name="Visited_20_Internet_20_Link">
https://www.ukrinform.ua/rubric-society/3724131-usi-ukrainski-sajti-povinni-mati-startovu-storinku-derzavnou-movou-kremin.html</text:a>
</text:p>
      <!--NEWS-->
      <text:h text:style-name="P10" text:outline-level="1">
<text:span text:style-name="T4">
习近平向台湾保证，中国尊重他们，并会照顾他们</text:span>
</text:h>
      <text:p text:style-name="P4">
作者: Ukrinform (Person)</text:p>
      <text:p text:style-name="P4">
出版商: Укринформ (Organization)</text:p>
      <text:p text:style-name="P4">
出版时间: 2023-06-17T12:25:00+03:00</text:p>
      <text:p text:style-name="P4">
修改时间: 2023-06-17T12:25:00+03:00</text:p>
      <text:p text:style-name="P4">
描述: 中国锡金在致以第15台台湾海峡论坛参与者的欢迎信中说，中国尊重台湾的同胞及其关心，并提供了经济和其他偏好。  - 乌克林。</text:p>
      <text:p text:style-name="P4">
图片: ['<text:a xlink:type="simple" xlink:href="https://static.ukrinform.com/photos/2019_06/thumb_files/630_360_1560777672-565.jpg" text:style-name="Internet_20_link" text:visited-style-name="Visited_20_Internet_20_Link">
630_360_15607...</text:a>
']</text:p>
      <text:p text:style-name="P4">
标签: ['Китай', 'Сі Цзіньпін', 'Тайвань']</text:p>
      <text:p text:style-name="P4">
类型: Article</text:p>
      <!--METADATA-->
      <text:p text:style-name="P4">
<draw:frame draw:style-name="fr1" draw:name="Image69" text:anchor-type="as-char" svg:width="6.9236in" svg:height="3.956343in" draw:z-index="0">
<draw:image xlink:href="../Images/yкринформ/2023-06-17T12-25-00-03-00/630_360_1560777672-565.jpg" xlink:type="simple" xlink:show="embed" xlink:actuate="onLoad" draw:mime-type="image/jpeg"/>
</draw:frame>
在台湾海峡，中国，中国第15个论坛的参与者的一封欢迎信中，尊重台湾的同胞，并将照顾他们，提供经济和其他偏好。</text:p>
      <text:p text:style-name="P4">
关于它报告<text:a xlink:type="simple" xlink:href="https://english.news.cn/20230617/d98b6c62cc5b4d0fb8af5d3c6381245e/c.html" text:style-name="Internet_20_link" text:visited-style-name="Visited_20_Internet_20_Link">
xinhua</text:a>
，乌克林通讯员报告。</text:p>
      <text:p text:style-name="P4">
一封信中说：“我们将继续尊重台湾的同胞，照顾他们，给他们带来优势，促进海峡两侧之间的经济和文化交流，并促进各个领域的综合发展。”</text:p>
      <text:p text:style-name="P4">
领袖<text:a xlink:type="simple" xlink:href="https://www.ukrinform.ua/tag-kitaj" text:style-name="Internet_20_link" text:visited-style-name="Visited_20_Internet_20_Link">
中国</text:a>
他称该论坛为促进台湾原始瘤之间人民交流和合作的重要平台，并敦促他们共同努力，以“保护中国国家的共同利益，促进与和平发展，以促进和平发展的关系国家统一海峡的海峡。”</text:p>
      <text:p text:style-name="P4">
自2009年以来，台湾海峡论坛每年在台湾政府的台湾政府局每年举行，西南省西南省省省，该省将通过海峡与台湾相邻。</text:p>
      <text:p text:style-name="P4">
今年的论坛仅受台湾的5,000多名参与者的邀请，尤其是政党，企业家和宗教的年轻人和代表，由海峡两边的84个机构共同组织。</text:p>
      <text:p text:style-name="P4">
<text:span text:style-name="T4">
另请阅读：</text:span>
 <text:a xlink:type="simple" xlink:href="https://www.ukrinform.ua/rubric-technology/3723844-bill-gejts-zustrivsa-z-si-czinpinom-zmi.html" text:style-name="Internet_20_link" text:visited-style-name="Visited_20_Internet_20_Link">
比尔·盖茨(Bill Gates)遇到了si <text:span text:style-name="T4">
 jinping </text:span>
 om-媒体</text:a>
总共将在活动期间举行51次活动，重点关注中国大陆和台湾居民之间的援助和经济交流以及交流。</text:p>
      <text:p text:style-name="P4">
如[Ukrinform]报道(https://www.ukrinform.ua/rubric-world/3711769-vijna-ce-ne-variant-prezidentka-tajvanu-prokomentuvala-napruzenist-u-vidnosinah-z-kitaem.html)，台湾太极总统邀请在与中国关系中保持高紧张关系的和平与稳定的现状。</text:p>
      <text:p text:style-name="P4">
News Source: <text:a xlink:type="simple" xlink:href="https://www.ukrinform.ua/rubric-world/3724132-si-czinpin-zapevniv-tajvanciv-so-kitaj-ih-povazae-i-bude-pro-nih-pikluvatisa.html" text:style-name="Internet_20_link" text:visited-style-name="Visited_20_Internet_20_Link">
https://www.ukrinform.ua/rubric-world/3724132-si-czinpin-zapevniv-tajvanciv-so-kitaj-ih-povazae-i-bude-pro-nih-pikluvatisa.html</text:a>
</text:p>
      <!--NEWS-->
      <text:h text:style-name="P10" text:outline-level="1">
<text:span text:style-name="T4">
女子Eurobasket-2023：第二轮比赛的结果</text:span>
</text:h>
      <text:p text:style-name="P4">
作者: Ukrinform (Person)</text:p>
      <text:p text:style-name="P4">
出版商: Укринформ (Organization)</text:p>
      <text:p text:style-name="P4">
出版时间: 2023-06-17T12:25:45+03:00</text:p>
      <text:p text:style-name="P4">
修改时间: 2023-06-17T12:25:45+03:00</text:p>
      <text:p text:style-name="P4">
描述: 在以色列和斯洛文尼亚，欧洲篮球女子锦标赛的最后一部分仍在继续。  - 乌克林。</text:p>
      <text:p text:style-name="P4">
图片: ['<text:a xlink:type="simple" xlink:href="https://static.ukrinform.com/photos/2023_06/thumb_files/630_360_1686993446-159.jpg" text:style-name="Internet_20_link" text:visited-style-name="Visited_20_Internet_20_Link">
630_360_16869...</text:a>
']</text:p>
      <text:p text:style-name="P4">
标签: ['Баскетбол', 'Європа', 'Ізраїль', 'Словенія', 'Жінки']</text:p>
      <text:p text:style-name="P4">
类型: Article</text:p>
      <!--METADATA-->
      <text:p text:style-name="P4">
<draw:frame draw:style-name="fr1" draw:name="Image70" text:anchor-type="as-char" svg:width="6.9236in" svg:height="3.956343in" draw:z-index="0">
<draw:image xlink:href="../Images/yкринформ/2023-06-17T12-25-45-03-00/630_360_1686993446-159.jpg" xlink:type="simple" xlink:show="embed" xlink:actuate="onLoad" draw:mime-type="image/jpeg"/>
</draw:frame>
在以色列人，斯洛文尼亚继续是欧洲女子锦标赛的最后一部分。</text:p>
      <text:p text:style-name="P4">
报道说，小组回合的第二轮比赛。</text:p>
      <text:p text:style-name="P4">
决斗的结果：</text:p>
      <text:p text:style-name="P4">
A组</text:p>
      <text:p text:style-name="P4">
希腊 - 拉脱维亚-73：65(13：17，19：17，24：13，17：18)西班牙 - 黑山 -  78：57(19：14，23：15，10：22，26：6)b组</text:p>
      <text:p text:style-name="P4">
捷克共和国 - 比利时 -  41：84(11：20，15：19，7：25，8：20)以色列 - 意大利-68：88(18：30，13：17，14：20，23：21).</text:p>
      <text:p text:style-name="P4">
<text:span text:style-name="T4">
Читайте також:</text:span>
 <text:a xlink:type="simple" xlink:href="https://www.ukrinform.ua/rubric-sports/3724083-evropejski-igri-istoria-vistupiv-ukrainskih-zbirnih-z-basketbolu-3h3.html" text:style-name="Internet_20_link" text:visited-style-name="Visited_20_Internet_20_Link">
 Європейські ігри: історія виступів українських збірних з<text:span text:style-name="T4">
баскетбол</text:span>
 у 3х3 </text:a>
据报道，乌克兰的女子国家队未能进入Eurobasket-2023。在击败立陶宛后，我们的球队成为B组第二个，并声称最后一部分是“根据第二名的排名”。 在战斗中，乌克兰人的前三组团队获得6分，比赛15分。</text:p>
      <text:p text:style-name="P4">
照片：fbu.ua。</text:p>
      <text:p text:style-name="P4">
News Source: <text:a xlink:type="simple" xlink:href="https://www.ukrinform.ua/rubric-sports/3724134-zinocij-evrobasket2023-rezultati-matciv-drugogo-turu.html" text:style-name="Internet_20_link" text:visited-style-name="Visited_20_Internet_20_Link">
https://www.ukrinform.ua/rubric-sports/3724134-zinocij-evrobasket2023-rezultati-matciv-drugogo-turu.html</text:a>
</text:p>
      <!--NEWS-->
      <text:h text:style-name="P10" text:outline-level="1">
<text:span text:style-name="T4">
警方显示顿涅茨克地区被解雇的定居点</text:span>
</text:h>
      <text:p text:style-name="P4">
作者: Ukrinform (Person)</text:p>
      <text:p text:style-name="P4">
出版商: Укринформ (Organization)</text:p>
      <text:p text:style-name="P4">
出版时间: 2023-06-17T12:33:00+03:00</text:p>
      <text:p text:style-name="P4">
修改时间: 2023-06-17T12:33:00+03:00</text:p>
      <text:p text:style-name="P4">
描述: 最后一天，俄罗斯入侵者在顿涅茨克地区的八个定居点开火，进行了11次跳动。  - 乌克林。</text:p>
      <text:p text:style-name="P4">
图片: ['<text:a xlink:type="simple" xlink:href="https://static.ukrinform.com/photos/2023_06/thumb_files/630_360_1686994300-455.jpg" text:style-name="Internet_20_link" text:visited-style-name="Visited_20_Internet_20_Link">
630_360_16869...</text:a>
']</text:p>
      <text:p text:style-name="P4">
标签: ['Донеччина', 'Обстріл', 'Поліція', 'Війна з Росією']</text:p>
      <text:p text:style-name="P4">
类型: Article</text:p>
      <!--METADATA-->
      <text:p text:style-name="P4">
<draw:frame draw:style-name="fr1" draw:name="Image71" text:anchor-type="as-char" svg:width="6.9236in" svg:height="3.956343in" draw:z-index="0">
<draw:image xlink:href="../Images/yкринформ/2023-06-17T12-33-00-03-00/630_360_1686994300-455.jpg" xlink:type="simple" xlink:show="embed" xlink:actuate="onLoad" draw:mime-type="image/jpeg"/>
</draw:frame>
最后的坚果俄罗斯入侵者在顿涅茨克地区的八个定居点开火，进行了11次节拍。</text:p>
      <text:p text:style-name="P4">
据报道<text:a xlink:type="simple" xlink:href="https://dn.npu.gov.ua/news/voroh-zavdav-po-donechchyni-11-udariv-politsiia-zibrala-dokazy-voiennoi-ahresii-rosii" text:style-name="Internet_20_link" text:visited-style-name="Visited_20_Internet_20_Link">
区域警察</text:a>
，报道乌克林福姆。</text:p>
      <text:p text:style-name="P4">
“敌人造成了顿涅茨克11 <text:a xlink:type="simple" xlink:href="https://www.ukrinform.ua/tag-obstril" text:style-name="Internet_20_link" text:visited-style-name="Visited_20_Internet_20_Link">
打击</text:a>
-Police收集了俄罗斯军事侵略的证据...俄罗斯联邦的军队在8个注释中亲吻：Avdiivka，Konstantinovka，Krasnogorivka，Kurakhove，Kurakhove，Novosilka Smith，New York，Ocheretine，Ocheretine，Bogovlenka村，“报告。</text:p>
      <text:p text:style-name="P4">
值得注意的是，占领部队被火箭，炮兵，RSSV“毕业”击败。 多卢斯节(从6月16日的00:00到6月17日的00:00)关于平民受害者的信息未收到，救援人员受伤。  特别是，在三只火箭中，俄罗斯击中了Avdiivka。 此外，今天，来自毕业生的俄罗斯军队向托莱斯克开了枪。 受损的固定房屋，学校，商店。 没有有关受害者和受伤的信息。 警方当场工作。</text:p>
      <text:p text:style-name="P4">
警察和SBU根据艺术开放了刑事诉讼。 438(违反战争的法律和习俗)乌克兰的刑法。</text:p>
      <text:p text:style-name="P4">
执法人员补充说，6月16日，有211人从顿涅茨克地区撤离。</text:p>
      <text:p text:style-name="P4">
<text:span text:style-name="T4">
另请阅读：</text:span>
 <text:a xlink:type="simple" xlink:href="https://www.ukrinform.ua/rubric-regions/3724059-vorog-minuloi-dobi-75-raziv-obstrilav-hersonsinu-dvi-ludini-zaginuli-25-distali-poranenna.html" text:style-name="Internet_20_link" text:visited-style-name="Visited_20_Internet_20_Link">
敌人最后一天75次<text:span text:style-name="T4">
炮击</text:span>
 YA显示霍森地区 - 两人被杀，25人受伤</text:a>
据报道，顿涅茨克地区在持续的枪击部队之下，敌人每天杀害并伤害平民，并摧毁该地区的基础设施对象。</text:p>
      <text:p text:style-name="P4">
<text:span text:style-name="T5">
foto：dn.npu.gov.ua</text:span>
</text:p>
      <text:p text:style-name="P4">
News Source: <text:a xlink:type="simple" xlink:href="https://www.ukrinform.ua/rubric-regions/3724138-policia-pokazala-obstrilani-naseleni-punkti-doneccini.html" text:style-name="Internet_20_link" text:visited-style-name="Visited_20_Internet_20_Link">
https://www.ukrinform.ua/rubric-regions/3724138-policia-pokazala-obstrilani-naseleni-punkti-doneccini.html</text:a>
</text:p>
      <!--NEWS-->
      <text:h text:style-name="P10" text:outline-level="1">
<text:span text:style-name="T4">
在印度，由于热量而被杀了30多人</text:span>
</text:h>
      <text:p text:style-name="P4">
作者: Ukrinform (Person)</text:p>
      <text:p text:style-name="P4">
出版商: Укринформ (Organization)</text:p>
      <text:p text:style-name="P4">
出版时间: 2023-06-17T12:36:00+03:00</text:p>
      <text:p text:style-name="P4">
修改时间: 2023-06-17T12:36:00+03:00</text:p>
      <text:p text:style-name="P4">
描述: 在过去的两天中，至少有34人因沉重的热量在印度北部的北方邦死亡。  - 乌克林。</text:p>
      <text:p text:style-name="P4">
图片: ['<text:a xlink:type="simple" xlink:href="https://static.ukrinform.com/photos/2023_06/thumb_files/630_360_1686994563-358.jpg" text:style-name="Internet_20_link" text:visited-style-name="Visited_20_Internet_20_Link">
630_360_16869...</text:a>
']</text:p>
      <text:p text:style-name="P4">
标签: ['Індія', 'Спека']</text:p>
      <text:p text:style-name="P4">
类型: Article</text:p>
      <!--METADATA-->
      <text:p text:style-name="P4">
<draw:frame draw:style-name="fr1" draw:name="Image76" text:anchor-type="as-char" svg:width="6.9236in" svg:height="3.956343in" draw:z-index="0">
<draw:image xlink:href="../Images/yкринформ/2023-06-17T12-36-00-03-00/630_360_1686994563-358.jpg" xlink:type="simple" xlink:show="embed" xlink:actuate="onLoad" draw:mime-type="image/jpeg"/>
</draw:frame>
在过去的两天里，至少有34人在印度北部的北方邦死亡。</text:p>
      <text:p text:style-name="P4">
正如乌克林福姆报道的那样，它报告了<text:a xlink:type="simple" xlink:href="https://apnews.com/article/india-uttar-pradesh-heat-wave-deaths-7b70b37eaccd84b6c918a6f52b8390e4" text:style-name="Internet_20_link" text:visited-style-name="Visited_20_Internet_20_Link">
AP</text:a>
。</text:p>
      <text:p text:style-name="P4">
每个人都被杀死了60多个，他们的合并症可能由于严重的热量而燃烧。</text:p>
      <text:p text:style-name="P4">
死亡人数发生在北方邦首都Lakkhnau以东约300公里的Balley地区。</text:p>
      <text:p text:style-name="P4">
同时，气象部的数据<text:a xlink:type="simple" xlink:href="https://www.ukrinform.ua/tag-india" text:style-name="Internet_20_link" text:visited-style-name="Visited_20_Internet_20_Link">
印度</text:a>
结果表明，周五，球的最大温度为42.2摄氏度，为4.7°C。</text:p>
      <text:p text:style-name="P4">
瑜伽士Adityanath负责人向公众保证，当局正在采取所有必要的措施，以确保不间断的电源。他还敦促公民与政府合作并使用电力。</text:p>
      <text:p text:style-name="P4">
<text:span text:style-name="T4">
另请阅读：</text:span>
 [<text:span text:style-name="T4">
印度</text:span>
和巴基斯坦撤离更多(https://www.ukrinform.ua/rubric-world/3723547-india-ta-pakistan-evakuuvali-ponad-170-tisac-ludej-pered-nablizennam-ciklonu-bipardzoj.html)四月份，在孟买U额资本以西的政府政府期间，高温造成了13人死亡，并迫使一些州关闭所有学校。</text:p>
      <text:p text:style-name="P4">
据乌克林福姆报道，上周初，中国大部分地区都不在极端天气中。 在西部和该国中心，有一个幽灵，南方和东部用大风，溢出和冰雹覆盖了强烈的雷暴。</text:p>
      <text:p text:style-name="P4">
_foto：Getty Images _</text:p>
      <text:p text:style-name="P4">
News Source: <text:a xlink:type="simple" xlink:href="https://www.ukrinform.ua/rubric-world/3724139-v-indii-cerez-silnu-speku-zaginuli-ponad-30-ludej.html" text:style-name="Internet_20_link" text:visited-style-name="Visited_20_Internet_20_Link">
https://www.ukrinform.ua/rubric-world/3724139-v-indii-cerez-silnu-speku-zaginuli-ponad-30-ludej.html</text:a>
</text:p>
      <!--NEWS-->
      <text:h text:style-name="P10" text:outline-level="1">
<text:span text:style-name="T4">
洪水淹没了第二大城市希腊的房屋</text:span>
</text:h>
      <text:p text:style-name="P4">
作者: Ukrinform (Person)</text:p>
      <text:p text:style-name="P4">
出版商: Укринформ (Organization)</text:p>
      <text:p text:style-name="P4">
出版时间: 2023-06-17T12:37:00+03:00</text:p>
      <text:p text:style-name="P4">
修改时间: 2023-06-17T12:37:00+03:00</text:p>
      <text:p text:style-name="P4">
描述: 6月17日星期六，在该国北部的第二大沙罗尼基市，一场强烈的洪水泛滥了房屋。  - 乌克林。</text:p>
      <text:p text:style-name="P4">
图片: ['<text:a xlink:type="simple" xlink:href="https://static.ukrinform.com/photos/2023_06/thumb_files/630_360_1686994572-546.jpg" text:style-name="Internet_20_link" text:visited-style-name="Visited_20_Internet_20_Link">
630_360_16869...</text:a>
']</text:p>
      <text:p text:style-name="P4">
标签: ['Дощ', 'Греція', 'Повінь', 'Затоплення']</text:p>
      <text:p text:style-name="P4">
类型: Article</text:p>
      <!--METADATA-->
      <text:p text:style-name="P4">
<draw:frame draw:style-name="fr1" draw:name="Image77" text:anchor-type="as-char" svg:width="6.9236in" svg:height="3.956343in" draw:z-index="0">
<draw:image xlink:href="../Images/yкринформ/2023-06-17T12-37-00-03-00/630_360_1686994572-546.jpg" xlink:type="simple" xlink:show="embed" xlink:actuate="onLoad" draw:mime-type="image/jpeg"/>
</draw:frame>
在6月17日星期六，在该国北部的希腊城市塞萨洛尼基的第二大小中，洪水泛滥了房屋。</text:p>
      <text:p text:style-name="P4">
正如乌克林福姆报道的那样，它报告了<text:a xlink:type="simple" xlink:href="https://www.ekathimerini.com/news/1213456/thessaloniki-hit-by-flooding/" text:style-name="Internet_20_link" text:visited-style-name="Visited_20_Internet_20_Link">
ekathimerini</text:a>
。</text:p>
      <text:p text:style-name="P4">
如前所述，塞萨洛尼基的周六救援服务在[洪水]后获得300天的帮助(https://www.ukrinform.ua/tag-povin)在城市。</text:p>
      <text:p text:style-name="P4">
政策区域的河流离开了海岸，淹没了许多房屋。 一些隧道也被洪水淹没，一辆汽车不得不弯曲一个安全的地方。</text:p>
      <text:p text:style-name="P4">
希腊国家的国家气象服务警告说，包括群岛在内的大多数地区，周六，尤其是中午和晚上，预计大多数地区都会有雨水和雷暴。</text:p>
      <text:p text:style-name="P4">
<text:span text:style-name="T4">
另请阅读：</text:span>
 <text:a xlink:type="simple" xlink:href="https://www.ukrinform.ua/rubric-world/3721395-potuzni-zlivi-spricinili-zatoplenna-v-ankari.html" text:style-name="Internet_20_link" text:visited-style-name="Visited_20_Internet_20_Link">
强大的淋浴在安卡拉造成洪水</text:a>
如[Ukrinform]报道(https://www.ukrinform.ua/rubric-world/3718324-na-gaiti-povin-zabrala-zitta-15-ludej-se-visim-znikli-bezvisti.html)，至少有15人被杀，在大雨引起洪水和海地的几次转变后，又有8人被认为失踪了。</text:p>
      <text:p text:style-name="P4">
<text:span text:style-name="T5">
foto：www.ekathimerini.com</text:span>
</text:p>
      <text:p text:style-name="P4">
News Source: <text:a xlink:type="simple" xlink:href="https://www.ukrinform.ua/rubric-world/3724140-povin-zatopila-budinki-drugogo-za-rozmirom-mista-grecii.html" text:style-name="Internet_20_link" text:visited-style-name="Visited_20_Internet_20_Link">
https://www.ukrinform.ua/rubric-world/3724140-povin-zatopila-budinki-drugogo-za-rozmirom-mista-grecii.html</text:a>
</text:p>
      <!--NEWS-->
      <text:h text:style-name="P10" text:outline-level="1">
<text:span text:style-name="T4">
武装部队在塔夫里斯克方向晋升成功 - 塔尔纳夫斯基</text:span>
</text:h>
      <text:p text:style-name="P4">
作者: Ukrinform (Person)</text:p>
      <text:p text:style-name="P4">
出版商: Укринформ (Organization)</text:p>
      <text:p text:style-name="P4">
出版时间: 2023-06-17T12:51:00+03:00</text:p>
      <text:p text:style-name="P4">
修改时间: 2023-06-17T12:51:00+03:00</text:p>
      <text:p text:style-name="P4">
描述: 乌克兰的武装力量在塔夫里斯克方向晋升 - 乌克林福姆。</text:p>
      <text:p text:style-name="P4">
图片: ['<text:a xlink:type="simple" xlink:href="https://static.ukrinform.com/photos/2023_06/thumb_files/630_360_1686973159-865.jpg" text:style-name="Internet_20_link" text:visited-style-name="Visited_20_Internet_20_Link">
630_360_16869...</text:a>
']</text:p>
      <text:p text:style-name="P4">
标签: ['ЗСУ', 'Війна з Росією', '#stoprussia', 'Контрнаступ']</text:p>
      <text:p text:style-name="P4">
类型: Article</text:p>
      <!--METADATA-->
      <text:p text:style-name="P4">
<draw:frame draw:style-name="fr1" draw:name="Image78" text:anchor-type="as-char" svg:width="6.9236in" svg:height="3.956343in" draw:z-index="0">
<draw:image xlink:href="../Images/yкринформ/2023-06-17T12-51-00-03-00/630_360_1686973159-865.jpg" xlink:type="simple" xlink:show="embed" xlink:actuate="onLoad" draw:mime-type="image/jpeg"/>
</draw:frame>
乌克兰的武器在塔夫里亚方向取得成功</text:p>
      <text:p text:style-name="P4">
乌克林福姆(Ukrinform(https://t.me/otarnavskiy/123)。</text:p>
      <text:p text:style-name="P4">
“塔夫里亚的方向。 积极的工作<text:a xlink:type="simple" xlink:href="https://www.ukrinform.ua/tag-zsu" text:style-name="Internet_20_link" text:visited-style-name="Visited_20_Internet_20_Link">
国防军</text:a>
继续。 我们的力量取得了成功和促进。”信息写道。</text:p>
      <text:p text:style-name="P4">
塔纳夫斯基指出，导弹和炮兵的部队已于1794年完成。</text:p>
      <text:p text:style-name="P4">
司令官说：“在最后一天，敌人的丧生造成的和受伤的人数超过五个。”</text:p>
      <text:p text:style-name="P4">
88敌方军事装备被摧毁和损坏。 特别是，KA-52，11个坦克，20个BMP，2个APC，3架榴弹炮2A65“ MSTU-S”，howitzer 2a65“ msta-b”，UAV“ Zala”，UAV“ Zala”，UAV“ Shahed-136”，UAV“ OAV” ORLAN，UAV“ ORLAN” ORLAN，UAV” ORLAN -10英寸，BM-21“毕业”，“居民”，四个Akacac，Car'Carnation”，“ SunPaths”的系统。</text:p>
      <text:p text:style-name="P4">
<text:span text:style-name="T4">
另请阅读：</text:span>
 <text:a xlink:type="simple" xlink:href="https://www.ukrinform.ua/rubric-ato/3724072-rosia-zbilsila-kilkist-gelikopteriv-na-pivdni-na-tli-kontrnastupu-zsu-britanska-rozvidka.html" text:style-name="Internet_20_link" text:visited-style-name="Visited_20_Internet_20_Link">
俄罗斯增加了后台南部的直升机数量<text:span text:style-name="T4">
反性</text:span>
武装部队 - 英国情报人员</text:a>
还销毁了五个敌方弹药存储。</text:p>
      <text:p text:style-name="P4">
正如乌克林福姆(Ukrinform(https://www.ukrinform.ua/rubric-ato/3724080-ukraina-perehoplue-iniciativu-na-poli-bou-ale-potribna-zbroa-dalnistu-do-200-km-minoboroni.html)乌克兰正在战场上采取主动行动，但要增加200公里的范围。</text:p>
      <text:p text:style-name="P4">
<text:span text:style-name="T5">
foto：总人员</text:span>
</text:p>
      <text:p text:style-name="P4">
News Source: <text:a xlink:type="simple" xlink:href="https://www.ukrinform.ua/rubric-ato/3724144-zsu-maut-uspihi-u-prosuvanni-na-tavrijskomu-napramku-tarnavskij.html" text:style-name="Internet_20_link" text:visited-style-name="Visited_20_Internet_20_Link">
https://www.ukrinform.ua/rubric-ato/3724144-zsu-maut-uspihi-u-prosuvanni-na-tavrijskomu-napramku-tarnavskij.html</text:a>
</text:p>
      <!--NEWS-->
      <text:h text:style-name="P10" text:outline-level="1">
<text:span text:style-name="T4">
跨过欧丁河（Irpin River）开了一座桥 - 基辅和Fastov之间的直接连接恢复了</text:span>
</text:h>
      <text:p text:style-name="P4">
作者: Ukrinform (Person)</text:p>
      <text:p text:style-name="P4">
出版商: Укринформ (Organization)</text:p>
      <text:p text:style-name="P4">
出版时间: 2023-06-17T12:54:00+03:00</text:p>
      <text:p text:style-name="P4">
修改时间: 2023-06-17T12:54:00+03:00</text:p>
      <text:p text:style-name="P4">
描述: 在基辅地区，开放了跨欧平河的一座桥的运动，该桥梁恢复了基辅和基辅之间的直接联系。  - 乌克林。</text:p>
      <text:p text:style-name="P4">
图片: ['<text:a xlink:type="simple" xlink:href="https://static.ukrinform.com/photos/2023_03/thumb_files/630_360_1678897393-922.jpg" text:style-name="Internet_20_link" text:visited-style-name="Visited_20_Internet_20_Link">
630_360_16788...</text:a>
']</text:p>
      <text:p text:style-name="P4">
标签: ['Ірпінь', 'Міст', 'Фастів', 'Відбудова']</text:p>
      <text:p text:style-name="P4">
类型: Article</text:p>
      <!--METADATA-->
      <text:p text:style-name="P4">
<draw:frame draw:style-name="fr1" draw:name="Image79" text:anchor-type="as-char" svg:width="6.9236in" svg:height="3.956343in" draw:z-index="0">
<draw:image xlink:href="../Images/yкринформ/2023-06-17T12-54-00-03-00/630_360_1678897393-922.jpg" xlink:type="simple" xlink:show="embed" xlink:actuate="onLoad" draw:mime-type="image/jpeg"/>
</draw:frame>
由于基辅和Fastov之间的直接联系，Ukiiv地区开放了跨欧平河的桥梁的动议。</text:p>
      <text:p text:style-name="P4">
如报道<text:a xlink:type="simple" xlink:href="https://www.facebook.com/watch/" text:style-name="Internet_20_link" text:visited-style-name="Visited_20_Internet_20_Link">
乌克林福姆</text:a>
乌克兰社区发展，领土和基础设施部在Facebook上报告。</text:p>
      <text:p text:style-name="P4">
“开放的运动<text:a xlink:type="simple" xlink:href="https://www.ukrinform.ua/tag-mist" text:style-name="Internet_20_link" text:visited-style-name="Visited_20_Internet_20_Link">
桥</text:a>
穿过基辅(Kiev -fastiv -fastiv -bila tserkva -tarashcha -zvenigorod)的欧平娜河(Irpinna River)。 这是恢复Fastov和Kiev之间直接连接的可能方法。</text:p>
      <text:p text:style-name="P4">
注意到，必须从头开始构建对象。 自2022年3月以来，在基辅地区的战斗中摧毁了一个50米高的城市。</text:p>
      <text:p text:style-name="P4">
该部说：“被摧毁的结构被拆除，建立了新的结构。打开了两盏灯，铺设了新的人行道并安装了围栏。”</text:p>
      <text:p text:style-name="P4">
发展部以及乌克兰基础设施恢复和发展的国家机构已经重建了基辅地区的第三个城市。 基辅地区，总共摧毁了24个桥梁。 离开他们的维修，临时交叉和弯路安排。</text:p>
      <text:p text:style-name="P4">
<text:span text:style-name="T4">
另请阅读：</text:span>
 <text:a xlink:type="simple" xlink:href="https://www.ukrinform.ua/rubric-vidbudova/3721381-na-cernigivsini-vidkrili-ruh-vidremontovanim-mostom.html" text:style-name="Internet_20_link" text:visited-style-name="Visited_20_Internet_20_Link">
在Chernihiv地区打开了修复的动作<text:span text:style-name="T4">
桥</text:span>
 M</text:a>
该发展强调：“被摧毁的基础设施的重建使社区正常生活。现在正在储存乌克兰不同地区的另外25个桥梁。”</text:p>
      <text:p text:style-name="P4">
如[Ukrinform]报道(https://www.ukrinform.ua/rubric-regions/3724114-na-mikolaivsini-vistoali-novozbudovani-mosti-aki-desat-dniv-buli-pid-vodou.html)，在尼古拉(Nikolaev)地区，新建的Vasylivsky Tanovovasil Bridges已经被驱逐了近10天。</text:p>
      <text:p text:style-name="P4">
News Source: <text:a xlink:type="simple" xlink:href="https://www.ukrinform.ua/rubric-vidbudova/3724146-vidkrili-mist-cerez-ricku-irpin-prame-spolucenna-miz-kievom-ta-fastovom-vidnovlene.html" text:style-name="Internet_20_link" text:visited-style-name="Visited_20_Internet_20_Link">
https://www.ukrinform.ua/rubric-vidbudova/3724146-vidkrili-mist-cerez-ricku-irpin-prame-spolucenna-miz-kievom-ta-fastovom-vidnovlene.html</text:a>
</text:p>
      <!--NEWS-->
      <text:h text:style-name="P10" text:outline-level="1">
<text:span text:style-name="T4">
Tsigankov是第九名球员，他为乌克兰国家队获得10分或更多球</text:span>
</text:h>
      <text:p text:style-name="P4">
作者: Ukrinform (Person)</text:p>
      <text:p text:style-name="P4">
出版商: Укринформ (Organization)</text:p>
      <text:p text:style-name="P4">
出版时间: 2023-06-17T12:58:40+03:00</text:p>
      <text:p text:style-name="P4">
修改时间: 2023-06-17T12:58:40+03:00</text:p>
      <text:p text:style-name="P4">
描述: 乌克兰足球国家队维克多·蒂格科夫（Viktor Tsygankov）在与北马其顿（3：2）的欧洲2024年资格赛中的胜利进球成为国家队的第10名球员。  - 乌克林。</text:p>
      <text:p text:style-name="P4">
图片: ['<text:a xlink:type="simple" xlink:href="https://static.ukrinform.com/photos/2023_06/thumb_files/630_360_1686995750-402.jpg" text:style-name="Internet_20_link" text:visited-style-name="Visited_20_Internet_20_Link">
630_360_16869...</text:a>
']</text:p>
      <text:p text:style-name="P4">
标签: ['Футбол', 'Андрій Шевченко', 'Збірна України', 'Циганков']</text:p>
      <text:p text:style-name="P4">
类型: Article</text:p>
      <!--METADATA-->
      <text:p text:style-name="P4">
<draw:frame draw:style-name="fr1" draw:name="Image80" text:anchor-type="as-char" svg:width="6.9236in" svg:height="3.956343in" draw:z-index="0">
<draw:image xlink:href="../Images/yкринформ/2023-06-17T12-58-40-03-00/630_360_1686995750-402.jpg" xlink:type="simple" xlink:show="embed" xlink:actuate="onLoad" draw:mime-type="image/jpeg"/>
</draw:frame>
在比赛中赢得乌克兰的乌克兰尼兹贝克(Nizhbeck(3：2)他成为国家队的第十位球员。</text:p>
      <text:p text:style-name="P4">
乌克林福姆报道，在乌克兰国家队最佳得分手的排名中，维克多现在占据了9泰米斯。</text:p>
      <text:p text:style-name="P4">
<text:span text:style-name="T4">
另请阅读：</text:span>
 <text:a xlink:type="simple" xlink:href="https://www.ukrinform.ua/rubric-sports/3724125-zahisnik-zbirnoi-ukraini-zabarnij-cej-gol-dla-mene-sasta.html" text:style-name="Internet_20_link" text:visited-style-name="Visited_20_Internet_20_Link">
乌克兰Zabary国家队的捍卫者：这个目标是对我来说很高兴的</text:a>
乌克兰国家队的十大轰炸机：</text:p>
      <text:p text:style-name="P4">
1 \。 Andriy Shevchenko -48个进球(他打了111场比赛)2 \。 Andriy Yarmolenko -45(114)3 \。 Eugene Konoplyanka -21(87)4 \。 Sergey Rebrov -15(75)5 \。 罗马Yaremchuk -13(43)6 \。 Oleg Gusev -13(98)7 \。 Sergey Nazarenko -12(56)8 \。 Eugene Seleznyov -11(58)9 \。 Victor Tsigankov -10(46)10-11。 Andriy Vorobey -9(68)Andriy Gusin -9(71).</text:p>
      <text:p text:style-name="P4">
Фото: uaf.ua.</text:p>
      <text:p text:style-name="P4">
News Source: <text:a xlink:type="simple" xlink:href="https://www.ukrinform.ua/rubric-sports/3724148-cigankov-devatij-gravec-akij-zabiv-za-zbirnu-ukraini-10-i-bilse-maciv.html" text:style-name="Internet_20_link" text:visited-style-name="Visited_20_Internet_20_Link">
https://www.ukrinform.ua/rubric-sports/3724148-cigankov-devatij-gravec-akij-zabiv-za-zbirnu-ukraini-10-i-bilse-maciv.html</text:a>
</text:p>
      <!--NEWS-->
      <text:h text:style-name="P10" text:outline-level="1">
<text:span text:style-name="T4">
在完全脱颖而出之后，将召集在DEOCAL领土中被杀的人的确切人数-Kirilenko</text:span>
</text:h>
      <text:p text:style-name="P4">
作者: Ukrinform (Person)</text:p>
      <text:p text:style-name="P4">
出版商: Укринформ (Organization)</text:p>
      <text:p text:style-name="P4">
出版时间: 2023-06-17T13:08:00+03:00</text:p>
      <text:p text:style-name="P4">
修改时间: 2023-06-17T22:08:00+03:00</text:p>
      <text:p text:style-name="P4">
描述: 在顿涅茨克地区，俄罗斯占领期间死者的最后数字可以以整个工业领土的衰落而命名。  - 乌克林。</text:p>
      <text:p text:style-name="P4">
图片: ['<text:a xlink:type="simple" xlink:href="https://static.ukrinform.com/photos/2023_06/thumb_files/630_360_1685971957-245.jpg" text:style-name="Internet_20_link" text:visited-style-name="Visited_20_Internet_20_Link">
630_360_16859...</text:a>
']</text:p>
      <text:p text:style-name="P4">
标签: ['Донеччина', 'Кириленко', 'Розмінування', 'Загибель', 'Війна з Росією']</text:p>
      <text:p text:style-name="P4">
类型: Article</text:p>
      <!--METADATA-->
      <text:p text:style-name="P4">
<draw:frame draw:style-name="fr1" draw:name="Image81" text:anchor-type="as-char" svg:width="6.9236in" svg:height="3.956343in" draw:z-index="0">
<draw:image xlink:href="../Images/yкринформ/2023-06-17T13-08-00-03-00/630_360_1685971957-245.jpg" xlink:type="simple" xlink:show="embed" xlink:actuate="onLoad" draw:mime-type="image/jpeg"/>
</draw:frame>
俄罗斯占领期间受害者的最终数字可以在整个宗地领土降解后是杂草。</text:p>
      <text:p text:style-name="P4">
顿涅茨克地区军事管理局负责人帕维尔·基里伦科(Pavel Kirilenko) 这是给出的(https://www.ukrinform.ua/rubric-regions/3724163-pavlo-kirilenko-kerivnik-doneckoi-oblasnoi-vijskovoi-administracii.html)说到2022年的河口deocal，他说没有单独的平民或军事墓葬 - “在某些地区，他们的尸体或碎片撕裂了Notch公墓的沟渠，他们得到了尸体或碎片的尸体或碎片。”</text:p>
      <text:p text:style-name="P4">
“在挖掘时，莱曼社区中有136多个死者的尸体已出版并确定，但这个数字正在增长。 我相信，最终的数字将能够在矿井过程通过后打电话给调查员，并将验证整个社区领土。 因为顿涅茨克地区的衰落过程尚不全面，”基里伦科解释说，他说这个名字叫命名(136)包括平民和军事。</text:p>
      <text:p text:style-name="P4">
<text:span text:style-name="T4">
另请阅读：</text:span>
 <text:span text:style-name="T4">
 <text:a xlink:type="simple" xlink:href="https://www.ukrinform.ua/rubric-ato/3724274-kirilenko-castina-obstriliv-doneccini-rezultat-roboti-zradnikiv.html" text:style-name="Internet_20_link" text:visited-style-name="Visited_20_Internet_20_Link">
Kirilenko：Donetsk地区炮击的一部分 - 叛徒的结果</text:a>
</text:span>
</text:p>
      <text:p text:style-name="P4">
他说，他们目前正在该地区交换，因为它们是正在续签或正在建立其他防御线的基础设施的领域。</text:p>
      <text:p text:style-name="P4">
“这个过程正在进行中。 它没有完成，因为定期检测到点埋葬。 但是发现的大规模埋葬是有一个挖掘过程 - 所有尸体都被转移到摩尔群岛和专业机构中以获得。 这方面的数字是进行预审的调查人员的权威，但这非常重要，因为这是军方犯下的暴行的一些沉积证据。”</text:p>
      <text:p text:style-name="P4">
<text:span text:style-name="T4">
另请阅读：</text:span>
 <text:span text:style-name="T4">
 <text:a xlink:type="simple" xlink:href="https://www.ukrinform.ua/rubric-regions/3724186-tocnu-kilkist-zagiblih-pid-cas-okupacii-nazovut-pisla-rozminuvanna-teritorij-kirilenko.html" text:style-name="Internet_20_link" text:visited-style-name="Visited_20_Internet_20_Link">
在占领期间死者的确切数量是在领土上脱落之后的 - 基里伦科(Kirilenko)</text:a>
</text:span>
</text:p>
      <text:p text:style-name="P4">
据乌克林福姆(Ukrinform)报道，2022年10月，利斯克(Limansk)和斯维塔戈斯克(Svyatogorsk)社区已经在顿涅茨克地区的领土上扣除。</text:p>
      <text:p text:style-name="P4">
在2023年6月初，乌克兰军队从俄罗斯的入侵中解放了Blessed，Storozhevo，Neskachny和Makarivka村庄。</text:p>
      <text:p text:style-name="P4">
News Source: <text:a xlink:type="simple" xlink:href="https://www.ukrinform.ua/rubric-ato/3724303-tocnu-kilkist-zagiblih-na-deokupovanih-teritoriah-nazvut-pisla-povnogo-rozminuvanna-kirilenko.html" text:style-name="Internet_20_link" text:visited-style-name="Visited_20_Internet_20_Link">
https://www.ukrinform.ua/rubric-ato/3724303-tocnu-kilkist-zagiblih-na-deokupovanih-teritoriah-nazvut-pisla-povnogo-rozminuvanna-kirilenko.html</text:a>
</text:p>
      <!--NEWS-->
      <text:h text:style-name="P10" text:outline-level="1">
<text:span text:style-name="T4">
在赫尔森地区，一个人在现场工作中爆炸</text:span>
</text:h>
      <text:p text:style-name="P4">
作者: Ukrinform (Person)</text:p>
      <text:p text:style-name="P4">
出版商: Укринформ (Organization)</text:p>
      <text:p text:style-name="P4">
出版时间: 2023-06-17T13:16:50+03:00</text:p>
      <text:p text:style-name="P4">
修改时间: 2023-06-17T13:16:50+03:00</text:p>
      <text:p text:style-name="P4">
描述: 在赫尔森地区，在俄罗斯迷你的现场工作期间，一名和平的居民被炸毁，受伤被送往医院。  - 乌克林。</text:p>
      <text:p text:style-name="P4">
图片: ['<text:a xlink:type="simple" xlink:href="https://static.ukrinform.com/photos/2023_01/thumb_files/630_360_1673620106-978.jpeg" text:style-name="Internet_20_link" text:visited-style-name="Visited_20_Internet_20_Link">
630_360_16736...</text:a>
']</text:p>
      <text:p text:style-name="P4">
标签: ['Херсонщина', 'Міна', 'Війна з Росією']</text:p>
      <text:p text:style-name="P4">
类型: Article</text:p>
      <!--METADATA-->
      <text:p text:style-name="P4">
<draw:frame draw:style-name="fr1" draw:name="Image82" text:anchor-type="as-char" svg:width="6.9236in" svg:height="3.956343in" draw:z-index="0">
<draw:image xlink:href="../Images/yкринформ/2023-06-17T13-16-50-03-00/630_360_1673620106-978.jpeg" xlink:type="simple" xlink:show="embed" xlink:actuate="onLoad" draw:mime-type="image/jpeg"/>
</draw:frame>
纳克森地区在俄罗斯迷你的现场工作期间被一名居民炸毁，受伤被送往医院。</text:p>
      <text:p text:style-name="P4">
关于<text:a xlink:type="simple" xlink:href="http://t.me/khersonskaODA/7044" text:style-name="Internet_20_link" text:visited-style-name="Visited_20_Internet_20_Link">
电报</text:a>
报道说，库尔森地区军事管理局报道。</text:p>
      <text:p text:style-name="P4">
“一名和平的居民在现场工作期间在Borozenskoe村。 由于炸药的爆炸，一名36岁的男子获得了20％的身体脸部，胳膊和腿。 受伤的人在克里维·雷(Kryvyi Rih)被照顾。 他的病情令人满意。</text:p>
      <text:p text:style-name="P4">
ova再次提醒<text:a xlink:type="simple" xlink:href="https://www.ukrinform.ua/tag-hersonsina" text:style-name="Internet_20_link" text:visited-style-name="Visited_20_Internet_20_Link">
赫尔森地区的Minna危险</text:a>
它仍然很高，他们与人口息息相关，并要求不参观尚未检查sapper的地区。</text:p>
      <text:p text:style-name="P4">
“最大的炸药是在水库和路边海岸的森林条，田地。 不要冒险生命和健康!”  - 在区域管理中强调。</text:p>
      <text:p text:style-name="P4">
<text:span text:style-name="T4">
另请阅读：</text:span>
 <text:a xlink:type="simple" xlink:href="https://www.ukrinform.ua/rubric-regions/3722938-u-seli-na-harkivsini-colovik-pidirvavsa-na-pelustci.html" text:style-name="Internet_20_link" text:visited-style-name="Visited_20_Internet_20_Link">
在哈尔基夫地区的村庄男人<text:span text:style-name="T4">
在“花瓣”上爆炸</text:span>
</text:a>
据报道，霍森地区目前处于俄罗斯军队的恒定部队之下，敌人每天杀害和伤害平民并摧毁该地区的基础设施对象。</text:p>
      <text:p text:style-name="P4">
News Source: <text:a xlink:type="simple" xlink:href="https://www.ukrinform.ua/rubric-regions/3724150-na-hersonsini-pid-cas-polovih-robit-pidirvavsa-colovik.html" text:style-name="Internet_20_link" text:visited-style-name="Visited_20_Internet_20_Link">
https://www.ukrinform.ua/rubric-regions/3724150-na-hersonsini-pid-cas-polovih-robit-pidirvavsa-colovik.html</text:a>
</text:p>
      <!--NEWS-->
      <text:h text:style-name="P10" text:outline-level="1">
<text:span text:style-name="T4">
基辅的年轻运动员在德国的比赛中获得了11枚奖牌</text:span>
</text:h>
      <text:p text:style-name="P4">
作者: Ukrinform (Person)</text:p>
      <text:p text:style-name="P4">
出版商: Укринформ (Organization)</text:p>
      <text:p text:style-name="P4">
出版时间: 2023-06-17T13:27:39+03:00</text:p>
      <text:p text:style-name="P4">
修改时间: 2023-06-17T13:27:39+03:00</text:p>
      <text:p text:style-name="P4">
描述: 在德国城市莱比锡（Leipzig）举行了第29届国际Lepsiada国际田径比赛。  - 乌克林。</text:p>
      <text:p text:style-name="P4">
图片: ['<text:a xlink:type="simple" xlink:href="https://static.ukrinform.com/photos/2023_06/thumb_files/630_360_1686997508-644.jpg" text:style-name="Internet_20_link" text:visited-style-name="Visited_20_Internet_20_Link">
630_360_16869...</text:a>
']</text:p>
      <text:p text:style-name="P4">
标签: ['Легка атлетика', 'Німеччина', 'Молодь', 'Київ']</text:p>
      <text:p text:style-name="P4">
类型: Article</text:p>
      <!--METADATA-->
      <text:p text:style-name="P4">
<draw:frame draw:style-name="fr1" draw:name="Image83" text:anchor-type="as-char" svg:width="6.9236in" svg:height="3.956343in" draw:z-index="0">
<draw:image xlink:href="../Images/yкринформ/2023-06-17T13-27-39-03-00/630_360_1686997508-644.jpg" xlink:type="simple" xlink:show="embed" xlink:actuate="onLoad" draw:mime-type="image/jpeg"/>
</draw:frame>
第29届国际Lepsiada国际田径锦标赛举行了美国美国莱比锡的举行。</text:p>
      <text:p text:style-name="P4">
基辅国家队<text:a xlink:type="simple" xlink:href="https://www.facebook.com/UkrainianAthletics" text:style-name="Internet_20_link" text:visited-style-name="Visited_20_Internet_20_Link">
带回家</text:a>
乌克林福姆报告11奖。</text:p>
      <text:p text:style-name="P4">
在我们的年轻运动员的资产中，6金，4枚银牌和1枚铜牌。</text:p>
      <text:p text:style-name="P4">
<text:span text:style-name="T4">
另请阅读：</text:span>
 <text:a xlink:type="simple" xlink:href="https://www.ukrinform.ua/rubric-sports/3717337-ukrainka-natalia-krol-vigrala-800metrivku-na-turniri-u-grecii.html" text:style-name="Internet_20_link" text:visited-style-name="Visited_20_Internet_20_Link">
乌克兰卡·纳塔利亚·克罗尔(Ukrainka Natalia Krol)在乌格特锦标赛上赢得了800米的冠军</text:a>
乌克兰队的“黄金”被弗拉迪斯拉夫·雷诺夫(Vladislav Reanov)赢得(跳跃)，迈克尔·布比克·迈克尔(运行800 m)，Arina Sushchenko Arina(运行800 m)。欧内斯特·古门科(推动核)Vitalina Lyman(跳高)塔维拉正弦(在75 m运行).</text:p>
      <text:p text:style-name="P4">
Фото: facebook.com/UkrainianAthletics.</text:p>
      <text:p text:style-name="P4">
News Source: <text:a xlink:type="simple" xlink:href="https://www.ukrinform.ua/rubric-sports/3724153-uni-legkoatleti-kieva-zdobuli-11-medalej-na-zmagannah-u-nimeccini.html" text:style-name="Internet_20_link" text:visited-style-name="Visited_20_Internet_20_Link">
https://www.ukrinform.ua/rubric-sports/3724153-uni-legkoatleti-kieva-zdobuli-11-medalej-na-zmagannah-u-nimeccini.html</text:a>
</text:p>
      <!--NEWS-->
      <text:h text:style-name="P10" text:outline-level="1">
<text:span text:style-name="T4">
矿山的帕夫拉格拉德发生了爆炸，三名矿工受伤</text:span>
</text:h>
      <text:p text:style-name="P4">
作者: Ukrinform (Person)</text:p>
      <text:p text:style-name="P4">
出版商: Укринформ (Organization)</text:p>
      <text:p text:style-name="P4">
出版时间: 2023-06-17T13:29:00+03:00</text:p>
      <text:p text:style-name="P4">
修改时间: 2023-06-17T13:29:00+03:00</text:p>
      <text:p text:style-name="P4">
描述: 帕夫拉格勒市Dnipropetrovsk地区的Dnipropetrovsk地区发生了爆炸。  - 乌克林。</text:p>
      <text:p text:style-name="P4">
图片: ['<text:a xlink:type="simple" xlink:href="https://static.ukrinform.com/photos/2023_04/thumb_files/630_360_1681205400-577.jpg" text:style-name="Internet_20_link" text:visited-style-name="Visited_20_Internet_20_Link">
630_360_16812...</text:a>
']</text:p>
      <text:p text:style-name="P4">
标签: ['Шахта', 'Вибух', 'Павлоград', 'Шахтарі']</text:p>
      <text:p text:style-name="P4">
类型: Article</text:p>
      <!--METADATA-->
      <text:p text:style-name="P4">
<draw:frame draw:style-name="fr1" draw:name="Image84" text:anchor-type="as-char" svg:width="6.9236in" svg:height="3.956343in" draw:z-index="0">
<draw:image xlink:href="../Images/yкринформ/2023-06-17T13-29-00-03-00/630_360_1681205400-577.jpg" xlink:type="simple" xlink:show="embed" xlink:actuate="onLoad" draw:mime-type="image/jpeg"/>
</draw:frame>
到了晚上，煤矿的Dnipropetrovsk地区Pavlograd的内容发生了爆炸。</text:p>
      <text:p text:style-name="P4">
在<text:a xlink:type="simple" xlink:href="http://m.facebook.com/story.php" text:style-name="Internet_20_link" text:visited-style-name="Visited_20_Internet_20_Link">
Facebook</text:a>
乌克兰福姆报道说，乌克兰能源部报道。</text:p>
      <text:p text:style-name="P4">
“晚上在煤炭上<text:a xlink:type="simple" xlink:href="https://www.ukrinform.ua/tag-sahta" text:style-name="Internet_20_link" text:visited-style-name="Visited_20_Internet_20_Link">
我的</text:a>
Upavlograd有近200名工人，甲烷爆炸，”帖子。</text:p>
      <text:p text:style-name="P4">
三名工人受伤，他们被送往<text:a xlink:type="simple" xlink:href="https://www.ukrinform.ua/tag-bolnica" text:style-name="Internet_20_link" text:visited-style-name="Visited_20_Internet_20_Link">
医院</text:a>
。</text:p>
      <text:p text:style-name="P4">
<text:span text:style-name="T4">
另请阅读：</text:span>
 <text:a xlink:type="simple" xlink:href="https://www.ukrinform.ua/rubric-regions/3635868-u-krivomu-rozi-na-poverhnu-pidnali-vsih-sahtariv-aki-buli-zablokovani-pid-zemleu.html" text:style-name="Internet_20_link" text:visited-style-name="Visited_20_Internet_20_Link">
在Kryvyi rih到表面饲养所有<text:span text:style-name="T4">
矿工</text:span>
被封锁的矿工</text:a>
可以指定其他矿工被带到表面。 特殊运输的原因是。</text:p>
      <text:p text:style-name="P4">
<text:span text:style-name="T5">
照片说明性</text:span>
</text:p>
      <text:p text:style-name="P4">
News Source: <text:a xlink:type="simple" xlink:href="https://www.ukrinform.ua/rubric-regions/3724154-u-pavlogradi-na-sahti-stavsa-vibuh-postrazdali-troe-sahtariv.html" text:style-name="Internet_20_link" text:visited-style-name="Visited_20_Internet_20_Link">
https://www.ukrinform.ua/rubric-regions/3724154-u-pavlogradi-na-sahti-stavsa-vibuh-postrazdali-troe-sahtariv.html</text:a>
</text:p>
      <!--NEWS-->
      <text:h text:style-name="P10" text:outline-level="1">
<text:span text:style-name="T4">
在法国，唐巴斯诗歌的杏是卡特林·迪内夫（Katrin Denev）阅读的</text:span>
</text:h>
      <text:p text:style-name="P4">
作者: Ukrinform (Person)</text:p>
      <text:p text:style-name="P4">
出版商: Укринформ (Organization)</text:p>
      <text:p text:style-name="P4">
出版时间: 2023-06-17T13:29:25+03:00</text:p>
      <text:p text:style-name="P4">
修改时间: 2023-06-17T13:29:25+03:00</text:p>
      <text:p text:style-name="P4">
描述: 在法国，将发行乌克兰作家Lyubov Yakimchuk诗歌的有声读物“ Donbass的杏子”，法国女演员Katrin Denev读到。  - 乌克林。</text:p>
      <text:p text:style-name="P4">
图片: ['<text:a xlink:type="simple" xlink:href="https://static.ukrinform.com/photos/2019_06/thumb_files/630_360_1560166115-640.jpg" text:style-name="Internet_20_link" text:visited-style-name="Visited_20_Internet_20_Link">
630_360_15601...</text:a>
']</text:p>
      <text:p text:style-name="P4">
标签: ['Актриса', 'Франція', 'Книги', 'Україна', 'Денев', 'Аудіокнига', 'Поезія']</text:p>
      <text:p text:style-name="P4">
类型: Article</text:p>
      <!--METADATA-->
      <text:p text:style-name="P4">
<draw:frame draw:style-name="fr1" draw:name="Image85" text:anchor-type="as-char" svg:width="6.9236in" svg:height="3.956343in" draw:z-index="0">
<draw:image xlink:href="../Images/yкринформ/2023-06-17T13-29-25-03-00/630_360_1560166115-640.jpg" xlink:type="simple" xlink:show="embed" xlink:actuate="onLoad" draw:mime-type="image/jpeg"/>
</draw:frame>
在法国，法国女演员凯瑟琳·丹内夫(Catherine Denev)阅读了乌克兰作家lyub yakimchuk诗歌的有声读物。</text:p>
      <text:p text:style-name="P4">
根据乌克林福姆的说法，Yakimchuk在[Facebook]上报告(https://www.facebook.com/iakymchuk/posts/pfbid02EQ68DxpopwJaWp2cq2hVrguWLE4wLLB1HdHqcpw27tfKf7vEZiGdyZ7k1mJXvWKCl).</text:p>
      <text:p text:style-name="P4">
<text:a xlink:type="simple" xlink:href="https://www.ukrinform.ua/tag-kniga" text:style-name="Internet_20_link" text:visited-style-name="Visited_20_Internet_20_Link">
书</text:a>
将发布法国出版社Des Femmes，该版本以前发表了纸质版本。 她是由女演员卡特林·丹内维(Katrin Denev)读的，但此外，乌克兰的声音还将以乌布夫·雅基姆楚克(Lyubov Yakimchuk)的声音听起来。</text:p>
      <text:p text:style-name="P4">
“我梦想着卡特林是这本书的声音，并且没有在出版时说什么，留下谈判，如果她不工作，她没有告诉我，与谁一起撤消。 但这发生了!显然，您已经听说莱斯雅·乌克兰卡(Lesya Ukrainka)从戛纳电影节舞台上读到的一首诗，所以这是一个开始。” Yakimchuk写道。</text:p>
      <text:p text:style-name="P4">
<text:span text:style-name="T4">
另请阅读：</text:span>
 [在乌克兰以英语出版的“ <text:span text:style-name="T4">
书” </text:span>
  - 旅程。 未征服”]](https://www.ukrinform.ua/rubric-culture/3721830-v-ukraini-vidali-anglijskou-movou-knigumandrivku-neskoreni.html)她还补充说，法国出版商和其他作家写作的出版商在政治上非常活跃 - 每周六，乌克兰的乌克兰集会都会出版。 它们将被添加到无人机，发电机中，并消除爆炸卡科夫斯基大坝的后果。</text:p>
      <text:p text:style-name="P4">
“这家出版社是由Ellen Six，Simon de Beauvoir和Multi -Beautiful作家出版的，很荣幸能与他们一起使用一个目录，”  - 强调。</text:p>
      <text:p text:style-name="P4">
法语由Irina Dmitrychin和Agatha Bonin翻译。</text:p>
      <text:p text:style-name="P4">
<text:span text:style-name="T4">
另请阅读：</text:span>
 <text:a xlink:type="simple" xlink:href="https://www.ukrinform.ua/rubric-culture/3718626-z-prodaziv-vidanna-privid-kieva-manga-ponad-13-miljona-pererahuvali-na-dopomogu-zsu.html" text:style-name="Internet_20_link" text:visited-style-name="Visited_20_Internet_20_Link">
来自“基辅的幽灵”的销售。 漫画»超过130万被转移到武装部队</text:a>
正如法国电影演员乌克林福姆(Ukrinform)报道的那样(https://www.ukrinform.ua/rubric-culture/3710183-katrin-denev-na-vidkritti-kannskogo-kinofestivalu-zacitala-virs-lesi-ukrainki.html)第76届国际戛纳电影节开幕典礼上的莱西亚·乌克兰卡(Lesya Ukrainka)的诗《希望》。</text:p>
      <text:p text:style-name="P4">
News Source: <text:a xlink:type="simple" xlink:href="https://www.ukrinform.ua/rubric-culture/3724155-u-francii-audioknizku-poezii-abrikosi-donbasu-nacitae-katrin-denev.html" text:style-name="Internet_20_link" text:visited-style-name="Visited_20_Internet_20_Link">
https://www.ukrinform.ua/rubric-culture/3724155-u-francii-audioknizku-poezii-abrikosi-donbasu-nacitae-katrin-denev.html</text:a>
</text:p>
      <!--NEWS-->
      <text:h text:style-name="P10" text:outline-level="1">
<text:span text:style-name="T4">
俄罗斯人开除了切尼希夫和苏米地区的边界-17爆炸</text:span>
</text:h>
      <text:p text:style-name="P4">
作者: Ukrinform (Person)</text:p>
      <text:p text:style-name="P4">
出版商: Укринформ (Organization)</text:p>
      <text:p text:style-name="P4">
出版时间: 2023-06-17T13:39:00+03:00</text:p>
      <text:p text:style-name="P4">
修改时间: 2023-06-17T13:39:00+03:00</text:p>
      <text:p text:style-name="P4">
描述: 晚上，俄罗斯军队在早晨开火了切尼希夫和苏米地区的边界定居点。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Чернігівщина', 'Війна з Росією']</text:p>
      <text:p text:style-name="P4">
类型: Article</text:p>
      <!--METADATA-->
      <text:p text:style-name="P4">
<draw:frame draw:style-name="fr1" draw:name="Image87" text:anchor-type="as-char" svg:width="6.9236in" svg:height="3.956343in" draw:z-index="0">
<draw:image xlink:href="../Images/yкринформ/2023-06-17T13-39-00-03-00/630_360_1669987737-966.jpg" xlink:type="simple" xlink:show="embed" xlink:actuate="onLoad" draw:mime-type="image/jpeg"/>
</draw:frame>
晚上，鲁斯基夫斯卡(Ruskivska)，早晨，他们向Patichttic和Sumy地区的边界定居点开了枪。</text:p>
      <text:p text:style-name="P4">
根据乌克林福姆的说法，北部运营司令部报告了<text:a xlink:type="simple" xlink:href="https://t.me/ok_pivnich1/3281" text:style-name="Internet_20_link" text:visited-style-name="Visited_20_Internet_20_Link">
电报</text:a>
。</text:p>
      <text:p text:style-name="P4">
特别是，在切尔尼希夫地区，大约04:50记录了七个<text:a xlink:type="simple" xlink:href="https://www.ukrinform.ua/tag-vibuh" text:style-name="Internet_20_link" text:visited-style-name="Visited_20_Internet_20_Link">
爆炸</text:a>
在Yangulivka定居点的地区，很可能是从螺钉中释放出的非托管航空导弹。</text:p>
      <text:p text:style-name="P4">
此外，在00:00到00:40的Sumy地区，在Znob-Trubchevske的不同步点记录了7次爆炸，可能具有120mm口径的迫击炮。</text:p>
      <text:p text:style-name="P4">
从07:15到07:30，以前来自炮兵的Bachivsk地区记录了三起爆炸。</text:p>
      <text:p text:style-name="P4">
<text:span text:style-name="T4">
另请阅读：</text:span>
 <text:a xlink:type="simple" xlink:href="https://www.ukrinform.ua/rubric-ato/3724142-na-harkivsini-voroza-raketa-vlucila-v-avto-zaginuli-cetvero-civilnih.html" text:style-name="Internet_20_link" text:visited-style-name="Visited_20_Internet_20_Link">
在哈尔基夫地区，敌人的火箭撞上了汽车 - 杀死了平民</text:a>
没有关于当地群体损失或对平民基础设施损失的信息。</text:p>
      <text:p text:style-name="P4">
如[Ukrinform]报道(https://www.ukrinform.ua/rubric-regions/3724092-za-dobu-rosiani-atakuvali-devat-regioniv-ukraini-zvedenna-ova.html)，俄罗斯入侵者每天攻击乌克兰的九个地区，被杀和受伤的人。</text:p>
      <text:p text:style-name="P4">
News Source: <text:a xlink:type="simple" xlink:href="https://www.ukrinform.ua/rubric-ato/3724157-rosiani-obstrilali-prikordonna-cernigivsini-i-sumsini-17-vibuhiv.html" text:style-name="Internet_20_link" text:visited-style-name="Visited_20_Internet_20_Link">
https://www.ukrinform.ua/rubric-ato/3724157-rosiani-obstrilali-prikordonna-cernigivsini-i-sumsini-17-vibuhiv.html</text:a>
</text:p>
      <!--NEWS-->
      <text:h text:style-name="P10" text:outline-level="1">
<text:span text:style-name="T4">
可以有数千万：tkachenko关于爆炸Kakhovka水力发电厂的文化遗产损失</text:span>
</text:h>
      <text:p text:style-name="P4">
作者: Ukrinform (Person)</text:p>
      <text:p text:style-name="P4">
出版商: Укринформ (Organization)</text:p>
      <text:p text:style-name="P4">
出版时间: 2023-06-17T13:56:00+03:00</text:p>
      <text:p text:style-name="P4">
修改时间: 2023-06-17T13:56:00+03:00</text:p>
      <text:p text:style-name="P4">
描述: 由于文化遗产，由于俄罗斯军事卡科夫斯卡亚水力发电站的爆炸，可以到达数千万的Hryvnias。  - 乌克林。</text:p>
      <text:p text:style-name="P4">
图片: ['<text:a xlink:type="simple" xlink:href="https://static.ukrinform.com/photos/2023_06/thumb_files/630_360_1686037966-227.jpg" text:style-name="Internet_20_link" text:visited-style-name="Visited_20_Internet_20_Link">
630_360_16860...</text:a>
']</text:p>
      <text:p text:style-name="P4">
标签: ['Херсонщина', 'Культурна спадщина', "Пам'ятка", 'Теракт', 'Ткаченко', 'Каховська ГЕС', 'МКІП ', 'Єдині новини']</text:p>
      <text:p text:style-name="P4">
类型: Article</text:p>
      <!--METADATA-->
      <text:p text:style-name="P4">
<draw:frame draw:style-name="fr1" draw:name="Image88" text:anchor-type="as-char" svg:width="6.9236in" svg:height="3.956343in" draw:z-index="0">
<draw:image xlink:href="../Images/yкринформ/2023-06-17T13-56-00-03-00/630_360_1686037966-227.jpg" xlink:type="simple" xlink:show="embed" xlink:actuate="onLoad" draw:mime-type="image/jpeg"/>
</draw:frame>
由于排除俄罗斯军事卡科夫斯卡耶郡的排除，文化遗产的丧失将达到数千万的Hryvnias。</text:p>
      <text:p text:style-name="P4">
在[以太]中(https://www.youtube.com/watch?v=kX1Zv3e_W-0)乌克林福姆报道，统一的新闻通道通讯由文化和信息政策部长Oleksandrkachenko告知。</text:p>
      <text:p text:style-name="P4">
“我认为，由于俄罗斯卡科夫斯基水力发电站的爆炸，文化遗产的损失是数千万的Hryvnias。 我不知道，我们只能猜测我们可用的信息。 它与金钱无关，而是关于俄罗斯人的恐怖行为，这对文化造成了伤害，而是对人的生态学。 我们将不得不纠正这种情况。”  -  [tkachenko]说(https://www.ukrinform.ua/tag-tkacenko)。</text:p>
      <text:p text:style-name="P4">
<text:span text:style-name="T4">
另请阅读：</text:span>
 <text:a xlink:type="simple" xlink:href="https://www.ukrinform.ua/rubric-regions/3723003-na-hersonsini-cerez-pidriv-kahovskoi-ges-z-kurganiv-vimivautsa-istoricni-artefakti.html" text:style-name="Internet_20_link" text:visited-style-name="Visited_20_Internet_20_Link">
在Kherson地区通过Kakhovka Hydroectric Power Station的爆炸<text:span text:style-name="T4">
 Mound </text:span>
历史文物</text:a>
他指出，许多被淹没的文化物体都位于本地占领的领土上。 其中包括艺术学校，中央服务，俱乐部，图书馆，甚至两个博物馆。</text:p>
      <text:p text:style-name="P4">
据他说，在乌克兰控制的领土上，几个机构受到了破坏。</text:p>
      <text:p text:style-name="P4">
<text:span text:style-name="T4">
另请阅读：</text:span>
 [警方设置更多(https://www.ukrinform.ua/rubric-regions/3723961-policia-vistavila-ponad-80-spostereznih-postiv-u-regionah-aki-postrazdali-cerez-pidriv-kahovskoi-ges.html)“在那些作为文化遗产对象非常重要的对象中宣布。</text:p>
      <text:p text:style-name="P4">
正如乌克林福姆报道的那样，由于勘探俄罗斯人的俄罗斯人在Ucherson和Mykolaiv地区的Kakhovka水力发电站(在风险区中)(https://www.ukrinform.ua/rubric-culture/3723879-tkacenko-cerez-pidriv-kahovskoi-ges-u-zoni-riziku-147-zakladiv-kulturi-ta-misteckoi-osviti.html)有147个文化和艺术教育机构。</text:p>
      <text:p text:style-name="P4">
News Source: <text:a xlink:type="simple" xlink:href="https://www.ukrinform.ua/rubric-culture/3724164-mozut-buti-desatki-miljoniv-tkacenko-pro-zbitki-kulturnoi-spadsini-vid-pidrivu-kahovskoi-ges.html" text:style-name="Internet_20_link" text:visited-style-name="Visited_20_Internet_20_Link">
https://www.ukrinform.ua/rubric-culture/3724164-mozut-buti-desatki-miljoniv-tkacenko-pro-zbitki-kulturnoi-spadsini-vid-pidrivu-kahovskoi-ges.html</text:a>
</text:p>
      <!--NEWS-->
      <text:h text:style-name="P10" text:outline-level="1">
<text:span text:style-name="T4">
乌克兰人在爱沙尼亚的田径纪念馆赢得了三个“黄金”</text:span>
</text:h>
      <text:p text:style-name="P4">
作者: Ukrinform (Person)</text:p>
      <text:p text:style-name="P4">
出版商: Укринформ (Organization)</text:p>
      <text:p text:style-name="P4">
出版时间: 2023-06-17T13:58:44+03:00</text:p>
      <text:p text:style-name="P4">
修改时间: 2023-06-17T13:58:44+03:00</text:p>
      <text:p text:style-name="P4">
描述: 在爱沙尼亚的海诺·利帕纪念馆（Hayno Lippa Memorial）赢得了乌克兰运动员的四枚奖牌。  - 乌克林。</text:p>
      <text:p text:style-name="P4">
图片: ['<text:a xlink:type="simple" xlink:href="https://static.ukrinform.com/photos/2023_06/thumb_files/630_360_1686998491-921.jpg" text:style-name="Internet_20_link" text:visited-style-name="Visited_20_Internet_20_Link">
630_360_16869...</text:a>
']</text:p>
      <text:p text:style-name="P4">
标签: ['Естонія', 'Легка атлетика', 'Спорт', 'Збірна України']</text:p>
      <text:p text:style-name="P4">
类型: Article</text:p>
      <!--METADATA-->
      <text:p text:style-name="P4">
<draw:frame draw:style-name="fr1" draw:name="Image89" text:anchor-type="as-char" svg:width="6.9236in" svg:height="3.956343in" draw:z-index="0">
<draw:image xlink:href="../Images/yкринформ/2023-06-17T13-58-44-03-00/630_360_1686998491-921.jpg" xlink:type="simple" xlink:show="embed" xlink:actuate="onLoad" draw:mime-type="image/jpeg"/>
</draw:frame>
爱沙尼亚海诺·利帕纪念馆(Hayno Lippa Memorial)的乌克兰运动员赢得了四名愚蠢的运动员。</text:p>
      <text:p text:style-name="P4">
在乌克兰妇女的资产中<text:a xlink:type="simple" xlink:href="https://www.facebook.com/UkrainianAthletics" text:style-name="Internet_20_link" text:visited-style-name="Visited_20_Internet_20_Link">
三个“黄金”</text:a>
据报道，乌克林福姆(Ukrinform)据报道和1个“银”。</text:p>
      <text:p text:style-name="P4">
黄金奖赢得了iirin Kimets(锤子扔； 结果是69.35 m)，娜塔莉亚·克罗尔(Natalia Kroel)(运行800 m; 2分01.68秒)到奥尔加的库拉(三流； 13.78 m).</text:p>
      <text:p text:style-name="P4">
Ольга Корсун була другою у секторі для стрибків у довжину (6.09 m).</text:p>
      <text:p text:style-name="P4">
<text:span text:style-name="T4">
Читайте також:</text:span>
 <text:a xlink:type="simple" xlink:href="https://www.ukrinform.ua/rubric-sports/3723480-behromancuk-zdobula-bronzu-na-etapi-diamantovoi-ligi-v-oslo.html" text:style-name="Internet_20_link" text:visited-style-name="Visited_20_Internet_20_Link">
 <text:span text:style-name="T4">
Бех</text:span>
 - <text:span text:style-name="T4">
Романчук</text:span>
 здобула «бронзу» на етапі«Діамантової ліги» в Осло </text:a>
纳扎尔·史蒂芬诺夫(Nazar Stepanov)也参加了比赛。 我们的大三学生在110 m的比赛中表现出14.02秒的结果，并以障碍物奔跑，排名第四。</text:p>
      <text:p text:style-name="P4">
在照片中：Irina Klimets/uaf.org.ua。</text:p>
      <text:p text:style-name="P4">
News Source: <text:a xlink:type="simple" xlink:href="https://www.ukrinform.ua/rubric-sports/3724165-ukrainki-vigrali-tri-zolota-na-legkoatleticnomu-memoriali-v-estonii.html" text:style-name="Internet_20_link" text:visited-style-name="Visited_20_Internet_20_Link">
https://www.ukrinform.ua/rubric-sports/3724165-ukrainki-vigrali-tri-zolota-na-legkoatleticnomu-memoriali-v-estonii.html</text:a>
</text:p>
      <!--NEWS-->
      <text:h text:style-name="P10" text:outline-level="1">
<text:span text:style-name="T4">
SBU特种部队展示了如何疏散了来自赫尔森地区的左海岸的人们</text:span>
</text:h>
      <text:p text:style-name="P4">
作者: Ukrinform (Person)</text:p>
      <text:p text:style-name="P4">
出版商: Укринформ (Organization)</text:p>
      <text:p text:style-name="P4">
出版时间: 2023-06-17T14:03:00+03:00</text:p>
      <text:p text:style-name="P4">
修改时间: 2023-06-17T14:03:00+03:00</text:p>
      <text:p text:style-name="P4">
描述: 乌克兰安全局“ A”特种部队的特种部队表明，如何在赫尔森地区暂时占领和洪水淹没的领土中撤离和拯救人们。  - 乌克林。</text:p>
      <text:p text:style-name="P4">
图片: ['<text:a xlink:type="simple" xlink:href="https://static.ukrinform.com/photos/2018_01/thumb_files/630_360_1516183389-5454.jpg" text:style-name="Internet_20_link" text:visited-style-name="Visited_20_Internet_20_Link">
630_360_15161...</text:a>
']</text:p>
      <text:p text:style-name="P4">
标签: ['Евакуація', 'Херсонщина', 'СБУ', 'Теракт', 'Каховська ГЕС']</text:p>
      <text:p text:style-name="P4">
类型: Article</text:p>
      <!--METADATA-->
      <text:p text:style-name="P4">
<draw:frame draw:style-name="fr1" draw:name="Image90" text:anchor-type="as-char" svg:width="6.9236in" svg:height="3.956343in" draw:z-index="0">
<draw:image xlink:href="../Images/yкринформ/2023-06-17T14-03-00-03-00/630_360_1516183389-5454.jpg" xlink:type="simple" xlink:show="embed" xlink:actuate="onLoad" draw:mime-type="image/jpeg"/>
</draw:frame>
乌克兰安全局CSO“ A”的特种部队表明，在赫尔森地区暂时占领和洪水淹没的领土中，人们如何撤离。</text:p>
      <text:p text:style-name="P4">
根据乌克林福姆的说法，SBU的相应视频发表在<text:a xlink:type="simple" xlink:href="http://t.me/SBUkr/8676" text:style-name="Internet_20_link" text:visited-style-name="Visited_20_Internet_20_Link">
Telegram</text:a>
。</text:p>
      <text:p text:style-name="P4">
资料来源：乌克兰的安全服务</text:p>
      <text:p text:style-name="P4">
“我们的战士并没有使那些遭受纳卡科夫斯基水力发电厂俄罗斯恐怖袭击的人造成麻烦。 从悲剧的头几天开始，特种作战中心“ A”中心的雇员与武装部队的同事<text:a xlink:type="simple" xlink:href="https://www.ukrinform.ua/tag-dsns" text:style-name="Internet_20_link" text:visited-style-name="Visited_20_Internet_20_Link">
SESP</text:a>
，与最安全和国防军的SCO一起出口了从左边被困到Dniep​​er银行的人们。 单独 - 他们在无人机的帮助下提供食物和药物。”消息写道。</text:p>
      <text:p text:style-name="P4">
入侵者向一群撤离平民的特种部队开枪。但是，他们的位置配备了公寓楼的屋顶，立即被炮兵摧毁。</text:p>
      <text:p text:style-name="P4">
<text:span text:style-name="T4">
另请阅读：</text:span>
 <text:a xlink:type="simple" xlink:href="https://www.ukrinform.ua/rubric-regions/3721841-poraneni-akih-evakuuvali-z-livoberezza-hersonsini-u-serednomu-ta-vazkomu-stani-ova.html" text:style-name="Internet_20_link" text:visited-style-name="Visited_20_Internet_20_Link">
霍森地区的疏散船炮击：在有关受伤的状况的卵子中</text:a>
正如乌克林福姆(Ukrinform(https://www.ukrinform.ua/rubric-ato/3723415-u-rajoni-bahmuta-za-dopomogou-himars-znisili-dva-vorozih-kompleksi.html)敌方综合体“ Zoo-1”和电子织物站“ Borysoglebsk-2”。</text:p>
      <text:p text:style-name="P4">
News Source: <text:a xlink:type="simple" xlink:href="https://www.ukrinform.ua/rubric-regions/3724166-specpriznacenci-sbu-pokazali-ak-evakuuvali-ludej-iz-zahoplenogo-livogo-berega-hersonsini.html" text:style-name="Internet_20_link" text:visited-style-name="Visited_20_Internet_20_Link">
https://www.ukrinform.ua/rubric-regions/3724166-specpriznacenci-sbu-pokazali-ak-evakuuvali-ludej-iz-zahoplenogo-livogo-berega-hersonsini.html</text:a>
</text:p>
      <!--NEWS-->
      <text:h text:style-name="P10" text:outline-level="1">
<text:span text:style-name="T4">
俄罗斯人解雇了Konstantinovka，受伤的妇女和九岁的孩子</text:span>
</text:h>
      <text:p text:style-name="P4">
作者: Ukrinform (Person)</text:p>
      <text:p text:style-name="P4">
出版商: Укринформ (Organization)</text:p>
      <text:p text:style-name="P4">
出版时间: 2023-06-17T14:06:00+03:00</text:p>
      <text:p text:style-name="P4">
修改时间: 2023-06-17T14:06:00+03:00</text:p>
      <text:p text:style-name="P4">
描述: 由于俄罗斯对桶炮弹的炮击，顿涅茨克地区的Konstantinovka受伤了一个九岁的孩子和一个女人。  - 乌克林。</text:p>
      <text:p text:style-name="P4">
图片: ['<text:a xlink:type="simple" xlink:href="https://static.ukrinform.com/photos/2023_06/thumb_files/630_360_1687000421-769.jpg" text:style-name="Internet_20_link" text:visited-style-name="Visited_20_Internet_20_Link">
630_360_16870...</text:a>
']</text:p>
      <text:p text:style-name="P4">
标签: ['Донеччина', 'Обстріл', 'Російські військові', 'Офіс генпрокурора', 'Війна з Росією']</text:p>
      <text:p text:style-name="P4">
类型: Article</text:p>
      <!--METADATA-->
      <text:p text:style-name="P4">
<draw:frame draw:style-name="fr1" draw:name="Image91" text:anchor-type="as-char" svg:width="6.9236in" svg:height="3.956343in" draw:z-index="0">
<draw:image xlink:href="../Images/yкринформ/2023-06-17T14-06-00-03-00/630_360_1687000421-769.jpg" xlink:type="simple" xlink:show="embed" xlink:actuate="onLoad" draw:mime-type="image/jpeg"/>
</draw:frame>
由于俄罗斯对枪管大炮的炮击，顿涅茨克地区的usostantynivtsi，一个九岁的孩子和一个女人受伤。</text:p>
      <text:p text:style-name="P4">
根据乌克林福姆的说法，检察官一般报告<text:a xlink:type="simple" xlink:href="https://t.me/pgo_gov_ua/13484" text:style-name="Internet_20_link" text:visited-style-name="Visited_20_Internet_20_Link">
Telegram</text:a>
。</text:p>
      <text:p text:style-name="P4">
在顿涅茨克地区检察官办公室的程序领导下，随后对违反战争法律和习俗的调查进行了调查。(《乌克兰刑法》第438条的第1部分).</text:p>
      <text:p text:style-name="P4">
За даними слідства, 17 червня, близько 10:20, війська Російської Федераціїздійснили чергову атаку на місто Костянтинівку.</text:p>
      <text:p text:style-name="P4">
<text:span text:style-name="T4">
Читайте також:</text:span>
 <text:a xlink:type="simple" xlink:href="https://www.ukrinform.ua/rubric-ato/3724157-rosiani-obstrilali-prikordonna-cernigivsini-i-sumsini-17-vibuhiv.html" text:style-name="Internet_20_link" text:visited-style-name="Visited_20_Internet_20_Link">
 Росіяни <text:span text:style-name="T4">
обстріл</text:span>
 яли прикордоння Чернігівщини іСумщини - 17 вибухів </text:a>
“由于私营部门的炮弹击中，受伤了9年的伤害。被诊断出胸部闭合胸部和腹部受伤，张开的肩膀骨折，腿部伤口撕裂和多个身体牙龈，”  - 遗嘱。</text:p>
      <text:p text:style-name="P4">
此外，一名57岁的妇女因弹片伤了医院。 目前，受害者被认为是稳定的。</text:p>
      <text:p text:style-name="P4">
由于<text:a xlink:type="simple" xlink:href="https://www.ukrinform.ua/tag-obstril" text:style-name="Internet_20_link" text:visited-style-name="Visited_20_Internet_20_Link">
炮击</text:a>
该市有11座住宅建筑，车库，汽车，汽油管道和电力网。</text:p>
      <text:p text:style-name="P4">
<text:span text:style-name="T4">
另请阅读：</text:span>
 [在野外工作期间，一个人被吹牛]]](https://www.ukrinform.ua/rubric-regions/3724150-na-hersonsini-pid-cas-polovih-robit-pidirvavsa-colovik.html)根据初步数据，该定居点是在炮兵上解雇的。</text:p>
      <text:p text:style-name="P4">
据报道，顿涅茨克地区一直处于枪击部队的持续状态，敌人每天杀害并伤害平民并摧毁该地区的基础设施对象。</text:p>
      <text:p text:style-name="P4">
<text:span text:style-name="T5">
foto：检察官办公室，Facebook</text:span>
</text:p>
      <text:p text:style-name="P4">
News Source: <text:a xlink:type="simple" xlink:href="https://www.ukrinform.ua/rubric-ato/3724170-rosiani-obstrilali-kostantinivku-poraneni-zinka-j-devatiricna-ditina.html" text:style-name="Internet_20_link" text:visited-style-name="Visited_20_Internet_20_Link">
https://www.ukrinform.ua/rubric-ato/3724170-rosiani-obstrilali-kostantinivku-poraneni-zinka-j-devatiricna-ditina.html</text:a>
</text:p>
      <!--NEWS-->
      <text:h text:style-name="P10" text:outline-level="1">
<text:span text:style-name="T4">
在哈尔基夫地区，敌人的火箭撞上了汽车 - 两名志愿者被杀</text:span>
</text:h>
      <text:p text:style-name="P4">
作者: Ukrinform (Person)</text:p>
      <text:p text:style-name="P4">
出版商: Укринформ (Organization)</text:p>
      <text:p text:style-name="P4">
出版时间: 2023-06-17T14:07:00+03:00</text:p>
      <text:p text:style-name="P4">
修改时间: 2023-06-17T14:07:00+03:00</text:p>
      <text:p text:style-name="P4">
描述: 根据数据，在哈尔基夫地区，两名平民志愿者 -  Zolochiv镇的居民在汽车中被杀。  - 乌克林。</text:p>
      <text:p text:style-name="P4">
图片: ['<text:a xlink:type="simple" xlink:href="https://static.ukrinform.com/photos/2023_06/thumb_files/630_360_1686994970-425.jpg" text:style-name="Internet_20_link" text:visited-style-name="Visited_20_Internet_20_Link">
630_360_16869...</text:a>
']</text:p>
      <text:p text:style-name="P4">
标签: ['Автомобіль', 'Ракета', 'Загибель', 'Харківщина']</text:p>
      <text:p text:style-name="P4">
类型: Article</text:p>
      <!--METADATA-->
      <text:p text:style-name="P4">
<draw:frame draw:style-name="fr1" draw:name="Image92" text:anchor-type="as-char" svg:width="6.9236in" svg:height="3.956343in" draw:z-index="0">
<draw:image xlink:href="../Images/yкринформ/2023-06-17T14-07-00-03-00/630_360_1686994970-425.jpg" xlink:type="simple" xlink:show="embed" xlink:actuate="onLoad" draw:mime-type="image/jpeg"/>
</draw:frame>
根据指定的数据，由于俄罗斯火箭队的参与，Nakarkivshchyna是两名平民志愿者 -  Zolochiv镇的居民。</text:p>
      <text:p text:style-name="P4">
关于<text:a xlink:type="simple" xlink:href="https://t.me/synegubov/6455" text:style-name="Internet_20_link" text:visited-style-name="Visited_20_Internet_20_Link">
电报</text:a>
报道说，Oleg Synigubov向Kharkiv地区军事管理部门报告。</text:p>
      <text:p text:style-name="P4">
“根据指定的数据，由于PTKR“ Cornet”(杀死)的占用者的直接击中。(https://www.ukrinform.ua/tag-zagibel)2个Zolochiv镇的居民。 这位52岁的男人和一名53岁的妇女是棕褐色，”该地区负责人写道。</text:p>
      <text:p text:style-name="P4">
他早些时候<text:a xlink:type="simple" xlink:href="https://t.me/synegubov/6453" text:style-name="Internet_20_link" text:visited-style-name="Visited_20_Internet_20_Link">
报告</text:a>
在哈尔基夫地区的Guyevkozachok村，反坦克管理的俄罗斯人撞上了一辆平民汽车，因此，四人被杀。</text:p>
      <text:p text:style-name="P4">
<text:span text:style-name="T4">
另请阅读：</text:span>
 [警方显示<text:span text:style-name="T4">
炮击</text:span>
 yani定居点(https://www.ukrinform.ua/rubric-regions/3724138-policia-pokazala-obstrilani-naseleni-punkti-doneccini.html)据报道，哈尔基夫地区目前处于俄罗斯军队的恒定单位之下，敌人每天杀害并伤害平民摧毁该地区的基础设施对象。</text:p>
      <text:p text:style-name="P4">
<text:span text:style-name="T5">
foto：Oleg Synigubov / Telegram</text:span>
</text:p>
      <text:p text:style-name="P4">
News Source: <text:a xlink:type="simple" xlink:href="https://www.ukrinform.ua/rubric-ato/3724142-na-harkivsini-voroza-raketa-vlucila-v-avto-zaginuli-cetvero-civilnih.html" text:style-name="Internet_20_link" text:visited-style-name="Visited_20_Internet_20_Link">
https://www.ukrinform.ua/rubric-ato/3724142-na-harkivsini-voroza-raketa-vlucila-v-avto-zaginuli-cetvero-civilnih.html</text:a>
</text:p>
      <!--NEWS-->
      <text:h text:style-name="P10" text:outline-level="1">
<text:span text:style-name="T4">
俄罗斯人在Sumy地区开火了一天超过20次 - 电视塔受损</text:span>
</text:h>
      <text:p text:style-name="P4">
作者: Ukrinform (Person)</text:p>
      <text:p text:style-name="P4">
出版商: Укринформ (Organization)</text:p>
      <text:p text:style-name="P4">
出版时间: 2023-06-17T14:09:00+03:00</text:p>
      <text:p text:style-name="P4">
修改时间: 2023-06-17T22:09:00+03:00</text:p>
      <text:p text:style-name="P4">
描述: 白天，俄罗斯军队白天向苏米地区的边境地区开火，尤其是损害电视到电视到电视塔，电梯和传输线的电视。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Телевежа', 'Війна з Росією']</text:p>
      <text:p text:style-name="P4">
类型: Article</text:p>
      <!--METADATA-->
      <text:p text:style-name="P4">
<draw:frame draw:style-name="fr1" draw:name="Image94" text:anchor-type="as-char" svg:width="6.9236in" svg:height="3.956343in" draw:z-index="0">
<draw:image xlink:href="../Images/yкринформ/2023-06-17T14-09-00-03-00/630_360_1669987737-966.jpg" xlink:type="simple" xlink:show="embed" xlink:actuate="onLoad" draw:mime-type="image/jpeg"/>
</draw:frame>
白天，俄罗斯军队向苏米地区的边境地区开火，尤其是损害了研究，电视，电梯和输电线路。</text:p>
      <text:p text:style-name="P4">
根据乌克林福姆的说法，Sumy地区军事行政部门在[Telegram]中报道(https://t.me/Sumy_news_ODA/17062)。</text:p>
      <text:p text:style-name="P4">
是的，每天在边境地区记录了119起爆炸。 其中19个进入了埃斯曼社区：三个 - 从枪管炮兵中，16个变化。</text:p>
      <text:p text:style-name="P4">
贝洛普尔斯基社区还遭到了入侵者的袭击，分别使用了迫信炮兵 - 分别发生了7次和17次爆炸。 敌人的腹泻造成的电视塔损坏了。</text:p>
      <text:p text:style-name="P4">
来自大炮和迫击炮俄罗斯人<text:a xlink:type="simple" xlink:href="https://www.ukrinform.ua/tag-obstril" text:style-name="Internet_20_link" text:visited-style-name="Visited_20_Internet_20_Link">
被解雇</text:a>
米罗皮尔社区造成了7次和六次爆炸。炮火损害了私人房屋所有权，两家商店，线路，乡村议会和帕西克的场所。</text:p>
      <text:p text:style-name="P4">
六个矿山将入侵者放在Velikopysariv社区。</text:p>
      <text:p text:style-name="P4">
俄罗斯军队的迫击炮袭击也遭到了德鲁兹比夫斯卡亚，霍替斯卡亚，塞雷迪·博德斯克和克拉斯诺尼社区的苦难。 在最后一场敌对的火灾中，电梯和设备损坏。</text:p>
      <text:p text:style-name="P4">
在友谊社区中，俄罗斯炮击发生了四次爆炸，在霍本斯克进行了两次，在中间和布德斯克发生了五次，而在克拉斯诺尼的十次爆炸。</text:p>
      <text:p text:style-name="P4">
<text:span text:style-name="T4">
另请阅读：</text:span>
 <text:a xlink:type="simple" xlink:href="https://www.ukrinform.ua/rubric-ato/3724273-zagarbniki-obstrilali-dva-rajoni-dnipropetrovsini.html" text:style-name="Internet_20_link" text:visited-style-name="Visited_20_Internet_20_Link">
侵略者<text:span text:style-name="T4">
炮击</text:span>
 fir dnipropetrovsk地区的两个地区</text:a>
Znob-Novgorod社区攻击了迫击炮和画架花点瘤的入侵者(ths)分别造成十次和二十次爆炸。</text:p>
      <text:p text:style-name="P4">
敌人从炮兵向萨利奇斯基社区开枪，破坏了行政大楼。 记录了十次爆炸。</text:p>
      <text:p text:style-name="P4">
正如乌克林福姆报道的那样，6月16日，苏米地区的13个境界被俄罗斯军队击中。 在Schaligyn敌对大火中，私人房屋，电力线，平民汽车遭到损害。</text:p>
      <text:p text:style-name="P4">
News Source: <text:a xlink:type="simple" xlink:href="https://www.ukrinform.ua/rubric-ato/3724302-rosiani-za-den-obstrilali-prikordonna-sumsini-ponad-20-raziv-poskodzena-televeza.html" text:style-name="Internet_20_link" text:visited-style-name="Visited_20_Internet_20_Link">
https://www.ukrinform.ua/rubric-ato/3724302-rosiani-za-den-obstrilali-prikordonna-sumsini-ponad-20-raziv-poskodzena-televeza.html</text:a>
</text:p>
      <!--NEWS-->
      <text:h text:style-name="P10" text:outline-level="1">
<text:span text:style-name="T4">
伊朗石油出口五年来最高 - 媒体</text:span>
</text:h>
      <text:p text:style-name="P4">
作者: Ukrinform (Person)</text:p>
      <text:p text:style-name="P4">
出版商: Укринформ (Organization)</text:p>
      <text:p text:style-name="P4">
出版时间: 2023-06-17T14:27:57+03:00</text:p>
      <text:p text:style-name="P4">
修改时间: 2023-06-17T14:27:57+03:00</text:p>
      <text:p text:style-name="P4">
描述: 伊朗在过去近五年中已经出口了最原始的石油，从而加强了其返回地缘政治领域。  - 乌克林。</text:p>
      <text:p text:style-name="P4">
图片: ['<text:a xlink:type="simple" xlink:href="https://static.ukrinform.com/photos/2019_08/thumb_files/630_360_1567260994-694.jpg" text:style-name="Internet_20_link" text:visited-style-name="Visited_20_Internet_20_Link">
630_360_15672...</text:a>
']</text:p>
      <text:p text:style-name="P4">
标签: ['Експорт', 'Іран', 'нафта']</text:p>
      <text:p text:style-name="P4">
类型: Article</text:p>
      <!--METADATA-->
      <text:p text:style-name="P4">
<draw:frame draw:style-name="fr1" draw:name="Image95" text:anchor-type="as-char" svg:width="6.9236in" svg:height="3.956343in" draw:z-index="0">
<draw:image xlink:href="../Images/yкринформ/2023-06-17T14-27-57-03-00/630_360_1567260994-694.jpg" xlink:type="simple" xlink:show="embed" xlink:actuate="onLoad" draw:mime-type="image/jpeg"/>
</draw:frame>
Iranex在过去近五年中是最原始的石油，增强了其重返地缘政治领域。</text:p>
      <text:p text:style-name="P4">
正如乌克林福姆报道的那样，它报告了<text:a xlink:type="simple" xlink:href="http://www.bloomberg.com/news/articles/2023-06-16/iranian-oil-is-quietly-flooding-into-the-global-market-again" text:style-name="Internet_20_link" text:visited-style-name="Visited_20_Internet_20_Link">
彭博</text:a>
。</text:p>
      <text:p text:style-name="P4">
根据包括国际能源机构在内的许多分析师的说法，伊朗石油的出口已从恢复时期发展到最高水平<text:a xlink:type="simple" xlink:href="https://www.ukrinform.ua/tag-sankcii" text:style-name="Internet_20_link" text:visited-style-name="Visited_20_Internet_20_Link">
制裁</text:a>
我们五年前。</text:p>
      <text:p text:style-name="P4">
是的，它的产量每天达到290万桶，这是自2018年底以来最高的指标。</text:p>
      <text:p text:style-name="P4">
它的绝大多数被出售给中国，作为世界上最大的进口商以伊斯兰共和国的价格降低的价格购买桶。</text:p>
      <text:p text:style-name="P4">
<text:span text:style-name="T4">
另请阅读：</text:span>
 <text:a xlink:type="simple" xlink:href="https://www.ukrinform.ua/rubric-economy/3721539-pakistan-otrimav-persij-vantaz-rosijskoi-nafti-ale-nevidomo-ak-za-nei-rozrahovuvatimetsa.html" text:style-name="Internet_20_link" text:visited-style-name="Visited_20_Internet_20_Link">
巴基斯坦收到了俄罗斯的第一批货物<text:span text:style-name="T4">
石油</text:span>
，Alenene知道如何计算它</text:a>
恢复伊朗石油的销售是最受剥夺的迹象，即在隔离多年后仍然遇到财务困难的国家，有必要与地区竞争对手建立联系，加强与亚洲领先的国家 - 中国和中国和中国的关系甚至建立了以前的外交关系。</text:p>
      <text:p text:style-name="P4">
但是，应该指出的是，在世界上经济增长缓慢，廉价的贸易货物以及伊朗合作伙伴在欧佩克联盟中+设定石油价格最低价格的努力，德黑兰的额外石油受到石油市场的损害。</text:p>
      <text:p text:style-name="P4">
<text:span text:style-name="T4">
另请阅读：</text:span>
 <text:a xlink:type="simple" xlink:href="https://www.ukrinform.ua/rubric-economy/3717138-kitaj-ta-india-u-travni-otrimali-rekordni-obsagi-rosijskoi-nafti.html" text:style-name="Internet_20_link" text:visited-style-name="Visited_20_Internet_20_Link">
中国和印度5月获得创纪录的石油</text:a>
据乌克林福姆(Ukrinform)报道，中国石油公司CNOOC拥有在该国海军霍尔菲(Hallfi)探索和开发石油和天然气场的独家权利，已开始运营具有数字双胞胎功能的高技术“浮动加工厂”。</text:p>
      <text:p text:style-name="P4">
News Source: <text:a xlink:type="simple" xlink:href="https://www.ukrinform.ua/rubric-world/3724174-eksport-iranskoi-nafti-dosag-najvisogo-za-pat-rokiv-pokaznika-zmi.html" text:style-name="Internet_20_link" text:visited-style-name="Visited_20_Internet_20_Link">
https://www.ukrinform.ua/rubric-world/3724174-eksport-iranskoi-nafti-dosag-najvisogo-za-pat-rokiv-pokaznika-zmi.html</text:a>
</text:p>
      <!--NEWS-->
      <text:h text:style-name="P10" text:outline-level="1">
<text:span text:style-name="T4">
乌干达对学校袭击的死亡人数增加到41个，其中38个孩子</text:span>
</text:h>
      <text:p text:style-name="P4">
作者: Ukrinform (Person)</text:p>
      <text:p text:style-name="P4">
出版商: Укринформ (Organization)</text:p>
      <text:p text:style-name="P4">
出版时间: 2023-06-17T14:29:00+03:00</text:p>
      <text:p text:style-name="P4">
修改时间: 2023-06-17T14:29:00+03:00</text:p>
      <text:p text:style-name="P4">
描述: 与伊斯兰国有关的战斗人员的袭击导致的死亡人数增加了乌干达高中的41人。  - 乌克林。</text:p>
      <text:p text:style-name="P4">
图片: ['<text:a xlink:type="simple" xlink:href="https://static.ukrinform.com/photos/2023_06/thumb_files/630_360_1687001171-831.jpg" text:style-name="Internet_20_link" text:visited-style-name="Visited_20_Internet_20_Link">
630_360_16870...</text:a>
']</text:p>
      <text:p text:style-name="P4">
标签: ['Африка', 'Бойовики', 'Діти', 'ІДІЛ', 'Напад', 'Школа', 'Уганда']</text:p>
      <text:p text:style-name="P4">
类型: Article</text:p>
      <!--METADATA-->
      <text:p text:style-name="P4">
<draw:frame draw:style-name="fr1" draw:name="Image96" text:anchor-type="as-char" svg:width="6.9236in" svg:height="3.956343in" draw:z-index="0">
<draw:image xlink:href="../Images/yкринформ/2023-06-17T14-29-00-03-00/630_360_1687001171-831.jpg" xlink:type="simple" xlink:show="embed" xlink:actuate="onLoad" draw:mime-type="image/jpeg"/>
</draw:frame>
与“伊斯兰国”有关的战斗人员的袭击，人数增加了乌干达的41人。</text:p>
      <text:p text:style-name="P4">
正如乌克林福姆报道的那样，它报告了<text:a xlink:type="simple" xlink:href="https://apnews.com/article/uganda-rebel-attack-students-killed-adf-799f6208d15b1b87e1c441b9d1b19b37" text:style-name="Internet_20_link" text:visited-style-name="Visited_20_Internet_20_Link">
AP</text:a>
。</text:p>
      <text:p text:style-name="P4">
根据Mpondve市长Selest Mapoze的说法，受害者中有38名学生，一名保安人员和当地社区的两名成员在学校附近被杀。</text:p>
      <text:p text:style-name="P4">
他补充说，周五晚上的突袭后，有武装分子被武装分子偷走了。</text:p>
      <text:p text:style-name="P4">
该市市长还指出，武装分子在[袭击]期间向旅馆着火(https://www.ukrinform.ua/tag-napad)，并用冷枪进行谋杀。</text:p>
      <text:p text:style-name="P4">
<text:span text:style-name="T4">
另请阅读：</text:span>
 <text:a xlink:type="simple" xlink:href="https://www.ukrinform.ua/rubric-world/3720820-vibuh-boepripasu-v-somali-zabrav-zitta-25-ditej.html" text:style-name="Internet_20_link" text:visited-style-name="Visited_20_Internet_20_Link">
<text:span text:style-name="T4">
索马里的市政爆炸</text:span>
夺走了25个孩子的生活</text:a>
该学校本身位于乌干达区的乌干达区，距离刚果边界约2公里。</text:p>
      <text:p text:style-name="P4">
乌干达军方在声明中证实，他们“迫害敌人在刚果中营救被盗的人”。</text:p>
      <text:p text:style-name="P4">
据报道<text:a xlink:type="simple" xlink:href="https://www.ukrinform.ua/rubric-world/3724094-v-ugandi-bojoviki-povazani-z-idil-napali-na-skolu-25-zagiblih.html" text:style-name="Internet_20_link" text:visited-style-name="Visited_20_Internet_20_Link">
大约25人</text:a>
。</text:p>
      <text:p text:style-name="P4">
<text:span text:style-name="T5">
foto来自etvbharat.com</text:span>
</text:p>
      <text:p text:style-name="P4">
News Source: <text:a xlink:type="simple" xlink:href="https://www.ukrinform.ua/rubric-world/3724175-kilkist-zagiblih-cerez-napad-na-skolu-v-ugandi-zrosla-do-41-z-nih-38-diti.html" text:style-name="Internet_20_link" text:visited-style-name="Visited_20_Internet_20_Link">
https://www.ukrinform.ua/rubric-world/3724175-kilkist-zagiblih-cerez-napad-na-skolu-v-ugandi-zrosla-do-41-z-nih-38-diti.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6-17T14:30:00+03:00</text:p>
      <text:p text:style-name="P4">
修改时间: 2023-06-17T14:30: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97" text:anchor-type="as-char" svg:width="6.9236in" svg:height="3.956343in" draw:z-index="0">
<draw:image xlink:href="../Images/yкринформ/2023-06-17T14-30-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98" text:anchor-type="as-char" svg:width="6.9236in" svg:height="6.9236in" draw:z-index="0">
<draw:image xlink:href="../Images/yкринформ/2023-06-17T14-30-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99" text:anchor-type="as-char" svg:width="6.9236in" svg:height="6.9236in" draw:z-index="0">
<draw:image xlink:href="../Images/yкринформ/2023-06-17T14-30-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100" text:anchor-type="as-char" svg:width="6.9236in" svg:height="6.9236in" draw:z-index="0">
<draw:image xlink:href="../Images/yкринформ/2023-06-17T14-30-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101" text:anchor-type="as-char" svg:width="6.9236in" svg:height="6.9236in" draw:z-index="0">
<draw:image xlink:href="../Images/yкринформ/2023-06-17T14-30-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乌克兰女子国家队球员的教练：在选择欧元时，我们有一个平坦的团体</text:span>
</text:h>
      <text:p text:style-name="P4">
作者: Ukrinform (Person)</text:p>
      <text:p text:style-name="P4">
出版商: Укринформ (Organization)</text:p>
      <text:p text:style-name="P4">
出版时间: 2023-06-17T14:31:00+03:00</text:p>
      <text:p text:style-name="P4">
修改时间: 2023-06-17T14:31:00+03:00</text:p>
      <text:p text:style-name="P4">
描述: 在瑞士，在女子国家队（WU17）中，第一轮欧洲足球比赛的第一轮比赛发生了。 据他说，联盟A中乌克兰足球运动员的竞争对手成为了德国，罗马尼亚和奥地利的球队。  - 乌克林。</text:p>
      <text:p text:style-name="P4">
图片: ['<text:a xlink:type="simple" xlink:href="https://static.ukrinform.com/photos/2023_06/thumb_files/630_360_1686999788-410.jpg" text:style-name="Internet_20_link" text:visited-style-name="Visited_20_Internet_20_Link">
630_360_16869...</text:a>
']</text:p>
      <text:p text:style-name="P4">
标签: ['Європа', 'Футбол', 'Збірна України', 'Молодь', 'Жінки']</text:p>
      <text:p text:style-name="P4">
类型: Article</text:p>
      <!--METADATA-->
      <text:p text:style-name="P4">
<draw:frame draw:style-name="fr1" draw:name="Image102" text:anchor-type="as-char" svg:width="6.9236in" svg:height="3.956343in" draw:z-index="0">
<draw:image xlink:href="../Images/yкринформ/2023-06-17T14-31-00-03-00/630_360_1686999788-410.jpg" xlink:type="simple" xlink:show="embed" xlink:actuate="onLoad" draw:mime-type="image/jpeg"/>
</draw:frame>
在瑞士，在女子国家队中，第一轮欧洲足球比赛的第一轮比赛发生在女子国家队中(WU17). За його підсумками суперницями українськихфутболісток у Лізі А стали команди Німеччини, Румунії та Австрії.</text:p>
      <text:p text:style-name="P4">
Головний тренер українських футболісток Сергій Сапронов <text:a xlink:type="simple" xlink:href="http://https://uaf.ua/article/48537" text:style-name="Internet_20_link" text:visited-style-name="Visited_20_Internet_20_Link">
 вважає</text:a>
据报道，该小组的组成非常平等。</text:p>
      <text:p text:style-name="P4">
这位导师说：“我们进入了一个相当平等的群体。” 由于德国将由锦标赛主持，因此可以根据自己的喜爱来考虑家庭主妇。 当然，我们将尝试不仅要给德国人，还要向参与者进行战斗。 顺便说一句，在4月底，我们将山上的山脉占据了欧洲橄榄油开发项目的罗马尼亚人之上。 到6月21日，组织者应由日历确定，决策通过的城市。 可以说，在首发中，我们将与德国人一起比赛。 在比赛开始之前，可能有可能立即进行许多准备。</text:p>
      <text:p text:style-name="P4">
<text:span text:style-name="T4">
另请阅读：</text:span>
 [WU17和WU19国家队的球员(https://www.ukrinform.ua/rubric-sports/3723797-futbolistki-zbirnih-ukraini-wu17-ta-wu19-otrimali-supernic-u-vidbori-evro.html)绘制第一轮欧洲2024年选择(WU17)联盟A。</text:p>
      <text:p text:style-name="P4">
第1组：西班牙，葡萄牙，捷克共和国，波斯尼亚和黑塞哥维那</text:p>
      <text:p text:style-name="P4">
第2组：波兰，爱尔兰，挪威，冰岛</text:p>
      <text:p text:style-name="P4">
第3组：法国，斯洛文尼亚，意大利，苏格兰</text:p>
      <text:p text:style-name="P4">
第4组：德国，罗马尼亚，奥地利，乌克兰</text:p>
      <text:p text:style-name="P4">
第5组：瑞士，荷兰，芬兰，保加利亚</text:p>
      <text:p text:style-name="P4">
第6组：英格兰，比利时，匈牙利，北爱尔兰</text:p>
      <text:p text:style-name="P4">
第7组：瑞典，丹麦，白俄罗斯，希腊</text:p>
      <text:p text:style-name="P4">
联盟</text:p>
      <text:p text:style-name="P4">
第1组：科索沃，马其顿北部，佐治亚州，亚美尼亚</text:p>
      <text:p text:style-name="P4">
第2组：塞尔维亚，以色列，安道拉，拉脱维亚</text:p>
      <text:p text:style-name="P4">
第3组：克罗地亚，卢森堡，阿塞拜疆，马耳他</text:p>
      <text:p text:style-name="P4">
第4组：威尔士，法罗群岛，哈萨克斯坦，阿尔巴尼亚</text:p>
      <text:p text:style-name="P4">
第5组：斯洛伐克，黑山，立陶宛</text:p>
      <text:p text:style-name="P4">
第6组：爱沙尼亚，土耳其，摩尔多瓦。</text:p>
      <text:p text:style-name="P4">
比赛将在2023年8月1日至11月20日之间举行。</text:p>
      <text:p text:style-name="P4">
照片：uaf.ua。</text:p>
      <text:p text:style-name="P4">
News Source: <text:a xlink:type="simple" xlink:href="https://www.ukrinform.ua/rubric-sports/3724176-trener-futbolistok-divocoi-zbirnoi-ukraini-u-vidbori-evro-maemo-rivnu-grupu.html" text:style-name="Internet_20_link" text:visited-style-name="Visited_20_Internet_20_Link">
https://www.ukrinform.ua/rubric-sports/3724176-trener-futbolistok-divocoi-zbirnoi-ukraini-u-vidbori-evro-maemo-rivnu-grupu.html</text:a>
</text:p>
      <!--NEWS-->
      <text:h text:style-name="P10" text:outline-level="1">
<text:span text:style-name="T4">
在基辅地区，第七公寓大楼的重建是以United24的价格推出的</text:span>
</text:h>
      <text:p text:style-name="P4">
作者: Ukrinform (Person)</text:p>
      <text:p text:style-name="P4">
出版商: Укринформ (Organization)</text:p>
      <text:p text:style-name="P4">
出版时间: 2023-06-17T14:47:00+03:00</text:p>
      <text:p text:style-name="P4">
修改时间: 2023-06-17T14:47:00+03:00</text:p>
      <text:p text:style-name="P4">
描述: 在基辅地区，已经推出了十座公寓楼中的七座，该建筑将与United24 Foundation进行重建。  - 乌克林。</text:p>
      <text:p text:style-name="P4">
图片: ['<text:a xlink:type="simple" xlink:href="https://static.ukrinform.com/photos/2023_06/thumb_files/630_360_1687002354-7183.jpeg" text:style-name="Internet_20_link" text:visited-style-name="Visited_20_Internet_20_Link">
630_360_16870...</text:a>
']</text:p>
      <text:p text:style-name="P4">
标签: ['Ірпінь', 'Житло', 'Київщина', 'Відбудова', 'United24']</text:p>
      <text:p text:style-name="P4">
类型: Article</text:p>
      <!--METADATA-->
      <text:p text:style-name="P4">
<draw:frame draw:style-name="fr1" draw:name="Image103" text:anchor-type="as-char" svg:width="6.9236in" svg:height="3.956343in" draw:z-index="0">
<draw:image xlink:href="../Images/yкринформ/2023-06-17T14-47-00-03-00/630_360_1687002354-7183.jpeg" xlink:type="simple" xlink:show="embed" xlink:actuate="onLoad" draw:mime-type="image/jpeg"/>
</draw:frame>
Nakivshchyna已经启动了十八座多个公寓建筑中的第七座重建，该建筑将与United24 Foundation重建。</text:p>
      <text:p text:style-name="P4">
这是乌克利福通讯员的报道。</text:p>
      <text:p text:style-name="P4">
</text:p>
      <text:p text:style-name="P4">
<text:a xlink:type="simple" xlink:href="https://static.ukrinform.com/photos/2023_06/1687002352-2824.jpeg" text:style-name="Internet_20_link" text:visited-style-name="Visited_20_Internet_20_Link">
 </text:a>
 <text:a xlink:type="simple" xlink:href="https://static.ukrinform.com/photos/2023_06/1687002352-5164.jpeg" text:style-name="Internet_20_link" text:visited-style-name="Visited_20_Internet_20_Link">
</text:a>
 <text:a xlink:type="simple" xlink:href="https://static.ukrinform.com/photos/2023_06/1687002352-3372.jpeg" text:style-name="Internet_20_link" text:visited-style-name="Visited_20_Internet_20_Link">
</text:a>
 <text:a xlink:type="simple" xlink:href="https://static.ukrinform.com/photos/2023_06/1687002353-1448.jpeg" text:style-name="Internet_20_link" text:visited-style-name="Visited_20_Internet_20_Link">
</text:a>
 <text:a xlink:type="simple" xlink:href="https://static.ukrinform.com/photos/2023_06/1687002352-6378.jpeg" text:style-name="Internet_20_link" text:visited-style-name="Visited_20_Internet_20_Link">
</text:a>
 <text:a xlink:type="simple" xlink:href="https://static.ukrinform.com/photos/2023_06/1687002353-8599.jpeg" text:style-name="Internet_20_link" text:visited-style-name="Visited_20_Internet_20_Link">
</text:a>
 <text:a xlink:type="simple" xlink:href="https://static.ukrinform.com/photos/2023_06/1687002353-3038.jpeg" text:style-name="Internet_20_link" text:visited-style-name="Visited_20_Internet_20_Link">
</text:a>
 <text:a xlink:type="simple" xlink:href="https://static.ukrinform.com/photos/2023_06/1687002354-9416.jpeg" text:style-name="Internet_20_link" text:visited-style-name="Visited_20_Internet_20_Link">
</text:a>
 <text:a xlink:type="simple" xlink:href="https://static.ukrinform.com/photos/2023_06/1687002354-7183.jpeg" text:style-name="Internet_20_link" text:visited-style-name="Visited_20_Internet_20_Link">
<draw:frame draw:style-name="fr1" draw:name="Image113" text:anchor-type="as-char" svg:width="6.9236in" svg:height="3.956343in" draw:z-index="0">
<draw:image xlink:href="../Images/yкринформ/2023-06-17T14-47-00-03-00/630_360_1687002354-7183.jpeg" xlink:type="simple" xlink:show="embed" xlink:actuate="onLoad" draw:mime-type="image/jpeg"/>
</draw:frame>
</text:a>
 <text:a xlink:type="simple" xlink:href="https://static.ukrinform.com/photos/2023_06/1687002354-9841.jpeg" text:style-name="Internet_20_link" text:visited-style-name="Visited_20_Internet_20_Link">
</text:a>
 <text:a xlink:type="simple" xlink:href="https://static.ukrinform.com/photos/2023_06/1687002354-4112.jpeg" text:style-name="Internet_20_link" text:visited-style-name="Visited_20_Internet_20_Link">
</text:a>
在Irpen，建筑工地通过[重建]开放(https://www.ukrinform.ua/tag-vidbudova)多层式住宅大楼基夫斯卡街。 该建筑物是由曼联平台收集的18座建筑物之一。</text:p>
      <text:p text:style-name="P4">
“我们有18个房子的第七宫。这件事将在今年年底之前恢复。 我们看到我们的第一个结果已经准备好继续前进。”Nataliakozlovskaya社区发展，领土和基础设施部长。</text:p>
      <text:p text:style-name="P4">
<text:span text:style-name="T4">
另请阅读：</text:span>
 <text:a xlink:type="simple" xlink:href="https://www.ukrinform.ua/rubric-regions/3723984-gromadi-otrimaut-majze-448-milarda-subvencii-na-vidnovlenna-ta-rozvitok-infrastrukturi.html" text:style-name="Internet_20_link" text:visited-style-name="Visited_20_Internet_20_Link">
社区将获得近44.8亿个款，以扣除和开发基础设施</text:a>
据报道，在俄罗斯侵略期间，该地区安排了46个社区的24 321座私人和多层建筑。</text:p>
      <text:p text:style-name="P4">
United24是一个筹款平台，是Zelensky总统发展支持乌克兰的一项全球倡议。 它旨在与全世界的富有同情心的资金，合作伙伴，捐助者和公众合作。 该平台允许一键单击以做出慈善捐款，以支持来自世界任何地方的乌克兰。</text:p>
      <text:p text:style-name="P4">
News Source: <text:a xlink:type="simple" xlink:href="https://www.ukrinform.ua/rubric-vidbudova/3724179-na-kiivsini-zapustili-vidbudovu-somogo-bagatokvartirnogo-budinku-kostom-united24.html" text:style-name="Internet_20_link" text:visited-style-name="Visited_20_Internet_20_Link">
https://www.ukrinform.ua/rubric-vidbudova/3724179-na-kiivsini-zapustili-vidbudovu-somogo-bagatokvartirnogo-budinku-kostom-united24.html</text:a>
</text:p>
      <!--NEWS-->
      <text:h text:style-name="P10" text:outline-level="1">
<text:span text:style-name="T4">
在英国，成千上万的人在国王生日前来游行</text:span>
</text:h>
      <text:p text:style-name="P4">
作者: Ukrinform (Person)</text:p>
      <text:p text:style-name="P4">
出版商: Укринформ (Organization)</text:p>
      <text:p text:style-name="P4">
出版时间: 2023-06-17T15:11:00+03:00</text:p>
      <text:p text:style-name="P4">
修改时间: 2023-06-17T15:11:00+03:00</text:p>
      <text:p text:style-name="P4">
描述: 今天在伦敦，是查尔斯三世国王“夏季”生日的游行。  - 乌克林。</text:p>
      <text:p text:style-name="P4">
图片: ['<text:a xlink:type="simple" xlink:href="https://static.ukrinform.com/photos/2023_06/thumb_files/630_360_1687003862-9644.jpeg" text:style-name="Internet_20_link" text:visited-style-name="Visited_20_Internet_20_Link">
630_360_16870...</text:a>
']</text:p>
      <text:p text:style-name="P4">
标签: ['Британія', 'Король', 'День народження', 'Чарльз ІІІ']</text:p>
      <text:p text:style-name="P4">
类型: Article</text:p>
      <!--METADATA-->
      <text:p text:style-name="P4">
<draw:frame draw:style-name="fr1" draw:name="Image116" text:anchor-type="as-char" svg:width="6.9236in" svg:height="3.956343in" draw:z-index="0">
<draw:image xlink:href="../Images/yкринформ/2023-06-17T15-11-00-03-00/630_360_1687003862-9644.jpeg" xlink:type="simple" xlink:show="embed" xlink:actuate="onLoad" draw:mime-type="image/jpeg"/>
</draw:frame>
今天的undonini是Kolyarlz III“夏季”生日的游行。</text:p>
      <text:p text:style-name="P4">
正如乌克林福姆报道的那样，它报告了<text:a xlink:type="simple" xlink:href="http://www.bbc.com/news/live/uk-65902514" text:style-name="Internet_20_link" text:visited-style-name="Visited_20_Internet_20_Link">
BBC</text:a>
 .</text:p>
      <text:p text:style-name="P4">
</text:p>
      <text:p text:style-name="P4">
<text:a xlink:type="simple" xlink:href="https://static.ukrinform.com/photos/2023_06/1687003862-7822.jpeg" text:style-name="Internet_20_link" text:visited-style-name="Visited_20_Internet_20_Link">
 </text:a>
 <text:a xlink:type="simple" xlink:href="https://static.ukrinform.com/photos/2023_06/1687003862-5051.jpeg" text:style-name="Internet_20_link" text:visited-style-name="Visited_20_Internet_20_Link">
</text:a>
 <text:a xlink:type="simple" xlink:href="https://static.ukrinform.com/photos/2023_06/1687003862-9644.jpeg" text:style-name="Internet_20_link" text:visited-style-name="Visited_20_Internet_20_Link">
<draw:frame draw:style-name="fr1" draw:name="Image120" text:anchor-type="as-char" svg:width="6.9236in" svg:height="3.956343in" draw:z-index="0">
<draw:image xlink:href="../Images/yкринформ/2023-06-17T15-11-00-03-00/630_360_1687003862-9644.jpeg" xlink:type="simple" xlink:show="embed" xlink:actuate="onLoad" draw:mime-type="image/jpeg"/>
</draw:frame>
</text:a>
 <text:a xlink:type="simple" xlink:href="https://static.ukrinform.com/photos/2023_06/1687003862-2753.jpeg" text:style-name="Internet_20_link" text:visited-style-name="Visited_20_Internet_20_Link">
</text:a>
 <text:a xlink:type="simple" xlink:href="https://static.ukrinform.com/photos/2023_06/1687003862-5953.jpeg" text:style-name="Internet_20_link" text:visited-style-name="Visited_20_Internet_20_Link">
</text:a>
 <text:a xlink:type="simple" xlink:href="https://static.ukrinform.com/photos/2023_06/1687003862-3958.jpeg" text:style-name="Internet_20_link" text:visited-style-name="Visited_20_Internet_20_Link">
</text:a>
 <text:a xlink:type="simple" xlink:href="https://static.ukrinform.com/photos/2023_06/1687003863-7589.jpeg" text:style-name="Internet_20_link" text:visited-style-name="Visited_20_Internet_20_Link">
</text:a>
 <text:a xlink:type="simple" xlink:href="https://static.ukrinform.com/photos/2023_06/1687003863-7449.jpeg" text:style-name="Internet_20_link" text:visited-style-name="Visited_20_Internet_20_Link">
</text:a>
 <text:a xlink:type="simple" xlink:href="https://static.ukrinform.com/photos/2023_06/1687003863-4597.jpeg" text:style-name="Internet_20_link" text:visited-style-name="Visited_20_Internet_20_Link">
</text:a>
 <text:a xlink:type="simple" xlink:href="https://static.ukrinform.com/photos/2023_06/1687003863-1274.jpeg" text:style-name="Internet_20_link" text:visited-style-name="Visited_20_Internet_20_Link">
</text:a>
 <text:a xlink:type="simple" xlink:href="https://static.ukrinform.com/photos/2023_06/1687003863-4688.jpeg" text:style-name="Internet_20_link" text:visited-style-name="Visited_20_Internet_20_Link">
</text:a>
在英国，有两次庆祝君主生日的传统：紧急约会和夏季，天气最有利于壮观的群众。 查尔斯三世的真实生日将在11月。</text:p>
      <text:p text:style-name="P4">
如图所述，该路线从白金汉宫(Buckingham Palace)进行了约10个小时，然后搬到了马克卫队广场(Horse Guards Square)，在那里应该举行笨拙的生日。查尔斯三世(Charles III)骑马，这是统治君主[英国]的首次出现(https://www.ukrinform.ua/tag-britania)自1986年以来的游行队伍。</text:p>
      <text:p text:style-name="P4">
与查尔斯三世(Charles III)，韦尔斯基·威廉王子(Velsky William)，公主，爱丁堡伯爵(Count Edinburgh)，爱德华王子(Prince Edward)参加了游行。 在马战车中是Korolevakamilla和Velskaya公主。</text:p>
      <text:p text:style-name="P4">
*!(https://www.ukrinform.ua/rubric-world/3720045-vizit-korola-carlza-iii-do-pariza-planuetsa-na-veresen-zmi.html)据报道，5月6日[在威斯敏斯特大教堂举行加冕典礼查尔斯三世。 这是给出的(https://www.ukrinform.ua/rubric-world/3705656-u-britanii-koronuvali-carlza-iii.html)总统<text:a xlink:type="simple" xlink:href="https://www.ukrinform.ua/rubric-polytics/3705744-zelenskij-privitav-carlza-iii-z-koronacieu.html" text:style-name="Internet_20_link" text:visited-style-name="Visited_20_Internet_20_Link">
Volodymyr Zelenskyy祝贺Charles III国王</text:a>
加冕并希望成功执政多年。</text:p>
      <text:p text:style-name="P4">
News Source: <text:a xlink:type="simple" xlink:href="https://www.ukrinform.ua/rubric-world/3724185-u-britanii-tisaci-ludej-prijsli-na-parad-do-dna-narodzenna-korola.html" text:style-name="Internet_20_link" text:visited-style-name="Visited_20_Internet_20_Link">
https://www.ukrinform.ua/rubric-world/3724185-u-britanii-tisaci-ludej-prijsli-na-parad-do-dna-narodzenna-korola.html</text:a>
</text:p>
      <!--NEWS-->
      <text:h text:style-name="P10" text:outline-level="1">
<text:span text:style-name="T4">
空军，炮兵和北约入口支持：总统讲述了本周</text:span>
</text:h>
      <text:p text:style-name="P4">
作者: Ukrinform (Person)</text:p>
      <text:p text:style-name="P4">
出版商: Укринформ (Organization)</text:p>
      <text:p text:style-name="P4">
出版时间: 2023-06-17T15:14:00+03:00</text:p>
      <text:p text:style-name="P4">
修改时间: 2023-06-17T22:14:00+03:00</text:p>
      <text:p text:style-name="P4">
描述: Volodymyr Zelensky谈到了外国合作伙伴支持乌克兰的新步骤。  - 乌克林。</text:p>
      <text:p text:style-name="P4">
图片: ['<text:a xlink:type="simple" xlink:href="https://static.ukrinform.com/photos/2023_06/thumb_files/630_360_1687029405-919.jpeg" text:style-name="Internet_20_link" text:visited-style-name="Visited_20_Internet_20_Link">
630_360_16870...</text:a>
']</text:p>
      <text:p text:style-name="P4">
标签: ['Звернення', 'Зеленський', 'Війна з Росією']</text:p>
      <text:p text:style-name="P4">
类型: Article</text:p>
      <!--METADATA-->
      <text:p text:style-name="P4">
<draw:frame draw:style-name="fr1" draw:name="Image129" text:anchor-type="as-char" svg:width="6.9236in" svg:height="3.956343in" draw:z-index="0">
<draw:image xlink:href="../Images/yкринформ/2023-06-17T15-14-00-03-00/630_360_1687029405-919.jpeg" xlink:type="simple" xlink:show="embed" xlink:actuate="onLoad" draw:mime-type="image/jpeg"/>
</draw:frame>
Volodymyrzelensky谈到了外国伙伴支持乌克兰的新步骤。</text:p>
      <text:p text:style-name="P4">
乌克兰国家的负责人在[上诉]中说了这一点(https://www.youtube.com/watch?v=Bgh6Cg88jWQ)乌克林福姆报道，在战争的第479天结束时。</text:p>
      <text:p text:style-name="P4">
<text:span text:style-name="T4">
 <text:span text:style-name="T5">
我希望健康，亲爱的乌克兰人!</text:span>
 </text:span>
</text:p>
      <text:p text:style-name="P4">
我要今天感谢。 感谢所有意识到并采取新步骤支持我们国家，我们的人民的合作伙伴。</text:p>
      <text:p text:style-name="P4">
<text:span text:style-name="T4">
美国</text:span>
  - 我要感谢您为下一个重要的帮助包。 防空，炮弹和炮弹，用于HIMARS，反坦克武器，装甲车以及其他保护自由的工具。 谢谢你!</text:p>
      <text:p text:style-name="P4">
<text:span text:style-name="T4">
荷兰</text:span>
  - 感谢您提供的新防御计划，该方案将加强我们的空中板。</text:p>
      <text:p text:style-name="P4">
CO -WORK-荷兰，美国，丹麦和英国都是为了采购防空导弹。 这就是拯救我们数千人的原因。</text:p>
      <text:p text:style-name="P4">
*!感谢您为我们提供弹丸的弹药!</text:p>
      <text:p text:style-name="P4">
<text:span text:style-name="T4">
意大利</text:span>
  - 感谢您实施我们的国防安排!</text:p>
      <text:p text:style-name="P4">
谢谢您，<text:span text:style-name="T4">
丹麦</text:span>
，您愿意及时工作，以便我们的联盟战斗机实际上已经以我们的胜利更接近这场战争的结束。 再次感谢你!</text:p>
      <text:p text:style-name="P4">
<text:span text:style-name="T4">
丹麦和挪威</text:span>
  - 我要感谢您加强我们的大炮的共同工作。 俄罗斯为欧洲带来了这样的战争，炮兵摇篮取决于自由是否正在前进。 谢谢您的乘客士兵!</text:p>
      <text:p text:style-name="P4">
<text:span text:style-name="T4">
瑞典</text:span>
是第十二包的防御援助，也是真正愿意开发飞行员在现代战斗机上的准备。 谢谢你!</text:p>
      <text:p text:style-name="P4">
<text:span text:style-name="T4">
大不列颠</text:span>
  - 感谢您在扩大我们的防御能力方面的不断领导才能，以及我们给我们的每一枚火箭弹，它们都以一定比例的方式工作。 本周有一个关于额外支持的决定。 再次感谢你!</text:p>
      <text:p text:style-name="P4">
*<text:span text:style-name="T5">
 加拿大 </text:span>
!炮兵，防空...</text:p>
      <text:p text:style-name="P4">
谢谢您<text:span text:style-name="T4">
对所有参与国家的拉姆斯汀</text:span>
  - 下一次会议举行。 感谢您不断的建设性!<text:span text:style-name="T4">
波兰</text:span>
  - 感谢您为乌克兰的乌克兰成员提供的决议。 在正确的时间进行适当的信号 - 当我们为维尔纽斯的峰会准备有意义的填充时。</text:p>
      <text:p text:style-name="P4">
<text:span text:style-name="T4">
卢森堡</text:span>
  - 我要感谢您的决定，这是由历史真理所承认的，关于乌克兰人民的种族灭绝的真相。种族灭绝。 我们工作 - 全球认可真理。</text:p>
      <text:p text:style-name="P4">
当然，还要感谢所有训练我们的战士的人……正在教他们的经验英雄并向乌克兰人学习的人。 对乌克兰稳定，勇气，为自己的国家和乌克兰儿童选择生活的坚不可摧的愿望。 肯定会的 - 我们会选择!去赢。</text:p>
      <text:p text:style-name="P4">
塔夫里亚(Tavriya)跌倒了 - 顺便说一句，我要感谢您的前进，勇士队!做得好!我们在东方的所有战士，强大的战士 - 我感谢您的可持续性和准确性!</text:p>
      <text:p text:style-name="P4">
<text:span text:style-name="T4">
 <text:span text:style-name="T5">
荣耀与乌克兰!</text:span>
 </text:span>
</text:p>
      <text:p text:style-name="P4">
News Source: <text:a xlink:type="simple" xlink:href="https://www.ukrinform.ua/rubric-ato/3724306-ppo-artileria-ta-pidtrimka-vstupu-v-nato-prezident-rozpoviv-pro-cej-tizden.html" text:style-name="Internet_20_link" text:visited-style-name="Visited_20_Internet_20_Link">
https://www.ukrinform.ua/rubric-ato/3724306-ppo-artileria-ta-pidtrimka-vstupu-v-nato-prezident-rozpoviv-pro-cej-tizden.html</text:a>
</text:p>
      <!--NEWS-->
      <text:h text:style-name="P10" text:outline-level="1">
<text:span text:style-name="T4">
占领期间的确切死亡人数将在基里伦科（Kirilenko）的领土降低之后进行标记</text:span>
</text:h>
      <text:p text:style-name="P4">
作者: Ukrinform (Person)</text:p>
      <text:p text:style-name="P4">
出版商: Укринформ (Organization)</text:p>
      <text:p text:style-name="P4">
出版时间: 2023-06-17T15:17:08+03:00</text:p>
      <text:p text:style-name="P4">
修改时间: 2023-06-17T15:17:08+03:00</text:p>
      <text:p text:style-name="P4">
描述: 在顿涅茨克地区，俄罗斯占领期间死者的最后数字可以以整个工业领土的衰落而命名。  - 乌克林。</text:p>
      <text:p text:style-name="P4">
图片: ['<text:a xlink:type="simple" xlink:href="https://static.ukrinform.com/photos/2023_06/thumb_files/630_360_1687000176-830.jpg" text:style-name="Internet_20_link" text:visited-style-name="Visited_20_Internet_20_Link">
630_360_16870...</text:a>
']</text:p>
      <text:p text:style-name="P4">
标签: ['Донеччина', 'Кириленко', 'Розмінування', 'Воєнні злочини', 'Війна з Росією']</text:p>
      <text:p text:style-name="P4">
类型: Article</text:p>
      <!--METADATA-->
      <text:p text:style-name="P4">
<draw:frame draw:style-name="fr1" draw:name="Image130" text:anchor-type="as-char" svg:width="6.9236in" svg:height="3.956343in" draw:z-index="0">
<draw:image xlink:href="../Images/yкринформ/2023-06-17T15-17-08-03-00/630_360_1687000176-830.jpg" xlink:type="simple" xlink:show="embed" xlink:actuate="onLoad" draw:mime-type="image/jpeg"/>
</draw:frame>
俄罗斯占领期间受害者的最终数字可以在整个宗地领土降解后是杂草。</text:p>
      <text:p text:style-name="P4">
顿涅茨克地区军事管理局负责人帕维尔·基里伦科(Pavel Kirilenko)(https://www.ukrinform.ua/rubric-regions/3724163-pavlo-kirilenko-kerivnik-doneckoi-oblasnoi-vijskovoi-administracii.html)。</text:p>
      <text:p text:style-name="P4">
说到2022年的河口deocal，他说没有单独的平民或军事墓葬 - “在某些地区，他们的尸体或碎片撕裂了Notch公墓的沟渠，他们得到了尸体或碎片的尸体或碎片。”</text:p>
      <text:p text:style-name="P4">
“在挖掘时，莱曼社区中有136多个死者的尸体已出版并确定，但这个数字正在增长。 我相信，最终的数字将能够在矿井过程通过后打电话给调查员，并将验证整个社区领土。 因为<text:a xlink:type="simple" xlink:href="https://www.ukrinform.ua/tag-doneccina" text:style-name="Internet_20_link" text:visited-style-name="Visited_20_Internet_20_Link">
Donetsk地区</text:a>
不合适的(136)包括平民和军事。</text:p>
      <text:p text:style-name="P4">
<text:span text:style-name="T4">
另请阅读：</text:span>
 <text:a xlink:type="simple" xlink:href="https://www.ukrinform.ua/rubric-society/3723971-u-minoboroni-skoreguvali-plan-zahodiv-iz-rozminuvanna-silskogospodarskih-zemel.html" text:style-name="Internet_20_link" text:visited-style-name="Visited_20_Internet_20_Link">
国防部已调整了<text:span text:style-name="T4">
 Demining </text:span>
农业土地的措施计划</text:a>
他说，他们目前正在该地区交换，因为它们是正在续签或正在建立其他防御线的基础设施的领域。</text:p>
      <text:p text:style-name="P4">
“这个过程正在进行中。 它没有完成，因为定期检测到点埋葬。 但是发现的大规模埋葬是有一个挖掘过程 - 所有尸体都被转移到摩尔群岛和专业机构中以获得。 这方面的数字是进行预审的调查人员的权威，但这非常重要，因为这是军方犯下的暴行的一些沉积证据。”</text:p>
      <text:p text:style-name="P4">
<text:span text:style-name="T4">
另请阅读：</text:span>
 <text:a xlink:type="simple" xlink:href="https://www.ukrinform.ua/rubric-ato/3723938-na-zahoplenih-teritoriah-rosiani-oblastovuut-novi-kativni.html" text:style-name="Internet_20_link" text:visited-style-name="Visited_20_Internet_20_Link">
在被俘虏的领土上，俄罗斯人装备Novicativa</text:a>
据乌克林福姆(Ukrinform)报道，2022年10月，利斯克(Limansk)和斯维塔戈斯克(Svyatogorsk)社区已经在顿涅茨克地区的领土上扣除。</text:p>
      <text:p text:style-name="P4">
News Source: <text:a xlink:type="simple" xlink:href="https://www.ukrinform.ua/rubric-regions/3724186-tocnu-kilkist-zagiblih-pid-cas-okupacii-nazovut-pisla-rozminuvanna-teritorij-kirilenko.html" text:style-name="Internet_20_link" text:visited-style-name="Visited_20_Internet_20_Link">
https://www.ukrinform.ua/rubric-regions/3724186-tocnu-kilkist-zagiblih-pid-cas-okupacii-nazovut-pisla-rozminuvanna-teritorij-kirilenko.html</text:a>
</text:p>
      <!--NEWS-->
      <text:h text:style-name="P10" text:outline-level="1">
<text:span text:style-name="T4">
在哈尔基夫（Kharkiv），有6％的避难所不符合标准 - 市长</text:span>
</text:h>
      <text:p text:style-name="P4">
作者: Ukrinform (Person)</text:p>
      <text:p text:style-name="P4">
出版商: Укринформ (Organization)</text:p>
      <text:p text:style-name="P4">
出版时间: 2023-06-17T15:25:47+03:00</text:p>
      <text:p text:style-name="P4">
修改时间: 2023-06-17T15:25:47+03:00</text:p>
      <text:p text:style-name="P4">
描述: 在哈尔基夫（Kharkiv），庇护所检查后，发现其中6％不符合标准。  - 乌克林。</text:p>
      <text:p text:style-name="P4">
图片: ['<text:a xlink:type="simple" xlink:href="https://static.ukrinform.com/photos/2023_06/thumb_files/630_360_1687004657-922.jpg" text:style-name="Internet_20_link" text:visited-style-name="Visited_20_Internet_20_Link">
630_360_16870...</text:a>
']</text:p>
      <text:p text:style-name="P4">
标签: ['Харків', 'Укриття', 'Війна з Росією']</text:p>
      <text:p text:style-name="P4">
类型: Article</text:p>
      <!--METADATA-->
      <text:p text:style-name="P4">
<draw:frame draw:style-name="fr1" draw:name="Image131" text:anchor-type="as-char" svg:width="6.9236in" svg:height="3.956343in" draw:z-index="0">
<draw:image xlink:href="../Images/yкринформ/2023-06-17T15-25-47-03-00/630_360_1687004657-922.jpg" xlink:type="simple" xlink:show="embed" xlink:actuate="onLoad" draw:mime-type="image/jpeg"/>
</draw:frame>
在哈尔基夫(Kharkiv)，庇护所检查确定其中6％不符合标准。</text:p>
      <text:p text:style-name="P4">
乌克林福姆市市长在国家电话上报道了这一点，并参考了<text:a xlink:type="simple" xlink:href="https://t.me/citykharkivua/33433" text:style-name="Internet_20_link" text:visited-style-name="Visited_20_Internet_20_Link">
市议会的新闻服务</text:a>
。</text:p>
      <text:p text:style-name="P4">
“城市当局的代表，乌克兰国家警察局紧急情况的国家局已经完成了[Kharkiv]的庇护所检查(https://www.ukrinform.ua/tag-harkiv)…现在有6％的避难所与规范不符，它们将被征服。”消息写道。</text:p>
      <text:p text:style-name="P4">
根据泰雷科夫(Terekhov)的说法，哈尔基夫(Kharkiv)检查了所有庇护所和炸弹庇护所。</text:p>
      <text:p text:style-name="P4">
*!(https://www.ukrinform.ua/rubric-society/3723171-socmerezi-pro-skandalni-zakupivli-dla-ukrittiv-barabani-bez-gorniv-grosi-na-viter.html)“已经有一些缺点，现在正在完成与规范保持一致的工作。 此外，我们非常关注学校中的学校，因为我们想从9月1日开始进行联合培训。在市议会会议上，我们分配了4700万UAH，将所有庇护所放入学校。” Terekhov说。</text:p>
      <text:p text:style-name="P4">
<text:span text:style-name="T4">
另请阅读：</text:span>
 <text:a xlink:type="simple" xlink:href="https://www.ukrinform.ua/rubric-kyiv/3722272-u-kievi-za-35-dniv-viznacatsa-z-kilkistu-modulnih-nazemnih-ukrittiv-klicko.html" text:style-name="Internet_20_link" text:visited-style-name="Visited_20_Internet_20_Link">
在3-5天内，将用模块化名称的数量<text:span text:style-name="T4">
避难所确定</text:span>
 \ -Klitschko</text:a>
正如乌克林福姆(Ukrinform)报道的那样，在基辅三人死亡后，他们在炮击期间无法进入庇护所，总统沃迪米尔·泽伦斯基(Volodymyr Zelenskyy)指示对全国所有保护结构进行全面审核。</text:p>
      <text:p text:style-name="P4">
News Source: <text:a xlink:type="simple" xlink:href="https://www.ukrinform.ua/rubric-regions/3724187-u-harkovi-6-ukrittiv-ne-vidpovidaut-normam-mer.html" text:style-name="Internet_20_link" text:visited-style-name="Visited_20_Internet_20_Link">
https://www.ukrinform.ua/rubric-regions/3724187-u-harkovi-6-ukrittiv-ne-vidpovidaut-normam-mer.html</text:a>
</text:p>
      <!--NEWS-->
      <text:h text:style-name="P10" text:outline-level="1">
<text:span text:style-name="T4">
在梅利托波尔，醉酒的俄罗斯军队向FSB和占领警察开火</text:span>
</text:h>
      <text:p text:style-name="P4">
作者: Ukrinform (Person)</text:p>
      <text:p text:style-name="P4">
出版商: Укринформ (Organization)</text:p>
      <text:p text:style-name="P4">
出版时间: 2023-06-17T15:26:00+03:00</text:p>
      <text:p text:style-name="P4">
修改时间: 2023-06-17T15:26:00+03:00</text:p>
      <text:p text:style-name="P4">
描述: 在梅利托尔（Melitopol），醉酒的俄罗斯军队向FSB和占领警察开火，后者来了。  - 乌克林。</text:p>
      <text:p text:style-name="P4">
图片: ['<text:a xlink:type="simple" xlink:href="https://static.ukrinform.com/photos/2022_10/thumb_files/630_360_1665967065-544.jpg" text:style-name="Internet_20_link" text:visited-style-name="Visited_20_Internet_20_Link">
630_360_16659...</text:a>
']</text:p>
      <text:p text:style-name="P4">
标签: ['Алкоголь', 'ФСБ РФ', 'Мелітополь', 'Стрілянина', 'Російські військові', 'Запоріжжя', 'Війна з Росією', 'Єдині новини']</text:p>
      <text:p text:style-name="P4">
类型: Article</text:p>
      <!--METADATA-->
      <text:p text:style-name="P4">
<draw:frame draw:style-name="fr1" draw:name="Image132" text:anchor-type="as-char" svg:width="6.9236in" svg:height="3.945353in" draw:z-index="0">
<draw:image xlink:href="../Images/yкринформ/2023-06-17T15-26-00-03-00/630_360_1665967065-544.jpg" xlink:type="simple" xlink:show="embed" xlink:actuate="onLoad" draw:mime-type="image/jpeg"/>
</draw:frame>
Umelitopoli醉酒的俄罗斯士兵向来扑灭他们的FSBSHNIKOVNA警察开火。</text:p>
      <text:p text:style-name="P4">
梅利托波尔负责人伊万·费多罗夫(Ivan Fedorov)在国家电视台“一个新闻”“ One News”上告诉乌克林福姆。</text:p>
      <text:p text:style-name="P4">
“敌人不仅将我们的城市转变为其被占领的南部的物流中心，而且将其转变为犯罪首都。现在，他们彼此安排。(https://www.ukrinform.ua/tag-rosijski-vijskovi)提交开始开始转移。 他们不是彼此枪杀，而是与FSB和警察一起枪杀，这使他们似乎在震撼。 一周前，这是同一张镜头，他们射击了其中一名达格斯坦人。”费多罗夫说。</text:p>
      <text:p text:style-name="P4">
他说，此外，在被占领的领土上听到了爆炸声。 例如，昨天在贝迪恩斯克(Berdyansk)爆炸的一辆汽车。 根据当地信息，它属于Fedorov指出的叛徒之一，“来到被占领的领土并执行了一些特定的功能。” 此外，昨天在托克马克(Tokmak)发生了四次爆炸，那里有一群敌人的设备。</text:p>
      <text:p text:style-name="P4">
<text:span text:style-name="T4">
另请阅读：</text:span>
 <text:a xlink:type="simple" xlink:href="https://www.ukrinform.ua/rubric-ato/3720650-rosiani-pered-pidrivom-kahovskoi-ges-aktivno-maroderili-na-hersonsini-centr-nacsprotivu.html" text:style-name="Internet_20_link" text:visited-style-name="Visited_20_Internet_20_Link">
俄罗斯人在Kakhovskaya水力发电站的破坏之前是Maradrylin Kherson地区 - 国家爱国者的中心</text:a>
费多罗夫补充说：“在我们的城市附近，一列火车从铁轨上驶下，这导致了瓦西利叶岛被盗的铁鲁道矿。”</text:p>
      <text:p text:style-name="P4">
敌人还开始为假选举做准备。</text:p>
      <text:p text:style-name="P4">
市长补充说：“这是假，宣传以及他们的伪文明，但他们确实拥有候选人选择的初选。”</text:p>
      <text:p text:style-name="P4">
在这座城市，入侵者阻止了所有交叉路口，完全阻止了所有印象的汽车检查俄罗斯护照。</text:p>
      <text:p text:style-name="P4">
*!(https://www.ukrinform.ua/rubric-ato/3723318-fsb-rekomendue-administraciam-kolonij-pripiniti-nabir-do-pvk-vagner-genstab.html)敌方电报指出，入侵者计划在9月10日进行选举。</text:p>
      <text:p text:style-name="P4">
正如乌克林福姆报道的那样，俄罗斯入侵者不允许平民居民不得从Zaporizhzhya地区暂时占领的领土上提升。</text:p>
      <text:p text:style-name="P4">
_foto：Getty Images _</text:p>
      <text:p text:style-name="P4">
News Source: <text:a xlink:type="simple" xlink:href="https://www.ukrinform.ua/rubric-regions/3724188-u-melitopoli-pani-vijskovi-rf-vidkrili-vogon-po-fsb-ta-okupacijnij-policii.html" text:style-name="Internet_20_link" text:visited-style-name="Visited_20_Internet_20_Link">
https://www.ukrinform.ua/rubric-regions/3724188-u-melitopoli-pani-vijskovi-rf-vidkrili-vogon-po-fsb-ta-okupacijnij-policii.html</text:a>
</text:p>
      <!--NEWS-->
      <text:h text:style-name="P10" text:outline-level="1">
<text:span text:style-name="T4">
在Zaporizhzhia中的Dniep​​er中，没有记录水的化学成分变化</text:span>
</text:h>
      <text:p text:style-name="P4">
作者: Ukrinform (Person)</text:p>
      <text:p text:style-name="P4">
出版商: Укринформ (Organization)</text:p>
      <text:p text:style-name="P4">
出版时间: 2023-06-17T15:48:00+03:00</text:p>
      <text:p text:style-name="P4">
修改时间: 2023-06-17T15:48:00+03:00</text:p>
      <text:p text:style-name="P4">
描述: 在dnieper河中，在Zaporizhhya中没有记录水的化学成分，而是在Kherson外面超过了最大允许的污染物浓度。  - 乌克林。</text:p>
      <text:p text:style-name="P4">
图片: ['<text:a xlink:type="simple" xlink:href="https://static.ukrinform.com/photos/2019_08/thumb_files/630_360_1566482385-591.jpg" text:style-name="Internet_20_link" text:visited-style-name="Visited_20_Internet_20_Link">
630_360_15664...</text:a>
']</text:p>
      <text:p text:style-name="P4">
标签: ['Дніпро', 'Ріка', 'Теракт', 'Вода', 'Каховська ГЕС', 'Запоріжжя']</text:p>
      <text:p text:style-name="P4">
类型: Article</text:p>
      <!--METADATA-->
      <text:p text:style-name="P4">
<draw:frame draw:style-name="fr1" draw:name="Image133" text:anchor-type="as-char" svg:width="6.9236in" svg:height="3.956343in" draw:z-index="0">
<draw:image xlink:href="../Images/yкринформ/2023-06-17T15-48-00-03-00/630_360_1566482385-591.jpg" xlink:type="simple" xlink:show="embed" xlink:actuate="onLoad" draw:mime-type="image/jpeg"/>
</draw:frame>
在Zaporizhzhia内的Rycidnipro中，没有记录水的化学成分的变化，而是赫尔森的边界显示出最大允许浓度的过量。</text:p>
      <text:p text:style-name="P4">
关于它报告<text:a xlink:type="simple" xlink:href="https://mepr.gov.ua/sluzhby-mindovkillya-prodovzhuyut-zdijsnyuvaty-monitoryng-yakosti-vody-u-zoni-nadzvychajnoyi-sytuatsiyi-cherez-pidryv-kahovskoyi-ges/" text:style-name="Internet_20_link" text:visited-style-name="Visited_20_Internet_20_Link">
新闻服务</text:a>
Mindovquil，据报道。</text:p>
      <text:p text:style-name="P4">
如图所述，国家环境检查局的专家，国家遗嘱实验室每日检查水是否有10-15化学和物理化学基础指标：氯化物，矿化，颜色，颜色，刚性，碱度； 石油产品，溶解氧等。</text:p>
      <text:p text:style-name="P4">
“在Zaporozhye市内的Dniep​​er河中，没有记录化学成分的变化<text:a xlink:type="simple" xlink:href="https://www.ukrinform.ua/tag-voda" text:style-name="Internet_20_link" text:visited-style-name="Visited_20_Internet_20_Link">
Water</text:a>
，但是在赫尔森市以外，污染物的最大允许浓度超过了，尤其是悬浮物质的1.6倍，总铁的1.8倍。 没有超过石油生产。 溶解的氧为5.8 mg/dm3，简短的至少4.00 mg/dm3”， - 消息读取。</text:p>
      <text:p text:style-name="P4">
<text:span text:style-name="T4">
另请阅读：</text:span>
 <text:a xlink:type="simple" xlink:href="https://www.ukrinform.ua/rubric-regions/3723704-v-odesi-viavili-holeropodibnij-vibrion-u-morskij-vodi.html" text:style-name="Internet_20_link" text:visited-style-name="Visited_20_Internet_20_Link">
在敖德萨发现<text:span text:style-name="T4">
 cholero </text:span>
海水中的类似振动</text:a>
根据ingulets河水中实验室测试的结果，最大允许浓度的污染物的增加，尤其是亚硝酸盐，1.2次，氯化物和悬浮物质的1.5倍和悬浮物的1.8倍。 另外，溶解的氧气也有所减少。</text:p>
      <text:p text:style-name="P4">
在DNEPER-BUZIAN河口中，在未记录的正常极限内的水的化学成分。</text:p>
      <text:p text:style-name="P4">
在黑海中，水的盐度暂时降低。</text:p>
      <text:p text:style-name="P4">
<text:span text:style-name="T4">
另请阅读：</text:span>
 <text:a xlink:type="simple" xlink:href="https://www.ukrinform.ua/rubric-regions/3721715-ziteliv-hersonsini-prosat-ne-pribirati-samostijno-zagiblu-hudobu-z-akvatorii-ricki.html" text:style-name="Internet_20_link" text:visited-style-name="Visited_20_Internet_20_Link">
要求赫尔森地区的居民不要从河水中清洁自炉牛</text:a>
据报道，在6月6日晚上，俄罗斯军队<text:a xlink:type="simple" xlink:href="https://www.ukrinform.ua/rubric-ato/3718751-rosijski-zagarbniki-pidirvali-kahovsku-ges-ok-pivden.html" text:style-name="Internet_20_link" text:visited-style-name="Visited_20_Internet_20_Link">
炸毁了Kakhovka水力发电站的大坝</text:a>
。</text:p>
      <text:p text:style-name="P4">
估计对环境的损失量已经超过UAH 550亿。</text:p>
      <text:p text:style-name="P4">
<text:span text:style-name="T5">
foto：wikipedia</text:span>
</text:p>
      <text:p text:style-name="P4">
News Source: <text:a xlink:type="simple" xlink:href="https://www.ukrinform.ua/rubric-regions/3724197-u-dnipri-v-mezah-zaporizza-ne-zafiksuvali-zmin-himicnogo-skladu-vodi.html" text:style-name="Internet_20_link" text:visited-style-name="Visited_20_Internet_20_Link">
https://www.ukrinform.ua/rubric-regions/3724197-u-dnipri-v-mezah-zaporizza-ne-zafiksuvali-zmin-himicnogo-skladu-vodi.html</text:a>
</text:p>
      <!--NEWS-->
      <text:h text:style-name="P10" text:outline-level="1">
<text:span text:style-name="T4">
阿尔·帕西诺（Al Pacino）第四次成为父亲</text:span>
</text:h>
      <text:p text:style-name="P4">
作者: Ukrinform (Person)</text:p>
      <text:p text:style-name="P4">
出版商: Укринформ (Organization)</text:p>
      <text:p text:style-name="P4">
出版时间: 2023-06-17T15:49:00+03:00</text:p>
      <text:p text:style-name="P4">
修改时间: 2023-06-17T15:49:00+03:00</text:p>
      <text:p text:style-name="P4">
描述: 83岁那年，世界著名的美国演员阿尔·帕西诺（Al Pacino）成为父亲 - 他的伴侣努尔·阿尔法拉（Nur Alfalla）生了一个儿子。  - 乌克林。</text:p>
      <text:p text:style-name="P4">
图片: ['<text:a xlink:type="simple" xlink:href="https://static.ukrinform.com/photos/2023_06/thumb_files/630_360_1687005925-938.jpg" text:style-name="Internet_20_link" text:visited-style-name="Visited_20_Internet_20_Link">
630_360_16870...</text:a>
']</text:p>
      <text:p text:style-name="P4">
标签: ['Діти', 'Голлівуд', 'США', 'Актор']</text:p>
      <text:p text:style-name="P4">
类型: Article</text:p>
      <!--METADATA-->
      <text:p text:style-name="P4">
<draw:frame draw:style-name="fr1" draw:name="Image134" text:anchor-type="as-char" svg:width="6.9236in" svg:height="3.956343in" draw:z-index="0">
<draw:image xlink:href="../Images/yкринформ/2023-06-17T15-49-00-03-00/630_360_1687005925-938.jpg" xlink:type="simple" xlink:show="embed" xlink:actuate="onLoad" draw:mime-type="image/jpeg"/>
</draw:frame>
83岁的世界著名的美国演员阿尔·帕西诺(Al Pacino)成为父亲 - 他的伴侣努尔法拉(Nur Alfala)生了一个儿子。</text:p>
      <text:p text:style-name="P4">
关于它报告<text:a xlink:type="simple" xlink:href="https://www.bbc.co.uk/news/entertainment-arts-65925640" text:style-name="Internet_20_link" text:visited-style-name="Visited_20_Internet_20_Link">
BBC</text:a>
，报道乌克林福姆。</text:p>
      <text:p text:style-name="P4">
<text:span text:style-name="T5">
foto with sitetonline.com</text:span>
</text:p>
      <text:p text:style-name="P4">
一个新生男孩被称为小说。</text:p>
      <text:p text:style-name="P4">
如前所述，对于29岁的Nur，这是第一个孩子。</text:p>
      <text:p text:style-name="P4">
83岁的帕西诺(Pacino)又有三个22岁的双胞胎Anton和Olivia Beverly D'Andgelo以及33岁的女儿Julie Marie，他们生下了代理教练Jen Terant。</text:p>
      <text:p text:style-name="P4">
阿尔·帕西诺(Al Pacino)一再被提名为奥斯卡(Oscar)，并获得了电影《女人的气味》中最好的男性角色的回报。</text:p>
      <text:p text:style-name="P4">
<text:span text:style-name="T4">
另请阅读：</text:span>
 [传奇的漫威漫画插图画家约翰·罗米塔(John Romita)死了]](https://www.ukrinform.ua/rubric-culture/3722903-pomer-legendarnij-ilustrator-komiksiv-marvel-dzon-romita.html)他的合作伙伴Nur Alfalla在电影业工作，她制作了这样的<text:a xlink:type="simple" xlink:href="https://www.ukrinform.ua/tag-kino" text:style-name="Internet_20_link" text:visited-style-name="Visited_20_Internet_20_Link">
电影</text:a>
当比利·奈特(Billy Knight)(帕西诺(Pacino)，“小死亡”(Little Death)，“诺斯特拉·布罗斯(Nostra Brose)”时，主要出生了。</text:p>
      <text:p text:style-name="P4">
_foto：Amy Sussman/Getty Images _</text:p>
      <text:p text:style-name="P4">
News Source: <text:a xlink:type="simple" xlink:href="https://www.ukrinform.ua/rubric-culture/3724193-al-pacino-u-83-roki-vcetverte-stav-batkom.html" text:style-name="Internet_20_link" text:visited-style-name="Visited_20_Internet_20_Link">
https://www.ukrinform.ua/rubric-culture/3724193-al-pacino-u-83-roki-vcetverte-stav-batkom.html</text:a>
</text:p>
      <!--NEWS-->
      <text:h text:style-name="P10" text:outline-level="1">
<text:span text:style-name="T4">
赫尔森击败了一位志愿者，他免费从被洪水淹没的领土上运送人们</text:span>
</text:h>
      <text:p text:style-name="P4">
作者: Ukrinform (Person)</text:p>
      <text:p text:style-name="P4">
出版商: Укринформ (Organization)</text:p>
      <text:p text:style-name="P4">
出版时间: 2023-06-17T15:59:47+03:00</text:p>
      <text:p text:style-name="P4">
修改时间: 2023-06-17T15:59:47+03:00</text:p>
      <text:p text:style-name="P4">
描述: 在赫尔森，两名承运人击败了著名的志愿者，后者免费从被洪水淹没的地区运送人。 攻击者已经由执法部门安装。  - 乌克林。</text:p>
      <text:p text:style-name="P4">
图片: ['<text:a xlink:type="simple" xlink:href="https://static.ukrinform.com/photos/2023_06/thumb_files/630_360_1686846700-7346.jpeg" text:style-name="Internet_20_link" text:visited-style-name="Visited_20_Internet_20_Link">
630_360_16868...</text:a>
']</text:p>
      <text:p text:style-name="P4">
标签: ['Херсон', 'Волонтери', 'Побиття', 'Підтоплення']</text:p>
      <text:p text:style-name="P4">
类型: Article</text:p>
      <!--METADATA-->
      <text:p text:style-name="P4">
<draw:frame draw:style-name="fr1" draw:name="Image136" text:anchor-type="as-char" svg:width="6.9236in" svg:height="3.956343in" draw:z-index="0">
<draw:image xlink:href="../Images/yкринформ/2023-06-17T15-59-47-03-00/630_360_1686846700-7346.jpeg" xlink:type="simple" xlink:show="embed" xlink:actuate="onLoad" draw:mime-type="image/jpeg"/>
</draw:frame>
Uhersoni两名承运人击败了这位著名的志愿者，他免费从被洪水淹没的领土转变。 攻击者的人员已经由执法人员建立。</text:p>
      <text:p text:style-name="P4">
关于<text:a xlink:type="simple" xlink:href="http://t.me/olexandrprokudin/684" text:style-name="Internet_20_link" text:visited-style-name="Visited_20_Internet_20_Link">
电报</text:a>
报道说，Oleksandr Proudin告诉教堂的负责人。</text:p>
      <text:p text:style-name="P4">
“昨天，他们击败了著名的志愿者，他从赫尔森地区的危险码头中释放了人们。他们一起殴打，直到他跌倒并继续他的脚。袭击者已经安装了。”</text:p>
      <text:p text:style-name="P4">
他指出，违规者是赚取低音运输的男人，利用在俄罗斯侵略期间认识人的悲伤。</text:p>
      <text:p text:style-name="P4">
根据地区军事行政部门负责人的说法，执法机构目前正在与袭击者合作。 刑事诉讼已在第296条第296条的一部分中注册(流氓).</text:p>
      <text:p text:style-name="P4">
Голова ОВА звернувся до мешканців <text:a xlink:type="simple" xlink:href="https://www.ukrinform.ua/tag-hersonsina" text:style-name="Internet_20_link" text:visited-style-name="Visited_20_Internet_20_Link">
 Херсонщини </text:a>
为了不向那些赚钱的人付钱，因为疏散是免费的。</text:p>
      <text:p text:style-name="P4">
<text:span text:style-name="T4">
另请阅读：</text:span>
 <text:a xlink:type="simple" xlink:href="https://www.ukrinform.ua/rubric-kyiv/3721757-u-kievi-pid-cas-zjomki-suzetu-pobili-zurnalista-al-jazeera-arabia.html" text:style-name="Internet_20_link" text:visited-style-name="Visited_20_Internet_20_Link">
在基辅拍摄情节时<text:span text:style-name="T4">
击败</text:span>
新闻记者Aljazeera Arabia</text:a>
正如乌克林福姆报道的那样，俄罗斯联邦的部队在6月6日晚上破坏了卡克霍夫斯卡亚大麻大坝。 该电台无法恢复。 在赫尔森地区，救援机器人被人口撤离洪水。</text:p>
      <text:p text:style-name="P4">
News Source: <text:a xlink:type="simple" xlink:href="https://www.ukrinform.ua/rubric-regions/3724198-u-hersoni-pobili-volontera-akij-bezkostovno-perevoziv-ludej-iz-pidtoplenih-teritorij.html" text:style-name="Internet_20_link" text:visited-style-name="Visited_20_Internet_20_Link">
https://www.ukrinform.ua/rubric-regions/3724198-u-hersoni-pobili-volontera-akij-bezkostovno-perevoziv-ludej-iz-pidtoplenih-teritorij.html</text:a>
</text:p>
      <!--NEWS-->
      <text:h text:style-name="P10" text:outline-level="1">
<text:span text:style-name="T4">
俄罗斯人正在为克里米亚泰坦化学厂 - 游击队做准备</text:span>
</text:h>
      <text:p text:style-name="P4">
作者: Ukrinform (Person)</text:p>
      <text:p text:style-name="P4">
出版商: Укринформ (Organization)</text:p>
      <text:p text:style-name="P4">
出版时间: 2023-06-17T16:08:13+03:00</text:p>
      <text:p text:style-name="P4">
修改时间: 2023-06-17T16:08:13+03:00</text:p>
      <text:p text:style-name="P4">
描述: 俄罗斯人可以在临时占领的半岛的克里米亚泰坦化学厂的挑衅中造成另一人造成的灾难。  - 乌克林。</text:p>
      <text:p text:style-name="P4">
图片: ['<text:a xlink:type="simple" xlink:href="https://static.ukrinform.com/photos/2018_09/thumb_files/630_360_1535789803-8466.jpg" text:style-name="Internet_20_link" text:visited-style-name="Visited_20_Internet_20_Link">
630_360_15357...</text:a>
']</text:p>
      <text:p text:style-name="P4">
标签: ['Крим', 'Провокація', 'Росія', 'Війна з Росією']</text:p>
      <text:p text:style-name="P4">
类型: Article</text:p>
      <!--METADATA-->
      <text:p text:style-name="P4">
<draw:frame draw:style-name="fr1" draw:name="Image137" text:anchor-type="as-char" svg:width="6.9236in" svg:height="3.956343in" draw:z-index="0">
<draw:image xlink:href="../Images/yкринформ/2023-06-17T16-08-13-03-00/630_360_1535789803-8466.jpg" xlink:type="simple" xlink:show="embed" xlink:actuate="onLoad" draw:mime-type="image/jpeg"/>
</draw:frame>
他们可以做下一个人的灾难，激发了克里米人泰坦在暂时占领的半岛上的挑衅。</text:p>
      <text:p text:style-name="P4">
这是在[电报]中报道的(https://t.me/atesh_ua/1020?fbclid=IwAR3oa6oeK1_JtJRyXephX836YKABcjpdBn3Fi5WObk9tyjUODDGrQmXq6IQ)据报道，军事游击运动的“入场”。</text:p>
      <text:p text:style-name="P4">
“普京命令Khimposkit部队进入赫森地区的领土。正式地，这是为了消除卡科夫斯卡耶族人的“突破”的后果。</text:p>
      <text:p text:style-name="P4">
值得注意的是，放置化学部队的真正目标可能会在克里米亚泰坦工厂挑衅。 <text:a xlink:type="simple" xlink:href="https://www.ukrinform.ua/tag-rosia" text:style-name="Internet_20_link" text:visited-style-name="Visited_20_Internet_20_Link">
俄罗斯</text:a>
它可以为克里米亚半岛的辩护造成另一人制作的生产崩溃。</text:p>
      <text:p text:style-name="P4">
消息说：“你不想相信它，但是你需要为最坏的情况做准备。在卡科夫卡悲剧之后，毫无疑问，它们可以从NID中脱颖而出。”</text:p>
      <text:p text:style-name="P4">
<text:span text:style-name="T4">
另请阅读：</text:span>
 <text:a xlink:type="simple" xlink:href="https://www.ukrinform.ua/rubric-crimea/3723383-na-krimskomu-titani-200-tonn-amiaku-ekspert-rozpoviv-pro-naslidki-u-razi-vibuhu.html" text:style-name="Internet_20_link" text:visited-style-name="Visited_20_Internet_20_Link">
在克里米亚泰坦 -  200吨氨：专家关于爆炸时的后果</text:a>
据报道，ARC中的总统代表表示，在暂时占领的Krym的亚美尼亚人的克里米亚泰坦工厂的生产加工被侵犯了至关重要的水平。 乌克兰国防部表示，俄罗斯工程部门正在改变克里米亚泰坦商店。</text:p>
      <text:p text:style-name="P4">
News Source: <text:a xlink:type="simple" xlink:href="https://www.ukrinform.ua/rubric-crimea/3724203-rosiani-gotuutsa-do-provokacij-na-himzavodi-krimskij-titan-partizani.html" text:style-name="Internet_20_link" text:visited-style-name="Visited_20_Internet_20_Link">
https://www.ukrinform.ua/rubric-crimea/3724203-rosiani-gotuutsa-do-provokacij-na-himzavodi-krimskij-titan-partizani.html</text:a>
</text:p>
      <!--NEWS-->
      <text:h text:style-name="P10" text:outline-level="1">
<text:span text:style-name="T4">
柏林接受世界特殊奥运会</text:span>
</text:h>
      <text:p text:style-name="P4">
作者: Ukrinform (Person)</text:p>
      <text:p text:style-name="P4">
出版商: Укринформ (Organization)</text:p>
      <text:p text:style-name="P4">
出版时间: 2023-06-17T16:11:00+03:00</text:p>
      <text:p text:style-name="P4">
修改时间: 2023-06-17T16:11:00+03:00</text:p>
      <text:p text:style-name="P4">
描述: 特别奥林匹克运动会世界奥运会世界奥运会的首场比赛将于柏林举行，正式的开幕式将在周六晚上举行，参与州领导。  - 乌克林。</text:p>
      <text:p text:style-name="P4">
图片: ['<text:a xlink:type="simple" xlink:href="https://static.ukrinform.com/photos/2023_06/thumb_files/630_360_1687008081-671.jpg" text:style-name="Internet_20_link" text:visited-style-name="Visited_20_Internet_20_Link">
630_360_16870...</text:a>
', '<text:a xlink:type="simple" xlink:href="https://static.ukrinform.com/photos/2023_06/1687008082-126.jpg" text:style-name="Internet_20_link" text:visited-style-name="Visited_20_Internet_20_Link">
1687008082-12...</text:a>
', '<text:a xlink:type="simple" xlink:href="https://static.ukrinform.com/photos/2023_06/1687008081-423.jpg" text:style-name="Internet_20_link" text:visited-style-name="Visited_20_Internet_20_Link">
1687008081-42...</text:a>
']</text:p>
      <text:p text:style-name="P4">
标签: ['Берлін', 'Спорт', 'Олімпійські ігри', 'Інклюзивні програми']</text:p>
      <text:p text:style-name="P4">
类型: Article</text:p>
      <!--METADATA-->
      <text:p text:style-name="P4">
<draw:frame draw:style-name="fr1" draw:name="Image138" text:anchor-type="as-char" svg:width="6.9236in" svg:height="3.956343in" draw:z-index="0">
<draw:image xlink:href="../Images/yкринформ/2023-06-17T16-11-00-03-00/630_360_1687008081-671.jpg" xlink:type="simple" xlink:show="embed" xlink:actuate="onLoad" draw:mime-type="image/jpeg"/>
</draw:frame>
柏林在特殊奥林匹克运动会世界奥运会上举行的首次比赛，正式开幕式将于周六晚上在领导层参加。</text:p>
      <text:p text:style-name="P4">
这是乌克利福通讯员的报道。</text:p>
      <text:p text:style-name="P4">
近7,000名有缺陷的运动员将获得26项运动的奖项。</text:p>
      <text:p text:style-name="P4">
<draw:frame draw:style-name="fr1" draw:name="Image139" text:anchor-type="as-char" svg:width="6.9236in" svg:height="5.198195in" draw:z-index="0">
<draw:image xlink:href="../Images/yкринформ/2023-06-17T16-11-00-03-00/1687008082-126.jpg" xlink:type="simple" xlink:show="embed" xlink:actuate="onLoad" draw:mime-type="image/jpeg"/>
</draw:frame>
乌克兰将由来自七个地区的参与者代表，他们将在7英里的体育运动中表演。</text:p>
      <text:p text:style-name="P4">
<draw:frame draw:style-name="fr1" draw:name="Image140" text:anchor-type="as-char" svg:width="6.9236in" svg:height="5.198195in" draw:z-index="0">
<draw:image xlink:href="../Images/yкринформ/2023-06-17T16-11-00-03-00/1687008081-423.jpg" xlink:type="simple" xlink:show="embed" xlink:actuate="onLoad" draw:mime-type="image/jpeg"/>
</draw:frame>
在<text:a xlink:type="simple" xlink:href="https://www.ukrinform.ua/tag-berlin" text:style-name="Internet_20_link" text:visited-style-name="Visited_20_Internet_20_Link">
柏林</text:a>
20,000名志愿者也到达。</text:p>
      <text:p text:style-name="P4">
总共约有190个代表团到达。</text:p>
      <text:p text:style-name="P4">
特别奥林匹克运动会将于6月17日至25日举行。</text:p>
      <text:p text:style-name="P4">
<text:span text:style-name="T4">
另请阅读：</text:span>
 [超过40,000名乌克兰运动员离开国外)(https://www.ukrinform.ua/rubric-sports/3723278-bilse-40-tisac-ukrainskih-sportsmeniv-viihali-za-kordon-gutcajt.html)世界奥运会世界运动会是世界上最大的包容性体育赛事。 特别的奥运会每四年举行一次。特别奥运会起源于美国姐姐约翰·肯尼迪(John Kennedy)Unis Kennedy Schrever的倡议。 1957年，她领导约瑟夫·肯尼迪基金会(Joseph Kennedy Foundation)，该基金会旨在确定智力低下的原因，并改善智力有限的公民的社会。</text:p>
      <text:p text:style-name="P4">
德国首次参加类似的体育赛事。</text:p>
      <text:p text:style-name="P4">
<text:span text:style-name="T5">
foto olga tanasiychuk</text:span>
</text:p>
      <text:p text:style-name="P4">
News Source: <text:a xlink:type="simple" xlink:href="https://www.ukrinform.ua/rubric-sports/3724205-berlin-prijmae-vsesvitni-specialni-olimpijski-igri.html" text:style-name="Internet_20_link" text:visited-style-name="Visited_20_Internet_20_Link">
https://www.ukrinform.ua/rubric-sports/3724205-berlin-prijmae-vsesvitni-specialni-olimpijski-igri.html</text:a>
</text:p>
      <!--NEWS-->
      <text:h text:style-name="P10" text:outline-level="1">
<text:span text:style-name="T4">
根据球迷的说法，Sudakov成为Shakhtar的最佳球员</text:span>
</text:h>
      <text:p text:style-name="P4">
作者: Ukrinform (Person)</text:p>
      <text:p text:style-name="P4">
出版商: Укринформ (Organization)</text:p>
      <text:p text:style-name="P4">
出版时间: 2023-06-17T16:12:19+03:00</text:p>
      <text:p text:style-name="P4">
修改时间: 2023-06-17T16:12:19+03:00</text:p>
      <text:p text:style-name="P4">
描述: Shakhtar中场球员Georgy Sudakov在2022/23赛季被公认为俱乐部的最佳球员。  - 乌克林。</text:p>
      <text:p text:style-name="P4">
图片: ['<text:a xlink:type="simple" xlink:href="https://static.ukrinform.com/photos/2023_06/thumb_files/630_360_1687007480-988.jpeg" text:style-name="Internet_20_link" text:visited-style-name="Visited_20_Internet_20_Link">
630_360_16870...</text:a>
']</text:p>
      <text:p text:style-name="P4">
标签: ['Футбол', 'Шахтар']</text:p>
      <text:p text:style-name="P4">
类型: Article</text:p>
      <!--METADATA-->
      <text:p text:style-name="P4">
<draw:frame draw:style-name="fr1" draw:name="Image141" text:anchor-type="as-char" svg:width="6.9236in" svg:height="3.956343in" draw:z-index="0">
<draw:image xlink:href="../Images/yкринформ/2023-06-17T16-12-19-03-00/630_360_1687007480-988.jpeg" xlink:type="simple" xlink:show="embed" xlink:actuate="onLoad" draw:mime-type="image/jpeg"/>
</draw:frame>
Shakhtar中场球员Georgy Sudakov被公认为俱乐部环球2022/23的最佳球员。</text:p>
      <text:p text:style-name="P4">
据报道<text:a xlink:type="simple" xlink:href="https://shakhtar.com/uk-ua/news/2023/june/17_news/17_sudakov/" text:style-name="Internet_20_link" text:visited-style-name="Visited_20_Internet_20_Link">
新闻服务</text:a>
Shakhtar，乌克林福姆报道。</text:p>
      <text:p text:style-name="P4">
大多数粉丝都投票支持-6 533。</text:p>
      <text:p text:style-name="P4">
Sudakov领先于Anatoly Trubin(6 301)，塔拉斯·斯蒂芬科(Taras Stepanenko)(3 108)Taratema Bondarenko(1 639). Загалом у голосуванні взяв участь 17 581респондент.</text:p>
      <text:p text:style-name="P4">
В минулому сезоні Георгій відзначився 5 голами та 10 результативнимипередачами у 39 матчах.</text:p>
      <text:p text:style-name="P4">
<text:span text:style-name="T4">
Читайте також:</text:span>
 <text:a xlink:type="simple" xlink:href="https://www.ukrinform.ua/rubric-sports/3724148-cigankov-devatij-gravec-akij-zabiv-za-zbirnu-ukraini-10-i-bilse-maciv.html" text:style-name="Internet_20_link" text:visited-style-name="Visited_20_Internet_20_Link">
 Циганков - дев'ятий гравець, який забив за збірну України10 і більше м'ячів </text:a>
Shakhtar在UPL 2022/2023中报道。</text:p>
      <text:p text:style-name="P4">
照片：shakhtar.com</text:p>
      <text:p text:style-name="P4">
News Source: <text:a xlink:type="simple" xlink:href="https://www.ukrinform.ua/rubric-sports/3724206-sudakov-stav-najkrasim-gravcem-sahtara-za-versieu-fanativ.html" text:style-name="Internet_20_link" text:visited-style-name="Visited_20_Internet_20_Link">
https://www.ukrinform.ua/rubric-sports/3724206-sudakov-stav-najkrasim-gravcem-sahtara-za-versieu-fanativ.html</text:a>
</text:p>
      <!--NEWS-->
      <text:h text:style-name="P10" text:outline-level="1">
<text:span text:style-name="T4">
在法国西部，他们在地震后感到强烈的冲动</text:span>
</text:h>
      <text:p text:style-name="P4">
作者: Ukrinform (Person)</text:p>
      <text:p text:style-name="P4">
出版商: Укринформ (Organization)</text:p>
      <text:p text:style-name="P4">
出版时间: 2023-06-17T16:16:00+03:00</text:p>
      <text:p text:style-name="P4">
修改时间: 2023-06-17T16:16:00+03:00</text:p>
      <text:p text:style-name="P4">
描述: 在周六的早晨，在法国西部，居民在傍晚发生的地震发生后，在地震发生后感到强烈的地下震动（余震）。  - 乌克林。</text:p>
      <text:p text:style-name="P4">
图片: ['<text:a xlink:type="simple" xlink:href="https://static.ukrinform.com/photos/2023_02/thumb_files/630_360_1675857416-430.jpg" text:style-name="Internet_20_link" text:visited-style-name="Visited_20_Internet_20_Link">
630_360_16758...</text:a>
']</text:p>
      <text:p text:style-name="P4">
标签: ['Франція', 'Стихія', 'Землетрус']</text:p>
      <text:p text:style-name="P4">
类型: Article</text:p>
      <!--METADATA-->
      <text:p text:style-name="P4">
<draw:frame draw:style-name="fr1" draw:name="Image142" text:anchor-type="as-char" svg:width="6.9236in" svg:height="3.949857in" draw:z-index="0">
<draw:image xlink:href="../Images/yкринформ/2023-06-17T16-16-00-03-00/630_360_1675857416-430.jpg" xlink:type="simple" xlink:show="embed" xlink:actuate="onLoad" draw:mime-type="image/jpeg"/>
</draw:frame>
早晨，法国的居民感到地下动力很强(后来)前一天发生在该地区发生地震之后。</text:p>
      <text:p text:style-name="P4">
关于它报告<text:a xlink:type="simple" xlink:href="https://www.connexionfrance.com/article/French-news/Strong-aftershock-in-western-France-after-magnitude-5-earthquake" text:style-name="Internet_20_link" text:visited-style-name="Visited_20_Internet_20_Link">
连接</text:a>
，报道乌克林福姆。</text:p>
      <text:p text:style-name="P4">
据报道，Africshok是5级，他是大约4:30的最切实的隔离。</text:p>
      <text:p text:style-name="P4">
[法国]的地震超过五个(https://www.ukrinform.ua/tag-francia)后者很少在2019年在东南德罗玛(Droma)记录。</text:p>
      <text:p text:style-name="P4">
如<text:a xlink:type="simple" xlink:href="https://www.ukrinform.ua/rubric-world/3724070-u-francii-vperse-za-cotiri-roki-stavsa-potuznij-zemletrus.html" text:style-name="Internet_20_link" text:visited-style-name="Visited_20_Internet_20_Link">
报道</text:a>
在6月16日晚上，法国的很大一部分以及在巴黎首都发生了地震。在里希特(Richter)规模上达到了5.3点。 由于地震，受害者。</text:p>
      <text:p text:style-name="P4">
<text:span text:style-name="T4">
另请阅读：</text:span>
 <text:a xlink:type="simple" xlink:href="https://www.ukrinform.ua/rubric-world/3723121-na-filippinah-stavsa-potuznij-zemletrus.html" text:style-name="Internet_20_link" text:visited-style-name="Visited_20_Internet_20_Link">
在菲律宾有强大的<text:span text:style-name="T4">
地震</text:span>
</text:a>
据报道，它损坏了De-Sevre部西南部地区的建筑物。</text:p>
      <text:p text:style-name="P4">
News Source: <text:a xlink:type="simple" xlink:href="https://www.ukrinform.ua/rubric-world/3724207-na-zahodi-francii-vidculi-silnij-postovh-pisla-zemletrusu.html" text:style-name="Internet_20_link" text:visited-style-name="Visited_20_Internet_20_Link">
https://www.ukrinform.ua/rubric-world/3724207-na-zahodi-francii-vidculi-silnij-postovh-pisla-zemletrusu.html</text:a>
</text:p>
      <!--NEWS-->
      <text:h text:style-name="P10" text:outline-level="1">
<text:span text:style-name="T4">
Fedorov与Google总监一般的军事技术讨论</text:span>
</text:h>
      <text:p text:style-name="P4">
作者: Ukrinform (Person)</text:p>
      <text:p text:style-name="P4">
出版商: Укринформ (Organization)</text:p>
      <text:p text:style-name="P4">
出版时间: 2023-06-17T16:26:00+03:00</text:p>
      <text:p text:style-name="P4">
修改时间: 2023-06-17T16:26:00+03:00</text:p>
      <text:p text:style-name="P4">
描述: Viceremier-Minister，用于创新，发展，教育，科学和技术最低的数字化转型Mikhail Fedorov，与Google前总监亿万富翁埃里克·施密特（Eric Sc​​hmidt）合作讨论了军事技术方向。  - 乌克林。</text:p>
      <text:p text:style-name="P4">
图片: ['<text:a xlink:type="simple" xlink:href="https://static.ukrinform.com/photos/2023_06/thumb_files/630_360_1687008304-725.jpg" text:style-name="Internet_20_link" text:visited-style-name="Visited_20_Internet_20_Link">
630_360_16870...</text:a>
']</text:p>
      <text:p text:style-name="P4">
标签: ['Армія', 'Google', 'Технології', 'Мінцифри', 'Михайло Федоров']</text:p>
      <text:p text:style-name="P4">
类型: Article</text:p>
      <!--METADATA-->
      <text:p text:style-name="P4">
<draw:frame draw:style-name="fr1" draw:name="Image143" text:anchor-type="as-char" svg:width="6.9236in" svg:height="3.956343in" draw:z-index="0">
<draw:image xlink:href="../Images/yкринформ/2023-06-17T16-26-00-03-00/630_360_1687008304-725.jpg" xlink:type="simple" xlink:show="embed" xlink:actuate="onLoad" draw:mime-type="image/jpeg"/>
</draw:frame>
创新，教育，科学和技术变革转型部长米哈伊尔·费多罗夫(Mikhail Fedorov)的创新，发展，科学和技术变革的发展，与谷歌总监亿万富翁埃里克·施密特(Eric Sc​​hmidt)与军事技术合作进行了讨论。</text:p>
      <text:p text:style-name="P4">
根据乌克林福姆的说法，费多洛夫在[Facebook]上报道了(https://www.facebook.com/mykhailofedorov.com.ua/posts/pfbid025Y9UBSgWm8DWQg61NjoE5a8ZcxNqEn6oYo5jZV6MAV9K1bXd7Bsj7rAnGgVvJY1Kl).</text:p>
      <text:p text:style-name="P4">
"Візіонер, мільярдер, колишній генеральний директор Google та великий другУкраїни. Ерік уже давно фінансово та технологічно допомагає нашій країні. Підчас зустрічі обговорили нові етапи співпраці. Зокрема, у надважливому напрямівоєнних <text:a xlink:type="simple" xlink:href="https://www.ukrinform.ua/tag-tehnologii" text:style-name="Internet_20_link" text:visited-style-name="Visited_20_Internet_20_Link">
 технологій </text:a>
”， - 称为副副手。</text:p>
      <text:p text:style-name="P4">
Fedorov补充说，他无法打开细节，但是还有很多工作要做。</text:p>
      <text:p text:style-name="P4">
他说：“我感谢埃里克的一次启发性谈话。我们继续团结乌克兰最好的人。”</text:p>
      <text:p text:style-name="P4">
<text:span text:style-name="T4">
另请阅读：</text:span>
 [在乌克兰，无人机陆军项目的第二阶段已经开始]](https://www.ukrinform.ua/rubric-technology/3723359-v-ukraini-startuvav-drugij-etap-proektu-armia-droniv.html)据报道，埃里克·施密特(Eric Sc​​hmidt)由Google首席执行官于2001  -  2011年担任，也是苹果董事和大型IT公司的一部分，并与美国国防部创新合作。 Schmidtaz家族是由慈善机构在可持续发展和自然资源领域的资助。</text:p>
      <text:p text:style-name="P4">
根据福布斯的说法，施密特的财富在2023年达到162亿美元。</text:p>
      <text:p text:style-name="P4">
<text:span text:style-name="T5">
foto：Mikhail Fedorov，Facebook</text:span>
</text:p>
      <text:p text:style-name="P4">
News Source: <text:a xlink:type="simple" xlink:href="https://www.ukrinform.ua/rubric-technology/3724209-fedorov-obgovoriv-z-eksdirektorom-google-spivpracu-u-galuzi-voennih-tehnologij.html" text:style-name="Internet_20_link" text:visited-style-name="Visited_20_Internet_20_Link">
https://www.ukrinform.ua/rubric-technology/3724209-fedorov-obgovoriv-z-eksdirektorom-google-spivpracu-u-galuzi-voennih-tehnologij.html</text:a>
</text:p>
      <!--NEWS-->
      <text:h text:style-name="P10" text:outline-level="1">
<text:span text:style-name="T4">
托特纳姆热刺从尤文图斯购买了库鲁瑟夫斯基</text:span>
</text:h>
      <text:p text:style-name="P4">
作者: Ukrinform (Person)</text:p>
      <text:p text:style-name="P4">
出版商: Укринформ (Organization)</text:p>
      <text:p text:style-name="P4">
出版时间: 2023-06-17T16:29:21+03:00</text:p>
      <text:p text:style-name="P4">
修改时间: 2023-06-17T22:29:21+03:00</text:p>
      <text:p text:style-name="P4">
描述: 托特纳姆热刺正式宣布了尤文图斯尤文图斯的边锋赎金。  - 乌克林。</text:p>
      <text:p text:style-name="P4">
图片: ['<text:a xlink:type="simple" xlink:href="https://static.ukrinform.com/photos/2023_06/thumb_files/630_360_1687030085-228.jpg" text:style-name="Internet_20_link" text:visited-style-name="Visited_20_Internet_20_Link">
630_360_16870...</text:a>
']</text:p>
      <text:p text:style-name="P4">
标签: ['Футбол', 'Тоттенхем']</text:p>
      <text:p text:style-name="P4">
类型: Article</text:p>
      <!--METADATA-->
      <text:p text:style-name="P4">
<draw:frame draw:style-name="fr1" draw:name="Image144" text:anchor-type="as-char" svg:width="6.9236in" svg:height="3.956343in" draw:z-index="0">
<draw:image xlink:href="../Images/yкринформ/2023-06-17T16-29-21-03-00/630_360_1687030085-228.jpg" xlink:type="simple" xlink:show="embed" xlink:actuate="onLoad" draw:mime-type="image/jpeg"/>
</draw:frame>
托特纳姆热刺正式宣布了尤文图斯的Winger Deiakulushevsky的全部赎金。</text:p>
      <text:p text:style-name="P4">
据报道<text:a xlink:type="simple" xlink:href="https://www.tottenhamhotspur.com/news/2023/june/permanent-deal-for-dejan/" text:style-name="Internet_20_link" text:visited-style-name="Visited_20_Internet_20_Link">
新闻服务</text:a>
报道“马刺”。</text:p>
      <text:p text:style-name="P4">
瑞典人于2028年签订了合同。 俱乐部的转会金额没有被召唤，但是Fabrizio Romano的内部人士报告说这是3000万欧元。</text:p>
      <text:p text:style-name="P4">
这位23岁的足球运动员在托特纳姆热刺的租赁权中表现了一年半。他花了57场比赛，打进7球。</text:p>
      <text:p text:style-name="P4">
<text:span text:style-name="T4">
另请阅读：</text:span>
 <text:a xlink:type="simple" xlink:href="https://www.ukrinform.ua/rubric-sports/3723999-dinamo-rozrobilo-specialnu-formu-dla-ea-sports.html" text:style-name="Internet_20_link" text:visited-style-name="Visited_20_Internet_20_Link">
Dynamo开发了EA Sports的特殊形式</text:a>
据报道，托特纳姆热刺在APL的第八步中结束了比赛。</text:p>
      <text:p text:style-name="P4">
照片：盖蒂图像</text:p>
      <text:p text:style-name="P4">
News Source: <text:a xlink:type="simple" xlink:href="https://www.ukrinform.ua/rubric-sports/3724307-tottengem-vikupiv-kulusevskogo-z-uventusa.html" text:style-name="Internet_20_link" text:visited-style-name="Visited_20_Internet_20_Link">
https://www.ukrinform.ua/rubric-sports/3724307-tottengem-vikupiv-kulusevskogo-z-uventusa.html</text:a>
</text:p>
      <!--NEWS-->
      <text:h text:style-name="P10" text:outline-level="1">
<text:span text:style-name="T4">
未来几天，成千上万的加拿大步枪将到达乌克兰 - 国防部</text:span>
</text:h>
      <text:p text:style-name="P4">
作者: Ukrinform (Person)</text:p>
      <text:p text:style-name="P4">
出版商: Укринформ (Organization)</text:p>
      <text:p text:style-name="P4">
出版时间: 2023-06-17T16:31:00+03:00</text:p>
      <text:p text:style-name="P4">
修改时间: 2023-06-17T16:31:00+03:00</text:p>
      <text:p text:style-name="P4">
描述: 加拿大将在未来几天内完成数千支步枪和一百万发子弹，并于4月宣布。  - 乌克林。</text:p>
      <text:p text:style-name="P4">
图片: ['<text:a xlink:type="simple" xlink:href="https://static.ukrinform.com/photos/2023_06/thumb_files/630_360_1686403906-351.jpg" text:style-name="Internet_20_link" text:visited-style-name="Visited_20_Internet_20_Link">
630_360_16864...</text:a>
']</text:p>
      <text:p text:style-name="P4">
标签: ['Канада', 'Україна', 'Зброя', 'Війна з Росією']</text:p>
      <text:p text:style-name="P4">
类型: Article</text:p>
      <!--METADATA-->
      <text:p text:style-name="P4">
<draw:frame draw:style-name="fr1" draw:name="Image145" text:anchor-type="as-char" svg:width="6.9236in" svg:height="3.956343in" draw:z-index="0">
<draw:image xlink:href="../Images/yкринформ/2023-06-17T16-31-00-03-00/630_360_1686403906-351.jpg" xlink:type="simple" xlink:show="embed" xlink:actuate="onLoad" draw:mime-type="image/jpeg"/>
</draw:frame>
加拿大的交付将在未来几天内完成成千上万的Tamilionov将弹药交付给乌克兰，这是4月份宣布的。</text:p>
      <text:p text:style-name="P4">
据乌克林代表通讯员称，债务部宣布了债务。</text:p>
      <text:p text:style-name="P4">
“在接下来的几天里，乌克兰将在[加拿大]早些时候交付(https://www.ukrinform.ua/tag-kanada)援助，即6750 -hem -duty步枪，110万发速度，口径为7.62毫米，2.5万飞机为5.56毫米和7万狙击手，”  - 在广泛的信息中说。</text:p>
      <text:p text:style-name="P4">
值得注意的是，加拿大“将继续与盟友和伙伴合作，为乌克兰提供自卫所需的军事援助。”</text:p>
      <text:p text:style-name="P4">
<text:span text:style-name="T4">
另请阅读：</text:span>
 <text:a xlink:type="simple" xlink:href="https://www.ukrinform.ua/rubric-ato/3722547-udar-rf-po-krivomu-rogu-nagadue-pro-potrebu-pidtrimki-ukraini-trudo.html" text:style-name="Internet_20_link" text:visited-style-name="Visited_20_Internet_20_Link">
RF罢工Kryvyi rih提醒需要支持乌克兰 -  <text:span text:style-name="T4">
 trude </text:span>
</text:a>
据报道，新的加拿大军事援助套餐总共可以使用21,000套小型武器和240万张弹药。 加拿大总理贾斯汀·特鲁多(Justin Trudeau)在上个月唐尼斯·史密斯(Donis Shmigal)访问期间宣布了这一点。</text:p>
      <text:p text:style-name="P4">
_foto：op _</text:p>
      <text:p text:style-name="P4">
News Source: <text:a xlink:type="simple" xlink:href="https://www.ukrinform.ua/rubric-ato/3724212-do-ukraini-najblizcimi-dnami-pribudut-tisaci-kanadskih-gvintivok-minoboroni.html" text:style-name="Internet_20_link" text:visited-style-name="Visited_20_Internet_20_Link">
https://www.ukrinform.ua/rubric-ato/3724212-do-ukraini-najblizcimi-dnami-pribudut-tisaci-kanadskih-gvintivok-minoboroni.html</text:a>
</text:p>
      <!--NEWS-->
      <text:h text:style-name="P10" text:outline-level="1">
<text:span text:style-name="T4">
在Dnipropetrovsk中，购买了留下没有水的区域的柔性储罐</text:span>
</text:h>
      <text:p text:style-name="P4">
作者: Ukrinform (Person)</text:p>
      <text:p text:style-name="P4">
出版商: Укринформ (Organization)</text:p>
      <text:p text:style-name="P4">
出版时间: 2023-06-17T16:39:00+03:00</text:p>
      <text:p text:style-name="P4">
修改时间: 2023-06-17T16:39:00+03:00</text:p>
      <text:p text:style-name="P4">
描述: 从dnipropetrovsk地区的预算中分配了740万hryvnias，以购买由于卡科夫卡水力发电站的爆炸而为没有水的区域购买柔性饮用水箱。  - 乌克林。</text:p>
      <text:p text:style-name="P4">
图片: ['<text:a xlink:type="simple" xlink:href="https://static.ukrinform.com/photos/2023_06/thumb_files/630_360_1687009077-870.jpg" text:style-name="Internet_20_link" text:visited-style-name="Visited_20_Internet_20_Link">
630_360_16870...</text:a>
']</text:p>
      <text:p text:style-name="P4">
标签: ['Дніпропетровщина', 'Вода', 'Каховська ГЕС']</text:p>
      <text:p text:style-name="P4">
类型: Article</text:p>
      <!--METADATA-->
      <text:p text:style-name="P4">
<draw:frame draw:style-name="fr1" draw:name="Image146" text:anchor-type="as-char" svg:width="6.9236in" svg:height="3.956343in" draw:z-index="0">
<draw:image xlink:href="../Images/yкринформ/2023-06-17T16-39-00-03-00/630_360_1687009077-870.jpg" xlink:type="simple" xlink:show="embed" xlink:actuate="onLoad" draw:mime-type="image/jpeg"/>
</draw:frame>
已从预算 - 跨跨洛夫洛夫斯克地区分配了740万hryvnias，以购买柔性痕迹，以供饮用水用于饮用水，这些地区由于破坏了卡科霍夫卡水力发电站而没有供水的地区。</text:p>
      <text:p text:style-name="P4">
关于<text:a xlink:type="simple" xlink:href="https://t.me/dnipropetrovskaODA/5399" text:style-name="Internet_20_link" text:visited-style-name="Visited_20_Internet_20_Link">
电报</text:a>
乌克林福姆报道，Dnipropetrovsk Ova S​​ergey Lisak的记者。</text:p>
      <text:p text:style-name="P4">
利萨克说：“他们以牺牲区域预算为代价购买了灵活的饮用水容器。每一个都是2440万UAH。”</text:p>
      <text:p text:style-name="P4">
据他说，援助已发送到没有[供水]的地方(https://www.ukrinform.ua/tag-voda)由于Kakhovskaya水力发电厂。 特别是，有180个坦克接受了尼科波(Nikopol)地区，另外20个社区Kryvyi rih区。</text:p>
      <text:p text:style-name="P4">
饮用水汤将存储在容器中。</text:p>
      <text:p text:style-name="P4">
<text:span text:style-name="T4">
另请阅读：</text:span>
 <text:a xlink:type="simple" xlink:href="https://www.ukrinform.ua/rubric-regions/3723417-hersonvodokanal-otrimav-modulnu-ustanovku-ocisenna-vodi.html" text:style-name="Internet_20_link" text:visited-style-name="Visited_20_Internet_20_Link">
<text:span text:style-name="T4">
 khersonvodokanal </text:span>
接受了模块化清洁单位</text:a>
如<text:a xlink:type="simple" xlink:href="https://www.ukrinform.ua/rubric-other_news/3723441-pidriv-rosianami-kahovskoi-ges-usi-novini.html" text:style-name="Internet_20_link" text:visited-style-name="Visited_20_Internet_20_Link">
报道</text:a>
，在6月6日晚上，俄罗斯军事炸毁了卡科夫卡水力发电站的大坝。</text:p>
      <text:p text:style-name="P4">
没有供水的供应</text:p>
      <text:p text:style-name="P4">
<text:span text:style-name="T5">
foto：Sergey Lisak / Telegram</text:span>
</text:p>
      <text:p text:style-name="P4">
News Source: <text:a xlink:type="simple" xlink:href="https://www.ukrinform.ua/rubric-regions/3724215-na-dnipropetrovsini-pridbali-gnucki-rezervuari-dla-rajoniv-so-zalisilis-bez-vodi.html" text:style-name="Internet_20_link" text:visited-style-name="Visited_20_Internet_20_Link">
https://www.ukrinform.ua/rubric-regions/3724215-na-dnipropetrovsini-pridbali-gnucki-rezervuari-dla-rajoniv-so-zalisilis-bez-vodi.html</text:a>
</text:p>
      <!--NEWS-->
      <text:h text:style-name="P10" text:outline-level="1">
<text:span text:style-name="T4">
在Donetsk，当局将促进PCU的活动 -  OVA的负责人</text:span>
</text:h>
      <text:p text:style-name="P4">
作者: Ukrinform (Person)</text:p>
      <text:p text:style-name="P4">
出版商: Укринформ (Organization)</text:p>
      <text:p text:style-name="P4">
出版时间: 2023-06-17T16:39:03+03:00</text:p>
      <text:p text:style-name="P4">
修改时间: 2023-06-17T16:39:03+03:00</text:p>
      <text:p text:style-name="P4">
描述: 在顿涅茨克，当局将促进乌克兰东正教教堂在该地区领土上的活动。 Svyatogorsk Lavra尚未合法地传递给PCU，但过程正在进行中。  - 乌克林。</text:p>
      <text:p text:style-name="P4">
图片: ['<text:a xlink:type="simple" xlink:href="https://static.ukrinform.com/photos/2018_11/thumb_files/630_360_1541429356-985.jpg" text:style-name="Internet_20_link" text:visited-style-name="Visited_20_Internet_20_Link">
630_360_15414...</text:a>
']</text:p>
      <text:p text:style-name="P4">
标签: ['Донеччина', 'Кириленко', 'Релігія', 'Православна церква України']</text:p>
      <text:p text:style-name="P4">
类型: Article</text:p>
      <!--METADATA-->
      <text:p text:style-name="P4">
<draw:frame draw:style-name="fr1" draw:name="Image147" text:anchor-type="as-char" svg:width="6.9236in" svg:height="3.956343in" draw:z-index="0">
<draw:image xlink:href="../Images/yкринформ/2023-06-17T16-39-03-03-00/630_360_1541429356-985.jpg" xlink:type="simple" xlink:show="embed" xlink:actuate="onLoad" draw:mime-type="image/jpeg"/>
</draw:frame>
当局将促进乌克兰店里东正教教堂的活动。 Svyatogorsk Lavra尚未合法地传递给PCU，但过程仍在继续。</text:p>
      <text:p text:style-name="P4">
顿涅茨克地区军事管理局负责人帕维尔·基里伦科(Pavel Kirilenko)(http://www.ukrinform.ua/rubric-regions/3724163-pavlo-kirilenko-kerivnik-doneckoi-oblasnoi-vijskovoi-administracii.html)。</text:p>
      <text:p text:style-name="P4">
该地区负责人说：“我们将促进该地区领土上乌克兰东正教教堂的部署，分配土地，恢复进行服务的可能性。”</text:p>
      <text:p text:style-name="P4">
他强调，顿涅茨克地区的居民应该了解，宗主的居民正在随身携带。</text:p>
      <text:p text:style-name="P4">
基里伦科说：“我们需要与圣仆人理解莫斯科宗教的邪恶，他们并不完全是这个斯拉夫仆人的全部意义，一个人可以通过他的艰辛，问题并转向上帝。”</text:p>
      <text:p text:style-name="P4">
他解释说，现在有很多例子清楚地证实了莫斯科父权制从俄罗斯联邦特殊服务中解放的神职人员。</text:p>
      <text:p text:style-name="P4">
OVA的负责人回忆说，在复活节之前，乌克兰东正教教堂大都会顿涅茨克(Metropolitan Donetsk)，谢尔盖神父(Sergei)父亲来并在该地区的整个领土上进行了行动，尤其是在社区中，甚至在前线。 他还提供了复活节护理和人道主义援助，当地当局在当地当局尽可能地为此做出了贡献。</text:p>
      <text:p text:style-name="P4">
根据Kirilenko的说法，位于Donetsk地区领土的Svyatogorsk Lavra尚未合法地传递给PCU，但这是一个艰难的过程。</text:p>
      <text:p text:style-name="P4">
“法律上(Svyatogorsk Lavra-编辑。)还没有走(在PC之前 -  ed。). Є зюридичної точки зору різниця в оформленні документів і права власності уСвятогірській лаврі. Якщо порівнювати, наприклад, з Києво-Печерською лаврою,то за моєю інформацією, добровільно переходити священнослужителі СвятогірськоїЛаври не збираються. Усі необхідні документи до Мінкульту і правоохороннихорганів ми надали», - сказав Кириленко.</text:p>
      <text:p text:style-name="P4">
<text:span text:style-name="T4">
Читайте також:</text:span>
 <text:a xlink:type="simple" xlink:href="https://www.ukrinform.ua/rubric-regions/3639836-na-doneccini-pocali-restavruvati-svatogirsku-lavru-aku-poskodili-vijska-rf.html" text:style-name="Internet_20_link" text:visited-style-name="Visited_20_Internet_20_Link">
 На Донеччині почали реставрувати Святогірську лавру, якупошкодили війська рф </text:a>
他指出，当顿涅茨克以亚努科维奇(Yanukovych)为首时，财产综合体的转移是一个法律上复杂的过程。据报道，据报道，2022年3月，Verkhovna Rada被提交给乌克兰第7204号项目，“在禁止乌克兰领土上的莫斯科祖先的禁令中”，然后拒绝了人民的代表。</text:p>
      <text:p text:style-name="P4">
一月份，政府介绍了Verkhovna Rada <text:a xlink:type="simple" xlink:href="http://w1.c1.rada.gov.ua/pls/zweb2/webproc4_1" text:style-name="Internet_20_link" text:visited-style-name="Visited_20_Internet_20_Link">
第8371号法案</text:a>
关于乌克兰宗教组织在俄罗斯管辖的禁令。</text:p>
      <text:p text:style-name="P4">
该法案使乌克兰的宗教组织的活动不可能在乌克兰的乌克兰以外，该州在乌克兰以外的州进行了军械库。</text:p>
      <text:p text:style-name="P4">
<text:span text:style-name="T4">
另请阅读：</text:span>
 <text:a xlink:type="simple" xlink:href="https://www.ukrinform.ua/rubric-ato/3722895-u-zvilnenomu-blagodatnomu-vorog-zrujnuvav-80-budinkiv-kirilenko.html" text:style-name="Internet_20_link" text:visited-style-name="Visited_20_Internet_20_Link">
在解放的肥沃敌人中，摧毁了80％的房屋 -  <text:span text:style-name="T4">
 Kirilenko </text:span>
</text:a>
UOC -MP坚信他们没有岛教会教堂的法律联系。 但是在<text:a xlink:type="simple" xlink:href="http://dess.gov.ua/vysnovok-relihiieznavchoi-ekspertyzy-statutu-pro-upravlinnia-ukrainskoi-pravoslavnoi-tserkvy/" text:style-name="Internet_20_link" text:visited-style-name="Visited_20_Internet_20_Link">
国家晚间事务</text:a>
在2月，解释说，UOC MP在东正教教堂的管理中并非独立。 正统佳能法没有运行“在其管理方面独立和独立”之类的概念。</text:p>
      <text:p text:style-name="P4">
News Source: <text:a xlink:type="simple" xlink:href="https://www.ukrinform.ua/rubric-regions/3724214-na-doneccini-vlada-spriatime-dialnosti-pcu-nacalnik-ova.html" text:style-name="Internet_20_link" text:visited-style-name="Visited_20_Internet_20_Link">
https://www.ukrinform.ua/rubric-regions/3724214-na-doneccini-vlada-spriatime-dialnosti-pcu-nacalnik-ova.html</text:a>
</text:p>
      <!--NEWS-->
      <text:h text:style-name="P10" text:outline-level="1">
<text:span text:style-name="T4">
三名受害者被撤离了我的帕夫拉格勒</text:span>
</text:h>
      <text:p text:style-name="P4">
作者: Ukrinform (Person)</text:p>
      <text:p text:style-name="P4">
出版商: Укринформ (Organization)</text:p>
      <text:p text:style-name="P4">
出版时间: 2023-06-17T16:49:00+03:00</text:p>
      <text:p text:style-name="P4">
修改时间: 2023-06-17T16:49:00+03:00</text:p>
      <text:p text:style-name="P4">
描述: 禧年矿的情况是在Dnipropetrovsk地区的Pavlograd中稳定下来的。  - 乌克林。</text:p>
      <text:p text:style-name="P4">
图片: ['<text:a xlink:type="simple" xlink:href="https://static.ukrinform.com/photos/2018_09/thumb_files/630_360_1537104671-7025.jpg" text:style-name="Internet_20_link" text:visited-style-name="Visited_20_Internet_20_Link">
630_360_15371...</text:a>
']</text:p>
      <text:p text:style-name="P4">
标签: ['Евакуація', 'Шахта', 'Павлоград', 'Шахтарі']</text:p>
      <text:p text:style-name="P4">
类型: Article</text:p>
      <!--METADATA-->
      <text:p text:style-name="P4">
<draw:frame draw:style-name="fr1" draw:name="Image148" text:anchor-type="as-char" svg:width="6.9236in" svg:height="3.956343in" draw:z-index="0">
<draw:image xlink:href="../Images/yкринформ/2023-06-17T16-49-00-03-00/630_360_1537104671-7025.jpg" xlink:type="simple" xlink:show="embed" xlink:actuate="onLoad" draw:mime-type="image/jpeg"/>
</draw:frame>
在Dnipropetrovsk地区Pavlograd中，情境禧年矿稳定。</text:p>
      <text:p text:style-name="P4">
根据乌克林福姆的说法，DTEK在[Facebook]上报告(https://www.facebook.com/DTEKcompany/posts/pfbid02kT5nf1g4HT7xaKXUqNvsDXDqYSaAL4jnaQ4PSz7p7jCEGNHh8qktgX91BmMQ9XkYl).</text:p>
      <text:p text:style-name="P4">
"Офіційно: ситуація на шахті Ювілейна стабілізована. Під час спалаху метано-повітряної суміші на шахті Ювілейна, що стався вночі 17 червня, постраждали 3гірники. Вони, разом з іншими <text:a xlink:type="simple" xlink:href="https://www.ukrinform.ua/tag-sahtari" text:style-name="Internet_20_link" text:visited-style-name="Visited_20_Internet_20_Link">
 шахтарями </text:a>
当时，他们很快被整理撤离。”消息说。</text:p>
      <text:p text:style-name="P4">
值得注意的是，为该矿山的所有三名受害者提供了必要的医疗援助。 他们的生命没有威胁。 企业继续消除少女。 在采矿的紧急工作结束后，矿山的工作将恢复。</text:p>
      <text:p text:style-name="P4">
*!(https://www.ukrinform.ua/rubric-world/3699204-u-kolumbii-vnaslidok-vibuhu-na-sahti-zaginuli-semero-girnikiv.html)如[Ukrinform]报道(https://www.ukrinform.ua/rubric-regions/3724154-u-pavlogradi-na-sahti-stavsa-vibuh-postrazdali-troe-sahtariv.html)，晚上，在Dnipropetrovsk地区的Pavlograd市，发生了一个ende矿。</text:p>
      <text:p text:style-name="P4">
News Source: <text:a xlink:type="simple" xlink:href="https://www.ukrinform.ua/rubric-regions/3724218-troh-postrazdalih-girnikiv-evakuuvali-z-sahti-u-pavlogradi.html" text:style-name="Internet_20_link" text:visited-style-name="Visited_20_Internet_20_Link">
https://www.ukrinform.ua/rubric-regions/3724218-troh-postrazdalih-girnikiv-evakuuvali-z-sahti-u-pavlogradi.html</text:a>
</text:p>
      <!--NEWS-->
      <text:h text:style-name="P10" text:outline-level="1">
<text:span text:style-name="T4">
机器的一部分 - 建造企业Kramatorsk重新锁定，特别是欧盟-Kirilenko</text:span>
</text:h>
      <text:p text:style-name="P4">
作者: Ukrinform (Person)</text:p>
      <text:p text:style-name="P4">
出版商: Укринформ (Organization)</text:p>
      <text:p text:style-name="P4">
出版时间: 2023-06-17T16:50:33+03:00</text:p>
      <text:p text:style-name="P4">
修改时间: 2023-06-17T16:50:33+03:00</text:p>
      <text:p text:style-name="P4">
描述: 来自Kramatorsk的一些机器建设企业已成功搬迁，包括欧盟国家。  - 乌克林。</text:p>
      <text:p text:style-name="P4">
图片: ['<text:a xlink:type="simple" xlink:href="https://static.ukrinform.com/photos/2023_06/thumb_files/630_360_1687000177-584.jpg" text:style-name="Internet_20_link" text:visited-style-name="Visited_20_Internet_20_Link">
630_360_16870...</text:a>
']</text:p>
      <text:p text:style-name="P4">
标签: ['Кириленко', 'Краматорськ', 'Релокація підприємств']</text:p>
      <text:p text:style-name="P4">
类型: Article</text:p>
      <!--METADATA-->
      <text:p text:style-name="P4">
<draw:frame draw:style-name="fr1" draw:name="Image149" text:anchor-type="as-char" svg:width="6.9236in" svg:height="3.956343in" draw:z-index="0">
<draw:image xlink:href="../Images/yкринформ/2023-06-17T16-50-33-03-00/630_360_1687000177-584.jpg" xlink:type="simple" xlink:show="embed" xlink:actuate="onLoad" draw:mime-type="image/jpeg"/>
</draw:frame>
来自Kramatorsk的工厂建设企业的部分已经成功地搬迁，包括欧盟Pre -Ikraine。</text:p>
      <text:p text:style-name="P4">
顿涅茨克地区军事行政部门负责人帕维尔·基里伦科(Pavel Kirilenko)在[访谈乌克林福姆]中报道(https://www.ukrinform.ua/rubric-regions/3724163-pavlo-kirilenko-kerivnik-doneckoi-oblasnoi-vijskovoi-administracii.html)。</text:p>
      <text:p text:style-name="P4">
这位官员说：“如果我们谈论Kramatorsk的大型机器 - 建造企业，它们将被停止，其中一些人将成功地搬迁，包括欧盟国家。”</text:p>
      <text:p text:style-name="P4">
*!(https://www.ukrinform.ua/rubric-regions/3706919-cerkasina-mae-znacnij-potencial-dla-relokovanogo-biznesu.html)他没有指定哪些企业被移至该国<text:a xlink:type="simple" xlink:href="https://www.ukrinform.ua/tag-evrosouz" text:style-name="Internet_20_link" text:visited-style-name="Visited_20_Internet_20_Link">
EU</text:a>
，但他指出，他们改变了个人资料工作。</text:p>
      <text:p text:style-name="P4">
“这些是机器建设企业，它们在某种程度上改变了其作品的个人资料。 我正在，您了解我在说什么。 为了安全起见，他们搬到了我们州的西部，然后 - 甚至搬到了欧盟国家。”基里伦科说。</text:p>
      <text:p text:style-name="P4">
<text:span text:style-name="T4">
另请阅读：</text:span>
 <text:a xlink:type="simple" xlink:href="https://www.ukrinform.ua/rubric-regions/3709448-relokovanij-biznes-vid-gadzetiv-i-bronikiv-do-kavuniv-i-sirnih-snekiv.html" text:style-name="Internet_20_link" text:visited-style-name="Visited_20_Internet_20_Link">
恢复业务：从小工具和野牛到西瓜奶酪小吃</text:a>
据报道，有250多家企业已经从乌克兰的不同地区移动并开始在LVIV地区运营。</text:p>
      <text:p text:style-name="P4">
News Source: <text:a xlink:type="simple" xlink:href="https://www.ukrinform.ua/rubric-economy/3724219-castina-masinobudivnih-pidpriemstv-kramatorska-relokovana-zokrema-do-es-kirilenko.html" text:style-name="Internet_20_link" text:visited-style-name="Visited_20_Internet_20_Link">
https://www.ukrinform.ua/rubric-economy/3724219-castina-masinobudivnih-pidpriemstv-kramatorska-relokovana-zokrema-do-es-kirilenko.html</text:a>
</text:p>
      <!--NEWS-->
      <text:h text:style-name="P10" text:outline-level="1">
<text:span text:style-name="T4">
敌人把炸弹扔进了赫森地区的哥萨克村</text:span>
</text:h>
      <text:p text:style-name="P4">
作者: Ukrinform (Person)</text:p>
      <text:p text:style-name="P4">
出版商: Укринформ (Organization)</text:p>
      <text:p text:style-name="P4">
出版时间: 2023-06-17T16:54:40+03:00</text:p>
      <text:p text:style-name="P4">
修改时间: 2023-06-17T16:54:40+03:00</text:p>
      <text:p text:style-name="P4">
描述: 俄罗斯航空公司将两架托管飞机扔到了科扎特斯克·赫森地区。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щина', 'Обстріл', 'Бомба', 'Війна з Росією']</text:p>
      <text:p text:style-name="P4">
类型: Article</text:p>
      <!--METADATA-->
      <text:p text:style-name="P4">
<draw:frame draw:style-name="fr1" draw:name="Image150" text:anchor-type="as-char" svg:width="6.9236in" svg:height="3.948443in" draw:z-index="0">
<draw:image xlink:href="../Images/yкринформ/2023-06-17T16-54-40-03-00/630_360_1538997483-946.jpg" xlink:type="simple" xlink:show="embed" xlink:actuate="onLoad" draw:mime-type="image/jpeg"/>
</draw:frame>
俄罗斯航空把两架托管飞机扔到了哥萨克·赫森地区。</text:p>
      <text:p text:style-name="P4">
关于<text:a xlink:type="simple" xlink:href="http://t.me/khersonskaODA/7055" text:style-name="Internet_20_link" text:visited-style-name="Visited_20_Internet_20_Link">
电报</text:a>
乌克森报告报道说，乌克森报道。</text:p>
      <text:p text:style-name="P4">
“俄罗斯航空袭击了哥萨克。</text:p>
      <text:p text:style-name="P4">
发现打击的影响。</text:p>
      <text:p text:style-name="P4">
<text:span text:style-name="T4">
另请阅读：</text:span>
 <text:a xlink:type="simple" xlink:href="https://www.ukrinform.ua/rubric-ato/3724170-rosiani-obstrilali-kostantinivku-poraneni-zinka-j-devatiricna-ditina.html" text:style-name="Internet_20_link" text:visited-style-name="Visited_20_Internet_20_Link">
俄罗斯人<text:span text:style-name="T4">
炮击</text:span>
 yala konstantinovka，受伤的女人去面纱 - 年 - 年龄的孩子</text:a>
正如乌克林福姆(Ukrinform)报道的，最后一天在<text:a xlink:type="simple" xlink:href="https://www.ukrinform.ua/tag-hersonsina" text:style-name="Internet_20_link" text:visited-style-name="Visited_20_Internet_20_Link">
Kherson地区</text:a>
敌人释放了314壳，两人被杀，25人受伤。</text:p>
      <text:p text:style-name="P4">
News Source: <text:a xlink:type="simple" xlink:href="https://www.ukrinform.ua/rubric-ato/3724220-vorog-skinuv-bombi-na-selise-kozacke-u-hersonskij-oblasti.html" text:style-name="Internet_20_link" text:visited-style-name="Visited_20_Internet_20_Link">
https://www.ukrinform.ua/rubric-ato/3724220-vorog-skinuv-bombi-na-selise-kozacke-u-hersonskij-oblasti.html</text:a>
</text:p>
      <!--NEWS-->
      <text:h text:style-name="P10" text:outline-level="1">
<text:span text:style-name="T4">
在Kakhovskaya HPP上可能破坏水下通道-NYT调查</text:span>
</text:h>
      <text:p text:style-name="P4">
作者: Ukrinform (Person)</text:p>
      <text:p text:style-name="P4">
出版商: Укринформ (Organization)</text:p>
      <text:p text:style-name="P4">
出版时间: 2023-06-17T16:59:00+03:00</text:p>
      <text:p text:style-name="P4">
修改时间: 2023-06-17T16:59:00+03:00</text:p>
      <text:p text:style-name="P4">
描述: Kakhovka水力发电站的破坏很可能会导致水下通道到机厅。  - 乌克林。</text:p>
      <text:p text:style-name="P4">
图片: ['<text:a xlink:type="simple" xlink:href="https://static.ukrinform.com/photos/2023_06/thumb_files/630_360_1686071198-382.jpeg" text:style-name="Internet_20_link" text:visited-style-name="Visited_20_Internet_20_Link">
630_360_16860...</text:a>
']</text:p>
      <text:p text:style-name="P4">
标签: ['Вибух', 'Каховська ГЕС', 'Війна з Росією']</text:p>
      <text:p text:style-name="P4">
类型: Article</text:p>
      <!--METADATA-->
      <text:p text:style-name="P4">
<draw:frame draw:style-name="fr1" draw:name="Image151" text:anchor-type="as-char" svg:width="6.9236in" svg:height="3.956343in" draw:z-index="0">
<draw:image xlink:href="../Images/yкринформ/2023-06-17T16-59-00-03-00/630_360_1686071198-382.jpeg" xlink:type="simple" xlink:show="embed" xlink:actuate="onLoad" draw:mime-type="image/jpeg"/>
</draw:frame>
卡科夫卡水力发电站的破坏很可能导致水下传递到机场大厅。</text:p>
      <text:p text:style-name="P4">
关于它报告<text:a xlink:type="simple" xlink:href="https://www.nytimes.com/interactive/2023/06/16/world/europe/ukraine-kakhovka-dam-collapse.html" text:style-name="Internet_20_link" text:visited-style-name="Visited_20_Internet_20_Link">
纽约时报</text:a>
据报道，已经进行了调查。</text:p>
      <text:p text:style-name="P4">
特别是，该出版物是指乌克兰和美国的工程师，这意味着大坝的设计是“阿喀琉斯”脚跟。 而且由于大坝是在苏联时期建造的，因此所有工程图都在莫斯科，并且知道结构中最脆弱的部分在哪里。</text:p>
      <text:p text:style-name="P4">
根据两名美国工程师的说法，鉴于[爆炸]的卫星和地震(https://www.ukrinform.ua/tag-vibuh)在该地区，大坝毁灭的最可能原因是在Ucoridor中爆炸了维护或隧道，该炸药通过混凝土的心脏构造。</text:p>
      <text:p text:style-name="P4">
<text:span text:style-name="T5">
!-  </text:span>
<text:span text:style-name="T5">
 cyslits </text:span>
*](https://www.ukrinform.ua/rubric-polytics/3723742-ukraina-poterpae-vid-bezprecedentnih-aktiv-derzavnogo-terorizmu-z-boku-rf-kislica.html)“如果您的目标是摧毁大坝，您需要一个强大的爆炸。通道是容纳这种爆炸费的理想场所，” Wiss的Geotechnikl West工程师Elstner的Geotechnikl West工程师说。</text:p>
      <text:p text:style-name="P4">
如<text:a xlink:type="simple" xlink:href="https://www.ukrinform.ua/rubric-other_news/3723441-pidriv-rosianami-kahovskoi-ges-usi-novini.html" text:style-name="Internet_20_link" text:visited-style-name="Visited_20_Internet_20_Link">
报道</text:a>
，在6月6日晚上，俄罗斯军队炸毁了Kakhovskaya水力发电厂。 车站被摧毁了。</text:p>
      <text:p text:style-name="P4">
<text:span text:style-name="T5">
foto：Planet Labs</text:span>
</text:p>
      <text:p text:style-name="P4">
News Source: <text:a xlink:type="simple" xlink:href="https://www.ukrinform.ua/rubric-ato/3724222-na-kahovskij-ges-mogli-pidirvati-pidvodnij-prohid-rozsliduvanna-nyt.html" text:style-name="Internet_20_link" text:visited-style-name="Visited_20_Internet_20_Link">
https://www.ukrinform.ua/rubric-ato/3724222-na-kahovskij-ges-mogli-pidirvati-pidvodnij-prohid-rozsliduvanna-nyt.html</text:a>
</text:p>
      <!--NEWS-->
      <text:h text:style-name="P10" text:outline-level="1">
<text:span text:style-name="T4">
在空军报告中，北部的俄罗斯无人机</text:span>
</text:h>
      <text:p text:style-name="P4">
作者: Ukrinform (Person)</text:p>
      <text:p text:style-name="P4">
出版商: Укринформ (Organization)</text:p>
      <text:p text:style-name="P4">
出版时间: 2023-06-17T17:02:00+03:00</text:p>
      <text:p text:style-name="P4">
修改时间: 2023-06-17T17:02:00+03:00</text:p>
      <text:p text:style-name="P4">
描述: 乌克兰武装部队的空军警告说，该运动的北部是未指定类型的敌对无人机。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Безпілотник', 'Повітряні сили ЗСУ', 'Війна з Росією']</text:p>
      <text:p text:style-name="P4">
类型: Article</text:p>
      <!--METADATA-->
      <text:p text:style-name="P4">
<draw:frame draw:style-name="fr1" draw:name="Image152" text:anchor-type="as-char" svg:width="6.9236in" svg:height="3.948443in" draw:z-index="0">
<draw:image xlink:href="../Images/yкринформ/2023-06-17T17-02-00-03-00/630_360_1538997483-946.jpg" xlink:type="simple" xlink:show="embed" xlink:actuate="onLoad" draw:mime-type="image/jpeg"/>
</draw:frame>
乌克兰的空军警告说，敌人北部的运动是未知类型的敌人。</text:p>
      <text:p text:style-name="P4">
根据乌克林福姆的说法，武装部队的空军在[电报]中报道(https://t.me/kpszsu/2587)。</text:p>
      <text:p text:style-name="P4">
“注意!运动[无人机]已在北方记录(https://www.ukrinform.ua/tag-bezpilotnik)未指定的类型，“  - 消息读取。</text:p>
      <text:p text:style-name="P4">
<text:span text:style-name="T4">
另请阅读：</text:span>
 <text:a xlink:type="simple" xlink:href="https://www.ukrinform.ua/rubric-crimea/3723082-zagarbniki-u-krimu-povidomili-pro-ataku-bezpilotnikiv.html" text:style-name="Internet_20_link" text:visited-style-name="Visited_20_Internet_20_Link">
克里米亚报道的侵略者攻击<text:span text:style-name="T4">
无人机</text:span>
 S</text:a>
[乌克兰警报地图]证明了(https://alerts.in.ua/)，截至6月17日，6月17日在基辅和切尔尼希夫地区，宣布了空气警报。</text:p>
      <text:p text:style-name="P4">
News Source: <text:a xlink:type="simple" xlink:href="https://www.ukrinform.ua/rubric-ato/3724230-u-povitranih-silah-povidomlaut-pro-rosijskij-bezpilotnik-na-pivnoci.html" text:style-name="Internet_20_link" text:visited-style-name="Visited_20_Internet_20_Link">
https://www.ukrinform.ua/rubric-ato/3724230-u-povitranih-silah-povidomlaut-pro-rosijskij-bezpilotnik-na-pivnoci.html</text:a>
</text:p>
      <!--NEWS-->
      <text:h text:style-name="P10" text:outline-level="1">
<text:span text:style-name="T4">
在空军报告中，北部的俄罗斯无人机</text:span>
</text:h>
      <text:p text:style-name="P4">
作者: Ukrinform (Person)</text:p>
      <text:p text:style-name="P4">
出版商: Укринформ (Organization)</text:p>
      <text:p text:style-name="P4">
出版时间: 2023-06-17T17:02:00+03:00</text:p>
      <text:p text:style-name="P4">
修改时间: 2023-06-17T17:02:00+03:00</text:p>
      <text:p text:style-name="P4">
描述: 乌克兰武装部队的空军警告说，该运动的北部是未指定类型的敌对无人机。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Безпілотник', 'Повітряні сили ЗСУ', 'Війна з Росією']</text:p>
      <text:p text:style-name="P4">
类型: Article</text:p>
      <!--METADATA-->
      <text:p text:style-name="P4">
<draw:frame draw:style-name="fr1" draw:name="Image153" text:anchor-type="as-char" svg:width="6.9236in" svg:height="3.948443in" draw:z-index="0">
<draw:image xlink:href="../Images/yкринформ/2023-06-17T17-02-00-03-00/630_360_1538997483-946.jpg" xlink:type="simple" xlink:show="embed" xlink:actuate="onLoad" draw:mime-type="image/jpeg"/>
</draw:frame>
乌克兰的空军警告说，敌人北部的运动是未知类型的敌人。</text:p>
      <text:p text:style-name="P4">
根据乌克林福姆的说法，武装部队的空军在[电报]中报道(https://t.me/kpszsu/2587)。</text:p>
      <text:p text:style-name="P4">
“注意!运动[无人机]已在北方记录(https://www.ukrinform.ua/tag-bezpilotnik)未指定的类型，“  - 消息读取。</text:p>
      <text:p text:style-name="P4">
<text:span text:style-name="T4">
另请阅读：</text:span>
 <text:a xlink:type="simple" xlink:href="https://www.ukrinform.ua/rubric-crimea/3723082-zagarbniki-u-krimu-povidomili-pro-ataku-bezpilotnikiv.html" text:style-name="Internet_20_link" text:visited-style-name="Visited_20_Internet_20_Link">
克里米亚报道的侵略者攻击<text:span text:style-name="T4">
无人机</text:span>
 S</text:a>
[乌克兰警报地图]证明了(https://alerts.in.ua/)，截至6月17日，6月17日在基辅和切尔尼希夫地区，宣布了空气警报。</text:p>
      <text:p text:style-name="P4">
News Source: <text:a xlink:type="simple" xlink:href="https://www.ukrinform.ua/rubric-ato/3724230-u-povitranih-silah-povidomlaut-pro-rosijskij-bezpilotnik-na-pivnoci.html" text:style-name="Internet_20_link" text:visited-style-name="Visited_20_Internet_20_Link">
https://www.ukrinform.ua/rubric-ato/3724230-u-povitranih-silah-povidomlaut-pro-rosijskij-bezpilotnik-na-pivnoci.html</text:a>
</text:p>
      <!--NEWS-->
      <text:h text:style-name="P10" text:outline-level="1">
<text:span text:style-name="T4">
欧盟谴责俄罗斯打算在乌克兰临时占领领土上举行选举</text:span>
</text:h>
      <text:p text:style-name="P4">
作者: Ukrinform (Person)</text:p>
      <text:p text:style-name="P4">
出版商: Укринформ (Organization)</text:p>
      <text:p text:style-name="P4">
出版时间: 2023-06-17T17:04:00+03:00</text:p>
      <text:p text:style-name="P4">
修改时间: 2023-06-17T17:04:00+03:00</text:p>
      <text:p text:style-name="P4">
描述: 欧盟强烈谴责俄罗斯在9月在乌克兰暂时占领领土上举行选举的意图，并强调，所有参与此人的人，包括俄罗斯联邦的政治领导人，都将负责。  - 乌克林。</text:p>
      <text:p text:style-name="P4">
图片: ['<text:a xlink:type="simple" xlink:href="https://static.ukrinform.com/photos/2020_04/thumb_files/630_360_1588174487-194.jpg" text:style-name="Internet_20_link" text:visited-style-name="Visited_20_Internet_20_Link">
630_360_15881...</text:a>
']</text:p>
      <text:p text:style-name="P4">
标签: ['Євросоюз', 'Окупація', 'Вибори', 'Війна з Росією']</text:p>
      <text:p text:style-name="P4">
类型: Article</text:p>
      <!--METADATA-->
      <text:p text:style-name="P4">
<draw:frame draw:style-name="fr1" draw:name="Image154" text:anchor-type="as-char" svg:width="6.9236in" svg:height="3.956343in" draw:z-index="0">
<draw:image xlink:href="../Images/yкринформ/2023-06-17T17-04-00-03-00/630_360_1588174487-194.jpg" xlink:type="simple" xlink:show="embed" xlink:actuate="onLoad" draw:mime-type="image/jpeg"/>
</draw:frame>
欧盟强烈谴责俄罗斯在9月被乌克兰领土举行选举的意图，并强调，所有参与此人的人，包括俄罗斯联邦的政治领导人，都将负责。</text:p>
      <text:p text:style-name="P4">
这在[欧盟发言人的声明]中说明了这一点](https://www.eeas.europa.eu/eeas/russia-statement-spokesperson-intentions-hold-%E2%80%9Celections%E2%80%9D-occupied-territories-ukraine_en?channel=eeas_press_alerts&amp;date=2023-06-17&amp;newsid=0&amp;langid=en&amp;source=mail)，报道乌克林福姆。</text:p>
      <text:p text:style-name="P4">
“本周，俄罗斯中央选举委员会决定举行“ <text:a xlink:type="simple" xlink:href="https://www.ukrinform.ua/tag-vibori" text:style-name="Internet_20_link" text:visited-style-name="Visited_20_Internet_20_Link">
选举</text:a>
»9月，在俄罗斯占领的乌克兰领土上。 这是俄罗斯在非法军事控制和故意吞并的合法性方面的另一种尝试(区域)乌克兰的顿涅茨克，卢甘斯克，扎帕里兹希亚和赫尔森地区，以及克里米亚自治共和国和塞瓦斯托波尔市。 这严重规定了联合国宪章，独立性，主权，以实现乌克兰的领土完整性。”</text:p>
      <text:p text:style-name="P4">
同时，人们强调，俄罗斯在乌克兰没有法律理由。</text:p>
      <text:p text:style-name="P4">
欧盟发言人说：“俄罗斯，其政治领导层以及所有参与此类选举的人将对他们的非法行为的后果负责。”</text:p>
      <text:p text:style-name="P4">
<text:span text:style-name="T4">
另请阅读：</text:span>
 <text:a xlink:type="simple" xlink:href="https://www.ukrinform.ua/rubric-ato/3715627-putin-uzakoniv-vibori-ta-deportaciu-na-okupovanij-teritorii-ukraini.html" text:style-name="Internet_20_link" text:visited-style-name="Visited_20_Internet_20_Link">
普京已将“选举”合法化，并在乌克兰被占领的领土上驱逐出境</text:a>
他再次提醒欧盟坚决支持乌克兰，并要求俄罗斯俄罗斯的要求完全，没有任何条件，可以在其国际公认的边界内从乌克兰领土上撤出其部队。</text:p>
      <text:p text:style-name="P4">
早期<text:a xlink:type="simple" xlink:href="https://life.ru/p/1586791" text:style-name="Internet_20_link" text:visited-style-name="Visited_20_Internet_20_Link">
俄罗斯媒体</text:a>
据报道，俄罗斯联邦中央学校委员会“在国防部和FSB进行了磋商之后”决定于2023年9月10日在临时占领的领土上选举。</text:p>
      <text:p text:style-name="P4">
News Source: <text:a xlink:type="simple" xlink:href="https://www.ukrinform.ua/rubric-polytics/3724226-es-zasudiv-namir-rosii-provesti-vibori-na-timcasovo-okupovanij-teritorii-ukraini.html" text:style-name="Internet_20_link" text:visited-style-name="Visited_20_Internet_20_Link">
https://www.ukrinform.ua/rubric-polytics/3724226-es-zasudiv-namir-rosii-provesti-vibori-na-timcasovo-okupovanij-teritorii-ukraini.html</text:a>
</text:p>
      <!--NEWS-->
      <text:h text:style-name="P10" text:outline-level="1">
<text:span text:style-name="T4">
在苏米，执法人员倾向于与未成年人的性关系 - 他被拘留</text:span>
</text:h>
      <text:p text:style-name="P4">
作者: Ukrinform (Person)</text:p>
      <text:p text:style-name="P4">
出版商: Укринформ (Organization)</text:p>
      <text:p text:style-name="P4">
出版时间: 2023-06-17T17:09:58+03:00</text:p>
      <text:p text:style-name="P4">
修改时间: 2023-06-17T17:09:58+03:00</text:p>
      <text:p text:style-name="P4">
描述: 州调查局被一名执法人员拘留，后者前往苏米市时，他鞠躬15岁的女孩进行性交。  - 乌克林。</text:p>
      <text:p text:style-name="P4">
图片: ['<text:a xlink:type="simple" xlink:href="https://static.ukrinform.com/photos/2018_03/thumb_files/630_360_1520771339-1398.jpg" text:style-name="Internet_20_link" text:visited-style-name="Visited_20_Internet_20_Link">
630_360_15207...</text:a>
']</text:p>
      <text:p text:style-name="P4">
标签: ['Суми', 'Держбюро розслідувань', 'Затримання']</text:p>
      <text:p text:style-name="P4">
类型: Article</text:p>
      <!--METADATA-->
      <text:p text:style-name="P4">
<draw:frame draw:style-name="fr1" draw:name="Image155" text:anchor-type="as-char" svg:width="6.9236in" svg:height="3.954441in" draw:z-index="0">
<draw:image xlink:href="../Images/yкринформ/2023-06-17T17-09-58-03-00/630_360_1520771339-1398.jpg" xlink:type="simple" xlink:show="embed" xlink:actuate="onLoad" draw:mime-type="image/jpeg"/>
</draw:frame>
州调查局被一名执法人员拘留，后者前往城市时，嗅到一个15岁的女孩进行性交。</text:p>
      <text:p text:style-name="P4">
根据乌克林福姆的说法，DBR在[Telegram]中报道了(http://t.me/DBRgovua/3534)。</text:p>
      <text:p text:style-name="P4">
被拘留者宣布怀疑与未成年人的性交(艺术的第1部分。 乌克兰刑法155). Йому загрожує п'ять роківпозбавлення волі.</text:p>
      <text:p text:style-name="P4">
У межах досудового розслідування зʼясовуються всі обставини інциденту.</text:p>
      <text:p text:style-name="P4">
За попередніми даними, дівчина познайомилася з фігурантом у мережі Інтернет.На побачення в середмісті Сум чоловік привів друга. Надалі вони втрьох пішлипрогулятися в одній із лісосмуг, де згодом і відбувся статевий контакт.</text:p>
      <text:p text:style-name="P4">
Встановлено, що чоловіки є співробітниками одного з правоохоронних органів <text:a xlink:type="simple" xlink:href="https://www.ukrinform.ua/tag-poltava" text:style-name="Internet_20_link" text:visited-style-name="Visited_20_Internet_20_Link">
Полтави </text:a>
。 他们获得了高等教育机构的决定。</text:p>
      <text:p text:style-name="P4">
参与另一名执法人员的犯罪的参与仍在继续。</text:p>
      <text:p text:style-name="P4">
<text:span text:style-name="T4">
另请阅读：</text:span>
 <text:a xlink:type="simple" xlink:href="https://www.ukrinform.ua/rubric-regions/3692571-u-dnipri-zatrimali-svasenika-upc-mp-akij-rozbesuvav-ridnih-donok.html" text:style-name="Internet_20_link" text:visited-style-name="Visited_20_Internet_20_Link">
在Dniep​​er中，拘留了UOC -MP的牧师，<text:span text:style-name="T4">
腐败</text:span>
本地女儿</text:a>
正如乌克林福姆(Ukrinform)报道的那样，一名当地居民被拘留在基辅(Kiev)，他<text:a xlink:type="simple" xlink:href="https://www.ukrinform.ua/rubric-kyiv/3718489-u-kievi-zatrimali-colovika-akij-rozbesuvav-pidlitkiv.html" text:style-name="Internet_20_link" text:visited-style-name="Visited_20_Internet_20_Link">
腐败了两个15岁男孩</text:a>
。 该男子反复与受害者有关，并在自己的公寓里任命了一次会议，之后他对孩子们采取了好色的行动。</text:p>
      <text:p text:style-name="P4">
News Source: <text:a xlink:type="simple" xlink:href="https://www.ukrinform.ua/rubric-regions/3724229-u-sumah-pravoohoronec-shiliv-do-statevih-stosunkiv-nepovnolitnu-jogo-zatrimali.html" text:style-name="Internet_20_link" text:visited-style-name="Visited_20_Internet_20_Link">
https://www.ukrinform.ua/rubric-regions/3724229-u-sumah-pravoohoronec-shiliv-do-statevih-stosunkiv-nepovnolitnu-jogo-zatrimali.html</text:a>
</text:p>
      <!--NEWS-->
      <text:h text:style-name="P10" text:outline-level="1">
<text:span text:style-name="T4">
防空在基辅地区工作</text:span>
</text:h>
      <text:p text:style-name="P4">
作者: Ukrinform (Person)</text:p>
      <text:p text:style-name="P4">
出版商: Укринформ (Organization)</text:p>
      <text:p text:style-name="P4">
出版时间: 2023-06-17T17:14:00+03:00</text:p>
      <text:p text:style-name="P4">
修改时间: 2023-06-17T17:14:00+03:00</text:p>
      <text:p text:style-name="P4">
描述: 无人机被记录在领空。 防空军为目标工作。  - 乌克林。</text:p>
      <text:p text:style-name="P4">
图片: ['<text:a xlink:type="simple" xlink:href="https://static.ukrinform.com/photos/2023_05/thumb_files/630_360_1683716278-8536.jpeg" text:style-name="Internet_20_link" text:visited-style-name="Visited_20_Internet_20_Link">
630_360_16837...</text:a>
']</text:p>
      <text:p text:style-name="P4">
标签: ['Безпілотник', 'Київщина', 'Війна з Росією', 'ППО']</text:p>
      <text:p text:style-name="P4">
类型: Article</text:p>
      <!--METADATA-->
      <text:p text:style-name="P4">
<draw:frame draw:style-name="fr1" draw:name="Image156" text:anchor-type="as-char" svg:width="6.9236in" svg:height="3.956343in" draw:z-index="0">
<draw:image xlink:href="../Images/yкринформ/2023-06-17T17-14-00-03-00/630_360_1683716278-8536.jpeg" xlink:type="simple" xlink:show="embed" xlink:actuate="onLoad" draw:mime-type="image/jpeg"/>
</draw:frame>
无人机被记录在空中。 防空军为目标工作。</text:p>
      <text:p text:style-name="P4">
关于它报告了基辅地区军事管理部门<text:a xlink:type="simple" xlink:href="https://t.me/kyivoda/10215" text:style-name="Internet_20_link" text:visited-style-name="Visited_20_Internet_20_Link">
电报</text:a>
。</text:p>
      <text:p text:style-name="P4">
OVA打电话说：“在航空公司信号期间，在避难所和其他安全的地方。”</text:p>
      <text:p text:style-name="P4">
还要求他们遵守信息沉默 - 不要修复或列出网络工作。</text:p>
      <text:p text:style-name="P4">
<text:span text:style-name="T4">
另请阅读：</text:span>
 <text:a xlink:type="simple" xlink:href="https://www.ukrinform.ua/rubric-ato/3723688-na-kiivsini-vnaslidok-raketnogo-udaru-poskodzeni-budinki-e-postrazdali.html" text:style-name="Internet_20_link" text:visited-style-name="Visited_20_Internet_20_Link">
在基辅地区，由于火箭的损坏的房屋，有受害者</text:a>
如<text:a xlink:type="simple" xlink:href="https://www.ukrinform.ua/rubric-ato/3724230-u-povitranih-silah-povidomlaut-pro-rosijskij-bezpilotnik-na-pivnoci.html" text:style-name="Internet_20_link" text:visited-style-name="Visited_20_Internet_20_Link">
报道</text:a>
，乌克兰武装部队的空军警告了敌对北部的运动<text:a xlink:type="simple" xlink:href="https://www.ukrinform.ua/tag-bezpilotnik" text:style-name="Internet_20_link" text:visited-style-name="Visited_20_Internet_20_Link">
无人机</text:a>
未知类型。</text:p>
      <text:p text:style-name="P4">
News Source: <text:a xlink:type="simple" xlink:href="https://www.ukrinform.ua/rubric-ato/3724232-na-kiivsini-pracue-ppo.html" text:style-name="Internet_20_link" text:visited-style-name="Visited_20_Internet_20_Link">
https://www.ukrinform.ua/rubric-ato/3724232-na-kiivsini-pracue-ppo.html</text:a>
</text:p>
      <!--NEWS-->
      <text:h text:style-name="P10" text:outline-level="1">
<text:span text:style-name="T4">
在克里米亚和赫尔森地区，入侵者被怀疑霍乱 - 游击队</text:span>
</text:h>
      <text:p text:style-name="P4">
作者: Ukrinform (Person)</text:p>
      <text:p text:style-name="P4">
出版商: Укринформ (Organization)</text:p>
      <text:p text:style-name="P4">
出版时间: 2023-06-17T17:20:17+03:00</text:p>
      <text:p text:style-name="P4">
修改时间: 2023-06-17T17:20:17+03:00</text:p>
      <text:p text:style-name="P4">
描述: 在临时占领的克里米亚和赫尔森地区，在卡科夫卡水力发电站爆炸后，俄罗斯军队被大量送往医院，涉嫌霍乱。  - 乌克林。</text:p>
      <text:p text:style-name="P4">
图片: ['<text:a xlink:type="simple" xlink:href="https://static.ukrinform.com/photos/2020_10/thumb_files/630_360_1603365565-629.jpg" text:style-name="Internet_20_link" text:visited-style-name="Visited_20_Internet_20_Link">
630_360_16033...</text:a>
']</text:p>
      <text:p text:style-name="P4">
标签: ['Херсонщина', 'Холера', 'Крим', 'Російські військові', 'Війна з Росією']</text:p>
      <text:p text:style-name="P4">
类型: Article</text:p>
      <!--METADATA-->
      <text:p text:style-name="P4">
<draw:frame draw:style-name="fr1" draw:name="Image157" text:anchor-type="as-char" svg:width="6.9236in" svg:height="3.956343in" draw:z-index="0">
<draw:image xlink:href="../Images/yкринформ/2023-06-17T17-20-17-03-00/630_360_1603365565-629.jpg" xlink:type="simple" xlink:show="embed" xlink:actuate="onLoad" draw:mime-type="image/jpeg"/>
</draw:frame>
卡科夫斯卡亚爆炸后，俄罗斯军队被严重地占领了克里米亚和赫尔森地区，俄罗斯军队被大量送往涉嫌霍乱的医院。</text:p>
      <text:p text:style-name="P4">
关于它报告了[电报]的游击运动“ Athesh”(http://t.me/atesh_ua/1028)，报道乌克林福姆。</text:p>
      <text:p text:style-name="P4">
“我们来自赫尔森军事医院和克里米亚的线人报告说，许多俄罗斯武装部队都涉嫌霍乱。位于北部犯罪运河沿着赫尔森方向的有针对性单位，失去了战斗能力，并带到后方进行治疗，”</text:p>
      <text:p text:style-name="P4">
根据游击队的说法，几名俄罗斯士兵已经死亡。</text:p>
      <text:p text:style-name="P4">
ATHS认为，这很可能是由于使用开源的水源，因为它们在运输或净化水中存在问题。</text:p>
      <text:p text:style-name="P4">
游击队说：“当然，破坏卡科夫斯基大坝对自然造成了巨大伤害，揭示了我们仍然会听到的许多疾病。”</text:p>
      <text:p text:style-name="P4">
<text:span text:style-name="T4">
另请阅读：</text:span>
 <text:a xlink:type="simple" xlink:href="https://www.ukrinform.ua/rubric-crimea/3724203-rosiani-gotuutsa-do-provokacij-na-himzavodi-krimskij-titan-partizani.html" text:style-name="Internet_20_link" text:visited-style-name="Visited_20_Internet_20_Link">
俄罗斯人正在为克里米亚泰坦化学厂的挑衅做准备 -  <text:span text:style-name="T4">
游击</text:span>
</text:a>
如<text:a xlink:type="simple" xlink:href="https://www.ukrinform.ua/rubric-other_news/3723441-pidriv-rosianami-kahovskoi-ges-usi-novini.html" text:style-name="Internet_20_link" text:visited-style-name="Visited_20_Internet_20_Link">
报道</text:a>
，在6月6日晚上，俄罗斯军事炸毁了卡科夫卡水力发电站的大坝。</text:p>
      <text:p text:style-name="P4">
爆炸后的第二天，受污染的Dniep​​er水域到达了黑海。</text:p>
      <text:p text:style-name="P4">
在敖德萨，在港口附近采集的水样中发现了霍伯格组的霍乱弧菌。 黑海的黑海也显示了沙门氏菌和肠道感染。</text:p>
      <text:p text:style-name="P4">
[Kherson地区]的流行病学状况(https://www.ukrinform.ua/tag-hersonsina)俄罗斯人爆炸后，卡科夫卡水电站和居住的捐赠洪水是稳定的，没有发现传染病。</text:p>
      <text:p text:style-name="P4">
News Source: <text:a xlink:type="simple" xlink:href="https://www.ukrinform.ua/rubric-crimea/3724234-u-krimu-i-na-hersonsini-zagarbnikiv-gospitalizuut-z-pidozrou-na-holeru-partizani.html" text:style-name="Internet_20_link" text:visited-style-name="Visited_20_Internet_20_Link">
https://www.ukrinform.ua/rubric-crimea/3724234-u-krimu-i-na-hersonsini-zagarbnikiv-gospitalizuut-z-pidozrou-na-holeru-partizani.html</text:a>
</text:p>
      <!--NEWS-->
      <text:h text:style-name="P10" text:outline-level="1">
<text:span text:style-name="T4">
在赫尔森地区，由于炮击一人死亡，三人受伤</text:span>
</text:h>
      <text:p text:style-name="P4">
作者: Ukrinform (Person)</text:p>
      <text:p text:style-name="P4">
出版商: Укринформ (Organization)</text:p>
      <text:p text:style-name="P4">
出版时间: 2023-06-17T17:27:00+03:00</text:p>
      <text:p text:style-name="P4">
修改时间: 2023-06-17T17:27:00+03:00</text:p>
      <text:p text:style-name="P4">
描述: 由于哥萨克·赫森地区的炮击，一个人被杀，三人受伤，在受害者中，有一个17岁的男孩。  - 乌克林。</text:p>
      <text:p text:style-name="P4">
图片: ['<text:a xlink:type="simple" xlink:href="https://static.ukrinform.com/photos/2020_09/thumb_files/630_360_1600090998-358.jpg" text:style-name="Internet_20_link" text:visited-style-name="Visited_20_Internet_20_Link">
630_360_16000...</text:a>
']</text:p>
      <text:p text:style-name="P4">
标签: ['Херсонщина', 'Обстріл', 'Поранені', 'Війна з Росією']</text:p>
      <text:p text:style-name="P4">
类型: Article</text:p>
      <!--METADATA-->
      <text:p text:style-name="P4">
<draw:frame draw:style-name="fr1" draw:name="Image158" text:anchor-type="as-char" svg:width="6.9236in" svg:height="3.956343in" draw:z-index="0">
<draw:image xlink:href="../Images/yкринформ/2023-06-17T17-27-00-03-00/630_360_1600090998-358.jpg" xlink:type="simple" xlink:show="embed" xlink:actuate="onLoad" draw:mime-type="image/jpeg"/>
</draw:frame>
在哥萨克·赫森地区的下午，有一个人被杀，三人死于园艺，其中有一个17岁的人。</text:p>
      <text:p text:style-name="P4">
关于<text:a xlink:type="simple" xlink:href="http://t.me/khersonskaODA/7056" text:style-name="Internet_20_link" text:visited-style-name="Visited_20_Internet_20_Link">
电报</text:a>
乌克森报告报道说，乌克森报道。</text:p>
      <text:p text:style-name="P4">
他在一条消息中说：“一名和平的居民因炮击而被杀。一名35岁的妇女，一个88岁的男人和一个17岁的男人也受伤了。”</text:p>
      <text:p text:style-name="P4">
政府指出，受害者已住院，并为他们提供了必要的医疗服务。</text:p>
      <text:p text:style-name="P4">
<text:span text:style-name="T4">
另请阅读：</text:span>
 <text:a xlink:type="simple" xlink:href="https://www.ukrinform.ua/rubric-ato/3724170-rosiani-obstrilali-kostantinivku-poraneni-zinka-j-devatiricna-ditina.html" text:style-name="Internet_20_link" text:visited-style-name="Visited_20_Internet_20_Link">
俄罗斯人<text:span text:style-name="T4">
炮击</text:span>
 yala konstantinovka，受伤的女人去面纱 - 年 - 年龄的孩子</text:a>
如<text:a xlink:type="simple" xlink:href="https://www.ukrinform.ua/rubric-ato/3724220-vorog-skinuv-bombi-na-selise-kozacke-u-hersonskij-oblasti.html" text:style-name="Internet_20_link" text:visited-style-name="Visited_20_Internet_20_Link">
报道</text:a>
，俄罗斯飞机重置飞机到科萨斯克·赫森地区。</text:p>
      <text:p text:style-name="P4">
News Source: <text:a xlink:type="simple" xlink:href="https://www.ukrinform.ua/rubric-ato/3724236-na-hersonsini-vnaslidok-obstrilu-troe-poranenih.html" text:style-name="Internet_20_link" text:visited-style-name="Visited_20_Internet_20_Link">
https://www.ukrinform.ua/rubric-ato/3724236-na-hersonsini-vnaslidok-obstrilu-troe-poranenih.html</text:a>
</text:p>
      <!--NEWS-->
      <text:h text:style-name="P10" text:outline-level="1">
<text:span text:style-name="T4">
丹麦准备将F -16战斗机转移到乌克兰 - 国防部长</text:span>
</text:h>
      <text:p text:style-name="P4">
作者: Ukrinform (Person)</text:p>
      <text:p text:style-name="P4">
出版商: Укринформ (Organization)</text:p>
      <text:p text:style-name="P4">
出版时间: 2023-06-17T17:29:00+03:00</text:p>
      <text:p text:style-name="P4">
修改时间: 2023-06-17T17:29:00+03:00</text:p>
      <text:p text:style-name="P4">
描述: 丹麦准备将F-16战斗机转移到乌克兰，但要获得美国生产这些飞机的这一步骤的批准。  - 乌克林。</text:p>
      <text:p text:style-name="P4">
图片: ['<text:a xlink:type="simple" xlink:href="https://static.ukrinform.com/photos/2022_06/thumb_files/630_360_1656599428-149.jpg" text:style-name="Internet_20_link" text:visited-style-name="Visited_20_Internet_20_Link">
630_360_16565...</text:a>
']</text:p>
      <text:p text:style-name="P4">
标签: ['Данія', 'Повітряні сили ЗСУ', 'Винищувач', 'Війна з Росією', '#stoprussia', 'F-16']</text:p>
      <text:p text:style-name="P4">
类型: Article</text:p>
      <!--METADATA-->
      <text:p text:style-name="P4">
<draw:frame draw:style-name="fr1" draw:name="Image159" text:anchor-type="as-char" svg:width="6.9236in" svg:height="3.956343in" draw:z-index="0">
<draw:image xlink:href="../Images/yкринформ/2023-06-17T17-29-00-03-00/630_360_1656599428-149.jpg" xlink:type="simple" xlink:show="embed" xlink:actuate="onLoad" draw:mime-type="image/jpeg"/>
</draw:frame>
丹麦政府将F-16战斗机转移到乌克兰，但要获得产生这些飞机的鳄鱼的批准。</text:p>
      <text:p text:style-name="P4">
正如乌克林福姆报道的那样，它报告了<text:a xlink:type="simple" xlink:href="https://www.radio4.dk/nyheder/danmark-klar-til-at-donere-kampfly-til-ukraine-siger-fungerende-forsvarsminister/" text:style-name="Internet_20_link" text:visited-style-name="Visited_20_Internet_20_Link">
无线电4</text:a>
。</text:p>
      <text:p text:style-name="P4">
今天，丹麦的代理国防部长Troels Lund一直在约会，丹麦将支持将战斗机转移到乌克兰。 但这只有在产生F16飞机的美国批准条件下才会发生。</text:p>
      <text:p text:style-name="P4">
隆德·普利斯森(Lund Poolsen)在他的Probestroels中说：“我想说我无法想象我们不支持这一点。需要乌克兰。如果他们想克服外部侵略，乌克兰也比以往任何时候都更加重要。F-16丹麦战斗机也居中是中心的。” 。</text:p>
      <text:p text:style-name="P4">
<text:span text:style-name="T4">
另请阅读：</text:span>
 <text:a xlink:type="simple" xlink:href="https://www.ukrinform.ua/rubric-ato/3723887-ramstajn13-ce-prodovzenna-ramstajnu12-souzniki-koriguut-dopomogu-zsu.html" text:style-name="Internet_20_link" text:visited-style-name="Visited_20_Internet_20_Link">
“ Ramstein-13”是“ Ramstin-12”的延续：盟军将由武装部队协助</text:a>
两天前，这位政府官员说了另一句，即在丹麦方面，决定授予丹麦战士。</text:p>
      <text:p text:style-name="P4">
“政府尚未对[战士]做出任何决定(https://www.ukrinform.ua/tag-vinisuvac)F-16，然后说Troels Lundpoulsen。</text:p>
      <text:p text:style-name="P4">
乌克兰飞行员将在不久的将来来到丹麦，他们将接受培训以保留F-16飞机并为他们服务。</text:p>
      <text:p text:style-name="P4">
该培训将基于梅特弗雷德里克森(Mettefredericksen)于5月访问的朱特兰(Jutland)进行的扫描仪(Scristtrup)举行。</text:p>
      <text:p text:style-name="P4">
丹麦和荷兰是乌克兰飞行员准备合作的领导者。在丹麦，有43架F-16战斗飞机，其中30架是海军的活跃部分。 但是，F-16丹麦飞机现在被更现代的F-35飞机所取代。</text:p>
      <text:p text:style-name="P4">
*!(https://www.ukrinform.ua/rubric-ato/3723522-dania-pogodilas-navcati-ukrainskih-pilotiv-f16-na-svoij-aviabazi.html)据报道，丹麦准备教乌克兰飞行员关于战斗16的飞行员，并可以使用其空中基地。</text:p>
      <text:p text:style-name="P4">
丹麦与美国，英国和荷兰<text:a xlink:type="simple" xlink:href="https://www.ukrinform.ua/rubric-ato/3723391-ssa-britania-dania-ta-niderlandi-nadadut-ukraini-sotni-raket-dla-ppo.html" text:style-name="Internet_20_link" text:visited-style-name="Visited_20_Internet_20_Link">
已宣布将数百枚导弹用于飞机防空</text:a>
Tavlas系统将有助于保护乌克兰的基础设施并保持整洁的行动。</text:p>
      <text:p text:style-name="P4">
News Source: <text:a xlink:type="simple" xlink:href="https://www.ukrinform.ua/rubric-ato/3724238-dania-gotova-peredati-vinisuvaci-f16-ukraini-ministr-oboroni.html" text:style-name="Internet_20_link" text:visited-style-name="Visited_20_Internet_20_Link">
https://www.ukrinform.ua/rubric-ato/3724238-dania-gotova-peredati-vinisuvaci-f16-ukraini-ministr-oboroni.html</text:a>
</text:p>
      <!--NEWS-->
      <text:h text:style-name="P10" text:outline-level="1">
<text:span text:style-name="T4">
在周日的乌克兰，在某些地方预计热量为+30° - 雷暴</text:span>
</text:h>
      <text:p text:style-name="P4">
作者: Ukrinform (Person)</text:p>
      <text:p text:style-name="P4">
出版商: Укринформ (Organization)</text:p>
      <text:p text:style-name="P4">
出版时间: 2023-06-17T17:34:00+03:00</text:p>
      <text:p text:style-name="P4">
修改时间: 2023-06-17T22:34:00+03:00</text:p>
      <text:p text:style-name="P4">
描述: 6月18日，星期日，在乌克兰的西部，这将是多云的清理：降雨，在喀尔巴阡地区，有重要的地方，有时是雷暴。 风主要是西北7-12 m/s； 晚上的温度为10-15°，下午16-21°。  - 乌克林。</text:p>
      <text:p text:style-name="P4">
图片: ['<text:a xlink:type="simple" xlink:href="https://static.ukrinform.com/photos/2018_07/thumb_files/630_360_1531400686-5129.jpg" text:style-name="Internet_20_link" text:visited-style-name="Visited_20_Internet_20_Link">
630_360_15314...</text:a>
']</text:p>
      <text:p text:style-name="P4">
标签: ['Гроза', 'Погода', 'Спека', 'Прогноз', 'Літо']</text:p>
      <text:p text:style-name="P4">
类型: Article</text:p>
      <!--METADATA-->
      <text:p text:style-name="P4">
<draw:frame draw:style-name="fr1" draw:name="Image160" text:anchor-type="as-char" svg:width="6.9236in" svg:height="3.956343in" draw:z-index="0">
<draw:image xlink:href="../Images/yкринформ/2023-06-17T17-34-00-03-00/630_360_1531400686-5129.jpg" xlink:type="simple" xlink:show="embed" xlink:actuate="onLoad" draw:mime-type="image/jpeg"/>
</draw:frame>
6月18日，乌克兰西部的Untilya将在乌克兰西部有多云：雨水：降雨，在喀尔巴阡地区，有重要的地方，有时是雷暴。 风主要是西方，7-12 m/s； 晚上的温度为10-15°，下午16-21°。</text:p>
      <text:p text:style-name="P4">
正如乌克兰在乌克兰水文气象学中心所报道的那样，乌克兰其他国家是一种可变的浑浊，没有降水，只有在白天的南部，短期降雨，雷暴； 东风，东北，7-12 m/s；晚上15-20°的温度，在海洋海岸至23°，下午25-30°。</text:p>
      <text:p text:style-name="P4">
在6月18日在首都地区，不断变化，没有降水。 东风，7-12 m/s。 夜间基辅的温度为17-19°，下午28-30°； 在晚上15-20°的区域，下午25-30°。</text:p>
      <text:p text:style-name="P4">
6月19日至20日，预报员预测了云彩的变化。 在6月20日下午，在右岸和位置，除了东部和东南部短期[雨]以外(https://www.ukrinform.ua/tag-dos)，雷暴。 可变方向的风，3-8 m/s。 晚上14-19°的温度，海滨至21°(在东部和西部地区11-16°); Day25-30°，6月20日在西部和北部地区21-26°。</text:p>
      <text:p text:style-name="P4">
6月19日在基辅和该地区，没有降水； 6月20日是短期降雨，雷暴。 可变方向的风，3-8 m/s。 基辅的温度：在6月20日27-29°，6月20日24-26°的下午17-19°。 在该地区：晚上14-19°； 6月19日，6月20日，6月20日，21-26°。</text:p>
      <text:p text:style-name="P4">
<text:span text:style-name="T4">
另请阅读：</text:span>
 <text:a xlink:type="simple" xlink:href="https://www.ukrinform.ua/rubric-world/3724139-v-indii-cerez-silnu-speku-zaginuli-ponad-30-ludej.html" text:style-name="Internet_20_link" text:visited-style-name="Visited_20_Internet_20_Link">
在印度由于严重<text:span text:style-name="T4">
热</text:span>
杀死30多人</text:a>
根据预报员的说法，6月21日在乌克兰 - 中度降雨，雷暴在某个地方(小和北部地区是小短期降雨). 22 червня усхідних, вдень і в північних областях та в Карпатському регіоні – невеликийкороткочасний дощ, гроза; на решті території без опадів. Температура вночі12-18°, на півдні до 20°; вдень 20-26°, на Закарпатті та Одещині – до 28°, усхідних, 21 червня і в північно-східних областях 15-21°.</text:p>
      <text:p text:style-name="P4">
У столичному регіоні 21-22 червня невеликий короткочасний дощ, місцями гроза(在6月22日晚上没有降水). Температура по Києву вночі 14-16°, вдень 23-25°;по області вночі 12-17°, вдень 21-26°.</text:p>
      <text:p text:style-name="P4">
News Source: <text:a xlink:type="simple" xlink:href="https://www.ukrinform.ua/rubric-regions/3724189-v-ukraini-u-nedilu-prognozuut-speku-do-30-podekudi-grozi.html" text:style-name="Internet_20_link" text:visited-style-name="Visited_20_Internet_20_Link">
https://www.ukrinform.ua/rubric-regions/3724189-v-ukraini-u-nedilu-prognozuut-speku-do-30-podekudi-grozi.html</text:a>
</text:p>
      <!--NEWS-->
      <text:h text:style-name="P10" text:outline-level="1">
<text:span text:style-name="T4">
“ PSG”与文章进行谈判 - 媒体</text:span>
</text:h>
      <text:p text:style-name="P4">
作者: Ukrinform (Person)</text:p>
      <text:p text:style-name="P4">
出版商: Укринформ (Organization)</text:p>
      <text:p text:style-name="P4">
出版时间: 2023-06-17T17:39:19+03:00</text:p>
      <text:p text:style-name="P4">
修改时间: 2023-06-17T17:39:19+03:00</text:p>
      <text:p text:style-name="P4">
描述: PSG PSG足球委员会路易斯·坎普什（Luis Kampush）正在与阿森纳的主教练米歇尔·阿特（Michell Arthe）进行谈判。  - 乌克林。</text:p>
      <text:p text:style-name="P4">
图片: ['<text:a xlink:type="simple" xlink:href="https://static.ukrinform.com/photos/2023_06/thumb_files/630_360_1687012666-520.jpg" text:style-name="Internet_20_link" text:visited-style-name="Visited_20_Internet_20_Link">
630_360_16870...</text:a>
']</text:p>
      <text:p text:style-name="P4">
标签: ['Футбол']</text:p>
      <text:p text:style-name="P4">
类型: Article</text:p>
      <!--METADATA-->
      <text:p text:style-name="P4">
<draw:frame draw:style-name="fr1" draw:name="Image161" text:anchor-type="as-char" svg:width="6.9236in" svg:height="3.956343in" draw:z-index="0">
<draw:image xlink:href="../Images/yкринформ/2023-06-17T17-39-19-03-00/630_360_1687012666-520.jpg" xlink:type="simple" xlink:show="embed" xlink:actuate="onLoad" draw:mime-type="image/jpeg"/>
</draw:frame>
PSG足球顾问路易斯·坎普什(Luis Kampush)正在与阿森纳·米歇尔·艾特(Arsenal Michell Artet)的总教练进行谈判。</text:p>
      <text:p text:style-name="P4">
据报道<text:a xlink:type="simple" xlink:href="https://rmcsport.bfmtv.com/football/transferts/en-direct-mercato-toutes-les-infos-et-rumeurs-du-15-juin-2023-en-live_LN-202306150127.html" text:style-name="Internet_20_link" text:visited-style-name="Visited_20_Internet_20_Link">
RMC Sport</text:a>
，报道乌克林福姆。</text:p>
      <text:p text:style-name="P4">
值得注意的是，这位41岁西班牙人可能到达的机会几乎为零，因为艺术品完全专注于当前的俱乐部，并对他的Prosek感到满意。</text:p>
      <text:p text:style-name="P4">
巴黎人最近联系的另一位教练是港口的Sergeoconsesau。</text:p>
      <text:p text:style-name="P4">
<text:span text:style-name="T4">
另请阅读：</text:span>
 <text:a xlink:type="simple" xlink:href="https://www.ukrinform.ua/rubric-sports/3723999-dinamo-rozrobilo-specialnu-formu-dla-ea-sports.html" text:style-name="Internet_20_link" text:visited-style-name="Visited_20_Internet_20_Link">
Dynamo开发了EA Sports的特殊形式</text:a>
据报道，PSG在本赛季结束后发布了克里斯托弗·加尔塔尔(Christopher Galtaier)。</text:p>
      <text:p text:style-name="P4">
照片：盖蒂图像</text:p>
      <text:p text:style-name="P4">
News Source: <text:a xlink:type="simple" xlink:href="https://www.ukrinform.ua/rubric-sports/3724241-psz-proviv-peremovini-z-artetou-zmi.html" text:style-name="Internet_20_link" text:visited-style-name="Visited_20_Internet_20_Link">
https://www.ukrinform.ua/rubric-sports/3724241-psz-proviv-peremovini-z-artetou-zmi.html</text:a>
</text:p>
      <!--NEWS-->
      <text:h text:style-name="P10" text:outline-level="1">
<text:span text:style-name="T4">
在拖拉机司机的赫尔森地区遇到了一个俄罗斯矿山</text:span>
</text:h>
      <text:p text:style-name="P4">
作者: Ukrinform (Person)</text:p>
      <text:p text:style-name="P4">
出版商: Укринформ (Organization)</text:p>
      <text:p text:style-name="P4">
出版时间: 2023-06-17T17:46:27+03:00</text:p>
      <text:p text:style-name="P4">
修改时间: 2023-06-17T17:46:27+03:00</text:p>
      <text:p text:style-name="P4">
描述: 另一位和平的居民来到了赫森地区的博罗森克村附近。  - 乌克林。</text:p>
      <text:p text:style-name="P4">
图片: ['<text:a xlink:type="simple" xlink:href="https://static.ukrinform.com/photos/2023_05/thumb_files/630_360_1684510265-373.jpeg" text:style-name="Internet_20_link" text:visited-style-name="Visited_20_Internet_20_Link">
630_360_16845...</text:a>
']</text:p>
      <text:p text:style-name="P4">
标签: ['Херсонщина', 'Міна', 'Російські військові', 'Трактор']</text:p>
      <text:p text:style-name="P4">
类型: Article</text:p>
      <!--METADATA-->
      <text:p text:style-name="P4">
<draw:frame draw:style-name="fr1" draw:name="Image162" text:anchor-type="as-char" svg:width="6.9236in" svg:height="3.946452in" draw:z-index="0">
<draw:image xlink:href="../Images/yкринформ/2023-06-17T17-46-27-03-00/630_360_1684510265-373.jpeg" xlink:type="simple" xlink:show="embed" xlink:actuate="onLoad" draw:mime-type="image/jpeg"/>
</draw:frame>
在赫尔森地区的Borozenskoe村附近，一位静止的居民进入了俄罗斯爆炸物。</text:p>
      <text:p text:style-name="P4">
关于<text:a xlink:type="simple" xlink:href="https://t.me/khersonskaODA/7057" text:style-name="Internet_20_link" text:visited-style-name="Visited_20_Internet_20_Link">
电报</text:a>
报道说，库尔森地区军事管理局报道。</text:p>
      <text:p text:style-name="P4">
“在现场工作中，拖拉机司机遇到了<text:a xlink:type="simple" xlink:href="https://www.ukrinform.ua/tag-mina" text:style-name="Internet_20_link" text:visited-style-name="Visited_20_Internet_20_Link">
我的</text:a>
由俄罗斯军队留下。 奇迹他并不感到惊讶，只有拖拉机被损坏。”消息说。</text:p>
      <text:p text:style-name="P4">
据报道，在Kherson地区(在Borozenske村)(https://www.ukrinform.ua/rubric-regions/3724150-na-hersonsini-pid-cas-polovih-robit-pidirvavsa-colovik.html)在现场工作期间，那纳普罗人的迷你爆炸爆炸了。 由于炸药的爆炸，这名36岁的男子获得了20％的身体。 受伤的人被带有掩护角将其带到烧伤病房，他的病情令人满意。</text:p>
      <text:p text:style-name="P4">
<text:span text:style-name="T4">
另请阅读：</text:span>
 <text:a xlink:type="simple" xlink:href="https://www.ukrinform.ua/rubric-regions/3722938-u-seli-na-harkivsini-colovik-pidirvavsa-na-pelustci.html" text:style-name="Internet_20_link" text:visited-style-name="Visited_20_Internet_20_Link">
在哈尔基夫地区的村庄男人<text:span text:style-name="T4">
在“花瓣”上爆炸</text:span>
</text:a>
在OVA，患者敦促人口不要访问尚未接受调查的地区。</text:p>
      <text:p text:style-name="P4">
赫森地区目前正在俄罗斯沃夫斯克(Wauvsk)持续不断地炮击，敌人每天杀害并伤害平民并摧毁该地区的基础设施对象。</text:p>
      <text:p text:style-name="P4">
News Source: <text:a xlink:type="simple" xlink:href="https://www.ukrinform.ua/rubric-regions/3724242-na-hersonsini-u-poli-traktorist-naihav-na-rosijsku-minu.html" text:style-name="Internet_20_link" text:visited-style-name="Visited_20_Internet_20_Link">
https://www.ukrinform.ua/rubric-regions/3724242-na-hersonsini-u-poli-traktorist-naihav-na-rosijsku-minu.html</text:a>
</text:p>
      <!--NEWS-->
      <text:h text:style-name="P10" text:outline-level="1">
<text:span text:style-name="T4">
伟大的草地和kamianskaya sich正在变成沙漠 -  Mindovquil</text:span>
</text:h>
      <text:p text:style-name="P4">
作者: Ukrinform (Person)</text:p>
      <text:p text:style-name="P4">
出版商: Укринформ (Organization)</text:p>
      <text:p text:style-name="P4">
出版时间: 2023-06-17T17:49:00+03:00</text:p>
      <text:p text:style-name="P4">
修改时间: 2023-06-17T17:49:00+03:00</text:p>
      <text:p text:style-name="P4">
描述: 由于爆炸了喀霍夫斯卡亚水力发电厂，大草地和kamianskaya sich的国家公园正逐渐成为沙漠。  - 乌克林。</text:p>
      <text:p text:style-name="P4">
图片: ['<text:a xlink:type="simple" xlink:href="https://static.ukrinform.com/photos/2023_06/thumb_files/630_360_1687013151-400.jpg" text:style-name="Internet_20_link" text:visited-style-name="Visited_20_Internet_20_Link">
630_360_16870...</text:a>
']</text:p>
      <text:p text:style-name="P4">
标签: ['Пустеля', 'Теракт', 'Нацпарк', 'Каховська ГЕС', 'Запоріжжя', 'Екоцид']</text:p>
      <text:p text:style-name="P4">
类型: Article</text:p>
      <!--METADATA-->
      <text:p text:style-name="P4">
<draw:frame draw:style-name="fr1" draw:name="Image163" text:anchor-type="as-char" svg:width="6.9236in" svg:height="3.956343in" draw:z-index="0">
<draw:image xlink:href="../Images/yкринформ/2023-06-17T17-49-00-03-00/630_360_1687013151-400.jpg" xlink:type="simple" xlink:show="embed" xlink:actuate="onLoad" draw:mime-type="image/jpeg"/>
</draw:frame>
由于Kakhovka水力发电站的康复，Great Meadow和Kamianskaya Sich的国家公园逐渐成为沙漠。</text:p>
      <text:p text:style-name="P4">
环境保护和自然资源部长Ruslan在[Facebook]中强调了这一点(https://www.facebook.com/ruslan.strelets/posts/pfbid0xeDhnWUvusageLPqQoDpXnVo86PX9TqtPrPdLPmuZ4f1aak8SLo6xhAnw8pnZodDl?<text:span text:style-name="T4">
cft</text:span>
[0]=AZULiFOU5MGhRbtgoYrMSdWFt3-a_5H_3SL6gEfOh1OefwChqB_YcbLb8G8iB7rCRWbvMWlBBaHkfUcJk6bzB851f7WSpjs4CZZGp92gKHQDFlll78PSinPsxEK8-jibtrKSKZJ9AdveLPlSg6nwB2lYYfhEztFzN47pGWDib1Rel0-a2bWb2BRYH87KhK79e7c&amp;<text:span text:style-name="T4">
tn</text:span>
=%2CO%2CP-R)，报道乌克林福姆。</text:p>
      <text:p text:style-name="P4">
</text:p>
      <text:p text:style-name="P4">
</text:p>
      <text:p text:style-name="P4">
“由于俄罗斯在卡科夫卡水力发电站的恐怖行为，“大凸耳”和“ kamianskaya sich”等国家公园逐渐成为沙漠。 大部长说：“超过150亿美元的卡米安斯卡亚(Kamianskaya)SICH，用于维利卡(Velika)的国家公园(Velika Lug National Park) - 超过730亿美元。”</text:p>
      <text:p text:style-name="P4">
据他说，预计这些公园中的寿司区域将几乎增加两次：在“大草地”中，超过7,000公顷，“ kamiansky sich”  -  5.5万公顷。</text:p>
      <text:p text:style-name="P4">
射手座强调，世界无权宽恕乌克兰 - 侵略者的这种环境恐怖。 毕竟，对俄罗斯人的武装侵略为子孙后代带来了全球挑战。</text:p>
      <text:p text:style-name="P4">
<text:span text:style-name="T4">
另请阅读：</text:span>
 <text:a xlink:type="simple" xlink:href="https://www.ukrinform.ua/rubric-regions/3722867-ribaliti-ta-kupatisa-u-mori-poblizu-odesi-protagom-roku-e-nebezpecnim-ekspert.html" text:style-name="Internet_20_link" text:visited-style-name="Visited_20_Internet_20_Link">
极端的一年中的敖德萨附近的海中钓鱼和游泳 - 专家</text:a>
“最近开花的领土和肥沃的土壤可能会变成沙漠。它将导致温度升高并加深气候危机。增加干旱和极端天气现象。世界应该了解，乌克兰 - 恐怖分子的这种行动不会被摧毁，而不是被摧毁只有乌克兰。整个大陆。毕竟，我们的供应取决于中东和亚洲的人们的生活。这大约是4亿人。”</text:p>
      <text:p text:style-name="P4">
他强调，恢复受影响的领土的自然地位，动植物的繁殖将需要数十年。 专家已经在开发此类计划和活动。6月17日，6月17日庆祝了世界日。</text:p>
      <text:p text:style-name="P4">
<text:span text:style-name="T4">
另请阅读：</text:span>
 <text:a xlink:type="simple" xlink:href="https://www.ukrinform.ua/rubric-polytics/3723830-zatopleni-zemli-ta-spaleni-lisi-ak-rosiani-vouut-proti-dovkilla-v-ukraini.html" text:style-name="Internet_20_link" text:visited-style-name="Visited_20_Internet_20_Link">
俄罗斯人如何与乌克兰的<text:span text:style-name="T4">
围绕</text:span>
抗争</text:a>
据报道，据报道，6月6日晚上，俄罗斯军队炸毁了Greblyukhov水力发电站，导致霍森和Mykolaiv地区的一部分泛滥，并对Kakhovka水库进行了严重的磨削。</text:p>
      <text:p text:style-name="P4">
News Source: <text:a xlink:type="simple" xlink:href="https://www.ukrinform.ua/rubric-regions/3724243-nacparki-velikij-lug-i-kamanska-sic-peretvoruutsa-na-pustelu-mindovkilla.html" text:style-name="Internet_20_link" text:visited-style-name="Visited_20_Internet_20_Link">
https://www.ukrinform.ua/rubric-regions/3724243-nacparki-velikij-lug-i-kamanska-sic-peretvoruutsa-na-pustelu-mindovkilla.html</text:a>
</text:p>
      <!--NEWS-->
      <text:h text:style-name="P10" text:outline-level="1">
<text:span text:style-name="T4">
在Kremenchug Meat Factory -Ammac Appress，两名工人被毒死</text:span>
</text:h>
      <text:p text:style-name="P4">
作者: Ukrinform (Person)</text:p>
      <text:p text:style-name="P4">
出版商: Укринформ (Organization)</text:p>
      <text:p text:style-name="P4">
出版时间: 2023-06-17T18:01:00+03:00</text:p>
      <text:p text:style-name="P4">
修改时间: 2023-06-17T18:01:00+03:00</text:p>
      <text:p text:style-name="P4">
描述: 在企业“ Kremenchug Meat加工”的Poltava地区，释放了氨的事故。 结果，两名工人因氨气中毒而去了一家医院。  - 乌克林。</text:p>
      <text:p text:style-name="P4">
图片: ['<text:a xlink:type="simple" xlink:href="https://static.ukrinform.com/photos/2018_09/thumb_files/630_360_1537517687-8803.jpg" text:style-name="Internet_20_link" text:visited-style-name="Visited_20_Internet_20_Link">
630_360_15375...</text:a>
']</text:p>
      <text:p text:style-name="P4">
标签: ['Аварія', 'Полтавщина', 'Аміак']</text:p>
      <text:p text:style-name="P4">
类型: Article</text:p>
      <!--METADATA-->
      <text:p text:style-name="P4">
<draw:frame draw:style-name="fr1" draw:name="Image167" text:anchor-type="as-char" svg:width="6.9236in" svg:height="3.956343in" draw:z-index="0">
<draw:image xlink:href="../Images/yкринформ/2023-06-17T18-01-00-03-00/630_360_1537517687-8803.jpg" xlink:type="simple" xlink:show="embed" xlink:actuate="onLoad" draw:mime-type="image/jpeg"/>
</draw:frame>
在企业“ kremenchug肉类加工”的Upoltawa地区，有一个Avaria随着氨的释放。 结果，两名员工正在用氨气中毒。</text:p>
      <text:p text:style-name="P4">
在<text:a xlink:type="simple" xlink:href="http://www.facebook.com/kremenchuk.official/posts/pfbid02zNURjLRsissxny976LhNQtPCFdMiJVVyZpbRfm6KSAXTHoxbdej5rrb5cWKc18Kql" text:style-name="Internet_20_link" text:visited-style-name="Visited_20_Internet_20_Link">
Facebook</text:a>
乌克林福姆报道说，克雷姆列克市议会报道。</text:p>
      <text:p text:style-name="P4">
“今天，6月17日，早晨，企业在“ kremenchug肉类加工过程”中发射氨的事故。事故导致两名工人受伤，他们被带到<text:a xlink:type="simple" xlink:href="https://www.ukrinform.ua/tag-bolnica" text:style-name="Internet_20_link" text:visited-style-name="Visited_20_Internet_20_Link">
医院</text:a>
随着诊断的诊断 - 氨蒸气中的中毒是一种中等严重程度的状态。”</text:p>
      <text:p text:style-name="P4">
他们指出，企业的紧急旅成功阻止了氨的泄漏，使事故发生了。</text:p>
      <text:p text:style-name="P4">
各种服务的代表在事故发生了空中样本，空中未发现氨。 化学危险的物质尚未超越企业的边界，因此对人口的生活和健康没有威胁。</text:p>
      <text:p text:style-name="P4">
*!(https://www.ukrinform.ua/rubric-regions/3724154-u-pavlogradi-na-sahti-stavsa-vibuh-postrazdali-troe-sahtariv.html)正如乌克林福姆报道的，卫生部<text:a xlink:type="simple" xlink:href="https://www.ukrinform.ua/rubric-society/3723140-kipatinna-i-znezarazenna-tabletkami-ne-pozbavlae-vodi-himicnogo-zabrudnenna-moz.html" text:style-name="Internet_20_link" text:visited-style-name="Visited_20_Internet_20_Link">
强调</text:a>
用特殊手段的沸水和消毒并不能剥夺化学消耗。</text:p>
      <text:p text:style-name="P4">
News Source: <text:a xlink:type="simple" xlink:href="https://www.ukrinform.ua/rubric-regions/3724247-na-kremencuckomu-masokombinati-stalasa-avaria-iz-vikidom-amiaku-dvoe-pracivnikiv-u-likarni.html" text:style-name="Internet_20_link" text:visited-style-name="Visited_20_Internet_20_Link">
https://www.ukrinform.ua/rubric-regions/3724247-na-kremencuckomu-masokombinati-stalasa-avaria-iz-vikidom-amiaku-dvoe-pracivnikiv-u-likarni.html</text:a>
</text:p>
      <!--NEWS-->
      <text:h text:style-name="P10" text:outline-level="1">
<text:span text:style-name="T4">
政府正在准备有关将英语作为国际传播语言的法律</text:span>
</text:h>
      <text:p text:style-name="P4">
作者: Ukrinform (Person)</text:p>
      <text:p text:style-name="P4">
出版商: Укринформ (Organization)</text:p>
      <text:p text:style-name="P4">
出版时间: 2023-06-17T18:06:00+03:00</text:p>
      <text:p text:style-name="P4">
修改时间: 2023-06-17T18:06:00+03:00</text:p>
      <text:p text:style-name="P4">
描述: 政府正在制定一项法律，将英语巩固为国际交流的语言，并制定解决方案，使所有人更容易获得英语。  - 乌克林。</text:p>
      <text:p text:style-name="P4">
图片: ['<text:a xlink:type="simple" xlink:href="https://static.ukrinform.com/photos/2023_06/thumb_files/630_360_1687014352-917.jpg" text:style-name="Internet_20_link" text:visited-style-name="Visited_20_Internet_20_Link">
630_360_16870...</text:a>
']</text:p>
      <text:p text:style-name="P4">
标签: ['Ткаченко', 'Уряд', 'Законопроєкт', 'Англійська мова', 'Шмигаль']</text:p>
      <text:p text:style-name="P4">
类型: Article</text:p>
      <!--METADATA-->
      <text:p text:style-name="P4">
<draw:frame draw:style-name="fr1" draw:name="Image168" text:anchor-type="as-char" svg:width="6.9236in" svg:height="3.956343in" draw:z-index="0">
<draw:image xlink:href="../Images/yкринформ/2023-06-17T18-06-00-03-00/630_360_1687014352-917.jpg" xlink:type="simple" xlink:show="embed" xlink:actuate="onLoad" draw:mime-type="image/jpeg"/>
</draw:frame>
政府将制定有关法律的法律，该法律将巩固英语为国际协会的语言，并制定解决方案，使所有人对英语的研究更加易于使用。</text:p>
      <text:p text:style-name="P4">
正如乌克林福姆报道的那样，在[电报]中(https://t.me/Denys_Smyhal/5417?fbclid=IwAR23iIQsnENfIlckopWD9ejPGEnEVhG0RLJOkCQQSMY-ZzXMuBvfGs5jr1A)总理丹尼斯·施米加尔(Denis Shmigal)报道。</text:p>
      <text:p text:style-name="P4">
“乌克兰对世界开放。与乌克兰在欧盟的融合同时，我们可以加强与国际社会合作的工作。与此同时，人们的认罪需求正在增加。它的研究应该更容易被乌克兰人访问， “消息读取。</text:p>
      <text:p text:style-name="P4">
<text:a xlink:type="simple" xlink:href="https://www.ukrinform.ua/tag-smigal" text:style-name="Internet_20_link" text:visited-style-name="Visited_20_Internet_20_Link">
Shmigal</text:a>
他指出，他与国防部和文化部的参与举行了一次会议。</text:p>
      <text:p text:style-name="P4">
“我们正在准备一项法律，尤其是将英语巩固为国际交流。</text:p>
      <text:p text:style-name="P4">
<text:span text:style-name="T4">
另请阅读：</text:span>
 <text:a xlink:type="simple" xlink:href="https://www.ukrinform.ua/rubric-diaspora/3723615-na-konferencii-v-rizi-opriludnili-iniciativu-z-pidvisenna-statusu-ukrainskoi-movi-v-es.html" text:style-name="Internet_20_link" text:visited-style-name="Visited_20_Internet_20_Link">
在里加的一次会议上发表了一项旨在提高乌克兰人在欧盟地位的倡议</text:a>
他补充说，在胜利之后，将开始一个大规模恢复乌克兰的项目。 “我们预计许多外国公司和投资者将在这里发展自己的业务并创造就业机会。英国割草机可以广泛获取知识，劳动力市场，信息和文化产品，工资较高。这些好处也应由乌克兰人作为一种区域负责人。</text:p>
      <text:p text:style-name="P4">
根据乌克林福称，近90％的乌克兰人认为英语是一项强制性研究。</text:p>
      <text:p text:style-name="P4">
<text:span text:style-name="T5">
foto：Denis Shmigal，Telegram</text:span>
</text:p>
      <text:p text:style-name="P4">
News Source: <text:a xlink:type="simple" xlink:href="https://www.ukrinform.ua/rubric-society/3724248-urad-gotue-zakonoproekt-pro-zakriplenna-anglijskoi-ak-movi-miznarodnogo-spilkuvanna.html" text:style-name="Internet_20_link" text:visited-style-name="Visited_20_Internet_20_Link">
https://www.ukrinform.ua/rubric-society/3724248-urad-gotue-zakonoproekt-pro-zakriplenna-anglijskoi-ak-movi-miznarodnogo-spilkuvanna.html</text:a>
</text:p>
      <!--NEWS-->
      <text:h text:style-name="P10" text:outline-level="1">
<text:span text:style-name="T4">
在美国，海牙的表现是普京法院的租金</text:span>
</text:h>
      <text:p text:style-name="P4">
作者: Ukrinform (Person)</text:p>
      <text:p text:style-name="P4">
出版商: Укринформ (Organization)</text:p>
      <text:p text:style-name="P4">
出版时间: 2023-06-17T18:07:00+03:00</text:p>
      <text:p text:style-name="P4">
修改时间: 2023-06-17T18:07:00+03:00</text:p>
      <text:p text:style-name="P4">
描述: 6月，美国开始由乌克兰董事Sasha Denisova租赁“ Gaaga/The Hague”。 普京法院及其支持者法院由阿勒金（Arlekin）玩家剧院（Arlekin Player Theatre）上演，由乌克兰伊戈尔·戈利克（Ukraine Igor Golyak）领导。  - 乌克林。</text:p>
      <text:p text:style-name="P4">
图片: ['<text:a xlink:type="simple" xlink:href="https://static.ukrinform.com/photos/2023_06/thumb_files/630_360_1687013917-7038.jpeg" text:style-name="Internet_20_link" text:visited-style-name="Visited_20_Internet_20_Link">
630_360_16870...</text:a>
']</text:p>
      <text:p text:style-name="P4">
标签: ['Гаага', 'Путін', 'США', 'Суд', 'Театр', 'Україна', 'Агресія РФ', 'Вистава']</text:p>
      <text:p text:style-name="P4">
类型: Article</text:p>
      <!--METADATA-->
      <text:p text:style-name="P4">
<draw:frame draw:style-name="fr1" draw:name="Image169" text:anchor-type="as-char" svg:width="6.9236in" svg:height="3.956343in" draw:z-index="0">
<draw:image xlink:href="../Images/yкринформ/2023-06-17T18-07-00-03-00/630_360_1687013917-7038.jpeg" xlink:type="simple" xlink:show="embed" xlink:actuate="onLoad" draw:mime-type="image/jpeg"/>
</draw:frame>
在六月，乌克兰丹尼索娃(Ukrainian Denisova)开始了美国的“加加/海牙”。 普京及其支持者的审判表现是由波兹顿·阿勒金(Pozton Arlekin)球员剧院(Pozton Arlekin Players Theatre)进行的，后者由乌克兰伊戈尔戈利亚克(Igorgolyak)本地人领导。</text:p>
      <text:p text:style-name="P4">
按照导演萨莎·丹尼索娃(Sasha Denisova)的指示，在对乌克林福姆(Ukrinform)的评论中，剧院舞台上的表演的虚拟版本是在剧院舞台上进行的。</text:p>
      <text:p text:style-name="P4">
</text:p>
      <text:p text:style-name="P4">
<text:a xlink:type="simple" xlink:href="https://static.ukrinform.com/photos/2023_06/1687013917-6659.jpeg" text:style-name="Internet_20_link" text:visited-style-name="Visited_20_Internet_20_Link">
 </text:a>
 <text:a xlink:type="simple" xlink:href="https://static.ukrinform.com/photos/2023_06/1687013917-4844.jpeg" text:style-name="Internet_20_link" text:visited-style-name="Visited_20_Internet_20_Link">
</text:a>
 <text:a xlink:type="simple" xlink:href="https://static.ukrinform.com/photos/2023_06/1687013917-9685.jpeg" text:style-name="Internet_20_link" text:visited-style-name="Visited_20_Internet_20_Link">
</text:a>
 <text:a xlink:type="simple" xlink:href="https://static.ukrinform.com/photos/2023_06/1687013917-2450.jpeg" text:style-name="Internet_20_link" text:visited-style-name="Visited_20_Internet_20_Link">
</text:a>
 <text:a xlink:type="simple" xlink:href="https://static.ukrinform.com/photos/2023_06/1687013917-9931.jpeg" text:style-name="Internet_20_link" text:visited-style-name="Visited_20_Internet_20_Link">
</text:a>
 <text:a xlink:type="simple" xlink:href="https://static.ukrinform.com/photos/2023_06/1687013917-7038.jpeg" text:style-name="Internet_20_link" text:visited-style-name="Visited_20_Internet_20_Link">
<draw:frame draw:style-name="fr1" draw:name="Image176" text:anchor-type="as-char" svg:width="6.9236in" svg:height="3.956343in" draw:z-index="0">
<draw:image xlink:href="../Images/yкринформ/2023-06-17T18-07-00-03-00/630_360_1687013917-7038.jpeg" xlink:type="simple" xlink:show="embed" xlink:actuate="onLoad" draw:mime-type="image/jpeg"/>
</draw:frame>
</text:a>
 <text:a xlink:type="simple" xlink:href="https://static.ukrinform.com/photos/2023_06/1687013918-4766.jpeg" text:style-name="Internet_20_link" text:visited-style-name="Visited_20_Internet_20_Link">
</text:a>
 <text:a xlink:type="simple" xlink:href="https://static.ukrinform.com/photos/2023_06/1687013918-4486.jpeg" text:style-name="Internet_20_link" text:visited-style-name="Visited_20_Internet_20_Link">
</text:a>
 <text:a xlink:type="simple" xlink:href="https://static.ukrinform.com/photos/2023_06/1687013918-3147.jpeg" text:style-name="Internet_20_link" text:visited-style-name="Visited_20_Internet_20_Link">
</text:a>
 <text:a xlink:type="simple" xlink:href="https://static.ukrinform.com/photos/2023_06/1687013918-6767.jpeg" text:style-name="Internet_20_link" text:visited-style-name="Visited_20_Internet_20_Link">
</text:a>
据她说，来自纽约，波士顿和洛杉矶的18位美国演员参与了该剧。 持续时间<text:a xlink:type="simple" xlink:href="https://www.ukrinform.ua/tag-vistava" text:style-name="Internet_20_link" text:visited-style-name="Visited_20_Internet_20_Link">
绩效</text:a>
 -  2小时30分钟。据她说，对她来说，谈论战争，使她最亲密的欧洲人和美国人对她来说，使他们感到自己的痛苦很重要。</text:p>
      <text:p text:style-name="P4">
<text:span text:style-name="T4">
另请阅读：</text:span>
 <text:a xlink:type="simple" xlink:href="https://www.ukrinform.ua/rubric-diaspora/3723292-u-dublini-vidbudetsa-vistava-teatru-imeni-lesi-ukrainki.html" text:style-name="Internet_20_link" text:visited-style-name="Visited_20_Internet_20_Link">
在都柏林将有一个表演<text:span text:style-name="T4">
剧院</text:span>
以Lesiranka的名义</text:a>
“有一个剧院 - 如果至少有一个人会哭泣，开始阅读有关乌克兰战争的其他眼睛。美国报纸写道：我们在乌克兰有一场有关战争的戏剧，我们的剧院是睡眠表演美国人，美国人说我们可以说什么帮助 - 我们回答：武器，支持。不要冷漠。”董事说。</text:p>
      <text:p text:style-name="P4">
据主角丹尼索娃(Denisova)说，乌克兰女孩的战争被追捕了，而这场Fedorenko表现出色。(她有抱负的17岁乌克兰人在美国，直到她在基辅的父母从学校，大学，她自己毕业!).</text:p>
      <text:p text:style-name="P4">
"Це вистава про відплату, яка невідворотна, вона принижує і висміює тих, хтосьогодні ще в Кремлі і бомбардує Україну, але розплата близько. "Гаага" не загорами", – зазначила режисерка.</text:p>
      <text:p text:style-name="P4">
За її словами, одночасно з виставою на сцені в центрі Гарварду йде віртуальнаверсія вистави. У віртуальній виставі американський глядач може обиратикамери, з яких знято виставу, читати досьє на кремлівських злочинців,відповідати на запитання, брати участь як судді. Раніше Прем'єра "Гааги"відбулася в Польщі, в найстарішому театрі Польщі – "Театрі польському" вПознані, на великій сцені, 24 лютого 2023 року, в річницю війни. Вистава йде врепертуарі постійно.</text:p>
      <text:p text:style-name="P4">
<text:span text:style-name="T4">
Читайте також:</text:span>
 <text:a xlink:type="simple" xlink:href="https://www.ukrinform.ua/rubric-culture/3721981-mariupolskij-teatr-pokazav-vistavu-na-festivali-u-rumunii.html" text:style-name="Internet_20_link" text:visited-style-name="Visited_20_Internet_20_Link">
 Маріупольський <text:span text:style-name="T4">
театр</text:span>
 показав виставу на фестивалі уРумунії </text:a>
9月在保加利亚的索非亚国家剧院将举行现场首映，导演 - 乌图鲁兹国家剧院的艺术总监Galin Stoev(法国). Плануються також гастролі польської вистави у Франції.</text:p>
      <text:p text:style-name="P4">
П'єса перекладена польською, англійською, французькою і болгарською мовами.</text:p>
      <text:p text:style-name="P4">
但是法院开始了，罪犯开始捐出神经。 大规模屠杀中乌克兰轰炸中的中风，乌克兰人的酷刑和死亡？ 在审讯中，他们开始背叛单曲。 联邦委员会Matvienko的主席。 PVC“ Wagner” Prigogine的负责人是监狱屋，不是第一次。 检察官和律师将与一个疯狂的团伙打交道。</text:p>
      <text:p text:style-name="P4">
<text:span text:style-name="T4">
另请阅读：</text:span>
 <text:a xlink:type="simple" xlink:href="https://www.ukrinform.ua/rubric-culture/3714618-u-frankivskomu-dramteatri-polska-reziserka-postavila-antirosijsku-dramu-dzadi.html" text:style-name="Internet_20_link" text:visited-style-name="Visited_20_Internet_20_Link">
在Frankivsk戏剧剧院中，波兰导演由Antitusian戏剧“ Dzaja”上演</text:a>
同时，有一个可怕的战争的证据，俄罗斯士兵创造了信心，失去了亲人的乌克兰人。 句子是什么 - 观众是由讲述这个故事的乌克兰女孩决定的。 昨天的所有权变得有趣而可悲的喜剧与Ufantasmagoria的悲剧交织在一起。</text:p>
      <text:p text:style-name="P4">
News Source: <text:a xlink:type="simple" xlink:href="https://www.ukrinform.ua/rubric-culture/3724249-u-ssa-rozpocavsa-prokat-vistavi-gaaga-pro-sud-nad-putinim.html" text:style-name="Internet_20_link" text:visited-style-name="Visited_20_Internet_20_Link">
https://www.ukrinform.ua/rubric-culture/3724249-u-ssa-rozpocavsa-prokat-vistavi-gaaga-pro-sud-nad-putinim.html</text:a>
</text:p>
      <!--NEWS-->
      <text:h text:style-name="P10" text:outline-level="1">
<text:span text:style-name="T4">
北约节在维尔纽斯举行</text:span>
</text:h>
      <text:p text:style-name="P4">
作者: Ukrinform (Person)</text:p>
      <text:p text:style-name="P4">
出版商: Укринформ (Organization)</text:p>
      <text:p text:style-name="P4">
出版时间: 2023-06-17T18:13:00+03:00</text:p>
      <text:p text:style-name="P4">
修改时间: 2023-06-17T18:13:00+03:00</text:p>
      <text:p text:style-name="P4">
描述: 在维尔纽斯（Vilnius），有一个节日“强大，因为唯一的人！”，致力于北约和公众的团结。  - 乌克林。</text:p>
      <text:p text:style-name="P4">
图片: ['<text:a xlink:type="simple" xlink:href="https://static.ukrinform.com/photos/2023_06/thumb_files/630_360_1687014696-5897.jpeg" text:style-name="Internet_20_link" text:visited-style-name="Visited_20_Internet_20_Link">
630_360_16870...</text:a>
']</text:p>
      <text:p text:style-name="P4">
标签: ['Фестиваль', 'Литва', 'НАТО', 'Саміт', 'Військова техніка']</text:p>
      <text:p text:style-name="P4">
类型: Article</text:p>
      <!--METADATA-->
      <text:p text:style-name="P4">
<draw:frame draw:style-name="fr1" draw:name="Image181" text:anchor-type="as-char" svg:width="6.9236in" svg:height="3.956343in" draw:z-index="0">
<draw:image xlink:href="../Images/yкринформ/2023-06-17T18-13-00-03-00/630_360_1687014696-5897.jpeg" xlink:type="simple" xlink:show="embed" xlink:actuate="onLoad" draw:mime-type="image/jpeg"/>
</draw:frame>
节日“强大，因为唯一的人!”，致力于北约的团结。</text:p>
      <text:p text:style-name="P4">
关于它报告<text:a xlink:type="simple" xlink:href="https://www.lrt.lt/ru/novosti/17/2015528/v-vil-niuse-u-belogo-mosta-prokhodit-natovskii-festival-sil-ny-potomu-chto-ediny" text:style-name="Internet_20_link" text:visited-style-name="Visited_20_Internet_20_Link">
LRT</text:a>
，报道乌克林福姆。</text:p>
      <text:p text:style-name="P4">
</text:p>
      <text:p text:style-name="P4">
<text:a xlink:type="simple" xlink:href="https://static.ukrinform.com/photos/2023_06/1687014696-9350.jpeg" text:style-name="Internet_20_link" text:visited-style-name="Visited_20_Internet_20_Link">
 </text:a>
 <text:a xlink:type="simple" xlink:href="https://static.ukrinform.com/photos/2023_06/1687014696-8722.jpeg" text:style-name="Internet_20_link" text:visited-style-name="Visited_20_Internet_20_Link">
</text:a>
 <text:a xlink:type="simple" xlink:href="https://static.ukrinform.com/photos/2023_06/1687014696-7910.jpeg" text:style-name="Internet_20_link" text:visited-style-name="Visited_20_Internet_20_Link">
</text:a>
 <text:a xlink:type="simple" xlink:href="https://static.ukrinform.com/photos/2023_06/1687014696-5897.jpeg" text:style-name="Internet_20_link" text:visited-style-name="Visited_20_Internet_20_Link">
<draw:frame draw:style-name="fr1" draw:name="Image186" text:anchor-type="as-char" svg:width="6.9236in" svg:height="3.956343in" draw:z-index="0">
<draw:image xlink:href="../Images/yкринформ/2023-06-17T18-13-00-03-00/630_360_1687014696-5897.jpeg" xlink:type="simple" xlink:show="embed" xlink:actuate="onLoad" draw:mime-type="image/jpeg"/>
</draw:frame>
</text:a>
 <text:a xlink:type="simple" xlink:href="https://static.ukrinform.com/photos/2023_06/1687014696-6262.jpeg" text:style-name="Internet_20_link" text:visited-style-name="Visited_20_Internet_20_Link">
</text:a>
 <text:a xlink:type="simple" xlink:href="https://static.ukrinform.com/photos/2023_06/1687014696-3433.jpeg" text:style-name="Internet_20_link" text:visited-style-name="Visited_20_Internet_20_Link">
</text:a>
 <text:a xlink:type="simple" xlink:href="https://static.ukrinform.com/photos/2023_06/1687014697-1116.jpeg" text:style-name="Internet_20_link" text:visited-style-name="Visited_20_Internet_20_Link">
</text:a>
 <text:a xlink:type="simple" xlink:href="https://static.ukrinform.com/photos/2023_06/1687014697-1167.jpeg" text:style-name="Internet_20_link" text:visited-style-name="Visited_20_Internet_20_Link">
</text:a>
国防部指出，该节日旨在代表驻立陶宛的盟军，现代的武器设备，并讨论重要性<text:a xlink:type="simple" xlink:href="https://www.ukrinform.ua/tag-nato" text:style-name="Internet_20_link" text:visited-style-name="Visited_20_Internet_20_Link">
北约</text:a>
对于该国和该地区，是一般国防的原则。</text:p>
      <text:p text:style-name="P4">
如今，在立陶宛首都的白桥附近，北约国家的军人在该国排队。 该市的居民将看到美国营的军事装备 - 艾布拉姆斯坦克·布拉德利(Abrams Tank Bradley)。</text:p>
      <text:p text:style-name="P4">
北约战斗人员展示了坦克斯果2，马尔德步兵战斗机，帕特里亚传送带和芬内克侦察。</text:p>
      <text:p text:style-name="P4">
立陶宛军队代表维尔卡斯步兵战斗机，这是一种自我推广的PZH2000的how亵，是一辆装甲的JLTV All -Terrain车辆，NASAMS防空系统和其他军事设备。<text:span text:style-name="T4">
另请阅读：</text:span>
 <text:a xlink:type="simple" xlink:href="https://www.ukrinform.ua/rubric-world/3724025-vibori-genseka-nato-mozut-poednati-z-obrannam-kerivnictva-evrosouzu-politico.html" text:style-name="Internet_20_link" text:visited-style-name="Visited_20_Internet_20_Link">
北约秘书 - 一般选举可以与欧盟的电力 -  Politico结合</text:a>
维尔纽斯居民被邀请在篮球，排球乒乓球比赛中打北约，并在演讲者的模拟器上检查他们的手。</text:p>
      <text:p text:style-name="P4">
在整个活动中，将在大舞台上举行音乐会。</text:p>
      <text:p text:style-name="P4">
据乌克林福姆报道，北约峰会将于7月11日至12日在维尔纽斯举行。</text:p>
      <text:p text:style-name="P4">
News Source: <text:a xlink:type="simple" xlink:href="https://www.ukrinform.ua/rubric-world/3724251-u-vilnusi-prohodit-festival-nato.html" text:style-name="Internet_20_link" text:visited-style-name="Visited_20_Internet_20_Link">
https://www.ukrinform.ua/rubric-world/3724251-u-vilnusi-prohodit-festival-nato.html</text:a>
</text:p>
      <!--NEWS-->
      <text:h text:style-name="P10" text:outline-level="1">
<text:span text:style-name="T4">
非洲领导人到达俄罗斯联合会进行谈判</text:span>
</text:h>
      <text:p text:style-name="P4">
作者: Ukrinform (Person)</text:p>
      <text:p text:style-name="P4">
出版商: Укринформ (Organization)</text:p>
      <text:p text:style-name="P4">
出版时间: 2023-06-17T18:19:00+03:00</text:p>
      <text:p text:style-name="P4">
修改时间: 2023-06-17T18:19:00+03:00</text:p>
      <text:p text:style-name="P4">
描述: 非洲领导人的代表团抵达俄罗斯联邦，与俄罗斯独裁者弗拉基米尔·普京（Vladimir Putin）进行谈判，以解决乌克兰与俄罗斯联邦之间的战争。  - 乌克林。</text:p>
      <text:p text:style-name="P4">
图片: ['<text:a xlink:type="simple" xlink:href="https://static.ukrinform.com/photos/2017_10/thumb_files/630_360_1509017318-6479.jpg" text:style-name="Internet_20_link" text:visited-style-name="Visited_20_Internet_20_Link">
630_360_15090...</text:a>
']</text:p>
      <text:p text:style-name="P4">
标签: ['Африка', 'Переговори', 'Війна з Росією']</text:p>
      <text:p text:style-name="P4">
类型: Article</text:p>
      <!--METADATA-->
      <text:p text:style-name="P4">
<draw:frame draw:style-name="fr1" draw:name="Image191" text:anchor-type="as-char" svg:width="6.9236in" svg:height="3.956343in" draw:z-index="0">
<draw:image xlink:href="../Images/yкринформ/2023-06-17T18-19-00-03-00/630_360_1509017318-6479.jpg" xlink:type="simple" xlink:show="embed" xlink:actuate="onLoad" draw:mime-type="image/jpeg"/>
</draw:frame>
非洲领导人的代表团已经到达俄罗斯联邦，与俄罗斯独裁者弗拉基米尔·普京(Vladimir Putin)进行谈判，以解决乌克兰与俄罗斯联邦之间的战争。</text:p>
      <text:p text:style-name="P4">
正如乌克林福姆报道的那样，它报告了<text:a xlink:type="simple" xlink:href="http://www.thepresidency.gov.za/press-statements/president-ramaphosa-arrives-st-petersburg-second-leg-african-peace-initiative-mission" text:style-name="Internet_20_link" text:visited-style-name="Visited_20_Internet_20_Link">
新闻服务</text:a>
总统。</text:p>
      <text:p text:style-name="P4">
会议将在圣彼得堡举行。</text:p>
      <text:p text:style-name="P4">
该声明说：“ 2023年6月17日，总统Siril Ramafos到达俄罗斯联邦的圣彼得堡，继续在乌克兰俄罗斯冲突上进行非洲维持和平。”</text:p>
      <text:p text:style-name="P4">
<text:span text:style-name="T4">
另请阅读：</text:span>
 <text:a xlink:type="simple" xlink:href="https://www.ukrinform.ua/rubric-polytics/3723970-blinken-nazvav-zahlivou-ironieu-obstril-kieva-pid-cas-vizitu-afrikanskih-lideriv.html" text:style-name="Internet_20_link" text:visited-style-name="Visited_20_Internet_20_Link">
在非洲领导人的虎钳期间，眨眼称基辅的“可怕的讽刺”炮击</text:a>
值得注意的是，南非总统到达俄罗斯的到来是在2023年6月16日与乌克兰沃迪米尔·泽伦斯基总统“建设性逆转”之后举行的。</text:p>
      <text:p text:style-name="P4">
这一天，赛里尔·拉玛福斯(Syril Ramafos)总统与赞比亚州的负责人，科莫里亚群岛和塞内加尔以及埃及刚果 - 布拉齐维政府的负责人，贾格德(Jughand)将与[普京]会面(https://www.ukrinform.ua/tag-putin)“在乌克兰与俄罗斯之间在16个月的冲突中找到和平途径，这带来了毁灭性的经济后果，人民的死亡和全球不可感知的。”</text:p>
      <text:p text:style-name="P4">
如前所述，Ramafos将于6月18日返回南非。</text:p>
      <text:p text:style-name="P4">
<text:span text:style-name="T4">
另请阅读：</text:span>
 <text:a xlink:type="simple" xlink:href="https://www.ukrinform.ua/rubric-polytics/3723991-afrikanski-lideri-vvazaut-mozlivim-dialog-z-ukrainou-ta-rf-sodo-ditej-vazniv-i-eksportu-zerna.html" text:style-name="Internet_20_link" text:visited-style-name="Visited_20_Internet_20_Link">
非洲领导人认为可以就儿童，囚犯和谷物出口与乌克兰TARF对话</text:a>
正如乌克林福姆(Ukrinform)所报道的那样，南非共和国苏里尔拉拉amafos(Sirilramafos)的总统在基辅提出了非洲国家计划，以实现和平，以实现非洲代表团成员打算出版俄罗斯联邦一方的预见点。</text:p>
      <text:p text:style-name="P4">
News Source: <text:a xlink:type="simple" xlink:href="https://www.ukrinform.ua/rubric-world/3724252-lideri-krain-afriki-pribuli-do-rf-dla-peregovoriv.html" text:style-name="Internet_20_link" text:visited-style-name="Visited_20_Internet_20_Link">
https://www.ukrinform.ua/rubric-world/3724252-lideri-krain-afriki-pribuli-do-rf-dla-peregovoriv.html</text:a>
</text:p>
      <!--NEWS-->
      <text:h text:style-name="P10" text:outline-level="1">
<text:span text:style-name="T4">
在没有水的Kryvyi rih区，两个社区，两个社区 - 部分</text:span>
</text:h>
      <text:p text:style-name="P4">
作者: Ukrinform (Person)</text:p>
      <text:p text:style-name="P4">
出版商: Укринформ (Organization)</text:p>
      <text:p text:style-name="P4">
出版时间: 2023-06-17T18:33:17+03:00</text:p>
      <text:p text:style-name="P4">
修改时间: 2023-06-17T18:33:17+03:00</text:p>
      <text:p text:style-name="P4">
描述: 在没有集中供水的dnipropetrovsk地区的Kryvyi rih区，由于Kakhovka水力发电站，还有两个社区，还有两个社区，还有两个社区 - 没有部分地区。  - 乌克林。</text:p>
      <text:p text:style-name="P4">
图片: ['<text:a xlink:type="simple" xlink:href="https://static.ukrinform.com/photos/2020_01/thumb_files/630_360_1578047998-433.jpg" text:style-name="Internet_20_link" text:visited-style-name="Visited_20_Internet_20_Link">
630_360_15780...</text:a>
']</text:p>
      <text:p text:style-name="P4">
标签: ['Дніпропетровщина', 'Кривий Ріг', 'Теракт', 'Вода', 'Каховська ГЕС']</text:p>
      <text:p text:style-name="P4">
类型: Article</text:p>
      <!--METADATA-->
      <text:p text:style-name="P4">
<draw:frame draw:style-name="fr1" draw:name="Image192" text:anchor-type="as-char" svg:width="6.9236in" svg:height="3.956343in" draw:z-index="0">
<draw:image xlink:href="../Images/yкринформ/2023-06-17T18-33-17-03-00/630_360_1578047998-433.jpg" xlink:type="simple" xlink:show="embed" xlink:actuate="onLoad" draw:mime-type="image/jpeg"/>
</draw:frame>
由于卡科夫卡水力发电站的爆炸，dnipropetrovsk地区的Urivoye地区没有集中供水，仍然是两个社区，两者并非部分缺乏。</text:p>
      <text:p text:style-name="P4">
关于<text:a xlink:type="simple" xlink:href="https://t.me/evgendoberman/1245" text:style-name="Internet_20_link" text:visited-style-name="Visited_20_Internet_20_Link">
电报</text:a>
据报道，乌克林福姆报道，通知Kryvyi Rih地区军事管理部门Yevgeny Sitnichenko。</text:p>
      <text:p text:style-name="P4">
“在我们地区，没有集中供水的情况下，瓦库尔社区是完全和部分使徒和Zelenodolsk。其他团体迄今为止提供了集中的供水，而我们每个人都应该节省最多的[水] [水] [水] <text:a xlink:type="simple" xlink:href="https://www.ukrinform.ua/tag-voda" text:style-name="Internet_20_link" text:visited-style-name="Visited_20_Internet_20_Link">
水</text:a>
并感谢您的帮助，这将用于Kryvyi Rih区。”</text:p>
      <text:p text:style-name="P4">
Kryvyi RVA的负责人补充说，昨天在Dnipropetrovsk地区军事管理局的Kryvyi Rih区，一艘大型货物被风景移交了储水。</text:p>
      <text:p text:style-name="P4">
<text:span text:style-name="T4">
另请阅读：</text:span>
 <text:a xlink:type="simple" xlink:href="https://www.ukrinform.ua/rubric-regions/3724215-na-dnipropetrovsini-pridbali-gnucki-rezervuari-dla-rajoniv-so-zalisilis-bez-vodi.html" text:style-name="Internet_20_link" text:visited-style-name="Visited_20_Internet_20_Link">
在Dnipropetrovsk地区，为留下没有水的地区购买了灵活的水库</text:a>
同样昨天，由于与Mukachevo地区军事管理局的合作，Kryvorizhhya以22吨水的形式获得了人道主义援助，这是由Transcarpathian志愿者发送的。 这种水将被转移给接收者以及我们的捍卫者和捍卫者。</text:p>
      <text:p text:style-name="P4">
Sitnichenko指出，恢复水的工作已经在进行中，不得拍摄，不拍摄或发布与关键基础设施有关的过程。</text:p>
      <text:p text:style-name="P4">
<text:span text:style-name="T4">
另请阅读：</text:span>
 [<text:a xlink:type="simple" xlink:href="https://www.ukrinform.ua/rubric-regions/3724061-hersonskim-ratuvalnikam-peredali-cotiri-vsudihodi-bogun2.html" text:style-name="Internet_20_link" text:visited-style-name="Visited_20_Internet_20_Link">
Kherson救援人员已被Bohun-2的四个窗帘移交了</text:a>
正如乌克林福姆报道的那样，由于Unikopol的Kakhovka水力发电站和Kryvyi Rih地区的俄罗斯占领者所教育，主要是从Kakhovsky Farm提供动力的，没有水可以保留<text:a xlink:type="simple" xlink:href="https://www.ukrinform.ua/rubric-regions/3722855-ponad-miljon-ziteliv-dnipropetrovsini-mozut-zalisitisa-bez-vodi.html" text:style-name="Internet_20_link" text:visited-style-name="Visited_20_Internet_20_Link">
超过一百万人</text:a>
 <text:a xlink:type="simple" xlink:href="https://www.ukrinform.ua/rubric-regions/3722855-ponad-miljon-ziteliv-dnipropetrovsini-mozut-zalisitisa-bez-vodi.html" text:style-name="Internet_20_link" text:visited-style-name="Visited_20_Internet_20_Link">
 .</text:a>
</text:p>
      <text:p text:style-name="P4">
News Source: <text:a xlink:type="simple" xlink:href="https://www.ukrinform.ua/rubric-regions/3724256-u-krivorizkomu-rajoni-bez-vodi-dvi-gromadi-se-dvi-castkovo.html" text:style-name="Internet_20_link" text:visited-style-name="Visited_20_Internet_20_Link">
https://www.ukrinform.ua/rubric-regions/3724256-u-krivorizkomu-rajoni-bez-vodi-dvi-gromadi-se-dvi-castkovo.html</text:a>
</text:p>
      <!--NEWS-->
      <text:h text:style-name="P10" text:outline-level="1">
<text:span text:style-name="T4">
开发计划署与合作伙伴一起累积了10亿美元以恢复乌克兰 -  Shmigal</text:span>
</text:h>
      <text:p text:style-name="P4">
作者: Ukrinform (Person)</text:p>
      <text:p text:style-name="P4">
出版商: Укринформ (Organization)</text:p>
      <text:p text:style-name="P4">
出版时间: 2023-06-17T18:47:00+03:00</text:p>
      <text:p text:style-name="P4">
修改时间: 2023-06-17T18:47:00+03:00</text:p>
      <text:p text:style-name="P4">
描述: 联合国发展计划与合作伙伴一起积累了十亿美元以恢复乌克兰。  - 乌克林。</text:p>
      <text:p text:style-name="P4">
图片: ['<text:a xlink:type="simple" xlink:href="https://static.ukrinform.com/photos/2023_06/thumb_files/630_360_1687016522-177.jpg" text:style-name="Internet_20_link" text:visited-style-name="Visited_20_Internet_20_Link">
630_360_16870...</text:a>
']</text:p>
      <text:p text:style-name="P4">
标签: ['ПРООН', 'Гроші', 'Шмигаль', 'Відбудова']</text:p>
      <text:p text:style-name="P4">
类型: Article</text:p>
      <!--METADATA-->
      <text:p text:style-name="P4">
<draw:frame draw:style-name="fr1" draw:name="Image193" text:anchor-type="as-char" svg:width="6.9236in" svg:height="3.956343in" draw:z-index="0">
<draw:image xlink:href="../Images/yкринформ/2023-06-17T18-47-00-03-00/630_360_1687016522-177.jpg" xlink:type="simple" xlink:show="embed" xlink:actuate="onLoad" draw:mime-type="image/jpeg"/>
</draw:frame>
联合国计划与合作伙伴一起积累了十亿美元。</text:p>
      <text:p text:style-name="P4">
乌克兰丹尼斯·施米加尔(Denis Shmigal)总理在[Facebook]上报告了这一点(https://www.facebook.com/dshmyhal/posts/pfbid02pjKPmgBnUCb9SKwHMzpnp6RxUCm4czZjozXKQxeqBxEHgMAG8HASrbcBYkJJMsg6l)乌克林福姆报道，关于开发计划署Ahim Steiner的负责人。</text:p>
      <text:p text:style-name="P4">
斯坦纳在访问基辅时发表了相关声明。 就他的首映式<text:a xlink:type="simple" xlink:href="https://www.ukrinform.ua/tag-proon" text:style-name="Internet_20_link" text:visited-style-name="Visited_20_Internet_20_Link">
联合国发展计划</text:a>
对于“及时步骤”。</text:p>
      <text:p text:style-name="P4">
在会议期间，Shmigal讨论了乌克兰开发计划署，以进行快速重建和人道主义矿山，并支持搬迁企业和中小型企业家的支持，他们在当时失去了业务，并希望从头开始。</text:p>
      <text:p text:style-name="P4">
根据Shmigal的说法，开发计划署已准备好解决这些问题。 特别是，准备了培训和培训企业家的倡议以及潜在的出口行业的发展。</text:p>
      <text:p text:style-name="P4">
开发计划署还将支持能源基础设施的恢复。</text:p>
      <text:p text:style-name="P4">
<text:span text:style-name="T4">
另请阅读：</text:span>
 [乌克兰期望吸引<text:span text:style-name="T4">
 udp </text:span>
变革的组织(https://www.ukrinform.ua/rubric-society/3718749-ukraina-rozrahovue-zaluciti-proon-do-organizacii-rozminuvanna.html)总理强调说：“我感谢联合国发展计划在完整范围内以及政府在恢复的紧急优先事项的协助下提供一致的援助。”</text:p>
      <text:p text:style-name="P4">
据乌克林福姆报道，美国政府宣布分配了对乌克兰的新人道主义支持。 此协助的金额为205美元。</text:p>
      <text:p text:style-name="P4">
News Source: <text:a xlink:type="simple" xlink:href="https://www.ukrinform.ua/rubric-vidbudova/3724258-proon-razom-iz-partnerami-nakopicue-1-milard-na-vidnovlenna-ukraini-smigal.html" text:style-name="Internet_20_link" text:visited-style-name="Visited_20_Internet_20_Link">
https://www.ukrinform.ua/rubric-vidbudova/3724258-proon-razom-iz-partnerami-nakopicue-1-milard-na-vidnovlenna-ukraini-smigal.html</text:a>
</text:p>
      <!--NEWS-->
      <text:h text:style-name="P10" text:outline-level="1">
<text:span text:style-name="T4">
普京证实了乌克兰的绑架儿童</text:span>
</text:h>
      <text:p text:style-name="P4">
作者: Ukrinform (Person)</text:p>
      <text:p text:style-name="P4">
出版商: Укринформ (Organization)</text:p>
      <text:p text:style-name="P4">
出版时间: 2023-06-17T18:52:00+03:00</text:p>
      <text:p text:style-name="P4">
修改时间: 2023-06-17T22:52:00+03:00</text:p>
      <text:p text:style-name="P4">
描述: 俄罗斯总统弗拉基米尔·普京（Vladimir Putin）并没有隐藏乌克兰的儿童绑架。</text:p>
      <ul>
        <li>
I的，。: </li>
      </ul>
      <text:p text:style-name="P4">
图片: ['<text:a xlink:type="simple" xlink:href="https://static.ukrinform.com/photos/2023_06/thumb_files/630_360_1686674529-812.jpg" text:style-name="Internet_20_link" text:visited-style-name="Visited_20_Internet_20_Link">
630_360_16866...</text:a>
']</text:p>
      <text:p text:style-name="P4">
标签: ['Діти', 'Путін', 'Викрадення людей', 'Війна з Росією']</text:p>
      <text:p text:style-name="P4">
类型: Article</text:p>
      <!--METADATA-->
      <text:p text:style-name="P4">
<draw:frame draw:style-name="fr1" draw:name="Image196" text:anchor-type="as-char" svg:width="6.9236in" svg:height="3.956343in" draw:z-index="0">
<draw:image xlink:href="../Images/yкринформ/2023-06-17T18-52-00-03-00/630_360_1686674529-812.jpg" xlink:type="simple" xlink:show="embed" xlink:actuate="onLoad" draw:mime-type="image/jpeg"/>
</draw:frame>
弗拉基米尔·普京(Vladimir Putin)不会隐藏乌克兰的绑架儿童。</text:p>
      <text:p text:style-name="P4">
正如乌克林福姆报道的那样，他<text:a xlink:type="simple" xlink:href="https://t.me/riamelitopol/93710" text:style-name="Internet_20_link" text:visited-style-name="Visited_20_Internet_20_Link">
说</text:a>
在与非洲领导人会面时。</text:p>
      <text:p text:style-name="P4">
“关于<text:a xlink:type="simple" xlink:href="https://www.ukrinform.ua/tag-diti" text:style-name="Internet_20_link" text:visited-style-name="Visited_20_Internet_20_Link">
孩子</text:a>
。 孩子是神圣的事。我们将他们带出冲突区，挽救了他们的生命和健康。 这是什么。 没有人会让任何有家庭的孩子离婚。 出口儿童。”普京说。</text:p>
      <text:p text:style-name="P4">
恐怖分子国家的领导人认为，俄罗斯香气出口乌克兰儿童是“合法的”。</text:p>
      <text:p text:style-name="P4">
<text:span text:style-name="T4">
另请阅读：</text:span>
 <text:a xlink:type="simple" xlink:href="https://www.ukrinform.ua/rubric-regions/3724265-rosiani-vivozat-u-cuvasiu-blizko-300-ditej-iz-zaporizkoi-oblasti-fedorov.html" text:style-name="Internet_20_link" text:visited-style-name="Visited_20_Internet_20_Link">
俄罗斯人大约300 <text:span text:style-name="T4">
儿童</text:span>
来自Zaporizhhya地区 -  Fedorov</text:a>
如[Ukrinform]报道(https://www.ukrinform.ua/rubric-world/3683849-miznarodnij-kriminalnij-sud-vidav-order-na-arest-putina.html)，国际刑事法院的法官(MKS)他们签发了逮捕总统弗拉基米尔·普京和俄罗斯儿童申诉专员Maria Lviv-Belova的认股权证。</text:p>
      <text:p text:style-name="P4">
News Source: <text:a xlink:type="simple" xlink:href="https://www.ukrinform.ua/rubric-ato/3724310-putin-pidtverdiv-vikradenna-ditej-z-ukraini.html" text:style-name="Internet_20_link" text:visited-style-name="Visited_20_Internet_20_Link">
https://www.ukrinform.ua/rubric-ato/3724310-putin-pidtverdiv-vikradenna-ditej-z-ukraini.html</text:a>
</text:p>
      <!--NEWS-->
      <text:h text:style-name="P10" text:outline-level="1">
<text:span text:style-name="T4">
法国电视频道的情节从俄罗斯军队的角度“刺穿了新闻”  - 外交部</text:span>
</text:h>
      <text:p text:style-name="P4">
作者: Ukrinform (Person)</text:p>
      <text:p text:style-name="P4">
出版商: Укринформ (Organization)</text:p>
      <text:p text:style-name="P4">
出版时间: 2023-06-17T18:54:33+03:00</text:p>
      <text:p text:style-name="P4">
修改时间: 2023-06-17T18:54:33+03:00</text:p>
      <text:p text:style-name="P4">
描述: 外交部从俄罗斯占领的乌克兰领土的俄罗斯占领部队的角度回应了法国电视电视频道的报告。  - 乌克林。</text:p>
      <text:p text:style-name="P4">
图片: ['<text:a xlink:type="simple" xlink:href="https://static.ukrinform.com/photos/2020_09/thumb_files/630_360_1599543131-239.jpg" text:style-name="Internet_20_link" text:visited-style-name="Visited_20_Internet_20_Link">
630_360_15995...</text:a>
']</text:p>
      <text:p text:style-name="P4">
标签: ['Франція', 'МЗС', 'Пропаганда', 'Телебачення', 'Війна з Росією']</text:p>
      <text:p text:style-name="P4">
类型: Article</text:p>
      <!--METADATA-->
      <text:p text:style-name="P4">
<draw:frame draw:style-name="fr1" draw:name="Image197" text:anchor-type="as-char" svg:width="6.9236in" svg:height="3.956343in" draw:z-index="0">
<draw:image xlink:href="../Images/yкринформ/2023-06-17T18-54-33-03-00/630_360_1599543131-239.jpg" xlink:type="simple" xlink:show="embed" xlink:actuate="onLoad" draw:mime-type="image/jpeg"/>
</draw:frame>
外交部从俄罗斯占领部队的角度向乌克兰暂时俘虏的领土的角度对法国TF1 TF1的报道做出了回应。</text:p>
      <text:p text:style-name="P4">
在[Twitter]中关于它(https://twitter.com/OlegNikolenko_/status/1670061225529548802)乌克林福姆报道说，乌克兰外交部奥列格·尼古伦科的作者。</text:p>
      <text:p text:style-name="P4">
Nikolenko写道：“ TF1Info报道说，俄罗斯军队正计划摧毁乌克兰占领领土上的更多城市，猛击了新闻界的新底层。他们宣传了违反乌克兰法律的So称呼的权力。”</text:p>
      <text:p text:style-name="P4">
如<text:a xlink:type="simple" xlink:href="https://www.eurointegration.com.ua/news/2023/06/17/7163885/" text:style-name="Internet_20_link" text:visited-style-name="Visited_20_Internet_20_Link">
媒体</text:a>
，6月15日，TF1频道上的TF1发布了一份报告，该报告是俄罗斯军方在乌克兰暂时占领领土上的一份报告，没有提及俄罗斯对乌克兰联邦的广泛背景。</text:p>
      <text:p text:style-name="P4">
*!(https://www.ukrinform.ua/rubric-society/3723780-u-varsavi-kerivniki-evropejskih-informagentstv-obgovorili-protidiu-rosijskim-fejkam.html)在秩序中，他们从未提到过谁是战争中的侵略者，而且他们不知道从更广泛的背景下的任何事实，除了俄罗斯军队的武装部队鞭打并长期为此做好了准备。</text:p>
      <text:p text:style-name="P4">
在视频中，您可以看到法国记者不仅如何删除买家的位置，还可以删除他们的技术。 特别是，法国人展示了俄罗斯如何在乌克兰职位上从RSL开火。</text:p>
      <text:p text:style-name="P4">
News Source: <text:a xlink:type="simple" xlink:href="https://www.ukrinform.ua/rubric-polytics/3724259-suzet-francuzkogo-telekanalu-z-pozicij-vijsk-rf-probiv-nove-dno-zurnalistiki-mzs.html" text:style-name="Internet_20_link" text:visited-style-name="Visited_20_Internet_20_Link">
https://www.ukrinform.ua/rubric-polytics/3724259-suzet-francuzkogo-telekanalu-z-pozicij-vijsk-rf-probiv-nove-dno-zurnalistiki-mzs.html</text:a>
</text:p>
      <!--NEWS-->
      <text:h text:style-name="P10" text:outline-level="1">
<text:span text:style-name="T4">
乌克兰马鲁西亚克在波兰赢得了奥伦杯</text:span>
</text:h>
      <text:p text:style-name="P4">
作者: Ukrinform (Person)</text:p>
      <text:p text:style-name="P4">
出版商: Укринформ (Organization)</text:p>
      <text:p text:style-name="P4">
出版时间: 2023-06-17T18:58:22+03:00</text:p>
      <text:p text:style-name="P4">
修改时间: 2023-06-17T18:58:22+03:00</text:p>
      <text:p text:style-name="P4">
描述: 乌克兰从跳板上跳跃Yevgeny Marusyak在Orlen Cup上完成了演讲。  - 乌克林。</text:p>
      <text:p text:style-name="P4">
图片: ['<text:a xlink:type="simple" xlink:href="https://static.ukrinform.com/photos/2023_06/thumb_files/630_360_1687017437-882.jpg" text:style-name="Internet_20_link" text:visited-style-name="Visited_20_Internet_20_Link">
630_360_16870...</text:a>
']</text:p>
      <text:p text:style-name="P4">
标签: ['стрибки з трампліну']</text:p>
      <text:p text:style-name="P4">
类型: Article</text:p>
      <!--METADATA-->
      <text:p text:style-name="P4">
<draw:frame draw:style-name="fr1" draw:name="Image198" text:anchor-type="as-char" svg:width="6.9236in" svg:height="3.956343in" draw:z-index="0">
<draw:image xlink:href="../Images/yкринформ/2023-06-17T18-58-22-03-00/630_360_1687017437-882.jpg" xlink:type="simple" xlink:show="embed" xlink:actuate="onLoad" draw:mime-type="image/jpeg"/>
</draw:frame>
乌克兰从跳板上跳跃Yevgeny Marusyak在Orlen Cup上完成了演讲。</text:p>
      <text:p text:style-name="P4">
据报道<text:a xlink:type="simple" xlink:href="https://ua.tribuna.com/uk/skiing/1000000074978-marusyak-zavoeval-zoloto-na-orlen-cup-v-polshe/" text:style-name="Internet_20_link" text:visited-style-name="Visited_20_Internet_20_Link">
tribuna.com</text:a>
，报道乌克林福姆。</text:p>
      <text:p text:style-name="P4">
比赛在波兰市夏奇克举行。</text:p>
      <text:p text:style-name="P4">
<text:span text:style-name="T4">
另请阅读：</text:span>
 [<text:span text:style-name="T4">
 Marusyak </text:span>
在世界杯上的最终荣誉中表现出了乌克兰历史上最好的成绩。(https://www.ukrinform.ua/rubric-sports/3690968-marusak-pokazav-najkrasij-rezultat-v-istorii-ukraini-v-pidsumkovomu-zaliku-kubka-svitu-zi-stribkiv-z-tramplina.html)乌克兰设法在Orlen杯中获得了第一名。 玛西亚克(Marusyak)成为唯一在比赛中排名前十名的乌克兰运动员。 所有其他地方都采用了两极。</text:p>
      <text:p text:style-name="P4">
照片：盖蒂图像</text:p>
      <text:p text:style-name="P4">
News Source: <text:a xlink:type="simple" xlink:href="https://www.ukrinform.ua/rubric-sports/3724260-ukrainec-marusak-peremig-na-orlen-cup-u-polsi.html" text:style-name="Internet_20_link" text:visited-style-name="Visited_20_Internet_20_Link">
https://www.ukrinform.ua/rubric-sports/3724260-ukrainec-marusak-peremig-na-orlen-cup-u-polsi.html</text:a>
</text:p>
      <!--NEWS-->
      <text:h text:style-name="P10" text:outline-level="1">
<text:span text:style-name="T4">
拜登说，这不会简化乌克兰北约加入的要求</text:span>
</text:h>
      <text:p text:style-name="P4">
作者: Ukrinform (Person)</text:p>
      <text:p text:style-name="P4">
出版商: Укринформ (Organization)</text:p>
      <text:p text:style-name="P4">
出版时间: 2023-06-17T19:08:00+03:00</text:p>
      <text:p text:style-name="P4">
修改时间: 2023-06-17T19:08:00+03:00</text:p>
      <text:p text:style-name="P4">
描述: 美国总统乔·拜登（Joe Biden）表示，他反对在北约会员资格的途中简化乌克兰的要求。  - 乌克林。</text:p>
      <text:p text:style-name="P4">
图片: ['<text:a xlink:type="simple" xlink:href="https://static.ukrinform.com/photos/2023_05/thumb_files/630_360_1684671641-107.jpeg" text:style-name="Internet_20_link" text:visited-style-name="Visited_20_Internet_20_Link">
630_360_16846...</text:a>
']</text:p>
      <text:p text:style-name="P4">
标签: ['Байден', 'НАТО', 'США', 'Україна']</text:p>
      <text:p text:style-name="P4">
类型: Article</text:p>
      <!--METADATA-->
      <text:p text:style-name="P4">
<draw:frame draw:style-name="fr1" draw:name="Image199" text:anchor-type="as-char" svg:width="6.9236in" svg:height="3.956343in" draw:z-index="0">
<draw:image xlink:href="../Images/yкринформ/2023-06-17T19-08-00-03-00/630_360_1684671641-107.jpeg" xlink:type="simple" xlink:show="embed" xlink:actuate="onLoad" draw:mime-type="image/jpeg"/>
</draw:frame>
总统乔·拜登(Joe Biden)表示，他反对在前往北约的途中简化对乌克兰的要求。</text:p>
      <text:p text:style-name="P4">
他在出发前往费城之前对记者说，乌克林福姆报道了<text:a xlink:type="simple" xlink:href="https://edition.cnn.com/europe/live-news/russia-ukraine-war-news-06-17-23/h_f196098dbad599d4b970568333575907" text:style-name="Internet_20_link" text:visited-style-name="Visited_20_Internet_20_Link">
CNN</text:a>
。</text:p>
      <text:p text:style-name="P4">
当被问及他是否会简化乌克兰进入[北约]的加入(https://www.ukrinform.ua/tag-nato)，白宫负责人回答：“不。因此，他们必须达到单一标准。因此，我不会缓解。”</text:p>
      <text:p text:style-name="P4">
同时，拜登承认，乌克兰军队现在符合该国的标准，但在怀疑乌克兰的安全系统是否符合整个标准以及是否腐败。</text:p>
      <text:p text:style-name="P4">
“我认为他们已经竭尽所能证明军事协调的能力，但是有一个整体问题：他们的系统安全吗？ 不是腐败吗？ 它符合每个北约国家遇到的所有标准吗？ 是kidou(回答). Я думаю, що можна це зробити. Але це не будеавтоматично", - додав президент США.</text:p>
      <text:p text:style-name="P4">
Як повідомлялося, видання <text:a xlink:type="simple" xlink:href="https://www.ukrinform.ua/rubric-polytics/3723701-bajden-vidkritij-do-idei-sprosenogo-vstupu-ukraini-v-nato-pisla-vijni-zmi.html" text:style-name="Internet_20_link" text:visited-style-name="Visited_20_Internet_20_Link">
 Politico </text:a>
美国总统乔·拜登(Joe Biden)对美国官员的提法“开放”，即简化乌克兰在纳托宾结束与俄罗斯战争结束的想法。</text:p>
      <text:p text:style-name="P4">
2022年9月30日，总统沃罗迪米尔·泽伦斯基(Volodymyr Zelensky)，维克霍夫纳·拉德里尔(Verkhovna Radirirlan Stefanchuk)和总理丹尼斯·施米加尔(Denis Shmigal)以加速的方式签署了乌克兰对北约竞标的声明。</text:p>
      <text:p text:style-name="P4">
<text:span text:style-name="T4">
另请阅读：</text:span>
 <text:a xlink:type="simple" xlink:href="https://www.ukrinform.ua/rubric-polytics/3723969-ukraina-rozrahovue-so-nato-zmoze-dopomogti-vibuduvati-prozoru-sistemu-zakupivel-reznikov.html" text:style-name="Internet_20_link" text:visited-style-name="Visited_20_Internet_20_Link">
乌克兰期望<text:span text:style-name="T4">
北约</text:span>
将有助于建立透明的采购系统-Reznikov</text:a>
4月10日，Verkhovna Rada呼吁北约成员国和北约议会防记，以加速乌克兰在联盟中的加入。</text:p>
      <text:p text:style-name="P4">
外交大臣<text:a xlink:type="simple" xlink:href="https://www.ukrinform.ua/rubric-polytics/3723626-kuleba-stoltenbergu-vazlivo-zrobiti-u-vilnusi-krok-do-clenstva-ukraini-v-nato-usunuvsi-pdc.html" text:style-name="Internet_20_link" text:visited-style-name="Visited_20_Internet_20_Link">
Dmytro Kuleba</text:a>
在北约斯托尔滕贝格北约部长的电话交谈中，他敦促在维尔内伯(Vilneber)任命北约乌克兰的会员资格，从而消除了一项会员计划。_foto：op _</text:p>
      <text:p text:style-name="P4">
News Source: <text:a xlink:type="simple" xlink:href="https://www.ukrinform.ua/rubric-polytics/3724263-bajden-zaaviv-so-ne-sprosuvatime-vimogi-dla-ukraini-sodo-vstupu-v-nato.html" text:style-name="Internet_20_link" text:visited-style-name="Visited_20_Internet_20_Link">
https://www.ukrinform.ua/rubric-polytics/3724263-bajden-zaaviv-so-ne-sprosuvatime-vimogi-dla-ukraini-sodo-vstupu-v-nato.html</text:a>
</text:p>
      <!--NEWS-->
      <text:h text:style-name="P10" text:outline-level="1">
<text:span text:style-name="T4">
俄罗斯人从Zaporizhhya地区带走了约300名儿童 -  Fedorov到Chuvashia</text:span>
</text:h>
      <text:p text:style-name="P4">
作者: Ukrinform (Person)</text:p>
      <text:p text:style-name="P4">
出版商: Укринформ (Organization)</text:p>
      <text:p text:style-name="P4">
出版时间: 2023-06-17T19:13:00+03:00</text:p>
      <text:p text:style-name="P4">
修改时间: 2023-06-17T19:13:00+03:00</text:p>
      <text:p text:style-name="P4">
描述: 入侵者将儿童从Zaporizhhya地区暂时占领的领土出口到Chuvashia。  - 乌克林。</text:p>
      <text:p text:style-name="P4">
图片: ['<text:a xlink:type="simple" xlink:href="https://static.ukrinform.com/photos/2023_06/thumb_files/630_360_1686333767-399.jpg" text:style-name="Internet_20_link" text:visited-style-name="Visited_20_Internet_20_Link">
630_360_16863...</text:a>
']</text:p>
      <text:p text:style-name="P4">
标签: ['Діти', 'Федоров', 'Запоріжжя', 'Війна з Росією']</text:p>
      <text:p text:style-name="P4">
类型: Article</text:p>
      <!--METADATA-->
      <text:p text:style-name="P4">
<draw:frame draw:style-name="fr1" draw:name="Image200" text:anchor-type="as-char" svg:width="6.9236in" svg:height="3.956343in" draw:z-index="0">
<draw:image xlink:href="../Images/yкринформ/2023-06-17T19-13-00-03-00/630_360_1686333767-399.jpg" xlink:type="simple" xlink:show="embed" xlink:actuate="onLoad" draw:mime-type="image/jpeg"/>
</draw:frame>
入侵者将儿童带离了奇瓦西亚Zaporizhhya地区暂时占据的领土。</text:p>
      <text:p text:style-name="P4">
关于<text:a xlink:type="simple" xlink:href="https://t.me/ivan_fedorov_melitopol/2296" text:style-name="Internet_20_link" text:visited-style-name="Visited_20_Internet_20_Link">
电报</text:a>
乌克林福姆报道，梅利托波尔报道，梅利托波尔·伊万·费多罗夫(Melitopol Ivan Fedorov)报道。</text:p>
      <text:p text:style-name="P4">
“入侵者拿出近300名<text:a xlink:type="simple" xlink:href="https://www.ukrinform.ua/tag-diti" text:style-name="Internet_20_link" text:visited-style-name="Visited_20_Internet_20_Link">
儿童</text:a>
Zapodansk地区到“太阳能” Chuvashia。 在罗斯玛(Roszma)，有48名儿童被送去，其他孩子将进行几次更改。”费多罗夫写道。</text:p>
      <text:p text:style-name="P4">
在他看来，入侵者将孩子们“从家里1600公里”带走，以便能够朝着贝迪安斯克方向局势，并将其保留为人质。</text:p>
      <text:p text:style-name="P4">
<text:span text:style-name="T4">
另请阅读：</text:span>
 <text:a xlink:type="simple" xlink:href="https://www.ukrinform.ua/rubric-society/3723293-u-28-mistah-evropi-vidbulisa-mitingi-z-vimogou-povernuti-ukrainskih-ditej-deportovanih-rf.html" text:style-name="Internet_20_link" text:visited-style-name="Visited_20_Internet_20_Link">
在欧洲的28个城市，有集会要求返回乌克兰人<text:span text:style-name="T4">
儿童</text:span>
被俄罗斯联合会驱逐出境</text:a>
如<text:a xlink:type="simple" xlink:href="https://www.ukrinform.ua/rubric-regions/3723339-zagarbniki-u-cervni-vivezli-z-lugansini-u-rf-pivtori-sotni-ditej-centr-nacsprotivu.html" text:style-name="Internet_20_link" text:visited-style-name="Visited_20_Internet_20_Link">
报道</text:a>
，六月的入侵者从卢甘斯克地区的Starobilsky地区占据了一百五百个，到达了俄罗斯联邦的普尔库巴斯基地区卡拉恰耶沃 - 切尔克斯共和国。</text:p>
      <text:p text:style-name="P4">
News Source: <text:a xlink:type="simple" xlink:href="https://www.ukrinform.ua/rubric-regions/3724265-rosiani-vivozat-u-cuvasiu-blizko-300-ditej-iz-zaporizkoi-oblasti-fedorov.html" text:style-name="Internet_20_link" text:visited-style-name="Visited_20_Internet_20_Link">
https://www.ukrinform.ua/rubric-regions/3724265-rosiani-vivozat-u-cuvasiu-blizko-300-ditej-iz-zaporizkoi-oblasti-fedorov.html</text:a>
</text:p>
      <!--NEWS-->
      <text:h text:style-name="P10" text:outline-level="1">
<text:span text:style-name="T4">
敌人将精力集中在四个方向上 - 一天22碰撞</text:span>
</text:h>
      <text:p text:style-name="P4">
作者: Ukrinform (Person)</text:p>
      <text:p text:style-name="P4">
出版商: Укринформ (Organization)</text:p>
      <text:p text:style-name="P4">
出版时间: 2023-06-17T19:24:00+03:00</text:p>
      <text:p text:style-name="P4">
修改时间: 2023-06-17T19:24:00+03:00</text:p>
      <text:p text:style-name="P4">
描述: 敌人的主要努力继续集中在利马，巴赫穆特，阿维迪夫和玛丽因方向上，在那里进行了激烈的战斗。 白天有22次战斗冲突。  - 乌克林。</text:p>
      <text:p text:style-name="P4">
图片: ['<text:a xlink:type="simple" xlink:href="https://static.ukrinform.com/photos/2023_06/thumb_files/630_360_1686368008-969.jpg" text:style-name="Internet_20_link" text:visited-style-name="Visited_20_Internet_20_Link">
630_360_16863...</text:a>
']</text:p>
      <text:p text:style-name="P4">
标签: ['Генштаб', 'ЗСУ', 'Війна з Росією', '#stoprussia']</text:p>
      <text:p text:style-name="P4">
类型: Article</text:p>
      <!--METADATA-->
      <text:p text:style-name="P4">
<draw:frame draw:style-name="fr1" draw:name="Image201" text:anchor-type="as-char" svg:width="6.9236in" svg:height="3.956343in" draw:z-index="0">
<draw:image xlink:href="../Images/yкринформ/2023-06-17T19-24-00-03-00/630_360_1686368008-969.jpg" xlink:type="simple" xlink:show="embed" xlink:actuate="onLoad" draw:mime-type="image/jpeg"/>
</draw:frame>
敌人的主大厅继续专注于利马，巴赫穆特，阿维迪·塔玛林(Avdi Tamarin)的指示，在那里进行了激烈的战斗。 白天有22场战斗。</text:p>
      <text:p text:style-name="P4">
根据乌克林福姆的说法，乌克兰武装部队的总参谋部在[Facebook]上报道(https://www.facebook.com/GeneralStaff.ua/posts/pfbid031DWUcLJgZPAcsjmqBR9YjjQ1gqpfgA6vJ29F9aB2GEimmCRRe7LzYani2xwjRaqWl)截至6月17日星期六18:00发布了运营信息。</text:p>
      <text:p text:style-name="P4">
“据总参谋部称，主要努力继续专注于<text:span text:style-name="T4">
 liman </text:span>
，<text:span text:style-name="T4">
 bakhmutsky </text:span>
，<text:span text:style-name="T4">
 avdiivsky </text:span>
 <text:span text:style-name="T4">
和</text:span>
 Marinsky **指示。激烈的战斗继续22次战斗冲突，”  - 消息写着。</text:p>
      <text:p text:style-name="P4">
在白天，俄罗斯军队总共进行了37次航空罢工和19个火箭发射器。</text:p>
      <text:p text:style-name="P4">
总参谋部强调，整个俄罗斯的火箭和航空前锋的可能性仍然很高。</text:p>
      <text:p text:style-name="P4">
总的来说，乌克兰航空在入侵者地区击中了九次中风。 武装部队的武装部队的导弹部队就遭到了两个敌人的管理点，两个仓库和一个炮火姿势的炮击。</text:p>
      <text:p text:style-name="P4">
<text:span text:style-name="T4">
另请阅读：</text:span>
 <text:a xlink:type="simple" xlink:href="https://www.ukrinform.ua/rubric-ato/3724080-ukraina-perehoplue-iniciativu-na-poli-bou-ale-potribna-zbroa-dalnistu-do-200-km-minoboroni.html" text:style-name="Internet_20_link" text:visited-style-name="Visited_20_Internet_20_Link">
乌克兰正在战场上采取行动，但需要达到200公里的范围 - 国防部</text:a>
还有<text:a xlink:type="simple" xlink:href="https://www.ukrinform.ua/tag-zsu" text:style-name="Internet_20_link" text:visited-style-name="Visited_20_Internet_20_Link">
国防力量</text:a>
俄罗斯人的普通自助群体被摧毁。</text:p>
      <text:p text:style-name="P4">
在<text:span text:style-name="T4">
 volynskyi </text:span>
和<text:span text:style-name="T4">
 polissya </text:span>
操作情况并没有发生显着改变。 尚未检测到进攻群体形成的迹象。 在将俄罗斯联邦武装部队的部队战斗和协调的医疗培训活动之前，他们将其派往乌克兰领土的敌对行动领域。</text:p>
      <text:p text:style-name="P4">
在<text:span text:style-name="T4">
 Siverskyi </text:span>
和<text:span text:style-name="T4">
 Slobozhansky </text:span>
俄罗斯的指示保留了与乌克兰边境地区的军事冒险。 在敌人的Janzhulivka Chernihiv地区。<text:span text:style-name="T4">
另请阅读：</text:span>
 <text:a xlink:type="simple" xlink:href="https://www.ukrinform.ua/rubric-ato/3724238-dania-gotova-peredati-vinisuvaci-f16-ukraini-ministr-oboroni.html" text:style-name="Internet_20_link" text:visited-style-name="Visited_20_Internet_20_Link">
<text:span text:style-name="T4">
丹麦</text:span>
准备转移F -16乌克兰-16国防部长</text:a>
敌人的迫击炮和大炮的笔触还来到了古列夫·科扎克克，UDA，红星，Kozacha Lopan，Sagittarius，Staritsa，Ogirtseve，Pletenivka，Vovchanska，Vovchansky Farms，Posklyana，Posklyana，Okhrimivka，Krugl，Krugl，Budarki，Zhlashka，loshakaka，Loshakiv，loshakiv，loshakiv。</text:p>
      <text:p text:style-name="P4">
但是，在<text:span text:style-name="T4">
 kupyansky </text:span>
俄罗斯军队的方向朝着贝雷斯托夫·哈尔基夫地区和诺诺斯洛夫斯克·卢汉斯克地区的方向进行了进攻行动。 从炮兵和迫击炮中，入侵者向Fygolovka开枪，两年，西部，Kamianka和Kislivka，Kharkiv地区，以及Novoselivskoye。</text:p>
      <text:p text:style-name="P4">
在<text:span text:style-name="T4">
 Lymansky </text:span>
俄罗斯军队对Bigorivka的卢汉斯地区进行了进攻行动，但没有成功。 敌人袭击了卢根斯克地区的斯特尔马基夫卡(Stelmakhivka)，内夫斯基(Nevsky)和比格里瓦卡(Bigorivka)，托尔斯基(Torsky)，托斯基(Torsky)，维克纳米斯基(Verkhnamyansky)，拉兹多利夫卡(Razdolivka)，有争议的和serebryantzidnetsky地区。</text:p>
      <text:p text:style-name="P4">
在<text:span text:style-name="T4">
 bakhmutsky上</text:span>
俄罗斯大炮罢工的方向受到Orykhovo-vasylivka的影响，Bogdanivka，Chromovo，Chromovo，Temalal Yar，Ivanovsky，Ivanovsky，Pazarivka，Pazarivka，White Mountain，White Mountain，Konstantantinovka和South Donetsk地区。</text:p>
      <text:p text:style-name="P4">
<text:span text:style-name="T4">
另请阅读：</text:span>
 [比利时将向乌克兰M113坦克传输Loopard Tanks(https://www.ukrinform.ua/rubric-ato/3724026-belgia-peredast-ukraini-tanki-leopard-ta-bronetransporteri-m113.html)在<text:span text:style-name="T4">
 avdiivsky </text:span>
俄罗斯的方向是在草原和阿夫迪夫卡地区的进攻行动不成功。 在Avdiivka和干束的地区，敌人从航空中击败，从炮兵，Tonenke，Pervomaisk，Avdiivka，Avdiivka，Donetsk地区的Vesely Takarlovka发射。</text:p>
      <text:p text:style-name="P4">
在<text:span text:style-name="T4">
马林斯基方向</text:span>
国防军击退了Marinka Udar入侵者的所有攻击。 同时，来自俄罗斯人的炮弹是Visnohnorovka，St. George，Marinka，Venta，Maximilyanivka和Konstantinovkadon地区。 敌人在Krasnogorivka附近也击中了航空。</text:p>
      <text:p text:style-name="P4">
在<text:span text:style-name="T4">
 shakhtarsky </text:span>
俄罗斯军队的方向朝着非洛夫马伊利夫卡和沃迪尼·顿涅茨克地区的方向进行了进攻行动，但没有成功。</text:p>
      <text:p text:style-name="P4">
入侵者在金尼瓦(Golden Niva)和祝福的地区击中了航空罢工，在沙赫塔尔斯卡亚(Shakhtarskaya)，普里奇斯蒂夫卡(Prychistivka)，诺瓦莫克哈伊利夫卡(Novomykhailivka)，卡勒德(Kalledar)，斯托罗兹霍夫(Storozhevo)，诺瓦西尔卡(Novosilkhevo)，诺瓦西尔卡(Novosilka)和唐内斯克地区的诺华卡(Novopilka)。在<text:span text:style-name="T4">
 Zaporizhzhia </text:span>
和<text:span text:style-name="T4">
 Kherson </text:span>
俄罗斯军队继续进行防御行动。 在Zaporizhzhya地区的小Tokmachka和Cossack Chherson地区的敌人中，敌人从航空中击败了。</text:p>
      <text:p text:style-name="P4">
Olgivske, Gulyaypole, Railway, Gulyaypil, Novodarivka, Levadne, Malynivka, Chervone, Novoandriivka, Stepovo, Pubkovo, Stepnogorsk, Kamianske Zaporizhzhya region and Nikopoldnipropetrovsk region were affected by Russian artillery.</text:p>
      <text:p text:style-name="P4">
Mikhailivka，Novodmitrovka，Worthing Lighthouse，The Road，The Road，Berislav，Merrir，Cossack，Mykolaivka，Mykolaivka，Burguna，Olgivka，Olgivka，Tyaginka，Tyaginka，Novotyaginga，Poniatovka，Poniatovka，Molodizhersersersors chernshofka，也遭受了来自俄罗斯人的炮击。 ka， Chernobaevka，Kherson。，Kizomis，Kherson地区的Sofiyivka和Nikolaev地区的Ochakov。</text:p>
      <text:p text:style-name="P4">
正如乌克林福姆(Ukrinform(https://www.ukrinform.ua/rubric-ato/3724144-zsu-maut-uspihi-u-prosuvanni-na-tavrijskomu-napramku-tarnavskij.html)<text:a xlink:type="simple" xlink:href="https://www.ukrinform.ua/rubric-ato/3724144-zsu-maut-uspihi-u-prosuvanni-na-tavrijskomu-napramku-tarnavskij.html" text:style-name="Internet_20_link" text:visited-style-name="Visited_20_Internet_20_Link">
武装部队的成功</text:a>
 <text:a xlink:type="simple" xlink:href="https://www.ukrinform.ua/rubric-ato/3724144-zsu-maut-uspihi-u-prosuvanni-na-tavrijskomu-napramku-tarnavskij.html" text:style-name="Internet_20_link" text:visited-style-name="Visited_20_Internet_20_Link">
 </text:a>
在塔夫里亚方向晋升。</text:p>
      <text:p text:style-name="P4">
News Source: <text:a xlink:type="simple" xlink:href="https://www.ukrinform.ua/rubric-ato/3724266-rosiani-zoseredzuut-zusilla-na-cotiroh-napramkah-za-dobu-22-bojovi-zitknenna.html" text:style-name="Internet_20_link" text:visited-style-name="Visited_20_Internet_20_Link">
https://www.ukrinform.ua/rubric-ato/3724266-rosiani-zoseredzuut-zusilla-na-cotiroh-napramkah-za-dobu-22-bojovi-zitknenna.html</text:a>
</text:p>
      <!--NEWS-->
      <text:h text:style-name="P10" text:outline-level="1">
<text:span text:style-name="T4">
梅佐拉遇到了一个“鸟”和“阿佐夫斯塔尔”</text:span>
</text:h>
      <text:p text:style-name="P4">
作者: Ukrinform (Person)</text:p>
      <text:p text:style-name="P4">
出版商: Укринформ (Organization)</text:p>
      <text:p text:style-name="P4">
出版时间: 2023-06-17T19:33:00+03:00</text:p>
      <text:p text:style-name="P4">
修改时间: 2023-06-17T19:33:00+03:00</text:p>
      <text:p text:style-name="P4">
描述: 欧洲议会主席罗伯特·梅佐尔（Robert Metzol）与乌克兰的护理人员会见了Azovstal Kateryna Polishchuk（呼叫标志 - “ Bird”）。  - 乌克林。</text:p>
      <text:p text:style-name="P4">
图片: ['<text:a xlink:type="simple" xlink:href="https://static.ukrinform.com/photos/2023_06/thumb_files/630_360_1687019424-516.jpg" text:style-name="Internet_20_link" text:visited-style-name="Visited_20_Internet_20_Link">
630_360_16870...</text:a>
']</text:p>
      <text:p text:style-name="P4">
标签: ['Азовсталь', 'Європарламент', 'Маріуполь', 'Мецола']</text:p>
      <text:p text:style-name="P4">
类型: Article</text:p>
      <!--METADATA-->
      <text:p text:style-name="P4">
<draw:frame draw:style-name="fr1" draw:name="Image202" text:anchor-type="as-char" svg:width="6.9236in" svg:height="3.956343in" draw:z-index="0">
<draw:image xlink:href="../Images/yкринформ/2023-06-17T19-33-00-03-00/630_360_1687019424-516.jpg" xlink:type="simple" xlink:show="embed" xlink:actuate="onLoad" draw:mime-type="image/jpeg"/>
</draw:frame>
罗伯特·梅佐拉(Robert Mezola)总统议会与乌克兰的护理人员与Azovstal Kateryna Polishchuk会面(呼叫标志 - “鸟”).</text:p>
      <text:p text:style-name="P4">
Як передає Укрінформ, про це Мецола написала у <text:a xlink:type="simple" xlink:href="https://twitter.com/EP_President/status/1670094677431709698" text:style-name="Internet_20_link" text:visited-style-name="Visited_20_Internet_20_Link">
 Твіттері</text:a>
.</text:p>
      <text:p text:style-name="P4">
"Така зворушлива мить зустрічі з Катериною Поліщук – співочою ПташкоюМаріуполя.</text:p>
      <text:p text:style-name="P4">
Її пісні під час жахливої облоги <text:a xlink:type="simple" xlink:href="https://www.ukrinform.ua/tag-mariupol" text:style-name="Internet_20_link" text:visited-style-name="Visited_20_Internet_20_Link">
 Маріуполя </text:a>
他们代表乌克兰的稳定。</text:p>
      <text:p text:style-name="P4">
这个年轻女子拒绝放弃并挑战恐怖。 她的历史是她的国家：牢不可破，”帖子写道。</text:p>
      <text:p text:style-name="P4">
据乌克林福姆报道，乌克兰军队将国防野马保留了80天以上。 5月16日，撤离捍卫者被俄罗斯侵略者的俄罗斯植物入侵者所阻塞，该工厂持续了几天。</text:p>
      <text:p text:style-name="P4">
<text:span text:style-name="T4">
另请阅读：</text:span>
 <text:a xlink:type="simple" xlink:href="https://www.ukrinform.ua/rubric-polytics/3719026-prezidentka-evroparlamentu-nazvala-pidriv-kahovskoi-ges-zlocinom-proti-ludanosti.html" text:style-name="Internet_20_link" text:visited-style-name="Visited_20_Internet_20_Link">
欧洲议会主席称为Kakhovskaya Heszlochin反对人类</text:a>
9月21日，有200多名乌克兰捍卫者以及在乌克兰BOC战斗的十名外国人设法从俄罗斯囚禁中返回。 特别是，从囚禁中，玛丽奥波尔的捍卫者是亚齐夫团的指挥官丹尼斯·普罗科本科的中间(Redis)，他的副手Svyatoslav Palamar(«kalina»)，Sergivolynsky第36海军陆战队的指挥官(«Volina»)，第36旅Mikhail Dianov的高级中士，Azov Presserpolik Dmitry Kozatsky(奥斯特)，巡逻警察主席(“小鸟”)和别的。</text:p>
      <text:p text:style-name="P4">
<text:span text:style-name="T5">
foto：Robert Metzol / Twitter</text:span>
</text:p>
      <text:p text:style-name="P4">
News Source: <text:a xlink:type="simple" xlink:href="https://www.ukrinform.ua/rubric-society/3724269-mecola-zustrilasa-iz-ptaskou-z-azovstali.html" text:style-name="Internet_20_link" text:visited-style-name="Visited_20_Internet_20_Link">
https://www.ukrinform.ua/rubric-society/3724269-mecola-zustrilasa-iz-ptaskou-z-azovstali.html</text:a>
</text:p>
      <!--NEWS-->
      <text:h text:style-name="P10" text:outline-level="1">
<text:span text:style-name="T4">
在Kherson，Dniep​​er级别下降到米以下</text:span>
</text:h>
      <text:p text:style-name="P4">
作者: Ukrinform (Person)</text:p>
      <text:p text:style-name="P4">
出版商: Укринформ (Organization)</text:p>
      <text:p text:style-name="P4">
出版时间: 2023-06-17T19:40:00+03:00</text:p>
      <text:p text:style-name="P4">
修改时间: 2023-06-17T19:40:00+03:00</text:p>
      <text:p text:style-name="P4">
描述: 截至6月17日起，赫尔森邮政邮政的DNIEPER河的水位达到0.94米。  - 乌克林。</text:p>
      <text:p text:style-name="P4">
图片: ['<text:a xlink:type="simple" xlink:href="https://static.ukrinform.com/photos/2023_06/thumb_files/630_360_1686579448-436.jpg" text:style-name="Internet_20_link" text:visited-style-name="Visited_20_Internet_20_Link">
630_360_16865...</text:a>
']</text:p>
      <text:p text:style-name="P4">
标签: ['Дніпро', 'Херсон', 'Вода', 'Каховська ГЕС']</text:p>
      <text:p text:style-name="P4">
类型: Article</text:p>
      <!--METADATA-->
      <text:p text:style-name="P4">
<draw:frame draw:style-name="fr1" draw:name="Image203" text:anchor-type="as-char" svg:width="6.9236in" svg:height="3.956343in" draw:z-index="0">
<draw:image xlink:href="../Images/yкринформ/2023-06-17T19-40-00-03-00/630_360_1686579448-436.jpg" xlink:type="simple" xlink:show="embed" xlink:actuate="onLoad" draw:mime-type="image/jpeg"/>
</draw:frame>
截至6月17日起，赫尔森邮报创建的Dniep​​er河的水平为0,94米。</text:p>
      <text:p text:style-name="P4">
根据乌克林福姆的说法，[Telegram]报告了州紧急服务。(https://t.me/dsns_telegram/17813)。</text:p>
      <text:p text:style-name="P4">
“在Dniep​​er河上，在Kherson Post的职位上观察到了水平[水]的逐渐下降。(https://www.ukrinform.ua/tag-voda)并在0.94 m“”的级别中。</text:p>
      <text:p text:style-name="P4">
根据SES的说法，截至此时，六个定居点的1004座房屋仍留在Kherson地区右岸的Kherson地区。 该地区左岸的俄罗斯人及时捕获了17个居住的朋克。</text:p>
      <text:p text:style-name="P4">
据报道，已经泵送了82座建筑物的2400万吨水。 自工作开始以来，已经泵送了413座建筑物和地窖的1万吨水，涉及68台电动泵。</text:p>
      <text:p text:style-name="P4">
总共提供了401吨水，超过360千公斤的食物和必不可少的食物。</text:p>
      <text:p text:style-name="P4">
<text:span text:style-name="T4">
另请阅读：</text:span>
 <text:a xlink:type="simple" xlink:href="https://www.ukrinform.ua/rubric-regions/3723809-naslidki-pidrivu-kahovskoi-grebli-golova-zaporizkoi-ova-rozpoviv-pro-riven-vodi-v-oblasti.html" text:style-name="Internet_20_link" text:visited-style-name="Visited_20_Internet_20_Link">
Kakhovskaya大坝的后果：Zaporizhzhia的负责人告诉有关<text:span text:style-name="T4">
级别</text:span>
 <text:span text:style-name="T4">
 </text:span>
 <text:span text:style-name="T4">
水</text:span>
</text:a>
如[Ukrinform]报道(https://www.ukrinform.ua/rubric-other_news/3718791-pidriv-rosianami-kahovskoi-ges-vsi-novini.html)，晚上，6月6日，俄罗斯军队炸毁了卡科夫卡水力发电厂的大坝，导致规模。 赫尔森地区的许多定居点都在水下。而且，洪水受伤的米科洛伊地区地区受伤。</text:p>
      <text:p text:style-name="P4">
6月6日晚餐前，卡科夫卡水电站本身几乎完全在水下。</text:p>
      <text:p text:style-name="P4">
News Source: <text:a xlink:type="simple" xlink:href="https://www.ukrinform.ua/rubric-regions/3724271-u-hersoni-riven-dnipra-sagnuv-nizce-za-metr.html" text:style-name="Internet_20_link" text:visited-style-name="Visited_20_Internet_20_Link">
https://www.ukrinform.ua/rubric-regions/3724271-u-hersoni-riven-dnipra-sagnuv-nizce-za-metr.html</text:a>
</text:p>
      <!--NEWS-->
      <text:h text:style-name="P10" text:outline-level="1">
<text:span text:style-name="T4">
在柏林的西部，UGCC的新田园开放了</text:span>
</text:h>
      <text:p text:style-name="P4">
作者: Ukrinform (Person)</text:p>
      <text:p text:style-name="P4">
出版商: Укринформ (Organization)</text:p>
      <text:p text:style-name="P4">
出版时间: 2023-06-17T19:42:00+03:00</text:p>
      <text:p text:style-name="P4">
修改时间: 2023-06-17T19:42:00+03:00</text:p>
      <text:p text:style-name="P4">
描述: 在天使的教堂中，柏林西区西区的前粉红色姐妹修道院的教堂现在，当地天主教徒将在9:00在9:00在9:00举行神圣礼仪。  - 乌克林。</text:p>
      <text:p text:style-name="P4">
图片: ['<text:a xlink:type="simple" xlink:href="https://static.ukrinform.com/photos/2023_06/thumb_files/630_360_1687020089-571.jpeg" text:style-name="Internet_20_link" text:visited-style-name="Visited_20_Internet_20_Link">
630_360_16870...</text:a>
']</text:p>
      <text:p text:style-name="P4">
标签: ['Берлін', 'Церква', 'Діаспора', 'Німеччина', 'УГКЦ']</text:p>
      <text:p text:style-name="P4">
类型: Article</text:p>
      <!--METADATA-->
      <text:p text:style-name="P4">
<draw:frame draw:style-name="fr1" draw:name="Image204" text:anchor-type="as-char" svg:width="6.9236in" svg:height="3.956343in" draw:z-index="0">
<draw:image xlink:href="../Images/yкринформ/2023-06-17T19-42-00-03-00/630_360_1687020089-571.jpeg" xlink:type="simple" xlink:show="embed" xlink:actuate="onLoad" draw:mime-type="image/jpeg"/>
</draw:frame>
在西部地区的前粉红色姐妹修道院的教堂里，当地的天主教徒现在将在每个星期日充当梦想中的礼仪。</text:p>
      <text:p text:style-name="P4">
根据乌克林福姆的说法，在[Facebook]上(https://ukrainische-kirche.eu/news/vidkryttya-novogo-ukraynskogo-greko-katolytskogo-dushpastyrstva-u-zahidnomu-berlini-380/)德国乌克兰希腊天主教会和斯堪的纳维亚半岛的统治者。</text:p>
      <text:p text:style-name="P4">
在使徒的外部，据说直到最近，圣灵姐妹的这位天主教僧侣圣灵活跃于柏林，但在2022年1月，修女被迫锁定并在2022年86年后离开他们的眼光。这座寺庙中的圣体圣事。</text:p>
      <text:p text:style-name="P4">
修道院关闭后的房屋被移交给了梵蒂冈，将成功的租赁租给了一所私立学校，该学校将在第三代冯·谢勒(von Shele)中进行(Schele学校).</text:p>
      <text:p text:style-name="P4">
Нові власники після 24 лютого 2022 року прийняли під свою опіку і дали дах надголовою понад 60-тьом нашим жінкам з дітьми, котрі втекли від війни в Україніі ще дотепер мешкають у приміщенні монастиря. Двері приватної школи, котраневдовзі прийме нових учнів є відчиненими також і для багатьох українськихдітей.</text:p>
      <text:p text:style-name="P4">
“新租户希望保留圣殿的神圣特征，作为祈祷的地方，神圣的谜团和上帝的存在。 在拜占庭仪式中，在他们的邀请和许可能力下，将在这里进行定期的日常服务。”信息写道。</text:p>
      <text:p text:style-name="P4">
使徒的外在邀请每个人在这个地方进行周日共同的祈祷，并要求圣灵帮助每个人找到圣殿的道路，在这里与基督见面并与他团结。</text:p>
      <text:p text:style-name="P4">
寺庙地址：14052柏林拜纳尔利31号。</text:p>
      <text:p text:style-name="P4">
正如乌克林福姆报道的，在匈牙利<text:a xlink:type="simple" xlink:href="https://www.ukrinform.ua/rubric-diaspora/3714421-v-ugorsini-stvorili-novu-gromadu-ukrainskoi-grekokatolickoi-cerkvi.html" text:style-name="Internet_20_link" text:visited-style-name="Visited_20_Internet_20_Link">
创建</text:a>
乌克兰希腊天主教会的新社区。</text:p>
      <text:p text:style-name="P4">
_foto：斯堪的纳维亚 / Facebook的乌克兰希腊天主教教堂的使徒外观</text:p>
      <text:p text:style-name="P4">
News Source: <text:a xlink:type="simple" xlink:href="https://www.ukrinform.ua/rubric-diaspora/3724272-na-zahodi-berlina-vidkrili-nove-duspastirstvo-ugkc.html" text:style-name="Internet_20_link" text:visited-style-name="Visited_20_Internet_20_Link">
https://www.ukrinform.ua/rubric-diaspora/3724272-na-zahodi-berlina-vidkrili-nove-duspastirstvo-ugkc.html</text:a>
</text:p>
      <!--NEWS-->
      <text:h text:style-name="P10" text:outline-level="1">
<text:span text:style-name="T4">
入侵者在Dnipropetrovsk地区的两个地区开火</text:span>
</text:h>
      <text:p text:style-name="P4">
作者: Ukrinform (Person)</text:p>
      <text:p text:style-name="P4">
出版商: Укринформ (Organization)</text:p>
      <text:p text:style-name="P4">
出版时间: 2023-06-17T19:45:00+03:00</text:p>
      <text:p text:style-name="P4">
修改时间: 2023-06-17T19:45:00+03:00</text:p>
      <text:p text:style-name="P4">
描述: 俄罗斯军队于下午向Dnipropetrovsk地区的Sinelnikov和Nikopol地区开火。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Дніпропетровщина', 'Обстріл', 'Війна з Росією']</text:p>
      <text:p text:style-name="P4">
类型: Article</text:p>
      <!--METADATA-->
      <text:p text:style-name="P4">
<draw:frame draw:style-name="fr1" draw:name="Image208" text:anchor-type="as-char" svg:width="6.9236in" svg:height="3.956343in" draw:z-index="0">
<draw:image xlink:href="../Images/yкринформ/2023-06-17T19-45-00-03-00/630_360_1667124180-530.jpg" xlink:type="simple" xlink:show="embed" xlink:actuate="onLoad" draw:mime-type="image/jpeg"/>
</draw:frame>
下午，俄罗斯军队向辛内尔尼科夫和尼科波尔区开火。</text:p>
      <text:p text:style-name="P4">
关于<text:a xlink:type="simple" xlink:href="https://t.me/mykola_lukashuk/5133" text:style-name="Internet_20_link" text:visited-style-name="Visited_20_Internet_20_Link">
电报</text:a>
乌克林福姆报道，首席Properpetrovsk区域委员会Mykola Lukashuk报道。</text:p>
      <text:p text:style-name="P4">
“今天，敌人已经对该地区的社区进行了两次袭击。(https://www.ukrinform.ua/tag-obstril)Sinelnikov区。 他们袭击了大米哈伊尔社区的领土。第二次袭击是针对尼科波尔区的米尔夫斯基社区。”</text:p>
      <text:p text:style-name="P4">
根据卢卡苏克(Lukashuk)的说法，炮击没有记录任何伤亡。</text:p>
      <text:p text:style-name="P4">
<text:span text:style-name="T4">
另请阅读：</text:span>
 <text:a xlink:type="simple" xlink:href="https://www.ukrinform.ua/rubric-ato/3724220-vorog-skinuv-bombi-na-selise-kozacke-u-hersonskij-oblasti.html" text:style-name="Internet_20_link" text:visited-style-name="Visited_20_Internet_20_Link">
敌人将炸弹扔进了霍森地区的哥萨克村</text:a>
如[Ukrinform]报道(https://www.ukrinform.ua/rubric-regions/3724050-vnoci-vorog-atakuvav-nikopol-poskodzeni-budinki-ta-linia-elektroperedaci.html)，晚上，俄罗斯军队向Nikopoldpropetrovsk地区的炮兵开火。</text:p>
      <text:p text:style-name="P4">
News Source: <text:a xlink:type="simple" xlink:href="https://www.ukrinform.ua/rubric-ato/3724273-zagarbniki-obstrilali-dva-rajoni-dnipropetrovsini.html" text:style-name="Internet_20_link" text:visited-style-name="Visited_20_Internet_20_Link">
https://www.ukrinform.ua/rubric-ato/3724273-zagarbniki-obstrilali-dva-rajoni-dnipropetrovsini.html</text:a>
</text:p>
      <!--NEWS-->
      <text:h text:style-name="P10" text:outline-level="1">
<text:span text:style-name="T4">
Kirilenko：Donetsk地区炮击的一部分是叛徒工作的结果</text:span>
</text:h>
      <text:p text:style-name="P4">
作者: Ukrinform (Person)</text:p>
      <text:p text:style-name="P4">
出版商: Укринформ (Organization)</text:p>
      <text:p text:style-name="P4">
出版时间: 2023-06-17T19:49:13+03:00</text:p>
      <text:p text:style-name="P4">
修改时间: 2023-06-17T19:49:13+03:00</text:p>
      <text:p text:style-name="P4">
描述: 在顿涅茨克地区，合作者经常被揭示，在该地区领土上发生了一些炮击是叛徒工作的结果。  - 乌克林。</text:p>
      <text:p text:style-name="P4">
图片: ['<text:a xlink:type="simple" xlink:href="https://static.ukrinform.com/photos/2023_06/thumb_files/630_360_1687000179-632.jpg" text:style-name="Internet_20_link" text:visited-style-name="Visited_20_Internet_20_Link">
630_360_16870...</text:a>
']</text:p>
      <text:p text:style-name="P4">
标签: ['Донеччина', 'Кириленко', 'Обстріл', 'Держзрада', 'Колаборант', 'Війна з Росією']</text:p>
      <text:p text:style-name="P4">
类型: Article</text:p>
      <!--METADATA-->
      <text:p text:style-name="P4">
<draw:frame draw:style-name="fr1" draw:name="Image209" text:anchor-type="as-char" svg:width="6.9236in" svg:height="3.956343in" draw:z-index="0">
<draw:image xlink:href="../Images/yкринформ/2023-06-17T19-49-13-03-00/630_360_1687000179-632.jpg" xlink:type="simple" xlink:show="embed" xlink:actuate="onLoad" draw:mime-type="image/jpeg"/>
</draw:frame>
不断揭示合作者，在该地区领土的某些炮击是叛徒工作的结果。</text:p>
      <text:p text:style-name="P4">
顿涅茨克地区军事管理局负责人帕维尔·基里伦科(Pavel Kirilenko)(https://www.ukrinform.ua/rubric-regions/3724163-pavlo-kirilenko-kerivnik-doneckoi-oblasnoi-vijskovoi-administracii.html)。</text:p>
      <text:p text:style-name="P4">
“我们必须看着真相并说出来。 不断找到合作者。 此类人的数量是在刑事诉讼中，只能宣布调查人员。 合作者正在并继续采取行动，其中一些<text:a xlink:type="simple" xlink:href="https://www.ukrinform.ua/tag-obstril" text:style-name="Internet_20_link" text:visited-style-name="Visited_20_Internet_20_Link">
炮击</text:a>
这是顿涅茨克地区的吉里姆(Gerrium)发生的，这是基础设施的受欢迎程度，它是俄罗斯特殊服务的贫民窟，也是叛徒工作的结果，”  - 说。</text:p>
      <text:p text:style-name="P4">
他补充说，不幸的是，敌人以一种或另一种方式仍在该地区“他们的眼睛”，乌克兰执法人员试图迅速识别。 OVA的负责人说：“这是一个机器人，根据炮击的数量，其性格，每月进行。”</text:p>
      <text:p text:style-name="P4">
<text:span text:style-name="T4">
另请阅读：</text:span>
 <text:a xlink:type="simple" xlink:href="https://www.ukrinform.ua/rubric-regions/3724138-policia-pokazala-obstrilani-naseleni-punkti-doneccini.html" text:style-name="Internet_20_link" text:visited-style-name="Visited_20_Internet_20_Link">
警方显示被解雇的定居点<text:span text:style-name="T4">
顿涅茨克地区</text:span>
</text:a>
他说，关于当局的合作者，在国家政府的结构机构中，建立了这种表现和事实。</text:p>
      <text:p text:style-name="P4">
“但是Mariupol地区有暂时占领的领土 -  Mangush Takalchytska领土社区，那里的头部主要来自PPZ的乌兹赫·乌兹布朗政党，或者他们的同事，他们是合作的，由我们国家与我们一起背叛。” 据他说，叛徒被告知缺席怀疑，审判前正在进行。</text:p>
      <text:p text:style-name="P4">
<text:span text:style-name="T4">
另请阅读：</text:span>
 <text:a xlink:type="simple" xlink:href="https://www.ukrinform.ua/rubric-economy/3722325-pidtverdzeni-zbitki-agrariiv-doneccini-vid-vtorgnenna-rf-sagaut-3-milardi-ova.html" text:style-name="Internet_20_link" text:visited-style-name="Visited_20_Internet_20_Link">
已确认的农业人物损失<text:span text:style-name="T4">
 Donetsk地区</text:span>
从入侵中，RRF的入侵达到30亿 -OVA</text:a>
</text:p>
      <text:p text:style-name="P4">
据报道，顿涅茨克地区在持续的枪击部队之下，敌人每天杀害并伤害平民，并摧毁该地区的基础设施对象。</text:p>
      <text:p text:style-name="P4">
News Source: <text:a xlink:type="simple" xlink:href="https://www.ukrinform.ua/rubric-ato/3724274-kirilenko-castina-obstriliv-doneccini-rezultat-roboti-zradnikiv.html" text:style-name="Internet_20_link" text:visited-style-name="Visited_20_Internet_20_Link">
https://www.ukrinform.ua/rubric-ato/3724274-kirilenko-castina-obstriliv-doneccini-rezultat-roboti-zradnikiv.html</text:a>
</text:p>
      <!--NEWS-->
      <text:h text:style-name="P10" text:outline-level="1">
<text:span text:style-name="T4">
一个气球在瑞士爆发 - 七名乘客受伤</text:span>
</text:h>
      <text:p text:style-name="P4">
作者: Ukrinform (Person)</text:p>
      <text:p text:style-name="P4">
出版商: Укринформ (Organization)</text:p>
      <text:p text:style-name="P4">
出版时间: 2023-06-17T19:51:00+03:00</text:p>
      <text:p text:style-name="P4">
修改时间: 2023-06-17T19:51:00+03:00</text:p>
      <text:p text:style-name="P4">
描述: 气球坠毁并在瑞士爆发后，有7人被送往医院。  - 乌克林。</text:p>
      <text:p text:style-name="P4">
图片: ['<text:a xlink:type="simple" xlink:href="https://static.ukrinform.com/photos/2023_06/thumb_files/630_360_1687020685-149.jpg" text:style-name="Internet_20_link" text:visited-style-name="Visited_20_Internet_20_Link">
630_360_16870...</text:a>
']</text:p>
      <text:p text:style-name="P4">
标签: ['Аварія', 'Швейцарія', 'Повітряна куля']</text:p>
      <text:p text:style-name="P4">
类型: Article</text:p>
      <!--METADATA-->
      <text:p text:style-name="P4">
<draw:frame draw:style-name="fr1" draw:name="Image210" text:anchor-type="as-char" svg:width="6.9236in" svg:height="3.956343in" draw:z-index="0">
<draw:image xlink:href="../Images/yкринформ/2023-06-17T19-51-00-03-00/630_360_1687020685-149.jpg" xlink:type="simple" xlink:show="embed" xlink:actuate="onLoad" draw:mime-type="image/jpeg"/>
</draw:frame>
气球在瑞士坠毁后，这七个人被送往医院。</text:p>
      <text:p text:style-name="P4">
正如Ukrinform报道的那样，它报告了<text:a xlink:type="simple" xlink:href="https://www.mirror.co.uk/news/world-news/hot-air-balloon-bursts-flames-30257864" text:style-name="Internet_20_link" text:visited-style-name="Visited_20_Internet_20_Link">
镜像</text:a>
。</text:p>
      <text:p text:style-name="P4">
该事件发生在亨嫩贝格的马滕博恩地区。</text:p>
      <text:p text:style-name="P4">
据报道，气球<text:a xlink:type="simple" xlink:href="https://www.ukrinform.ua/tag-pozeza" text:style-name="Internet_20_link" text:visited-style-name="Visited_20_Internet_20_Link">
赶上</text:a>
击倒后不久，在周六早上跌倒在地。</text:p>
      <text:p text:style-name="P4">
据警方称，警察有四名28至64岁的妇女和三名男子。</text:p>
      <text:p text:style-name="P4">
所有七名乘客都被送往医院，有两名妇女和一名男子受伤，另外四人受伤。</text:p>
      <text:p text:style-name="P4">
<text:span text:style-name="T4">
另请阅读：</text:span>
 <text:a xlink:type="simple" xlink:href="https://www.ukrinform.ua/rubric-world/3595652-u-kappadokii-nevdalo-prizemlilas-povitrana-kula-zaginuli-dvoe-turistiv.html" text:style-name="Internet_20_link" text:visited-style-name="Visited_20_Internet_20_Link">
在<text:span text:style-name="T4">
 cappadocia </text:span>
 <text:span text:style-name="T4">
失败</text:span>
 <text:span text:style-name="T4">
 </text:span>
降落<text:span text:style-name="T4">
<text:span text:style-name="T5">
* air </text:span>
* </text:span>
 <text:span text:style-name="T4">
 </text:span>
 ball <text:span text:style-name="T4">
  -  </text:span>
杀死<text:span text:style-name="T4">
 </text:span>
 <text:span text:style-name="T4">
 </text:span>
 <text:span text:style-name="T4">
两个</text:span>
 * <text:span text:style-name="T4">
 </text:span>
游客**</text:a>
据报道，由于事件的结果，一个气球在墨西哥订婚，两个人还活着。</text:p>
      <text:p text:style-name="P4">
<text:span text:style-name="T5">
foto：kapo zg</text:span>
</text:p>
      <text:p text:style-name="P4">
News Source: <text:a xlink:type="simple" xlink:href="https://www.ukrinform.ua/rubric-world/3724275-u-svejcarii-spalahnula-povitrana-kula-postrazdali-semero-pasaziriv.html" text:style-name="Internet_20_link" text:visited-style-name="Visited_20_Internet_20_Link">
https://www.ukrinform.ua/rubric-world/3724275-u-svejcarii-spalahnula-povitrana-kula-postrazdali-semero-pasaziriv.html</text:a>
</text:p>
      <!--NEWS-->
      <text:h text:style-name="P10" text:outline-level="1">
<text:span text:style-name="T4">
在基辅地区，樱桃进入树上 - 驾驶员被杀，四个孩子受伤</text:span>
</text:h>
      <text:p text:style-name="P4">
作者: Ukrinform (Person)</text:p>
      <text:p text:style-name="P4">
出版商: Укринформ (Organization)</text:p>
      <text:p text:style-name="P4">
出版时间: 2023-06-17T19:58:00+03:00</text:p>
      <text:p text:style-name="P4">
修改时间: 2023-06-17T19:58:00+03:00</text:p>
      <text:p text:style-name="P4">
描述: 由于道路事故，一名妇女在基辅地区的布罗瓦斯基地区被杀，四个孩子受伤和住院。  - 乌克林。</text:p>
      <text:p text:style-name="P4">
图片: ['<text:a xlink:type="simple" xlink:href="https://static.ukrinform.com/photos/2023_06/thumb_files/630_360_1687021058-380.jpg" text:style-name="Internet_20_link" text:visited-style-name="Visited_20_Internet_20_Link">
630_360_16870...</text:a>
']</text:p>
      <text:p text:style-name="P4">
标签: ['Діти', 'ДТП', 'Загибель', 'Київщина']</text:p>
      <text:p text:style-name="P4">
类型: Article</text:p>
      <!--METADATA-->
      <text:p text:style-name="P4">
<draw:frame draw:style-name="fr1" draw:name="Image212" text:anchor-type="as-char" svg:width="6.9236in" svg:height="3.956343in" draw:z-index="0">
<draw:image xlink:href="../Images/yкринформ/2023-06-17T19-58-00-03-00/630_360_1687021058-380.jpg" xlink:type="simple" xlink:show="embed" xlink:actuate="onLoad" draw:mime-type="image/jpeg"/>
</draw:frame>
由于道路事故，一名妇女受伤并受伤，由于道路事故而导致道路事故滥用。</text:p>
      <text:p text:style-name="P4">
根据乌克林福姆(Ukrinform(https://t.me/andrii_nebytov/1436)。</text:p>
      <text:p text:style-name="P4">
“今天，在Veselynivka村附近，34岁的樱桃司机离开了Narozbichchya，与一棵树相撞。悲惨的一名妇女的后果<text:a xlink:type="simple" xlink:href="https://www.ukrinform.ua/tag-zagibel" text:style-name="Internet_20_link" text:visited-style-name="Visited_20_Internet_20_Link">
死了</text:a>
，四名5、11、14和15岁的乘客在医疗机构住院。”</text:p>
      <text:p text:style-name="P4">
<text:span text:style-name="T4">
另请阅读：</text:span>
 <text:a xlink:type="simple" xlink:href="https://www.ukrinform.ua/rubric-regions/3721730-na-prikarpatti-stalasa-dtp-patero-zaginublih.html" text:style-name="Internet_20_link" text:visited-style-name="Visited_20_Internet_20_Link">
在喀尔巴阡地区发生<text:span text:style-name="T4">
事故</text:span>
，五人死亡</text:a>
如[Ukrinform]报道(https://www.ukrinform.ua/rubric-regions/3723833-na-lvivsini-zitknulisa-pat-avtomobiliv-e-zertvi.html)，6月16日，在利维夫地区村附近的基辅 - 乔普高速公路上有五辆车。 事故是受害者。</text:p>
      <text:p text:style-name="P4">
News Source: <text:a xlink:type="simple" xlink:href="https://www.ukrinform.ua/rubric-regions/3724278-na-kiivsini-cherry-vihala-u-derevo-vodijka-zaginula-cetvero-ditej-travmovani.html" text:style-name="Internet_20_link" text:visited-style-name="Visited_20_Internet_20_Link">
https://www.ukrinform.ua/rubric-regions/3724278-na-kiivsini-cherry-vihala-u-derevo-vodijka-zaginula-cetvero-ditej-travmovani.html</text:a>
</text:p>
      <!--NEWS-->
      <text:h text:style-name="P10" text:outline-level="1">
<text:span text:style-name="T4">
Erdogan和Von der Liaan讨论了土耳其成员在欧盟的前景</text:span>
</text:h>
      <text:p text:style-name="P4">
作者: Ukrinform (Person)</text:p>
      <text:p text:style-name="P4">
出版商: Укринформ (Organization)</text:p>
      <text:p text:style-name="P4">
出版时间: 2023-06-17T1:38:00+03:00</text:p>
      <text:p text:style-name="P4">
修改时间: 2023-06-17T20:38:00+03:00</text:p>
      <text:p text:style-name="P4">
描述: 支持土耳其在欧盟的全部成员资格的前景将有助于在安卡拉和布鲁塞尔之间的关系中开放新的视野。  - 乌克林。</text:p>
      <text:p text:style-name="P4">
图片: ['<text:a xlink:type="simple" xlink:href="https://static.ukrinform.com/photos/2022_08/thumb_files/630_360_1660844699-886.jpg" text:style-name="Internet_20_link" text:visited-style-name="Visited_20_Internet_20_Link">
630_360_16608...</text:a>
']</text:p>
      <text:p text:style-name="P4">
标签: ['Ердоган', 'Євросоюз', 'Туреччина', 'Фон дер Ляєн']</text:p>
      <text:p text:style-name="P4">
类型: Article</text:p>
      <!--METADATA-->
      <text:p text:style-name="P4">
<draw:frame draw:style-name="fr1" draw:name="Image213" text:anchor-type="as-char" svg:width="6.9236in" svg:height="3.956343in" draw:z-index="0">
<draw:image xlink:href="../Images/yкринформ/2023-06-17T1-38-00-03-00/630_360_1660844699-886.jpg" xlink:type="simple" xlink:show="embed" xlink:actuate="onLoad" draw:mime-type="image/jpeg"/>
</draw:frame>
支持欧盟在欧盟的完整成员资格，将有助于发现安卡拉和布鲁塞尔之间关系的新视野。</text:p>
      <text:p text:style-name="P4">
乌克林福姆(Ukrinform)报告说，这是由土耳其总统雷克·泰耶普·埃尔多安(Recep Tayyip Erdogan)在乌苏拉·德莱恩·乌尔苏拉(Ursula der Lyen Ursula)的电话交谈中指出的，乌克林福姆的报告是指总统管理局的沟通局。</text:p>
      <text:p text:style-name="P4">
对话者讨论了[土耳其]之间的关系问题(https://www.ukrinform.ua/tag-tureccina)和欧盟。 背景德里亚恩(Der Liaien)被授予总统。</text:p>
      <text:p text:style-name="P4">
土耳其领导人说：“成功应对在区域一级出现的挑战的方法是加强欧盟与土耳其之间的合作。”</text:p>
      <text:p text:style-name="P4">
据他介绍，对土耳其的公平态度和对正式会员的前景的支持将有助于开放关系中的新视野。</text:p>
      <text:p text:style-name="P4">
<text:span text:style-name="T4">
另请阅读：</text:span>
 <text:a xlink:type="simple" xlink:href="https://www.ukrinform.ua/rubric-world/3723453-posla-svejcarii-v-ankari-viklikali-do-mzs-cerez-antitureckij-protestu-u-curihu.html" text:style-name="Internet_20_link" text:visited-style-name="Visited_20_Internet_20_Link">
瑞士大使在安卡拉大使通过苏黎世的反国抗议活动召集外交部</text:a>
据报道，土耳其自1999年以来一直是加入欧盟的候选人。由于布鲁塞尔对人类土耳其的侵犯和民主原则的政治分歧和批评，2005年开始的间隔在2016年停止了。</text:p>
      <text:p text:style-name="P4">
土耳其与欧盟的关系的紧张关系加剧了塞浦路斯附近的持续争议，以及塞浦路斯和希腊附近的货架和领土的分布。</text:p>
      <text:p text:style-name="P4">
News Source: <text:a xlink:type="simple" xlink:href="https://www.ukrinform.ua/rubric-world/3724287-erdogan-i-fon-der-laen-obgovorili-perspektivi-clenstva-tureccini-v-es.html" text:style-name="Internet_20_link" text:visited-style-name="Visited_20_Internet_20_Link">
https://www.ukrinform.ua/rubric-world/3724287-erdogan-i-fon-der-laen-obgovorili-perspektivi-clenstva-tureccini-v-es.html</text:a>
</text:p>
      <!--NEWS-->
      <text:h text:style-name="P10" text:outline-level="1">
<text:span text:style-name="T4">
乌克兰歌曲节在利维夫举行</text:span>
</text:h>
      <text:p text:style-name="P4">
作者: Ukrinform (Person)</text:p>
      <text:p text:style-name="P4">
出版商: Укринформ (Organization)</text:p>
      <text:p text:style-name="P4">
出版时间: 2023-06-17T20:10:00+03:00</text:p>
      <text:p text:style-name="P4">
修改时间: 2023-06-17T20:10:00+03:00</text:p>
      <text:p text:style-name="P4">
描述: 全国音乐节“乌克兰歌曲”在LVIV举行，年轻且已经著名的音乐家参加。  - 乌克林。</text:p>
      <text:p text:style-name="P4">
图片: ['<text:a xlink:type="simple" xlink:href="https://static.ukrinform.com/photos/2023_06/thumb_files/630_360_1687021825-848.jpeg" text:style-name="Internet_20_link" text:visited-style-name="Visited_20_Internet_20_Link">
630_360_16870...</text:a>
']</text:p>
      <text:p text:style-name="P4">
标签: ['Фестиваль', 'Концерт', 'Львів', 'Музика', 'Пісня']</text:p>
      <text:p text:style-name="P4">
类型: Article</text:p>
      <!--METADATA-->
      <text:p text:style-name="P4">
<draw:frame draw:style-name="fr1" draw:name="Image214" text:anchor-type="as-char" svg:width="6.9236in" svg:height="3.956343in" draw:z-index="0">
<draw:image xlink:href="../Images/yкринформ/2023-06-17T20-10-00-03-00/630_360_1687021825-848.jpeg" xlink:type="simple" xlink:show="embed" xlink:actuate="onLoad" draw:mime-type="image/jpeg"/>
</draw:frame>
全国音乐节“乌克兰歌曲”随着年轻和知名音乐家的参与而在利维夫参加。</text:p>
      <text:p text:style-name="P4">
这是乌克利福通讯员的报道。</text:p>
      <text:p text:style-name="P4">
荧光笔将是TVORCHI乐队，今年代表乌克兰没有生产。</text:p>
      <text:p text:style-name="P4">
音乐会还将由NK，Kazka，Jerry Heil，Zlata Ognevich，Sowa，Tayanna，Anna Butkevich，Marietta，Alekseev，Arsen Mirzoyan参加。</text:p>
      <text:p text:style-name="P4">
晚上的主持人 - 歌手Olya Tsybulska和Eurovision Timur Miroshenko的不断评论员。</text:p>
      <text:p text:style-name="P4">
<text:span text:style-name="T4">
另请阅读：</text:span>
 <text:a xlink:type="simple" xlink:href="https://www.ukrinform.ua/rubric-culture/3723462-pianist-grinuk-dav-blagodijnij-koncert-u-tokio-j-zaklikav-pidtrimuvati-ukrainu.html" text:style-name="Internet_20_link" text:visited-style-name="Visited_20_Internet_20_Link">
钢琴家Hryniuk举行了慈善机构<text:span text:style-name="T4">
音乐会</text:span>
在东京大喊以支持乌克兰</text:a>
去年<text:a xlink:type="simple" xlink:href="https://www.ukrinform.ua/tag-festival" text:style-name="Internet_20_link" text:visited-style-name="Visited_20_Internet_20_Link">
节日</text:a>
“乌克兰歌曲”在波兰的Gdansk举行，但今年，组织者决定在Festrepublic领土的利维夫举行音乐活动。</text:p>
      <text:p text:style-name="P4">
<text:span text:style-name="T5">
foto：音乐会代理</text:span>
</text:p>
      <text:p text:style-name="P4">
News Source: <text:a xlink:type="simple" xlink:href="https://www.ukrinform.ua/rubric-culture/3724282-festival-ukrainska-pisna-prohodit-u-lvovi.html" text:style-name="Internet_20_link" text:visited-style-name="Visited_20_Internet_20_Link">
https://www.ukrinform.ua/rubric-culture/3724282-festival-ukrainska-pisna-prohodit-u-lvovi.html</text:a>
</text:p>
      <!--NEWS-->
      <text:h text:style-name="P10" text:outline-level="1">
<text:span text:style-name="T4">
Vereshchuk关于在赫尔森的志愿者的殴打：国家应该表明，比可憎的要强</text:span>
</text:h>
      <text:p text:style-name="P4">
作者: Ukrinform (Person)</text:p>
      <text:p text:style-name="P4">
出版商: Укринформ (Organization)</text:p>
      <text:p text:style-name="P4">
出版时间: 2023-06-17T20:11:00+03:00</text:p>
      <text:p text:style-name="P4">
修改时间: 2023-06-17T23:11:00+03:00</text:p>
      <text:p text:style-name="P4">
描述: 在击败了当地执法机构，与反对自由疏散的反对者一起进行解释性工作，击败了赫尔森志愿者后，杀死了伊琳娜·弗雷什丘克（Irina Vereshchuk）临时临时占领的领土，以与自由疏散的反对者进行解释性工作。  - 乌克林。</text:p>
      <text:p text:style-name="P4">
图片: ['<text:a xlink:type="simple" xlink:href="https://static.ukrinform.com/photos/2023_05/thumb_files/630_360_1683807598-471.jpg" text:style-name="Internet_20_link" text:visited-style-name="Visited_20_Internet_20_Link">
630_360_16838...</text:a>
']</text:p>
      <text:p text:style-name="P4">
标签: ['Евакуація', 'Херсонщина', 'МВС', 'Побиття', 'Верещук']</text:p>
      <text:p text:style-name="P4">
类型: Article</text:p>
      <!--METADATA-->
      <text:p text:style-name="P4">
<draw:frame draw:style-name="fr1" draw:name="Image215" text:anchor-type="as-char" svg:width="6.9236in" svg:height="3.956343in" draw:z-index="0">
<draw:image xlink:href="../Images/yкринформ/2023-06-17T20-11-00-03-00/630_360_1683807598-471.jpg" xlink:type="simple" xlink:show="embed" xlink:actuate="onLoad" draw:mime-type="image/jpeg"/>
</draw:frame>
临时占领领土重新融入艾琳娜·弗雷什丘克(Irina Vereshchuk)的替代人米尼斯特·米尼斯特(Viceremier-Minister)，在击败了霍尔森(Kherson)志愿者之后，必须与反对自由撤离的反对者进行当地执法机构。</text:p>
      <text:p text:style-name="P4">
正如乌克林福姆报道的那样，Vereshchuk在[电报]中写道(https://t.me/vereshchuk_iryna/1942)。</text:p>
      <text:p text:style-name="P4">
重返社会部负责人强调，要赚钱并攻击那些帮助人们异常离开危险区域的人。</text:p>
      <text:p text:style-name="P4">
“国家应该表明它比那两个可憎的要强。我转向Dyerson Force Bloc。我知道您能够迅速忍受。(https://www.ukrinform.ua/tag-evakuacia)**它对人是免费的，所以它是免费的。 如果有人不同意，请向他们解释，以便他们被理解。”她说。</text:p>
      <text:p text:style-name="P4">
<text:span text:style-name="T4">
另请阅读：</text:span>
 <text:span text:style-name="T4">
 [在赫尔森(Kherson(https://www.ukrinform.ua/rubric-regions/3724198-u-hersoni-pobili-volontera-akij-bezkostovno-perevoziv-ludej-iz-pidtoplenih-teritorij.html)</text:span>
</text:p>
      <text:p text:style-name="P4">
根据Vereshchuk的说法，人们需要看到力量是力量。</text:p>
      <text:p text:style-name="P4">
正如乌克林福姆报道的那样，在赫尔森，两个承运人_ <text:span text:style-name="T4">
 <text:a xlink:type="simple" xlink:href="https://www.ukrinform.ua/rubric-regions/3724198-u-hersoni-pobili-volontera-akij-bezkostovno-perevoziv-ludej-iz-pidtoplenih-teritorij.html" text:style-name="Internet_20_link" text:visited-style-name="Visited_20_Internet_20_Link">
击败著名的志愿者</text:a>
</text:span>
 _，他免费从被洪水淹没的地区运送人们。 设定人。</text:p>
      <text:p text:style-name="P4">
News Source: <text:a xlink:type="simple" xlink:href="https://www.ukrinform.ua/rubric-ato/3724311-veresuk-pro-pobitta-volontera-v-hersoni-derzava-mae-pokazati-so-silnisa-za-merzotnikiv.html" text:style-name="Internet_20_link" text:visited-style-name="Visited_20_Internet_20_Link">
https://www.ukrinform.ua/rubric-ato/3724311-veresuk-pro-pobitta-volontera-v-hersoni-derzava-mae-pokazati-so-silnisa-za-merzotnikiv.html</text:a>
</text:p>
      <!--NEWS-->
      <text:h text:style-name="P10" text:outline-level="1">
<text:span text:style-name="T4">
电报中的空军没有详细说明俄罗斯联邦飞行的火箭飞行，只表示方向-Ignati</text:span>
</text:h>
      <text:p text:style-name="P4">
作者: Ukrinform (Person)</text:p>
      <text:p text:style-name="P4">
出版商: Укринформ (Organization)</text:p>
      <text:p text:style-name="P4">
出版时间: 2023-06-17T20:22:00+03:00</text:p>
      <text:p text:style-name="P4">
修改时间: 2023-06-17T20:22:00+03:00</text:p>
      <text:p text:style-name="P4">
描述: 空军电报提供了来自俄罗斯导弹飞行的地方的信息，乌克兰的防空摧毁了多少，但没有细节 - 准确的地方飞翔：只有指示。  - 乌克林。</text:p>
      <text:p text:style-name="P4">
图片: ['<text:a xlink:type="simple" xlink:href="https://static.ukrinform.com/photos/2023_04/thumb_files/630_360_1681053650-211.jpg" text:style-name="Internet_20_link" text:visited-style-name="Visited_20_Internet_20_Link">
630_360_16810...</text:a>
']</text:p>
      <text:p text:style-name="P4">
标签: ['Повітряні сили ЗСУ', 'Війна з Росією', 'Повітряна тривога', 'ППО', 'Ігнат']</text:p>
      <text:p text:style-name="P4">
类型: Article</text:p>
      <!--METADATA-->
      <text:p text:style-name="P4">
<draw:frame draw:style-name="fr1" draw:name="Image216" text:anchor-type="as-char" svg:width="6.9236in" svg:height="3.956343in" draw:z-index="0">
<draw:image xlink:href="../Images/yкринформ/2023-06-17T20-22-00-03-00/630_360_1681053650-211.jpg" xlink:type="simple" xlink:show="embed" xlink:actuate="onLoad" draw:mime-type="image/jpeg"/>
</draw:frame>
空军的Utegram-unnanlel提供了信息，从俄罗斯枪飞行的地方，乌克兰的防空摧毁了多少，但没有细节，它正在飞行：只有指示的方向。</text:p>
      <text:p text:style-name="P4">
这是在评论中报道的<text:a xlink:type="simple" xlink:href="https://ukr.radio/news.html" text:style-name="Internet_20_link" text:visited-style-name="Visited_20_Internet_20_Link">
乌克兰广播电台</text:a>
乌克林福姆报道说，空军司令部尤里·伊格纳特的发言人。</text:p>
      <text:p text:style-name="P4">
据他介绍，空军电报通道将告知人口主要的火箭袭击：“很明显，所有<text:a xlink:type="simple" xlink:href="https://www.ukrinform.ua/tag-povitrana-trivoga" text:style-name="Internet_20_link" text:visited-style-name="Visited_20_Internet_20_Link">
空气焦虑</text:a>
几乎不建议给予，因为我们有“空气焦虑”的申请，因此有一些州机构已正式报告。 我们在那里发表正式演讲，这是BOOE每晚工作的结果。 昨天(6月16日 -  ed。)例如，6个“匕首”，6个有翼的“机芯”火箭，无人机被摧毁。 我们发布了信息 - 我们飞过的地方，我们被摧毁了多少，空中旅做了。</text:p>
      <text:p text:style-name="P4">
但是，他说，在空军中飞行的地方不会 - 只会指示方向。 “例如，将有通知TU-95飞行，他们正在搬到里海地区，他们将向人们报告可能会发射。将报道经过验证的电报运河。当前的链接不是匿名频道，尤其是在媒体代表中，而是官方消息来源，“  - 称为空军武装部队的发言人。 他敦促不使用匿名TG频道查找有关空袭的信息。</text:p>
      <text:p text:style-name="P4">
<text:span text:style-name="T4">
另请阅读：</text:span>
 <text:a xlink:type="simple" xlink:href="https://www.ukrinform.ua/rubric-ato/3724006-reznikov-sprognozuvav-koli-ukraina-zmoze-postaviti-na-ozbroenna-f16.html" text:style-name="Internet_20_link" text:visited-style-name="Visited_20_Internet_20_Link">
Reznikov预测乌克兰何时能够进行F-16创新</text:a>
他补充说，将有有关发射的信息，导弹进入乌克兰领土以及他们前进的位置，该地区的负责人将能够在某个地方加强这些信息：“他们将能够告知这一信息。防空将在该地区工作，因此“我们要求每个人都进入庇护所。”据他说，社交网络的普通用户被禁止发布防空照片的视频 - 这是一个方面。 “另一个是实时火箭运动的方向，以及用我们的系统和非探测来识别它们 - 这是一个不舒服的说话的关键。” Ignati举了不可接受的消息的示例。 “他们进来并从雷达中消失，出现在另一个地区”  - 此信息最多。 “关于显示碎片和防防防防防气管的禁令，显然每个人都知道。使用手机，设备，我们的pppogerero中如何工作时，当城市的几个点从同一火箭中删除时，可以在地图线上进行建模从位置越过。发射。它可以为敌人带来清晰的空中防空发射的图像。敌人使用的其他来源。” Ingat总结说。</text:p>
      <text:p text:style-name="P4">
<text:span text:style-name="T4">
另请阅读：</text:span>
 <text:a xlink:type="simple" xlink:href="https://www.ukrinform.ua/rubric-ato/3723768-rosia-moze-popovnuvati-kilkist-kalibriv-gumenuk.html" text:style-name="Internet_20_link" text:visited-style-name="Visited_20_Internet_20_Link">
俄罗斯可以补充“口径”的数量-Humeniuk</text:a>
武装部队的空军在其官方电报频道上报告<text:a xlink:type="simple" xlink:href="https://www.ukrinform.ua/rubric-ato/3723680-povitrani-sili-povidomlatimut-pro-zagrozi-v-rezimi-onlajn-u-telegrami.html" text:style-name="Internet_20_link" text:visited-style-name="Visited_20_Internet_20_Link">
开始通知人口</text:a>
关于火箭中风和攻击的威胁DROAM-KAMIKADZE <text:a xlink:type="simple" xlink:href="https://www.ukrinform.ua/rubric-ato/3723680-povitrani-sili-povidomlatimut-pro-zagrozi-v-rezimi-onlajn-u-telegrami.html" text:style-name="Internet_20_link" text:visited-style-name="Visited_20_Internet_20_Link">
</text:a>
类型Shahd。 目前，该频道197.7,000个订户。</text:p>
      <text:p text:style-name="P4">
News Source: <text:a xlink:type="simple" xlink:href="https://www.ukrinform.ua/rubric-ato/3724280-povitrani-sili-u-telegrami-ne-detalizuut-kudi-letat-raketi-rf-lise-vkazuut-napram-ignat.html" text:style-name="Internet_20_link" text:visited-style-name="Visited_20_Internet_20_Link">
https://www.ukrinform.ua/rubric-ato/3724280-povitrani-sili-u-telegrami-ne-detalizuut-kudi-letat-raketi-rf-lise-vkazuut-napram-ignat.html</text:a>
</text:p>
      <!--NEWS-->
      <text:h text:style-name="P10" text:outline-level="1">
<text:span text:style-name="T4">
Erdogan和Von der Liaan讨论了土耳其成员在欧盟的前景</text:span>
</text:h>
      <text:p text:style-name="P4">
作者: Ukrinform (Person)</text:p>
      <text:p text:style-name="P4">
出版商: Укринформ (Organization)</text:p>
      <text:p text:style-name="P4">
出版时间: 2023-06-17T20:38:00+03:00</text:p>
      <text:p text:style-name="P4">
修改时间: 2023-06-17T20:38:00+03:00</text:p>
      <text:p text:style-name="P4">
描述: 支持土耳其在欧盟的全部成员资格的前景将有助于在安卡拉和布鲁塞尔之间的关系中开放新的视野。  - 乌克林。</text:p>
      <text:p text:style-name="P4">
图片: ['<text:a xlink:type="simple" xlink:href="https://static.ukrinform.com/photos/2022_08/thumb_files/630_360_1660844699-886.jpg" text:style-name="Internet_20_link" text:visited-style-name="Visited_20_Internet_20_Link">
630_360_16608...</text:a>
']</text:p>
      <text:p text:style-name="P4">
标签: ['Ердоган', 'Євросоюз', 'Туреччина', 'Фон дер Ляєн']</text:p>
      <text:p text:style-name="P4">
类型: Article</text:p>
      <!--METADATA-->
      <text:p text:style-name="P4">
<draw:frame draw:style-name="fr1" draw:name="Image217" text:anchor-type="as-char" svg:width="6.9236in" svg:height="3.956343in" draw:z-index="0">
<draw:image xlink:href="../Images/yкринформ/2023-06-17T20-38-00-03-00/630_360_1660844699-886.jpg" xlink:type="simple" xlink:show="embed" xlink:actuate="onLoad" draw:mime-type="image/jpeg"/>
</draw:frame>
支持欧盟在欧盟的完整成员资格，将有助于发现安卡拉和布鲁塞尔之间关系的新视野。</text:p>
      <text:p text:style-name="P4">
乌克林福姆(Ukrinform)报告说，这是由土耳其总统雷克·泰耶普·埃尔多安(Recep Tayyip Erdogan)在乌苏拉·德莱恩·乌尔苏拉(Ursula der Lyen Ursula)的电话交谈中指出的，乌克林福姆的报告是指总统管理局的沟通局。</text:p>
      <text:p text:style-name="P4">
对话者讨论了[土耳其]之间的关系问题(https://www.ukrinform.ua/tag-tureccina)和欧盟。 背景德里亚恩(Der Liaien)被授予总统。</text:p>
      <text:p text:style-name="P4">
土耳其领导人说：“成功应对在区域一级出现的挑战的方法是加强欧盟与土耳其之间的合作。”</text:p>
      <text:p text:style-name="P4">
据他介绍，对土耳其的公平态度和对正式会员的前景的支持将有助于开放关系中的新视野。</text:p>
      <text:p text:style-name="P4">
<text:span text:style-name="T4">
另请阅读：</text:span>
 <text:a xlink:type="simple" xlink:href="https://www.ukrinform.ua/rubric-world/3723453-posla-svejcarii-v-ankari-viklikali-do-mzs-cerez-antitureckij-protestu-u-curihu.html" text:style-name="Internet_20_link" text:visited-style-name="Visited_20_Internet_20_Link">
瑞士大使在安卡拉大使通过苏黎世的反国抗议活动召集外交部</text:a>
据报道，土耳其自1999年以来一直是加入欧盟的候选人。由于布鲁塞尔对人类土耳其的侵犯和民主原则的政治分歧和批评，2005年开始的间隔在2016年停止了。</text:p>
      <text:p text:style-name="P4">
土耳其与欧盟的关系的紧张关系加剧了塞浦路斯附近的持续争议，以及塞浦路斯和希腊附近的货架和领土的分布。</text:p>
      <text:p text:style-name="P4">
News Source: <text:a xlink:type="simple" xlink:href="https://www.ukrinform.ua/rubric-world/3724287-erdogan-i-fon-der-laen-obgovorili-perspektivi-clenstva-tureccini-v-es.html" text:style-name="Internet_20_link" text:visited-style-name="Visited_20_Internet_20_Link">
https://www.ukrinform.ua/rubric-world/3724287-erdogan-i-fon-der-laen-obgovorili-perspektivi-clenstva-tureccini-v-es.html</text:a>
</text:p>
      <!--NEWS-->
      <text:h text:style-name="P10" text:outline-level="1">
<text:span text:style-name="T4">
防空摧毁了赫尔森地区的两架俄罗斯无人机</text:span>
</text:h>
      <text:p text:style-name="P4">
作者: Ukrinform (Person)</text:p>
      <text:p text:style-name="P4">
出版商: Укринформ (Organization)</text:p>
      <text:p text:style-name="P4">
出版时间: 2023-06-17T20:42:00+03:00</text:p>
      <text:p text:style-name="P4">
修改时间: 2023-06-17T20:42:00+03:00</text:p>
      <text:p text:style-name="P4">
描述: 在赫尔森地区，6月17日，空中国防军被两架俄罗斯无人机摧毁 - 冲击“柳叶刀”和侦察“奥兰”。  - 乌克林。</text:p>
      <text:p text:style-name="P4">
图片: ['<text:a xlink:type="simple" xlink:href="https://static.ukrinform.com/photos/2023_06/thumb_files/630_360_1687023688-218.jpg" text:style-name="Internet_20_link" text:visited-style-name="Visited_20_Internet_20_Link">
630_360_16870...</text:a>
']</text:p>
      <text:p text:style-name="P4">
标签: ['Безпілотник', 'Херсонщина', 'ППО']</text:p>
      <text:p text:style-name="P4">
类型: Article</text:p>
      <!--METADATA-->
      <text:p text:style-name="P4">
<draw:frame draw:style-name="fr1" draw:name="Image218" text:anchor-type="as-char" svg:width="6.9236in" svg:height="3.956343in" draw:z-index="0">
<draw:image xlink:href="../Images/yкринформ/2023-06-17T20-42-00-03-00/630_360_1687023688-218.jpg" xlink:type="simple" xlink:show="embed" xlink:actuate="onLoad" draw:mime-type="image/jpeg"/>
</draw:frame>
6月17日，空中国防军的乌森地区被两架俄罗斯无人机摧毁 - 震惊的“柳叶刀”和侦察“奥兰”。</text:p>
      <text:p text:style-name="P4">
根据乌克林福姆的说法，南航空司令部在[Facebook]上报告(https://www.facebook.com/PvKPivden/posts/pfbid02DcL9hWsSXCWuMxAFdZgBMCARefbKWkx2y86dzMdo5ysZkoqsLGaSWrv8JzNRgRVWl).</text:p>
      <text:p text:style-name="P4">
"17 червня 2023 року, на Херсонщині, силами та засобами протиповітряноїоборони повітряного командування "Південь" знищено розвідувальний <text:a xlink:type="simple" xlink:href="https://www.ukrinform.ua/tag-bezpilotnik" text:style-name="Internet_20_link" text:visited-style-name="Visited_20_Internet_20_Link">
 БпЛА</text:a>
Orlan-10“和Lancet”无人机， - 消息读取。</text:p>
      <text:p text:style-name="P4">
<text:span text:style-name="T4">
另请阅读：</text:span>
 [在斯瓦托夫国防军下摧毁了俄罗斯人的“飞机场” <text:span text:style-name="T4">
无人机</text:span>
 s]]](https://www.ukrinform.ua/rubric-ato/3722690-pid-svatovim-sili-oboroni-znisili-aerodrom-rosijskih-bezpilotnikiv.html)如[Ukrinform]报道(https://www.ukrinform.ua/rubric-ato/3724054-sili-oboroni-znisili-vze-219-170-rosian.html)截至6月17日，在乌克兰的解决通道中，全面的战争已经失去了3977辆坦克，7706辆战斗装甲车和成千上万的其他设备。</text:p>
      <text:p text:style-name="P4">
<text:span text:style-name="T5">
foto：南空气命令</text:span>
 _ _</text:p>
      <text:p text:style-name="P4">
News Source: <text:a xlink:type="simple" xlink:href="https://www.ukrinform.ua/rubric-ato/3724288-ppo-znisila-dva-rosijski-bezpilotniki-na-hersonsini.html" text:style-name="Internet_20_link" text:visited-style-name="Visited_20_Internet_20_Link">
https://www.ukrinform.ua/rubric-ato/3724288-ppo-znisila-dva-rosijski-bezpilotniki-na-hersonsini.html</text:a>
</text:p>
      <!--NEWS-->
      <text:h text:style-name="P10" text:outline-level="1">
<text:span text:style-name="T4">
Mkip确认了霍森地区Polina Rayko博物馆的洪水泛滥</text:span>
</text:h>
      <text:p text:style-name="P4">
作者: Ukrinform (Person)</text:p>
      <text:p text:style-name="P4">
出版商: Укринформ (Organization)</text:p>
      <text:p text:style-name="P4">
出版时间: 2023-06-17T20:44:00+03:00</text:p>
      <text:p text:style-name="P4">
修改时间: 2023-06-17T20:44:00+03:00</text:p>
      <text:p text:style-name="P4">
描述: 有关乌克兰艺术家波琳娜·雷科（Polina Rayko）家庭穆斯穆塞姆（House-Museum of the House-Museum）暂时捕获的Oleshki的破坏的信息，他由于俄罗斯俄罗斯军队的爆炸而淹没了Kakhovka水力发电站。  - 乌克林。</text:p>
      <text:p text:style-name="P4">
图片: ['<text:a xlink:type="simple" xlink:href="https://static.ukrinform.com/photos/2023_06/thumb_files/630_360_1687023405-617.jpg" text:style-name="Internet_20_link" text:visited-style-name="Visited_20_Internet_20_Link">
630_360_16870...</text:a>
']</text:p>
      <text:p text:style-name="P4">
标签: ['Херсонщина', 'Музей', 'Каховська ГЕС', 'МКІП ', 'Художниця', 'Підтоплення']</text:p>
      <text:p text:style-name="P4">
类型: Article</text:p>
      <!--METADATA-->
      <text:p text:style-name="P4">
<draw:frame draw:style-name="fr1" draw:name="Image219" text:anchor-type="as-char" svg:width="6.9236in" svg:height="3.956343in" draw:z-index="0">
<draw:image xlink:href="../Images/yкринформ/2023-06-17T20-44-00-03-00/630_360_1687023405-617.jpg" xlink:type="simple" xlink:show="embed" xlink:actuate="onLoad" draw:mime-type="image/jpeg"/>
</draw:frame>
有关乌克兰艺术家波利纳·里科科(Polina Ricoko)家庭穆斯穆塞姆(House-Museum)暂时捕获的Oleshkhkhinson地区破坏的信息，后者由于俄罗斯军队在卡科夫卡水力发电站的爆炸而丧生。</text:p>
      <text:p text:style-name="P4">
乌克兰文化和信息政策部在[Telegram]中报道了这一点(https://t.me/mkipu/6500)，报道乌克林福姆。</text:p>
      <text:p text:style-name="P4">
正如MKIP中指出的那样，该网络已经对房屋的可能泛滥进行了较早的信息。 当时，由于艺术家的房屋位于暂时捕获的敌人身上，因此无法确认其可能性。</text:p>
      <text:p text:style-name="P4">
“不幸的是，有关房屋破坏的信息 -  <text:a xlink:type="simple" xlink:href="https://www.ukrinform.ua/tag-muzej" text:style-name="Internet_20_link" text:visited-style-name="Visited_20_Internet_20_Link">
博物馆</text:a>
雷科(Rayko)的波丽娜(Polina)已得到证实，这是摧毁乌克兰艺术中有历史的恐怖分子国家之一的后果的第一张照片。”</text:p>
      <text:p text:style-name="P4">
<text:span text:style-name="T4">
另请阅读：</text:span>
 <text:a xlink:type="simple" xlink:href="https://www.ukrinform.ua/rubric-culture/3724164-mozut-buti-desatki-miljoniv-tkacenko-pro-zbitki-kulturnoi-spadsini-vid-pidrivu-kahovskoi-ges.html" text:style-name="Internet_20_link" text:visited-style-name="Visited_20_Internet_20_Link">
可能是数千万：<text:span text:style-name="T4">
 tkachenko </text:span>
关于Kakhovka Hydroelectric Power Station爆炸中失去文化遗产的信息</text:a>
该部提醒人们，在雷科(Rayko)的房子的墙壁上，她复制了自己的传记，描绘了家庭肖像，以及喜欢的象征主义和不同形状，颜色和物种的鸟类。</text:p>
      <text:p text:style-name="P4">
Mkip强调说：“这种独特的地方的重要性是俄罗斯如何破坏乌克兰文化和历史。”</text:p>
      <text:p text:style-name="P4">
正如乌克林福姆报道的那样，由于破坏了卡科夫卡水力发电站的俄罗斯人，乌希隆和mykolaiv地区<text:a xlink:type="simple" xlink:href="https://www.ukrinform.ua/rubric-culture/3723879-tkacenko-cerez-pidriv-kahovskoi-ges-u-zoni-riziku-147-zakladiv-kulturi-ta-misteckoi-osviti.html" text:style-name="Internet_20_link" text:visited-style-name="Visited_20_Internet_20_Link">
之前</text:a>
 <text:a xlink:type="simple" xlink:href="https://www.ukrinform.ua/rubric-culture/3723879-tkacenko-cerez-pidriv-kahovskoi-ges-u-zoni-riziku-147-zakladiv-kulturi-ta-misteckoi-osviti.html" text:style-name="Internet_20_link" text:visited-style-name="Visited_20_Internet_20_Link">
</text:a>
<text:a xlink:type="simple" xlink:href="https://www.ukrinform.ua/rubric-culture/3723879-tkacenko-cerez-pidriv-kahovskoi-ges-u-zoni-riziku-147-zakladiv-kulturi-ta-misteckoi-osviti.html" text:style-name="Internet_20_link" text:visited-style-name="Visited_20_Internet_20_Link">
147个文化机构有风险</text:a>
和艺术教育。  照片：Mkip，Facebook</text:p>
      <text:p text:style-name="P4">
News Source: <text:a xlink:type="simple" xlink:href="https://www.ukrinform.ua/rubric-culture/3724289-mkip-pidtverdilo-zatoplenna-muzeu-polini-rajko-na-hersonsini.html" text:style-name="Internet_20_link" text:visited-style-name="Visited_20_Internet_20_Link">
https://www.ukrinform.ua/rubric-culture/3724289-mkip-pidtverdilo-zatoplenna-muzeu-polini-rajko-na-hersonsini.html</text:a>
</text:p>
      <!--NEWS-->
      <text:h text:style-name="P10" text:outline-level="1">
<text:span text:style-name="T4">
国家银行提醒您不要成为欺诈者的受害者</text:span>
</text:h>
      <text:p text:style-name="P4">
作者: Ukrinform (Person)</text:p>
      <text:p text:style-name="P4">
出版商: Укринформ (Organization)</text:p>
      <text:p text:style-name="P4">
出版时间: 2023-06-17T20:48:00+03:00</text:p>
      <text:p text:style-name="P4">
修改时间: 2023-06-17T20:48:00+03:00</text:p>
      <text:p text:style-name="P4">
描述: 提醒国家银行，有必要不涉及欺诈者的金融计划。  - 乌克林。</text:p>
      <text:p text:style-name="P4">
图片: ['<text:a xlink:type="simple" xlink:href="https://static.ukrinform.com/photos/2023_03/thumb_files/630_360_1679320501-539.png" text:style-name="Internet_20_link" text:visited-style-name="Visited_20_Internet_20_Link">
630_360_16793...</text:a>
']</text:p>
      <text:p text:style-name="P4">
标签: ['Нацбанк', 'Шахрайство', 'Україна']</text:p>
      <text:p text:style-name="P4">
类型: Article</text:p>
      <!--METADATA-->
      <text:p text:style-name="P4">
<draw:frame draw:style-name="fr1" draw:name="Image220" text:anchor-type="as-char" svg:width="6.9236in" svg:height="3.956343in" draw:z-index="0">
<draw:image xlink:href="../Images/yкринформ/2023-06-17T20-48-00-03-00/630_360_1679320501-539.png" xlink:type="simple" xlink:show="embed" xlink:actuate="onLoad" draw:mime-type="image/png"/>
</draw:frame>
提醒联合银行，有必要不涉及欺诈者的财务计划。</text:p>
      <text:p text:style-name="P4">
根据乌克林福姆的说法，NBU新闻服务在[Facebook]上报告(https://www.facebook.com/NationalBankOfUkraine/posts/pfbid0fULEZ9R1GZCyw1oo6f9sF83oyPw89nqYSPuBwyGmuq1nQPu5t6DGs3Kk96dEVuG7l).</text:p>
      <text:p text:style-name="P4">
" <text:a xlink:type="simple" xlink:href="https://www.ukrinform.ua/tag-sahrajstvo" text:style-name="Internet_20_link" text:visited-style-name="Visited_20_Internet_20_Link">
 Шахраї </text:a>
他们非常了解“点击”的骨架点是什么样的点来获取所需的信息。 最传奇的骗子是令人震惊的情况和恐吓。 这样的传说的一个例子是，欺诈者代表银行安全工作者打电话并报告他们试图从您的帐户中撤回资金时。”消息将在消息中。</text:p>
      <text:p text:style-name="P4">
国家银行提醒了竞选活动中欺诈行为的主要指标。 当您听到以下内容时，有必要停止使用欺诈行为进行交谈：他们询问卡背面的三位数字，密码，银行代码和移动运营商，将代码固定到卡上，控制您的电话。(被要求进行交易，删除现金，在设备上设置程序，等等。)，要求拍照并发送照片支付卡，这是因为您的卡被阻止，犯罪分子被打破，或者要求他们转到链接并指示支付卡详细信息的所有个人数据。</text:p>
      <text:p text:style-name="P4">
国家银行强调，局势的发生并不重要，银行，NBU，执法机构或任何其他机构都不会要求采取此类行动。</text:p>
      <text:p text:style-name="P4">
*!(https://www.ukrinform.ua/rubric-society/3702800-u-merezi-aktivizuvalisa-sahrai-aki-proponuut-ukraincam-dopomogu-vid-miznarodnih-organizacij.html)如果您已通知卡的欺诈者，即来自SMS的银行代码，则有必要在银行的“申请单”或“电话” Vkontakte Center中立即阻止卡片，或将密码更改为Internet银行业务。 如果欺诈者告诉了互联网银行的密码，那么在这种情况下，有必要捕获卡，帐户和访问互联网银行业务，并以卡背面指示的数字称为Dobank。</text:p>
      <text:p text:style-name="P4">
News Source: <text:a xlink:type="simple" xlink:href="https://www.ukrinform.ua/rubric-society/3724290-u-nacbanku-nagadali-ak-ne-stati-zertvou-sahraiv.html" text:style-name="Internet_20_link" text:visited-style-name="Visited_20_Internet_20_Link">
https://www.ukrinform.ua/rubric-society/3724290-u-nacbanku-nagadali-ak-ne-stati-zertvou-sahraiv.html</text:a>
</text:p>
      <!--NEWS-->
      <text:h text:style-name="P10" text:outline-level="1">
<text:span text:style-name="T4">
在日本到16岁，他们增加了同意性的年龄</text:span>
</text:h>
      <text:p text:style-name="P4">
作者: Ukrinform (Person)</text:p>
      <text:p text:style-name="P4">
出版商: Укринформ (Organization)</text:p>
      <text:p text:style-name="P4">
出版时间: 2023-06-17T21:10:00+03:00</text:p>
      <text:p text:style-name="P4">
修改时间: 2023-06-17T21:10:00+03:00</text:p>
      <text:p text:style-name="P4">
描述: 日本议会已将同意性的同意年龄（世界上最低的人之一）从13年增加到16年。  - 乌克林。</text:p>
      <text:p text:style-name="P4">
图片: ['<text:a xlink:type="simple" xlink:href="https://static.ukrinform.com/photos/2020_09/thumb_files/630_360_1600767017-779.jpeg" text:style-name="Internet_20_link" text:visited-style-name="Visited_20_Internet_20_Link">
630_360_16007...</text:a>
']</text:p>
      <text:p text:style-name="P4">
标签: ['Японія', 'Парламент', 'Закон', 'Секс']</text:p>
      <text:p text:style-name="P4">
类型: Article</text:p>
      <!--METADATA-->
      <text:p text:style-name="P4">
<draw:frame draw:style-name="fr1" draw:name="Image221" text:anchor-type="as-char" svg:width="6.9236in" svg:height="3.956343in" draw:z-index="0">
<draw:image xlink:href="../Images/yкринформ/2023-06-17T21-10-00-03-00/630_360_1600767017-779.jpeg" xlink:type="simple" xlink:show="embed" xlink:actuate="onLoad" draw:mime-type="image/jpeg"/>
</draw:frame>
日本议会已将同意性的同意年龄(世界上最低的人之一)从13年增加到16年。</text:p>
      <text:p text:style-name="P4">
关于它报告<text:a xlink:type="simple" xlink:href="https://www.news18.com/world/japan-raises-consent-age-from-13-to-16-in-reforms-to-sex-crime-legislation-8098183.html" text:style-name="Internet_20_link" text:visited-style-name="Visited_20_Internet_20_Link">
AFP</text:a>
，报道乌克林福姆。</text:p>
      <text:p text:style-name="P4">
人们认为强奸的年龄在法国有16岁，在法国15岁，在德国和中国有14岁。 在日本](https://www.ukrinform.ua/tag-aponia)自1907年以来，它一直保持不变，13岁的儿童被认为能够提供如此好的。</text:p>
      <text:p text:style-name="P4">
根据新法律，如果两个伴侣的年龄超过13年，则法院起诉将不超过五年的青少年夫妇将被释放。</text:p>
      <text:p text:style-name="P4">
此外，日本还审查了性犯罪。 新法律扩大了强奸的定义，并专注于寄售概念。</text:p>
      <text:p text:style-name="P4">
<text:span text:style-name="T4">
另请阅读：</text:span>
 <text:a xlink:type="simple" xlink:href="https://www.ukrinform.ua/rubric-world/3723556-parlament-aponii-shvaliv-stvorenna-specfondu-dla-pokritta-pidvisenih-vitrat-na-oboronu.html" text:style-name="Internet_20_link" text:visited-style-name="Visited_20_Internet_20_Link">
日本议会批准创建一个特殊基金以支付国防范围的范围</text:a>
激进分子向改革打招呼，东京集团人权现在称其为“向前迈出的一大步”。 她的声明说，提高同意性的年龄“将使社会表明成年性虐待是不可接受的。”</text:p>
      <text:p text:style-name="P4">
News Source: <text:a xlink:type="simple" xlink:href="https://www.ukrinform.ua/rubric-world/3724295-u-aponii-do-16-rokiv-pidvisili-vik-zgodi-na-seks.html" text:style-name="Internet_20_link" text:visited-style-name="Visited_20_Internet_20_Link">
https://www.ukrinform.ua/rubric-world/3724295-u-aponii-do-16-rokiv-pidvisili-vik-zgodi-na-seks.html</text:a>
</text:p>
      <!--NEWS-->
      <text:h text:style-name="P10" text:outline-level="1">
<text:span text:style-name="T4">
在摩尔多瓦，农民宣布了新的抗议活动</text:span>
</text:h>
      <text:p text:style-name="P4">
作者: Ukrinform (Person)</text:p>
      <text:p text:style-name="P4">
出版商: Укринформ (Organization)</text:p>
      <text:p text:style-name="P4">
出版时间: 2023-06-17T21:24:00+03:00</text:p>
      <text:p text:style-name="P4">
修改时间: 2023-06-17T23:24:00+03:00</text:p>
      <text:p text:style-name="P4">
描述: 从6月19日起，当地农民宣布在摩尔多瓦举行大规模抗议活动。  - 乌克林。</text:p>
      <text:p text:style-name="P4">
图片: ['<text:a xlink:type="simple" xlink:href="https://static.ukrinform.com/photos/2023_06/thumb_files/630_360_1687034413-980.jpg" text:style-name="Internet_20_link" text:visited-style-name="Visited_20_Internet_20_Link">
630_360_16870...</text:a>
']</text:p>
      <text:p text:style-name="P4">
标签: ['Молдова', 'Протест', 'Фермер']</text:p>
      <text:p text:style-name="P4">
类型: Article</text:p>
      <!--METADATA-->
      <text:p text:style-name="P4">
<draw:frame draw:style-name="fr1" draw:name="Image222" text:anchor-type="as-char" svg:width="6.9236in" svg:height="3.956343in" draw:z-index="0">
<draw:image xlink:href="../Images/yкринформ/2023-06-17T21-24-00-03-00/630_360_1687034413-980.jpg" xlink:type="simple" xlink:show="embed" xlink:actuate="onLoad" draw:mime-type="image/jpeg"/>
</draw:frame>
从6月19日起，当地农民宣布在摩尔多瓦举行大规模抗议活动。</text:p>
      <text:p text:style-name="P4">
正如Ukrinform报道的那样，它报告了<text:a xlink:type="simple" xlink:href="https://newsmaker.md/rus/novosti/fermery-obyavili-o-protestah-v-tsentre-kishineva-ozhidayutsya-probki/" text:style-name="Internet_20_link" text:visited-style-name="Visited_20_Internet_20_Link">
新闻记者</text:a>
。</text:p>
      <text:p text:style-name="P4">
自6月19日以来，农民将在<text:span text:style-name="T4">
 [摩尔多瓦]开始大规模抗议活动(https://www.ukrinform.ua/tag-moldova)</text:span>
。 一些农民将来到奇西诺 - 在政府，议会和农业部的建筑物附近罢工。 农民电力协会说，其余的将抗议筹款路线。</text:p>
      <text:p text:style-name="P4">
“尽管我们的组织已经准备好讨论并在第一组的农作物上发布了农民议会的总和，但就政府承诺的薪酬方法和规模进行了谈判。 在这方面，该协会使恢复大规模抗议活动成为可能。”</text:p>
      <text:p text:style-name="P4">
<text:span text:style-name="T4">
另请阅读：</text:span>
 <text:span text:style-name="T4">
 <text:a xlink:type="simple" xlink:href="https://www.ukrinform.ua/rubric-economy/3723319-solskij-obgovoriv-z-agrarnim-ministrom-moldovi-umovi-tranzitu-ukrainskoi-agroprodukcii.html" text:style-name="Internet_20_link" text:visited-style-name="Visited_20_Internet_20_Link">
索尔斯基与摩尔多瓦农业部长讨论了乌克兰农产品的集中信息</text:a>
</text:span>
</text:p>
      <text:p text:style-name="P4">
因此，一些农民将乘拖拉机去首都。 他们将在政府，议会和农业部的建筑物附近抗议。 来自其他地区的农民将在这一天在国家汽车上发布。</text:p>
      <text:p text:style-name="P4">
声明说：“我们向公民道歉，可能带来的不便，当局在这一年中放弃和欺骗的行为者对塔特沃尔托(Tatwerto)捍卫了他们的经济生存权极为愤怒。”</text:p>
      <text:p text:style-name="P4">
<text:span text:style-name="T4">
另请阅读：</text:span>
 <text:span text:style-name="T4">
 <text:a xlink:type="simple" xlink:href="https://www.ukrinform.ua/rubric-society/3721871-moldova-nadala-ukraini-gumanitarnu-dopomogu.html" text:style-name="Internet_20_link" text:visited-style-name="Visited_20_Internet_20_Link">
提供给乌克兰人道主义援助的摩尔多瓦</text:a>
</text:span>
</text:p>
      <text:p text:style-name="P4">
值得注意的是，在抗议文件中，Fitrmers协会指出，6月20日，将在150个拖拉机上乘贝利斯克 - 博多纳，布库拉什等街道前往中央广场，并将将该地区返回政府。建筑。</text:p>
      <text:p text:style-name="P4">
News Source: <text:a xlink:type="simple" xlink:href="https://www.ukrinform.ua/rubric-world/3724312-u-moldovi-fermeri-ogolosili-pro-novi-protesti.html" text:style-name="Internet_20_link" text:visited-style-name="Visited_20_Internet_20_Link">
https://www.ukrinform.ua/rubric-world/3724312-u-moldovi-fermeri-ogolosili-pro-novi-protesti.html</text:a>
</text:p>
      <!--NEWS-->
      <text:h text:style-name="P10" text:outline-level="1">
<text:span text:style-name="T4">
乌克兰克鲁姆克（Krumkh）被释放到伊尔克利（Ilkli）的决赛中</text:span>
</text:h>
      <text:p text:style-name="P4">
作者: Ukrinform (Person)</text:p>
      <text:p text:style-name="P4">
出版商: Укринформ (Organization)</text:p>
      <text:p text:style-name="P4">
出版时间: 2023-06-17T21:26:15+03:00</text:p>
      <text:p text:style-name="P4">
修改时间: 2023-06-17T21:26:15+03:00</text:p>
      <text:p text:style-name="P4">
描述: 他首先在草药罩上玩。  - 乌克林。</text:p>
      <text:p text:style-name="P4">
图片: ['<text:a xlink:type="simple" xlink:href="https://static.ukrinform.com/photos/2023_06/thumb_files/630_360_1687026318-880.jpg" text:style-name="Internet_20_link" text:visited-style-name="Visited_20_Internet_20_Link">
630_360_16870...</text:a>
']</text:p>
      <text:p text:style-name="P4">
标签: ['Теніс']</text:p>
      <text:p text:style-name="P4">
类型: Article</text:p>
      <!--METADATA-->
      <text:p text:style-name="P4">
<draw:frame draw:style-name="fr1" draw:name="Image223" text:anchor-type="as-char" svg:width="6.9236in" svg:height="3.956343in" draw:z-index="0">
<draw:image xlink:href="../Images/yкринформ/2023-06-17T21-26-15-03-00/630_360_1687026318-880.jpg" xlink:type="simple" xlink:show="embed" xlink:actuate="onLoad" draw:mime-type="image/jpeg"/>
</draw:frame>
他首先在草地上玩。</text:p>
      <text:p text:style-name="P4">
乌克林福姆报道，乌克兰网球运动员Alexei Krutykh在Ilcli中达到了Grassy -Chellenger的资格。</text:p>
      <text:p text:style-name="P4">
亚历克西(Alexei)在三套比赛中突袭了日本里约北(Rio Nogucha)。 前七个是乌克兰人的胜利-6：4，在第二党中，日本运动员参加了比赛，派对帐户为6：3。 在第三盘中，他击败了腿-6：4。</text:p>
      <text:p text:style-name="P4">
运动员在球场上度过了一个小时50分钟。 对于网球运动员来说，这是第一次私人会议。</text:p>
      <text:p text:style-name="P4">
<text:span text:style-name="T4">
另请阅读：</text:span>
 <text:a xlink:type="simple" xlink:href="https://www.ukrinform.ua/rubric-sports/3723952-astremska-ta-curenko-provedut-ocnij-matc-na-turniri-v-birmingemi.html" text:style-name="Internet_20_link" text:visited-style-name="Visited_20_Internet_20_Link">
Yastremskaya和Tsurenko将在网络锦标赛上举行眼球比赛</text:a>
在资格赛的结局中，Alexei将与Stuart Parker扮演的中国Shan Junchen会面。</text:p>
      <text:p text:style-name="P4">
照片：ftu</text:p>
      <text:p text:style-name="P4">
News Source: <text:a xlink:type="simple" xlink:href="https://www.ukrinform.ua/rubric-sports/3724296-ukrainec-krutih-vijsov-u-final-kvalifikacii-v-ilkli.html" text:style-name="Internet_20_link" text:visited-style-name="Visited_20_Internet_20_Link">
https://www.ukrinform.ua/rubric-sports/3724296-ukrainec-krutih-vijsov-u-final-kvalifikacii-v-ilkli.html</text:a>
</text:p>
      <!--NEWS-->
      <text:h text:style-name="P10" text:outline-level="1">
<text:span text:style-name="T4">
葡萄牙将给乌克兰无人机 - 媒体</text:span>
</text:h>
      <text:p text:style-name="P4">
作者: Ukrinform (Person)</text:p>
      <text:p text:style-name="P4">
出版商: Укринформ (Organization)</text:p>
      <text:p text:style-name="P4">
出版时间: 2023-06-17T21:38:00+03:00</text:p>
      <text:p text:style-name="P4">
修改时间: 2023-06-17T21:38:00+03:00</text:p>
      <text:p text:style-name="P4">
描述: 葡萄牙Tekever无人机制造商准备为乌克兰提供其一些长期飞行持续时间系统，以支持土地和海上运营。  - 乌克林。</text:p>
      <text:p text:style-name="P4">
图片: ['<text:a xlink:type="simple" xlink:href="https://static.ukrinform.com/photos/2023_06/thumb_files/630_360_1687027085-385.jpg" text:style-name="Internet_20_link" text:visited-style-name="Visited_20_Internet_20_Link">
630_360_16870...</text:a>
']</text:p>
      <text:p text:style-name="P4">
标签: ['Безпілотник', 'БПЛА', 'Британія', 'Португалія', 'Україна', 'ЗСУ', 'Війна з Росією']</text:p>
      <text:p text:style-name="P4">
类型: Article</text:p>
      <!--METADATA-->
      <text:p text:style-name="P4">
<draw:frame draw:style-name="fr1" draw:name="Image224" text:anchor-type="as-char" svg:width="6.9236in" svg:height="3.956343in" draw:z-index="0">
<draw:image xlink:href="../Images/yкринформ/2023-06-17T21-38-00-03-00/630_360_1687027085-385.jpg" xlink:type="simple" xlink:show="embed" xlink:actuate="onLoad" draw:mime-type="image/jpeg"/>
</draw:frame>
葡萄牙Tekever无人机制造商准备为乌克兰提供一些零星的系统，以支持陆地和海洋运营。</text:p>
      <text:p text:style-name="P4">
根据乌克林福姆的报道，它报告了[国防新闻。(https://www.defensenews.com/unmanned/2023/06/16/portuguese-firm-to-provide-drones-to-ukraine-through-british-led-fund/)如前所述，这一步骤将由乌克兰国际基金会资助。</text:p>
      <text:p text:style-name="P4">
本月初，英国国防部发布了一段视频，显示了提供给乌克兰的军事装备。</text:p>
      <text:p text:style-name="P4">
<text:span text:style-name="T4">
另请阅读：</text:span>
 <text:span text:style-name="T4">
 <text:a xlink:type="simple" xlink:href="https://www.ukrinform.ua/rubric-polytics/3717228-zelenskij-zustrivsa-z-premerom-portugalii-govorili-pro-navcanna-pilotiv-i-samit-nato.html" text:style-name="Internet_20_link" text:visited-style-name="Visited_20_Internet_20_Link">
Zelensky会见了葡萄牙总理：谈话飞行员和北约峰会</text:a>
</text:span>
</text:p>
      <text:p text:style-name="P4">
该基金内的交货由英国，丹麦，冰岛，挪威，立陶宛，瑞典和冰岛资助。 该设备将于7月开始。</text:p>
      <text:p text:style-name="P4">
根据该视频，乌克兰将获得大量的四轮摩托车T150制作的英国公司Malloy Aeronautics，飞机无人机，可能会垂直起飞和降落Deltaquad Pro Vtol生产Delta的Delta的Deltaquada和Deltaquani。</text:p>
      <text:p text:style-name="P4">
<text:span text:style-name="T4">
另请阅读：</text:span>
 <text:span text:style-name="T4">
 <text:a xlink:type="simple" xlink:href="https://www.ukrinform.ua/rubric-ato/3714211-glava-pentagonu-nazvav-kraini-aki-zabezpecuvatimut-trenuvanna-ukrainciv-na-f16.html" text:style-name="Internet_20_link" text:visited-style-name="Visited_20_Internet_20_Link">
五角大楼的命名国家将参加F-16 F-16</text:a>
</text:span>
</text:p>
      <text:p text:style-name="P4">
英国国防部拒绝命名在社交网络上发布的视频的特定名称。 蛋白防御新闻能够确认两个未认可的<text:span text:style-name="T4">
 [无人机]之一(https://www.ukrinform.ua/tag-bezpilotnik)</text:span>
是由里斯本公司Tekever制造的垂直车道和降落Tekever AR3的系统。</text:p>
      <text:p text:style-name="P4">
Tekever Ricardo Mendes的总董事兼创始人表示，该公司“为乌克兰的支持感到非常自豪，并感谢不列颠国防部和国际金融公司为人生中最熟悉的案件之一做出贡献的机会。”</text:p>
      <text:p text:style-name="P4">
<text:span text:style-name="T4">
另请阅读：</text:span>
 <text:span text:style-name="T4">
 <text:a xlink:type="simple" xlink:href="https://www.ukrinform.ua/rubric-diaspora/3723803-u-portugalii-proveli-konferenciu-sodo-socialnopsihologicnoi-dopomogi-bizencam-z-ukraini.html" text:style-name="Internet_20_link" text:visited-style-name="Visited_20_Internet_20_Link">
在葡萄牙举行了一次对乌克兰人的社会和心理援助会议的会议</text:a>
 </text:span>
</text:p>
      <text:p text:style-name="P4">
News Source: <text:a xlink:type="simple" xlink:href="https://www.ukrinform.ua/rubric-ato/3724298-portugalia-nadast-ukraini-bezpilotniki-zmi.html" text:style-name="Internet_20_link" text:visited-style-name="Visited_20_Internet_20_Link">
https://www.ukrinform.ua/rubric-ato/3724298-portugalia-nadast-ukraini-bezpilotniki-zmi.html</text:a>
</text:p>
      <!--NEWS-->
      <text:h text:style-name="P10" text:outline-level="1">
<text:span text:style-name="T4">
由于Kakhovskaya水电站 -  16人死亡，31人失踪</text:span>
</text:h>
      <text:p text:style-name="P4">
作者: Ukrinform (Person)</text:p>
      <text:p text:style-name="P4">
出版商: Укринформ (Organization)</text:p>
      <text:p text:style-name="P4">
出版时间: 2023-06-17T21:49:00+03:00</text:p>
      <text:p text:style-name="P4">
修改时间: 2023-06-17T21:49:00+03:00</text:p>
      <text:p text:style-name="P4">
描述: 由于爆炸了卡科夫斯卡亚水力发电站的爆炸，如今已知16人死亡，认为31人被认为失踪了。  - 乌克林。</text:p>
      <text:p text:style-name="P4">
图片: ['<text:a xlink:type="simple" xlink:href="https://static.ukrinform.com/photos/2023_06/thumb_files/630_360_1687027678-546.jpg" text:style-name="Internet_20_link" text:visited-style-name="Visited_20_Internet_20_Link">
630_360_16870...</text:a>
']</text:p>
      <text:p text:style-name="P4">
标签: ['Загибель', 'Зниклі безвісти', 'Каховська ГЕС', 'Війна з Росією']</text:p>
      <text:p text:style-name="P4">
类型: Article</text:p>
      <!--METADATA-->
      <text:p text:style-name="P4">
<draw:frame draw:style-name="fr1" draw:name="Image225" text:anchor-type="as-char" svg:width="6.9236in" svg:height="3.956343in" draw:z-index="0">
<draw:image xlink:href="../Images/yкринформ/2023-06-17T21-49-00-03-00/630_360_1687027678-546.jpg" xlink:type="simple" xlink:show="embed" xlink:actuate="onLoad" draw:mime-type="image/jpeg"/>
</draw:frame>
由于kakhovka水力发电站的康复，如今已知16人死亡，被认为缺失了31人。</text:p>
      <text:p text:style-name="P4">
这是在电报中报告的<text:a xlink:type="simple" xlink:href="https://t.me/mvs_ukraine/26517" text:style-name="Internet_20_link" text:visited-style-name="Visited_20_Internet_20_Link">
内政部的新闻服务</text:a>
，报道乌克林福姆。</text:p>
      <text:p text:style-name="P4">
“消除勘探后果的第12天的结果(https://www.ukrinform.ua/tag-zagibel)16人：14-在赫尔森地区2-在Mykolaiv地区。 失踪人员被认为是31，”  - 证词读。</text:p>
      <text:p text:style-name="P4">
根据内部事务部的说法，仍有1300栋房屋被淹没，其中包括霍森地区的1274个Scentricia和Mykolaiv的26个。</text:p>
      <text:p text:style-name="P4">
3614人被撤离被洪水淹没的领土，其中474名儿童和80名小型移动公民被撤离。</text:p>
      <text:p text:style-name="P4">
警方已接受了4,800多名财产损失的申请。 检查了135,000套公寓和房屋。</text:p>
      <text:p text:style-name="P4">
消除灾难的工作正在进行中。</text:p>
      <text:p text:style-name="P4">
<text:span text:style-name="T4">
另请阅读：</text:span>
 <text:a xlink:type="simple" xlink:href="https://www.ukrinform.ua/rubric-ato/3724222-na-kahovskij-ges-mogli-pidirvati-pidvodnij-prohid-rozsliduvanna-nyt.html" text:style-name="Internet_20_link" text:visited-style-name="Visited_20_Internet_20_Link">
在Kakhovskaya HPP上可能破坏水下通道-Intedigation NYT</text:a>
如[Ukrinform]报道(https://www.ukrinform.ua/rubric-other_news/3723441-pidriv-rosianami-kahovskoi-ges-usi-novini.html)，晚上，6月6日，俄罗斯军队炸毁了卡科夫卡水力发电厂的大坝，导致规模。 赫尔森地区的许多定居点都在水下。而且，洪水受伤的米科洛伊地区地区受伤。</text:p>
      <text:p text:style-name="P4">
截至6月12日，由于爆炸了卡科娃(Kakhovka Hydreelectro)的指导，被认为缺失了42人，其中有7个孩子，有10人因死亡10人而闻名。</text:p>
      <text:p text:style-name="P4">
_foto：乌克兰内政部</text:p>
      <text:p text:style-name="P4">
News Source: <text:a xlink:type="simple" xlink:href="https://www.ukrinform.ua/rubric-regions/3724299-unaslidok-pidrivu-kahovskoi-ges-16-zagiblih-31-osoba-znikla-bezvisti.html" text:style-name="Internet_20_link" text:visited-style-name="Visited_20_Internet_20_Link">
https://www.ukrinform.ua/rubric-regions/3724299-unaslidok-pidrivu-kahovskoi-ges-16-zagiblih-31-osoba-znikla-bezvisti.html</text:a>
</text:p>
      <!--NEWS-->
      <text:h text:style-name="P10" text:outline-level="1">
<text:span text:style-name="T4">
联合国乌克兰国际法院将在乌克兰针对俄罗斯联邦做出决定时预测外交部</text:span>
</text:h>
      <text:p text:style-name="P4">
作者: Ukrinform (Person)</text:p>
      <text:p text:style-name="P4">
出版商: Укринформ (Organization)</text:p>
      <text:p text:style-name="P4">
出版时间: 2023-06-17T21:52:00+03:00</text:p>
      <text:p text:style-name="P4">
修改时间: 2023-06-17T21:52:00+03:00</text:p>
      <text:p text:style-name="P4">
描述: 联合国国际法院的裁决可能是许多决议中的第一个决议，这些决议将承认俄罗斯违反国际法，并且可以进行大约半年或更多的时间。  - 乌克林。</text:p>
      <text:p text:style-name="P4">
图片: ['<text:a xlink:type="simple" xlink:href="https://static.ukrinform.com/photos/2023_06/thumb_files/630_360_1686771638-454.jpg" text:style-name="Internet_20_link" text:visited-style-name="Visited_20_Internet_20_Link">
630_360_16867...</text:a>
']</text:p>
      <text:p text:style-name="P4">
标签: ['МЗС', 'Україна', 'Міжнародний суд ООН', 'Росія', 'Україна проти Росії']</text:p>
      <text:p text:style-name="P4">
类型: Article</text:p>
      <!--METADATA-->
      <text:p text:style-name="P4">
<draw:frame draw:style-name="fr1" draw:name="Image226" text:anchor-type="as-char" svg:width="6.9236in" svg:height="3.956343in" draw:z-index="0">
<draw:image xlink:href="../Images/yкринформ/2023-06-17T21-52-00-03-00/630_360_1686771638-454.jpg" xlink:type="simple" xlink:show="embed" xlink:actuate="onLoad" draw:mime-type="image/jpeg"/>
</draw:frame>
联合国乌克兰国际法院可能是许多决议中的第一项，这些决议将承认俄罗斯违反国际法，并且可能需要一年多的时间。</text:p>
      <text:p text:style-name="P4">
据乌克林福姆(Ukrinform)称，乌克兰安东·科尼维奇(Anton Korinevich)部委特别命令的大使报道[乌克兰广播电台。(https://ukr.radio/news.html?newsID=101675&amp;fbclid=IwAR1v3KGwLjnqQt6hK4UioRDUu3J9B-frX8JaOIo90mR4bEX26lB1QnJirx4)“这是第一个在国际司法机构中的乌克兰反对俄罗斯的案件”，这是本质上是乌克兰广播电台大使在联合国法院安东·科里尼维奇(Anton Korinevich)乌克兰特工乌克兰特殊工作中指出的，并评论了完成在公开听证会上的评论。乌克兰国际法院，邮件中。</text:p>
      <text:p text:style-name="P4">
<text:span text:style-name="T4">
另请阅读：</text:span>
 <text:span text:style-name="T4">
 <text:a xlink:type="simple" xlink:href="https://www.ukrinform.ua/rubric-polytics/3723008-rosia-u-gaazi-zaklikala-miznarodnij-sud-oon-vidhiliti-vimogi-ukraini.html" text:style-name="Internet_20_link" text:visited-style-name="Visited_20_Internet_20_Link">
海牙的俄罗斯称为联合国国际乌克兰偏差法院</text:a>
</text:span>
</text:p>
      <text:p text:style-name="P4">
据科尼维奇(Korinevich)称，联合国国际法院的裁决可能是许多决议中的第一个幸存下来，这些决议将承认俄罗斯违反国际法。 联合国国际法院被指控俄罗斯联邦违反了两次公约 - 恐怖主义融资证明和消除各种形式的种族存在。 传统上，从口头听证会结束之日起，从本质上讲，该决定约为半年或多一点。</text:p>
      <text:p text:style-name="P4">
科尼维奇说：“我认为我们可以在这段时间内数到某个地方。”</text:p>
      <text:p text:style-name="P4">
<text:span text:style-name="T4">
另请阅读：</text:span>
 <text:span text:style-name="T4">
 <text:a xlink:type="simple" xlink:href="https://www.ukrinform.ua/rubric-polytics/3722018-ukraina-ocikue-so-risenna-miznarodnogo-sudu-oon-viavit-porusenna-rf-dvoh-konvencij-korinevic.html" text:style-name="Internet_20_link" text:visited-style-name="Visited_20_Internet_20_Link">
乌克兰预计乌克兰国际法院的裁决将违反违反俄罗斯联合会两次公约的行为</text:a>
</text:span>
</text:p>
      <text:p text:style-name="P4">
正如乌克林福姆(Ukrinform)报道的那样，6月，联合国国际法院在俄罗斯违反了对恐怖主义打击和禁止各种形式的种族歧视的公约的情况下进行了宣传。 各方的矮人发生：6月6日至12日，乌克兰法律团队将于6月8日，6月14日 - 俄罗斯 - 俄罗斯。</text:p>
      <text:p text:style-name="P4">
2017年1月16日，乌克兰针对国际法院提起诉讼，反对俄罗斯违反《禁止筹款恐怖主义和种族歧视公约》的公约。<text:span text:style-name="T4">
另请阅读：</text:span>
 <text:span text:style-name="T4">
 [乌克兰案件案。(https://www.ukrinform.ua/rubric-polytics/3722866-sprava-ukraina-proti-rosii-u-miznarodnomu-sudi-oon-cetvertij-den-publicnih-sluhan.html)</text:span>
</text:p>
      <text:p text:style-name="P4">
俄罗斯提出的指控包括：提供武器和非助攻的其他援助； Reismh-17撞击马来西亚航空公司； 炮击玛丽upol和克拉曼托克的住宅区； 在沃尔诺瓦卡附近的一辆繁忙的客车破坏； 哈尔基夫的维和人员期间爆炸； 对乌克兰和克里米亚塔塔尔社区的歧视；禁止克里米亚塔塔尔人民的活动； 失踪，谋杀，未经授权的搜查，拘留的浪潮； 教学乌克兰ICAN TATAR语言的限制。</text:p>
      <text:p text:style-name="P4">
News Source: <text:a xlink:type="simple" xlink:href="https://www.ukrinform.ua/rubric-polytics/3724300-v-mzs-sprognozuvali-koli-miznarodnij-sud-oon-uhvalit-risenna-u-spravi-ukraina-proti-rf.html" text:style-name="Internet_20_link" text:visited-style-name="Visited_20_Internet_20_Link">
https://www.ukrinform.ua/rubric-polytics/3724300-v-mzs-sprognozuvali-koli-miznarodnij-sud-oon-uhvalit-risenna-u-spravi-ukraina-proti-rf.html</text:a>
</text:p>
      <!--NEWS-->
      <text:h text:style-name="P10" text:outline-level="1">
<text:span text:style-name="T4">
Zelensky感谢合作伙伴本周采取了新的步骤来支持乌克兰</text:span>
</text:h>
      <text:p text:style-name="P4">
作者: Ukrinform (Person)</text:p>
      <text:p text:style-name="P4">
出版商: Укринформ (Organization)</text:p>
      <text:p text:style-name="P4">
出版时间: 2023-06-17T21:57:00+03:00</text:p>
      <text:p text:style-name="P4">
修改时间: 2023-06-17T21:57:00+03:00</text:p>
      <text:p text:style-name="P4">
描述: 乌克兰沃迪米尔·泽伦斯基（Ukraine Volodymyr Zelensky）总裁对本周真正帮助并采取新步骤支持我们国家的合作伙伴表示感谢。  - 乌克林。</text:p>
      <text:p text:style-name="P4">
图片: ['<text:a xlink:type="simple" xlink:href="https://static.ukrinform.com/photos/2022_09/thumb_files/630_360_1663930852-539.jpeg" text:style-name="Internet_20_link" text:visited-style-name="Visited_20_Internet_20_Link">
630_360_16639...</text:a>
']</text:p>
      <text:p text:style-name="P4">
标签: ['Україна', 'допомога', 'Зеленський', 'Війна з Росією']</text:p>
      <text:p text:style-name="P4">
类型: Article</text:p>
      <!--METADATA-->
      <text:p text:style-name="P4">
<draw:frame draw:style-name="fr1" draw:name="Image227" text:anchor-type="as-char" svg:width="6.9236in" svg:height="3.956343in" draw:z-index="0">
<draw:image xlink:href="../Images/yкринформ/2023-06-17T21-57-00-03-00/630_360_1663930852-539.jpeg" xlink:type="simple" xlink:show="embed" xlink:actuate="onLoad" draw:mime-type="image/jpeg"/>
</draw:frame>
乌克兰沃罗迪米尔·泽伦斯基(Ukraine Volodymyr Zelensky)总裁对本周意识到并采取新步骤支持我们国家的合作伙伴表示感谢。</text:p>
      <text:p text:style-name="P4">
根据乌克林福姆的说法，他在[视频消息]中报告了这一点(https://t.me/V_Zelenskiy_official/6616?fbclid=IwAR2urn9hqSIc7NLZytIw0i3yCzUyx4v2oViWS-xnapODLBfbksXlx2TvA20)。</text:p>
      <text:p text:style-name="P4">
“我们要感谢今天。感谢我们意识到并采取新步骤支持我们国家，我们的人民的所有合作伙伴。谢谢您 - 美国，荷兰，德国，意大利，意大利，丹麦，挪威，瑞典，英国，加拿大，加拿大，加拿大波兰，卢森堡。感谢所有参加的“拉姆斯汀”  - 下一次会议是本周举行的。感谢我的建设性不变，” Zelensky说。</text:p>
      <text:p text:style-name="P4">
<text:span text:style-name="T5">
viso：<text:a xlink:type="simple" xlink:href="https://t.me/V_Zelenskiy_official/6616" text:style-name="Internet_20_link" text:visited-style-name="Visited_20_Internet_20_Link">
op</text:a>
</text:span>
</text:p>
      <text:p text:style-name="P4">
总统对所有训练我们的战士的人表示感谢，他们教他的经历和从乌克兰人学习的英雄。 “研究<text:a xlink:type="simple" xlink:href="https://www.ukrinform.ua/tag-ukraina" text:style-name="Internet_20_link" text:visited-style-name="Visited_20_Internet_20_Link">
乌克兰人</text:a>
稳定，勇气，为您的国家和乌克兰儿童选择生活的坚不可摧的愿望。这是必要的 - 我们会选择!我们将赢得胜利，” Zelensky强调。</text:p>
      <text:p text:style-name="P4">
*!(https://www.ukrinform.ua/rubric-vidbudova/3724258-proon-razom-iz-partnerami-nakopicue-1-milard-na-vidnovlenna-ukraini-smigal.html)据报道，周五，乌克兰拜访了盟军群岛阿扎利·阿曼尼(Azali Asumani)的总统，南非共和国Ramafos的总裁，塞内加尔共和国梅西·萨尔(Republic of Senegal Maci Sall)总裁，哈卡奇勒姆共和党总统，总理乌干达Rukhakan Rugunda共和国。</text:p>
      <text:p text:style-name="P4">
News Source: <text:a xlink:type="simple" xlink:href="https://www.ukrinform.ua/rubric-polytics/3724301-zelenskij-podakuvav-partneram-aki-za-cej-tizden-zrobili-novi-kroki-u-pidtrimci-ukraini.html" text:style-name="Internet_20_link" text:visited-style-name="Visited_20_Internet_20_Link">
https://www.ukrinform.ua/rubric-polytics/3724301-zelenskij-podakuvav-partneram-aki-za-cej-tizden-zrobili-novi-kroki-u-pidtrimci-ukraini.html</text:a>
</text:p>
      <!--NEWS-->
      <text:h text:style-name="P10" text:outline-level="1">
<text:span text:style-name="T4">
在完全脱颖而出之后，将召集在DEOCAL领土中被杀的人的确切人数-Kirilenko</text:span>
</text:h>
      <text:p text:style-name="P4">
作者: Ukrinform (Person)</text:p>
      <text:p text:style-name="P4">
出版商: Укринформ (Organization)</text:p>
      <text:p text:style-name="P4">
出版时间: 2023-06-17T22:08:00+03:00</text:p>
      <text:p text:style-name="P4">
修改时间: 2023-06-17T22:08:00+03:00</text:p>
      <text:p text:style-name="P4">
描述: 在顿涅茨克地区，俄罗斯占领期间死者的最后数字可以以整个工业领土的衰落而命名。  - 乌克林。</text:p>
      <text:p text:style-name="P4">
图片: ['<text:a xlink:type="simple" xlink:href="https://static.ukrinform.com/photos/2023_06/thumb_files/630_360_1685971957-245.jpg" text:style-name="Internet_20_link" text:visited-style-name="Visited_20_Internet_20_Link">
630_360_16859...</text:a>
']</text:p>
      <text:p text:style-name="P4">
标签: ['Донеччина', 'Кириленко', 'Розмінування', 'Загибель', 'Війна з Росією']</text:p>
      <text:p text:style-name="P4">
类型: Article</text:p>
      <!--METADATA-->
      <text:p text:style-name="P4">
<draw:frame draw:style-name="fr1" draw:name="Image228" text:anchor-type="as-char" svg:width="6.9236in" svg:height="3.956343in" draw:z-index="0">
<draw:image xlink:href="../Images/yкринформ/2023-06-17T22-08-00-03-00/630_360_1685971957-245.jpg" xlink:type="simple" xlink:show="embed" xlink:actuate="onLoad" draw:mime-type="image/jpeg"/>
</draw:frame>
俄罗斯占领期间受害者的最终数字可以在整个宗地领土降解后是杂草。</text:p>
      <text:p text:style-name="P4">
顿涅茨克地区军事管理局负责人帕维尔·基里伦科(Pavel Kirilenko) 这是给出的(https://www.ukrinform.ua/rubric-regions/3724163-pavlo-kirilenko-kerivnik-doneckoi-oblasnoi-vijskovoi-administracii.html)说到2022年的河口deocal，他说没有单独的平民或军事墓葬 - “在某些地区，他们的尸体或碎片撕裂了Notch公墓的沟渠，他们得到了尸体或碎片的尸体或碎片。”</text:p>
      <text:p text:style-name="P4">
“在挖掘时，莱曼社区中有136多个死者的尸体已出版并确定，但这个数字正在增长。 我相信，最终的数字将能够在矿井过程通过后打电话给调查员，并将验证整个社区领土。 因为顿涅茨克地区的衰落过程尚不全面，”基里伦科解释说，他说这个名字叫命名(136)包括平民和军事。</text:p>
      <text:p text:style-name="P4">
<text:span text:style-name="T4">
另请阅读：</text:span>
 <text:span text:style-name="T4">
 <text:a xlink:type="simple" xlink:href="https://www.ukrinform.ua/rubric-ato/3724274-kirilenko-castina-obstriliv-doneccini-rezultat-roboti-zradnikiv.html" text:style-name="Internet_20_link" text:visited-style-name="Visited_20_Internet_20_Link">
Kirilenko：Donetsk地区炮击的一部分 - 叛徒的结果</text:a>
</text:span>
</text:p>
      <text:p text:style-name="P4">
他说，他们目前正在该地区交换，因为它们是正在续签或正在建立其他防御线的基础设施的领域。</text:p>
      <text:p text:style-name="P4">
“这个过程正在进行中。 它没有完成，因为定期检测到点埋葬。 但是发现的大规模埋葬是有一个挖掘过程 - 所有尸体都被转移到摩尔群岛和专业机构中以获得。 这方面的数字是进行预审的调查人员的权威，但这非常重要，因为这是军方犯下的暴行的一些沉积证据。”</text:p>
      <text:p text:style-name="P4">
<text:span text:style-name="T4">
另请阅读：</text:span>
 <text:span text:style-name="T4">
 <text:a xlink:type="simple" xlink:href="https://www.ukrinform.ua/rubric-regions/3724186-tocnu-kilkist-zagiblih-pid-cas-okupacii-nazovut-pisla-rozminuvanna-teritorij-kirilenko.html" text:style-name="Internet_20_link" text:visited-style-name="Visited_20_Internet_20_Link">
在占领期间死者的确切数量是在领土上脱落之后的 - 基里伦科(Kirilenko)</text:a>
</text:span>
</text:p>
      <text:p text:style-name="P4">
据乌克林福姆(Ukrinform)报道，2022年10月，利斯克(Limansk)和斯维塔戈斯克(Svyatogorsk)社区已经在顿涅茨克地区的领土上扣除。</text:p>
      <text:p text:style-name="P4">
在2023年6月初，乌克兰军队从俄罗斯的入侵中解放了Blessed，Storozhevo，Neskachny和Makarivka村庄。</text:p>
      <text:p text:style-name="P4">
News Source: <text:a xlink:type="simple" xlink:href="https://www.ukrinform.ua/rubric-ato/3724303-tocnu-kilkist-zagiblih-na-deokupovanih-teritoriah-nazvut-pisla-povnogo-rozminuvanna-kirilenko.html" text:style-name="Internet_20_link" text:visited-style-name="Visited_20_Internet_20_Link">
https://www.ukrinform.ua/rubric-ato/3724303-tocnu-kilkist-zagiblih-na-deokupovanih-teritoriah-nazvut-pisla-povnogo-rozminuvanna-kirilenko.html</text:a>
</text:p>
      <!--NEWS-->
      <text:h text:style-name="P10" text:outline-level="1">
<text:span text:style-name="T4">
俄罗斯人在Sumy地区开火了一天超过20次 - 电视塔受损</text:span>
</text:h>
      <text:p text:style-name="P4">
作者: Ukrinform (Person)</text:p>
      <text:p text:style-name="P4">
出版商: Укринформ (Organization)</text:p>
      <text:p text:style-name="P4">
出版时间: 2023-06-17T22:09:00+03:00</text:p>
      <text:p text:style-name="P4">
修改时间: 2023-06-17T22:09:00+03:00</text:p>
      <text:p text:style-name="P4">
描述: 白天，俄罗斯军队白天向苏米地区的边境地区开火，尤其是损害电视到电视到电视塔，电梯和传输线的电视。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Телевежа', 'Війна з Росією']</text:p>
      <text:p text:style-name="P4">
类型: Article</text:p>
      <!--METADATA-->
      <text:p text:style-name="P4">
<draw:frame draw:style-name="fr1" draw:name="Image229" text:anchor-type="as-char" svg:width="6.9236in" svg:height="3.956343in" draw:z-index="0">
<draw:image xlink:href="../Images/yкринформ/2023-06-17T22-09-00-03-00/630_360_1669987737-966.jpg" xlink:type="simple" xlink:show="embed" xlink:actuate="onLoad" draw:mime-type="image/jpeg"/>
</draw:frame>
白天，俄罗斯军队向苏米地区的边境地区开火，尤其是损害了研究，电视，电梯和输电线路。</text:p>
      <text:p text:style-name="P4">
根据乌克林福姆的说法，Sumy地区军事行政部门在[Telegram]中报道(https://t.me/Sumy_news_ODA/17062)。</text:p>
      <text:p text:style-name="P4">
是的，每天在边境地区记录了119起爆炸。 其中19个进入了埃斯曼社区：三个 - 从枪管炮兵中，16个变化。</text:p>
      <text:p text:style-name="P4">
贝洛普尔斯基社区还遭到了入侵者的袭击，分别使用了迫信炮兵 - 分别发生了7次和17次爆炸。 敌人的腹泻造成的电视塔损坏了。</text:p>
      <text:p text:style-name="P4">
来自大炮和迫击炮俄罗斯人<text:a xlink:type="simple" xlink:href="https://www.ukrinform.ua/tag-obstril" text:style-name="Internet_20_link" text:visited-style-name="Visited_20_Internet_20_Link">
被解雇</text:a>
米罗皮尔社区造成了7次和六次爆炸。炮火损害了私人房屋所有权，两家商店，线路，乡村议会和帕西克的场所。</text:p>
      <text:p text:style-name="P4">
六个矿山将入侵者放在Velikopysariv社区。</text:p>
      <text:p text:style-name="P4">
俄罗斯军队的迫击炮袭击也遭到了德鲁兹比夫斯卡亚，霍替斯卡亚，塞雷迪·博德斯克和克拉斯诺尼社区的苦难。 在最后一场敌对的火灾中，电梯和设备损坏。</text:p>
      <text:p text:style-name="P4">
在友谊社区中，俄罗斯炮击发生了四次爆炸，在霍本斯克进行了两次，在中间和布德斯克发生了五次，而在克拉斯诺尼的十次爆炸。</text:p>
      <text:p text:style-name="P4">
<text:span text:style-name="T4">
另请阅读：</text:span>
 <text:a xlink:type="simple" xlink:href="https://www.ukrinform.ua/rubric-ato/3724273-zagarbniki-obstrilali-dva-rajoni-dnipropetrovsini.html" text:style-name="Internet_20_link" text:visited-style-name="Visited_20_Internet_20_Link">
侵略者<text:span text:style-name="T4">
炮击</text:span>
 fir dnipropetrovsk地区的两个地区</text:a>
Znob-Novgorod社区攻击了迫击炮和画架花点瘤的入侵者(ths)分别造成十次和二十次爆炸。</text:p>
      <text:p text:style-name="P4">
敌人从炮兵向萨利奇斯基社区开枪，破坏了行政大楼。 记录了十次爆炸。</text:p>
      <text:p text:style-name="P4">
正如乌克林福姆报道的那样，6月16日，苏米地区的13个境界被俄罗斯军队击中。 在Schaligyn敌对大火中，私人房屋，电力线，平民汽车遭到损害。</text:p>
      <text:p text:style-name="P4">
News Source: <text:a xlink:type="simple" xlink:href="https://www.ukrinform.ua/rubric-ato/3724302-rosiani-za-den-obstrilali-prikordonna-sumsini-ponad-20-raziv-poskodzena-televeza.html" text:style-name="Internet_20_link" text:visited-style-name="Visited_20_Internet_20_Link">
https://www.ukrinform.ua/rubric-ato/3724302-rosiani-za-den-obstrilali-prikordonna-sumsini-ponad-20-raziv-poskodzena-televeza.html</text:a>
</text:p>
      <!--NEWS-->
      <text:h text:style-name="P10" text:outline-level="1">
<text:span text:style-name="T4">
空军，炮兵和北约入口支持：总统讲述了本周</text:span>
</text:h>
      <text:p text:style-name="P4">
作者: Ukrinform (Person)</text:p>
      <text:p text:style-name="P4">
出版商: Укринформ (Organization)</text:p>
      <text:p text:style-name="P4">
出版时间: 2023-06-17T22:14:00+03:00</text:p>
      <text:p text:style-name="P4">
修改时间: 2023-06-17T22:14:00+03:00</text:p>
      <text:p text:style-name="P4">
描述: Volodymyr Zelensky谈到了外国合作伙伴支持乌克兰的新步骤。  - 乌克林。</text:p>
      <text:p text:style-name="P4">
图片: ['<text:a xlink:type="simple" xlink:href="https://static.ukrinform.com/photos/2023_06/thumb_files/630_360_1687029405-919.jpeg" text:style-name="Internet_20_link" text:visited-style-name="Visited_20_Internet_20_Link">
630_360_16870...</text:a>
']</text:p>
      <text:p text:style-name="P4">
标签: ['Звернення', 'Зеленський', 'Війна з Росією']</text:p>
      <text:p text:style-name="P4">
类型: Article</text:p>
      <!--METADATA-->
      <text:p text:style-name="P4">
<draw:frame draw:style-name="fr1" draw:name="Image230" text:anchor-type="as-char" svg:width="6.9236in" svg:height="3.956343in" draw:z-index="0">
<draw:image xlink:href="../Images/yкринформ/2023-06-17T22-14-00-03-00/630_360_1687029405-919.jpeg" xlink:type="simple" xlink:show="embed" xlink:actuate="onLoad" draw:mime-type="image/jpeg"/>
</draw:frame>
Volodymyrzelensky谈到了外国伙伴支持乌克兰的新步骤。</text:p>
      <text:p text:style-name="P4">
乌克兰国家的负责人在[上诉]中说了这一点(https://www.youtube.com/watch?v=Bgh6Cg88jWQ)乌克林福姆报道，在战争的第479天结束时。</text:p>
      <text:p text:style-name="P4">
<text:span text:style-name="T4">
 <text:span text:style-name="T5">
我希望健康，亲爱的乌克兰人!</text:span>
 </text:span>
</text:p>
      <text:p text:style-name="P4">
我要今天感谢。 感谢所有意识到并采取新步骤支持我们国家，我们的人民的合作伙伴。</text:p>
      <text:p text:style-name="P4">
<text:span text:style-name="T4">
美国</text:span>
  - 我要感谢您为下一个重要的帮助包。 防空，炮弹和炮弹，用于HIMARS，反坦克武器，装甲车以及其他保护自由的工具。 谢谢你!</text:p>
      <text:p text:style-name="P4">
<text:span text:style-name="T4">
荷兰</text:span>
  - 感谢您提供的新防御计划，该方案将加强我们的空中板。</text:p>
      <text:p text:style-name="P4">
CO -WORK-荷兰，美国，丹麦和英国都是为了采购防空导弹。 这就是拯救我们数千人的原因。</text:p>
      <text:p text:style-name="P4">
*!感谢您为我们提供弹丸的弹药!</text:p>
      <text:p text:style-name="P4">
<text:span text:style-name="T4">
意大利</text:span>
  - 感谢您实施我们的国防安排!</text:p>
      <text:p text:style-name="P4">
谢谢您，<text:span text:style-name="T4">
丹麦</text:span>
，您愿意及时工作，以便我们的联盟战斗机实际上已经以我们的胜利更接近这场战争的结束。 再次感谢你!</text:p>
      <text:p text:style-name="P4">
<text:span text:style-name="T4">
丹麦和挪威</text:span>
  - 我要感谢您加强我们的大炮的共同工作。 俄罗斯为欧洲带来了这样的战争，炮兵摇篮取决于自由是否正在前进。 谢谢您的乘客士兵!</text:p>
      <text:p text:style-name="P4">
<text:span text:style-name="T4">
瑞典</text:span>
是第十二包的防御援助，也是真正愿意开发飞行员在现代战斗机上的准备。 谢谢你!</text:p>
      <text:p text:style-name="P4">
<text:span text:style-name="T4">
大不列颠</text:span>
  - 感谢您在扩大我们的防御能力方面的不断领导才能，以及我们给我们的每一枚火箭弹，它们都以一定比例的方式工作。 本周有一个关于额外支持的决定。 再次感谢你!</text:p>
      <text:p text:style-name="P4">
*<text:span text:style-name="T5">
 加拿大 </text:span>
!炮兵，防空...</text:p>
      <text:p text:style-name="P4">
谢谢您<text:span text:style-name="T4">
对所有参与国家的拉姆斯汀</text:span>
  - 下一次会议举行。 感谢您不断的建设性!<text:span text:style-name="T4">
波兰</text:span>
  - 感谢您为乌克兰的乌克兰成员提供的决议。 在正确的时间进行适当的信号 - 当我们为维尔纽斯的峰会准备有意义的填充时。</text:p>
      <text:p text:style-name="P4">
<text:span text:style-name="T4">
卢森堡</text:span>
  - 我要感谢您的决定，这是由历史真理所承认的，关于乌克兰人民的种族灭绝的真相。种族灭绝。 我们工作 - 全球认可真理。</text:p>
      <text:p text:style-name="P4">
当然，还要感谢所有训练我们的战士的人……正在教他们的经验英雄并向乌克兰人学习的人。 对乌克兰稳定，勇气，为自己的国家和乌克兰儿童选择生活的坚不可摧的愿望。 肯定会的 - 我们会选择!去赢。</text:p>
      <text:p text:style-name="P4">
塔夫里亚(Tavriya)跌倒了 - 顺便说一句，我要感谢您的前进，勇士队!做得好!我们在东方的所有战士，强大的战士 - 我感谢您的可持续性和准确性!</text:p>
      <text:p text:style-name="P4">
<text:span text:style-name="T4">
 <text:span text:style-name="T5">
荣耀与乌克兰!</text:span>
 </text:span>
</text:p>
      <text:p text:style-name="P4">
News Source: <text:a xlink:type="simple" xlink:href="https://www.ukrinform.ua/rubric-ato/3724306-ppo-artileria-ta-pidtrimka-vstupu-v-nato-prezident-rozpoviv-pro-cej-tizden.html" text:style-name="Internet_20_link" text:visited-style-name="Visited_20_Internet_20_Link">
https://www.ukrinform.ua/rubric-ato/3724306-ppo-artileria-ta-pidtrimka-vstupu-v-nato-prezident-rozpoviv-pro-cej-tizden.html</text:a>
</text:p>
      <!--NEWS-->
      <text:h text:style-name="P10" text:outline-level="1">
<text:span text:style-name="T4">
托特纳姆热刺从尤文图斯购买了库鲁瑟夫斯基</text:span>
</text:h>
      <text:p text:style-name="P4">
作者: Ukrinform (Person)</text:p>
      <text:p text:style-name="P4">
出版商: Укринформ (Organization)</text:p>
      <text:p text:style-name="P4">
出版时间: 2023-06-17T22:29:21+03:00</text:p>
      <text:p text:style-name="P4">
修改时间: 2023-06-17T22:29:21+03:00</text:p>
      <text:p text:style-name="P4">
描述: 托特纳姆热刺正式宣布了尤文图斯尤文图斯的边锋赎金。  - 乌克林。</text:p>
      <text:p text:style-name="P4">
图片: ['<text:a xlink:type="simple" xlink:href="https://static.ukrinform.com/photos/2023_06/thumb_files/630_360_1687030085-228.jpg" text:style-name="Internet_20_link" text:visited-style-name="Visited_20_Internet_20_Link">
630_360_16870...</text:a>
']</text:p>
      <text:p text:style-name="P4">
标签: ['Футбол', 'Тоттенхем']</text:p>
      <text:p text:style-name="P4">
类型: Article</text:p>
      <!--METADATA-->
      <text:p text:style-name="P4">
<draw:frame draw:style-name="fr1" draw:name="Image231" text:anchor-type="as-char" svg:width="6.9236in" svg:height="3.956343in" draw:z-index="0">
<draw:image xlink:href="../Images/yкринформ/2023-06-17T22-29-21-03-00/630_360_1687030085-228.jpg" xlink:type="simple" xlink:show="embed" xlink:actuate="onLoad" draw:mime-type="image/jpeg"/>
</draw:frame>
托特纳姆热刺正式宣布了尤文图斯的Winger Deiakulushevsky的全部赎金。</text:p>
      <text:p text:style-name="P4">
据报道<text:a xlink:type="simple" xlink:href="https://www.tottenhamhotspur.com/news/2023/june/permanent-deal-for-dejan/" text:style-name="Internet_20_link" text:visited-style-name="Visited_20_Internet_20_Link">
新闻服务</text:a>
报道“马刺”。</text:p>
      <text:p text:style-name="P4">
瑞典人于2028年签订了合同。 俱乐部的转会金额没有被召唤，但是Fabrizio Romano的内部人士报告说这是3000万欧元。</text:p>
      <text:p text:style-name="P4">
这位23岁的足球运动员在托特纳姆热刺的租赁权中表现了一年半。他花了57场比赛，打进7球。</text:p>
      <text:p text:style-name="P4">
<text:span text:style-name="T4">
另请阅读：</text:span>
 <text:a xlink:type="simple" xlink:href="https://www.ukrinform.ua/rubric-sports/3723999-dinamo-rozrobilo-specialnu-formu-dla-ea-sports.html" text:style-name="Internet_20_link" text:visited-style-name="Visited_20_Internet_20_Link">
Dynamo开发了EA Sports的特殊形式</text:a>
据报道，托特纳姆热刺在APL的第八步中结束了比赛。</text:p>
      <text:p text:style-name="P4">
照片：盖蒂图像</text:p>
      <text:p text:style-name="P4">
News Source: <text:a xlink:type="simple" xlink:href="https://www.ukrinform.ua/rubric-sports/3724307-tottengem-vikupiv-kulusevskogo-z-uventusa.html" text:style-name="Internet_20_link" text:visited-style-name="Visited_20_Internet_20_Link">
https://www.ukrinform.ua/rubric-sports/3724307-tottengem-vikupiv-kulusevskogo-z-uventusa.html</text:a>
</text:p>
      <!--NEWS-->
      <text:h text:style-name="P10" text:outline-level="1">
<text:span text:style-name="T4">
在周日的乌克兰，在某些地方预计热量为+30° - 雷暴</text:span>
</text:h>
      <text:p text:style-name="P4">
作者: Ukrinform (Person)</text:p>
      <text:p text:style-name="P4">
出版商: Укринформ (Organization)</text:p>
      <text:p text:style-name="P4">
出版时间: 2023-06-17T22:34:00+03:00</text:p>
      <text:p text:style-name="P4">
修改时间: 2023-06-17T22:34:00+03:00</text:p>
      <text:p text:style-name="P4">
描述: 6月18日，星期日，在乌克兰的西部，这将是多云的清理：降雨，在喀尔巴阡地区，有重要的地方，有时是雷暴。 风主要是西北7-12 m/s； 晚上的温度为10-15°，下午16-21°。  - 乌克林。</text:p>
      <text:p text:style-name="P4">
图片: ['<text:a xlink:type="simple" xlink:href="https://static.ukrinform.com/photos/2018_07/thumb_files/630_360_1531400686-5129.jpg" text:style-name="Internet_20_link" text:visited-style-name="Visited_20_Internet_20_Link">
630_360_15314...</text:a>
']</text:p>
      <text:p text:style-name="P4">
标签: ['Гроза', 'Погода', 'Спека', 'Прогноз', 'Літо']</text:p>
      <text:p text:style-name="P4">
类型: Article</text:p>
      <!--METADATA-->
      <text:p text:style-name="P4">
<draw:frame draw:style-name="fr1" draw:name="Image232" text:anchor-type="as-char" svg:width="6.9236in" svg:height="3.956343in" draw:z-index="0">
<draw:image xlink:href="../Images/yкринформ/2023-06-17T22-34-00-03-00/630_360_1531400686-5129.jpg" xlink:type="simple" xlink:show="embed" xlink:actuate="onLoad" draw:mime-type="image/jpeg"/>
</draw:frame>
6月18日，乌克兰西部的Untilya将在乌克兰西部有多云：雨水：降雨，在喀尔巴阡地区，有重要的地方，有时是雷暴。 风主要是西方，7-12 m/s； 晚上的温度为10-15°，下午16-21°。</text:p>
      <text:p text:style-name="P4">
正如乌克兰在乌克兰水文气象学中心所报道的那样，乌克兰其他国家是一种可变的浑浊，没有降水，只有在白天的南部，短期降雨，雷暴； 东风，东北，7-12 m/s；晚上15-20°的温度，在海洋海岸至23°，下午25-30°。</text:p>
      <text:p text:style-name="P4">
在6月18日在首都地区，不断变化，没有降水。 东风，7-12 m/s。 夜间基辅的温度为17-19°，下午28-30°； 在晚上15-20°的区域，下午25-30°。</text:p>
      <text:p text:style-name="P4">
6月19日至20日，预报员预测了云彩的变化。 在6月20日下午，在右岸和位置，除了东部和东南部短期[雨]以外(https://www.ukrinform.ua/tag-dos)，雷暴。 可变方向的风，3-8 m/s。 晚上14-19°的温度，海滨至21°(在东部和西部地区11-16°); Day25-30°，6月20日在西部和北部地区21-26°。</text:p>
      <text:p text:style-name="P4">
6月19日在基辅和该地区，没有降水； 6月20日是短期降雨，雷暴。 可变方向的风，3-8 m/s。 基辅的温度：在6月20日27-29°，6月20日24-26°的下午17-19°。 在该地区：晚上14-19°； 6月19日，6月20日，6月20日，21-26°。</text:p>
      <text:p text:style-name="P4">
<text:span text:style-name="T4">
另请阅读：</text:span>
 <text:a xlink:type="simple" xlink:href="https://www.ukrinform.ua/rubric-world/3724139-v-indii-cerez-silnu-speku-zaginuli-ponad-30-ludej.html" text:style-name="Internet_20_link" text:visited-style-name="Visited_20_Internet_20_Link">
在印度由于严重<text:span text:style-name="T4">
热</text:span>
杀死30多人</text:a>
根据预报员的说法，6月21日在乌克兰 - 中度降雨，雷暴在某个地方(小和北部地区是小短期降雨). 22 червня усхідних, вдень і в північних областях та в Карпатському регіоні – невеликийкороткочасний дощ, гроза; на решті території без опадів. Температура вночі12-18°, на півдні до 20°; вдень 20-26°, на Закарпатті та Одещині – до 28°, усхідних, 21 червня і в північно-східних областях 15-21°.</text:p>
      <text:p text:style-name="P4">
У столичному регіоні 21-22 червня невеликий короткочасний дощ, місцями гроза(在6月22日晚上没有降水). Температура по Києву вночі 14-16°, вдень 23-25°;по області вночі 12-17°, вдень 21-26°.</text:p>
      <text:p text:style-name="P4">
News Source: <text:a xlink:type="simple" xlink:href="https://www.ukrinform.ua/rubric-regions/3724189-v-ukraini-u-nedilu-prognozuut-speku-do-30-podekudi-grozi.html" text:style-name="Internet_20_link" text:visited-style-name="Visited_20_Internet_20_Link">
https://www.ukrinform.ua/rubric-regions/3724189-v-ukraini-u-nedilu-prognozuut-speku-do-30-podekudi-grozi.html</text:a>
</text:p>
      <!--NEWS-->
      <text:h text:style-name="P10" text:outline-level="1">
<text:span text:style-name="T4">
在空军中，对普京关于“毁灭”的陈述做出了回应</text:span>
</text:h>
      <text:p text:style-name="P4">
作者: Ukrinform (Person)</text:p>
      <text:p text:style-name="P4">
出版商: Укринформ (Organization)</text:p>
      <text:p text:style-name="P4">
出版时间: 2023-06-17T22:37:00+03:00</text:p>
      <text:p text:style-name="P4">
修改时间: 2023-06-17T23:37:00+03:00</text:p>
      <text:p text:style-name="P4">
描述: 俄罗斯弗拉基米尔·普京（Vladimir Putin）的负责人于6月16日在圣彼得堡经济论坛上宣布，他的部队“摧毁”了乌克兰的5个爱国者的综合体，建议在俄罗斯联邦中，他们不知道爱国者是什么，以及它的组成。</text:p>
      <ul>
        <li>
I的，。: </li>
      </ul>
      <text:p text:style-name="P4">
图片: ['<text:a xlink:type="simple" xlink:href="https://static.ukrinform.com/photos/2017_03/thumb_files/630_360_1490957505-5736.jpg" text:style-name="Internet_20_link" text:visited-style-name="Visited_20_Internet_20_Link">
630_360_14909...</text:a>
']</text:p>
      <text:p text:style-name="P4">
标签: ['Путін', 'Війна з Росією', 'Patriot ', 'ППО', 'Єдині новини']</text:p>
      <text:p text:style-name="P4">
类型: Article</text:p>
      <!--METADATA-->
      <text:p text:style-name="P4">
<draw:frame draw:style-name="fr1" draw:name="Image233" text:anchor-type="as-char" svg:width="6.9236in" svg:height="3.949857in" draw:z-index="0">
<draw:image xlink:href="../Images/yкринформ/2023-06-17T22-37-00-03-00/630_360_1490957505-5736.jpg" xlink:type="simple" xlink:show="embed" xlink:actuate="onLoad" draw:mime-type="image/jpeg"/>
</draw:frame>
6月16日，在圣彼得堡经济论坛上，弗拉基米尔·普京(Vladimir Putin)负责人宣布，他的部队“摧毁”了乌克兰的5个爱国者的综合体，建议俄罗斯联邦不知道爱国者是什么，是什么。</text:p>
      <text:p text:style-name="P4">
乌克林福姆报道，空军发言人尤里·伊格纳特(Yuri Ignat)在Televarachone的气氛中解释了乌克兰实际上有多少此类防空系统及其包含的东西。</text:p>
      <text:p text:style-name="P4">
“好吧，我们谈论分裂 - 他们(盟友，埃德。)Divyvizhins被转移了，空军指挥官甚至自拍照。部门由指挥中心，一个雷达站，一个tobotradar组成，提供了有关空气目的的信息，最多可以在爱国者中发射八次发射。”</text:p>
      <text:p text:style-name="P4">
<text:span text:style-name="T4">
另请阅读：</text:span>
 <text:span text:style-name="T4">
 <text:a xlink:type="simple" xlink:href="https://www.ukrinform.ua/rubric-ato/3723698-nimeccina-peredae-ukraini-64-raketi-dla-patriot.html" text:style-name="Internet_20_link" text:visited-style-name="Visited_20_Internet_20_Link">
德国传输乌克兰64导弹为爱国者</text:a>
</text:span>
</text:p>
      <text:p text:style-name="P4">
他建议普京可能是指发射器，说“被摧毁”。</text:p>
      <text:p text:style-name="P4">
“他们可能不知道爱国者是什么，它是什么。</text:p>
      <text:p text:style-name="P4">
他还保证，爱国者乌克兰人的结果尤其可以看到，_ <text:span text:style-name="T4">
 <text:a xlink:type="simple" xlink:href="https://www.ukrinform.ua/rubric-ato/3723682-poperedno-zniseni-6-kindzaliv-6-kalibriv-ta-2-bpla-povitrani-sili.html" text:style-name="Internet_20_link" text:visited-style-name="Visited_20_Internet_20_Link">
6月16日破坏了6枚弹道导弹“匕首”。</text:a>
</text:span>
 _ Ignatza一直在等待更多这样的系统。</text:p>
      <text:p text:style-name="P4">
<text:span text:style-name="T5">
!(https://www.ukrinform.ua/rubric-ato/3718711-prezident-obgovoriv-koaliciu-patriot-z-glavou-mzs-britanii.html)</text:span>
*</text:p>
      <text:p text:style-name="P4">
正如乌克林福姆报道的那样，上个月，美国宣布向乌克兰分配国防援助计划的附录，其中包括数字(https://www.ukrinform.ua/tag-patriot)**以及其他防空。</text:p>
      <text:p text:style-name="P4">
News Source: <text:a xlink:type="simple" xlink:href="https://www.ukrinform.ua/rubric-ato/3724313-u-povitranih-silah-vidpovili-na-zaavi-putina-pro-znisenna-pati-zrk-patriot.html" text:style-name="Internet_20_link" text:visited-style-name="Visited_20_Internet_20_Link">
https://www.ukrinform.ua/rubric-ato/3724313-u-povitranih-silah-vidpovili-na-zaavi-putina-pro-znisenna-pati-zrk-patriot.html</text:a>
</text:p>
      <!--NEWS-->
      <text:h text:style-name="P10" text:outline-level="1">
<text:span text:style-name="T4">
普京证实了乌克兰的绑架儿童</text:span>
</text:h>
      <text:p text:style-name="P4">
作者: Ukrinform (Person)</text:p>
      <text:p text:style-name="P4">
出版商: Укринформ (Organization)</text:p>
      <text:p text:style-name="P4">
出版时间: 2023-06-17T22:52:00+03:00</text:p>
      <text:p text:style-name="P4">
修改时间: 2023-06-17T22:52:00+03:00</text:p>
      <text:p text:style-name="P4">
描述: 俄罗斯总统弗拉基米尔·普京（Vladimir Putin）并没有隐藏乌克兰的儿童绑架。</text:p>
      <ul>
        <li>
I的，。: </li>
      </ul>
      <text:p text:style-name="P4">
图片: ['<text:a xlink:type="simple" xlink:href="https://static.ukrinform.com/photos/2023_06/thumb_files/630_360_1686674529-812.jpg" text:style-name="Internet_20_link" text:visited-style-name="Visited_20_Internet_20_Link">
630_360_16866...</text:a>
']</text:p>
      <text:p text:style-name="P4">
标签: ['Діти', 'Путін', 'Викрадення людей', 'Війна з Росією']</text:p>
      <text:p text:style-name="P4">
类型: Article</text:p>
      <!--METADATA-->
      <text:p text:style-name="P4">
<draw:frame draw:style-name="fr1" draw:name="Image234" text:anchor-type="as-char" svg:width="6.9236in" svg:height="3.956343in" draw:z-index="0">
<draw:image xlink:href="../Images/yкринформ/2023-06-17T22-52-00-03-00/630_360_1686674529-812.jpg" xlink:type="simple" xlink:show="embed" xlink:actuate="onLoad" draw:mime-type="image/jpeg"/>
</draw:frame>
弗拉基米尔·普京(Vladimir Putin)不会隐藏乌克兰的绑架儿童。</text:p>
      <text:p text:style-name="P4">
正如乌克林福姆报道的那样，他<text:a xlink:type="simple" xlink:href="https://t.me/riamelitopol/93710" text:style-name="Internet_20_link" text:visited-style-name="Visited_20_Internet_20_Link">
说</text:a>
在与非洲领导人会面时。</text:p>
      <text:p text:style-name="P4">
“关于<text:a xlink:type="simple" xlink:href="https://www.ukrinform.ua/tag-diti" text:style-name="Internet_20_link" text:visited-style-name="Visited_20_Internet_20_Link">
孩子</text:a>
。 孩子是神圣的事。我们将他们带出冲突区，挽救了他们的生命和健康。 这是什么。 没有人会让任何有家庭的孩子离婚。 出口儿童。”普京说。</text:p>
      <text:p text:style-name="P4">
恐怖分子国家的领导人认为，俄罗斯香气出口乌克兰儿童是“合法的”。</text:p>
      <text:p text:style-name="P4">
<text:span text:style-name="T4">
另请阅读：</text:span>
 <text:a xlink:type="simple" xlink:href="https://www.ukrinform.ua/rubric-regions/3724265-rosiani-vivozat-u-cuvasiu-blizko-300-ditej-iz-zaporizkoi-oblasti-fedorov.html" text:style-name="Internet_20_link" text:visited-style-name="Visited_20_Internet_20_Link">
俄罗斯人大约300 <text:span text:style-name="T4">
儿童</text:span>
来自Zaporizhhya地区 -  Fedorov</text:a>
如[Ukrinform]报道(https://www.ukrinform.ua/rubric-world/3683849-miznarodnij-kriminalnij-sud-vidav-order-na-arest-putina.html)，国际刑事法院的法官(MKS)他们签发了逮捕总统弗拉基米尔·普京和俄罗斯儿童申诉专员Maria Lviv-Belova的认股权证。</text:p>
      <text:p text:style-name="P4">
News Source: <text:a xlink:type="simple" xlink:href="https://www.ukrinform.ua/rubric-ato/3724310-putin-pidtverdiv-vikradenna-ditej-z-ukraini.html" text:style-name="Internet_20_link" text:visited-style-name="Visited_20_Internet_20_Link">
https://www.ukrinform.ua/rubric-ato/3724310-putin-pidtverdiv-vikradenna-ditej-z-ukraini.html</text:a>
</text:p>
      <!--NEWS-->
      <text:h text:style-name="P10" text:outline-level="1">
<text:span text:style-name="T4">
Vereshchuk关于在赫尔森的志愿者的殴打：国家应该表明，比可憎的要强</text:span>
</text:h>
      <text:p text:style-name="P4">
作者: Ukrinform (Person)</text:p>
      <text:p text:style-name="P4">
出版商: Укринформ (Organization)</text:p>
      <text:p text:style-name="P4">
出版时间: 2023-06-17T23:11:00+03:00</text:p>
      <text:p text:style-name="P4">
修改时间: 2023-06-17T23:11:00+03:00</text:p>
      <text:p text:style-name="P4">
描述: 在击败了当地执法机构，与反对自由疏散的反对者一起进行解释性工作，击败了赫尔森志愿者后，杀死了伊琳娜·弗雷什丘克（Irina Vereshchuk）临时临时占领的领土，以与自由疏散的反对者进行解释性工作。  - 乌克林。</text:p>
      <text:p text:style-name="P4">
图片: ['<text:a xlink:type="simple" xlink:href="https://static.ukrinform.com/photos/2023_05/thumb_files/630_360_1683807598-471.jpg" text:style-name="Internet_20_link" text:visited-style-name="Visited_20_Internet_20_Link">
630_360_16838...</text:a>
']</text:p>
      <text:p text:style-name="P4">
标签: ['Евакуація', 'Херсонщина', 'МВС', 'Побиття', 'Верещук']</text:p>
      <text:p text:style-name="P4">
类型: Article</text:p>
      <!--METADATA-->
      <text:p text:style-name="P4">
<draw:frame draw:style-name="fr1" draw:name="Image235" text:anchor-type="as-char" svg:width="6.9236in" svg:height="3.956343in" draw:z-index="0">
<draw:image xlink:href="../Images/yкринформ/2023-06-17T23-11-00-03-00/630_360_1683807598-471.jpg" xlink:type="simple" xlink:show="embed" xlink:actuate="onLoad" draw:mime-type="image/jpeg"/>
</draw:frame>
临时占领领土重新融入艾琳娜·弗雷什丘克(Irina Vereshchuk)的替代人米尼斯特·米尼斯特(Viceremier-Minister)，在击败了霍尔森(Kherson)志愿者之后，必须与反对自由撤离的反对者进行当地执法机构。</text:p>
      <text:p text:style-name="P4">
正如乌克林福姆报道的那样，Vereshchuk在[电报]中写道(https://t.me/vereshchuk_iryna/1942)。</text:p>
      <text:p text:style-name="P4">
重返社会部负责人强调，要赚钱并攻击那些帮助人们异常离开危险区域的人。</text:p>
      <text:p text:style-name="P4">
“国家应该表明它比那两个可憎的要强。我转向Dyerson Force Bloc。我知道您能够迅速忍受。(https://www.ukrinform.ua/tag-evakuacia)**它对人是免费的，所以它是免费的。 如果有人不同意，请向他们解释，以便他们被理解。”她说。</text:p>
      <text:p text:style-name="P4">
<text:span text:style-name="T4">
另请阅读：</text:span>
 <text:span text:style-name="T4">
 [在赫尔森(Kherson(https://www.ukrinform.ua/rubric-regions/3724198-u-hersoni-pobili-volontera-akij-bezkostovno-perevoziv-ludej-iz-pidtoplenih-teritorij.html)</text:span>
</text:p>
      <text:p text:style-name="P4">
根据Vereshchuk的说法，人们需要看到力量是力量。</text:p>
      <text:p text:style-name="P4">
正如乌克林福姆报道的那样，在赫尔森，两个承运人_ <text:span text:style-name="T4">
 <text:a xlink:type="simple" xlink:href="https://www.ukrinform.ua/rubric-regions/3724198-u-hersoni-pobili-volontera-akij-bezkostovno-perevoziv-ludej-iz-pidtoplenih-teritorij.html" text:style-name="Internet_20_link" text:visited-style-name="Visited_20_Internet_20_Link">
击败著名的志愿者</text:a>
</text:span>
 _，他免费从被洪水淹没的地区运送人们。 设定人。</text:p>
      <text:p text:style-name="P4">
News Source: <text:a xlink:type="simple" xlink:href="https://www.ukrinform.ua/rubric-ato/3724311-veresuk-pro-pobitta-volontera-v-hersoni-derzava-mae-pokazati-so-silnisa-za-merzotnikiv.html" text:style-name="Internet_20_link" text:visited-style-name="Visited_20_Internet_20_Link">
https://www.ukrinform.ua/rubric-ato/3724311-veresuk-pro-pobitta-volontera-v-hersoni-derzava-mae-pokazati-so-silnisa-za-merzotnikiv.html</text:a>
</text:p>
      <!--NEWS-->
      <text:h text:style-name="P10" text:outline-level="1">
<text:span text:style-name="T4">
在摩尔多瓦，农民宣布了新的抗议活动</text:span>
</text:h>
      <text:p text:style-name="P4">
作者: Ukrinform (Person)</text:p>
      <text:p text:style-name="P4">
出版商: Укринформ (Organization)</text:p>
      <text:p text:style-name="P4">
出版时间: 2023-06-17T23:24:00+03:00</text:p>
      <text:p text:style-name="P4">
修改时间: 2023-06-17T23:24:00+03:00</text:p>
      <text:p text:style-name="P4">
描述: 从6月19日起，当地农民宣布在摩尔多瓦举行大规模抗议活动。  - 乌克林。</text:p>
      <text:p text:style-name="P4">
图片: ['<text:a xlink:type="simple" xlink:href="https://static.ukrinform.com/photos/2023_06/thumb_files/630_360_1687034413-980.jpg" text:style-name="Internet_20_link" text:visited-style-name="Visited_20_Internet_20_Link">
630_360_16870...</text:a>
']</text:p>
      <text:p text:style-name="P4">
标签: ['Молдова', 'Протест', 'Фермер']</text:p>
      <text:p text:style-name="P4">
类型: Article</text:p>
      <!--METADATA-->
      <text:p text:style-name="P4">
<draw:frame draw:style-name="fr1" draw:name="Image236" text:anchor-type="as-char" svg:width="6.9236in" svg:height="3.956343in" draw:z-index="0">
<draw:image xlink:href="../Images/yкринформ/2023-06-17T23-24-00-03-00/630_360_1687034413-980.jpg" xlink:type="simple" xlink:show="embed" xlink:actuate="onLoad" draw:mime-type="image/jpeg"/>
</draw:frame>
从6月19日起，当地农民宣布在摩尔多瓦举行大规模抗议活动。</text:p>
      <text:p text:style-name="P4">
正如Ukrinform报道的那样，它报告了<text:a xlink:type="simple" xlink:href="https://newsmaker.md/rus/novosti/fermery-obyavili-o-protestah-v-tsentre-kishineva-ozhidayutsya-probki/" text:style-name="Internet_20_link" text:visited-style-name="Visited_20_Internet_20_Link">
新闻记者</text:a>
。</text:p>
      <text:p text:style-name="P4">
自6月19日以来，农民将在<text:span text:style-name="T4">
 [摩尔多瓦]开始大规模抗议活动(https://www.ukrinform.ua/tag-moldova)</text:span>
。 一些农民将来到奇西诺 - 在政府，议会和农业部的建筑物附近罢工。 农民电力协会说，其余的将抗议筹款路线。</text:p>
      <text:p text:style-name="P4">
“尽管我们的组织已经准备好讨论并在第一组的农作物上发布了农民议会的总和，但就政府承诺的薪酬方法和规模进行了谈判。 在这方面，该协会使恢复大规模抗议活动成为可能。”</text:p>
      <text:p text:style-name="P4">
<text:span text:style-name="T4">
另请阅读：</text:span>
 <text:span text:style-name="T4">
 <text:a xlink:type="simple" xlink:href="https://www.ukrinform.ua/rubric-economy/3723319-solskij-obgovoriv-z-agrarnim-ministrom-moldovi-umovi-tranzitu-ukrainskoi-agroprodukcii.html" text:style-name="Internet_20_link" text:visited-style-name="Visited_20_Internet_20_Link">
索尔斯基与摩尔多瓦农业部长讨论了乌克兰农产品的集中信息</text:a>
</text:span>
</text:p>
      <text:p text:style-name="P4">
因此，一些农民将乘拖拉机去首都。 他们将在政府，议会和农业部的建筑物附近抗议。 来自其他地区的农民将在这一天在国家汽车上发布。</text:p>
      <text:p text:style-name="P4">
声明说：“我们向公民道歉，可能带来的不便，当局在这一年中放弃和欺骗的行为者对塔特沃尔托(Tatwerto)捍卫了他们的经济生存权极为愤怒。”</text:p>
      <text:p text:style-name="P4">
<text:span text:style-name="T4">
另请阅读：</text:span>
 <text:span text:style-name="T4">
 <text:a xlink:type="simple" xlink:href="https://www.ukrinform.ua/rubric-society/3721871-moldova-nadala-ukraini-gumanitarnu-dopomogu.html" text:style-name="Internet_20_link" text:visited-style-name="Visited_20_Internet_20_Link">
提供给乌克兰人道主义援助的摩尔多瓦</text:a>
</text:span>
</text:p>
      <text:p text:style-name="P4">
值得注意的是，在抗议文件中，Fitrmers协会指出，6月20日，将在150个拖拉机上乘贝利斯克 - 博多纳，布库拉什等街道前往中央广场，并将将该地区返回政府。建筑。</text:p>
      <text:p text:style-name="P4">
News Source: <text:a xlink:type="simple" xlink:href="https://www.ukrinform.ua/rubric-world/3724312-u-moldovi-fermeri-ogolosili-pro-novi-protesti.html" text:style-name="Internet_20_link" text:visited-style-name="Visited_20_Internet_20_Link">
https://www.ukrinform.ua/rubric-world/3724312-u-moldovi-fermeri-ogolosili-pro-novi-protesti.html</text:a>
</text:p>
      <!--NEWS-->
      <text:h text:style-name="P10" text:outline-level="1">
<text:span text:style-name="T4">
在空军中，对普京关于“毁灭”的陈述做出了回应</text:span>
</text:h>
      <text:p text:style-name="P4">
作者: Ukrinform (Person)</text:p>
      <text:p text:style-name="P4">
出版商: Укринформ (Organization)</text:p>
      <text:p text:style-name="P4">
出版时间: 2023-06-17T23:37:00+03:00</text:p>
      <text:p text:style-name="P4">
修改时间: 2023-06-17T23:37:00+03:00</text:p>
      <text:p text:style-name="P4">
描述: 俄罗斯弗拉基米尔·普京（Vladimir Putin）的负责人于6月16日在圣彼得堡经济论坛上宣布，他的部队“摧毁”了乌克兰的5个爱国者的综合体，建议在俄罗斯联邦中，他们不知道爱国者是什么，以及它的组成。</text:p>
      <ul>
        <li>
I的，。: </li>
      </ul>
      <text:p text:style-name="P4">
图片: ['<text:a xlink:type="simple" xlink:href="https://static.ukrinform.com/photos/2017_03/thumb_files/630_360_1490957505-5736.jpg" text:style-name="Internet_20_link" text:visited-style-name="Visited_20_Internet_20_Link">
630_360_14909...</text:a>
']</text:p>
      <text:p text:style-name="P4">
标签: ['Путін', 'Війна з Росією', 'Patriot ', 'ППО', 'Єдині новини']</text:p>
      <text:p text:style-name="P4">
类型: Article</text:p>
      <!--METADATA-->
      <text:p text:style-name="P4">
<draw:frame draw:style-name="fr1" draw:name="Image237" text:anchor-type="as-char" svg:width="6.9236in" svg:height="3.949857in" draw:z-index="0">
<draw:image xlink:href="../Images/yкринформ/2023-06-17T23-37-00-03-00/630_360_1490957505-5736.jpg" xlink:type="simple" xlink:show="embed" xlink:actuate="onLoad" draw:mime-type="image/jpeg"/>
</draw:frame>
6月16日，在圣彼得堡经济论坛上，弗拉基米尔·普京(Vladimir Putin)负责人宣布，他的部队“摧毁”了乌克兰的5个爱国者的综合体，建议俄罗斯联邦不知道爱国者是什么，是什么。</text:p>
      <text:p text:style-name="P4">
乌克林福姆报道，空军发言人尤里·伊格纳特(Yuri Ignat)在Televarachone的气氛中解释了乌克兰实际上有多少此类防空系统及其包含的东西。</text:p>
      <text:p text:style-name="P4">
“好吧，我们谈论分裂 - 他们(盟友，埃德。)Divyvizhins被转移了，空军指挥官甚至自拍照。部门由指挥中心，一个雷达站，一个tobotradar组成，提供了有关空气目的的信息，最多可以在爱国者中发射八次发射。”</text:p>
      <text:p text:style-name="P4">
<text:span text:style-name="T4">
另请阅读：</text:span>
 <text:span text:style-name="T4">
 <text:a xlink:type="simple" xlink:href="https://www.ukrinform.ua/rubric-ato/3723698-nimeccina-peredae-ukraini-64-raketi-dla-patriot.html" text:style-name="Internet_20_link" text:visited-style-name="Visited_20_Internet_20_Link">
德国传输乌克兰64导弹为爱国者</text:a>
</text:span>
</text:p>
      <text:p text:style-name="P4">
他建议普京可能是指发射器，说“被摧毁”。</text:p>
      <text:p text:style-name="P4">
“他们可能不知道爱国者是什么，它是什么。</text:p>
      <text:p text:style-name="P4">
他还保证，爱国者乌克兰人的结果尤其可以看到，_ <text:span text:style-name="T4">
 <text:a xlink:type="simple" xlink:href="https://www.ukrinform.ua/rubric-ato/3723682-poperedno-zniseni-6-kindzaliv-6-kalibriv-ta-2-bpla-povitrani-sili.html" text:style-name="Internet_20_link" text:visited-style-name="Visited_20_Internet_20_Link">
6月16日破坏了6枚弹道导弹“匕首”。</text:a>
</text:span>
 _ Ignatza一直在等待更多这样的系统。</text:p>
      <text:p text:style-name="P4">
<text:span text:style-name="T5">
!(https://www.ukrinform.ua/rubric-ato/3718711-prezident-obgovoriv-koaliciu-patriot-z-glavou-mzs-britanii.html)</text:span>
*</text:p>
      <text:p text:style-name="P4">
正如乌克林福姆报道的那样，上个月，美国宣布向乌克兰分配国防援助计划的附录，其中包括数字(https://www.ukrinform.ua/tag-patriot)**以及其他防空。</text:p>
      <text:p text:style-name="P4">
News Source: <text:a xlink:type="simple" xlink:href="https://www.ukrinform.ua/rubric-ato/3724313-u-povitranih-silah-vidpovili-na-zaavi-putina-pro-znisenna-pati-zrk-patriot.html" text:style-name="Internet_20_link" text:visited-style-name="Visited_20_Internet_20_Link">
https://www.ukrinform.ua/rubric-ato/3724313-u-povitranih-silah-vidpovili-na-zaavi-putina-pro-znisenna-pati-zrk-patriot.html</text:a>
</text:p>
      <!--NEWS-->
      <text:h text:style-name="P10" text:outline-level="1">
<text:span text:style-name="T4">
Kirilenko：我们希望从俄罗斯维修，这是数万亿美元</text:span>
</text:h>
      <text:p text:style-name="P4">
作者: Ukrinform (Person)</text:p>
      <text:p text:style-name="P4">
出版商: Укринформ (Organization)</text:p>
      <text:p text:style-name="P4">
出版时间: 2023-06-17T23:55:00+03:00</text:p>
      <text:p text:style-name="P4">
修改时间: 2023-06-17T23:55:00+03:00</text:p>
      <text:p text:style-name="P4">
描述: 顿涅茨克地区军事管理局负责人帕维尔·基里伦科（Pavel Kirilenko）宣布对俄罗斯的赔偿期望，这将是数万亿美元。  - 乌克林。</text:p>
      <text:p text:style-name="P4">
图片: ['<text:a xlink:type="simple" xlink:href="https://static.ukrinform.com/photos/2023_06/thumb_files/630_360_1687016290-475.jpg" text:style-name="Internet_20_link" text:visited-style-name="Visited_20_Internet_20_Link">
630_360_16870...</text:a>
']</text:p>
      <text:p text:style-name="P4">
标签: ['Донеччина', 'Кириленко', 'Репарації', 'Війна з Росією']</text:p>
      <text:p text:style-name="P4">
类型: Article</text:p>
      <!--METADATA-->
      <text:p text:style-name="P4">
<draw:frame draw:style-name="fr1" draw:name="Image238" text:anchor-type="as-char" svg:width="6.9236in" svg:height="3.956343in" draw:z-index="0">
<draw:image xlink:href="../Images/yкринформ/2023-06-17T23-55-00-03-00/630_360_1687016290-475.jpg" xlink:type="simple" xlink:show="embed" xlink:actuate="onLoad" draw:mime-type="image/jpeg"/>
</draw:frame>
顿涅茨克地区军事管理局负责人帕维尔·基里伦科(Pavel Kirilenko)宣布从俄罗斯进行维修，这将是数万亿美元。</text:p>
      <text:p text:style-name="P4">
他在[采访乌克林福姆]中说明了这一点(https://www.ukrinform.ua/rubric-regions/3724163-pavlo-kirilenko-kerivnik-doneckoi-oblasnoi-vijskovoi-administracii.html)在回答他是否希望俄罗斯边界的问题以及是否有可能在数字上说些什么。</text:p>
      <text:p text:style-name="P4">
“我们希望并为此做一切。 没有一般数字。 但是，当然，这是数万亿美元，对于每个领域，它们都将是分开的。在整个复杂调查完成后将确认国家赔偿，这需要很长时间，”该地区负责人说。</text:p>
      <text:p text:style-name="P4">
<text:span text:style-name="T4">
另请阅读：</text:span>
 <text:span text:style-name="T4">
 <text:a xlink:type="simple" xlink:href="https://www.ukrinform.ua/rubric-polytics/3722018-ukraina-ocikue-so-risenna-miznarodnogo-sudu-oon-viavit-porusenna-rf-dvoh-konvencij-korinevic.html" text:style-name="Internet_20_link" text:visited-style-name="Visited_20_Internet_20_Link">
乌克兰预计乌克兰国际法院的裁决将违反违反俄罗斯联合会两次公约的行为</text:a>
</text:span>
</text:p>
      <text:p text:style-name="P4">
他解释说，这一决定将在国际刑事法院(MKS)，根据证据的确认，国际空间站的法官将继续提出这一索赔，但也将在俄罗斯收回资金。</text:p>
      <text:p text:style-name="P4">
基里伦科说：“罚款不仅是自愿的……而且必须观察到损失量的合法和明确的程序。”</text:p>
      <text:p text:style-name="P4">
<text:span text:style-name="T4">
另请阅读：</text:span>
 <text:span text:style-name="T4">
 <text:a xlink:type="simple" xlink:href="https://www.ukrinform.ua/rubric-ato/3720192-majbutni-reparacii-rosii-maut-vidskoduvati-zbitki-cerez-kahovskij-ekocid-ukraina-v-obse.html" text:style-name="Internet_20_link" text:visited-style-name="Visited_20_Internet_20_Link">
俄罗斯的未来赔偿应弥补“ Kakhovsky” Ecocide的损失 -  OSCE中的乌克兰</text:a>
</text:span>
</text:p>
      <text:p text:style-name="P4">
他补充说，我们不会向敌人要求我们在<text:span text:style-name="T4">
 [乌克兰杀害]之前未完成(https://www.ukrinform.ua/tag-vijna-z-rosieu)</text:span>
，我们要求资金仅恢复敌人所破坏的东西。</text:p>
      <text:p text:style-name="P4">
“是的，这将是一个漫长的过程。 总的来说，上帝禁止我们的年龄足以让任何孩子生活在复兴的乌克兰中，” OVA负责人说。</text:p>
      <text:p text:style-name="P4">
<text:span text:style-name="T4">
另请阅读：</text:span>
 <text:span text:style-name="T4">
 <text:a xlink:type="simple" xlink:href="https://www.ukrinform.ua/rubric-regions/3724163-pavlo-kirilenko-kerivnik-doneckoi-oblasnoi-vijskovoi-administracii.html" text:style-name="Internet_20_link" text:visited-style-name="Visited_20_Internet_20_Link">
Pavel Kirilenko，Donetsk地区军事管理部门负责人</text:a>
 </text:span>
</text:p>
      <text:p text:style-name="P4">
News Source: <text:a xlink:type="simple" xlink:href="https://www.ukrinform.ua/rubric-ato/3724314-kirilenko-mi-spodivaemos-na-reparacii-vid-rosii-ce-triljoni-dolariv.html" text:style-name="Internet_20_link" text:visited-style-name="Visited_20_Internet_20_Link">
https://www.ukrinform.ua/rubric-ato/3724314-kirilenko-mi-spodivaemos-na-reparacii-vid-rosii-ce-triljoni-dolariv.html</text:a>
</text:p>
      <!--NEWS-->
      <text:h text:style-name="P10" text:outline-level="1">
<text:span text:style-name="T4">
防空摧毁了赫尔森地区的两架俄罗斯无人机</text:span>
</text:h>
      <text:p text:style-name="P4">
作者: Ukrinform (Person)</text:p>
      <text:p text:style-name="P4">
出版商: Укринформ (Organization)</text:p>
      <text:p text:style-name="P4">
出版时间: 2023-06-17T2:42:00+03:00</text:p>
      <text:p text:style-name="P4">
修改时间: 2023-06-17T20:42:00+03:00</text:p>
      <text:p text:style-name="P4">
描述: 在赫尔森地区，6月17日，空中国防军被两架俄罗斯无人机摧毁 - 冲击“柳叶刀”和侦察“奥兰”。  - 乌克林。</text:p>
      <text:p text:style-name="P4">
图片: ['<text:a xlink:type="simple" xlink:href="https://static.ukrinform.com/photos/2023_06/thumb_files/630_360_1687023688-218.jpg" text:style-name="Internet_20_link" text:visited-style-name="Visited_20_Internet_20_Link">
630_360_16870...</text:a>
']</text:p>
      <text:p text:style-name="P4">
标签: ['Безпілотник', 'Херсонщина', 'ППО']</text:p>
      <text:p text:style-name="P4">
类型: Article</text:p>
      <!--METADATA-->
      <text:p text:style-name="P4">
<draw:frame draw:style-name="fr1" draw:name="Image239" text:anchor-type="as-char" svg:width="6.9236in" svg:height="3.956343in" draw:z-index="0">
<draw:image xlink:href="../Images/yкринформ/2023-06-17T2-42-00-03-00/630_360_1687023688-218.jpg" xlink:type="simple" xlink:show="embed" xlink:actuate="onLoad" draw:mime-type="image/jpeg"/>
</draw:frame>
6月17日，空中国防军的乌森地区被两架俄罗斯无人机摧毁 - 震惊的“柳叶刀”和侦察“奥兰”。</text:p>
      <text:p text:style-name="P4">
根据乌克林福姆的说法，南航空司令部在[Facebook]上报告(https://www.facebook.com/PvKPivden/posts/pfbid02DcL9hWsSXCWuMxAFdZgBMCARefbKWkx2y86dzMdo5ysZkoqsLGaSWrv8JzNRgRVWl).</text:p>
      <text:p text:style-name="P4">
"17 червня 2023 року, на Херсонщині, силами та засобами протиповітряноїоборони повітряного командування "Південь" знищено розвідувальний <text:a xlink:type="simple" xlink:href="https://www.ukrinform.ua/tag-bezpilotnik" text:style-name="Internet_20_link" text:visited-style-name="Visited_20_Internet_20_Link">
 БпЛА</text:a>
Orlan-10“和Lancet”无人机， - 消息读取。</text:p>
      <text:p text:style-name="P4">
<text:span text:style-name="T4">
另请阅读：</text:span>
 [在斯瓦托夫国防军下摧毁了俄罗斯人的“飞机场” <text:span text:style-name="T4">
无人机</text:span>
 s]]](https://www.ukrinform.ua/rubric-ato/3722690-pid-svatovim-sili-oboroni-znisili-aerodrom-rosijskih-bezpilotnikiv.html)如[Ukrinform]报道(https://www.ukrinform.ua/rubric-ato/3724054-sili-oboroni-znisili-vze-219-170-rosian.html)截至6月17日，在乌克兰的解决通道中，全面的战争已经失去了3977辆坦克，7706辆战斗装甲车和成千上万的其他设备。</text:p>
      <text:p text:style-name="P4">
<text:span text:style-name="T5">
foto：南空气命令</text:span>
 _ _</text:p>
      <text:p text:style-name="P4">
News Source: <text:a xlink:type="simple" xlink:href="https://www.ukrinform.ua/rubric-ato/3724288-ppo-znisila-dva-rosijski-bezpilotniki-na-hersonsini.html" text:style-name="Internet_20_link" text:visited-style-name="Visited_20_Internet_20_Link">
https://www.ukrinform.ua/rubric-ato/3724288-ppo-znisila-dva-rosijski-bezpilotniki-na-hersonsini.html</text:a>
</text:p>
      <!--NEWS-->
      <text:h text:style-name="P10" text:outline-level="1">
<text:span text:style-name="T4">
在乌克兰，单个武器登记册 - 内政部将很快工作</text:span>
</text:h>
      <text:p text:style-name="P4">
作者: ['АРМІЯINFORM']</text:p>
      <text:p text:style-name="P4">
时间: 2023-06-17T38:00:00-04:00</text:p>
      <text:p text:style-name="P4">
描述: 曾在乌克兰机器人23蠕虫，劳斯特·兹布罗（Robster Roister Zbro）（єRZ），Yaki Dupozhe ...与乌克兰2022年的战争，与乌克兰的最新新闻，《与乌克兰新闻》（News Wars）与乌克兰2022年的战争，今天，乌克兰和俄罗斯和俄罗斯之间的战争将会何时，何时，何时，何时，何时，何时，2022年与乌克兰的战争将在不久的将来与乌克兰发生战争，与乌克兰的战争，今天的乌克兰新闻，乌克兰的新闻，乌克兰媒体的新闻在俄罗斯</text:p>
      <text:p text:style-name="P4">
图片: ['<text:a xlink:type="simple" xlink:href="https://armyinform.com.ua/wp-content/uploads/2023/06/01001lea-9cb0_1280x720.jpeg" text:style-name="Internet_20_link" text:visited-style-name="Visited_20_Internet_20_Link">
01001lea-9cb0_1280x720.jpeg</text:a>
']</text:p>
      <text:p text:style-name="P4">
标签: ['МВС УКРАЇНИ', 'РЕЄСТР ЗБРОЇ']</text:p>
      <text:p text:style-name="P4">
类别: News</text:p>
      <!--METADATA-->
      <text:p text:style-name="P4">
<draw:frame draw:style-name="fr1" draw:name="Image240" text:anchor-type="as-char" svg:width="6.9236in" svg:height="4.349906in" draw:z-index="0">
<draw:image xlink:href="../Images/AРМІЯINFORM/2023-06-17T38-00-00-04-00/01001lea-9cb0_1280x720.jpeg" xlink:type="simple" xlink:show="embed" xlink:actuate="onLoad" draw:mime-type="image/jpeg"/>
</draw:frame>
6月23日在乌克兰已经开始了单个武器登记册的工作(淘汰)，这可以自动化武器会计，并获得获得许可并获得公民访问的过程。</text:p>
      <text:p text:style-name="P4">
关于它<text:a xlink:type="simple" xlink:href="https://mvs.gov.ua/uk/news/z-23-cervnia-v-ukrayini-zapraciuje-jedinii-rejestr-zbroyi" text:style-name="Internet_20_link" text:visited-style-name="Visited_20_Internet_20_Link">
报告</text:a>
乌克兰内政部。</text:p>
      <text:p text:style-name="P4">
“实施登记册的主要优点是，公民将能够轻松支持有关其注册武器的信息。 此外，由于武器服务的扩张，获得许可证的程序意识到了许可，”内政部强调。</text:p>
      <text:p text:style-name="P4">
武器的单个寄存器涉及创建E -Offices。</text:p>
      <text:p text:style-name="P4">
也就是说，乌克兰人将能够通过提交“公民的单一窗口”或武器销售商店获得服务而无需离开家。</text:p>
      <text:p text:style-name="P4">
<text:span text:style-name="T4">
需要通过“公民的单个窗口”提交文件：</text:span>
</text:p>
      <text:p text:style-name="P4">
<text:span text:style-name="T5">
转到“公民的单个窗口”， </text:span>
授权， <text:span text:style-name="T5">
提出申请， </text:span>
附加一包所需文档的包， <text:span text:style-name="T5">
添加scancopy， </text:span>
以使用电子签名认证副本， *发送申请。</text:p>
      <text:p text:style-name="P4">
<text:span text:style-name="T4">
要在商店中申请武器：</text:span>
</text:p>
      <text:p text:style-name="P4">
<text:span text:style-name="T5">
个人访问商店， </text:span>
提供必要文件的包装， <text:span text:style-name="T5">
详细说明申请书， </text:span>
商店的卖方将向警察发送申请。</text:p>
      <text:p text:style-name="P4">
News Source: <text:a xlink:type="simple" xlink:href="https://armyinform.com.ua/2023/06/17/v-ukrayini-nezabarom-zapraczyuye-yedynyj-reyestr-zbroyi-mvs/" text:style-name="Internet_20_link" text:visited-style-name="Visited_20_Internet_20_Link">
https://armyinform.com.ua/2023/06/17/v-ukrayini-nezabarom-zapraczyuye-yedynyj-reyestr-zbroyi-mvs/</text:a>
</text:p>
      <!--NEWS-->
      <text:h text:style-name="P10" text:outline-level="1">
<text:span text:style-name="T4">
Mkip确认了霍森地区Polina Rayko博物馆的洪水泛滥</text:span>
</text:h>
      <text:p text:style-name="P4">
作者: Ukrinform (Person)</text:p>
      <text:p text:style-name="P4">
出版商: Укринформ (Organization)</text:p>
      <text:p text:style-name="P4">
出版时间: 2023-06-17T3:44:00+03:00</text:p>
      <text:p text:style-name="P4">
修改时间: 2023-06-17T20:44:00+03:00</text:p>
      <text:p text:style-name="P4">
描述: 有关乌克兰艺术家波琳娜·雷科（Polina Rayko）家庭穆斯穆塞姆（House-Museum of the House-Museum）暂时捕获的Oleshki的破坏的信息，他由于俄罗斯俄罗斯军队的爆炸而淹没了Kakhovka水力发电站。  - 乌克林。</text:p>
      <text:p text:style-name="P4">
图片: ['<text:a xlink:type="simple" xlink:href="https://static.ukrinform.com/photos/2023_06/thumb_files/630_360_1687023405-617.jpg" text:style-name="Internet_20_link" text:visited-style-name="Visited_20_Internet_20_Link">
630_360_16870...</text:a>
']</text:p>
      <text:p text:style-name="P4">
标签: ['Херсонщина', 'Музей', 'Каховська ГЕС', 'МКІП ', 'Художниця', 'Підтоплення']</text:p>
      <text:p text:style-name="P4">
类型: Article</text:p>
      <!--METADATA-->
      <text:p text:style-name="P4">
<draw:frame draw:style-name="fr1" draw:name="Image241" text:anchor-type="as-char" svg:width="6.9236in" svg:height="3.956343in" draw:z-index="0">
<draw:image xlink:href="../Images/yкринформ/2023-06-17T3-44-00-03-00/630_360_1687023405-617.jpg" xlink:type="simple" xlink:show="embed" xlink:actuate="onLoad" draw:mime-type="image/jpeg"/>
</draw:frame>
有关乌克兰艺术家波利纳·里科科(Polina Ricoko)家庭穆斯穆塞姆(House-Museum)暂时捕获的Oleshkhkhinson地区破坏的信息，后者由于俄罗斯军队在卡科夫卡水力发电站的爆炸而丧生。</text:p>
      <text:p text:style-name="P4">
乌克兰文化和信息政策部在[Telegram]中报道了这一点(https://t.me/mkipu/6500)，报道乌克林福姆。</text:p>
      <text:p text:style-name="P4">
正如MKIP中指出的那样，该网络已经对房屋的可能泛滥进行了较早的信息。 当时，由于艺术家的房屋位于暂时捕获的敌人身上，因此无法确认其可能性。</text:p>
      <text:p text:style-name="P4">
“不幸的是，有关房屋破坏的信息 -  <text:a xlink:type="simple" xlink:href="https://www.ukrinform.ua/tag-muzej" text:style-name="Internet_20_link" text:visited-style-name="Visited_20_Internet_20_Link">
博物馆</text:a>
雷科(Rayko)的波丽娜(Polina)已得到证实，这是摧毁乌克兰艺术中有历史的恐怖分子国家之一的后果的第一张照片。”</text:p>
      <text:p text:style-name="P4">
<text:span text:style-name="T4">
另请阅读：</text:span>
 <text:a xlink:type="simple" xlink:href="https://www.ukrinform.ua/rubric-culture/3724164-mozut-buti-desatki-miljoniv-tkacenko-pro-zbitki-kulturnoi-spadsini-vid-pidrivu-kahovskoi-ges.html" text:style-name="Internet_20_link" text:visited-style-name="Visited_20_Internet_20_Link">
可能是数千万：<text:span text:style-name="T4">
 tkachenko </text:span>
关于Kakhovka Hydroelectric Power Station爆炸中失去文化遗产的信息</text:a>
该部提醒人们，在雷科(Rayko)的房子的墙壁上，她复制了自己的传记，描绘了家庭肖像，以及喜欢的象征主义和不同形状，颜色和物种的鸟类。</text:p>
      <text:p text:style-name="P4">
Mkip强调说：“这种独特的地方的重要性是俄罗斯如何破坏乌克兰文化和历史。”</text:p>
      <text:p text:style-name="P4">
正如乌克林福姆报道的那样，由于破坏了卡科夫卡水力发电站的俄罗斯人，乌希隆和mykolaiv地区<text:a xlink:type="simple" xlink:href="https://www.ukrinform.ua/rubric-culture/3723879-tkacenko-cerez-pidriv-kahovskoi-ges-u-zoni-riziku-147-zakladiv-kulturi-ta-misteckoi-osviti.html" text:style-name="Internet_20_link" text:visited-style-name="Visited_20_Internet_20_Link">
之前</text:a>
 <text:a xlink:type="simple" xlink:href="https://www.ukrinform.ua/rubric-culture/3723879-tkacenko-cerez-pidriv-kahovskoi-ges-u-zoni-riziku-147-zakladiv-kulturi-ta-misteckoi-osviti.html" text:style-name="Internet_20_link" text:visited-style-name="Visited_20_Internet_20_Link">
</text:a>
<text:a xlink:type="simple" xlink:href="https://www.ukrinform.ua/rubric-culture/3723879-tkacenko-cerez-pidriv-kahovskoi-ges-u-zoni-riziku-147-zakladiv-kulturi-ta-misteckoi-osviti.html" text:style-name="Internet_20_link" text:visited-style-name="Visited_20_Internet_20_Link">
147个文化机构有风险</text:a>
和艺术教育。  照片：Mkip，Facebook</text:p>
      <text:p text:style-name="P4">
News Source: <text:a xlink:type="simple" xlink:href="https://www.ukrinform.ua/rubric-culture/3724289-mkip-pidtverdilo-zatoplenna-muzeu-polini-rajko-na-hersonsini.html" text:style-name="Internet_20_link" text:visited-style-name="Visited_20_Internet_20_Link">
https://www.ukrinform.ua/rubric-culture/3724289-mkip-pidtverdilo-zatoplenna-muzeu-polini-rajko-na-hersonsini.html</text:a>
</text:p>
      <!--NEWS-->
      <text:h text:style-name="P10" text:outline-level="1">
<text:span text:style-name="T4">
标记“俄罗斯军船，我我...！” 认识到世界上最好的</text:span>
</text:h>
      <text:p text:style-name="P4">
作者: ['АРМІЯINFORM']</text:p>
      <text:p text:style-name="P4">
时间: 2023-06-17T40:00:00-04:00</text:p>
      <text:p text:style-name="P4">
描述: ukrposhta的Acceionernea在“世界邮报”中被磨碎。 包裹奖...与乌克兰2022年的战争，与乌克兰的最新新闻战争，今天与乌克兰2022年的新闻战争，乌克兰和俄罗斯之间的战争以及俄罗斯之间的战争以及2022年与乌克兰的战争将是在不久的将来与乌克兰发动了战争，这是与乌克兰的战争，今天的乌克兰新闻，乌克兰的新闻，乌克兰媒体的俄罗斯媒体</text:p>
      <text:p text:style-name="P4">
图片: ['<text:a xlink:type="simple" xlink:href="https://armyinform.com.ua/wp-content/uploads/2023/02/7c0295f-marka.jpg" text:style-name="Internet_20_link" text:visited-style-name="Visited_20_Internet_20_Link">
7c0295f-marka.jpg</text:a>
']</text:p>
      <text:p text:style-name="P4">
标签: ['МАРКА', 'НАГОРОДА', 'РУССКІЙ ВОЄННИЙ КОРАБЛЬ', 'УКРПОШТА']</text:p>
      <text:p text:style-name="P4">
类别: News</text:p>
      <!--METADATA-->
      <text:p text:style-name="P4">
<draw:frame draw:style-name="fr1" draw:name="Image242" text:anchor-type="as-char" svg:width="6.9236in" svg:height="4.615733in" draw:z-index="0">
<draw:image xlink:href="../Images/AРМІЯINFORM/2023-06-17T40-00-00-04-00/7c0295f-marka.jpg" xlink:type="simple" xlink:show="embed" xlink:actuate="onLoad" draw:mime-type="image/jpeg"/>
</draw:frame>
Ukrposhta股份公司已赢得了2023年世界邮政和PARCERANDS。 马克·“俄罗斯军船，idi ...!” 它被认为是2022年最好的军队。</text:p>
      <text:p text:style-name="P4">
作为报告<text:a xlink:type="simple" xlink:href="https://www.ukrposhta.ua/ua/news/57932-ukrposhta-otrimala-tri-pochesni-vidznaki-prestizhnoi-premii-world-post-parcel-awards-2023%C2%A0" text:style-name="Internet_20_link" text:visited-style-name="Visited_20_Internet_20_Link">
press</text:a>
C(https://www.ukrposhta.ua/ua/news/57932-ukrposhta-otrimala-tri-pochesni-vidznaki-prestizhnoi-premii-world-post-parcel-awards-2023%C2%A0)，Ukrposhta在邮政Texpress Tacks的“世界邮政与包裹奖2023”领域获得了三类：“年度最佳集邮活动”，“邮政运营商”和特别提名的“行业领导者”。 获奖者庄严地授予获奖者，并于6月14日在塔林的卡皮特尼亚举行。</text:p>
      <text:p text:style-name="P4">
值得注意的是，在提名的“邮政运营商”中，“乌克普什塔”赢得了胜利的胜利。(卡塔尔邮政)巴西的笑话(邮局 - 巴西邮政).</text:p>
      <text:p text:style-name="P4">
«Поштова марка „русскій воєнний корабль, іді…“ представлена в експозиціїСмітсонівського поштового музею у Вашингтоні. Екземпляри поштових марокУкраїни воєнного часу є в колекціях лідерів держав і глав міжнароднихорганізацій, які відвідували Україну впродовж 2022 року. Тиражі поштових марокзросли до мільйонів. Так, лише тираж поштового випуску „русскій воєннийкорабль… ВСЬО!“ склав 5 млн примірників», — йдеться в повідомленні.</text:p>
      <text:p text:style-name="P4">
Разом з «Укрпоштою» фіналістами в цій номінації були Пошти Сінгапуру(新加坡邮政)和巴西(邮局 - 巴西邮政).</text:p>
      <text:p text:style-name="P4">
News Source: <text:a xlink:type="simple" xlink:href="https://armyinform.com.ua/2023/06/17/marku-russkij-voyennyj-korabl-idi-vyznaly-najkrashhoyu-v-sviti/" text:style-name="Internet_20_link" text:visited-style-name="Visited_20_Internet_20_Link">
https://armyinform.com.ua/2023/06/17/marku-russkij-voyennyj-korabl-idi-vyznaly-najkrashhoyu-v-sviti/</text:a>
</text:p>
      <!--NEWS-->
      <text:h text:style-name="P10" text:outline-level="1">
<text:span text:style-name="T4">
SBU向两个敖德萨的居民表示怀疑，他们正在为动员提供Rostob假货和Kiev-Pechersk Lavra</text:span>
</text:h>
      <text:p text:style-name="P4">
作者: ['АРМІЯINFORM']</text:p>
      <text:p text:style-name="P4">
时间: 2023-06-17T42:00:00-04:00</text:p>
      <text:p text:style-name="P4">
描述: Zibrazov docasova基地的无罪服务，为犯罪者的clan cangles -pseudo -Professor，Yaki Robili ...与乌克兰2022年的战争，与乌克兰的最新新闻，与乌克兰的新闻，与乌克兰2022的最新新闻战争，今天，乌克兰和乌克兰人之间的战争将会发生一场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717a0f2677e109056b2e44bdc96b12b9.jpeg" text:style-name="Internet_20_link" text:visited-style-name="Visited_20_Internet_20_Link">
717a0f2677e109056b2e44bdc96b12b9.jpeg</text:a>
', '<text:a xlink:type="simple" xlink:href="https://armyinform.com.ua/wp-content/uploads/2023/06/9574414455ece020ba351f56949d7d7b.jpeg" text:style-name="Internet_20_link" text:visited-style-name="Visited_20_Internet_20_Link">
9574414455ece020ba351f56949d7d7b.jpeg</text:a>
', '<text:a xlink:type="simple" xlink:href="https://armyinform.com.ua/wp-content/uploads/2023/06/70dfc989999f5771c41ef614d42d94b5-150x150.jpeg" text:style-name="Internet_20_link" text:visited-style-name="Visited_20_Internet_20_Link">
70dfc989999f5771c41ef614d42d94b5-150x150.jpeg</text:a>
', '<text:a xlink:type="simple" xlink:href="https://armyinform.com.ua/wp-content/uploads/2023/06/f1c2cd1b9010d92e4ddfa9f6dffddfc6-150x150.jpeg" text:style-name="Internet_20_link" text:visited-style-name="Visited_20_Internet_20_Link">
f1c2cd1b9010d92e4ddfa9f6dffddfc6-150x150.jpeg</text:a>
']</text:p>
      <text:p text:style-name="P4">
标签: ['МОБІЛІЗАЦІЯ', 'ПОВІДОМИЛИ ПРО ПІДОЗРУ', 'СБУ', 'ФЕЙКИ']</text:p>
      <text:p text:style-name="P4">
类别: News</text:p>
      <!--METADATA-->
      <text:p text:style-name="P4">
<draw:frame draw:style-name="fr1" draw:name="Image243" text:anchor-type="as-char" svg:width="6.9236in" svg:height="4.615733in" draw:z-index="0">
<draw:image xlink:href="../Images/AРМІЯINFORM/2023-06-17T42-00-00-04-00/717a0f2677e109056b2e44bdc96b12b9.jpeg" xlink:type="simple" xlink:show="embed" xlink:actuate="onLoad" draw:mime-type="image/jpeg"/>
</draw:frame>
安全部门已为两名敖德萨伪造主义者收集了证据基础，并应俄罗斯电视频道的要求制作了舞台视频。 关于它<text:a xlink:type="simple" xlink:href="https://ssu.gov.ua/novyny/sbu-povidomyla-pro-pidozru-dvom-odesytam-yaki-na-zamovlennia-rostb-znimaly-feiky-pro-mobilizatsiiu-ta-kyievopechersku-lavru" text:style-name="Internet_20_link" text:visited-style-name="Visited_20_Internet_20_Link">
报告</text:a>
乌克兰的安全服务。</text:p>
      <text:p text:style-name="P4">
嫌疑人之一是敖德萨州电视台的前运营商，他在全面入侵后开始与俄罗斯电视频道电视台合作。</text:p>
      <text:p text:style-name="P4">
根据调查，袭击者同意宣传员的命令。 对于8000种Hryvnias，他熟悉当地收购中心“军事”的熟悉。</text:p>
      <text:p text:style-name="P4">
<draw:frame draw:style-name="fr1" draw:name="Image244" text:anchor-type="as-char" svg:width="6.9236in" svg:height="4.615733in" draw:z-index="0">
<draw:image xlink:href="../Images/AРМІЯINFORM/2023-06-17T42-00-00-04-00/9574414455ece020ba351f56949d7d7b.jpeg" xlink:type="simple" xlink:show="embed" xlink:actuate="onLoad" draw:mime-type="image/jpeg"/>
</draw:frame>
他们两个拍摄了一段视频，军方告诉如何狩猎应征者时代的Zlovlov，以避免动员。</text:p>
      <text:p text:style-name="P4">
这个假是由俄罗斯Ren-TV播出的，从那里有20多个宣传信息资源，包括最大的联邦测试。</text:p>
      <text:p text:style-name="P4">
SBU开始了该视频的心理和语言考试，证实了所涉人员的犯罪行为的事实。</text:p>
      <text:p text:style-name="P4">
还检查了操作员参与与基辅 - 佩奇斯克·拉夫拉(Keev-Pechersk Lavra)相关的许多自定义场景和事件的参与。</text:p>
      <text:p text:style-name="P4">
调查发现，从国家电视台释放后，丈夫在“独立新闻调查局”的敖德萨分公司工作。</text:p>
      <text:p text:style-name="P4">
在对俄罗斯联邦进行了全面入侵之后，他积极呼吁收集者的支持，并在社交网络上证明其军事罪行是合理的。 因此，他进入了克里姆林宫宣传家的视野，并与他们一起进入了Vkontakte。</text:p>
      <text:p text:style-name="P4">
在被告进行的搜索过程中，SBU特工发现并扣押了：</text:p>
      <text:p text:style-name="P4">
<text:span text:style-name="T5">
手机，计算机，专业视频设备和电子媒体具有非法活动的证据； </text:span>
草案记录； *代理要求：军装和烧烤手段。</text:p>
      <text:p text:style-name="P4">
<text:a xlink:type="simple" xlink:href="https://armyinform.com.ua/wp-content/uploads/2023/06/70dfc989999f5771c41ef614d42d94b5.jpeg" text:style-name="Internet_20_link" text:visited-style-name="Visited_20_Internet_20_Link">
!(Images/AРМІЯINFORM/2023-06-17T42-00-00-04-00/70dfc989999f5771c41ef614d42d94b5-150x150.jpeg)</text:a>
</text:p>
      <text:p text:style-name="P4">
两名入侵者都被告知，根据艺术的第6部分中的怀疑。 乌克兰刑法的111-1(组织和进行政治措施，与侵略国合作的信息活动，旨在避免对乌克兰侵略的责任).</text:p>
      <text:p text:style-name="P4">
Їм загрожує покарання до дванадцяти років позбавлення волі з конфіскацієюмайна.</text:p>
      <text:p text:style-name="P4">
Суд обрав міру запобіжного заходу у вигляді тримання під вартою.</text:p>
      <text:p text:style-name="P4">
Триває слідство для з’ясування всіх обставин та притягнення винних довідповідальності.</text:p>
      <text:p text:style-name="P4">
Заходи із викриття правопорушення проводили співробітники СБУ в Одеськійобласті за координації Департаменту захисту національної державності СБУ тапроцесуального керівництва обласної прокуратури.</text:p>
      <text:p text:style-name="P4">
News Source: <text:a xlink:type="simple" xlink:href="https://armyinform.com.ua/2023/06/17/sbu-povidomyla-pro-pidozru-dvom-odesytam-yaki-na-zamovlennya-rostb-znimaly-fejky-pro-mobilizacziyu-ta-kyyevo-pechersku-lavru/" text:style-name="Internet_20_link" text:visited-style-name="Visited_20_Internet_20_Link">
https://armyinform.com.ua/2023/06/17/sbu-povidomyla-pro-pidozru-dvom-odesytam-yaki-na-zamovlennya-rostb-znimaly-fejky-pro-mobilizacziyu-ta-kyyevo-pechersku-lavru/</text:a>
</text:p>
      <!--NEWS-->
      <text:h text:style-name="P10" text:outline-level="1">
<text:span text:style-name="T4">
检察官办公室通过法院返回国防部，价值近1000万UAH的土地</text:span>
</text:h>
      <text:p text:style-name="P4">
作者: ['АРМІЯINFORM']</text:p>
      <text:p text:style-name="P4">
时间: 2023-06-17T44:00:00-04:00</text:p>
      <text:p text:style-name="P4">
描述: 检察官办公室专门从事Skasuvannya法院的扎基德地区国防部...与乌克兰2022的战争，与乌克兰的战争是今天的最新消息，这是与乌克兰2022的新闻战争是今天的最后一场。 ，乌克兰和俄罗斯之间以及2022年与乌克兰的战争之间会发生战争今天，乌克兰新闻在乌克兰媒体的俄罗斯人</text:p>
      <text:p text:style-name="P4">
图片: ['<text:a xlink:type="simple" xlink:href="https://armyinform.com.ua/wp-content/uploads/2021/04/sud.-zemlya.jpg" text:style-name="Internet_20_link" text:visited-style-name="Visited_20_Internet_20_Link">
sud.-zemlya.jpg</text:a>
']</text:p>
      <text:p text:style-name="P4">
标签: ['ЛУЦЬК', 'ОФІС ГЕНЕРАЛЬНОГО ПРОКУРОРА']</text:p>
      <text:p text:style-name="P4">
类别: News</text:p>
      <!--METADATA-->
      <text:p text:style-name="P4">
<draw:frame draw:style-name="fr1" draw:name="Image245" text:anchor-type="as-char" svg:width="6.9236in" svg:height="5.181161in" draw:z-index="0">
<draw:image xlink:href="../Images/AРМІЯINFORM/2023-06-17T44-00-00-04-00/sud.-zemlya.jpg" xlink:type="simple" xlink:show="embed" xlink:actuate="onLoad" draw:mime-type="image/jpeg"/>
</draw:frame>
西方地区国防领域的专业检察官办公室，由乌克兰国防部拥有的1.4公顷土地的实际权利登记定居。</text:p>
      <text:p text:style-name="P4">
可以确定，在卢茨克的这一领土上，有一个军事林业，该林业是一名地方政府机构，未经国防部所有权的同意。</text:p>
      <text:p text:style-name="P4">
因此，该地块几乎耗资1000万美元，归功于矿山的所有权，并搬到了卢茨克市议会。</text:p>
      <text:p text:style-name="P4">
这成为代表检察官在法庭上利益的基础。</text:p>
      <text:p text:style-name="P4">
沃尔林商业法院同意检察官的论点，满足了索赔，并恢复了侵犯国防部的权利。</text:p>
      <text:p text:style-name="P4">
<text:span text:style-name="T4">
资料来源：</text:span>
 <text:a xlink:type="simple" xlink:href="https://www.gp.gov.ua/ua/posts/prokuratura-cerez-sud-povernula-u-vlasnist-minoboroni-zemlyu-vartistyu-maize-10-mln-grn/" text:style-name="Internet_20_link" text:visited-style-name="Visited_20_Internet_20_Link">
检察官办公室乌克兰办公室</text:a>
</text:p>
      <text:p text:style-name="P4">
News Source: <text:a xlink:type="simple" xlink:href="https://armyinform.com.ua/2023/06/17/prokuratura-cherez-sud-povernula-u-vlasnist-minoborony-zemlyu-vartistyu-majzhe-10-mln-grn/" text:style-name="Internet_20_link" text:visited-style-name="Visited_20_Internet_20_Link">
https://armyinform.com.ua/2023/06/17/prokuratura-cherez-sud-povernula-u-vlasnist-minoborony-zemlyu-vartistyu-majzhe-10-mln-grn/</text:a>
</text:p>
      <!--NEWS-->
      <text:h text:style-name="P10" text:outline-level="1">
<text:span text:style-name="T4">
爱沙尼亚议会支持对俄罗斯侵略罪的特殊罪行</text:span>
</text:h>
      <text:p text:style-name="P4">
作者: ['АРМІЯINFORM']</text:p>
      <text:p text:style-name="P4">
时间: 2023-06-17T46:00:00-04:00</text:p>
      <text:p text:style-name="P4">
描述: 埃托尼议会倾倒了该申请，由WIMS选中，吸引了Vidpovesdalosti Osb，...与乌克兰2022年的战争，与乌克兰的战争是今天的最新新闻，这是与乌克兰的新闻战争，乌克兰2022年的新闻是今天的最后一场，将是今天的最后一场新闻乌克兰和俄罗斯之间发生了战争，当2022年与乌克兰的战争是与乌克兰的战争，他们会在不久的将来与乌克兰发生战争，他们说，与乌克兰的战争，今天的乌克兰新闻，今天的乌克兰新闻，乌克兰的新闻俄罗斯的乌克兰媒体</text:p>
      <text:p text:style-name="P4">
图片: ['<text:a xlink:type="simple" xlink:href="https://armyinform.com.ua/wp-content/uploads/2021/04/8-28.jpg" text:style-name="Internet_20_link" text:visited-style-name="Visited_20_Internet_20_Link">
8-28.jpg</text:a>
']</text:p>
      <text:p text:style-name="P4">
标签: ['ЕСТОНІЯ', 'ЗЛОЧИНИ РФ', 'СПЕЦТРИБУНАЛ']</text:p>
      <text:p text:style-name="P4">
类别: News</text:p>
      <!--METADATA-->
      <text:p text:style-name="P4">
<draw:frame draw:style-name="fr1" draw:name="Image246" text:anchor-type="as-char" svg:width="6.9236in" svg:height="3.914497in" draw:z-index="0">
<draw:image xlink:href="../Images/AРМІЯINFORM/2023-06-17T46-00-00-04-00/8-28.jpg" xlink:type="simple" xlink:show="embed" xlink:actuate="onLoad" draw:mime-type="image/jpeg"/>
</draw:frame>
爱沙尼亚议会批准了一份声明，要求对计划并犯下侵略罪行的人提及对乌克兰的罪行。 关于它<text:a xlink:type="simple" xlink:href="https://minre.gov.ua/2023/06/16/parlament-estoniyi-pidtrymav-stvorennya-specztrybunalu-shhodo-zlochynu-agresiyi-rf/" text:style-name="Internet_20_link" text:visited-style-name="Visited_20_Internet_20_Link">
报告</text:a>
乌克兰暂时占领领土的重新融入部。</text:p>
      <text:p text:style-name="P4">
议会代表在一份声明中强调，俄罗斯对乌克兰的侵略性战争是自第二次世界大战以来欧洲最严重的侵略行为，这需要适当的法律反应。</text:p>
      <text:p text:style-name="P4">
根据声明，创造和确保国际俄罗斯犯罪特别法庭的工作开始成为爱沙尼亚的优先政策。</text:p>
      <text:p text:style-name="P4">
代表们还敦促全球其他国家的政府和议会积极参与联合国大会主持下建立法庭。</text:p>
      <text:p text:style-name="P4">
News Source: <text:a xlink:type="simple" xlink:href="https://armyinform.com.ua/2023/06/17/parlament-estoniyi-pidtrymav-stvorennya-specztrybunalu-shhodo-zlochynu-agresiyi-rf/" text:style-name="Internet_20_link" text:visited-style-name="Visited_20_Internet_20_Link">
https://armyinform.com.ua/2023/06/17/parlament-estoniyi-pidtrymav-stvorennya-specztrybunalu-shhodo-zlochynu-agresiyi-rf/</text:a>
</text:p>
      <!--NEWS-->
      <text:h text:style-name="P10" text:outline-level="1">
<text:span text:style-name="T4">
武装部队每天飞机在占用者的重点地点击中17次跳动</text:span>
</text:h>
      <text:p text:style-name="P4">
作者: ['АРМІЯINFORM']</text:p>
      <text:p text:style-name="P4">
时间: 2023-06-17T48:00:00-04:00</text:p>
      <text:p text:style-name="P4">
描述: 关于ZS乌克兰人的总部。 “阿维亚西亚国防军（Dob）的国防军……与乌克兰2022年的战争，与乌克兰的最新新闻战争，与乌克兰的新闻战争，与乌克兰2022年的新闻战争，今天将在乌克兰和俄罗斯之间发生战争，当与乌克兰在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6/347610379_607246721588410_1538905679956816752_n.jpg" text:style-name="Internet_20_link" text:visited-style-name="Visited_20_Internet_20_Link">
347610379_607246721588410_1538905679956816752_n.jpg</text:a>
']</text:p>
      <text:p text:style-name="P4">
标签: ['STOPRUSSIA', 'АВІАЦІЯ ЗСУ', 'АГРЕСІЯ РФ', 'ВТОРГНЕННЯ РФ', 'ГШ ЗСУ', 'ЗВЕДЕННЯ ГШ ЗСУ']</text:p>
      <text:p text:style-name="P4">
类别: News</text:p>
      <!--METADATA-->
      <text:p text:style-name="P4">
<draw:frame draw:style-name="fr1" draw:name="Image247" text:anchor-type="as-char" svg:width="6.9236in" svg:height="3.894525in" draw:z-index="0">
<draw:image xlink:href="../Images/AРМІЯINFORM/2023-06-17T48-00-00-04-00/347610379_607246721588410_1538905679956816752_n.jpg" xlink:type="simple" xlink:show="embed" xlink:actuate="onLoad" draw:mime-type="image/jpeg"/>
</draw:frame>
<text:span text:style-name="T4">
🔥俄罗斯入侵的情况</text:span>
</text:p>
      <text:p text:style-name="P4">
关于它<text:a xlink:type="simple" xlink:href="https://www.facebook.com/GeneralStaff.ua/posts/pfbid0AGNfsZimL6eE3HxzmRVeP4x6qediY8SAtvzmBenvmGoVZr7nGegqLXHr9KdDsBvzl" text:style-name="Internet_20_link" text:visited-style-name="Visited_20_Internet_20_Link">
报告</text:a>
乌克兰人的总参谋部。</text:p>
      <text:p text:style-name="P4">
“国防军的航空在敌人个人组成的集中领域中进行了17次跳动。 我们的勇士还摧毁了敌人的击球直升机52和7个手术性无人机。</text:p>
      <text:p text:style-name="P4">
消息说：“导弹部队和炮兵部队被管理点，敌人的3个地区，5个炮兵部队，四个炮兵部队，4个电子战机和敌人的2个重要物体击中。”</text:p>
      <text:p text:style-name="P4">
News Source: <text:a xlink:type="simple" xlink:href="https://armyinform.com.ua/2023/06/17/aviacziya-zsu-za-dobu-zavdala-17-udariv-po-misczyah-zoseredzhennya-okupantiv/" text:style-name="Internet_20_link" text:visited-style-name="Visited_20_Internet_20_Link">
https://armyinform.com.ua/2023/06/17/aviacziya-zsu-za-dobu-zavdala-17-udariv-po-misczyah-zoseredzhennya-okupantiv/</text:a>
</text:p>
      <!--NEWS-->
      <text:h text:style-name="P10" text:outline-level="1">
<text:span text:style-name="T4">
国家银行提醒您不要成为欺诈者的受害者</text:span>
</text:h>
      <text:p text:style-name="P4">
作者: Ukrinform (Person)</text:p>
      <text:p text:style-name="P4">
出版商: Укринформ (Organization)</text:p>
      <text:p text:style-name="P4">
出版时间: 2023-06-17T4:48:00+03:00</text:p>
      <text:p text:style-name="P4">
修改时间: 2023-06-17T20:48:00+03:00</text:p>
      <text:p text:style-name="P4">
描述: 提醒国家银行，有必要不涉及欺诈者的金融计划。  - 乌克林。</text:p>
      <text:p text:style-name="P4">
图片: ['<text:a xlink:type="simple" xlink:href="https://static.ukrinform.com/photos/2023_03/thumb_files/630_360_1679320501-539.png" text:style-name="Internet_20_link" text:visited-style-name="Visited_20_Internet_20_Link">
630_360_16793...</text:a>
']</text:p>
      <text:p text:style-name="P4">
标签: ['Нацбанк', 'Шахрайство', 'Україна']</text:p>
      <text:p text:style-name="P4">
类型: Article</text:p>
      <!--METADATA-->
      <text:p text:style-name="P4">
<draw:frame draw:style-name="fr1" draw:name="Image248" text:anchor-type="as-char" svg:width="6.9236in" svg:height="3.956343in" draw:z-index="0">
<draw:image xlink:href="../Images/yкринформ/2023-06-17T4-48-00-03-00/630_360_1679320501-539.png" xlink:type="simple" xlink:show="embed" xlink:actuate="onLoad" draw:mime-type="image/png"/>
</draw:frame>
提醒联合银行，有必要不涉及欺诈者的财务计划。</text:p>
      <text:p text:style-name="P4">
根据乌克林福姆的说法，NBU新闻服务在[Facebook]上报告(https://www.facebook.com/NationalBankOfUkraine/posts/pfbid0fULEZ9R1GZCyw1oo6f9sF83oyPw89nqYSPuBwyGmuq1nQPu5t6DGs3Kk96dEVuG7l).</text:p>
      <text:p text:style-name="P4">
" <text:a xlink:type="simple" xlink:href="https://www.ukrinform.ua/tag-sahrajstvo" text:style-name="Internet_20_link" text:visited-style-name="Visited_20_Internet_20_Link">
 Шахраї </text:a>
他们非常了解“点击”的骨架点是什么样的点来获取所需的信息。 最传奇的骗子是令人震惊的情况和恐吓。 这样的传说的一个例子是，欺诈者代表银行安全工作者打电话并报告他们试图从您的帐户中撤回资金时。”消息将在消息中。</text:p>
      <text:p text:style-name="P4">
国家银行提醒了竞选活动中欺诈行为的主要指标。 当您听到以下内容时，有必要停止使用欺诈行为进行交谈：他们询问卡背面的三位数字，密码，银行代码和移动运营商，将代码固定到卡上，控制您的电话。(被要求进行交易，删除现金，在设备上设置程序，等等。)，要求拍照并发送照片支付卡，这是因为您的卡被阻止，犯罪分子被打破，或者要求他们转到链接并指示支付卡详细信息的所有个人数据。</text:p>
      <text:p text:style-name="P4">
国家银行强调，局势的发生并不重要，银行，NBU，执法机构或任何其他机构都不会要求采取此类行动。</text:p>
      <text:p text:style-name="P4">
*!(https://www.ukrinform.ua/rubric-society/3702800-u-merezi-aktivizuvalisa-sahrai-aki-proponuut-ukraincam-dopomogu-vid-miznarodnih-organizacij.html)如果您已通知卡的欺诈者，即来自SMS的银行代码，则有必要在银行的“申请单”或“电话” Vkontakte Center中立即阻止卡片，或将密码更改为Internet银行业务。 如果欺诈者告诉了互联网银行的密码，那么在这种情况下，有必要捕获卡，帐户和访问互联网银行业务，并以卡背面指示的数字称为Dobank。</text:p>
      <text:p text:style-name="P4">
News Source: <text:a xlink:type="simple" xlink:href="https://www.ukrinform.ua/rubric-society/3724290-u-nacbanku-nagadali-ak-ne-stati-zertvou-sahraiv.html" text:style-name="Internet_20_link" text:visited-style-name="Visited_20_Internet_20_Link">
https://www.ukrinform.ua/rubric-society/3724290-u-nacbanku-nagadali-ak-ne-stati-zertvou-sahraiv.html</text:a>
</text:p>
      <!--NEWS-->
      <text:h text:style-name="P10" text:outline-level="1">
<text:span text:style-name="T4">
所有12枚导弹均由基辅地区的俄罗斯人于最后一天发射 - 被国防军摧毁</text:span>
</text:h>
      <text:p text:style-name="P4">
作者: ['АРМІЯINFORM']</text:p>
      <text:p text:style-name="P4">
时间: 2023-06-17T50:00:00-04:00</text:p>
      <text:p text:style-name="P4">
描述: 关于ZS乌克兰人的总部。 “ Chotirast Rimety Rams ...与乌克兰2022年的战争，与乌克兰的战争是今天的最新消息，与乌克兰2022年的新闻战，今天的最后一场新闻，乌克兰和俄罗斯之间的战争，何时会发生战争，何时会发生战争在2022年与乌克兰战争，无论是与乌克兰与乌克兰的战争是否会说，这是与乌克兰的战争，今天与乌克兰的战争，今天的乌克兰新闻，乌克兰媒体的乌克兰新闻在俄罗斯的乌克兰新闻</text:p>
      <text:p text:style-name="P4">
图片: ['<text:a xlink:type="simple" xlink:href="https://armyinform.com.ua/wp-content/uploads/2022/10/2022-10-31-raketnyj-udar-po-harkivshhyni.jpg" text:style-name="Internet_20_link" text:visited-style-name="Visited_20_Internet_20_Link">
2022-10-31-raketnyj-udar-po-harkivshhyni.jpg</text:a>
']</text:p>
      <text:p text:style-name="P4">
标签: ['STOPRUSSIA', 'АГРЕСІЯ РФ', 'ВТОРГНЕННЯ РФ', 'ГШ ЗСУ']</text:p>
      <text:p text:style-name="P4">
类别: News</text:p>
      <!--METADATA-->
      <text:p text:style-name="P4">
<draw:frame draw:style-name="fr1" draw:name="Image249" text:anchor-type="as-char" svg:width="6.9236in" svg:height="3.893007in" draw:z-index="0">
<draw:image xlink:href="../Images/AРМІЯINFORM/2023-06-17T50-00-00-04-00/2022-10-31-raketnyj-udar-po-harkivshhyni.jpg" xlink:type="simple" xlink:show="embed" xlink:actuate="onLoad" draw:mime-type="image/jpeg"/>
</draw:frame>
说明性照片<text:span text:style-name="T4">
🔥俄罗斯完成的情况</text:span>
</text:p>
      <text:p text:style-name="P4">
关于它<text:a xlink:type="simple" xlink:href="https://www.facebook.com/GeneralStaff.ua/posts/pfbid0AGNfsZimL6eE3HxzmRVeP4x6qediY8SAtvzmBenvmGoVZr7nGegqLXHr9KdDsBvzl" text:style-name="Internet_20_link" text:visited-style-name="Visited_20_Internet_20_Link">
报告</text:a>
乌克兰人的总参谋部。</text:p>
      <text:p text:style-name="P4">
“四百七十九个对俄罗斯联邦对我们国家的大规模武装侵略已经开始。</text:p>
      <text:p text:style-name="P4">
在过去的一天中，敌人在基辅地区击中了下一枚导弹罢工，他给了6枚超强的导弹X-47“匕首”和6枚有翼的“机芯”导弹。</text:p>
      <text:p text:style-name="P4">
此外，在白天，敌人击中了33架飞机罢工，并从火箭发射器中制作了59首曲。 不幸的是，除了建立基础设施外，和平人民还受伤。</text:p>
      <text:p text:style-name="P4">
乌克兰整个导弹和航空罢工的可能性很高，”消息说。</text:p>
      <text:p text:style-name="P4">
News Source: <text:a xlink:type="simple" xlink:href="https://armyinform.com.ua/2023/06/17/usi-12-raket-zapushhenyh-mynuloyi-doby-rosiyanamy-po-kyyivshhyni-znyshheno-sylamy-oborony/" text:style-name="Internet_20_link" text:visited-style-name="Visited_20_Internet_20_Link">
https://armyinform.com.ua/2023/06/17/usi-12-raket-zapushhenyh-mynuloyi-doby-rosiyanamy-po-kyyivshhyni-znyshheno-sylamy-oborony/</text:a>
</text:p>
      <!--NEWS-->
      <text:h text:style-name="P10" text:outline-level="1">
<text:span text:style-name="T4">
为了隐藏在前面的巨大损失，俄罗斯人撤离仅与军官一起治疗</text:span>
</text:h>
      <text:p text:style-name="P4">
作者: ['АРМІЯINFORM']</text:p>
      <text:p text:style-name="P4">
时间: 2023-06-17T52:00:00-04:00</text:p>
      <text:p text:style-name="P4">
描述: 关于ZS乌克兰人的总部。 “对手应该指责……与乌克兰2022的战争，与乌克兰的战争是今天的最新消息，与乌克兰2022年战争的消息是今天的最后一场新闻，乌克兰和俄罗斯之间以及俄罗斯之间以及何时会发生战争，2022年与乌克兰的战争将与否，在不久的将来会与乌克兰进行战争，说，与乌克兰的战争，今天的乌克兰新闻，乌克兰新闻，乌克兰媒体在俄罗斯的乌克兰新闻</text:p>
      <text:p text:style-name="P4">
图片: ['<text:a xlink:type="simple" xlink:href="https://armyinform.com.ua/wp-content/uploads/2023/01/233770_ocupant636_reuters-1.png" text:style-name="Internet_20_link" text:visited-style-name="Visited_20_Internet_20_Link">
233770_ocupant636_reuters-1.png</text:a>
']</text:p>
      <text:p text:style-name="P4">
标签: ['STOPRUSSIA', 'АГРЕСІЯ РФ', 'ВТОРГНЕННЯ РФ', 'ГШ ЗСУ', 'МЕДИЧНА ЕВАКУАЦІЯ ДО РФ']</text:p>
      <text:p text:style-name="P4">
类别: News</text:p>
      <!--METADATA-->
      <text:p text:style-name="P4">
<draw:frame draw:style-name="fr1" draw:name="Image250" text:anchor-type="as-char" svg:width="6.9236in" svg:height="3.606042in" draw:z-index="0">
<draw:image xlink:href="../Images/AРМІЯINFORM/2023-06-17T52-00-00-04-00/233770_ocupant636_reuters-1.png" xlink:type="simple" xlink:show="embed" xlink:actuate="onLoad" draw:mime-type="image/png"/>
</draw:frame>
说明性照片<text:span text:style-name="T4">
🔥俄罗斯入侵</text:span>
</text:p>
      <text:p text:style-name="P4">
关于它<text:a xlink:type="simple" xlink:href="https://www.facebook.com/GeneralStaff.ua/posts/pfbid0AGNfsZimL6eE3HxzmRVeP4x6qediY8SAtvzmBenvmGoVZr7nGegqLXHr9KdDsBvzl" text:style-name="Internet_20_link" text:visited-style-name="Visited_20_Internet_20_Link">
报告</text:a>
乌克兰人的总参谋部。</text:p>
      <text:p text:style-name="P4">
“敌人继续遭受巨大的损失，这些损失在各种方面试图获得。</text:p>
      <text:p text:style-name="P4">
特别是，入侵者的指挥已建立了一种新程序来治疗受伤的俄罗斯军人，据此，撤离俄罗斯联邦撤离将受到离职人员的约束。</text:p>
      <text:p text:style-name="P4">
无论受伤的严重程度和复杂性如何，中士和普通的组成都受到乌克兰暂时捕获的领土的治疗。</text:p>
      <text:p text:style-name="P4">
为了确保这一决定，入侵者增加了他们用作军事医院的地方的货架数量。</text:p>
      <text:p text:style-name="P4">
News Source: <text:a xlink:type="simple" xlink:href="https://armyinform.com.ua/2023/06/17/shhob-pryhovaty-znachni-vtraty-na-fronti-rosiyany-evakuyuyu-na-likuvannya-do-rf-lyshe-oficzeriv/" text:style-name="Internet_20_link" text:visited-style-name="Visited_20_Internet_20_Link">
https://armyinform.com.ua/2023/06/17/shhob-pryhovaty-znachni-vtraty-na-fronti-rosiyany-evakuyuyu-na-likuvannya-do-rf-lyshe-oficzeriv/</text:a>
</text:p>
      <!--NEWS-->
      <text:h text:style-name="P10" text:outline-level="1">
<text:span text:style-name="T4">
乌克兰到爱沙尼亚的大使参观了自由学院，乌克兰有600名乌克兰学生学习</text:span>
</text:h>
      <text:p text:style-name="P4">
作者: ['АРМІЯINFORM']</text:p>
      <text:p text:style-name="P4">
时间: 2023-06-17T54:00:00-04:00</text:p>
      <text:p text:style-name="P4">
描述: 乌克兰Mar'yan Beza beza vidvis的大使与Tallinni“ Svorodi School”，7  -  12年级的De Nini ...与乌克兰2022年的战争，今天与乌克兰与乌克兰的最新新闻，新闻新闻，与乌克兰2022年的新闻战争，今天有乌克兰的2022年。乌克兰与俄罗斯与乌克兰在2022年发生的战争与乌克兰在不久的将来与乌克兰发生战争时</text:p>
      <text:p text:style-name="P4">
图片: ['<text:a xlink:type="simple" xlink:href="https://armyinform.com.ua/wp-content/uploads/2023/06/630_360_1686913387-721.jpg" text:style-name="Internet_20_link" text:visited-style-name="Visited_20_Internet_20_Link">
630_360_1686913387-721.jpg</text:a>
', '<text:a xlink:type="simple" xlink:href="https://armyinform.com.ua/wp-content/uploads/2023/06/1686913386-438-150x150.jpg" text:style-name="Internet_20_link" text:visited-style-name="Visited_20_Internet_20_Link">
1686913386-438-150x150.jpg</text:a>
', '<text:a xlink:type="simple" xlink:href="https://armyinform.com.ua/wp-content/uploads/2023/06/1686913386-130-150x150.jpg" text:style-name="Internet_20_link" text:visited-style-name="Visited_20_Internet_20_Link">
1686913386-130-150x150.jpg</text:a>
']</text:p>
      <text:p text:style-name="P4">
标签: ['ЕСТОНІЯ', 'ЕСТОНСЬКА РЕСПУБЛІКА', 'МАР’ЯНА БЕЦА', 'ПОСОЛ УКРАЇНИ В ЕСТОНІЇ', 'ТАЛЛІНН', 'УКРАЇНСЬКІ ПЕРЕСЕЛЕНЦІ В ЕСТОНІЇ', 'ШКОЛА СВОБОДИ']</text:p>
      <text:p text:style-name="P4">
类别: News</text:p>
      <!--METADATA-->
      <text:p text:style-name="P4">
<draw:frame draw:style-name="fr1" draw:name="Image251" text:anchor-type="as-char" svg:width="6.9236in" svg:height="3.956343in" draw:z-index="0">
<draw:image xlink:href="../Images/AРМІЯINFORM/2023-06-17T54-00-00-04-00/630_360_1686913387-721.jpg" xlink:type="simple" xlink:show="embed" xlink:actuate="onLoad" draw:mime-type="image/jpeg"/>
</draw:frame>
乌克兰玛丽娜·贝茨(Maryana Betz)的大使访问了塔林(Tallinn)的“自由学院”，那里约600名乌克兰学生目前正在7-12年级学习，他们发现维斯顿(Veston)的庇护所从俄罗斯逃脱。 在Facebook上关于它<text:a xlink:type="simple" xlink:href="https://www.facebook.com/permalink.php" text:style-name="Internet_20_link" text:visited-style-name="Visited_20_Internet_20_Link">
报告</text:a>
乌克兰在爱沙尼亚共和国的大使馆。</text:p>
      <text:p text:style-name="P4">
在学校的生活中发生了一个重要的事件 - 学生的毕业。 玛丽安·贝兹(Marian Bez)在八年级时期的行动表示感谢，感谢爱沙尼亚共和国政府对乌克兰儿童的不可思议的支持，并提供了接受乌克兰教育的机会。</text:p>
      <text:p text:style-name="P4">
<text:a xlink:type="simple" xlink:href="https://armyinform.com.ua/wp-content/uploads/2023/06/1686913386-438.jpg" text:style-name="Internet_20_link" text:visited-style-name="Visited_20_Internet_20_Link">
!(Images/AРМІЯINFORM/2023-06-17T54-00-00-04-00/1686913386-438-150x150.jpg)</text:a>
</text:p>
      <text:p text:style-name="P4">
<text:a xlink:type="simple" xlink:href="https://armyinform.com.ua/wp-content/uploads/2023/06/1686913386-130.jpg" text:style-name="Internet_20_link" text:visited-style-name="Visited_20_Internet_20_Link">
<draw:frame draw:style-name="fr1" draw:name="Image252" text:anchor-type="as-char" svg:width="6.9236in" svg:height="6.9236in" draw:z-index="0">
<draw:image xlink:href="../Images/AРМІЯINFORM/2023-06-17T54-00-00-04-00/1686913386-130-150x150.jpg" xlink:type="simple" xlink:show="embed" xlink:actuate="onLoad" draw:mime-type="image/jpeg"/>
</draw:frame>
</text:a>
这位大使特别强调，自由学院是第一所官方的乌克兰学校，专门针对乌克兰暂时不当行为的儿童开放。</text:p>
      <text:p text:style-name="P4">
大使馆对自由学院的教学人员，台湾董事Olga Seshishcheva表示衷心感谢他对乌克兰儿童的高专业精神和反应态度的态度，并希望宁静的天空，Sobby Vetations的健康。</text:p>
      <text:p text:style-name="P4">
应当指出的是，爱沙尼亚庇护所从俄罗斯救出的乌克兰儿童的“自由学院”是在塔利纳亚·纳纳亚亚州体育馆(Tallinnaya Navariayaya State Ambernasium)创建的。 学校的正式开业于12023年9月举行。 在此之前，大使玛丽安·贝茨(Marian Betz)会见了伊维斯特主义者“自由学院”的领导。</text:p>
      <text:p text:style-name="P4">
_foto：爱沙尼亚共和国乌克兰大使馆</text:p>
      <text:p text:style-name="P4">
News Source: <text:a xlink:type="simple" xlink:href="https://armyinform.com.ua/2023/06/17/posol-ukrayiny-v-estoniyi-vidvidala-shkolu-svobody-de-navchayutsya-600-ukrayinskyh-uchniv/" text:style-name="Internet_20_link" text:visited-style-name="Visited_20_Internet_20_Link">
https://armyinform.com.ua/2023/06/17/posol-ukrayiny-v-estoniyi-vidvidala-shkolu-svobody-de-navchayutsya-600-ukrayinskyh-uchniv/</text:a>
</text:p>
      <!--NEWS-->
      <text:h text:style-name="P10" text:outline-level="1">
<text:span text:style-name="T4">
破坏俄罗斯“鳄鱼”的细节</text:span>
</text:h>
      <text:p text:style-name="P4">
作者: ['Яна Задубінна']</text:p>
      <text:p text:style-name="P4">
时间: 2023-06-17T56:00:00-04:00</text:p>
      <text:p text:style-name="P4">
描述: 牛同时受伤，我们的智慧在震惊中短暂晒黑了……与乌克兰2022年的战争，与乌克兰的最新新闻，今天与乌克兰2022年的新闻战争最后一次，将在今天，将在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6/photo_2023-06-17_07-57-23.jpg" text:style-name="Internet_20_link" text:visited-style-name="Visited_20_Internet_20_Link">
photo_2023-06-17_07-57-23.jpg</text:a>
']</text:p>
      <text:p text:style-name="P4">
标签: ['ВТРАТИ ВОЄННОЇ ТЕХНІКИ ЗС РФ', 'ВТРАТИ ВОРОГА', 'ОБОРОНА УКРАЇНИ', 'ХРОНІКА ОБОРОНИ', 'ХРОНІКА ОБОРОНИ УКРАЇНИ']</text:p>
      <text:p text:style-name="P4">
类别: News</text:p>
      <!--METADATA-->
      <text:p text:style-name="P4">
<draw:frame draw:style-name="fr1" draw:name="Image253" text:anchor-type="as-char" svg:width="6.9236in" svg:height="4.454183in" draw:z-index="0">
<draw:image xlink:href="../Images/AРМІЯINFORM/2023-06-17T56-00-00-04-00/photo_2023-06-17_07-57-23.jpg" xlink:type="simple" xlink:show="embed" xlink:actuate="onLoad" draw:mime-type="image/jpeg"/>
</draw:frame>
如前所述，我们的勇士摧毁了另一架宝贵的敌对直升机KA-52，称为“鳄鱼”。 在塔夫里亚联合国防军的协助下，陆军原料以模拟“鳄鱼”如何跟随俄罗斯军事船而闻名。</text:p>
      <text:p text:style-name="P4">
俄罗斯直升机的飞行员悄悄地控制了战斗汽车。 它非常有信心，它正在超过暂时占领的区域的融化领土以下，而到乌克兰阵地的距离也很大。 在这样的距离上执行操作，“普京 - 丝绸写作”几乎是无敌的。</text:p>
      <text:p text:style-name="P4">
众所周知，乌克兰海军陆战队靠近俄罗斯直升机。 一个单独的海军陆战队的次空防御以比林斯基的反式阿迪米拉尔命名，其任务是在反攻击期间掩护。 玛皮奇(Marpich)带有呼号“夏季”(Summer)的呼叫标志，从视觉上确定了被确定为“俄罗斯冲击直升机KA-52”的目标。</text:p>
      <ul>
        <li>
然后他们教导的一切：我看到，击中，摧毁了， - 说 - 夏天说。</li>
      </ul>
      <text:p text:style-name="P4">
该导弹是由Igla MSRK发射的，撞到了直升机的尾声。 此外，“夏天”和兄弟们一起观看了一幅风景如画的图片：赞美“鳄鱼”，留下了胖浓烟，开始急剧失去高度，并从视野中消失了几秒钟。</text:p>
      <text:p text:style-name="P4">
随后，在旅的步兵单位中的观察者收到了受影响目标的确认。 鳄鱼已经落在仍在占领者控制之下的领土上。 因此，另一个称赞俄罗斯的“鳄鱼”变成了废料，这破坏了乌克兰自然的惊人景观。 我们的海军陆战队说：“但这是一个暂时的现象。”</text:p>
      <text:p text:style-name="P4">
News Source: <text:a xlink:type="simple" xlink:href="https://armyinform.com.ua/2023/06/17/podrobyczi-znyshhennya-rosijskogo-aligatora/" text:style-name="Internet_20_link" text:visited-style-name="Visited_20_Internet_20_Link">
https://armyinform.com.ua/2023/06/17/podrobyczi-znyshhennya-rosijskogo-aligatora/</text:a>
</text:p>
      <!--NEWS-->
      <text:h text:style-name="P10" text:outline-level="1">
<text:span text:style-name="T4">
在Nikolaev地区，Kherson和Dnipropetrovsk，已启动了感染性枢纽</text:span>
</text:h>
      <text:p text:style-name="P4">
作者: ['АРМІЯINFORM']</text:p>
      <text:p text:style-name="P4">
时间: 2023-06-17T58:00:00-04:00</text:p>
      <text:p text:style-name="P4">
描述: Finannuvannya likarin的分离，Yaki是Dadavatimo，我将在艰巨的情况下预先审议...与乌克兰2022年的战争，与乌克兰的最新新闻，今天与乌克兰2022年的新闻战争，今天，乌克兰和乌克兰人之间的战争将会俄罗斯，当与乌克兰在2022年与乌克兰战争时，无论是否将有一年，是否会在不久的将来与乌克兰进行战争，他们说，与乌克兰的战争，今天的乌克兰新闻，乌克兰的新闻，乌克兰媒体的新闻俄语</text:p>
      <text:p text:style-name="P4">
图片: ['<text:a xlink:type="simple" xlink:href="https://armyinform.com.ua/wp-content/uploads/2023/06/med-haby.jpeg" text:style-name="Internet_20_link" text:visited-style-name="Visited_20_Internet_20_Link">
med-haby.jpeg</text:a>
']</text:p>
      <text:p text:style-name="P4">
标签: ['STOPRUSSIA', 'АГРЕСІЯ РФ', 'КАХОВСЬКА ГЕС', 'КАХОВСЬКА ГЕС/ШТАБ INFO']</text:p>
      <text:p text:style-name="P4">
类别: News</text:p>
      <!--METADATA-->
      <text:p text:style-name="P4">
<draw:frame draw:style-name="fr1" draw:name="Image254" text:anchor-type="as-char" svg:width="6.9236in" svg:height="4.32725in" draw:z-index="0">
<draw:image xlink:href="../Images/AРМІЯINFORM/2023-06-17T58-00-00-04-00/med-haby.jpeg" xlink:type="simple" xlink:show="embed" xlink:actuate="onLoad" draw:mime-type="image/jpeg"/>
</draw:frame>
说明性照片。 照片：EPA/UPG</text:p>
      <text:p text:style-name="P4">
政府已加强了对医院的资金，这些医院将有助于在受洪水影响的领土上的非凡地点。</text:p>
      <text:p text:style-name="P4">
乌克兰部长内阁秘书处的传播部<text:a xlink:type="simple" xlink:href="https://www.kmu.gov.ua/news/16-chervnia-sytuatsiia-v-sotsialnii-sferi" text:style-name="Internet_20_link" text:visited-style-name="Visited_20_Internet_20_Link">
报告</text:a>
在执行当局的一个网站上</text:p>
      <text:p text:style-name="P4">
乌克兰部长的内阁批准了<text:a xlink:type="simple" xlink:href="https://www.kmu.gov.ua/npas/pro-vnesennia-zminy-do-poriadku-realizatsii-prohramy-derzhavnykh-harantii-medychnoho-obsluhovuvannia-naselennia-u-2023-rotsi-i130623-594" text:style-name="Internet_20_link" text:visited-style-name="Visited_20_Internet_20_Link">
决议</text:a>
，这是“医疗保健机构准备在紧急情况下提供纪念护理的准备”的两倍。 该决定适用于Kherson，Mykolaiv和Dnipropetrovsk地区的一部分部门。 这将使医院能够形成更多的“医疗篮”，以应对潜在的饮酒区传染病爆发。</text:p>
      <text:p text:style-name="P4">
此外，该报告指出，在这些领域，将采用急性肠和其他传染病患者的部署中心。</text:p>
      <text:p text:style-name="P4">
医院已经部署了额外的感染床。 Tamikolaev地区Kherson地区的医院配备了必要的药物，包括用于诊断和治疗霍乱的药物。 这些是用于主要诊断诊断药物和医疗产品的快速测试。</text:p>
      <text:p text:style-name="P4">
政府官员说，目前，流行病学状况被预测和管理。</text:p>
      <text:p text:style-name="P4">
News Source: <text:a xlink:type="simple" xlink:href="https://armyinform.com.ua/2023/06/17/na-mykolayivshhyni-hersonshhyni-ta-dnipropetrovshhyni-rozgornuto-infekczijni-haby/" text:style-name="Internet_20_link" text:visited-style-name="Visited_20_Internet_20_Link">
https://armyinform.com.ua/2023/06/17/na-mykolayivshhyni-hersonshhyni-ta-dnipropetrovshhyni-rozgornuto-infekczijni-haby/</text:a>
</text:p>
      <!--NEWS-->
      <text:h text:style-name="P10" text:outline-level="1">
<text:span text:style-name="T4">
在黑海中，七艘敌船，在亚齐夫 - 一个</text:span>
</text:h>
      <text:p text:style-name="P4">
作者: ['АРМІЯINFORM']</text:p>
      <text:p text:style-name="P4">
时间: 2023-06-17T60:00:00-04:00</text:p>
      <text:p text:style-name="P4">
描述: 关于这些，火箭吟的火箭gro吟Znova，成为一种飞跃的方式，是指挥官的司令部……与乌克兰2022年的战争，与乌克兰的最新新闻，今天与乌克兰的新闻战争，今天与乌克兰的新闻战争，今天的最后一场战争，今天，威尔乌克兰和俄罗斯之间发生了战争，当与2022年的战争在2022年的战争中，乌克兰是否会在不久的将来与乌克兰进行战争，他们说，与乌克兰的战争，今天的乌克兰新闻，乌克兰的新闻，乌克兰的新闻俄罗斯的乌克兰媒体</text:p>
      <text:p text:style-name="P4">
图片: ['<text:a xlink:type="simple" xlink:href="https://armyinform.com.ua/wp-content/uploads/2023/06/korabl-rf.jpg" text:style-name="Internet_20_link" text:visited-style-name="Visited_20_Internet_20_Link">
korabl-rf.jpg</text:a>
']</text:p>
      <text:p text:style-name="P4">
标签: ['STOPRUSSIA', 'АГРЕСІЯ РФ', 'ВІЙНА', 'ВТОРГНЕННЯ РФ', 'КОРАБЕЛЬНЕ УГРУПОВАННЯ ОКУПАНТІВ', 'ОК ПІВЕНЬ']</text:p>
      <text:p text:style-name="P4">
类别: News</text:p>
      <!--METADATA-->
      <text:p text:style-name="P4">
<draw:frame draw:style-name="fr1" draw:name="Image255" text:anchor-type="as-char" svg:width="6.9236in" svg:height="4.610303in" draw:z-index="0">
<draw:image xlink:href="../Images/AРМІЯINFORM/2023-06-17T60-00-00-04-00/korabl-rf.jpg" xlink:type="simple" xlink:show="embed" xlink:actuate="onLoad" draw:mime-type="image/jpeg"/>
</draw:frame>
火箭威胁的水平再次变得很高，<text:a xlink:type="simple" xlink:href="https://www.facebook.com/OperationalCommandSouth/posts/pfbid0NYkZuZrf5noVgFtaaGvTNRmQEx2fhEQ2ZPgP5PWeJBinyv9qcHakyvbzsdDVg29bl" text:style-name="Internet_20_link" text:visited-style-name="Visited_20_Internet_20_Link">
报道</text:a>
操作命令“南”。</text:p>
      <text:p text:style-name="P4">
“敌人的船体分组已重新格式化：船舶组合的一部分用于基地，而两个表面火箭发射器则以黑色为黑海上。 演示文稿说，“口径”的总凌空可以达到1️6。在黑海，只有七艘敌方船只在阿佐夫斯基 - 一个。</text:p>
      <text:p text:style-name="P4">
OK South呼吁不要忽略其自身的安全，也不要忽略信号警报。</text:p>
      <text:p text:style-name="P4">
News Source: <text:a xlink:type="simple" xlink:href="https://armyinform.com.ua/2023/06/17/u-chornomu-mori-sim-vorozhyh-korabliv-v-azovskomu-odyn/" text:style-name="Internet_20_link" text:visited-style-name="Visited_20_Internet_20_Link">
https://armyinform.com.ua/2023/06/17/u-chornomu-mori-sim-vorozhyh-korabliv-v-azovskomu-odyn/</text:a>
</text:p>
      <!--NEWS-->
      <text:h text:style-name="P10" text:outline-level="1">
<text:span text:style-name="T4">
敌人继续对平民的恐怖，并在霍森方向使用炎症炮弹-Natalia Humeniuk</text:span>
</text:h>
      <text:p text:style-name="P4">
作者: ["Владислав Дем'яненко"]</text:p>
      <text:p text:style-name="P4">
时间: 2023-06-17T62:00:00-04:00</text:p>
      <text:p text:style-name="P4">
描述: 对于沃尼亚（Kherson）的沃尼亚（Vonya）支出的许多doba来说，国防军被称为三个大卡利伯尼（Kaliberni）...与乌克兰2022年的战争，与乌克兰的战争是今天的最新新闻，这是与乌克兰2022年的新闻战争今天，乌克兰和俄罗斯之间的战争以及与乌克兰的战争将是一场战争，无论是否将在不久的将来与乌克兰进行战争，与乌克兰与乌克兰的战争，今天，乌克兰新闻，乌克兰俄罗斯乌克兰媒体的新闻将在俄罗斯</text:p>
      <text:p text:style-name="P4">
图片: ['<text:a xlink:type="simple" xlink:href="https://armyinform.com.ua/wp-content/uploads/2023/06/photo_2022-11-16_13-45-44.jpg" text:style-name="Internet_20_link" text:visited-style-name="Visited_20_Internet_20_Link">
photo_2022-11-16_13-45-44.jpg</text:a>
']</text:p>
      <text:p text:style-name="P4">
标签: ['АГРЕСІЯ РФ']</text:p>
      <text:p text:style-name="P4">
类别: News</text:p>
      <!--METADATA-->
      <text:p text:style-name="P4">
<draw:frame draw:style-name="fr1" draw:name="Image256" text:anchor-type="as-char" svg:width="6.9236in" svg:height="4.61393in" draw:z-index="0">
<draw:image xlink:href="../Images/AРМІЯINFORM/2023-06-17T62-00-00-04-00/photo_2022-11-16_13-45-44.jpg" xlink:type="simple" xlink:show="embed" xlink:actuate="onLoad" draw:mime-type="image/jpeg"/>
</draw:frame>
在前一天，国防军的战士被三只电池枪，17辆装甲车辆的枪支摧毁，以及两辆俄罗斯军队试图攻击对面海岸的无冲击的莱特塔(Letseta)。 在Teleterna“统一新闻”的空中围绕着第一位 - 陆克乌克兰纳塔利亚·汉尼克(Natalia Humeniuk)南部国防军的记者。</text:p>
      <text:p text:style-name="P4">
据她说，入侵者无法完全使用炮兵，即他们造成的洪水，因此他们试图攻击空中。 但是，敌人没有离开试图返回先前左的位置，而是继续由赫森和周围定居点绑住。</text:p>
      <ul>
        <li>
再次记录在赫尔森·贾托尼夫卡(Kherson Jantonivka)方向上使用炎症壳。 所有这些事实都经过精心记录，并被添加到已经大量证据的人中，这些证据无疑是国际法庭的基础。 总结到最后一天，我们可以说敌人逐渐取代炮击的力量，逐渐返回他的位置，持续压力。 首席著名的乌克兰南部国防军协调出版社中心说，在Zaporizhhya的方向上经历了某些压迫，他试图弥补和创造人为的胜利，继续恐吓平民。</li>
      </ul>
      <text:p text:style-name="P4">
Humeniuk还报告说，目前，敌人的船舶组成由六艘船组成。 但是，所有俄罗斯火箭的防护措施都被邀请到基本点。</text:p>
      <text:p text:style-name="P4">
News Source: <text:a xlink:type="simple" xlink:href="https://armyinform.com.ua/2023/06/17/vorog-prodovzhuye-teror-myrnogo-naselennya-ta-zastosovuye-zapalni-snaryady-na-hersonskomu-napryamku-nataliya-gumenyuk/" text:style-name="Internet_20_link" text:visited-style-name="Visited_20_Internet_20_Link">
https://armyinform.com.ua/2023/06/17/vorog-prodovzhuye-teror-myrnogo-naselennya-ta-zastosovuye-zapalni-snaryady-na-hersonskomu-napryamku-nataliya-gumenyuk/</text:a>
</text:p>
      <!--NEWS-->
      <text:h text:style-name="P10" text:outline-level="1">
<text:span text:style-name="T4">
Gur发布了一段有关Kakhovskaya Hydrod的后果的视频</text:span>
</text:h>
      <text:p text:style-name="P4">
作者: ['АРМІЯINFORM']</text:p>
      <text:p text:style-name="P4">
时间: 2023-06-17T64:00:00-04:00</text:p>
      <text:p text:style-name="P4">
描述: 在Nich中，Rosiyski Terorini persrili的6个虫虫划船了Kakhovo Ges。 真实规模...与乌克兰2022年的战争，与乌克兰的最新新闻战争，与乌克兰的新闻战争，2022年的新闻战争，今天的最后一场战争将在乌克兰和俄罗斯之间发生战争，当2022年与乌克兰与乌克兰的战争将是一场战争，将在不久的将来与乌克兰发动战争，说，与乌克兰的战争，今天的乌克兰新闻，乌克兰的新闻，乌克兰媒体的俄罗斯媒体</text:p>
      <text:p text:style-name="P4">
图片: ['<text:a xlink:type="simple" xlink:href="https://armyinform.com.ua/wp-content/uploads/2023/06/dsns.jpg" text:style-name="Internet_20_link" text:visited-style-name="Visited_20_Internet_20_Link">
dsns.jpg</text:a>
']</text:p>
      <text:p text:style-name="P4">
标签: ['STOPRUSSIA', 'АГРЕСІЯ РФ', 'ВІЙНА', 'ВТОРГНЕННЯ РФ', 'ГУР МО УКРАЇНИ', 'ДЕРЖАВА ТЕРОРИСТ', 'КАХОВСЬКА ГЕС']</text:p>
      <text:p text:style-name="P4">
类别: News</text:p>
      <!--METADATA-->
      <text:p text:style-name="P4">
<draw:frame draw:style-name="fr1" draw:name="Image257" text:anchor-type="as-char" svg:width="6.9236in" svg:height="4.615733in" draw:z-index="0">
<draw:image xlink:href="../Images/AРМІЯINFORM/2023-06-17T64-00-00-04-00/dsns.jpg" xlink:type="simple" xlink:show="embed" xlink:actuate="onLoad" draw:mime-type="image/jpeg"/>
</draw:frame>
SES的照片</text:p>
      <text:p text:style-name="P4">
6月6日晚上，俄罗斯恐怖分子炸毁了卡科夫卡水力发电厂的大坝。</text:p>
      <text:p text:style-name="P4">
灾难的真实规模和后果只能通过占领区的后释放来评估，并且已经知道，DNIEPER两侧约有80个定居点受洪水的影响。</text:p>
      <text:p text:style-name="P4">
情感视频讲述了下一个恐怖分子的占用者在社交网络上发布的下一个恐怖分子占用者，主要管理乌克兰国防部情报的主要管理。</text:p>
      <text:p text:style-name="P4">
军事情报官员说，急救人员正在准备提前为恐怖袭击做准备。</text:p>
      <text:p text:style-name="P4">
“明显的军事犯罪，eCocid的行为以及反乌克兰人民种族灭绝政策的延续。 根据一个疯狂的独裁者的说法，这种情况就是在视频中的俄语中看起来像是俄罗斯人的“解密”。  - 国防部乌克兰国防部主要局部雇员与该州其他安全和国防部队的代表一起，以协助俄罗斯恐怖分子袭击Kakhovskaya Hep的受害者。”</text:p>
      <text:p text:style-name="P4">
古尔保证，对俄罗斯人的这一和所有其他军事犯罪的惩罚是不可避免的。</text:p>
      <text:p text:style-name="P4">
News Source: <text:a xlink:type="simple" xlink:href="https://armyinform.com.ua/2023/06/17/gur-rozmistylo-video-pro-naslidky-pidryvu-kahovskoyi-ges/" text:style-name="Internet_20_link" text:visited-style-name="Visited_20_Internet_20_Link">
https://armyinform.com.ua/2023/06/17/gur-rozmistylo-video-pro-naslidky-pidryvu-kahovskoyi-ges/</text:a>
</text:p>
      <!--NEWS-->
      <text:h text:style-name="P10" text:outline-level="1">
<text:span text:style-name="T4">
Kherson地区：有关消除后果的及时信息</text:span>
</text:h>
      <text:p text:style-name="P4">
作者: ['АРМІЯINFORM']</text:p>
      <text:p text:style-name="P4">
时间: 2023-06-17T66:00:00-04:00</text:p>
      <text:p text:style-name="P4">
描述: 在Richtsi Dnipro，在Kherson邮报，他将有一个Zniznnya Rivnya Derli的职位...与乌克兰2022年的战争，与乌克兰与乌克兰的最新新闻，今天与乌克兰的新闻战争，今天上次与乌克兰的新闻战争，将于今天与乌克兰2022年进行战争，将在今天之间发生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6/photo_5217541686274673127_y.jpg" text:style-name="Internet_20_link" text:visited-style-name="Visited_20_Internet_20_Link">
photo_5217541686274673127_y.jpg</text:a>
', '<text:a xlink:type="simple" xlink:href="https://armyinform.com.ua/wp-content/uploads/2023/06/photo_5217541686274673126_y.jpg" text:style-name="Internet_20_link" text:visited-style-name="Visited_20_Internet_20_Link">
photo_5217541686274673126_y.jpg</text:a>
']</text:p>
      <text:p text:style-name="P4">
标签: ['STOPRUSSIA', 'АГРЕСІЯ РФ', 'ВТОРГНЕННЯ РФ', 'ДСНС УКРАЇНИ', 'КАХОВСЬКА ГЕС', 'КАХОВСЬКА ГЕС/ШТАБ INFO', 'ПОВІНЬ', 'ШТАБ ЛІКВІДАЦІЇ НАСЛІДКІВ ПІДРИВУ']</text:p>
      <text:p text:style-name="P4">
类别: News</text:p>
      <!--METADATA-->
      <text:p text:style-name="P4">
<draw:frame draw:style-name="fr1" draw:name="Image258" text:anchor-type="as-char" svg:width="6.9236in" svg:height="4.61393in" draw:z-index="0">
<draw:image xlink:href="../Images/AРМІЯINFORM/2023-06-17T66-00-00-04-00/photo_5217541686274673127_y.jpg" xlink:type="simple" xlink:show="embed" xlink:actuate="onLoad" draw:mime-type="image/jpeg"/>
</draw:frame>
SES的照片</text:p>
      <text:p text:style-name="P4">
在DNIEPER河上，Kherson Post邮政的水位逐渐降低，水平为1.09 m。(1,0009栋房屋)在Dniep​​er河的右岸，在临时占领的领土上绘制了17个点。</text:p>
      <text:p text:style-name="P4">
在您的电报中关于它<text:a xlink:type="simple" xlink:href="https://t.me/shtab_kakhovska_hes/882" text:style-name="Internet_20_link" text:visited-style-name="Visited_20_Internet_20_Link">
报告</text:a>
俄罗斯恐怖分子消除了卡克霍夫斯卡雅人后果的总部官方信息渠道。</text:p>
      <ul>
        <li>
SES救援人员最多撤离了三千名霍森。 * 716人已被救出(包括30名儿童和40个低型运动人). Надано психологічну допомогу — 401 особі.  * Розгорнуто роботу 14 евакуаційних пунктів.  * Відкачано більше ніж 22 тис. тонн води з 88 будинків та підвалів (自工作开始以来，已将超过5.9万吨的245栋房屋和地窖抽出)，涉及68个电动机泵。 *输送了49吨水(36吨饮酒)和4,000公斤的食物和首先需要。 <draw:frame draw:style-name="fr1" draw:name="Image259" text:anchor-type="as-char" svg:width="6.9236in" svg:height="4.61393in" draw:z-index="0">
<draw:image xlink:href="../Images/AРМІЯINFORM/2023-06-17T66-00-00-04-00/photo_5217541686274673126_y.jpg" xlink:type="simple" xlink:show="embed" xlink:actuate="onLoad" draw:mime-type="image/jpeg"/>
</draw:frame>
</li>
      </ul>
      <text:p text:style-name="P4">
News Source: <text:a xlink:type="simple" xlink:href="https://armyinform.com.ua/2023/06/17/hersonska-oblast-operatyvna-informacziya-shhodo-likvidacziyi-naslidkiv-pidryvu-kahovskoyi-ges/" text:style-name="Internet_20_link" text:visited-style-name="Visited_20_Internet_20_Link">
https://armyinform.com.ua/2023/06/17/hersonska-oblast-operatyvna-informacziya-shhodo-likvidacziyi-naslidkiv-pidryvu-kahovskoyi-ges/</text:a>
</text:p>
      <!--NEWS-->
      <text:h text:style-name="P10" text:outline-level="1">
<text:span text:style-name="T4">
在Novoyavorivsk，协调总部的代表会见了囚犯家属</text:span>
</text:h>
      <text:p text:style-name="P4">
作者: ['АРМІЯINFORM']</text:p>
      <text:p text:style-name="P4">
时间: 2023-06-17T68:00:00-04:00</text:p>
      <text:p text:style-name="P4">
描述: Zakhidniy地区中心Poleni Z的协调总部...与2022年与乌克兰战争，与乌克兰的战争，今天与乌克兰的最新新闻，与乌克兰2022年的新闻战争，乌克兰与乌克兰之间以及乌克兰之间的战争以及俄罗斯之间的战争将发生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6/photo_5217540470798929055_y.jpg" text:style-name="Internet_20_link" text:visited-style-name="Visited_20_Internet_20_Link">
photo_5217540470798929055_y.jpg</text:a>
', '<text:a xlink:type="simple" xlink:href="https://armyinform.com.ua/wp-content/uploads/2023/06/80716b8a-d23b-44c4-8093-afe94ba2db5b-150x150.jpg" text:style-name="Internet_20_link" text:visited-style-name="Visited_20_Internet_20_Link">
80716b8a-d23b-44c4-8093-afe94ba2db5b-150x150.jpg</text:a>
', '<text:a xlink:type="simple" xlink:href="https://armyinform.com.ua/wp-content/uploads/2023/06/photo_5217540470798929056_y-150x150.jpg" text:style-name="Internet_20_link" text:visited-style-name="Visited_20_Internet_20_Link">
photo_5217540470798929056_y-150x150.jpg</text:a>
']</text:p>
      <text:p text:style-name="P4">
标签: ['STOPRUSSIA', 'АГРЕСІЯ РФ', 'ВІЙНА', 'ВТОРГНЕННЯ РФ', 'КООРДИНАЦІЙНИЙ ШТАБ З ПИТАНЬ ПОВОДЖЕННЯ З ВІЙСЬКОВОПОЛОНЕНИМИ', 'РОДИНИ ВІЙСЬКОВОСЛУЖБОВЦІВ']</text:p>
      <text:p text:style-name="P4">
类别: News</text:p>
      <!--METADATA-->
      <text:p text:style-name="P4">
<draw:frame draw:style-name="fr1" draw:name="Image260" text:anchor-type="as-char" svg:width="6.9236in" svg:height="5.1927in" draw:z-index="0">
<draw:image xlink:href="../Images/AРМІЯINFORM/2023-06-17T68-00-00-04-00/photo_5217540470798929055_y.jpg" xlink:type="simple" xlink:show="embed" xlink:actuate="onLoad" draw:mime-type="image/jpeg"/>
</draw:frame>
西方地区协调员中心关于与囚犯家人和诺维奥沃夫斯克军事人员失踪人员的热情县会议的行为。</text:p>
      <text:p text:style-name="P4">
这在[消息]中说明了(https://t.me/Koord_shtab_zahid/100)协调总部的描述电报通道。</text:p>
      <text:p text:style-name="P4">
协调总部，军事部门，乌克兰国家警察的代表以及Verkhovna Rada专员在人权方面的办公室回答了这些问题。</text:p>
      <text:p text:style-name="P4">
捍卫者的家庭对世界上正式调查和沟通的话题感兴趣。</text:p>
      <text:p text:style-name="P4">
一位军事部门发言人报告说，有可能通过以前的军事入伍办公室的人员和社会支持中心与西部地区建立联系。 为了获得调查摘录，您需要联系RTC和JV并提交适当的请求。但是，某些访问权限有限的材料可能不会由军事部门提供。</text:p>
      <text:p text:style-name="P4">
会议上讨论的主题之一涉及国家信息局登记册中的囚禁和会计簿。 工作人员的代表清楚地表明，只有通过红十字国际委员会，只有俄罗斯才能被解雇。 所有其他表明可能的Pollbore的证词已被注册，并考虑了其释放的进一步工作。</text:p>
      <text:p text:style-name="P4">
协调员代表指出，正在完成一切，以允许我们的捍卫者和捍卫者返回。</text:p>
      <text:p text:style-name="P4">
<text:a xlink:type="simple" xlink:href="https://armyinform.com.ua/wp-content/uploads/2023/06/80716b8a-d23b-44c4-8093-afe94ba2db5b.jpg" text:style-name="Internet_20_link" text:visited-style-name="Visited_20_Internet_20_Link">
!(Images/AРМІЯINFORM/2023-06-17T68-00-00-04-00/80716b8a-d23b-44c4-8093-afe94ba2db5b-150x150.jpg)</text:a>
</text:p>
      <text:p text:style-name="P4">
<text:a xlink:type="simple" xlink:href="https://armyinform.com.ua/wp-content/uploads/2023/06/photo_5217540470798929056_y.jpg" text:style-name="Internet_20_link" text:visited-style-name="Visited_20_Internet_20_Link">
<draw:frame draw:style-name="fr1" draw:name="Image261" text:anchor-type="as-char" svg:width="6.9236in" svg:height="6.9236in" draw:z-index="0">
<draw:image xlink:href="../Images/AРМІЯINFORM/2023-06-17T68-00-00-04-00/photo_5217540470798929056_y-150x150.jpg" xlink:type="simple" xlink:show="embed" xlink:actuate="onLoad" draw:mime-type="image/jpeg"/>
</draw:frame>
</text:a>
</text:p>
      <text:p text:style-name="P4">
News Source: <text:a xlink:type="simple" xlink:href="https://armyinform.com.ua/2023/06/17/u-novoyavorivsku-predstavnyky-koordynaczijnogo-shtabu-zustrilysya-z-rodynamy-polonenyh/" text:style-name="Internet_20_link" text:visited-style-name="Visited_20_Internet_20_Link">
https://armyinform.com.ua/2023/06/17/u-novoyavorivsku-predstavnyky-koordynaczijnogo-shtabu-zustrilysya-z-rodynamy-polonenyh/</text:a>
</text:p>
      <!--NEWS-->
      <text:h text:style-name="P10" text:outline-level="1">
<text:span text:style-name="T4">
俄罗斯联邦的军人因俄罗斯军队的重大损失 - 拦截古尔</text:span>
</text:h>
      <text:p text:style-name="P4">
作者: ['АРМІЯINFORM']</text:p>
      <text:p text:style-name="P4">
时间: 2023-06-17T69:00:00-04:00</text:p>
      <text:p text:style-name="P4">
描述: https://www.youtube.com/watch?v= ewhioci1dby与乌克兰2022年战争，与乌克兰的最新新闻，今天与乌克兰的新闻，乌克兰2022年上次与乌克兰的新闻战争，乌克兰和俄罗斯与俄罗斯之间以及俄罗斯之间以及俄罗斯之间的战争，当乌克兰在其中，是否会在不久的将来与乌克兰进行战争，今天与乌克兰的战争，今天的乌克兰新闻，乌克兰的乌克兰新闻在俄罗斯的乌克兰媒体将在俄罗斯</text:p>
      <text:p text:style-name="P4">
图片: []</text:p>
      <text:p text:style-name="P4">
标签: ['ГУР МОУ', 'ПЕРЕХОПЛЕННЯ']</text:p>
      <text:p text:style-name="P4">
类别: News</text:p>
      <!--METADATA-->
      <text:p text:style-name="P4">
News Source: <text:a xlink:type="simple" xlink:href="https://armyinform.com.ua/2023/06/17/vijskovosluzhbovecz-rf-pro-znachni-vtraty-osobovogo-skladu-rosijskoyi-armiyi-perehoplennya-gur/" text:style-name="Internet_20_link" text:visited-style-name="Visited_20_Internet_20_Link">
https://armyinform.com.ua/2023/06/17/vijskovosluzhbovecz-rf-pro-znachni-vtraty-osobovogo-skladu-rosijskoyi-armiyi-perehoplennya-gur/</text:a>
</text:p>
      <!--NEWS-->
      <text:h text:style-name="P10" text:outline-level="1">
<text:span text:style-name="T4">
在日本到16岁，他们增加了同意性的年龄</text:span>
</text:h>
      <text:p text:style-name="P4">
作者: Ukrinform (Person)</text:p>
      <text:p text:style-name="P4">
出版商: Укринформ (Organization)</text:p>
      <text:p text:style-name="P4">
出版时间: 2023-06-17T6:10:00+03:00</text:p>
      <text:p text:style-name="P4">
修改时间: 2023-06-17T21:10:00+03:00</text:p>
      <text:p text:style-name="P4">
描述: 日本议会已将同意性的同意年龄（世界上最低的人之一）从13年增加到16年。  - 乌克林。</text:p>
      <text:p text:style-name="P4">
图片: ['<text:a xlink:type="simple" xlink:href="https://static.ukrinform.com/photos/2020_09/thumb_files/630_360_1600767017-779.jpeg" text:style-name="Internet_20_link" text:visited-style-name="Visited_20_Internet_20_Link">
630_360_16007...</text:a>
']</text:p>
      <text:p text:style-name="P4">
标签: ['Японія', 'Парламент', 'Закон', 'Секс']</text:p>
      <text:p text:style-name="P4">
类型: Article</text:p>
      <!--METADATA-->
      <text:p text:style-name="P4">
<draw:frame draw:style-name="fr1" draw:name="Image262" text:anchor-type="as-char" svg:width="6.9236in" svg:height="3.956343in" draw:z-index="0">
<draw:image xlink:href="../Images/yкринформ/2023-06-17T6-10-00-03-00/630_360_1600767017-779.jpeg" xlink:type="simple" xlink:show="embed" xlink:actuate="onLoad" draw:mime-type="image/jpeg"/>
</draw:frame>
日本议会已将同意性的同意年龄(世界上最低的人之一)从13年增加到16年。</text:p>
      <text:p text:style-name="P4">
关于它报告<text:a xlink:type="simple" xlink:href="https://www.news18.com/world/japan-raises-consent-age-from-13-to-16-in-reforms-to-sex-crime-legislation-8098183.html" text:style-name="Internet_20_link" text:visited-style-name="Visited_20_Internet_20_Link">
AFP</text:a>
，报道乌克林福姆。</text:p>
      <text:p text:style-name="P4">
人们认为强奸的年龄在法国有16岁，在法国15岁，在德国和中国有14岁。 在日本](https://www.ukrinform.ua/tag-aponia)自1907年以来，它一直保持不变，13岁的儿童被认为能够提供如此好的。</text:p>
      <text:p text:style-name="P4">
根据新法律，如果两个伴侣的年龄超过13年，则法院起诉将不超过五年的青少年夫妇将被释放。</text:p>
      <text:p text:style-name="P4">
此外，日本还审查了性犯罪。 新法律扩大了强奸的定义，并专注于寄售概念。</text:p>
      <text:p text:style-name="P4">
<text:span text:style-name="T4">
另请阅读：</text:span>
 <text:a xlink:type="simple" xlink:href="https://www.ukrinform.ua/rubric-world/3723556-parlament-aponii-shvaliv-stvorenna-specfondu-dla-pokritta-pidvisenih-vitrat-na-oboronu.html" text:style-name="Internet_20_link" text:visited-style-name="Visited_20_Internet_20_Link">
日本议会批准创建一个特殊基金以支付国防范围的范围</text:a>
激进分子向改革打招呼，东京集团人权现在称其为“向前迈出的一大步”。 她的声明说，提高同意性的年龄“将使社会表明成年性虐待是不可接受的。”</text:p>
      <text:p text:style-name="P4">
News Source: <text:a xlink:type="simple" xlink:href="https://www.ukrinform.ua/rubric-world/3724295-u-aponii-do-16-rokiv-pidvisili-vik-zgodi-na-seks.html" text:style-name="Internet_20_link" text:visited-style-name="Visited_20_Internet_20_Link">
https://www.ukrinform.ua/rubric-world/3724295-u-aponii-do-16-rokiv-pidvisili-vik-zgodi-na-seks.html</text:a>
</text:p>
      <!--NEWS-->
      <text:h text:style-name="P10" text:outline-level="1">
<text:span text:style-name="T4">
过去一天俄罗斯炮击的后果</text:span>
</text:h>
      <text:p text:style-name="P4">
作者: ['АРМІЯINFORM']</text:p>
      <text:p text:style-name="P4">
时间: 2023-06-17T70:00:00-04:00</text:p>
      <text:p text:style-name="P4">
描述: 在乌克兰国防，信息，罗西斯克的迷你​​播出中心的雕塑背后...与乌克兰2022年的战争，与乌克兰的最新新闻，今天与乌克兰的新闻战争，今天与乌克兰2022年上次与乌克兰进行战争，乌克兰和俄罗斯之间将发生战争当他们在不久的将来与乌克兰与乌克兰发生战争时，与乌克兰的战争是否会在2022年发生战争时，他们说，与乌克兰的战争，今天的乌克兰新闻，乌克兰的新闻，乌克兰媒体的乌克兰新闻</text:p>
      <text:p text:style-name="P4">
图片: ['<text:a xlink:type="simple" xlink:href="https://armyinform.com.ua/wp-content/uploads/2023/06/photo_5219888185822267968_y.jpg" text:style-name="Internet_20_link" text:visited-style-name="Visited_20_Internet_20_Link">
photo_5219888185822267968_y.jpg</text:a>
']</text:p>
      <text:p text:style-name="P4">
标签: ['MILITARY MEDIA CENTER', 'STOPRUSSIA', 'АГРЕСІЯ РФ', 'ВІЙНА', 'ВОРОЖІ ОБСТРІЛИ', 'ВТОРГНЕННЯ РФ', 'ММЦ']</text:p>
      <text:p text:style-name="P4">
类别: News</text:p>
      <!--METADATA-->
      <text:p text:style-name="P4">
<draw:frame draw:style-name="fr1" draw:name="Image263" text:anchor-type="as-char" svg:width="6.9236in" svg:height="4.813419in" draw:z-index="0">
<draw:image xlink:href="../Images/AРМІЯINFORM/2023-06-17T70-00-00-04-00/photo_5219888185822267968_y.jpg" xlink:type="simple" xlink:show="embed" xlink:actuate="onLoad" draw:mime-type="image/jpeg"/>
</draw:frame>
根据乌克兰国防部信息的情境中心，俄罗斯军队解雇了乌克兰11个地区的领土。</text:p>
      <text:p text:style-name="P4">
关于这个<text:a xlink:type="simple" xlink:href="https://armyinform.com.ua/C:/Users/polvl/Desktop/%D0%90%D1%80%D0%BC%D1%96%D1%8FInform/2023/06%20%D1%87%D0%B5%D1%80%D0%B2%D0%B5%D0%BD%D1%8C/17_06%20%D1%87%D0%B5%D1%80%D0%B3%D1%83%D0%B2%D0%B0%D0%BD%D0%BD%D1%8F/08%20%D0%9C%D0%9C%D0%A6/%D0%9D%D0%B0%D1%81%D0%BB%D1%96%D0%B4%D0%BA%D0%B8%20%D1%80%D0%BE%D1%81%D1%96%D0%B9%D1%81%D1%8C%D0%BA%D0%B8%D1%85%20%D0%BE%D0%B1%D1%81%D1%82%D1%80%D1%96%D0%BB%D1%96%D0%B2%20%D0%B7%D0%B0%20%D0%BC%D0%B8%D0%BD%D1%83%D0%BB%D1%83%20%D0%B4%D0%BE%D0%B1%D1%83" text:style-name="Internet_20_link" text:visited-style-name="Visited_20_Internet_20_Link">
被引用</text:a>
在军事媒体中心电报频道上。</text:p>
      <text:p text:style-name="P4">
从不同类型的武器 - 迫击炮，炮兵，RSZV，SPR，无人机，战术tastregical Aviation -156个定居点和140个基础设施对象受到攻击。</text:p>
      <text:p text:style-name="P4">
平民中有杀害和受伤，受害者人数被澄清。</text:p>
      <text:p text:style-name="P4">
News Source: <text:a xlink:type="simple" xlink:href="https://armyinform.com.ua/2023/06/17/naslidky-rosijskyh-obstriliv-za-mynulu-dobu/" text:style-name="Internet_20_link" text:visited-style-name="Visited_20_Internet_20_Link">
https://armyinform.com.ua/2023/06/17/naslidky-rosijskyh-obstriliv-za-mynulu-dobu/</text:a>
</text:p>
      <!--NEWS-->
      <text:h text:style-name="P10" text:outline-level="1">
<text:span text:style-name="T4">
与军人家人的会面是在协调总部举行的</text:span>
</text:h>
      <text:p text:style-name="P4">
作者: ['АРМІЯINFORM']</text:p>
      <text:p text:style-name="P4">
时间: 2023-06-17T71:00:00-04:00</text:p>
      <text:p text:style-name="P4">
描述: 在协调的总部，Zustinich Zustinch是Nyskovo Service National ...与乌克兰2022年的战争，今天与乌克兰的最新消息，今天与乌克兰2022年的新闻战争，乌克兰与乌克兰之间的战争以及乌克兰之间以及俄罗斯之间的战争以及俄罗斯之间的战争以及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6/a12d67fb-6c01-4553-89fe-6dbb9b6c8cac.jpg" text:style-name="Internet_20_link" text:visited-style-name="Visited_20_Internet_20_Link">
a12d67fb-6c01-4553-89fe-6dbb9b6c8cac.jpg</text:a>
']</text:p>
      <text:p text:style-name="P4">
标签: ['КООРДИНАЦІЙНИЙ ШТАБ З ПИТАНЬ ПОВОДЖЕННЯ З ВІЙСЬКОВОПОЛОНЕНИМИ']</text:p>
      <text:p text:style-name="P4">
类别: News</text:p>
      <!--METADATA-->
      <text:p text:style-name="P4">
<draw:frame draw:style-name="fr1" draw:name="Image264" text:anchor-type="as-char" svg:width="6.9236in" svg:height="3.894525in" draw:z-index="0">
<draw:image xlink:href="../Images/AРМІЯINFORM/2023-06-17T71-00-00-04-00/a12d67fb-6c01-4553-89fe-6dbb9b6c8cac.jpg" xlink:type="simple" xlink:show="embed" xlink:actuate="onLoad" draw:mime-type="image/jpeg"/>
</draw:frame>
协调总部会见了军事国家警卫的家人。 关于它<text:a xlink:type="simple" xlink:href="https://t.me/Koord_shtab/1251" text:style-name="Internet_20_link" text:visited-style-name="Visited_20_Internet_20_Link">
报告</text:a>
电报中的总部服务。</text:p>
      <text:p text:style-name="P4">
亲人的成员由协调总部，国家警察，NSU和红十字国际委员会的代表回答。</text:p>
      <text:p text:style-name="P4">
亲戚对是否有合理的理由让军人参与战斗感兴趣。</text:p>
      <text:p text:style-name="P4">
“去年2月24日，俄罗斯对乌克兰进行了大规模入侵，并引入了戒严令。 NSU代表说，从那一刻起，对尊严的评估没有任何限制。  - 没有人代替该国，没有人知道情况是什么。 众所周知，许多缝制都是从敌对行动出口的，但他们写了拒绝，想保护自己的国家和家庭。”</text:p>
      <text:p text:style-name="P4">
亲戚还报告说，一般注册表的提交频率为7-10天。 也就是说，以这样的频率将一般列表更新并传输到侵略者国家。 就个人而言，对于每个服务员而言，他们不是在某些类别中进行的：例如，很难变得健康。</text:p>
      <text:p text:style-name="P4">
至于寻找死英雄的人，他们指出，在国防部释放条件的两周后，申诉专员申诉专员办公室的团队，在特殊情况下失踪的人，来到那里，并寻求掩盖的身份识别。身体，然后取一个样品DNA。 与敌人的谈判还进行了专员办公室。</text:p>
      <text:p text:style-name="P4">
红十字国际委员会代表告知：</text:p>
      <text:p text:style-name="P4">
“如果亲戚收到有关从互联网或其他开源来源奴役捍卫者的信息，他们可能会通知红十字国际委员会向我们发送俄罗斯一方的请求，以正式确认被囚禁。”</text:p>
      <text:p text:style-name="P4">
News Source: <text:a xlink:type="simple" xlink:href="https://armyinform.com.ua/2023/06/17/u-koordynaczijnomu-shtabi-vidbulasya-zustrich-z-rodynamy-vijskovosluzhbovcziv/" text:style-name="Internet_20_link" text:visited-style-name="Visited_20_Internet_20_Link">
https://armyinform.com.ua/2023/06/17/u-koordynaczijnomu-shtabi-vidbulasya-zustrich-z-rodynamy-vijskovosluzhbovcziv/</text:a>
</text:p>
      <!--NEWS-->
      <text:h text:style-name="P10" text:outline-level="1">
<text:span text:style-name="T4">
最后一天的海军部队摧毁了54名入侵者，两个坦克和其他敌方设备</text:span>
</text:h>
      <text:p text:style-name="P4">
作者: ['АРМІЯINFORM']</text:p>
      <text:p text:style-name="P4">
时间: 2023-06-17T72:00:00-04:00</text:p>
      <text:p text:style-name="P4">
描述: Viisovovovoskovsisky Paron向Zbromi部队的Pidrodiliv Viiskovo-Mord部队...与乌克兰2022年的战争，与乌克兰的最新消息，今天与乌克兰的新闻，今天与乌克兰2022年的新闻，今天与乌克兰和俄罗斯之间的战争以及何时在乌克兰和俄罗斯之间发生战争他们说，乌克兰在2022年是否会有一年的时间，在不久的将来是否会与乌克兰进行战争</text:p>
      <text:p text:style-name="P4">
图片: ['<text:a xlink:type="simple" xlink:href="https://armyinform.com.ua/wp-content/uploads/2023/06/354241267_646852477482338_6870263858564734255_n.jpg" text:style-name="Internet_20_link" text:visited-style-name="Visited_20_Internet_20_Link">
354241267_646852477482338_6870263858564734255_n.jpg</text:a>
']</text:p>
      <text:p text:style-name="P4">
标签: ['STOPRUSSIA', 'АГРЕСІЯ РФ', 'ВІЙНА', 'ВМС ЗСУ', 'ВОРОЖА ТЕХНІКА', 'ВТОРГНЕННЯ РФ']</text:p>
      <text:p text:style-name="P4">
类别: News</text:p>
      <!--METADATA-->
      <text:p text:style-name="P4">
<draw:frame draw:style-name="fr1" draw:name="Image265" text:anchor-type="as-char" svg:width="6.9236in" svg:height="9.354662in" draw:z-index="0">
<draw:image xlink:href="../Images/AРМІЯINFORM/2023-06-17T72-00-00-04-00/354241267_646852477482338_6870263858564734255_n.jpg" xlink:type="simple" xlink:show="embed" xlink:actuate="onLoad" draw:mime-type="image/jpeg"/>
</draw:frame>
是乌克兰海军军事部队和部队的军人，是该团体的一部分，继续执行释放俄罗斯联邦全面武装侵略的运作。</text:p>
      <text:p text:style-name="P4">
[消息]中提到了上一天被他们摧毁的敌人的人员和设备数(https://www.facebook.com/navy.mil.gov.ua/posts/pfbid0aFGsGk2R3appnBNecVkJUT4j64wYz3GUF2oy2xLuQk4QAGppwrdqSxCKhVcff1enl)在Facebook上的武装部队海军的官方页面上。</text:p>
      <text:p text:style-name="P4">
军事水手摧毁了54名入侵者，5辆步兵战车，单车设备，两个坦克，一个枪，迫击炮和弹药存储。</text:p>
      <text:p text:style-name="P4">
澄清敌人的最终损失。</text:p>
      <text:p text:style-name="P4">
News Source: <text:a xlink:type="simple" xlink:href="https://armyinform.com.ua/2023/06/17/pidrozdily-vms-mynuloyi-doby-znyshhyly-54-okupantiv-dva-tanky-ta-inshu-tehniku-voroga/" text:style-name="Internet_20_link" text:visited-style-name="Visited_20_Internet_20_Link">
https://armyinform.com.ua/2023/06/17/pidrozdily-vms-mynuloyi-doby-znyshhyly-54-okupantiv-dva-tanky-ta-inshu-tehniku-voroga/</text:a>
</text:p>
      <!--NEWS-->
      <text:h text:style-name="P10" text:outline-level="1">
<text:span text:style-name="T4">
促进俄罗斯媒体的主要叙述</text:span>
</text:h>
      <text:p text:style-name="P4">
作者: ['АРМІЯINFORM']</text:p>
      <text:p text:style-name="P4">
时间: 2023-06-17T73:00:00-04:00</text:p>
      <text:p text:style-name="P4">
描述: Wizin -Format的中心在乌克兰RNBO：引言的基础知识，VSO干燥...与乌克兰2022的战争，与乌克兰的战争是今天的最新消息，《与乌克兰2022年的新闻战》是最后一场今天，乌克兰和俄罗斯之间会发生战争，当与乌克兰在2022年与乌克兰的战争何时会在不久乌克兰新闻在俄罗斯的乌克兰媒体</text:p>
      <text:p text:style-name="P4">
图片: ['<text:a xlink:type="simple" xlink:href="https://armyinform.com.ua/wp-content/uploads/2023/06/354254990_274530488429357_660677383021165556_n.jpg" text:style-name="Internet_20_link" text:visited-style-name="Visited_20_Internet_20_Link">
354254990_274530488429357_660677383021165556_n.jpg</text:a>
']</text:p>
      <text:p text:style-name="P4">
标签: ['STOPRUSSIA', 'АГРЕСІЯ РФ', 'НАРАТИВИ РФ', 'ПРОПАГАНДА РФ', 'РОСІЙСЬКА ПРОПАГАНДА', 'ЦЕНТР ПРОТИДІЇ ДЕЗІНФОРМАЦІЇ ПРИ РНБО УКРАЇНИ']</text:p>
      <text:p text:style-name="P4">
类别: News</text:p>
      <!--METADATA-->
      <text:p text:style-name="P4">
<draw:frame draw:style-name="fr1" draw:name="Image266" text:anchor-type="as-char" svg:width="6.9236in" svg:height="6.9236in" draw:z-index="0">
<draw:image xlink:href="../Images/AРМІЯINFORM/2023-06-17T73-00-00-04-00/354254990_274530488429357_660677383021165556_n.jpg" xlink:type="simple" xlink:show="embed" xlink:actuate="onLoad" draw:mime-type="image/jpeg"/>
</draw:frame>
在NSDC乌克兰打击错误信息的中心<text:a xlink:type="simple" xlink:href="https://www.facebook.com/hashtag/%D1%86%D0%BF%D0%B4_%D1%96%D0%BD%D1%84%D0%BE%D1%80%D0%BC%D1%83%D1%94" text:style-name="Internet_20_link" text:visited-style-name="Visited_20_Internet_20_Link">
通知</text:a>
：宣传俄罗斯媒体的主要叙述，特别是唐内斯克·科兰德·普什林(Donetsk Colander Pushillin)表明：“乌克兰政权还没有准备好正常对局势进行调节。”</text:p>
      <text:p text:style-name="P4">
合作者还指出，基辅政权不是其他决策的主题。</text:p>
      <text:p text:style-name="P4">
克里姆林宫木偶继续从莫斯科重复其所有者的言论，好像所有决定都是由乌克兰而不是乌克兰做出的。</text:p>
      <text:p text:style-name="P4">
在谈到“冲突的正常解决”时，克里姆林宫及其离职是将乌克兰被占领的领土留在了他们的控制之下，这被我国的利益打断了。</text:p>
      <text:p text:style-name="P4">
News Source: <text:a xlink:type="simple" xlink:href="https://armyinform.com.ua/2023/06/17/osnovnyj-naratyv-shho-prosuvayut-rosijski-zmi-3/" text:style-name="Internet_20_link" text:visited-style-name="Visited_20_Internet_20_Link">
https://armyinform.com.ua/2023/06/17/osnovnyj-naratyv-shho-prosuvayut-rosijski-zmi-3/</text:a>
</text:p>
      <!--NEWS-->
      <text:h text:style-name="P10" text:outline-level="1">
<text:span text:style-name="T4">
陶里式的方向：成功和促进我们的力量</text:span>
</text:h>
      <text:p text:style-name="P4">
作者: ['АРМІЯINFORM']</text:p>
      <text:p text:style-name="P4">
时间: 2023-06-17T74:00:00-04:00</text:p>
      <text:p text:style-name="P4">
描述: 该动脉的Pydrodili火箭bitscocks到达Viconali 1794 Vognevikh Zavdannya。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6/351248713_1442197453199279_3205518532400099507_n.png" text:style-name="Internet_20_link" text:visited-style-name="Visited_20_Internet_20_Link">
351248713_1442197453199279_3205518532400099507_n.png</text:a>
']</text:p>
      <text:p text:style-name="P4">
标签: ['STOPRUSSIA', 'АГРЕСІЯ РФ', 'ВІЙНА', 'ВТОРГНЕННЯ РФ', 'ВТРАТИ ВОРОГА', 'ОЛЕКСАНДР ТАРНАВСЬКИЙ', 'ОСУВ «ТАВРІЯ»']</text:p>
      <text:p text:style-name="P4">
类别: News</text:p>
      <!--METADATA-->
      <text:p text:style-name="P4">
<draw:frame draw:style-name="fr1" draw:name="Image267" text:anchor-type="as-char" svg:width="6.9236in" svg:height="3.378837in" draw:z-index="0">
<draw:image xlink:href="../Images/AРМІЯINFORM/2023-06-17T74-00-00-04-00/351248713_1442197453199279_3205518532400099507_n.png" xlink:type="simple" xlink:show="embed" xlink:actuate="onLoad" draw:mime-type="image/png"/>
</draw:frame>
每天的导弹部队和炮兵部队进行了1794年的大火。</text:p>
      <text:p text:style-name="P4">
在您的电报频道上有关它<text:a xlink:type="simple" xlink:href="https://t.me/otarnavskiy/123" text:style-name="Internet_20_link" text:visited-style-name="Visited_20_Internet_20_Link">
报告</text:a>
Tavriya部队的运营战略组织的指挥官Bragadniegner Alexander Tarnavsky。</text:p>
      <text:p text:style-name="P4">
在最后一天，丧生和受伤的敌人的损失超过五个。</text:p>
      <text:p text:style-name="P4">
88敌方军事装备被摧毁和损坏。</text:p>
      <text:p text:style-name="P4">
特别是，KA-52直升机，11辆坦克，20个BMP，两个APC，3架榴弹炮2A65“ MSTU-S”，howitzer 2A65“ MSTA-B”，无人机“ Zala”，无人机“无人机” SHAHD-136，UAV-136，UAV“，UAV”，UAV”，UAV” Orlan-10”，BM-21“ Grad”，“居民”，四个Akacac，Car'Carnation”，射击“ Solnpics”的系统。</text:p>
      <text:p text:style-name="P4">
News Source: <text:a xlink:type="simple" xlink:href="https://armyinform.com.ua/2023/06/17/tavrijskyj-napryamok-uspihy-ta-prosuvannya-nashyh-syl/" text:style-name="Internet_20_link" text:visited-style-name="Visited_20_Internet_20_Link">
https://armyinform.com.ua/2023/06/17/tavrijskyj-napryamok-uspihy-ta-prosuvannya-nashyh-syl/</text:a>
</text:p>
      <!--NEWS-->
      <text:h text:style-name="P10" text:outline-level="1">
<text:span text:style-name="T4">
最后一天，乌克兰防守者击退了36次敌人攻击</text:span>
</text:h>
      <text:p text:style-name="P4">
作者: ['АРМІЯINFORM']</text:p>
      <text:p text:style-name="P4">
时间: 2023-06-17T75:00:00-04:00</text:p>
      <text:p text:style-name="P4">
描述: 关于ZS乌克兰人的总部。 “对手佐斯维尔是基本的……与乌克兰2022年的战争，与乌克兰的战争是今天的最新消息，与乌克兰2022的战争是今天的最后一场，乌克兰和俄罗斯之间的战争将是一场战争2022年与乌克兰的战争将在不久的将来与乌克兰进行战争，这是与乌克兰的战争，今天与乌克兰的战争，今天的乌克兰新闻，乌克兰媒体在俄罗斯的乌克兰新闻</text:p>
      <text:p text:style-name="P4">
图片: ['<text:a xlink:type="simple" xlink:href="https://armyinform.com.ua/wp-content/uploads/2023/04/ataky-voroga.jpg" text:style-name="Internet_20_link" text:visited-style-name="Visited_20_Internet_20_Link">
ataky-voroga.jpg</text:a>
']</text:p>
      <text:p text:style-name="P4">
标签: ['STOPRUSSIA', 'АГРЕСІЯ РФ', 'ВТОРГНЕННЯ РФ', 'ГШ ЗСУ']</text:p>
      <text:p text:style-name="P4">
类别: News</text:p>
      <!--METADATA-->
      <text:p text:style-name="P4">
<draw:frame draw:style-name="fr1" draw:name="Image268" text:anchor-type="as-char" svg:width="6.9236in" svg:height="4.608521in" draw:z-index="0">
<draw:image xlink:href="../Images/AРМІЯINFORM/2023-06-17T75-00-00-04-00/ataky-voroga.jpg" xlink:type="simple" xlink:show="embed" xlink:actuate="onLoad" draw:mime-type="image/jpeg"/>
</draw:frame>
说明性照片<text:span text:style-name="T4">
🔥俄罗斯入侵的情况</text:span>
</text:p>
      <text:p text:style-name="P4">
关于它<text:a xlink:type="simple" xlink:href="https://www.facebook.com/GeneralStaff.ua/posts/pfbid0AGNfsZimL6eE3HxzmRVeP4x6qediY8SAtvzmBenvmGoVZr7nGegqLXHr9KdDsBvzl" text:style-name="Internet_20_link" text:visited-style-name="Visited_20_Internet_20_Link">
报告</text:a>
乌克兰人的总参谋部。</text:p>
      <text:p text:style-name="P4">
“敌人在利马，巴赫穆特，阿夫迪夫和玛丽斯基的指示中集中了重大的努力 - 最后一天发生了36个战斗果酱。</text:p>
      <text:p text:style-name="P4">
<text:span text:style-name="T4">
在Volyn和Polissya的指示中</text:span>
操作情况没有重大变化。</text:p>
      <text:p text:style-name="P4">
<text:span text:style-name="T4">
在Siversky和Slobozhansky的指示中</text:span>
在苏米地区Mohrita的定居点和Nakarkivshchyna的Budarka的定居点中造成笔触。 切尔尼希夫地区的Kostobor和Gremyach进行了定居点的迫击炮和炮击； Znob-Trubchevskaya, Chuikivka, Sosnovka, Old Board, Boyar-Landing, Old Virki, Basivka, Stepok, Krasnopillya, Great Pisarivka of Sumy Region, as well as Uda, Red Star, Deep, Lipka, Green, Ternova, Ogirtsevo, Vovchansk,哈尔基夫地区的Vovchansk Bochkovo和小狼疮。</text:p>
      <text:p text:style-name="P4">
<text:span text:style-name="T4">
在Kupyansk方向</text:span>
炮兵和迫击炮炮击敌人，Kamianka，Krasne First，Figolivka，Novomlinsk，Novomlinsk，两年，西方，Kharkiv地区和Novoselivske在卢汉斯地区。</text:p>
      <text:p text:style-name="P4">
<text:span text:style-name="T4">
在利马上</text:span>
敌人在争端的地区袭击了敌人。炮弹遭到Stelmakhivka，Nevsko和Bigorivka地区和Bigorivka地区以及龙卷风，Verkhnyamyansk，有争议的，有争议的和Serebryanka -Donetsk。</text:p>
      <text:p text:style-name="P4">
<text:span text:style-name="T4">
在巴赫穆特(Bakhmut)方向</text:span>
敌人在纽约州纽约州白山地区的地区袭击了空袭。 Vasyukivka，Orikhovo-Vasylivka，Bogdanivka，Chrome，Yar，Yar，Ivanovskaya，Pazarivka，White Gora，Konstantinovka和Southern被敌方炮分散了注意力。</text:p>
      <text:p text:style-name="P4">
<text:span text:style-name="T4">
在Avdeevsky方向</text:span>
敌人在草原和Avdiivka中进行了不成功的进攻行动。 在后者的情况下，他击败了阿夫迪夫卡空军。<text:span text:style-name="T4">
在矿物方向</text:span>
敌人朝着非洛夫马伊夫卡(Nonovomikhailivka)和沃迪尼·顿涅茨克(Vodyany Donetsk)地区的方向执行进攻行动，没有成功。 他在Prykistivka，Golden Niva和Blessed地区造成了航空危害。 他解雇了Kalledar，Uremivka，Storozhevo，Novosilka和Novopildonetsk地区的Sedarial点。</text:p>
      <text:p text:style-name="P4">
<text:span text:style-name="T4">
在Zaporizhzhya和Kherson的指示</text:span>
敌人为捍卫敌人。 Zmiivka，Payakhove，Berislav，Cossack，Engineering，Zelenivka，Sadovo，Antonovka，Antonovka，Belozerka，Dniprovske，Kherson地区的Kizomis和Citysherson的Kizomis”， - 消息阅读。</text:p>
      <text:p text:style-name="P4">
News Source: <text:a xlink:type="simple" xlink:href="https://armyinform.com.ua/2023/06/17/mynuloyi-doby-ukrayinski-zahysnyky-vidbyly-36-vorozhyh-atak/" text:style-name="Internet_20_link" text:visited-style-name="Visited_20_Internet_20_Link">
https://armyinform.com.ua/2023/06/17/mynuloyi-doby-ukrayinski-zahysnyky-vidbyly-36-vorozhyh-atak/</text:a>
</text:p>
      <!--NEWS-->
      <text:h text:style-name="P10" text:outline-level="1">
<text:span text:style-name="T4">
能源恢复环境灾难地区的电源</text:span>
</text:h>
      <text:p text:style-name="P4">
作者: ['АРМІЯINFORM']</text:p>
      <text:p text:style-name="P4">
时间: 2023-06-17T76:00:00-04:00</text:p>
      <text:p text:style-name="P4">
描述: Triva femxasyya在纳斯利德基（Naslidkiv），Yak viknikla中都通过p -driv damby。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6/img-20230617-wa0000.jpg" text:style-name="Internet_20_link" text:visited-style-name="Visited_20_Internet_20_Link">
img-20230617-wa0000.jpg</text:a>
']</text:p>
      <text:p text:style-name="P4">
标签: ['STOPRUSSIA', 'АГРЕСІЯ РФ', 'ЕКОЦИД', 'КАХОВСЬКА ГЕС', 'КАХОВСЬКА ГЕС/ШТАБ INFO', 'МІНІСТЕРСТВО ЕНЕРГЕТИКИ УКРАЇНИ']</text:p>
      <text:p text:style-name="P4">
类别: News</text:p>
      <!--METADATA-->
      <text:p text:style-name="P4">
<draw:frame draw:style-name="fr1" draw:name="Image269" text:anchor-type="as-char" svg:width="6.9236in" svg:height="6.9236in" draw:z-index="0">
<draw:image xlink:href="../Images/AРМІЯINFORM/2023-06-17T76-00-00-04-00/img-20230617-wa0000.jpg" xlink:type="simple" xlink:show="embed" xlink:actuate="onLoad" draw:mime-type="image/jpeg"/>
</draw:frame>
通过破坏发生的洪水后果的固定和消除。 能源正在努力恢复消费者的电源。此外，设备清洁和测试是对传输线的测试，该线路完全被淹没了，并从中供电了。</text:p>
      <text:p text:style-name="P4">
在您的电报中关于它<text:a xlink:type="simple" xlink:href="https://t.me/shtab_kakhovska_hes/897" text:style-name="Internet_20_link" text:visited-style-name="Visited_20_Internet_20_Link">
报告</text:a>
俄罗斯恐怖分子消除了卡克霍夫斯卡雅人后果的总部官方信息渠道。</text:p>
      <text:p text:style-name="P4">
<text:span text:style-name="T5">
将近180名消费者设法在赫尔森建立了联系。 该地区洪水泛滥后有2个定居点。 同时，有14,000多名消费者留在区域中心。 他们中的绝大多数都在岛上。 </text:span>
通过城市的炮击和包括电缆线在内的电力设备的大量洪水，康复工作可以放缓。 *在Nikolaev地区，七个定居点仍被部分剥夺。</text:p>
      <text:p text:style-name="P4">
News Source: <text:a xlink:type="simple" xlink:href="https://armyinform.com.ua/2023/06/17/energetyky-vidnovlyuyut-elektropostachannya-v-zoni-ekologichnoyi-katastrofy/" text:style-name="Internet_20_link" text:visited-style-name="Visited_20_Internet_20_Link">
https://armyinform.com.ua/2023/06/17/energetyky-vidnovlyuyut-elektropostachannya-v-zoni-ekologichnoyi-katastrofy/</text:a>
</text:p>
      <!--NEWS-->
      <text:h text:style-name="P10" text:outline-level="1">
<text:span text:style-name="T4">
每天敌人的损失：已消除了670名占领者，12个坦克和22个Artsystem被摧毁</text:span>
</text:h>
      <text:p text:style-name="P4">
作者: ['АРМІЯINFORM']</text:p>
      <text:p text:style-name="P4">
时间: 2023-06-17T77:00:00-04:00</text:p>
      <text:p text:style-name="P4">
描述: Zagalni Boyov，在02/24/22到06/17/23 Orintovo成为：...与乌克兰2022的战争，与乌克兰的战争，今天与乌克兰的最新新闻，与乌克兰的新闻，与乌克兰2022的最新消息，今天，将有一个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6/vtraty-17.06.23-scaled.jpg" text:style-name="Internet_20_link" text:visited-style-name="Visited_20_Internet_20_Link">
vtraty-17.06.23-scaled.jpg</text:a>
']</text:p>
      <text:p text:style-name="P4">
标签: ['АГРЕСІЯ РФ', 'ВТОРГНЕННЯ РФ', 'ВТРАТИ ВОРОГА', 'ГШ ЗСУ']</text:p>
      <text:p text:style-name="P4">
类别: News</text:p>
      <!--METADATA-->
      <text:p text:style-name="P4">
<draw:frame draw:style-name="fr1" draw:name="Image270" text:anchor-type="as-char" svg:width="6.9236in" svg:height="6.969757in" draw:z-index="0">
<draw:image xlink:href="../Images/AРМІЯINFORM/2023-06-17T77-00-00-04-00/vtraty-17.06.23-scaled.jpg" xlink:type="simple" xlink:show="embed" xlink:actuate="onLoad" draw:mime-type="image/jpeg"/>
</draw:frame>
从24.02.22到17.06.23的敌人的总损失将定向：</text:p>
      <text:p text:style-name="P4">
<text:span text:style-name="T4">
<text:span text:style-name="T5">
人员 -  </text:span>
* 219170(+670)被淘汰的人</text:span>
<text:span text:style-name="T5">
坦克 -  </text:span>
<text:span text:style-name="T5">
 3977(+12)</text:span>
<text:span text:style-name="T4">
战斗装甲车 -  </text:span>
 7706(+23)<text:span text:style-name="T4">
<text:span text:style-name="T5">
炮兵系统 -  </text:span>
<text:span text:style-name="T5">
 3812(+19)</text:span>
 </text:span>
 rszv- <text:span text:style-name="T4">
 609(+3)</text:span>
<text:span text:style-name="T5">
防空 -  </text:span>
<text:span text:style-name="T5">
 364(0)</text:span>
<text:span text:style-name="T4">
飞机 -  </text:span>
 314(0)<text:span text:style-name="T4">
<text:span text:style-name="T5">
直升机 -  </text:span>
* 302(+1)</text:span>
<text:span text:style-name="T5">
无人机手术战术水平 -  </text:span>
<text:span text:style-name="T5">
 3364(+7)</text:span>
<text:span text:style-name="T4">
有翼的导弹 -  </text:span>
 1211(+12)<text:span text:style-name="T4">
<text:span text:style-name="T5">
船 /船 -  </text:span>
* 18(0)</text:span>
<text:span text:style-name="T5">
汽车设备和坦克 -  </text:span>
<text:span text:style-name="T5">
 6557(+38)</text:span>
<text:span text:style-name="T4">
特殊设备 -  </text:span>
 520(+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7月17日，23日。</text:p>
      <text:p text:style-name="P4">
News Source: <text:a xlink:type="simple" xlink:href="https://armyinform.com.ua/2023/06/17/vtraty-voroga-za-dobu-670-okupantiv-likvidovano-znyshheno-12-tankiv-i-22-artsystemy/" text:style-name="Internet_20_link" text:visited-style-name="Visited_20_Internet_20_Link">
https://armyinform.com.ua/2023/06/17/vtraty-voroga-za-dobu-670-okupantiv-likvidovano-znyshheno-12-tankiv-i-22-artsystemy/</text:a>
</text:p>
      <!--NEWS-->
      <text:h text:style-name="P10" text:outline-level="1">
<text:span text:style-name="T4">
Volodymyr Zelenskyy感谢捍卫乌克兰的每个人</text:span>
</text:h>
      <text:p text:style-name="P4">
作者: ['АРМІЯINFORM']</text:p>
      <text:p text:style-name="P4">
时间: 2023-06-17T78:00:00-04:00</text:p>
      <text:p text:style-name="P4">
描述: Kozhna Vidbita在席位的说明中，Kozhna对我们在遗嘱中的飞跃感到无聊 - 乌克兰战争2022年，与乌克兰的战争是今天的最新新闻，今天与乌克兰2022年的新闻战，乌克兰之间的战争会在乌克兰之间发生战争和俄罗斯以及何时，何时，何时，何时，何时，何时，何时，何时，何时，何时，何时，何时，与乌克兰在2022年的战争将在不久的将来与乌克兰战争，与乌克兰的战争，与乌克兰的战争，今天的乌克兰新闻，乌克兰新闻在乌克兰媒体上的新闻</text:p>
      <text:p text:style-name="P4">
图片: ['<text:a xlink:type="simple" xlink:href="https://armyinform.com.ua/wp-content/uploads/2023/06/photo_5219702802148870850_y.jpg" text:style-name="Internet_20_link" text:visited-style-name="Visited_20_Internet_20_Link">
photo_5219702802148870850_y.jpg</text:a>
', '<text:a xlink:type="simple" xlink:href="https://armyinform.com.ua/wp-content/uploads/2023/06/photo_5219702802148870849_y-150x150.jpg" text:style-name="Internet_20_link" text:visited-style-name="Visited_20_Internet_20_Link">
photo_5219702802148870849_y-150x150.jpg</text:a>
', '<text:a xlink:type="simple" xlink:href="https://armyinform.com.ua/wp-content/uploads/2023/06/photo_5219702802148870851_y-150x150.jpg" text:style-name="Internet_20_link" text:visited-style-name="Visited_20_Internet_20_Link">
photo_5219702802148870851_y-150x150.jpg</text:a>
', '<text:a xlink:type="simple" xlink:href="https://armyinform.com.ua/wp-content/uploads/2023/06/photo_5219702802148870852_y-150x150.jpg" text:style-name="Internet_20_link" text:visited-style-name="Visited_20_Internet_20_Link">
photo_5219702802148870852_y-150x150.jpg</text:a>
', '<text:a xlink:type="simple" xlink:href="https://armyinform.com.ua/wp-content/uploads/2023/06/photo_5219702802148870853_y-150x150.jpg" text:style-name="Internet_20_link" text:visited-style-name="Visited_20_Internet_20_Link">
photo_5219702802148870853_y-150x150.jpg</text:a>
', '<text:a xlink:type="simple" xlink:href="https://armyinform.com.ua/wp-content/uploads/2023/06/photo_5219702802148870854_y-150x150.jpg" text:style-name="Internet_20_link" text:visited-style-name="Visited_20_Internet_20_Link">
photo_5219702802148870854_y-150x150.jpg</text:a>
', '<text:a xlink:type="simple" xlink:href="https://armyinform.com.ua/wp-content/uploads/2023/06/photo_5219702802148870855_y-150x150.jpg" text:style-name="Internet_20_link" text:visited-style-name="Visited_20_Internet_20_Link">
photo_5219702802148870855_y-150x150.jpg</text:a>
', '<text:a xlink:type="simple" xlink:href="https://armyinform.com.ua/wp-content/uploads/2023/06/photo_5219702802148870856_y-150x150.jpg" text:style-name="Internet_20_link" text:visited-style-name="Visited_20_Internet_20_Link">
photo_5219702802148870856_y-150x150.jpg</text:a>
', '<text:a xlink:type="simple" xlink:href="https://armyinform.com.ua/wp-content/uploads/2023/06/photo_5219702802148870857_y-1-150x150.jpg" text:style-name="Internet_20_link" text:visited-style-name="Visited_20_Internet_20_Link">
photo_5219702802148870857_y-1-150x150.jpg</text:a>
']</text:p>
      <text:p text:style-name="P4">
标签: ['STOPRUSSIA', 'АГРЕСІЯ РФ', 'ВІЙНА', 'ВОЛОДИМИР ЗЕЛЕНСЬКИЙ', 'ВТОРГНЕННЯ РФ']</text:p>
      <text:p text:style-name="P4">
类别: News</text:p>
      <!--METADATA-->
      <text:p text:style-name="P4">
<draw:frame draw:style-name="fr1" draw:name="Image271" text:anchor-type="as-char" svg:width="6.9236in" svg:height="4.619339in" draw:z-index="0">
<draw:image xlink:href="../Images/AРМІЯINFORM/2023-06-17T78-00-00-04-00/photo_5219702802148870850_y.jpg" xlink:type="simple" xlink:show="embed" xlink:actuate="onLoad" draw:mime-type="image/jpeg"/>
</draw:frame>
每个人都是反映在占领者中的职位，每个由我们的部队占领的人 - 乌克兰可以赢得的世界的高度 -  tsen和新的论点。</text:p>
      <text:p text:style-name="P4">
关于它<text:a xlink:type="simple" xlink:href="https://t.me/V_Zelenskiy_official/6615" text:style-name="Internet_20_link" text:visited-style-name="Visited_20_Internet_20_Link">
写</text:a>
乌克兰沃迪米尔·泽伦斯基(Ukraine Volodymyr Zelensky)总裁在他的官方Telegram渠道中。</text:p>
      <text:p text:style-name="P4">
“谢谢你每个战士!每个与敌人作战的人，在伤口后拯救了我们的欺凌者，训练我们的战士，并为乌克兰辩护提供所需的一切!乌克兰。</text:p>
      <text:p text:style-name="P4">
<text:a xlink:type="simple" xlink:href="https://armyinform.com.ua/wp-content/uploads/2023/06/photo_5219702802148870849_y.jpg" text:style-name="Internet_20_link" text:visited-style-name="Visited_20_Internet_20_Link">
!(Images/AРМІЯINFORM/2023-06-17T78-00-00-04-00/photo_5219702802148870849_y-150x150.jpg)</text:a>
</text:p>
      <text:p text:style-name="P4">
<text:a xlink:type="simple" xlink:href="https://armyinform.com.ua/wp-content/uploads/2023/06/photo_5219702802148870851_y.jpg" text:style-name="Internet_20_link" text:visited-style-name="Visited_20_Internet_20_Link">
<draw:frame draw:style-name="fr1" draw:name="Image272" text:anchor-type="as-char" svg:width="6.9236in" svg:height="6.9236in" draw:z-index="0">
<draw:image xlink:href="../Images/AРМІЯINFORM/2023-06-17T78-00-00-04-00/photo_5219702802148870851_y-150x150.jpg" xlink:type="simple" xlink:show="embed" xlink:actuate="onLoad" draw:mime-type="image/jpeg"/>
</draw:frame>
</text:a>
</text:p>
      <text:p text:style-name="P4">
<text:a xlink:type="simple" xlink:href="https://armyinform.com.ua/wp-content/uploads/2023/06/photo_5219702802148870852_y.jpg" text:style-name="Internet_20_link" text:visited-style-name="Visited_20_Internet_20_Link">
<draw:frame draw:style-name="fr1" draw:name="Image273" text:anchor-type="as-char" svg:width="6.9236in" svg:height="6.9236in" draw:z-index="0">
<draw:image xlink:href="../Images/AРМІЯINFORM/2023-06-17T78-00-00-04-00/photo_5219702802148870852_y-150x150.jpg" xlink:type="simple" xlink:show="embed" xlink:actuate="onLoad" draw:mime-type="image/jpeg"/>
</draw:frame>
</text:a>
</text:p>
      <text:p text:style-name="P4">
<text:a xlink:type="simple" xlink:href="https://armyinform.com.ua/wp-content/uploads/2023/06/photo_5219702802148870853_y.jpg" text:style-name="Internet_20_link" text:visited-style-name="Visited_20_Internet_20_Link">
<draw:frame draw:style-name="fr1" draw:name="Image274" text:anchor-type="as-char" svg:width="6.9236in" svg:height="6.9236in" draw:z-index="0">
<draw:image xlink:href="../Images/AРМІЯINFORM/2023-06-17T78-00-00-04-00/photo_5219702802148870853_y-150x150.jpg" xlink:type="simple" xlink:show="embed" xlink:actuate="onLoad" draw:mime-type="image/jpeg"/>
</draw:frame>
</text:a>
</text:p>
      <text:p text:style-name="P4">
<text:a xlink:type="simple" xlink:href="https://armyinform.com.ua/wp-content/uploads/2023/06/photo_5219702802148870854_y.jpg" text:style-name="Internet_20_link" text:visited-style-name="Visited_20_Internet_20_Link">
<draw:frame draw:style-name="fr1" draw:name="Image275" text:anchor-type="as-char" svg:width="6.9236in" svg:height="6.9236in" draw:z-index="0">
<draw:image xlink:href="../Images/AРМІЯINFORM/2023-06-17T78-00-00-04-00/photo_5219702802148870854_y-150x150.jpg" xlink:type="simple" xlink:show="embed" xlink:actuate="onLoad" draw:mime-type="image/jpeg"/>
</draw:frame>
</text:a>
</text:p>
      <text:p text:style-name="P4">
<text:a xlink:type="simple" xlink:href="https://armyinform.com.ua/wp-content/uploads/2023/06/photo_5219702802148870855_y.jpg" text:style-name="Internet_20_link" text:visited-style-name="Visited_20_Internet_20_Link">
<draw:frame draw:style-name="fr1" draw:name="Image276" text:anchor-type="as-char" svg:width="6.9236in" svg:height="6.9236in" draw:z-index="0">
<draw:image xlink:href="../Images/AРМІЯINFORM/2023-06-17T78-00-00-04-00/photo_5219702802148870855_y-150x150.jpg" xlink:type="simple" xlink:show="embed" xlink:actuate="onLoad" draw:mime-type="image/jpeg"/>
</draw:frame>
</text:a>
</text:p>
      <text:p text:style-name="P4">
<text:a xlink:type="simple" xlink:href="https://armyinform.com.ua/wp-content/uploads/2023/06/photo_5219702802148870856_y.jpg" text:style-name="Internet_20_link" text:visited-style-name="Visited_20_Internet_20_Link">
<draw:frame draw:style-name="fr1" draw:name="Image277" text:anchor-type="as-char" svg:width="6.9236in" svg:height="6.9236in" draw:z-index="0">
<draw:image xlink:href="../Images/AРМІЯINFORM/2023-06-17T78-00-00-04-00/photo_5219702802148870856_y-150x150.jpg" xlink:type="simple" xlink:show="embed" xlink:actuate="onLoad" draw:mime-type="image/jpeg"/>
</draw:frame>
</text:a>
</text:p>
      <text:p text:style-name="P4">
<text:a xlink:type="simple" xlink:href="https://armyinform.com.ua/wp-content/uploads/2023/06/photo_5219702802148870857_y-1.jpg" text:style-name="Internet_20_link" text:visited-style-name="Visited_20_Internet_20_Link">
<draw:frame draw:style-name="fr1" draw:name="Image278" text:anchor-type="as-char" svg:width="6.9236in" svg:height="6.9236in" draw:z-index="0">
<draw:image xlink:href="../Images/AРМІЯINFORM/2023-06-17T78-00-00-04-00/photo_5219702802148870857_y-1-150x150.jpg" xlink:type="simple" xlink:show="embed" xlink:actuate="onLoad" draw:mime-type="image/jpeg"/>
</draw:frame>
</text:a>
_foto：Philip Dziuba，Konstantin Liberov和Vlad Liebrov，Pavel Petrov(乌克兰的Sesu)，Donetsk独立的领土防御旅，Oleg Palchik，Yevgenzavgorod。</text:p>
      <text:p text:style-name="P4">
News Source: <text:a xlink:type="simple" xlink:href="https://armyinform.com.ua/2023/06/17/volodymyr-zelenskyj-podyakuvav-kozhnomu-hto-boronyt-ukrayinu/" text:style-name="Internet_20_link" text:visited-style-name="Visited_20_Internet_20_Link">
https://armyinform.com.ua/2023/06/17/volodymyr-zelenskyj-podyakuvav-kozhnomu-hto-boronyt-ukrayinu/</text:a>
</text:p>
      <!--NEWS-->
      <text:h text:style-name="P10" text:outline-level="1">
<text:span text:style-name="T4">
在乌克兰沉默的时刻</text:span>
</text:h>
      <text:p text:style-name="P4">
作者: ['АРМІЯINFORM']</text:p>
      <text:p text:style-name="P4">
时间: 2023-06-17T79: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79" text:anchor-type="as-char" svg:width="6.9236in" svg:height="3.895992in" draw:z-index="0">
<draw:image xlink:href="../Images/AРМІЯINFORM/2023-06-17T79-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17/v-ukrayini-hvylyna-movchannya/" text:style-name="Internet_20_link" text:visited-style-name="Visited_20_Internet_20_Link">
https://armyinform.com.ua/2023/06/17/v-ukrayini-hvylyna-movchannya/</text:a>
</text:p>
      <!--NEWS-->
      <text:h text:style-name="P10" text:outline-level="1">
<text:span text:style-name="T4">
乌克兰克鲁姆克（Krumkh）被释放到伊尔克利（Ilkli）的决赛中</text:span>
</text:h>
      <text:p text:style-name="P4">
作者: Ukrinform (Person)</text:p>
      <text:p text:style-name="P4">
出版商: Укринформ (Organization)</text:p>
      <text:p text:style-name="P4">
出版时间: 2023-06-17T7:26:15+03:00</text:p>
      <text:p text:style-name="P4">
修改时间: 2023-06-17T21:26:15+03:00</text:p>
      <text:p text:style-name="P4">
描述: 他首先在草药罩上玩。  - 乌克林。</text:p>
      <text:p text:style-name="P4">
图片: ['<text:a xlink:type="simple" xlink:href="https://static.ukrinform.com/photos/2023_06/thumb_files/630_360_1687026318-880.jpg" text:style-name="Internet_20_link" text:visited-style-name="Visited_20_Internet_20_Link">
630_360_16870...</text:a>
']</text:p>
      <text:p text:style-name="P4">
标签: ['Теніс']</text:p>
      <text:p text:style-name="P4">
类型: Article</text:p>
      <!--METADATA-->
      <text:p text:style-name="P4">
<draw:frame draw:style-name="fr1" draw:name="Image280" text:anchor-type="as-char" svg:width="6.9236in" svg:height="3.956343in" draw:z-index="0">
<draw:image xlink:href="../Images/yкринформ/2023-06-17T7-26-15-03-00/630_360_1687026318-880.jpg" xlink:type="simple" xlink:show="embed" xlink:actuate="onLoad" draw:mime-type="image/jpeg"/>
</draw:frame>
他首先在草地上玩。</text:p>
      <text:p text:style-name="P4">
乌克林福姆报道，乌克兰网球运动员Alexei Krutykh在Ilcli中达到了Grassy -Chellenger的资格。</text:p>
      <text:p text:style-name="P4">
亚历克西(Alexei)在三套比赛中突袭了日本里约北(Rio Nogucha)。 前七个是乌克兰人的胜利-6：4，在第二党中，日本运动员参加了比赛，派对帐户为6：3。 在第三盘中，他击败了腿-6：4。</text:p>
      <text:p text:style-name="P4">
运动员在球场上度过了一个小时50分钟。 对于网球运动员来说，这是第一次私人会议。</text:p>
      <text:p text:style-name="P4">
<text:span text:style-name="T4">
另请阅读：</text:span>
 <text:a xlink:type="simple" xlink:href="https://www.ukrinform.ua/rubric-sports/3723952-astremska-ta-curenko-provedut-ocnij-matc-na-turniri-v-birmingemi.html" text:style-name="Internet_20_link" text:visited-style-name="Visited_20_Internet_20_Link">
Yastremskaya和Tsurenko将在网络锦标赛上举行眼球比赛</text:a>
在资格赛的结局中，Alexei将与Stuart Parker扮演的中国Shan Junchen会面。</text:p>
      <text:p text:style-name="P4">
照片：ftu</text:p>
      <text:p text:style-name="P4">
News Source: <text:a xlink:type="simple" xlink:href="https://www.ukrinform.ua/rubric-sports/3724296-ukrainec-krutih-vijsov-u-final-kvalifikacii-v-ilkli.html" text:style-name="Internet_20_link" text:visited-style-name="Visited_20_Internet_20_Link">
https://www.ukrinform.ua/rubric-sports/3724296-ukrainec-krutih-vijsov-u-final-kvalifikacii-v-ilkli.html</text:a>
</text:p>
      <!--NEWS-->
      <text:h text:style-name="P10" text:outline-level="1">
<text:span text:style-name="T4">
波兰SEJM支持乌克兰在北约的会员资格</text:span>
</text:h>
      <text:p text:style-name="P4">
作者: ['АРМІЯINFORM']</text:p>
      <text:p text:style-name="P4">
时间: 2023-06-17T80:00:00-04:00</text:p>
      <text:p text:style-name="P4">
描述: SEJM POLSHI赞美决议，Yak Pisdrima，乌克兰人进入了Pyvnik -Atlantic ...与乌克兰2022年的战争，与乌克兰与乌克兰的最新新闻，《与乌克兰的新闻》，今天与乌克兰2022年的战争，今天，乌克兰和俄罗斯和俄罗斯和俄罗斯和俄罗斯和俄罗斯和俄罗斯和俄罗斯和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6/sejm-polshhi.png" text:style-name="Internet_20_link" text:visited-style-name="Visited_20_Internet_20_Link">
sejm-polshhi.png</text:a>
']</text:p>
      <text:p text:style-name="P4">
标签: ['STOPRUSSIA', 'АГРЕСІЯ РФ', 'ВІЙНА', 'ВТОРГНЕННЯ РФ', 'НАТО', 'СЕЙМ ПОЛЬЩІ', 'УКРАЇНА – НАТО']</text:p>
      <text:p text:style-name="P4">
类别: News</text:p>
      <!--METADATA-->
      <text:p text:style-name="P4">
<draw:frame draw:style-name="fr1" draw:name="Image281" text:anchor-type="as-char" svg:width="6.9236in" svg:height="4.552959in" draw:z-index="0">
<draw:image xlink:href="../Images/AРМІЯINFORM/2023-06-17T80-00-00-04-00/sejm-polshhi.png" xlink:type="simple" xlink:show="embed" xlink:actuate="onLoad" draw:mime-type="image/png"/>
</draw:frame>
照片：PAP/PIOTR NOWAK</text:p>
      <text:p text:style-name="P4">
波兰的Seimas通过了一项支持乌克兰加入DOP-大西洋联盟的决议。 443代表投票赞成该决议，七人维持下去，只有两个反对该决议。</text:p>
      <text:p text:style-name="P4">
Seimas第77届会议的视频，乌克兰在北约的会员资格得到了支持<text:a xlink:type="simple" xlink:href="https://www.sejm.gov.pl/Sejm9.nsf/transmisja.xsp" text:style-name="Internet_20_link" text:visited-style-name="Visited_20_Internet_20_Link">
放置</text:a>
在波兰议会下议院的官方网站上。</text:p>
      <text:p text:style-name="P4">
该文件强调，乌克兰现在不仅保护其建国，而且保护基于国际法的民主和秩序。</text:p>
      <text:p text:style-name="P4">
“鉴于乌克兰人民及其主权法的奉献，当选的发展之路，波兰共和国的Seimas完全支持欧洲的欧洲 - 欧洲 - 大西洋愿望。 她的部队正变得越来越兼容北约和增强力量。 从军事的角度来看，乌克兰进入纳托托塔的加入也将对联盟有用。”决议写道。</text:p>
      <text:p text:style-name="P4">
波兰的Seimas还表示，它将寻求加强北约和乌克兰之间的政治和实际工作，以在乌克兰的加入方面建立共识。</text:p>
      <text:p text:style-name="P4">
News Source: <text:a xlink:type="simple" xlink:href="https://armyinform.com.ua/2023/06/17/polskyj-sejm-pidtrymav-chlenstvo-ukrayiny-v-nato/" text:style-name="Internet_20_link" text:visited-style-name="Visited_20_Internet_20_Link">
https://armyinform.com.ua/2023/06/17/polskyj-sejm-pidtrymav-chlenstvo-ukrayiny-v-nato/</text:a>
</text:p>
      <!--NEWS-->
      <text:h text:style-name="P10" text:outline-level="1">
<text:span text:style-name="T4">
商人交出了四种Bohun-2的SES</text:span>
</text:h>
      <text:p text:style-name="P4">
作者: ['АРМІЯINFORM']</text:p>
      <text:p text:style-name="P4">
时间: 2023-06-17T81:00:00-04:00</text:p>
      <text:p text:style-name="P4">
描述: United24 Ta Inshis，立刻我被移交给了库尔森地区Chotiri的商业代表...与乌克兰2022的战争，与乌克兰的战争是今天的最新消息，这是与乌克兰2022的新闻战争，这是今天的最后一场新闻，乌克兰和俄罗斯之间会发生战争，当2022年与乌克兰战争时，是否会在不久的将来与乌克兰发生战争，他们说，与乌克兰的战争，今天，乌克兰的新闻，乌克兰人，乌克兰媒体的新闻在俄罗斯</text:p>
      <text:p text:style-name="P4">
图片: ['<text:a xlink:type="simple" xlink:href="https://armyinform.com.ua/wp-content/uploads/2023/06/photo_2023-06-17_09-06-12.jpg" text:style-name="Internet_20_link" text:visited-style-name="Visited_20_Internet_20_Link">
photo_2023-06-17_09-06-12.jpg</text:a>
', '<text:a xlink:type="simple" xlink:href="https://armyinform.com.ua/wp-content/uploads/2023/06/photo_2023-06-17_09-06-10-150x150.jpg" text:style-name="Internet_20_link" text:visited-style-name="Visited_20_Internet_20_Link">
photo_2023-06-17_09-06-10-150x150.jpg</text:a>
', '<text:a xlink:type="simple" xlink:href="https://armyinform.com.ua/wp-content/uploads/2023/06/photo_2023-06-17_09-47-40-150x150.jpg" text:style-name="Internet_20_link" text:visited-style-name="Visited_20_Internet_20_Link">
photo_2023-06-17_09-47-40-150x150.jpg</text:a>
']</text:p>
      <text:p text:style-name="P4">
标签: ['ВСЮДИХІД «БОГУН»', 'ДСНС УКРАЇНИ', 'КАХОВСЬКА ГЕС', 'КАХОВСЬКА ГЕС/ШТАБ INFO']</text:p>
      <text:p text:style-name="P4">
类别: News</text:p>
      <!--METADATA-->
      <text:p text:style-name="P4">
<draw:frame draw:style-name="fr1" draw:name="Image282" text:anchor-type="as-char" svg:width="6.9236in" svg:height="4.61393in" draw:z-index="0">
<draw:image xlink:href="../Images/AРМІЯINFORM/2023-06-17T81-00-00-04-00/photo_2023-06-17_09-06-12.jpg" xlink:type="simple" xlink:show="embed" xlink:actuate="onLoad" draw:mime-type="image/jpeg"/>
</draw:frame>
United24和其他公司与业务代表一起，将四个Drapson Bohun-2交给了SES。 他们还传输了重型技术以拆卸瓦砾。</text:p>
      <text:p text:style-name="P4">
在您的电报中关于它<text:a xlink:type="simple" xlink:href="https://t.me/shtab_kakhovska_hes/878" text:style-name="Internet_20_link" text:visited-style-name="Visited_20_Internet_20_Link">
报告</text:a>
俄罗斯恐怖分子消除了卡克霍夫斯卡雅人后果的总部官方信息渠道。</text:p>
      <text:p text:style-name="P4">
United24的资金收集到了2亿UAH。 这些资金允许将船只，电动泵和其他救援设备运送到卡科夫卡水力发电站，以消除俄罗斯恐怖袭击到赫尔森地区。</text:p>
      <text:p text:style-name="P4">
<text:a xlink:type="simple" xlink:href="https://armyinform.com.ua/wp-content/uploads/2023/06/photo_2023-06-17_09-06-10.jpg" text:style-name="Internet_20_link" text:visited-style-name="Visited_20_Internet_20_Link">
!(Images/AРМІЯINFORM/2023-06-17T81-00-00-04-00/photo_2023-06-17_09-06-10-150x150.jpg)</text:a>
</text:p>
      <text:p text:style-name="P4">
<text:a xlink:type="simple" xlink:href="https://armyinform.com.ua/wp-content/uploads/2023/06/photo_2023-06-17_09-47-40.jpg" text:style-name="Internet_20_link" text:visited-style-name="Visited_20_Internet_20_Link">
<draw:frame draw:style-name="fr1" draw:name="Image283" text:anchor-type="as-char" svg:width="6.9236in" svg:height="6.9236in" draw:z-index="0">
<draw:image xlink:href="../Images/AРМІЯINFORM/2023-06-17T81-00-00-04-00/photo_2023-06-17_09-47-40-150x150.jpg" xlink:type="simple" xlink:show="embed" xlink:actuate="onLoad" draw:mime-type="image/jpeg"/>
</draw:frame>
</text:a>
<text:span text:style-name="T4">
背景：</text:span>
 Bohun Snowblood-带有4×4轮式配方的乌克兰救援车。 它可用于治疗紧急情况，并在雪漂移，淡淡的土壤和水障碍中拯救人们。 它在乌克兰人被积极用于救援，物流和疏散工作。</text:p>
      <text:p text:style-name="P4">
News Source: <text:a xlink:type="simple" xlink:href="https://armyinform.com.ua/2023/06/17/biznesmeny-peredaly-dsns-chotyry-vsyudyhody-bogun-2/" text:style-name="Internet_20_link" text:visited-style-name="Visited_20_Internet_20_Link">
https://armyinform.com.ua/2023/06/17/biznesmeny-peredaly-dsns-chotyry-vsyudyhody-bogun-2/</text:a>
</text:p>
      <!--NEWS-->
      <text:h text:style-name="P10" text:outline-level="1">
<text:span text:style-name="T4">
SBS SBO SBUS从暂时占领和洪水淹没的领土上撤离了Kherson</text:span>
</text:h>
      <text:p text:style-name="P4">
作者: ['АРМІЯINFORM']</text:p>
      <text:p text:style-name="P4">
时间: 2023-06-17T82:00:00-04:00</text:p>
      <text:p text:style-name="P4">
描述: 我们的维纳没有离开蒂克（Tikh）的叉子，罗西斯基（Rosiysky）恐怖分子袭击……与乌克兰2022年的战争，与乌克兰的战争，今天与乌克兰的最新新闻，与乌克兰的新闻战争2022年，这是今天的最后一场战争乌克兰与俄罗斯之间的战争，以及2022年与乌克兰的战争，这将是与否，他们会在不久的将来与乌克兰发生战争，他们说，与乌克兰的战争，今天的乌克兰新闻，乌克兰的新闻，乌克兰媒体上的乌克兰媒体新闻俄语</text:p>
      <text:p text:style-name="P4">
图片: ['<text:a xlink:type="simple" xlink:href="https://armyinform.com.ua/wp-content/uploads/2023/06/sbu.jpg" text:style-name="Internet_20_link" text:visited-style-name="Visited_20_Internet_20_Link">
sbu.jpg</text:a>
']</text:p>
      <text:p text:style-name="P4">
标签: ['STOPRUSSIA', 'АГРЕСІЯ РФ', 'ВІЙНА', 'ВТОРГНЕННЯ РФ', 'ЕКОЦИД', 'РЯТУВАННЯ ЛЮДЕЙ', 'СБУ']</text:p>
      <text:p text:style-name="P4">
类别: News</text:p>
      <!--METADATA-->
      <text:p text:style-name="P4">
<draw:frame draw:style-name="fr1" draw:name="Image284" text:anchor-type="as-char" svg:width="6.9236in" svg:height="4.32725in" draw:z-index="0">
<draw:image xlink:href="../Images/AРМІЯINFORM/2023-06-17T82-00-00-04-00/sbu.jpg" xlink:type="simple" xlink:show="embed" xlink:actuate="onLoad" draw:mime-type="image/jpeg"/>
</draw:frame>
我们的勇士没有放弃那些遭受俄罗斯热电站苦难的人。</text:p>
      <text:p text:style-name="P4">
从悲剧的头几天开始，特殊行动中心“ A”中心的雇员与武装部队，SES，SSO和其他安全和国防军的同事一起被困在DNIEPER的左岸的人们出口。 单独 - 他们用无人机运送产品和药物。</text:p>
      <text:p text:style-name="P4">
关于这个<text:a xlink:type="simple" xlink:href="https://www.facebook.com/SecurSerUkraine/videos/1003760894309659/" text:style-name="Internet_20_link" text:visited-style-name="Visited_20_Internet_20_Link">
被引用</text:a>
在Facebook上乌克兰安全服务官方页面上的一条消息中。</text:p>
      <text:p text:style-name="P4">
入侵者向一群撤离平民的特种部队开枪。但是，他们的位置在公寓楼的屋顶上，立即被一艘炮兵摧毁。</text:p>
      <text:p text:style-name="P4">
“我们每天为那些等待释放的人前进!我们会尽力在每个乌克兰城市 -  SBU特种部队写道，再次获得黄蓝色的胜利旗。</text:p>
      <text:p text:style-name="P4">
News Source: <text:a xlink:type="simple" xlink:href="https://armyinform.com.ua/2023/06/17/speczpryznachenczi-czso-a-sbu-evakuyuvaly-hersoncziv-iz-tymchasovo-okupovanyh-i-zatoplenyh-terytorij/" text:style-name="Internet_20_link" text:visited-style-name="Visited_20_Internet_20_Link">
https://armyinform.com.ua/2023/06/17/speczpryznachenczi-czso-a-sbu-evakuyuvaly-hersoncziv-iz-tymchasovo-okupovanyh-i-zatoplenyh-terytorij/</text:a>
</text:p>
      <!--NEWS-->
      <text:h text:style-name="P10" text:outline-level="1">
<text:span text:style-name="T4">
自5月以来，乌克兰的辩护击落了13枚男子气压导弹“达格尔”  - 尤里·伊格纳特（Yuri Ignat）</text:span>
</text:h>
      <text:p text:style-name="P4">
作者: ['Вячеслав Діордієв']</text:p>
      <text:p text:style-name="P4">
时间: 2023-06-17T83:00:00-04:00</text:p>
      <text:p text:style-name="P4">
描述: ZS乌克兰Yuriya Izhnata的Rechik命令的话语背后的背后是乌克兰人的……与乌克兰2022年的战争，与乌克兰的最新新闻，《与乌克兰新闻》，《与乌克兰的新闻战》 2022年，乌克兰在乌克兰的最后一场战争，乌克兰之间会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6/yurij-ignat-1.jpg" text:style-name="Internet_20_link" text:visited-style-name="Visited_20_Internet_20_Link">
yurij-ignat-1.jpg</text:a>
']</text:p>
      <text:p text:style-name="P4">
标签: ['ЮРІЙ ІГНАТ']</text:p>
      <text:p text:style-name="P4">
类别: News</text:p>
      <!--METADATA-->
      <text:p text:style-name="P4">
<draw:frame draw:style-name="fr1" draw:name="Image285" text:anchor-type="as-char" svg:width="6.9236in" svg:height="4.361868in" draw:z-index="0">
<draw:image xlink:href="../Images/AРМІЯINFORM/2023-06-17T83-00-00-04-00/yurij-ignat-1.jpg" xlink:type="simple" xlink:show="embed" xlink:actuate="onLoad" draw:mime-type="image/jpeg"/>
</draw:frame>
根据乌克兰尤里·伊格纳特空军司令部发言人的说法，乌克兰的天空捍卫者使用西方武器非常有效地工作。 他在以太[电视马拉松]中报道了这一点(https://www.youtube.com/watch?v=WY8sDvZdWEA)“唯一的消息。”</text:p>
      <text:p text:style-name="P4">
该官员回答了主持人关于计算被击落的俄罗斯导弹的问题，该官员指出，自5月以来，已经有13枚Anoobalist导弹“匕首”和大约20枚弹道导弹被击落。</text:p>
      <ul>
        <li>
由于我们对爱国者的武器的承认，成功的行动已成为可能，实际上，该武器实际上是在自动模式下工作的，能够摧毁在弹道轨迹和速度上飞行的导弹，这是空军命令的说法。</li>
      </ul>
      <text:p text:style-name="P4">
他还告知，俄罗斯无法在没有提供相应的半导体，芯片和加工者的侵略者的帮助的情况下生产弹道导弹等高科技武器，这些国家是军事和平民行业。 剥夺这一机会将是入侵者拒绝他们的积极行动。</text:p>
      <text:p text:style-name="P4">
News Source: <text:a xlink:type="simple" xlink:href="https://armyinform.com.ua/2023/06/17/z-travnya-syly-oborony-ukrayiny-zbyly-13-aerobalistychnyh-raket-kyndzhal-yurij-ignat/" text:style-name="Internet_20_link" text:visited-style-name="Visited_20_Internet_20_Link">
https://armyinform.com.ua/2023/06/17/z-travnya-syly-oborony-ukrayiny-zbyly-13-aerobalistychnyh-raket-kyndzhal-yurij-ignat/</text:a>
</text:p>
      <!--NEWS-->
      <text:h text:style-name="P10" text:outline-level="1">
<text:span text:style-name="T4">
国防军袭击了管理要点，带有弹药的仓库，SPR和敌人的artevision</text:span>
</text:h>
      <text:p text:style-name="P4">
作者: ['АРМІЯINFORM']</text:p>
      <text:p text:style-name="P4">
时间: 2023-06-17T84:00:00-04:00</text:p>
      <text:p text:style-name="P4">
描述: DOB的Avisaats Yya国防军由处女中风领导，特别是……与乌克兰2022年的Zserdzhennya领域，与乌克兰与乌克兰的最新新闻，今天与乌克兰2022年与乌克兰的战争进行，今天上次与乌克兰的战争，乌克兰之间的战争将会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postril.jpg" text:style-name="Internet_20_link" text:visited-style-name="Visited_20_Internet_20_Link">
postril.jpg</text:a>
']</text:p>
      <text:p text:style-name="P4">
标签: ['STOPRUSSIA', 'АГРЕСІЯ РФ', 'ВЕЧІРНЄ ЗВЕДЕННЯ', 'ВІЙНА', 'ВТОРГНЕННЯ РФ', 'ГЕНЕРАЛЬНИЙ ШТАБ ЗС УКРАЇНИ', 'СИЛИ ОБОРОНИ УКРАЇНИ']</text:p>
      <text:p text:style-name="P4">
类别: News</text:p>
      <!--METADATA-->
      <text:p text:style-name="P4">
<draw:frame draw:style-name="fr1" draw:name="Image286" text:anchor-type="as-char" svg:width="6.9236in" svg:height="4.620011in" draw:z-index="0">
<draw:image xlink:href="../Images/AРМІЯINFORM/2023-06-17T84-00-00-04-00/postril.jpg" xlink:type="simple" xlink:show="embed" xlink:actuate="onLoad" draw:mime-type="image/jpeg"/>
</draw:frame>
<text:span text:style-name="T4">
🔥俄罗斯入侵的情况</text:span>
</text:p>
      <text:p text:style-name="P4">
国防军的航空在敌人的个人工作人员集中的领域袭击了九次中风。 我们的捍卫者还摧毁了敌方防空导弹综合体。</text:p>
      <text:p text:style-name="P4">
在您的晚上摘要中有关此<text:a xlink:type="simple" xlink:href="https://www.facebook.com/GeneralStaff.ua/posts/pfbid031DWUcLJgZPAcsjmqBR9YjjQ1gqpfgA6vJ29F9aB2GEimmCRRe7LzYani2xwjRaqWl" text:style-name="Internet_20_link" text:visited-style-name="Visited_20_Internet_20_Link">
报告</text:a>
乌克兰武装部队的总参谋部。</text:p>
      <text:p text:style-name="P4">
在消防部门，导弹和炮兵部队被两种物品，两个弹药仓库和一个炮兵部队击中。</text:p>
      <text:p text:style-name="P4">
News Source: <text:a xlink:type="simple" xlink:href="https://armyinform.com.ua/2023/06/17/syly-oborony-urazyly-punkty-upravlinnya-sklady-z-boyeprypasamy-zrk-ta-artpidrozdil-voroga/" text:style-name="Internet_20_link" text:visited-style-name="Visited_20_Internet_20_Link">
https://armyinform.com.ua/2023/06/17/syly-oborony-urazyly-punkty-upravlinnya-sklady-z-boyeprypasamy-zrk-ta-artpidrozdil-voroga/</text:a>
</text:p>
      <!--NEWS-->
      <text:h text:style-name="P10" text:outline-level="1">
<text:span text:style-name="T4">
SBU拘留了Sumy地区的FSB线人</text:span>
</text:h>
      <text:p text:style-name="P4">
作者: ['АРМІЯINFORM']</text:p>
      <text:p text:style-name="P4">
时间: 2023-06-17T85:00:00-04:00</text:p>
      <text:p text:style-name="P4">
描述: PID小时柜台 -  Persons Vyshopini Sumshpeki服务Vikril Shchel是Vorozh的一项...与乌克兰2022年的战争，与乌克兰的最新新闻，今天与乌克兰2022年的新闻战争，今天，乌克兰和俄罗斯和俄罗斯和俄罗斯和俄罗斯和俄罗斯和俄罗斯之间的战争都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bez-nazvanyya.jpg" text:style-name="Internet_20_link" text:visited-style-name="Visited_20_Internet_20_Link">
bez-nazvanyya.jpg</text:a>
']</text:p>
      <text:p text:style-name="P4">
标签: ['STOPRUSSIA', 'АГРЕСІЯ РФ', 'ВІЙНА', 'ВТОРГНЕННЯ РФ', 'ЗРАДНИКИ УКРАЇНИ', 'ІНФОРМАТОРИ ФСБ', 'СБУ']</text:p>
      <text:p text:style-name="P4">
类别: News</text:p>
      <!--METADATA-->
      <text:p text:style-name="P4">
<draw:frame draw:style-name="fr1" draw:name="Image287" text:anchor-type="as-char" svg:width="6.9236in" svg:height="4.615733in" draw:z-index="0">
<draw:image xlink:href="../Images/AРМІЯINFORM/2023-06-17T85-00-00-04-00/bez-nazvanyya.jpg" xlink:type="simple" xlink:show="embed" xlink:actuate="onLoad" draw:mime-type="image/jpeg"/>
</draw:frame>
SBU的照片</text:p>
      <text:p text:style-name="P4">
在Sumy地区的反构件措施中，安全部门暴露了一个线人。</text:p>
      <text:p text:style-name="P4">
边境城市格鲁基夫的居民是参与。 它转移了DOFSB的位置，这是一个指示性的数字和武装部队部队的军备，这是为乌克兰北部边界的辩护而感到羞耻的。</text:p>
      <text:p text:style-name="P4">
这在乌克兰安全服务官方网站上的一条消息中说明了这一点。</text:p>
      <text:p text:style-name="P4">
被拘留的公民“倾注”有关俄罗斯炮击后果的信息，尤其是当地基础设施被破坏的建筑物的坐标。</text:p>
      <text:p text:style-name="P4">
入侵者需要使用炮兵，迫击炮和无人机-Kamikadze来准备新的新信息，并调整重复的敌人攻击。</text:p>
      <text:p text:style-name="P4">
SBU反情报人员拘留了恶意因素，试图转移俄罗斯特殊服务的情报。</text:p>
      <text:p text:style-name="P4">
根据调查，被告通过一个亲戚 - 俄罗斯联邦的公民支持与占领者的沟通，该联邦居住在俄罗斯，并且已经与FSB合作了很长时间。</text:p>
      <text:p text:style-name="P4">
在搜索被拘留的居住地时，发现计算机技术不动，她用来拍摄乌克兰形状的实体，并将这些信息转移到俄罗斯联合会。</text:p>
      <text:p text:style-name="P4">
调查人员目前已经报告了该人的怀疑。</text:p>
      <text:p text:style-name="P4">
法院选择了她的预审措施。 恶性因素威胁要判处8年监禁。</text:p>
      <text:p text:style-name="P4">
该综合措施是由SBU员工在区域检察官办公室保存领导下的Sumy地区进行的。</text:p>
      <text:p text:style-name="P4">
News Source: <text:a xlink:type="simple" xlink:href="https://armyinform.com.ua/2023/06/17/sbu-zatrymala-na-sumshhyni-informatorku-fsb/" text:style-name="Internet_20_link" text:visited-style-name="Visited_20_Internet_20_Link">
https://armyinform.com.ua/2023/06/17/sbu-zatrymala-na-sumshhyni-informatorku-fsb/</text:a>
</text:p>
      <!--NEWS-->
      <text:h text:style-name="P10" text:outline-level="1">
<text:span text:style-name="T4">
敌人试图朝多个方向迈进 - 我们的后卫击退了所有攻击</text:span>
</text:h>
      <text:p text:style-name="P4">
作者: ['АРМІЯINFORM']</text:p>
      <text:p text:style-name="P4">
时间: 2023-06-17T86:00:00-04:00</text:p>
      <text:p text:style-name="P4">
描述: 对手我在Bakhmutskiy的Limansky做了Zoservilu Zuill，...与乌克兰2022年的战争，与乌克兰与乌克兰的最新消息，今天与乌克兰的新闻战争，今天与乌克兰的新闻战争，乌克兰和乌克兰之间的战争将在乌克兰和乌克兰之间发生战争他们说，在2022年，无论是否有一年，是否会在不久的将来与乌克兰进行战争</text:p>
      <text:p text:style-name="P4">
图片: ['<text:a xlink:type="simple" xlink:href="https://armyinform.com.ua/wp-content/uploads/2023/06/postril-2.jpg" text:style-name="Internet_20_link" text:visited-style-name="Visited_20_Internet_20_Link">
postril-2.jpg</text:a>
']</text:p>
      <text:p text:style-name="P4">
标签: ['STOPRUSSIA', 'АГРЕСІЯ РФ', 'ВЕЧІРНЄ ЗВЕДЕННЯ', 'ВІЙНА', 'ВТОРГНЕННЯ РФ', 'ГЕНЕРАЛЬНИЙ ШТАБ ЗС УКРАЇНИ']</text:p>
      <text:p text:style-name="P4">
类别: News</text:p>
      <!--METADATA-->
      <text:p text:style-name="P4">
<draw:frame draw:style-name="fr1" draw:name="Image288" text:anchor-type="as-char" svg:width="6.9236in" svg:height="4.596501in" draw:z-index="0">
<draw:image xlink:href="../Images/AРМІЯINFORM/2023-06-17T86-00-00-04-00/postril-2.jpg" xlink:type="simple" xlink:show="embed" xlink:actuate="onLoad" draw:mime-type="image/jpeg"/>
</draw:frame>
<text:span text:style-name="T4">
🔥俄罗斯入侵的情况</text:span>
</text:p>
      <text:p text:style-name="P4">
敌人继续专注于利马，巴赫穆特，阿夫迪夫和马里因斯基的指示的巴赫穆特，阿夫迪夫和马林斯基的指示。 收购期间有22次战斗冲突。</text:p>
      <text:p text:style-name="P4">
在晚上摘要中有关它<text:a xlink:type="simple" xlink:href="https://www.facebook.com/GeneralStaff.ua/posts/pfbid031DWUcLJgZPAcsjmqBR9YjjQ1gqpfgA6vJ29F9aB2GEimmCRRe7LzYani2xwjRaqWl" text:style-name="Internet_20_link" text:visited-style-name="Visited_20_Internet_20_Link">
报告</text:a>
乌克兰武装部队的总参谋部。</text:p>
      <text:p text:style-name="P4">
敌人在库平，莱曼和沙克塔尔斯基·塔德耶夫斯基(Shakhtarsky Taudyevsky)的指示中执行了进攻行动，但没有成功。 在Mariinsky的方向上，我们的组织还反映了Marinka市的所有攻击。</text:p>
      <text:p text:style-name="P4">
从敌人的炮兵炮击Orikhovo-vasylivka，Bogdanivka，Chrome，Yar，Yar，Ivanivske，Ozarivka，Bila Gora，Bila Gora，Konstantinovka，South Donetsk地区的敌方炮弹方向。</text:p>
      <text:p text:style-name="P4">
在白天，敌人总共击中了37次航空罢工，制造了19个火箭发射器。</text:p>
      <text:p text:style-name="P4">
武装部队总参谋部警告说，整个乌克兰的导弹和航空罢工的可能性很高。</text:p>
      <text:p text:style-name="P4">
News Source: <text:a xlink:type="simple" xlink:href="https://armyinform.com.ua/2023/06/17/vorog-namagavsya-nastupaty-na-kilkoh-napryamkah-nashi-zahysnyky-vidbyly-vsi-ataky/" text:style-name="Internet_20_link" text:visited-style-name="Visited_20_Internet_20_Link">
https://armyinform.com.ua/2023/06/17/vorog-namagavsya-nastupaty-na-kilkoh-napryamkah-nashi-zahysnyky-vidbyly-vsi-ataky/</text:a>
</text:p>
      <!--NEWS-->
      <text:h text:style-name="P10" text:outline-level="1">
<text:span text:style-name="T4">
由于俄罗斯对卡克霍夫斯卡亚水力发电站的恐怖行为，大草地和卡米安斯卡亚锡克斯被转变为沙漠</text:span>
</text:h>
      <text:p text:style-name="P4">
作者: ['АРМІЯINFORM']</text:p>
      <text:p text:style-name="P4">
时间: 2023-06-17T87:00:00-04:00</text:p>
      <text:p text:style-name="P4">
描述: Derzheko的镜头，在同一终结的东方人，用于三位一多三位一体的I，Steli Kolosalnis ....与乌克兰2022年的战争，与乌克兰与乌克兰的最新新闻，《与乌克兰2022年的新闻战争》，今天上次与乌克兰的新闻战争，乌克兰和乌克兰之间的战争将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pryrodnyj-park-kamyanska-sich-2.jpg" text:style-name="Internet_20_link" text:visited-style-name="Visited_20_Internet_20_Link">
pryrodnyj-park-kamyanska-sich-2.jpg</text:a>
', '<text:a xlink:type="simple" xlink:href="https://armyinform.com.ua/wp-content/uploads/2023/06/8062475d-3bdc-4e57-a97f-47e0d89244d9-1-150x150.jpg" text:style-name="Internet_20_link" text:visited-style-name="Visited_20_Internet_20_Link">
8062475d-3bdc-4e57-a97f-47e0d89244d9-1-150x150.jpg</text:a>
', '<text:a xlink:type="simple" xlink:href="https://armyinform.com.ua/wp-content/uploads/2023/06/pryrodnyj-park-kamyanska-sich-1-150x150.jpg" text:style-name="Internet_20_link" text:visited-style-name="Visited_20_Internet_20_Link">
pryrodnyj-park-kamyanska-sich-1-150x150.jpg</text:a>
']</text:p>
      <text:p text:style-name="P4">
标签: ['STOPRUSSIA', 'АГРЕСІЯ РФ', 'ВІЙНА', 'ВТОРГНЕННЯ РФ', 'ЕКОЦИД', 'КАХОВСЬКА ГЕС', 'МІНІСТЕРСТВО ЗАХИСТУ ДОВКІЛЛЯ', 'НАЦІОНАЛЬНИЙ ПАРК „КАМ’ЯНСЬКА СІЧ“', 'НАЦІОНАЛЬНИЙ ПАРК «ВЕЛИКИЙ ЛУГ»']</text:p>
      <text:p text:style-name="P4">
类别: News</text:p>
      <!--METADATA-->
      <text:p text:style-name="P4">
<draw:frame draw:style-name="fr1" draw:name="Image289" text:anchor-type="as-char" svg:width="6.9236in" svg:height="5.1927in" draw:z-index="0">
<draw:image xlink:href="../Images/AРМІЯINFORM/2023-06-17T87-00-00-04-00/pryrodnyj-park-kamyanska-sich-2.jpg" xlink:type="simple" xlink:show="embed" xlink:actuate="onLoad" draw:mime-type="image/jpeg"/>
</draw:frame>
Kamianskaya Sich自然公园</text:p>
      <text:p text:style-name="P4">
国家检查局已经计算出这些领土的指示性损失，它们是巨大的。 超过150亿的UAH，Kamianskaya Sich，用于大凸轮国家公园，超过730亿。</text:p>
      <text:p text:style-name="P4">
这在[材料]中说明(https://mepr.gov.ua/ruslan-strilets-cherez-terorystychnyj-akt-rosiyi-na-kahovskij-ges-taki-natsparky-yak-velykyj-lug-ta-kam-yanska-sich-postupovo-peretvoryuyutsya-na-pustelyu/)在乌克兰环境和自然资源的官方网站上。</text:p>
      <text:p text:style-name="P4">
“预计这些公园的土地面积将增加数千个，几乎两次。 国家公园的“大草地”(Great Meadow)(对于超过7,000公顷)，“ kamianskaya sich”  -  5.5万公顷”，引用了乌克兰鲁斯兰高跷的环境保护和自然资源部长的网站。</text:p>
      <text:p text:style-name="P4">
据他说，在今天整个文明世界都指出反对荒漠化和干旱和指导与这个问题的努力的时代，我们谈论俄罗斯恐怖对乌克兰土地的后果。世界无权宽恕这种环境恐怖侵略者国家。 俄罗斯人的武装侵略不仅是现在和现在的损失。 这些是子孙后代的全球挑战。</text:p>
      <text:p text:style-name="P4">
“最近开花的地区和肥沃的土壤可能会变成沙漠。这将导致温度升高并加深气候危机。 增加干旱和极端天气现象。 世界必须了解，国家 - 恐怖主义的行动不仅破坏了乌克兰。 后果将感觉到每个人。 侵略者是饥饿的整个大洲。 毕竟，我们的供应取决于中东和亚洲的人们的生活。 这大约有4亿人，”鲁斯兰摇了摇。</text:p>
      <text:p text:style-name="P4">
“为了将这些领土恢复到自然状态，将重新创建动物流苏。 Mindovil的专家已经在开发此类计划和活动方面工作。 该部说：“每个人都做乌克兰必须胜利的事情。”</text:p>
      <text:p text:style-name="P4">
<text:a xlink:type="simple" xlink:href="https://armyinform.com.ua/wp-content/uploads/2023/06/8062475d-3bdc-4e57-a97f-47e0d89244d9-1.jpg" text:style-name="Internet_20_link" text:visited-style-name="Visited_20_Internet_20_Link">
!(Images/AРМІЯINFORM/2023-06-17T87-00-00-04-00/8062475d-3bdc-4e57-a97f-47e0d89244d9-1-150x150.jpg)</text:a>
</text:p>
      <text:p text:style-name="P4">
<text:a xlink:type="simple" xlink:href="https://armyinform.com.ua/wp-content/uploads/2023/06/pryrodnyj-park-kamyanska-sich-1.jpg" text:style-name="Internet_20_link" text:visited-style-name="Visited_20_Internet_20_Link">
<draw:frame draw:style-name="fr1" draw:name="Image290" text:anchor-type="as-char" svg:width="6.9236in" svg:height="6.9236in" draw:z-index="0">
<draw:image xlink:href="../Images/AРМІЯINFORM/2023-06-17T87-00-00-04-00/pryrodnyj-park-kamyanska-sich-1-150x150.jpg" xlink:type="simple" xlink:show="embed" xlink:actuate="onLoad" draw:mime-type="image/jpeg"/>
</draw:frame>
</text:a>
</text:p>
      <text:p text:style-name="P4">
News Source: <text:a xlink:type="simple" xlink:href="https://armyinform.com.ua/2023/06/17/cherez-terorystychnyj-akt-rosiyi-na-kahovskij-ges-naczparky-velykyj-lug-ta-kamyanska-sich-peretvoryuyutsya-na-pustelyu/" text:style-name="Internet_20_link" text:visited-style-name="Visited_20_Internet_20_Link">
https://armyinform.com.ua/2023/06/17/cherez-terorystychnyj-akt-rosiyi-na-kahovskij-ges-naczparky-velykyj-lug-ta-kamyanska-sich-peretvoryuyutsya-na-pustelyu/</text:a>
</text:p>
      <!--NEWS-->
      <text:h text:style-name="P10" text:outline-level="1">
<text:span text:style-name="T4">
2023年乌克兰最大的科学会议已在基辅开始</text:span>
</text:h>
      <text:p text:style-name="P4">
作者: ['Ольга Мосьондз']</text:p>
      <text:p text:style-name="P4">
时间: 2023-06-17T88:00:00-04:00</text:p>
      <text:p text:style-name="P4">
描述: 要在Masovani导弹袭击的小狗战斗中，重要的是不要忘记……与乌克兰2022年的战争，与乌克兰的《今日战争》，今天与乌克兰的新闻，乌克兰2022年最后一次，乌克兰之间会有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golovna-24-1-scaled.jpg" text:style-name="Internet_20_link" text:visited-style-name="Visited_20_Internet_20_Link">
golovna-24-1-scaled.jpg</text:a>
', '<text:a xlink:type="simple" xlink:href="https://armyinform.com.ua/wp-content/uploads/2023/06/foto-1-4-1.jpg" text:style-name="Internet_20_link" text:visited-style-name="Visited_20_Internet_20_Link">
foto-1-4-1.jpg</text:a>
', '<text:a xlink:type="simple" xlink:href="https://armyinform.com.ua/wp-content/uploads/2023/06/foto-2-5-1-150x150.jpg" text:style-name="Internet_20_link" text:visited-style-name="Visited_20_Internet_20_Link">
foto-2-5-1-150x150.jpg</text:a>
', '<text:a xlink:type="simple" xlink:href="https://armyinform.com.ua/wp-content/uploads/2023/06/foto-3-1-3-150x150.jpg" text:style-name="Internet_20_link" text:visited-style-name="Visited_20_Internet_20_Link">
foto-3-1-3-150x150.jpg</text:a>
', '<text:a xlink:type="simple" xlink:href="https://armyinform.com.ua/wp-content/uploads/2023/06/foto-4-2-1-150x150.jpg" text:style-name="Internet_20_link" text:visited-style-name="Visited_20_Internet_20_Link">
foto-4-2-1-150x150.jpg</text:a>
', '<text:a xlink:type="simple" xlink:href="https://armyinform.com.ua/wp-content/uploads/2023/06/foto-5-3-1.jpg" text:style-name="Internet_20_link" text:visited-style-name="Visited_20_Internet_20_Link">
foto-5-3-1.jpg</text:a>
', '<text:a xlink:type="simple" xlink:href="https://armyinform.com.ua/wp-content/uploads/2023/06/foto-6-7-150x150.jpg" text:style-name="Internet_20_link" text:visited-style-name="Visited_20_Internet_20_Link">
foto-6-7-150x150.jpg</text:a>
', '<text:a xlink:type="simple" xlink:href="https://armyinform.com.ua/wp-content/uploads/2023/06/foto-7-2-1-150x150.jpg" text:style-name="Internet_20_link" text:visited-style-name="Visited_20_Internet_20_Link">
foto-7-2-1-150x150.jpg</text:a>
', '<text:a xlink:type="simple" xlink:href="https://armyinform.com.ua/wp-content/uploads/2023/06/foto-8-7-150x150.jpg" text:style-name="Internet_20_link" text:visited-style-name="Visited_20_Internet_20_Link">
foto-8-7-150x150.jpg</text:a>
', '<text:a xlink:type="simple" xlink:href="https://armyinform.com.ua/wp-content/uploads/2023/06/foto-9-1-1-scaled.jpg" text:style-name="Internet_20_link" text:visited-style-name="Visited_20_Internet_20_Link">
foto-9-1-1-scaled.jpg</text:a>
', '<text:a xlink:type="simple" xlink:href="https://armyinform.com.ua/wp-content/uploads/2022/06/olga-mosondz.jpg" text:style-name="Internet_20_link" text:visited-style-name="Visited_20_Internet_20_Link">
olga-mosondz.jpg</text:a>
']</text:p>
      <text:p text:style-name="P4">
标签: ['PUNISHER', 'АРМІЯ ДРОНІВ', 'ДРОН PUNISHER', 'МАКСИМ МУЗИКА', 'РОБЕРТ ЗУБРІН']</text:p>
      <text:p text:style-name="P4">
类别: News</text:p>
      <!--METADATA-->
      <text:p text:style-name="P4">
<draw:frame draw:style-name="fr1" draw:name="Image291" text:anchor-type="as-char" svg:width="6.9236in" svg:height="4.615733in" draw:z-index="0">
<draw:image xlink:href="../Images/AРМІЯINFORM/2023-06-17T88-00-00-04-00/golovna-24-1-scaled.jpg" xlink:type="simple" xlink:show="embed" xlink:actuate="onLoad" draw:mime-type="image/jpeg"/>
</draw:frame>
即使在日常战斗和大规模的导弹袭击中，重要的是不要意识到科学 - 通过这样的信息，乌克兰最大的科学会议<text:span text:style-name="T4">
 Inscience会议2023 </text:span>
已经开始了。</text:p>
      <text:p text:style-name="P4">
在这里持续了两天，有39位发言人，其中16位来自美国，爱沙尼亚，韩国，立陶宛，德国和法国，将谈论乌克兰的重建，并将提出重要的科学发展，这将有助于其发展。</text:p>
      <text:p text:style-name="P4">
<text:span text:style-name="T4">
重建乌克兰的科学</text:span>
是2023年乌克兰最大的科学会议的主题。</text:p>
      <text:p text:style-name="P4">
在会议期间，您可以了解技术和医学，当前的研究和新发现。 了解Nauhasta如何能够应对战争的后果。 亲自熟悉令人难以置信的学识渊博和创新者，这些创新者会更好地改变世界。</text:p>
      <text:p text:style-name="P4">
<draw:frame draw:style-name="fr1" draw:name="Image292" text:anchor-type="as-char" svg:width="6.9236in" svg:height="4.615733in" draw:z-index="0">
<draw:image xlink:href="../Images/AРМІЯINFORM/2023-06-17T88-00-00-04-00/foto-1-4-1.jpg" xlink:type="simple" xlink:show="embed" xlink:actuate="onLoad" draw:mime-type="image/jpeg"/>
</draw:frame>
在会议的第一天，有可能用自己的眼睛看到<text:span text:style-name="T4">
乌克兰的震撼无人机惩罚者</text:span>
，并与团队<text:span text:style-name="T4">
 uadynymics </text:span>
进行交流，这几乎使雷达人几乎不寻常。</text:p>
      <ul>
        <li>
这架无人机的优势是什么？ 它的尺寸很小，低级噪声发动机，零热签名，无线电信号和无线电透明材料受控减少的可能性。 所有这些几乎都不明显。 惩罚者最多飞45公里，需要15分钟。 经过5分钟的充电准备，准备完成下一个任务。除了直接动作外，该无人机还用于侦察，寻找朝圣者，它还可以带有放电的药物容器。 UA Dynamics说，这是一个高度精确的替代卡车司机炮兵堕胎，以25-45公里的速度击败目标，他开发了无人驾驶惩罚者，<text:span text:style-name="T4">
 Maxim Music </text:span>
。</li>
      </ul>
      <text:p text:style-name="P4">
Maxim Music是UA Dynamics的导演，他开发了无人驾驶惩罚者。 2014年，他是Donetsk Aeroport的捍卫者，并在2015  -  2016年担任任务，担任以Otaman Antin Golovaty命名的SCO组73组中心的指挥官。 他毕业于Igor Sikorsky Kyiv理工大学。</text:p>
      <text:p text:style-name="P4">
阅读有关惩罚者无人机及其在我们以下材料中执行战斗任务领域中使用的更多信息。</text:p>
      <text:p text:style-name="P4">
<text:a xlink:type="simple" xlink:href="https://armyinform.com.ua/wp-content/uploads/2023/06/foto-3-1-3.jpg" text:style-name="Internet_20_link" text:visited-style-name="Visited_20_Internet_20_Link">
<draw:frame draw:style-name="fr1" draw:name="Image293" text:anchor-type="as-char" svg:width="6.9236in" svg:height="6.9236in" draw:z-index="0">
<draw:image xlink:href="../Images/AРМІЯINFORM/2023-06-17T88-00-00-04-00/foto-3-1-3-150x150.jpg" xlink:type="simple" xlink:show="embed" xlink:actuate="onLoad" draw:mime-type="image/jpeg"/>
</draw:frame>
</text:a>
</text:p>
      <text:p text:style-name="P4">
<text:a xlink:type="simple" xlink:href="https://armyinform.com.ua/wp-content/uploads/2023/06/foto-4-2-1.jpg" text:style-name="Internet_20_link" text:visited-style-name="Visited_20_Internet_20_Link">
<draw:frame draw:style-name="fr1" draw:name="Image294" text:anchor-type="as-char" svg:width="6.9236in" svg:height="6.9236in" draw:z-index="0">
<draw:image xlink:href="../Images/AРМІЯINFORM/2023-06-17T88-00-00-04-00/foto-4-2-1-150x150.jpg" xlink:type="simple" xlink:show="embed" xlink:actuate="onLoad" draw:mime-type="image/jpeg"/>
</draw:frame>
</text:a>
在活动的第一天，军队的通讯员还由剩余的工程师，作家和创始人<text:span text:style-name="T4">
火星协会Robertozubrin </text:span>
进行了交谈，后者从事航空航天研究和开发。</text:p>
      <text:p text:style-name="P4">
自1996年以来，罗伯特·祖布林(Robert Zubrin)担任先驱宇航员总裁，为NASA，武装部队，能源和私人客户提供了70多个成功的技术开发项目。 他亲自管理了实验站的建设，以研究加拿大北极的火星。 罗伯特·祖布林(Robert Zubrin)是火星学会现任主席。</text:p>
      <ul>
        <li>
乌克兰战争以某种方式被称为第一次宇宙战争。 考虑到人们死于地球上，乌克兰能够在太空支持的技术的帮助下与俄罗斯作战。 也就是说，这是使用存储技术的间谍活动，通过使用太空技术的通信，一种使用太空技术的指导的武器， - 罗伯特·祖布林(Robert Zubrin)说。</li>
      </ul>
      <text:p text:style-name="P4">
<draw:frame draw:style-name="fr1" draw:name="Image295" text:anchor-type="as-char" svg:width="6.9236in" svg:height="4.615733in" draw:z-index="0">
<draw:image xlink:href="../Images/AРМІЯINFORM/2023-06-17T88-00-00-04-00/foto-5-3-1.jpg" xlink:type="simple" xlink:show="embed" xlink:actuate="onLoad" draw:mime-type="image/jpeg"/>
</draw:frame>
他还彻底谈到了太空领域，分享了他对苏联过去的想法，强调需要创建新的太空计划并谈论俄罗斯太空状况。</text:p>
      <text:p text:style-name="P4">
在我们接受罗伯特·祖布林(Robert Zubrin)的采访中，了解乌克兰太空领域的空间和发展。</text:p>
      <text:p text:style-name="P4">
同样，在科学会议的第一天，陆军形式的记者可能能够观察“布科维纳的库珀” <text:span text:style-name="T4">
 </text:span>
  - 人道主义者的工作综合体，它由地面机器人和一名无人驾驶飞机组成。</text:p>
      <text:p text:style-name="P4">
<text:a xlink:type="simple" xlink:href="https://armyinform.com.ua/wp-content/uploads/2023/06/foto-6-7-scaled.jpg" text:style-name="Internet_20_link" text:visited-style-name="Visited_20_Internet_20_Link">
!(Images/AРМІЯINFORM/2023-06-17T88-00-00-04-00/foto-6-7-150x150.jpg)</text:a>
</text:p>
      <text:p text:style-name="P4">
<text:a xlink:type="simple" xlink:href="https://armyinform.com.ua/wp-content/uploads/2023/06/foto-7-2-1-scaled.jpg" text:style-name="Internet_20_link" text:visited-style-name="Visited_20_Internet_20_Link">
<draw:frame draw:style-name="fr1" draw:name="Image296" text:anchor-type="as-char" svg:width="6.9236in" svg:height="6.9236in" draw:z-index="0">
<draw:image xlink:href="../Images/AРМІЯINFORM/2023-06-17T88-00-00-04-00/foto-7-2-1-150x150.jpg" xlink:type="simple" xlink:show="embed" xlink:actuate="onLoad" draw:mime-type="image/jpeg"/>
</draw:frame>
</text:a>
</text:p>
      <text:p text:style-name="P4">
<text:a xlink:type="simple" xlink:href="https://armyinform.com.ua/wp-content/uploads/2023/06/foto-8-7-scaled.jpg" text:style-name="Internet_20_link" text:visited-style-name="Visited_20_Internet_20_Link">
<draw:frame draw:style-name="fr1" draw:name="Image297" text:anchor-type="as-char" svg:width="6.9236in" svg:height="6.9236in" draw:z-index="0">
<draw:image xlink:href="../Images/AРМІЯINFORM/2023-06-17T88-00-00-04-00/foto-8-7-150x150.jpg" xlink:type="simple" xlink:show="embed" xlink:actuate="onLoad" draw:mime-type="image/jpeg"/>
</draw:frame>
</text:a>
</text:p>
      <text:p text:style-name="P4">
<draw:frame draw:style-name="fr1" draw:name="Image298" text:anchor-type="as-char" svg:width="6.9236in" svg:height="4.615733in" draw:z-index="0">
<draw:image xlink:href="../Images/AРМІЯINFORM/2023-06-17T88-00-00-04-00/foto-9-1-1-scaled.jpg" xlink:type="simple" xlink:show="embed" xlink:actuate="onLoad" draw:mime-type="image/jpeg"/>
</draw:frame>
科学会议将继续另一天，在此期间，客人将能够与<text:span text:style-name="T4">
 NASA，骨架技术，惩罚者</text:span>
，国家南极科学中心等人与演讲者结合。</text:p>
      <text:p text:style-name="P4">
每张活动票都是负担得起的儿童科学的杂物。 活动的组织者将活动的组织者转移到科学讲座<text:span text:style-name="T4">
 Science4Kids </text:span>
，以便儿童可以从科学家那里获得免费的乌克兰语言内容。</text:p>
      <text:p text:style-name="P4">
<draw:frame draw:style-name="fr1" draw:name="Image299" text:anchor-type="as-char" svg:width="6.9236in" svg:height="6.9236in" draw:z-index="0">
<draw:image xlink:href="../Images/AРМІЯINFORM/2023-06-17T88-00-00-04-00/olga-mosondz.jpg" xlink:type="simple" xlink:show="embed" xlink:actuate="onLoad" draw:mime-type="image/jpeg"/>
</draw:frame>
<text:a xlink:type="simple" xlink:href="https://armyinform.com.ua/army-authors/olga-mosondz/" text:style-name="Internet_20_link" text:visited-style-name="Visited_20_Internet_20_Link">
Olga Mosundz</text:a>
陆军通讯员</text:p>
      <text:p text:style-name="P4">
News Source: <text:a xlink:type="simple" xlink:href="https://armyinform.com.ua/2023/06/17/u-kyyevi-startuvala-najbilsha-naukova-konferencziya-v-ukrayini-inscience-conference-2023/" text:style-name="Internet_20_link" text:visited-style-name="Visited_20_Internet_20_Link">
https://armyinform.com.ua/2023/06/17/u-kyyevi-startuvala-najbilsha-naukova-konferencziya-v-ukrayini-inscience-conference-2023/</text:a>
</text:p>
      <!--NEWS-->
      <text:h text:style-name="P10" text:outline-level="1">
<text:span text:style-name="T4">
国防部收集了加速器网站上国防工业综合体企业的要求</text:span>
</text:h>
      <text:p text:style-name="P4">
作者: ['Володимир Скоростецький']</text:p>
      <text:p text:style-name="P4">
时间: 2023-06-17T89:00:00-04:00</text:p>
      <text:p text:style-name="P4">
描述: Innovatsky Rosvika Mo Ukrainian Vlagodzhennya加速器的Roboti站点的开始...与乌克兰2022年的战争，与乌克兰与乌克兰的最新新闻，与乌克兰2022年的新闻战争，今天与乌克兰的新闻战争，乌克兰和俄罗斯和俄罗斯之间的战争将会发生。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6/photo_2023-06-17_16-28-32.jpg" text:style-name="Internet_20_link" text:visited-style-name="Visited_20_Internet_20_Link">
photo_2023-06-17_16-28-32.jpg</text:a>
']</text:p>
      <text:p text:style-name="P4">
标签: ['АКСЕЛЕРАТОР', 'МІНІСТЕРСТВО ОБОРОНИ УКРАЇНИ', 'МОУ']</text:p>
      <text:p text:style-name="P4">
类别: News</text:p>
      <!--METADATA-->
      <text:p text:style-name="P4">
<draw:frame draw:style-name="fr1" draw:name="Image300" text:anchor-type="as-char" svg:width="6.9236in" svg:height="3.363716in" draw:z-index="0">
<draw:image xlink:href="../Images/AРМІЯINFORM/2023-06-17T89-00-00-04-00/photo_2023-06-17_16-28-32.jpg" xlink:type="simple" xlink:show="embed" xlink:actuate="onLoad" draw:mime-type="image/jpeg"/>
</draw:frame>
网站的启动<text:a xlink:type="simple" xlink:href="https://www.mil.gov.ua/news/2023/06/09/najkrashhe-ozbroennya-dlya-najkrashhoi-armii-u-sviti-u-minoboroni-rozpochinae-diyati-akselerator-innovaczijnogo-rozvitku/" text:style-name="Internet_20_link" text:visited-style-name="Visited_20_Internet_20_Link">
加速器</text:a>
乌克兰内部事务部的创新发展提供了国内塔米诺邦国防部门之间有效的反馈。</text:p>
      <text:p text:style-name="P4">
这是对合作伙伴公司的调查以及乌克兰国防部副部长Volodymyrgavrilov的主席的封闭式调查，以讨论结果并优先考虑OPK和MO部门之间问题的问题。 关键问题之一是缺乏有效的沟通。</text:p>
      <text:p text:style-name="P4">
测试版(https://mil-tech.gov.ua/)，从开会后几天开始执行三个功能：</text:p>
      <ol>
        <li>
          <text:p text:style-name="P4">
<text:span text:style-name="T4">
向OVT开发人员，OPK领域提供了有关服务的信息</text:span>
，现在是一个集中的加速器，其第一个成就是处理新的OWT样品的过程中的彻底降低，该样品与高水平的技术相对应成熟，长达45天。 2.引入<text:span text:style-name="T4">
单窗口处理</text:span>
 <text:span text:style-name="T4">
 </text:span>
请求<text:span text:style-name="T4">
来自国防行业企业已经与MO合作的窗口。 一个特殊组织的团队将迅速回答将在网站上注册的问题(https://docs.google.com/forms/d/e/1FAIpQLSetACF9zk1Q0UY5LMRCZS70NgMdneFMBvGp2CXcpfrNhTKkrQ/viewform). Одночасно це можливість подати пропозицію щодо необхідних змін, які позитивно вплинуть на розвиток ОПК, ОВТ, ВТС, спроможностей Сил оборони.  3. Відкриває </text:span>
можливість**<text:a xlink:type="simple" xlink:href="https://docs.google.com/forms/d/e/1FAIpQLSdFTzbrshyVF7sd07X8vDmwrs-K-_r0NZBDVvVzhn5wtsOi_g/viewform" text:style-name="Internet_20_link" text:visited-style-name="Visited_20_Internet_20_Link">
подати свою кандидатуру</text:a>
，加入加速器项目的团队。 您可以留下自己的简历并指定有希望的活动方向。</text:p>
        </li>
        <li>
          <text:p text:style-name="P4">
现实需要加速实施国防创新，以克服比敌人的技术优势。 鉴于当今的挑战，国防部决定启动一个加速器，例如在联盟国家国防部的行动者 - 国防部副部长Volodymyr Gavrilov。</text:p>
        </li>
      </ol>
      <text:p text:style-name="P4">
您可以详细了解IUU创新开发的创新开发加速器的工作<text:a xlink:type="simple" xlink:href="https://armyinform.com.ua/2023/06/11/gavrylov-rozpoviv-shho-take-akselerator-minoborony/" text:style-name="Internet_20_link" text:visited-style-name="Visited_20_Internet_20_Link">
访谈</text:a>
国防部副部长Volodymyr Gavrilov。</text:p>
      <text:p text:style-name="P4">
News Source: <text:a xlink:type="simple" xlink:href="https://armyinform.com.ua/2023/06/17/minoborony-zbyraye-zapyty-vid-pidpryyemstv-oboronno-promyslovogo-kompleksu-na-sajti-akseleratora/" text:style-name="Internet_20_link" text:visited-style-name="Visited_20_Internet_20_Link">
https://armyinform.com.ua/2023/06/17/minoborony-zbyraye-zapyty-vid-pidpryyemstv-oboronno-promyslovogo-kompleksu-na-sajti-akseleratora/</text:a>
</text:p>
      <!--NEWS-->
      <text:h text:style-name="P10" text:outline-level="1">
<text:span text:style-name="T4">
葡萄牙将给乌克兰无人机 - 媒体</text:span>
</text:h>
      <text:p text:style-name="P4">
作者: Ukrinform (Person)</text:p>
      <text:p text:style-name="P4">
出版商: Укринформ (Organization)</text:p>
      <text:p text:style-name="P4">
出版时间: 2023-06-17T8:38:00+03:00</text:p>
      <text:p text:style-name="P4">
修改时间: 2023-06-17T21:38:00+03:00</text:p>
      <text:p text:style-name="P4">
描述: 葡萄牙Tekever无人机制造商准备为乌克兰提供其一些长期飞行持续时间系统，以支持土地和海上运营。  - 乌克林。</text:p>
      <text:p text:style-name="P4">
图片: ['<text:a xlink:type="simple" xlink:href="https://static.ukrinform.com/photos/2023_06/thumb_files/630_360_1687027085-385.jpg" text:style-name="Internet_20_link" text:visited-style-name="Visited_20_Internet_20_Link">
630_360_16870...</text:a>
']</text:p>
      <text:p text:style-name="P4">
标签: ['Безпілотник', 'БПЛА', 'Британія', 'Португалія', 'Україна', 'ЗСУ', 'Війна з Росією']</text:p>
      <text:p text:style-name="P4">
类型: Article</text:p>
      <!--METADATA-->
      <text:p text:style-name="P4">
<draw:frame draw:style-name="fr1" draw:name="Image301" text:anchor-type="as-char" svg:width="6.9236in" svg:height="3.956343in" draw:z-index="0">
<draw:image xlink:href="../Images/yкринформ/2023-06-17T8-38-00-03-00/630_360_1687027085-385.jpg" xlink:type="simple" xlink:show="embed" xlink:actuate="onLoad" draw:mime-type="image/jpeg"/>
</draw:frame>
葡萄牙Tekever无人机制造商准备为乌克兰提供一些零星的系统，以支持陆地和海洋运营。</text:p>
      <text:p text:style-name="P4">
根据乌克林福姆的报道，它报告了[国防新闻。(https://www.defensenews.com/unmanned/2023/06/16/portuguese-firm-to-provide-drones-to-ukraine-through-british-led-fund/)如前所述，这一步骤将由乌克兰国际基金会资助。</text:p>
      <text:p text:style-name="P4">
本月初，英国国防部发布了一段视频，显示了提供给乌克兰的军事装备。</text:p>
      <text:p text:style-name="P4">
<text:span text:style-name="T4">
另请阅读：</text:span>
 <text:span text:style-name="T4">
 <text:a xlink:type="simple" xlink:href="https://www.ukrinform.ua/rubric-polytics/3717228-zelenskij-zustrivsa-z-premerom-portugalii-govorili-pro-navcanna-pilotiv-i-samit-nato.html" text:style-name="Internet_20_link" text:visited-style-name="Visited_20_Internet_20_Link">
Zelensky会见了葡萄牙总理：谈话飞行员和北约峰会</text:a>
</text:span>
</text:p>
      <text:p text:style-name="P4">
该基金内的交货由英国，丹麦，冰岛，挪威，立陶宛，瑞典和冰岛资助。 该设备将于7月开始。</text:p>
      <text:p text:style-name="P4">
根据该视频，乌克兰将获得大量的四轮摩托车T150制作的英国公司Malloy Aeronautics，飞机无人机，可能会垂直起飞和降落Deltaquad Pro Vtol生产Delta的Delta的Deltaquada和Deltaquani。</text:p>
      <text:p text:style-name="P4">
<text:span text:style-name="T4">
另请阅读：</text:span>
 <text:span text:style-name="T4">
 <text:a xlink:type="simple" xlink:href="https://www.ukrinform.ua/rubric-ato/3714211-glava-pentagonu-nazvav-kraini-aki-zabezpecuvatimut-trenuvanna-ukrainciv-na-f16.html" text:style-name="Internet_20_link" text:visited-style-name="Visited_20_Internet_20_Link">
五角大楼的命名国家将参加F-16 F-16</text:a>
</text:span>
</text:p>
      <text:p text:style-name="P4">
英国国防部拒绝命名在社交网络上发布的视频的特定名称。 蛋白防御新闻能够确认两个未认可的<text:span text:style-name="T4">
 [无人机]之一(https://www.ukrinform.ua/tag-bezpilotnik)</text:span>
是由里斯本公司Tekever制造的垂直车道和降落Tekever AR3的系统。</text:p>
      <text:p text:style-name="P4">
Tekever Ricardo Mendes的总董事兼创始人表示，该公司“为乌克兰的支持感到非常自豪，并感谢不列颠国防部和国际金融公司为人生中最熟悉的案件之一做出贡献的机会。”</text:p>
      <text:p text:style-name="P4">
<text:span text:style-name="T4">
另请阅读：</text:span>
 <text:span text:style-name="T4">
 <text:a xlink:type="simple" xlink:href="https://www.ukrinform.ua/rubric-diaspora/3723803-u-portugalii-proveli-konferenciu-sodo-socialnopsihologicnoi-dopomogi-bizencam-z-ukraini.html" text:style-name="Internet_20_link" text:visited-style-name="Visited_20_Internet_20_Link">
在葡萄牙举行了一次对乌克兰人的社会和心理援助会议的会议</text:a>
 </text:span>
</text:p>
      <text:p text:style-name="P4">
News Source: <text:a xlink:type="simple" xlink:href="https://www.ukrinform.ua/rubric-ato/3724298-portugalia-nadast-ukraini-bezpilotniki-zmi.html" text:style-name="Internet_20_link" text:visited-style-name="Visited_20_Internet_20_Link">
https://www.ukrinform.ua/rubric-ato/3724298-portugalia-nadast-ukraini-bezpilotniki-zmi.html</text:a>
</text:p>
      <!--NEWS-->
      <text:h text:style-name="P10" text:outline-level="1">
<text:span text:style-name="T4">
种族主义者在与平民的汽车上击中了反坦克管理的火箭 - 诉讼开始了</text:span>
</text:h>
      <text:p text:style-name="P4">
作者: ['АРМІЯINFORM']</text:p>
      <text:p text:style-name="P4">
时间: 2023-06-17T90:00:00-04:00</text:p>
      <text:p text:style-name="P4">
描述: 对于哈尔基沃斯沃地区的博戈杜克霍夫斯基检察官的专有调度，与乌克兰2022年的战争，与乌克兰的最新新闻，今天与乌克兰的新闻，乌克兰2022年的新闻战争，乌克兰和俄罗斯和俄罗斯和俄罗斯与俄罗斯和俄罗斯之间的最后一场战争将是一场战争他们说，与乌克兰的战争将在2022年不，他们会在不久的将来与乌克兰战争，他们说，今天与乌克兰的战争，今天的乌克兰新闻，乌克兰新闻，乌克兰媒体在俄罗斯的乌克兰媒体</text:p>
      <text:p text:style-name="P4">
图片: ['<text:a xlink:type="simple" xlink:href="https://armyinform.com.ua/wp-content/uploads/2023/06/347429736_655450079951162_1579918228085826518_n.jpg" text:style-name="Internet_20_link" text:visited-style-name="Visited_20_Internet_20_Link">
347429736_655450079951162_1579918228085826518_n.jpg</text:a>
']</text:p>
      <text:p text:style-name="P4">
标签: ['STOPRUSSIA', 'АГРЕСІЯ РФ', 'ВОЄННІ ЗЛОЧИНИ РФ', 'ВТОРГНЕННЯ РФ', 'ОФІС ГЕНЕРАЛЬНОГО ПРОКУРОРА', 'ХАРКІВСЬКА ОБЛАСТЬ']</text:p>
      <text:p text:style-name="P4">
类别: News</text:p>
      <!--METADATA-->
      <text:p text:style-name="P4">
<draw:frame draw:style-name="fr1" draw:name="Image302" text:anchor-type="as-char" svg:width="6.9236in" svg:height="4.396486in" draw:z-index="0">
<draw:image xlink:href="../Images/AРМІЯINFORM/2023-06-17T90-00-00-04-00/347429736_655450079951162_1579918228085826518_n.jpg" xlink:type="simple" xlink:show="embed" xlink:actuate="onLoad" draw:mime-type="image/jpeg"/>
</draw:frame>
在Kharkiv地区的Bohodukhiv地区检察官办公室的程序指导下，对违反战争难题的法律和预谋谋杀案进行了审判前调查(艺术的第2部分。 乌克兰《刑法》的438).</text:p>
      <text:p text:style-name="P4">
Про це<text:a xlink:type="simple" xlink:href="https://www.facebook.com/pgo.gov.ua/posts/pfbid0g4jXaDo7YfwDK1VmmDJJpQx4ZoUScJ4vj6VwctwYjvFxAq1pHrsaa86YkMXsvukCl" text:style-name="Internet_20_link" text:visited-style-name="Visited_20_Internet_20_Link">
повідомляє</text:a>
检察长办公室在其Facebook官方页面上。</text:p>
      <text:p text:style-name="P4">
根据调查，6月17日，大约10:00在俄罗斯反坦克(Rocket Rocket Vlchilav)汽车的Bohodukhiv区Gurivkozachok村附近的高速公路上。 现在众所周知，一名53岁的妇女和一名41岁志愿者被杀。 他们将食物运送到当地居民。</text:p>
      <text:p text:style-name="P4">
确切的死亡人数已设置。</text:p>
      <text:p text:style-name="P4">
预审调查是由乌克兰国家警察局主要局局局长的副总裁副总局的调查人员进行的。</text:p>
      <text:p text:style-name="P4">
News Source: <text:a xlink:type="simple" xlink:href="https://armyinform.com.ua/2023/06/17/rashysty-vdaryly-protytankovoyu-kerovanoyu-raketoyu-po-avto-z-czyvilnymy-rozpochato-provadzhennya/" text:style-name="Internet_20_link" text:visited-style-name="Visited_20_Internet_20_Link">
https://armyinform.com.ua/2023/06/17/rashysty-vdaryly-protytankovoyu-kerovanoyu-raketoyu-po-avto-z-czyvilnymy-rozpochato-provadzhennya/</text:a>
</text:p>
      <!--NEWS-->
      <text:h text:style-name="P10" text:outline-level="1">
<text:span text:style-name="T4">
欧盟谴责俄罗斯计划在被占领地区举行另一个伪选举的计划</text:span>
</text:h>
      <text:p text:style-name="P4">
作者: ['АРМІЯINFORM']</text:p>
      <text:p text:style-name="P4">
时间: 2023-06-17T91:00:00-04:00</text:p>
      <text:p text:style-name="P4">
描述: Tzheogo Tizhnya Central Vyborch komissiy virichil持有处女座的“ Vibory” ...与乌克兰2022年的战争，与乌克兰的最新新闻，今天与乌克兰的新闻战争，今天与乌克兰2022年的新闻战争，乌克兰和俄罗斯之间的战争将与乌克兰的战争，以及俄罗斯之间的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2/02/yevropejskyj-soyuz.jpg" text:style-name="Internet_20_link" text:visited-style-name="Visited_20_Internet_20_Link">
yevropejskyj-soyuz.jpg</text:a>
']</text:p>
      <text:p text:style-name="P4">
标签: ['АГРЕСІЯ РФ', 'ВІЙНА', 'ВТОРГНЕННЯ РФ', 'ЄС - УКРАЇНА', 'ПСЕВДОРЕФЕРЕНДУМИ', 'РЕЧНИК ЄС']</text:p>
      <text:p text:style-name="P4">
类别: News</text:p>
      <!--METADATA-->
      <text:p text:style-name="P4">
<draw:frame draw:style-name="fr1" draw:name="Image303" text:anchor-type="as-char" svg:width="6.9236in" svg:height="4.471492in" draw:z-index="0">
<draw:image xlink:href="../Images/AРМІЯINFORM/2023-06-17T91-00-00-04-00/yevropejskyj-soyuz.jpg" xlink:type="simple" xlink:show="embed" xlink:actuate="onLoad" draw:mime-type="image/jpeg"/>
</draw:frame>
本周，俄罗斯科学院中央选举委员会决定在9月在俄罗斯暂时占领的乌克兰领土上举行“选举”，这是国际法的公寓。</text:p>
      <text:p text:style-name="P4">
这在[语句]中说明了(https://www.eeas.europa.eu/eeas/russia-statement-spokesperson-intentions-hold-%E2%80%9Celections%E2%80%9D-occupied-territories-ukraine_en?channel=eeas_press_alerts&amp;date=2023-06-17&amp;newsid=0&amp;langid=en&amp;source=mail)欧盟官方网站上发表的领先外交事务发言人和欧盟的安全政策。</text:p>
      <text:p text:style-name="P4">
这是将其非法控制和吞并企图合法化的另一种徒劳的努力，试图吞并乌克兰，克里米亚自治共和国和塞瓦斯托波尔市的顿涅茨克，卢坎克，扎帕里兹希里·塔赫森地区。</text:p>
      <text:p text:style-name="P4">
声明强调，这样的决定严重违反了乌克兰的联合国法规，独立性，主权和领土完整。 在俄罗斯，在乌克兰没有任何此类行动的法律理由。</text:p>
      <text:p text:style-name="P4">
“俄罗斯，其政治领导以及所有参与此类选举的人都将带来非法行动的后果。 欧盟坚决支持乌克兰。 该文件指出，俄罗斯必须立即从其国际认可的边界内撤出其所有部队和军事装备。”该文件指出。</text:p>
      <text:p text:style-name="P4">
News Source: <text:a xlink:type="simple" xlink:href="https://armyinform.com.ua/2023/06/17/yevropejskyj-soyuz-zasudzhuye-plany-rosiyi-provesty-chergovi-psevdovybory-na-okupovanyh-terytoriyah/" text:style-name="Internet_20_link" text:visited-style-name="Visited_20_Internet_20_Link">
https://armyinform.com.ua/2023/06/17/yevropejskyj-soyuz-zasudzhuye-plany-rosiyi-provesty-chergovi-psevdovybory-na-okupovanyh-terytoriyah/</text:a>
</text:p>
      <!--NEWS-->
      <text:h text:style-name="P10" text:outline-level="1">
<text:span text:style-name="T4">
两架俄罗斯无人机在赫尔森地区被销毁</text:span>
</text:h>
      <text:p text:style-name="P4">
作者: ['АРМІЯINFORM']</text:p>
      <text:p text:style-name="P4">
时间: 2023-06-17T92:00:00-04:00</text:p>
      <text:p text:style-name="P4">
描述: 17 Chervnya 2023岩石在Khersonshchini部队上的岩石束缚着划分的最大防御...与乌克兰2022年的战争，与乌克兰的最新新闻，今天与乌克兰的新闻战争，今天与乌克兰2022年的《新闻战》，乌克兰和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zbytyj-bpla.jpg" text:style-name="Internet_20_link" text:visited-style-name="Visited_20_Internet_20_Link">
zbytyj-bpla.jpg</text:a>
']</text:p>
      <text:p text:style-name="P4">
标签: ['STOPRUSSIA', 'АГРЕСІЯ РФ', 'БПЛА', 'ВТОРГНЕННЯ РФ', 'ПОВІТРЯНЕ КОМАНДУВАННЯ «ПІВДЕНЬ»']</text:p>
      <text:p text:style-name="P4">
类别: News</text:p>
      <!--METADATA-->
      <text:p text:style-name="P4">
<draw:frame draw:style-name="fr1" draw:name="Image304" text:anchor-type="as-char" svg:width="6.9236in" svg:height="5.1927in" draw:z-index="0">
<draw:image xlink:href="../Images/AРМІЯINFORM/2023-06-17T92-00-00-04-00/zbytyj-bpla.jpg" xlink:type="simple" xlink:show="embed" xlink:actuate="onLoad" draw:mime-type="image/jpeg"/>
</draw:frame>
2023年6月17日，在Kherson地区，Orlan-10 Lacet的Orlan-10侦察无人机被部队和防空司令部“ South”摧毁。</text:p>
      <text:p text:style-name="P4">
关于它<text:a xlink:type="simple" xlink:href="https://www.facebook.com/PvKPivden/posts/pfbid02DcL9hWsSXCWuMxAFdZgBMCARefbKWkx2y86dzMdo5ysZkoqsLGaSWrv8JzNRgRVWl" text:style-name="Internet_20_link" text:visited-style-name="Visited_20_Internet_20_Link">
报告</text:a>
南空军指挥部服务。</text:p>
      <text:p text:style-name="P4">
News Source: <text:a xlink:type="simple" xlink:href="https://armyinform.com.ua/2023/06/17/na-hersonshhyni-znyshheno-dva-rosijski-bezpilotnyky/" text:style-name="Internet_20_link" text:visited-style-name="Visited_20_Internet_20_Link">
https://armyinform.com.ua/2023/06/17/na-hersonshhyni-znyshheno-dva-rosijski-bezpilotnyky/</text:a>
</text:p>
      <!--NEWS-->
      <text:h text:style-name="P10" text:outline-level="1">
<text:span text:style-name="T4">
在乌克兰，将开始单个武器</text:span>
</text:h>
      <text:p text:style-name="P4">
作者: ['АРМІЯINFORM']</text:p>
      <text:p text:style-name="P4">
时间: 2023-06-17T93:00:00-04:00</text:p>
      <text:p text:style-name="P4">
描述: Z 23乌克兰人的蠕虫，єdiniroister Zbro（єRZ），Yaki Gereloma自动化...与乌克兰2022年的战争，与乌克兰的最新新闻，《与乌克兰的新闻》，乌克兰2022年的新闻战争，乌克兰和俄罗斯的最后一场战争，何时，什么时候何时，何时，何时，何时，何时，何时，何时，何时，何时，与乌克兰在2022年都将在不久俄罗斯的乌克兰媒体</text:p>
      <text:p text:style-name="P4">
图片: ['<text:a xlink:type="simple" xlink:href="https://armyinform.com.ua/wp-content/uploads/2023/06/infografika-reyestr-zbroyi.jpg" text:style-name="Internet_20_link" text:visited-style-name="Visited_20_Internet_20_Link">
infografika-reyestr-zbroyi.jpg</text:a>
']</text:p>
      <text:p text:style-name="P4">
标签: []</text:p>
      <text:p text:style-name="P4">
类别: News</text:p>
      <!--METADATA-->
      <text:p text:style-name="P4">
<draw:frame draw:style-name="fr1" draw:name="Image305" text:anchor-type="as-char" svg:width="6.9236in" svg:height="9.117498in" draw:z-index="0">
<draw:image xlink:href="../Images/AРМІЯINFORM/2023-06-17T93-00-00-04-00/infografika-reyestr-zbroyi.jpg" xlink:type="simple" xlink:show="embed" xlink:actuate="onLoad" draw:mime-type="image/jpeg"/>
</draw:frame>
自6月23日以来，乌克兰将在乌克兰工作(淘汰)，这将有助于自动化武器，并为公民提供方便的许可证。</text:p>
      <text:p text:style-name="P4">
在您的电报频道中有关它<text:a xlink:type="simple" xlink:href="https://t.me/militarymediacenter/2277" text:style-name="Internet_20_link" text:visited-style-name="Visited_20_Internet_20_Link">
报告</text:a>
军事媒体中心。</text:p>
      <text:p text:style-name="P4">
他称其为ERZ的以下好处：</text:p>
      <text:p text:style-name="P4">
<text:span text:style-name="T5">
简化获得许可的程序； </text:span>
易于接收有关您的注册武器的信息； *无需访问国家警察以获得服务。</text:p>
      <text:p text:style-name="P4">
什么会改变：</text:p>
      <text:p text:style-name="P4">
<text:span text:style-name="T5">
将许可传输到电子格式； </text:span>
能够通过单个公民窗口在电子办公室提交文件； <text:span text:style-name="T5">
将来，将来将显示有关武器和许可证的信息； </text:span>
将形成带有QR码的ERZ提取物，而不是纸质形式。</text:p>
      <text:p text:style-name="P4">
通过“独特公民”提交武器许可证文件时的步骤：</text:p>
      <text:p text:style-name="P4">
1️。 前往公民的一个窗户门户。</text:p>
      <text:p text:style-name="P4">
2️。 授权。</text:p>
      <text:p text:style-name="P4">
3️。 申请。</text:p>
      <text:p text:style-name="P4">
4️。 附加一包所需文档。</text:p>
      <text:p text:style-name="P4">
5️。 添加切肉症。</text:p>
      <text:p text:style-name="P4">
6️。 用电子签名认证副本</text:p>
      <text:p text:style-name="P4">
7️。 发送申请。</text:p>
      <text:p text:style-name="P4">
News Source: <text:a xlink:type="simple" xlink:href="https://armyinform.com.ua/2023/06/17/v-ukrayini-rozpochne-robotu-yedynyj-reyestr-zbroyi-military-media-center/" text:style-name="Internet_20_link" text:visited-style-name="Visited_20_Internet_20_Link">
https://armyinform.com.ua/2023/06/17/v-ukrayini-rozpochne-robotu-yedynyj-reyestr-zbroyi-military-media-center/</text:a>
</text:p>
      <!--NEWS-->
      <text:h text:style-name="P10" text:outline-level="1">
<text:span text:style-name="T4">
乌克兰总统感谢合作伙伴的支持</text:span>
</text:h>
      <text:p text:style-name="P4">
作者: ['АРМІЯINFORM']</text:p>
      <text:p text:style-name="P4">
时间: 2023-06-17T94:00:00-04:00</text:p>
      <text:p text:style-name="P4">
描述: 我很健康，乌克兰人Shanovni！ 我想要一个podoyakuvati。 Podoyakuvati我们的所有...与乌克兰2022年的战争，与乌克兰的最新新闻，今天与乌克兰2022年的新闻战争，乌克兰和俄罗斯之间的战争将在2022年与乌克兰的战争之间发生战争，他们将与乌克兰发生战争，在不久的将来，他们说，今天与乌克兰的战争，今天的乌克兰新闻，乌克兰新闻，乌克兰媒体在俄罗斯</text:p>
      <text:p text:style-name="P4">
图片: ['<text:a xlink:type="simple" xlink:href="https://armyinform.com.ua/wp-content/uploads/2023/06/zelenskyj-1.jpeg" text:style-name="Internet_20_link" text:visited-style-name="Visited_20_Internet_20_Link">
zelenskyj-1.jpeg</text:a>
']</text:p>
      <text:p text:style-name="P4">
标签: ['STOPRUSSIA', 'АГРЕСІЯ РФ', 'ВІДЕОЗВЕРНЕННЯ ПРЕЗИДЕНТА УКРАЇНИ', 'ВІЙНА', 'ВОЛОДИМИР ЗЕЛЕНСЬКИЙ', 'ВТОРГНЕННЯ РФ', 'СВІТ ПІДТРИМУЄ УКРАЇНУ']</text:p>
      <text:p text:style-name="P4">
类别: News</text:p>
      <!--METADATA-->
      <text:p text:style-name="P4">
<draw:frame draw:style-name="fr1" draw:name="Image306" text:anchor-type="as-char" svg:width="6.9236in" svg:height="3.894525in" draw:z-index="0">
<draw:image xlink:href="../Images/AРМІЯINFORM/2023-06-17T94-00-00-04-00/zelenskyj-1.jpeg" xlink:type="simple" xlink:show="embed" xlink:actuate="onLoad" draw:mime-type="image/jpeg"/>
</draw:frame>
亲爱的乌克兰人，我希望健康!</text:p>
      <text:p text:style-name="P4">
我要今天感谢。 感谢所有意识到并采取新步骤支持我们国家，我们的人民的合作伙伴。</text:p>
      <text:p text:style-name="P4">
乌克兰沃迪米尔Zelenskyy总统在[上诉]中说了这一点(https://www.president.gov.ua/news/hochetsya-podyakuvati-vsim-partneram-yaki-za-cej-tizhden-zro-83661).</text:p>
      <text:p text:style-name="P4">
Сполучені Штати — я хочу вам подякувати за черговий вагомий пакет допомогизброєю. ППО, артилерія і снаряди для «Хаймарсів», протитанкова зброя,бронетехніка, інші інструменти захисту свободи. Дякую!</text:p>
      <text:p text:style-name="P4">
Нідерланди — дякую за новий оборонний пакет, який посилить наш повітряний щит.</text:p>
      <text:p text:style-name="P4">
Спільна робота — і Нідерландів, і Америки, і Данії, і Великої Британії — длязакупівлі ракет ППО. Це те, що врятує тисячі наших людей.</text:p>
      <text:p text:style-name="P4">
Німеччина — дякую за доставлену цього тижня техніку, за незмінну потужність узахисті життя від російського ракетного терору. Дякую за готовність надаватинам ракети для «Петріотів»!</text:p>
      <text:p text:style-name="P4">
Італія — дякую за реалізацію наших оборонних домовленостей!</text:p>
      <text:p text:style-name="P4">
Дякую, Данія за готовність оперативно працювати, щоб наша коаліція сучаснихвинищувачів реально наблизила завершення цієї війни нашою перемогою. Спільноюперемогою!Ще раз дякую!</text:p>
      <text:p text:style-name="P4">
Данія і Норвегія — окремо хочу вам подякувати за вашу за спільну роботу зарадипосилення нашої артилерії. Росія принесла в Європу таку війну, коли саме відартилерії залежить, чи рухається свобода вперед. Дякую за передані нашимвоїнам снаряди!</text:p>
      <text:p text:style-name="P4">
Швеція — дванадцятий пакет оборонної допомоги і реальна готовність розпочатипідготовку наших пілотів на сучасних винищувачах. Дякую!</text:p>
      <text:p text:style-name="P4">
Велика Британія — дякую за незмінне лідерство в розширенні наших обороннихможливостей та за кожну надану нам далекобійну ракету — всі вони працюють насто відсотків. Цього тижня є рішення про додаткову підтримку. Ще раз дякую!</text:p>
      <text:p text:style-name="P4">
Канада — дякую за незмінну допомогу та за нові опрацьовані нами кроки, якізараз — реалізуються. Артилерія, ППО…</text:p>
      <text:p text:style-name="P4">
Дякую всім країнам-учасницям «Рамштайну» — чергове засідання відбулось цьоготижня. Дякую за незмінну конструктивність!</text:p>
      <text:p text:style-name="P4">
Окремо хочу подякувати кожній країні, кожному лідеру, усім містам і громадам українах-партнерах, усім міжнародним організаціям, які допомагають нам долатинаслідки російського теракту на Каховській ГЕС. Ми ще раз доведемнездоланність нашої спільної сили, коли повернемо нормальне життя усім людям ігромадам, які постраждали від цього російського зла екоциду.</text:p>
      <text:p text:style-name="P4">
卢森堡 - 我要感谢您的决定，该决定被认为是历史真理，关于乌克兰人民的种族灭绝的真理。卢森堡成为正式认识到种族灭绝的人民群体的第26个国家。 我们工作 - 全球认可真理。</text:p>
      <text:p text:style-name="P4">
当然，还要感谢所有训练我们的战士的人……教我们的英雄的经验，并向乌克兰人学习。 对乌克兰抵抗，勇气，为乌克兰儿童选择生活的坚不可摧的渴望。 肯定会的 - 让我们选择!去赢。</text:p>
      <text:p text:style-name="P4">
塔夫里亚(Tavriya)跌倒了 - 顺便说一句，我要感谢您的前进，勇士队!做得好!我们在东方的所有战士，强大的战士 - 我感谢您的可持续性和准确性!</text:p>
      <text:p text:style-name="P4">
荣耀乌克兰!</text:p>
      <text:p text:style-name="P4">
News Source: <text:a xlink:type="simple" xlink:href="https://armyinform.com.ua/2023/06/17/prezydent-ukrayiny-podyakuvav-partneram-shho-pidtrymuyut-nashu-derzhavu-i-lyudej/" text:style-name="Internet_20_link" text:visited-style-name="Visited_20_Internet_20_Link">
https://armyinform.com.ua/2023/06/17/prezydent-ukrayiny-podyakuvav-partneram-shho-pidtrymuyut-nashu-derzhavu-i-lyudej/</text:a>
</text:p>
      <!--NEWS-->
      <text:h text:style-name="P10" text:outline-level="1">
<text:span text:style-name="T4">
沿海综合大楼重新部署对布莱恩斯克地区构成了乌克兰领土的威胁 - 尤里·伊格纳特（Yuri Ignat）</text:span>
</text:h>
      <text:p text:style-name="P4">
作者: ['Вячеслав Діордієв']</text:p>
      <text:p text:style-name="P4">
时间: 2023-06-17T95:00:00-04:00</text:p>
      <text:p text:style-name="P4">
描述: YAK被推入Yeter TV Marathon“єIiniNovini” Rechnik Commandannya ...与乌克兰2022年的战争，与乌克兰与乌克兰的最新消息，今天与乌克兰的新闻战争，今天与乌克兰2022年的新闻战争，乌克兰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x35a.jpg" text:style-name="Internet_20_link" text:visited-style-name="Visited_20_Internet_20_Link">
x35a.jpg</text:a>
']</text:p>
      <text:p text:style-name="P4">
标签: ['ЮРІЙ ІГНАТ']</text:p>
      <text:p text:style-name="P4">
类别: News</text:p>
      <!--METADATA-->
      <text:p text:style-name="P4">
<draw:frame draw:style-name="fr1" draw:name="Image307" text:anchor-type="as-char" svg:width="6.9236in" svg:height="3.630833in" draw:z-index="0">
<draw:image xlink:href="../Images/AРМІЯINFORM/2023-06-17T95-00-00-04-00/x35a.jpg" xlink:type="simple" xlink:show="embed" xlink:actuate="onLoad" draw:mime-type="image/jpeg"/>
</draw:frame>
正如邪恶的[电视马拉松]强调(https://www.youtube.com/watch?v=WY8sDvZdWEA)乌克兰Yuriy Ignat空军空军的“唯一新闻”，在俄罗斯沿海综合大楼之一的俄罗斯联合会的布莱恩斯克地区重新部署，从该地区发射X-35，推出，从约260公里的距离内对乌克兰领土上的罢工任务产生了一定的威胁。</text:p>
      <text:p text:style-name="P4">
据该官员说，通常，这些导弹旨在破坏表面，但同时也可以从Tagelycopter飞机中使用。</text:p>
      <ul>
        <li>
X-35导弹的特殊性是很难注意到它，因为它飞到水面上方很低。 但是在其自身的特征上，它实际上与tsirility x-101的“能力”没有什么不同。 但是，她的三次战斗部分较小。”尤里·伊格纳特(Yuri Ignat)说。</li>
      </ul>
      <text:p text:style-name="P4">
News Source: <text:a xlink:type="simple" xlink:href="https://armyinform.com.ua/2023/06/17/peredyslokacziya-u-bryansku-oblast-beregovogo-korabelnogo-kompleksu-nese-zagrozu-shhodo-zavdannya-udariv-po-terytoriyi-ukrayiny-yurij-ignat/" text:style-name="Internet_20_link" text:visited-style-name="Visited_20_Internet_20_Link">
https://armyinform.com.ua/2023/06/17/peredyslokacziya-u-bryansku-oblast-beregovogo-korabelnogo-kompleksu-nese-zagrozu-shhodo-zavdannya-udariv-po-terytoriyi-ukrayiny-yurij-ignat/</text:a>
</text:p>
      <!--NEWS-->
      <text:h text:style-name="P10" text:outline-level="1">
<text:span text:style-name="T4">
官员在国家土地军学院释放</text:span>
</text:h>
      <text:p text:style-name="P4">
作者: ['АРМІЯINFORM']</text:p>
      <text:p text:style-name="P4">
时间: 2023-06-17T96:00:00-04:00</text:p>
      <text:p text:style-name="P4">
描述: 在仪式的Vivusk的障碍下，Abi Provitati Vchorashnih学员与假设...与乌克兰2022年的战争，与乌克兰的最新新闻，《与乌克兰的新闻》，《与乌克兰2022年的新闻》今天，今天，乌克兰和俄罗斯之间的战争将会发生与乌克兰与乌克兰的战争将是不可行</text:p>
      <text:p text:style-name="P4">
图片: ['<text:a xlink:type="simple" xlink:href="https://armyinform.com.ua/wp-content/uploads/2023/06/vipusk_bak_018.jpg" text:style-name="Internet_20_link" text:visited-style-name="Visited_20_Internet_20_Link">
vipusk_bak_018.jpg</text:a>
', '<text:a xlink:type="simple" xlink:href="https://armyinform.com.ua/wp-content/uploads/2023/06/vipusk_bak_001-150x150.jpg" text:style-name="Internet_20_link" text:visited-style-name="Visited_20_Internet_20_Link">
vipusk_bak_001-150x150.jpg</text:a>
', '<text:a xlink:type="simple" xlink:href="https://armyinform.com.ua/wp-content/uploads/2023/06/vipusk_bak_002-150x150.jpg" text:style-name="Internet_20_link" text:visited-style-name="Visited_20_Internet_20_Link">
vipusk_bak_002-150x150.jpg</text:a>
', '<text:a xlink:type="simple" xlink:href="https://armyinform.com.ua/wp-content/uploads/2023/06/vipusk_bak_014-150x150.jpg" text:style-name="Internet_20_link" text:visited-style-name="Visited_20_Internet_20_Link">
vipusk_bak_014-150x150.jpg</text:a>
', '<text:a xlink:type="simple" xlink:href="https://armyinform.com.ua/wp-content/uploads/2023/06/vipusk_bak_016-150x150.jpg" text:style-name="Internet_20_link" text:visited-style-name="Visited_20_Internet_20_Link">
vipusk_bak_016-150x150.jpg</text:a>
', '<text:a xlink:type="simple" xlink:href="https://armyinform.com.ua/wp-content/uploads/2023/06/vipusk_bak_020-150x150.jpg" text:style-name="Internet_20_link" text:visited-style-name="Visited_20_Internet_20_Link">
vipusk_bak_020-150x150.jpg</text:a>
', '<text:a xlink:type="simple" xlink:href="https://armyinform.com.ua/wp-content/uploads/2023/06/vipusk_bak_021-150x150.jpg" text:style-name="Internet_20_link" text:visited-style-name="Visited_20_Internet_20_Link">
vipusk_bak_021-150x150.jpg</text:a>
', '<text:a xlink:type="simple" xlink:href="https://armyinform.com.ua/wp-content/uploads/2023/06/vipusk_bak_022-150x150.jpg" text:style-name="Internet_20_link" text:visited-style-name="Visited_20_Internet_20_Link">
vipusk_bak_022-150x150.jpg</text:a>
', '<text:a xlink:type="simple" xlink:href="https://armyinform.com.ua/wp-content/uploads/2023/06/vipusk_bak_024-150x150.jpg" text:style-name="Internet_20_link" text:visited-style-name="Visited_20_Internet_20_Link">
vipusk_bak_024-150x150.jpg</text:a>
', '<text:a xlink:type="simple" xlink:href="https://armyinform.com.ua/wp-content/uploads/2023/06/vipusk_bak_025-150x150.jpg" text:style-name="Internet_20_link" text:visited-style-name="Visited_20_Internet_20_Link">
vipusk_bak_025-150x150.jpg</text:a>
', '<text:a xlink:type="simple" xlink:href="https://armyinform.com.ua/wp-content/uploads/2023/06/vipusk_bak_030-150x150.jpg" text:style-name="Internet_20_link" text:visited-style-name="Visited_20_Internet_20_Link">
vipusk_bak_030-150x150.jpg</text:a>
']</text:p>
      <text:p text:style-name="P4">
标签: ['ВИПУСК ОФІЦЕРІВ', 'ЛЬВІВ', 'НАЦІОНАЛЬНА АКАДЕМІЯ СУХОПУТНИХ ВІЙСЬК ІМЕНІ ГЕТЬМАНА ПЕТРА САГАЙДАЧНОГО', 'ПРИСЯГА']</text:p>
      <text:p text:style-name="P4">
类别: News</text:p>
      <!--METADATA-->
      <text:p text:style-name="P4">
<draw:frame draw:style-name="fr1" draw:name="Image308" text:anchor-type="as-char" svg:width="6.9236in" svg:height="4.615733in" draw:z-index="0">
<draw:image xlink:href="../Images/AРМІЯINFORM/2023-06-17T96-00-00-04-00/vipusk_bak_018.jpg" xlink:type="simple" xlink:show="embed" xlink:actuate="onLoad" draw:mime-type="image/jpeg"/>
</draw:frame>
吉国家学院的新闻服务的照片</text:p>
      <text:p text:style-name="P4">
在毕业的庄严仪式中，为了成功地保存培训，他们拜访了学院这样的教学人员和教学人员的管理人员，科学和教学人员。</text:p>
      <text:p text:style-name="P4">
关于这个<text:a xlink:type="simple" xlink:href="https://www.asv.mil.gov.ua/" text:style-name="Internet_20_link" text:visited-style-name="Visited_20_Internet_20_Link">
被引用</text:a>
直到在学院的网站上。</text:p>
      <text:p text:style-name="P4">
在他的欢迎演讲中，美国国家中尉律师帕维尔·塔卡库克(Pavel Tkachuk)的元首强调，战争对这些男孩和女孩的职业计划进行了调整。</text:p>
      <ul>
        <li>
但他强调，但国家土地军学院的毕业生仍然是其历史，自豪感和我们教育机构光荣传统的载体的建设。  - 亲爱的朋友们，母校的门总是为您开放!</li>
      </ul>
      <text:p text:style-name="P4">
在为一名好军官的多卢伊克(Doluyik)的象征宣誓毕业生之后，父亲安德烈·霍米林(Andrey Khomyshyn)祝福了美国国家学院国家学院的军事牧师。 在国家土地军学院的体操运动员的传统表演之后，为中尉的音乐礼物制作了大学军事乐团的音乐家。</text:p>
      <text:p text:style-name="P4">
<text:a xlink:type="simple" xlink:href="https://armyinform.com.ua/wp-content/uploads/2023/06/vipusk_bak_001.jpg" text:style-name="Internet_20_link" text:visited-style-name="Visited_20_Internet_20_Link">
!(Images/AРМІЯINFORM/2023-06-17T96-00-00-04-00/vipusk_bak_001-150x150.jpg)</text:a>
</text:p>
      <text:p text:style-name="P4">
<text:a xlink:type="simple" xlink:href="https://armyinform.com.ua/wp-content/uploads/2023/06/vipusk_bak_002.jpg" text:style-name="Internet_20_link" text:visited-style-name="Visited_20_Internet_20_Link">
<draw:frame draw:style-name="fr1" draw:name="Image309" text:anchor-type="as-char" svg:width="6.9236in" svg:height="6.9236in" draw:z-index="0">
<draw:image xlink:href="../Images/AРМІЯINFORM/2023-06-17T96-00-00-04-00/vipusk_bak_002-150x150.jpg" xlink:type="simple" xlink:show="embed" xlink:actuate="onLoad" draw:mime-type="image/jpeg"/>
</draw:frame>
</text:a>
</text:p>
      <text:p text:style-name="P4">
<text:a xlink:type="simple" xlink:href="https://armyinform.com.ua/wp-content/uploads/2023/06/vipusk_bak_014.jpg" text:style-name="Internet_20_link" text:visited-style-name="Visited_20_Internet_20_Link">
<draw:frame draw:style-name="fr1" draw:name="Image310" text:anchor-type="as-char" svg:width="6.9236in" svg:height="6.9236in" draw:z-index="0">
<draw:image xlink:href="../Images/AРМІЯINFORM/2023-06-17T96-00-00-04-00/vipusk_bak_014-150x150.jpg" xlink:type="simple" xlink:show="embed" xlink:actuate="onLoad" draw:mime-type="image/jpeg"/>
</draw:frame>
</text:a>
</text:p>
      <text:p text:style-name="P4">
<text:a xlink:type="simple" xlink:href="https://armyinform.com.ua/wp-content/uploads/2023/06/vipusk_bak_016.jpg" text:style-name="Internet_20_link" text:visited-style-name="Visited_20_Internet_20_Link">
<draw:frame draw:style-name="fr1" draw:name="Image311" text:anchor-type="as-char" svg:width="6.9236in" svg:height="6.9236in" draw:z-index="0">
<draw:image xlink:href="../Images/AРМІЯINFORM/2023-06-17T96-00-00-04-00/vipusk_bak_016-150x150.jpg" xlink:type="simple" xlink:show="embed" xlink:actuate="onLoad" draw:mime-type="image/jpeg"/>
</draw:frame>
</text:a>
</text:p>
      <text:p text:style-name="P4">
<text:a xlink:type="simple" xlink:href="https://armyinform.com.ua/wp-content/uploads/2023/06/vipusk_bak_020.jpg" text:style-name="Internet_20_link" text:visited-style-name="Visited_20_Internet_20_Link">
<draw:frame draw:style-name="fr1" draw:name="Image312" text:anchor-type="as-char" svg:width="6.9236in" svg:height="6.9236in" draw:z-index="0">
<draw:image xlink:href="../Images/AРМІЯINFORM/2023-06-17T96-00-00-04-00/vipusk_bak_020-150x150.jpg" xlink:type="simple" xlink:show="embed" xlink:actuate="onLoad" draw:mime-type="image/jpeg"/>
</draw:frame>
</text:a>
</text:p>
      <text:p text:style-name="P4">
<text:a xlink:type="simple" xlink:href="https://armyinform.com.ua/wp-content/uploads/2023/06/vipusk_bak_021.jpg" text:style-name="Internet_20_link" text:visited-style-name="Visited_20_Internet_20_Link">
<draw:frame draw:style-name="fr1" draw:name="Image313" text:anchor-type="as-char" svg:width="6.9236in" svg:height="6.9236in" draw:z-index="0">
<draw:image xlink:href="../Images/AРМІЯINFORM/2023-06-17T96-00-00-04-00/vipusk_bak_021-150x150.jpg" xlink:type="simple" xlink:show="embed" xlink:actuate="onLoad" draw:mime-type="image/jpeg"/>
</draw:frame>
</text:a>
</text:p>
      <text:p text:style-name="P4">
<text:a xlink:type="simple" xlink:href="https://armyinform.com.ua/wp-content/uploads/2023/06/vipusk_bak_022.jpg" text:style-name="Internet_20_link" text:visited-style-name="Visited_20_Internet_20_Link">
<draw:frame draw:style-name="fr1" draw:name="Image314" text:anchor-type="as-char" svg:width="6.9236in" svg:height="6.9236in" draw:z-index="0">
<draw:image xlink:href="../Images/AРМІЯINFORM/2023-06-17T96-00-00-04-00/vipusk_bak_022-150x150.jpg" xlink:type="simple" xlink:show="embed" xlink:actuate="onLoad" draw:mime-type="image/jpeg"/>
</draw:frame>
</text:a>
</text:p>
      <text:p text:style-name="P4">
<text:a xlink:type="simple" xlink:href="https://armyinform.com.ua/wp-content/uploads/2023/06/vipusk_bak_024.jpg" text:style-name="Internet_20_link" text:visited-style-name="Visited_20_Internet_20_Link">
<draw:frame draw:style-name="fr1" draw:name="Image315" text:anchor-type="as-char" svg:width="6.9236in" svg:height="6.9236in" draw:z-index="0">
<draw:image xlink:href="../Images/AРМІЯINFORM/2023-06-17T96-00-00-04-00/vipusk_bak_024-150x150.jpg" xlink:type="simple" xlink:show="embed" xlink:actuate="onLoad" draw:mime-type="image/jpeg"/>
</draw:frame>
</text:a>
</text:p>
      <text:p text:style-name="P4">
<text:a xlink:type="simple" xlink:href="https://armyinform.com.ua/wp-content/uploads/2023/06/vipusk_bak_030.jpg" text:style-name="Internet_20_link" text:visited-style-name="Visited_20_Internet_20_Link">
<draw:frame draw:style-name="fr1" draw:name="Image316" text:anchor-type="as-char" svg:width="6.9236in" svg:height="6.9236in" draw:z-index="0">
<draw:image xlink:href="../Images/AРМІЯINFORM/2023-06-17T96-00-00-04-00/vipusk_bak_030-150x150.jpg" xlink:type="simple" xlink:show="embed" xlink:actuate="onLoad" draw:mime-type="image/jpeg"/>
</draw:frame>
</text:a>
_美国国家学院的新闻服务</text:p>
      <text:p text:style-name="P4">
News Source: <text:a xlink:type="simple" xlink:href="https://armyinform.com.ua/2023/06/17/u-naczionalnij-akademiyi-suhoputnyh-vijsk-vidbuvsya-vypusk-oficzeriv-2/" text:style-name="Internet_20_link" text:visited-style-name="Visited_20_Internet_20_Link">
https://armyinform.com.ua/2023/06/17/u-naczionalnij-akademiyi-suhoputnyh-vijsk-vidbuvsya-vypusk-oficzeriv-2/</text:a>
</text:p>
      <!--NEWS-->
      <text:h text:style-name="P10" text:outline-level="1">
<text:span text:style-name="T4">
Kherson附近的Dniep​​er的水位继续下降，现在为0.94 m</text:span>
</text:h>
      <text:p text:style-name="P4">
作者: ['АРМІЯINFORM']</text:p>
      <text:p text:style-name="P4">
时间: 2023-06-17T97:00:00-04:00</text:p>
      <text:p text:style-name="P4">
描述: pydtopolleniy被困在右 - 银行的人口（1ts。274Budinki）...与乌克兰2022年的战争，与乌克兰的最新新闻，今天与乌克兰的新闻战争，今天与乌克兰的新闻战争，今天与乌克兰的新闻战争，今天会有一场战争乌克兰和俄罗斯以及2022年与乌克兰的战争将在不久的将来与乌克兰战争，他们说，乌克兰的战争，今天的乌克兰新闻，乌克兰的新闻，乌克兰的乌克兰媒体新闻</text:p>
      <text:p text:style-name="P4">
图片: ['<text:a xlink:type="simple" xlink:href="https://armyinform.com.ua/wp-content/uploads/2023/06/riven-vody-herson.jpg" text:style-name="Internet_20_link" text:visited-style-name="Visited_20_Internet_20_Link">
riven-vody-herson.jpg</text:a>
']</text:p>
      <text:p text:style-name="P4">
标签: ['ЕКОЦИД', 'КАХОВСЬКА ГЕС', 'КАХОВСЬКА ГЕС/ШТАБ INFO', 'РІВЕНЬ ВОДИ', 'ХЕРСОН']</text:p>
      <text:p text:style-name="P4">
类别: News</text:p>
      <!--METADATA-->
      <text:p text:style-name="P4">
<draw:frame draw:style-name="fr1" draw:name="Image317" text:anchor-type="as-char" svg:width="6.9236in" svg:height="3.898635in" draw:z-index="0">
<draw:image xlink:href="../Images/AРМІЯINFORM/2023-06-17T97-00-00-04-00/riven-vody-herson.jpg" xlink:type="simple" xlink:show="embed" xlink:actuate="onLoad" draw:mime-type="image/jpeg"/>
</draw:frame>
来自glavnoe.in.ua的照片</text:p>
      <text:p text:style-name="P4">
六个定居点仍被洪水淹没(1,000274座房屋)DNIEPER的右岸和17个定居点位于左岸的临时和雇用地区。</text:p>
      <text:p text:style-name="P4">
在您的电报中关于它<text:a xlink:type="simple" xlink:href="https://t.me/shtab_kakhovska_hes/913" text:style-name="Internet_20_link" text:visited-style-name="Visited_20_Internet_20_Link">
报告</text:a>
俄罗斯恐怖分子消除了卡克霍夫斯卡雅人后果的总部官方信息渠道。</text:p>
      <text:p text:style-name="P4">
自从塞斯营救纳克赫森地区消除洪水后果的工作开始以来，已经抽出了超过1万吨的413座房屋和地下室。 公民是401吨水和超过360万公斤的公民。 必需食物。</text:p>
      <text:p text:style-name="P4">
News Source: <text:a xlink:type="simple" xlink:href="https://armyinform.com.ua/2023/06/17/riven-vody-u-dnipri-bilya-hersona-prodovzhuye-znyzhuvatysya-narazi-vin-znahodytsya-na-poznachczi-094-m/" text:style-name="Internet_20_link" text:visited-style-name="Visited_20_Internet_20_Link">
https://armyinform.com.ua/2023/06/17/riven-vody-u-dnipri-bilya-hersona-prodovzhuye-znyzhuvatysya-narazi-vin-znahodytsya-na-poznachczi-094-m/</text:a>
</text:p>
      <!--NEWS-->
      <text:h text:style-name="P10" text:outline-level="1">
<text:span text:style-name="T4">
占领者在赫尔森地区造成了空袭，有死亡和受伤</text:span>
</text:h>
      <text:p text:style-name="P4">
作者: ['АРМІЯINFORM']</text:p>
      <text:p text:style-name="P4">
时间: 2023-06-17T98:00:00-04:00</text:p>
      <text:p text:style-name="P4">
描述: 对于罗兹多沃（Rozdovo）的Kherson -Oblast检察官办公室的专有生物体，与乌克兰2022年的战争，与乌克兰与乌克兰的最新新闻，今天与乌克兰2022年的新闻战争，今天，乌克兰和俄罗斯之间的战争以及与乌克兰之间的战争，当他们说，乌克兰将在2022年，或者将会或将会或将是或不会，在不久的将来会与乌克兰发生战争，他们说，今天与乌克兰的战争，今天的乌克兰新闻，乌克兰媒体在俄罗斯的乌克兰新闻</text:p>
      <text:p text:style-name="P4">
图片: ['<text:a xlink:type="simple" xlink:href="https://armyinform.com.ua/wp-content/uploads/2023/06/zrujnovanyj-budynok.jpg" text:style-name="Internet_20_link" text:visited-style-name="Visited_20_Internet_20_Link">
zrujnovanyj-budynok.jpg</text:a>
']</text:p>
      <text:p text:style-name="P4">
标签: ['STOPRUSSIA', 'АВІАУДАРИ РФ', 'АГРЕСІЯ РФ', 'ВІЙНА', 'ВОЄННІ ЗЛОЧИНИ РФ', 'ВТОРГНЕННЯ РФ', 'ОФІС ГЕНЕРАЛЬНОГО ПРОКУРОРА']</text:p>
      <text:p text:style-name="P4">
类别: News</text:p>
      <!--METADATA-->
      <text:p text:style-name="P4">
<draw:frame draw:style-name="fr1" draw:name="Image318" text:anchor-type="as-char" svg:width="6.9236in" svg:height="5.696011in" draw:z-index="0">
<draw:image xlink:href="../Images/AРМІЯINFORM/2023-06-17T98-00-00-04-00/zrujnovanyj-budynok.jpg" xlink:type="simple" xlink:show="embed" xlink:actuate="onLoad" draw:mime-type="image/jpeg"/>
</draw:frame>
在赫尔森地区检察官办公室的程序领导下，随后对违反战争法律和习俗的调查进行了调查。(《乌克兰刑法》第438条的第2部分).</text:p>
      <text:p text:style-name="P4">
За даними слідства, російські військові обстріляли село у Каховському районі.</text:p>
      <text:p text:style-name="P4">
Про йдеться у<text:a xlink:type="simple" xlink:href="https://www.facebook.com/pgo.gov.ua/posts/pfbid02JdNjSPbinSWSeGmNpE8jJXUcTJPEVgbKSxGi1mXiE3NGDeuspeb9JqQHN9N7LLLRl" text:style-name="Internet_20_link" text:visited-style-name="Visited_20_Internet_20_Link">
повідомленні</text:a>
在Facebook上的正式检察官办公室页面上。</text:p>
      <text:p text:style-name="P4">
由于目击者的打击，当地居民与受伤的生活不相容。</text:p>
      <text:p text:style-name="P4">
三人也受伤，其中包括一个17岁的少年。</text:p>
      <text:p text:style-name="P4">
根据初步数据，俄罗斯军方袭击了被撞飞机的人口袭击。</text:p>
      <text:p text:style-name="P4">
正在采取优先措施来记录乌克兰 - 侵略者军队犯下的罪行。</text:p>
      <text:p text:style-name="P4">
News Source: <text:a xlink:type="simple" xlink:href="https://armyinform.com.ua/2023/06/17/okupanty-zavdaly-aviaudar-po-hersonshhyni-ye-zagyblyj-i-travmovani/" text:style-name="Internet_20_link" text:visited-style-name="Visited_20_Internet_20_Link">
https://armyinform.com.ua/2023/06/17/okupanty-zavdaly-aviaudar-po-hersonshhyni-ye-zagyblyj-i-travmovani/</text:a>
</text:p>
      <!--NEWS-->
      <text:h text:style-name="P10" text:outline-level="1">
<text:span text:style-name="T4">
短的。 战争。 第479天</text:span>
</text:h>
      <text:p text:style-name="P4">
作者: ['АРМІЯINFORM']</text:p>
      <text:p text:style-name="P4">
时间: 2023-06-17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ДЕОДАЙДЖЕСТ', 'ВІЙНА', 'ВТОРГНЕННЯ РФ', 'ГШ ЗСУ']</text:p>
      <text:p text:style-name="P4">
类别: News</text:p>
      <!--METADATA-->
      <text:p text:style-name="P4">
News Source: <text:a xlink:type="simple" xlink:href="https://armyinform.com.ua/2023/06/17/korotko-vijna-den-479/" text:style-name="Internet_20_link" text:visited-style-name="Visited_20_Internet_20_Link">
https://armyinform.com.ua/2023/06/17/korotko-vijna-den-479/</text:a>
</text:p>
      <!--NEWS-->
      <text:h text:style-name="P10" text:outline-level="1">
<text:span text:style-name="T4">
由于Kakhovskaya水电站 -  16人死亡，31人失踪</text:span>
</text:h>
      <text:p text:style-name="P4">
作者: Ukrinform (Person)</text:p>
      <text:p text:style-name="P4">
出版商: Укринформ (Organization)</text:p>
      <text:p text:style-name="P4">
出版时间: 2023-06-17T9:49:00+03:00</text:p>
      <text:p text:style-name="P4">
修改时间: 2023-06-17T21:49:00+03:00</text:p>
      <text:p text:style-name="P4">
描述: 由于爆炸了卡科夫斯卡亚水力发电站的爆炸，如今已知16人死亡，认为31人被认为失踪了。  - 乌克林。</text:p>
      <text:p text:style-name="P4">
图片: ['<text:a xlink:type="simple" xlink:href="https://static.ukrinform.com/photos/2023_06/thumb_files/630_360_1687027678-546.jpg" text:style-name="Internet_20_link" text:visited-style-name="Visited_20_Internet_20_Link">
630_360_16870...</text:a>
']</text:p>
      <text:p text:style-name="P4">
标签: ['Загибель', 'Зниклі безвісти', 'Каховська ГЕС', 'Війна з Росією']</text:p>
      <text:p text:style-name="P4">
类型: Article</text:p>
      <!--METADATA-->
      <text:p text:style-name="P4">
<draw:frame draw:style-name="fr1" draw:name="Image319" text:anchor-type="as-char" svg:width="6.9236in" svg:height="3.956343in" draw:z-index="0">
<draw:image xlink:href="../Images/yкринформ/2023-06-17T9-49-00-03-00/630_360_1687027678-546.jpg" xlink:type="simple" xlink:show="embed" xlink:actuate="onLoad" draw:mime-type="image/jpeg"/>
</draw:frame>
由于kakhovka水力发电站的康复，如今已知16人死亡，被认为缺失了31人。</text:p>
      <text:p text:style-name="P4">
这是在电报中报告的<text:a xlink:type="simple" xlink:href="https://t.me/mvs_ukraine/26517" text:style-name="Internet_20_link" text:visited-style-name="Visited_20_Internet_20_Link">
内政部的新闻服务</text:a>
，报道乌克林福姆。</text:p>
      <text:p text:style-name="P4">
“消除勘探后果的第12天的结果(https://www.ukrinform.ua/tag-zagibel)16人：14-在赫尔森地区2-在Mykolaiv地区。 失踪人员被认为是31，”  - 证词读。</text:p>
      <text:p text:style-name="P4">
根据内部事务部的说法，仍有1300栋房屋被淹没，其中包括霍森地区的1274个Scentricia和Mykolaiv的26个。</text:p>
      <text:p text:style-name="P4">
3614人被撤离被洪水淹没的领土，其中474名儿童和80名小型移动公民被撤离。</text:p>
      <text:p text:style-name="P4">
警方已接受了4,800多名财产损失的申请。 检查了135,000套公寓和房屋。</text:p>
      <text:p text:style-name="P4">
消除灾难的工作正在进行中。</text:p>
      <text:p text:style-name="P4">
<text:span text:style-name="T4">
另请阅读：</text:span>
 <text:a xlink:type="simple" xlink:href="https://www.ukrinform.ua/rubric-ato/3724222-na-kahovskij-ges-mogli-pidirvati-pidvodnij-prohid-rozsliduvanna-nyt.html" text:style-name="Internet_20_link" text:visited-style-name="Visited_20_Internet_20_Link">
在Kakhovskaya HPP上可能破坏水下通道-Intedigation NYT</text:a>
如[Ukrinform]报道(https://www.ukrinform.ua/rubric-other_news/3723441-pidriv-rosianami-kahovskoi-ges-usi-novini.html)，晚上，6月6日，俄罗斯军队炸毁了卡科夫卡水力发电厂的大坝，导致规模。 赫尔森地区的许多定居点都在水下。而且，洪水受伤的米科洛伊地区地区受伤。</text:p>
      <text:p text:style-name="P4">
截至6月12日，由于爆炸了卡科娃(Kakhovka Hydreelectro)的指导，被认为缺失了42人，其中有7个孩子，有10人因死亡10人而闻名。</text:p>
      <text:p text:style-name="P4">
_foto：乌克兰内政部</text:p>
      <text:p text:style-name="P4">
News Source: <text:a xlink:type="simple" xlink:href="https://www.ukrinform.ua/rubric-regions/3724299-unaslidok-pidrivu-kahovskoi-ges-16-zagiblih-31-osoba-znikla-bezvisti.html" text:style-name="Internet_20_link" text:visited-style-name="Visited_20_Internet_20_Link">
https://www.ukrinform.ua/rubric-regions/3724299-unaslidok-pidrivu-kahovskoi-ges-16-zagiblih-31-osoba-znikla-bezvisti.html</text:a>
</text:p>
      <!--NEWS-->
      <text:h text:style-name="P10" text:outline-level="1">
<text:span text:style-name="T4">
法国西部的地震：受损的房屋，学校和教堂</text:span>
</text:h>
      <text:p text:style-name="P4">
作者: Ukrinform (Person)</text:p>
      <text:p text:style-name="P4">
出版商: Укринформ (Organization)</text:p>
      <text:p text:style-name="P4">
出版时间: 2023-06-18T00:17:00+03:00</text:p>
      <text:p text:style-name="P4">
修改时间: 2023-06-18T00:17:00+03:00</text:p>
      <text:p text:style-name="P4">
描述: 在法国西部，6月17日，发生了从5.2到5.8的地震。 结果，房屋受伤，有受伤的人。  - 乌克林。</text:p>
      <text:p text:style-name="P4">
图片: ['<text:a xlink:type="simple" xlink:href="https://static.ukrinform.com/photos/2023_02/thumb_files/630_360_1675857416-430.jpg" text:style-name="Internet_20_link" text:visited-style-name="Visited_20_Internet_20_Link">
630_360_16758...</text:a>
']</text:p>
      <text:p text:style-name="P4">
标签: None</text:p>
      <text:p text:style-name="P4">
类型: Article</text:p>
      <!--METADATA-->
      <text:p text:style-name="P4">
<draw:frame draw:style-name="fr1" draw:name="Image320" text:anchor-type="as-char" svg:width="6.9236in" svg:height="3.949857in" draw:z-index="0">
<draw:image xlink:href="../Images/yкринформ/2023-06-18T00-17-00-03-00/630_360_1675857416-430.jpg" xlink:type="simple" xlink:show="embed" xlink:actuate="onLoad" draw:mime-type="image/jpeg"/>
</draw:frame>
在西方，6月17日，地震从5.2到5.8发生。 结果，房屋已经受伤了。</text:p>
      <text:p text:style-name="P4">
这是乌克林福姆报告的<text:a xlink:type="simple" xlink:href="https://www.bbc.com/news/world-europe-65940654" text:style-name="Internet_20_link" text:visited-style-name="Visited_20_Internet_20_Link">
BBC</text:a>
。</text:p>
      <text:p text:style-name="P4">
从西北到波尔多西部的雷恩市感觉到了冲击。</text:p>
      <text:p text:style-name="P4">
由于地震，房屋，学校和教堂遭到破坏，数百人被宣布不适合生活。 在塞瓦尔市，还知道两名受伤的人。</text:p>
      <text:p text:style-name="P4">
<text:span text:style-name="T4">
另请阅读：</text:span>
 <text:span text:style-name="T4">
 <text:a xlink:type="simple" xlink:href="https://www.ukrinform.ua/rubric-world/3724070-u-francii-vperse-za-cotiri-roki-stavsa-potuznij-zemletrus.html" text:style-name="Internet_20_link" text:visited-style-name="Visited_20_Internet_20_Link">
四年来第一次在法国，有一个强大的兰德曼</text:a>
</text:span>
</text:p>
      <text:p text:style-name="P4">
特别伤害了波尔多以北的P​​rimorsky Charranti地区。 图书馆撤离了约170人。 当地官员说，大多数房屋在市中心受伤。</text:p>
      <text:p text:style-name="Quotations">

<text:p text:style-name="P4">
在法国发生的地震，大小为5.8，许多建筑物&gt;
在Charente-Maritime地区受到损害，1人有1人受伤，其力量为预防措施，地震也感觉到了Rennes的城市，Bordeaux，Bordeaux的城市<text:a xlink:type="simple" xlink:href="https://t.co/tjUWTgAWcK" text:style-name="Internet_20_link" text:visited-style-name="Visited_20_Internet_20_Link">
&gt;
 pic.twitter.com/tjuwtgawck</text:a>
&gt;
&gt;
  - 尼科(@nico00503)<text:a xlink:type="simple" xlink:href="https://twitter.com/Nico00503/status/1670143361896833028" text:style-name="Internet_20_link" text:visited-style-name="Visited_20_Internet_20_Link">
2023年6月17日&gt;
</text:a>
<text:span text:style-name="T4">
另请阅读：</text:span>
 <text:span text:style-name="T4">
 <text:a xlink:type="simple" xlink:href="https://www.ukrinform.ua/rubric-world/3724207-na-zahodi-francii-vidculi-silnij-postovh-pisla-zemletrusu.html" text:style-name="Internet_20_link" text:visited-style-name="Visited_20_Internet_20_Link">
在法国西部，感觉很强烈地冲动 - 土地</text:a>
</text:span>
</text:p>

</text:p>
      <text:p text:style-name="P4">
法国总理伊丽莎白·伯恩(Elizabeth Bourne)称地震为“不寻常”，并与他带来灾难的人表示声援。 内部部长杰拉尔德·达曼宁(Gerald Darmanin)表示，政府将发起加速程序，以重视建筑物的结构性损害。</text:p>
      <text:p text:style-name="P4">
如_ <text:span text:style-name="T4">
 <text:a xlink:type="simple" xlink:href="https://www.ukrinform.ua/rubric-world/3724070-u-francii-vperse-za-cotiri-roki-stavsa-potuznij-zemletrus.html" text:style-name="Internet_20_link" text:visited-style-name="Visited_20_Internet_20_Link">
报告</text:a>
</text:span>
 _，6月16日晚上在法国的大多数人以及在Matelytsyzhzh中发生了地震。 它的力量在里希特量表上达到5.3分。地震导致一个人受伤。</text:p>
      <text:p text:style-name="P4">
据报道，它损坏了De-Sevre部西南部地区的建筑物。</text:p>
      <text:p text:style-name="P4">
<text:span text:style-name="T4">
 <text:a xlink:type="simple" xlink:href="https://www.ukrinform.ua/tag-zemletrus" text:style-name="Internet_20_link" text:visited-style-name="Visited_20_Internet_20_Link">
地震</text:a>
</text:span>
大小是法国的稀有程度，后者在2019年的《东南德罗马报告》中记录。</text:p>
      <text:p text:style-name="P4">
News Source: <text:a xlink:type="simple" xlink:href="https://www.ukrinform.ua/rubric-world/3724315-zemletrus-na-zahodi-francii-poskodzeni-budinki-skoli-ta-cerkvi.html" text:style-name="Internet_20_link" text:visited-style-name="Visited_20_Internet_20_Link">
https://www.ukrinform.ua/rubric-world/3724315-zemletrus-na-zahodi-francii-poskodzeni-budinki-skoli-ta-cerkvi.html</text:a>
</text:p>
      <!--NEWS-->
      <text:h text:style-name="P10" text:outline-level="1">
<text:span text:style-name="T4">
斯特恩（Stern）的德国版否认俄罗斯联邦（Budanov）的宣传是假的</text:span>
</text:h>
      <text:p text:style-name="P4">
作者: Ukrinform (Person)</text:p>
      <text:p text:style-name="P4">
出版商: Укринформ (Organization)</text:p>
      <text:p text:style-name="P4">
出版时间: 2023-06-18T00:35:00+03:00</text:p>
      <text:p text:style-name="P4">
修改时间: 2023-06-18T00:35:00+03:00</text:p>
      <text:p text:style-name="P4">
描述: 德国版斯特恩（Stern）驱散了另一本俄罗斯宣传小说，该小说是备受尊敬的媒体的信息。  - 乌克林。</text:p>
      <text:p text:style-name="P4">
图片: ['<text:a xlink:type="simple" xlink:href="https://static.ukrinform.com/photos/2022_12/thumb_files/630_360_1672044684-132.png" text:style-name="Internet_20_link" text:visited-style-name="Visited_20_Internet_20_Link">
630_360_16720...</text:a>
']</text:p>
      <text:p text:style-name="P4">
标签: ['Фейк', 'Німеччина', 'Пропаганда', 'ЗМІ', 'Дезінформація', 'Буданов', 'Війна з Росією']</text:p>
      <text:p text:style-name="P4">
类型: Article</text:p>
      <!--METADATA-->
      <text:p text:style-name="P4">
<draw:frame draw:style-name="fr1" draw:name="Image321" text:anchor-type="as-char" svg:width="6.9236in" svg:height="3.956343in" draw:z-index="0">
<draw:image xlink:href="../Images/yкринформ/2023-06-18T00-35-00-03-00/630_360_1672044684-132.png" xlink:type="simple" xlink:show="embed" xlink:actuate="onLoad" draw:mime-type="image/png"/>
</draw:frame>
斯特恩(Stern)的德国版本消除了另一项俄罗斯宣传小说，该虚构是来自受人尊敬的媒体的信息。</text:p>
      <text:p text:style-name="P4">
驳斥<text:a xlink:type="simple" xlink:href="https://www.stern.de/politik/ausland/russische-propaganda-erfindet-stern-meldung-ueber-verletzten-ukrainischen-geheimdienstchef-33568256.html" text:style-name="Internet_20_link" text:visited-style-name="Visited_20_Internet_20_Link">
本人放置杂志</text:a>
，报道乌克林福姆。</text:p>
      <text:p text:style-name="P4">
“俄罗斯宣传者提到斯特恩声称乌克兰特殊服务部负责人在柏林一家医院的昏迷中。 但已通知。”文章写道。</text:p>
      <text:p text:style-name="P4">
它指出，最著名的宣传主义者普京的电报频道Volodymyraslovyov的130万读者可能是一个快乐的星期六早上，阅读了以下文章：“ Budanov在德国新闻记者的昏迷状态下。”</text:p>
      <text:p text:style-name="P4">
<text:span text:style-name="T4">
另请阅读：</text:span>
 <text:span text:style-name="T4">
 <text:a xlink:type="simple" xlink:href="https://www.ukrinform.ua/rubric-factcheck/3720503-rosfejk-u-kievi-vid-raketnogo-udaru-zaginuv-agent-cru.html" text:style-name="Internet_20_link" text:visited-style-name="Visited_20_Internet_20_Link">
Rosfeyk：在导弹中风的基辅中，“死”代理商</text:a>
</text:span>
</text:p>
      <text:p text:style-name="P4">
索洛维约夫(Solovyov)声称，他们说，严厉的记者是由布达马诺夫(Budanov)住院的诊所室内匿名交谈的，他们说乌克兰特殊服务部负责人是脑部创伤性脑损伤，对健康健康的预后。</text:p>
      <text:p text:style-name="P4">
该杂志说：“斯特恩没有发表任何这样的信息。”</text:p>
      <text:p text:style-name="P4">
<text:span text:style-name="T4">
另请阅读：</text:span>
 <text:span text:style-name="T4">
 <text:a xlink:type="simple" xlink:href="https://www.ukrinform.ua/rubric-factcheck/3722404-rosfejk-gur-aktivno-sukae-formu-rosijskogo-zrazka-dla-provokacij-na-belgorodsini.html" text:style-name="Internet_20_link" text:visited-style-name="Visited_20_Internet_20_Link">
Rosfeyk：Gur正在积极寻找Belgorod地区挑衅的俄罗斯样本的形式</text:a>
</text:span>
</text:p>
      <text:p text:style-name="P4">
参考德语版本也可以在周六的其他流行的俄罗斯电报频道，甚至是一些外语 - 甚至在德语中，就像意大利假信息代理“ Nova News”一样。</text:p>
      <text:p text:style-name="P4">
关于情报布达诺夫主管的最后一篇文章是由今年的杂志发表的。</text:p>
      <text:p text:style-name="P4">
“因此，历史无非是一个假货，另一个骗局，它是由俄罗斯宣传家开发的……这是俄罗斯原始方法与信息机构结合使用的另一个证明。 该计划在战争当天进行并重复。”报纸说。显然，计算是读者不太可能检查主要来源。 显然，俄罗斯人的反驳不知道。</text:p>
      <text:p text:style-name="P4">
显然，假新闻是俄罗斯伟大的<text:span text:style-name="T4">
 [错误信息]的一部分(https://www.ukrinform.ua/tag-dezinformacia)</text:span>
针对布达诺瓦的园区：RIA新闻的国家信息局报告说，根据德国杂志上的文章，它在第29天对基夫的俄罗斯导弹炮击中受到了严重伤害。</text:p>
      <text:p text:style-name="P4">
<text:span text:style-name="T4">
另请阅读：</text:span>
 <text:span text:style-name="T4">
 <text:a xlink:type="simple" xlink:href="https://www.ukrinform.ua/rubric-world/3722524-u-francii-vikrili-masstabnu-fejkkampaniu-rosii-v-interneti.html" text:style-name="Internet_20_link" text:visited-style-name="Visited_20_Internet_20_Link">
在法国揭露了俄罗斯Winternette的大规模假运动</text:a>
</text:span>
</text:p>
      <text:p text:style-name="P4">
早些时候，RIA还报告说，乌克兰故事指挥官 - 酋长Valery Zaluzhny可能严重受伤。</text:p>
      <text:p text:style-name="P4">
乌克兰一方驳斥了这一信息。 沃迪米尔·泽伦斯基(Volodymyr Zelensky)总统在周五发表演讲，说扎卢兹尼(Zaluzhny)和布达塔诺夫(Budanov)在军事领导会议上休会。</text:p>
      <text:p text:style-name="P4">
News Source: <text:a xlink:type="simple" xlink:href="https://www.ukrinform.ua/rubric-ato/3724316-nimecke-vidanna-stern-sprostuvalo-propagandistskij-fejk-rf-sodo-poranenna-budanova.html" text:style-name="Internet_20_link" text:visited-style-name="Visited_20_Internet_20_Link">
https://www.ukrinform.ua/rubric-ato/3724316-nimecke-vidanna-stern-sprostuvalo-propagandistskij-fejk-rf-sodo-poranenna-budanova.html</text:a>
</text:p>
      <!--NEWS-->
      <text:h text:style-name="P10" text:outline-level="1">
<text:span text:style-name="T4">
在塔夫里斯克（Tavriysk）的方向上，后卫捕获了四个BMP-2，装甲人员载体和ROM敌方雪松</text:span>
</text:h>
      <text:p text:style-name="P4">
作者: ['АРМІЯINFORM']</text:p>
      <text:p text:style-name="P4">
时间: 2023-06-18T98:00:00-04:00</text:p>
      <text:p text:style-name="P4">
描述: 塔夫里斯基国防部的塔夫里希国防军招募者的话……与乌克兰2022年的战争，与乌克兰与乌克兰的最新消息，今天与乌克兰的新闻战争，乌克兰2022年最后一次，乌克兰和俄罗斯之间将发生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valerij-shershen-1.jpg" text:style-name="Internet_20_link" text:visited-style-name="Visited_20_Internet_20_Link">
valerij-shershen-1.jpg</text:a>
']</text:p>
      <text:p text:style-name="P4">
标签: ['ТАВРІЙСЬКИЙ НАПРЯМОК']</text:p>
      <text:p text:style-name="P4">
类别: News</text:p>
      <!--METADATA-->
      <text:p text:style-name="P4">
<draw:frame draw:style-name="fr1" draw:name="Image322" text:anchor-type="as-char" svg:width="6.9236in" svg:height="4.61393in" draw:z-index="0">
<draw:image xlink:href="../Images/AРМІЯINFORM/2023-06-18T98-00-00-04-00/valerij-shershen-1.jpg" xlink:type="simple" xlink:show="embed" xlink:actuate="onLoad" draw:mime-type="image/jpeg"/>
</draw:frame>
Valery Shershn</text:p>
      <text:p text:style-name="P4">
据塔夫里斯基(Tavriysky)联合出版社国防军中心发言人，史舍(Shershne)的目录，这是与俄罗斯在陶氏(Tauridian)方向对抗的最热门点，仍然是Marinka地区，有很多战斗冲突。 他在以太[电视马拉松]中报道了这一点(https://www.youtube.com/watch?v=WY8sDvZdWEA)“ unin”。</text:p>
      <text:p text:style-name="P4">
在评估责任领域正面的情况时，该官员强调，吉奇继续罢工，对定居点进行大炮炮击，并在Avdiivka地区进行了不成功的进攻行动。</text:p>
      <ul>
        <li>
总的来说，我们的士兵在塔夫里亚(Tavriya)的方向上有很多工作。 Melitopol，Berdyansk和Mariupol的Uiron敌人的行动以积极的辩护为标志。 此外，采取反攻击行动，乌克兰捍卫者能够捕获四个敌人的BMP-2，装甲的人员承运人以及维修和撤离机器-Saveave Valery Shershen。</li>
      </ul>
      <text:p text:style-name="P4">
News Source: <text:a xlink:type="simple" xlink:href="https://armyinform.com.ua/2023/06/18/na-tavrijskomu-napryamku-syly-oborony-ukrayiny-zahopyly-chotyry-bmp-2-bronetransporter-ta-rem-voroga-valerij-shershen/" text:style-name="Internet_20_link" text:visited-style-name="Visited_20_Internet_20_Link">
https://armyinform.com.ua/2023/06/18/na-tavrijskomu-napryamku-syly-oborony-ukrayiny-zahopyly-chotyry-bmp-2-bronetransporter-ta-rem-voroga-valerij-shershen/</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